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0.8811in"/>
    </style:style>
    <style:style style:name="co3" style:family="table-column">
      <style:table-column-properties fo:break-before="auto" style:column-width="3.5618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1.2874in"/>
    </style:style>
    <style:style style:name="co7" style:family="table-column">
      <style:table-column-properties fo:break-before="auto" style:column-width="0.9839in"/>
    </style:style>
    <style:style style:name="co8" style:family="table-column">
      <style:table-column-properties fo:break-before="auto" style:column-width="1.1382in"/>
    </style:style>
    <style:style style:name="co9" style:family="table-column">
      <style:table-column-properties fo:break-before="auto" style:column-width="1.7457in"/>
    </style:style>
    <style:style style:name="co10" style:family="table-column">
      <style:table-column-properties fo:break-before="auto" style:column-width="1.611in"/>
    </style:style>
    <style:style style:name="co11" style:family="table-column">
      <style:table-column-properties fo:break-before="auto" style:column-width="1.5429in"/>
    </style:style>
    <style:style style:name="co12" style:family="table-column">
      <style:table-column-properties fo:break-before="auto" style:column-width="1.6016in"/>
    </style:style>
    <style:style style:name="co13" style:family="table-column">
      <style:table-column-properties fo:break-before="auto" style:column-width="1.4465in"/>
    </style:style>
    <style:style style:name="co14" style:family="table-column">
      <style:table-column-properties fo:break-before="auto" style:column-width="1.6689in"/>
    </style:style>
    <style:style style:name="co15" style:family="table-column">
      <style:table-column-properties fo:break-before="auto" style:column-width="1.698in"/>
    </style:style>
    <style:style style:name="co16" style:family="table-column">
      <style:table-column-properties fo:break-before="auto" style:column-width="1.4953in"/>
    </style:style>
    <style:style style:name="co17" style:family="table-column">
      <style:table-column-properties fo:break-before="auto" style:column-width="1.3311in"/>
    </style:style>
    <style:style style:name="co18" style:family="table-column">
      <style:table-column-properties fo:break-before="auto" style:column-width="1.6882in"/>
    </style:style>
    <style:style style:name="co19" style:family="table-column">
      <style:table-column-properties fo:break-before="auto" style:column-width="1.8043in"/>
    </style:style>
    <style:style style:name="co20" style:family="table-column">
      <style:table-column-properties fo:break-before="auto" style:column-width="2.4693in"/>
    </style:style>
    <style:style style:name="co21" style:family="table-column">
      <style:table-column-properties fo:break-before="auto" style:column-width="2.1799in"/>
    </style:style>
    <style:style style:name="co22" style:family="table-column">
      <style:table-column-properties fo:break-before="auto" style:column-width="1.6201in"/>
    </style:style>
    <style:style style:name="co23" style:family="table-column">
      <style:table-column-properties fo:break-before="auto" style:column-width="1.3217in"/>
    </style:style>
    <style:style style:name="co24" style:family="table-column">
      <style:table-column-properties fo:break-before="auto" style:column-width="1.7165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307in" fo:break-before="auto" style:use-optimal-row-height="true"/>
    </style:style>
    <style:style style:name="ro6" style:family="table-row">
      <style:table-row-properties style:row-height="1.389in" fo:break-before="auto" style:use-optimal-row-height="true"/>
    </style:style>
    <style:style style:name="ro7" style:family="table-row">
      <style:table-row-properties style:row-height="1.6382in" fo:break-before="auto" style:use-optimal-row-height="true"/>
    </style:style>
    <style:style style:name="ro8" style:family="table-row">
      <style:table-row-properties style:row-height="1.7634in" fo:break-before="auto" style:use-optimal-row-height="true"/>
    </style:style>
    <style:style style:name="ro9" style:family="table-row">
      <style:table-row-properties style:row-height="2.3874in" fo:break-before="auto" style:use-optimal-row-height="true"/>
    </style:style>
    <style:style style:name="ro10" style:family="table-row">
      <style:table-row-properties style:row-height="2.0126in" fo:break-before="auto" style:use-optimal-row-height="true"/>
    </style:style>
    <style:style style:name="ro11" style:family="table-row">
      <style:table-row-properties style:row-height="2.6445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2.2626in" fo:break-before="auto" style:use-optimal-row-height="true"/>
    </style:style>
    <style:style style:name="ro14" style:family="table-row">
      <style:table-row-properties style:row-height="2.1374in" fo:break-before="auto" style:use-optimal-row-height="true"/>
    </style:style>
    <style:style style:name="ro15" style:family="table-row">
      <style:table-row-properties style:row-height="2.5201in" fo:break-before="auto" style:use-optimal-row-height="true"/>
    </style:style>
    <style:style style:name="ro16" style:family="table-row">
      <style:table-row-properties style:row-height="1.8882in" fo:break-before="auto" style:use-optimal-row-height="true"/>
    </style:style>
    <style:style style:name="ro17" style:family="table-row">
      <style:table-row-properties style:row-height="1.0138in" fo:break-before="auto" style:use-optimal-row-height="true"/>
    </style:style>
    <style:style style:name="ro18" style:family="table-row">
      <style:table-row-properties style:row-height="2.7693in" fo:break-before="auto" style:use-optimal-row-height="true"/>
    </style:style>
    <style:style style:name="ro19" style:family="table-row">
      <style:table-row-properties style:row-height="3.0193in" fo:break-before="auto" style:use-optimal-row-height="true"/>
    </style:style>
    <style:style style:name="ro20" style:family="table-row">
      <style:table-row-properties style:row-height="4.0181in" fo:break-before="auto" style:use-optimal-row-height="true"/>
    </style:style>
    <style:style style:name="ro21" style:family="table-row">
      <style:table-row-properties style:row-height="3.1445in" fo:break-before="auto" style:use-optimal-row-height="true"/>
    </style:style>
    <style:style style:name="ro22" style:family="table-row">
      <style:table-row-properties style:row-height="3.2689in" fo:break-before="auto" style:use-optimal-row-height="true"/>
    </style:style>
    <style:style style:name="ro23" style:family="table-row">
      <style:table-row-properties style:row-height="2.8945in" fo:break-before="auto" style:use-optimal-row-height="true"/>
    </style:style>
    <style:style style:name="ro24" style:family="table-row">
      <style:table-row-properties style:row-height="3.3937in" fo:break-before="auto" style:use-optimal-row-height="true"/>
    </style:style>
    <style:style style:name="ro25" style:family="table-row">
      <style:table-row-properties style:row-height="3.5189in" fo:break-before="auto" style:use-optimal-row-height="true"/>
    </style:style>
    <style:style style:name="ro26" style:family="table-row">
      <style:table-row-properties style:row-height="4.1429in" fo:break-before="auto" style:use-optimal-row-height="true"/>
    </style:style>
    <style:style style:name="ro27" style:family="table-row">
      <style:table-row-properties style:row-height="3.7681in" fo:break-before="auto" style:use-optimal-row-height="true"/>
    </style:style>
    <style:style style:name="ro28" style:family="table-row">
      <style:table-row-properties style:row-height="4.3925in" fo:break-before="auto" style:use-optimal-row-height="true"/>
    </style:style>
    <style:style style:name="ro29" style:family="table-row">
      <style:table-row-properties style:row-height="3.6437in" fo:break-before="auto" style:use-optimal-row-height="true"/>
    </style:style>
    <style:style style:name="ro30" style:family="table-row">
      <style:table-row-properties style:row-height="3.8929in" fo:break-before="auto" style:use-optimal-row-height="true"/>
    </style:style>
    <style:style style:name="ro31" style:family="table-row">
      <style:table-row-properties style:row-height="4.2681in" fo:break-before="auto" style:use-optimal-row-height="true"/>
    </style:style>
    <style:style style:name="ro32" style:family="table-row">
      <style:table-row-properties style:row-height="4.7673in" fo:break-before="auto" style:use-optimal-row-height="true"/>
    </style:style>
    <style:style style:name="ro33" style:family="table-row">
      <style:table-row-properties style:row-height="4.5173in" fo:break-before="auto" style:use-optimal-row-height="true"/>
    </style:style>
    <style:style style:name="ro34" style:family="table-row">
      <style:table-row-properties style:row-height="4.8917in" fo:break-before="auto" style:use-optimal-row-height="true"/>
    </style:style>
    <style:style style:name="ro35" style:family="table-row">
      <style:table-row-properties style:row-height="0.2189in" fo:break-before="auto" style:use-optimal-row-height="true"/>
    </style:style>
    <style:style style:name="ro36" style:family="table-row">
      <style:table-row-properties style:row-height="0.3583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0.7646in" fo:break-before="auto" style:use-optimal-row-height="true"/>
    </style:style>
    <style:style style:name="ro39" style:family="table-row">
      <style:table-row-properties style:row-height="1.139in" fo:break-before="auto" style:use-optimal-row-height="true"/>
    </style:style>
    <style:style style:name="ro40" style:family="table-row">
      <style:table-row-properties style:row-height="0.889in" fo:break-before="auto" style:use-optimal-row-height="true"/>
    </style:style>
    <style:style style:name="ta1" style:family="table" style:master-page-name="PageStyle_5f_temp_5f_sheet">
      <style:table-properties table:display="true" style:writing-mode="lr-tb"/>
    </style:style>
    <style:style style:name="ta2" style:family="table" style:master-page-name="PageStyle_5f_Fundamentals">
      <style:table-properties table:display="true" style:writing-mode="lr-tb" table:tab-color="#5b0f00"/>
    </style:style>
    <style:style style:name="ta3" style:family="table" style:master-page-name="PageStyle_5f_Skin">
      <style:table-properties table:display="true" style:writing-mode="lr-tb" table:tab-color="#ffff00"/>
    </style:style>
    <style:style style:name="ta4" style:family="table" style:master-page-name="PageStyle_5f_MSK">
      <style:table-properties table:display="true" style:writing-mode="lr-tb" table:tab-color="#9900ff"/>
    </style:style>
    <style:style style:name="ta5" style:family="table" style:master-page-name="PageStyle_5f_Neuro">
      <style:table-properties table:display="true" style:writing-mode="lr-tb" table:tab-color="#0000ff"/>
    </style:style>
    <style:style style:name="ta6" style:family="table" style:master-page-name="PageStyle_5f_Cardio">
      <style:table-properties table:display="true" style:writing-mode="lr-tb" table:tab-color="#ff0000"/>
    </style:style>
    <style:style style:name="ta7" style:family="table" style:master-page-name="PageStyle_5f_Resp">
      <style:table-properties table:display="true" style:writing-mode="lr-tb" table:tab-color="#4a86e8"/>
    </style:style>
    <style:style style:name="ta8" style:family="table" style:master-page-name="PageStyle_5f_Renal">
      <style:table-properties table:display="true" style:writing-mode="lr-tb" table:tab-color="#ff9900"/>
    </style:style>
    <style:style style:name="ta9" style:family="table" style:master-page-name="PageStyle_5f_EndoRepro">
      <style:table-properties table:display="true" style:writing-mode="lr-tb" table:tab-color="#ff00ff"/>
    </style:style>
    <style:style style:name="ta10" style:family="table" style:master-page-name="PageStyle_5f_Heme">
      <style:table-properties table:display="true" style:writing-mode="lr-tb" table:tab-color="#980000"/>
    </style:style>
    <style:style style:name="ta11" style:family="table" style:master-page-name="PageStyle_5f_GI">
      <style:table-properties table:display="true" style:writing-mode="lr-tb" table: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_sheet" table:style-name="ta1">
        <office:forms form:automatic-focus="false" form:apply-design-mode="false"/>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1013" table:default-cell-style-name="Default"/>
        <table:table-row table:style-name="ro1">
          <table:table-cell table:style-name="ce1" office:value-type="string" calcext:value-type="string">
            <text:p>Condition</text:p>
          </table:table-cell>
          <table:table-cell table:style-name="ce1" office:value-type="string" calcext:value-type="string">
            <text:p>USMLE Classic Presentation</text:p>
          </table:table-cell>
          <table:table-cell table:style-name="ce1" office:value-type="string" calcext:value-type="string">
            <text:p>Pathophysiology</text:p>
          </table:table-cell>
          <table:table-cell table:style-name="ce1" office:value-type="string" calcext:value-type="string">
            <text:p>Epidemiology</text:p>
          </table:table-cell>
          <table:table-cell table:style-name="ce1" office:value-type="string" calcext:value-type="string">
            <text:p>Salient Signs and Symptoms</text:p>
          </table:table-cell>
          <table:table-cell table:style-name="ce1" office:value-type="string" calcext:value-type="string">
            <text:p>Time Course</text:p>
          </table:table-cell>
          <table:table-cell table:style-name="ce1" office:value-type="string" calcext:value-type="string">
            <text:p>Differential</text:p>
          </table:table-cell>
          <table:table-cell table:style-name="ce1" office:value-type="string" calcext:value-type="string">
            <text:p>Diagnostics</text:p>
          </table:table-cell>
          <table:table-cell table:style-name="ce1" office:value-type="string" calcext:value-type="string">
            <text:p>Treatment</text:p>
          </table:table-cell>
          <table:table-cell table:style-name="ce1" office:value-type="string" calcext:value-type="string">
            <text:p>Never Miss</text:p>
          </table:table-cell>
          <table:table-cell table:style-name="ce1" office:value-type="string" calcext:value-type="string">
            <text:p>More Info</text:p>
          </table:table-cell>
          <table:table-cell table:number-columns-repeated="1013"/>
        </table:table-row>
        <table:table-row table:style-name="ro2" table:number-rows-repeated="3">
          <table:table-cell table:number-columns-repeated="1024"/>
        </table:table-row>
        <table:table-row table:style-name="ro1" table:number-rows-repeated="89">
          <table:table-cell table:style-name="ce1" table:number-columns-repeated="10"/>
          <table:table-cell table:number-columns-repeated="1014"/>
        </table:table-row>
        <table:table-row table:style-name="ro1" table:number-rows-repeated="3">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37">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41">
          <table:table-cell table:style-name="ce1"/>
          <table:table-cell table:number-columns-repeated="1023"/>
        </table:table-row>
        <table:table-row table:style-name="ro3" table:number-rows-repeated="1048347">
          <table:table-cell table:number-columns-repeated="1024"/>
        </table:table-row>
        <table:table-row table:style-name="ro4" table:number-rows-repeated="22">
          <table:table-cell table:number-columns-repeated="1024"/>
        </table:table-row>
        <table:table-row table:style-name="ro4">
          <table:table-cell table:number-columns-repeated="1024"/>
        </table:table-row>
      </table:table>
      <table:table table:name="Fundamentals" table:style-name="ta2">
        <office:forms form:automatic-focus="false" form:apply-design-mode="false"/>
        <table:table-column table:style-name="co5" table:default-cell-style-name="Default"/>
        <table:table-column table:style-name="co1" table:number-columns-repeated="1023"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6" table:number-columns-repeated="16"/>
          <table:table-cell table:number-columns-repeated="998"/>
        </table:table-row>
        <table:table-row table:style-name="ro1">
          <table:table-cell table:style-name="ce4" office:value-type="string" calcext:value-type="string">
            <text:p>Factor V Leiden</text:p>
          </table:table-cell>
          <table:table-cell table:style-name="ce5" table:number-columns-repeated="3"/>
          <table:table-cell table:style-name="ce6"/>
          <table:table-cell table:style-name="ce5"/>
          <table:table-cell table:number-columns-repeated="1018"/>
        </table:table-row>
        <table:table-row table:style-name="ro2" table:number-rows-repeated="27">
          <table:table-cell table:style-name="ce4"/>
          <table:table-cell table:style-name="ce5" table:number-columns-repeated="5"/>
          <table:table-cell table:number-columns-repeated="1018"/>
        </table:table-row>
        <table:table-row table:style-name="ro2" table:number-rows-repeated="21">
          <table:table-cell table:style-name="ce5" table:number-columns-repeated="6"/>
          <table:table-cell table:number-columns-repeated="1018"/>
        </table:table-row>
        <table:table-row table:style-name="ro3" table:number-rows-repeated="1048525">
          <table:table-cell table:number-columns-repeated="1024"/>
        </table:table-row>
        <table:table-row table:style-name="ro3">
          <table:table-cell table:number-columns-repeated="1024"/>
        </table:table-row>
      </table:table>
      <table:table table:name="Skin" table:style-name="ta3">
        <office:forms form:automatic-focus="false" form:apply-design-mode="false"/>
        <table:table-column table:style-name="co6" table:default-cell-style-name="Default"/>
        <table:table-column table:style-name="co7" table:number-columns-repeated="5" table:default-cell-style-name="Default"/>
        <table:table-column table:style-name="co1" table:number-columns-repeated="1018"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6">
          <table:table-cell table:style-name="ce7" office:value-type="string" calcext:value-type="string">
            <text:p>Acanthosis Nigricans</text:p>
          </table:table-cell>
          <table:table-cell table:style-name="ce8" office:value-type="string" calcext:value-type="string">
            <text:p>Velvety, hyperpigmented plaques in axillae and neck folds in obese adolescent; “bunch of grapes” appearance</text:p>
          </table:table-cell>
          <table:table-cell table:style-name="ce8" office:value-type="string" calcext:value-type="string">
            <text:p>Hyperkeratosis and papillomatosis triggered by insulin resistance, hyperinsulinemia, or rarely malignancy-associated growth factors</text:p>
          </table:table-cell>
          <table:table-cell table:style-name="ce8" office:value-type="string" calcext:value-type="string">
            <text:p>Prevalence 5.5% to 34.2%; commonly seen in adolescents, especially those with obesity or metabolic syndrome</text:p>
          </table:table-cell>
          <table:table-cell table:style-name="ce8" office:value-type="string" calcext:value-type="string">
            <text:p>Irregularly defined, hyperpigmented, velvety patches typically on posterior neck, axilla, and groin; may affect oral mucosa</text:p>
          </table:table-cell>
          <table:table-cell table:style-name="ce8" office:value-type="string" calcext:value-type="string">
            <text:p>Develops during adolescence; chronic and progressive if underlying condition persists</text:p>
          </table:table-cell>
          <table:table-cell table:style-name="ce5" office:value-type="string" calcext:value-type="string">
            <text:p>Confluent and reticulated papillomatosis, tinea versicolor, seborrheic dermatitis</text:p>
          </table:table-cell>
          <table:table-cell table:style-name="ce5" office:value-type="string" calcext:value-type="string">
            <text:p>Clinical diagnosis; dermoscopy shows crista cutis, sulcus cutis, papillary projections; evaluate for diabetes, insulin resistance, PCOS, or malignancy if atypical presentation</text:p>
          </table:table-cell>
          <table:table-cell table:style-name="ce5" office:value-type="string" calcext:value-type="string">
            <text:p>Address underlying condition: weight loss for obesity-related cases, manage diabetes or insulin resistance; topical retinoids for cosmetic improvement</text:p>
          </table:table-cell>
          <table:table-cell table:style-name="ce5" office:value-type="string" calcext:value-type="string">
            <text:p>Y</text:p>
          </table:table-cell>
          <table:table-cell table:style-name="ce5" table:formula="of:=HYPERLINK(&quot;https://www.uptodate.com/contents/acanthosis-nigricans&quot;)" office:value-type="string" office:string-value="https://www.uptodate.com/contents/acanthosis-nigricans" calcext:value-type="string">
            <text:p>https://www.uptodate.com/contents/acanthosis-nigricans</text:p>
          </table:table-cell>
          <table:table-cell table:style-name="ce5" table:number-columns-repeated="15"/>
          <table:table-cell table:number-columns-repeated="998"/>
        </table:table-row>
        <table:table-row table:style-name="ro7">
          <table:table-cell table:style-name="ce7" office:value-type="string" calcext:value-type="string">
            <text:p>Acne keloidalis nuchae</text:p>
          </table:table-cell>
          <table:table-cell table:style-name="ce8" office:value-type="string" calcext:value-type="string">
            <text:p>Keloid-like papules and plaques on posterior neck in young Black male after close haircut</text:p>
          </table:table-cell>
          <table:table-cell table:style-name="ce8" office:value-type="string" calcext:value-type="string">
            <text:p>Chronic inflammatory folliculitis with abnormal immune response to follicular injury leading to scarring and cicatricial alopecia</text:p>
          </table:table-cell>
          <table:table-cell table:style-name="ce8" office:value-type="string" calcext:value-type="string">
            <text:p>Prevalence 0.5% to 13.6%; predominantly affects Black males (20:1 male to female ratio); onset postadolescence</text:p>
          </table:table-cell>
          <table:table-cell table:style-name="ce8" office:value-type="string" calcext:value-type="string">
            <text:p>Firm papules, pustules, or keloid-like plaques on nuchal and occipital scalp; may be pruritic, painful, or bleed; cicatricial alopecia develops</text:p>
          </table:table-cell>
          <table:table-cell table:style-name="ce8" office:value-type="string" calcext:value-type="string">
            <text:p>Begins hours to days after haircut; chronic and progressive without treatment</text:p>
          </table:table-cell>
          <table:table-cell table:style-name="ce5" office:value-type="string" calcext:value-type="string">
            <text:p>Folliculitis, keloids, bacterial folliculitis, dissecting cellulitis of scalp</text:p>
          </table:table-cell>
          <table:table-cell table:style-name="ce5" office:value-type="string" calcext:value-type="string">
            <text:p>Clinical diagnosis; biopsy shows deep scarring folliculitis with naked hair shafts and inflammation in upper two-thirds of dermis</text:p>
          </table:table-cell>
          <table:table-cell table:style-name="ce5" office:value-type="string" calcext:value-type="string">
            <text:p>Mild: topical triamcinolone with retinoids or clindamycin; moderate: intralesional triamcinolone 5-40 mg/mL; severe: laser therapy, phototherapy, or surgical excision; avoid close shaves and tight collars</text:p>
          </table:table-cell>
          <table:table-cell table:style-name="ce5" office:value-type="string" calcext:value-type="string">
            <text:p>N</text:p>
          </table:table-cell>
          <table:table-cell table:style-name="ce5" table:formula="of:=HYPERLINK(&quot;https://www.uptodate.com/contents/acne-keloidalis-nuchae&quot;)" office:value-type="string" office:string-value="https://www.uptodate.com/contents/acne-keloidalis-nuchae" calcext:value-type="string">
            <text:p>https://www.uptodate.com/contents/acne-keloidalis-nuchae</text:p>
          </table:table-cell>
          <table:table-cell table:style-name="ce5" table:number-columns-repeated="15"/>
          <table:table-cell table:number-columns-repeated="998"/>
        </table:table-row>
        <table:table-row table:style-name="ro8">
          <table:table-cell table:style-name="ce7" office:value-type="string" calcext:value-type="string">
            <text:p>Acne vulgaris</text:p>
          </table:table-cell>
          <table:table-cell table:style-name="ce8" office:value-type="string" calcext:value-type="string">
            <text:p>Teenager with comedones, papules, and pustules on face and upper back</text:p>
          </table:table-cell>
          <table:table-cell table:style-name="ce8" office:value-type="string" calcext:value-type="string">
            <text:p>Follicular hyperkeratinization, sebum production, Cutibacterium acnes colonization, and inflammation</text:p>
          </table:table-cell>
          <table:table-cell table:style-name="ce8" office:value-type="string" calcext:value-type="string">
            <text:p>Most prevalent chronic skin disease; affects nearly 50 million people per year in US; primarily adolescents and young adults</text:p>
          </table:table-cell>
          <table:table-cell table:style-name="ce8" office:value-type="string" calcext:value-type="string">
            <text:p>Comedones (open or closed), inflammatory papules, pustules, nodules on face, upper back, chest, shoulders; may have postinflammatory hyperpigmentation or scarring</text:p>
          </table:table-cell>
          <table:table-cell table:style-name="ce8" office:value-type="string" calcext:value-type="string">
            <text:p>Onset typically during adolescence; may persist into adulthood</text:p>
          </table:table-cell>
          <table:table-cell table:style-name="ce5" office:value-type="string" calcext:value-type="string">
            <text:p>Rosacea, folliculitis, perioral dermatitis, drug-induced acne</text:p>
          </table:table-cell>
          <table:table-cell table:style-name="ce5" office:value-type="string" calcext:value-type="string">
            <text:p>Clinical diagnosis based on lesion morphology and distribution; evaluate for hyperandrogenism if severe, sudden onset, or signs of PCOS</text:p>
          </table:table-cell>
          <table:table-cell table:style-name="ce5" office:value-type="string" calcext:value-type="string">
            <text:p>Mild: topical retinoids with benzoyl peroxide; moderate: add topical or oral antibiotics (maximum 12 weeks) with retinoids and benzoyl peroxide; severe: oral isotretinoin; maintenance with topical retinoids</text:p>
          </table:table-cell>
          <table:table-cell table:style-name="ce5" office:value-type="string" calcext:value-type="string">
            <text:p>N</text:p>
          </table:table-cell>
          <table:table-cell table:style-name="ce5" table:formula="of:=HYPERLINK(&quot;https://www.uptodate.com/contents/acne-vulgaris-management&quot;)" office:value-type="string" office:string-value="https://www.uptodate.com/contents/acne-vulgaris-management" calcext:value-type="string">
            <text:p>https://www.uptodate.com/contents/acne-vulgaris-management</text:p>
          </table:table-cell>
          <table:table-cell table:style-name="ce5" table:number-columns-repeated="15"/>
          <table:table-cell table:number-columns-repeated="998"/>
        </table:table-row>
        <table:table-row table:style-name="ro6">
          <table:table-cell table:style-name="ce7" office:value-type="string" calcext:value-type="string">
            <text:p>Acral lentiginous melanoma</text:p>
          </table:table-cell>
          <table:table-cell table:style-name="ce8" office:value-type="string" calcext:value-type="string">
            <text:p>Irregularly pigmented macule on sole or under nail in older Asian or Black patient</text:p>
          </table:table-cell>
          <table:table-cell table:style-name="ce8" office:value-type="string" calcext:value-type="string">
            <text:p>Lentiginous proliferation of atypical melanocytes along basal layer of glabrous skin; not UV-induced; associated with mechanical stress; mutations in KIT, NF1, TERT, TP53</text:p>
          </table:table-cell>
          <table:table-cell table:style-name="ce8" office:value-type="string" calcext:value-type="string">
            <text:p>Represents 2% to 3% of all melanomas; disproportionately affects Black, Hispanic, and Asian populations; higher proportion of melanoma cases in richly pigmented skin</text:p>
          </table:table-cell>
          <table:table-cell table:style-name="ce8" office:value-type="string" calcext:value-type="string">
            <text:p>Irregularly pigmented macule or patch on palms, soles, or subungual regions; asymmetry, border irregularity, color variegation</text:p>
          </table:table-cell>
          <table:table-cell table:style-name="ce8" office:value-type="string" calcext:value-type="string">
            <text:p>Insidious onset; often delayed diagnosis due to subtle presentation</text:p>
          </table:table-cell>
          <table:table-cell table:style-name="ce5" office:value-type="string" calcext:value-type="string">
            <text:p>Benign nevus, subungual hematoma, tinea nigra, plantar wart, traumatic pigmentation</text:p>
          </table:table-cell>
          <table:table-cell table:style-name="ce5" office:value-type="string" calcext:value-type="string">
            <text:p>Dermoscopy shows parallel ridge pattern; biopsy demonstrates lentiginous basal proliferation with dermal invasion; histopathology required for diagnosis</text:p>
          </table:table-cell>
          <table:table-cell table:style-name="ce5" office:value-type="string" calcext:value-type="string">
            <text:p>Wide local excision; sentinel lymph node biopsy if indicated; advanced disease may require lymph node surgery, radiotherapy, or systemic therapy</text:p>
          </table:table-cell>
          <table:table-cell table:style-name="ce5" office:value-type="string" calcext:value-type="string">
            <text:p>Y</text:p>
          </table:table-cell>
          <table:table-cell table:style-name="ce5" table:formula="of:=HYPERLINK(&quot;https://www.uptodate.com/contents/acral-lentiginous-melanoma&quot;)" office:value-type="string" office:string-value="https://www.uptodate.com/contents/acral-lentiginous-melanoma" calcext:value-type="string">
            <text:p>https://www.uptodate.com/contents/acral-lentiginous-melanoma</text:p>
          </table:table-cell>
          <table:table-cell table:style-name="ce5" table:number-columns-repeated="15"/>
          <table:table-cell table:number-columns-repeated="998"/>
        </table:table-row>
        <table:table-row table:style-name="ro6">
          <table:table-cell table:style-name="ce7" office:value-type="string" calcext:value-type="string">
            <text:p>Acrochordon</text:p>
          </table:table-cell>
          <table:table-cell table:style-name="ce8" office:value-type="string" calcext:value-type="string">
            <text:p>Soft, pedunculated skin-colored papules in axillae and neck of middle-aged obese patient</text:p>
          </table:table-cell>
          <table:table-cell table:style-name="ce8" office:value-type="string" calcext:value-type="string">
            <text:p>Benign fibroepithelial polyps; pathogenesis unclear but associated with insulin resistance, metabolic syndrome</text:p>
          </table:table-cell>
          <table:table-cell table:style-name="ce8" office:value-type="string" calcext:value-type="string">
            <text:p>Common; increases with age and obesity; associated with diabetes, hyperlipidemia, hypertension</text:p>
          </table:table-cell>
          <table:table-cell table:style-name="ce8" office:value-type="string" calcext:value-type="string">
            <text:p>Soft, pedunculated or sessile skin-colored to brown papules typically in intertriginous areas (neck, axillae, groin); usually asymptomatic</text:p>
          </table:table-cell>
          <table:table-cell table:style-name="ce8" office:value-type="string" calcext:value-type="string">
            <text:p>Develops in adulthood; may increase in number over time</text:p>
          </table:table-cell>
          <table:table-cell table:style-name="ce5" office:value-type="string" calcext:value-type="string">
            <text:p>Seborrheic keratosis, neurofibromas, dermatosis papulosa nigra, warts</text:p>
          </table:table-cell>
          <table:table-cell table:style-name="ce5" office:value-type="string" calcext:value-type="string">
            <text:p>Clinical diagnosis; biopsy rarely needed</text:p>
          </table:table-cell>
          <table:table-cell table:style-name="ce5" office:value-type="string" calcext:value-type="string">
            <text:p>Observation if asymptomatic; removal by snip excision, cryotherapy, or electrodesiccation for cosmetic or symptomatic lesions; evaluate for metabolic abnormalities</text:p>
          </table:table-cell>
          <table:table-cell table:style-name="ce5" office:value-type="string" calcext:value-type="string">
            <text:p>N</text:p>
          </table:table-cell>
          <table:table-cell table:style-name="ce5" table:formula="of:=HYPERLINK(&quot;https://www.uptodate.com/contents/skin-tags-acrochordons&quot;)" office:value-type="string" office:string-value="https://www.uptodate.com/contents/skin-tags-acrochordons" calcext:value-type="string">
            <text:p>https://www.uptodate.com/contents/skin-tags-acrochordons</text:p>
          </table:table-cell>
          <table:table-cell table:style-name="ce5" table:number-columns-repeated="15"/>
          <table:table-cell table:number-columns-repeated="998"/>
        </table:table-row>
        <table:table-row table:style-name="ro7">
          <table:table-cell table:style-name="ce7" office:value-type="string" calcext:value-type="string">
            <text:p>Actinic keratosis</text:p>
          </table:table-cell>
          <table:table-cell table:style-name="ce8" office:value-type="string" calcext:value-type="string">
            <text:p>Rough, scaly, erythematous papules on sun-exposed areas in elderly fair-skinned individual</text:p>
          </table:table-cell>
          <table:table-cell table:style-name="ce8" office:value-type="string" calcext:value-type="string">
            <text:p>UV-induced keratinocyte dysplasia with epidermal hyperplasia and cellular atypia; precursor to cutaneous squamous cell carcinoma</text:p>
          </table:table-cell>
          <table:table-cell table:style-name="ce8" office:value-type="string" calcext:value-type="string">
            <text:p>Very common in elderly with fair skin and chronic sun exposure; prevalence increases with age and cumulative UV exposure</text:p>
          </table:table-cell>
          <table:table-cell table:style-name="ce8" office:value-type="string" calcext:value-type="string">
            <text:p>Rough or scaly erythematous, pink, or brown papules or patches on sun-exposed areas (face, scalp, forearms, hands); may be tender</text:p>
          </table:table-cell>
          <table:table-cell table:style-name="ce8" office:value-type="string" calcext:value-type="string">
            <text:p>Develops after years of cumulative sun exposure; chronic; may progress to squamous cell carcinoma in situ or invasive squamous cell carcinoma</text:p>
          </table:table-cell>
          <table:table-cell table:style-name="ce5" office:value-type="string" calcext:value-type="string">
            <text:p>Seborrheic keratosis, squamous cell carcinoma, basal cell carcinoma, Bowen disease, superficial spreading melanoma</text:p>
          </table:table-cell>
          <table:table-cell table:style-name="ce5" office:value-type="string" calcext:value-type="string">
            <text:p>Clinical diagnosis; biopsy if uncertain or concern for malignancy shows epidermal hyperplasia with cellular atypia</text:p>
          </table:table-cell>
          <table:table-cell table:style-name="ce5" office:value-type="string" calcext:value-type="string">
            <text:p>Lesion-directed: cryotherapy, curettage; field-directed: topical 5-fluorouracil, imiquimod, ingenol mebutate, diclofenac; photodynamic therapy; combination therapy; sun protection</text:p>
          </table:table-cell>
          <table:table-cell table:style-name="ce5" office:value-type="string" calcext:value-type="string">
            <text:p>N</text:p>
          </table:table-cell>
          <table:table-cell table:style-name="ce5" table:formula="of:=HYPERLINK(&quot;https://www.uptodate.com/contents/actinic-keratosis&quot;)" office:value-type="string" office:string-value="https://www.uptodate.com/contents/actinic-keratosis" calcext:value-type="string">
            <text:p>https://www.uptodate.com/contents/actinic-keratosis</text:p>
          </table:table-cell>
          <table:table-cell table:style-name="ce5" table:number-columns-repeated="15"/>
          <table:table-cell table:number-columns-repeated="998"/>
        </table:table-row>
        <table:table-row table:style-name="ro9">
          <table:table-cell table:style-name="ce7" office:value-type="string" calcext:value-type="string">
            <text:p>Acute Cutaneous Lupus Erythematosus</text:p>
          </table:table-cell>
          <table:table-cell table:style-name="ce8" office:value-type="string" calcext:value-type="string">
            <text:p>Photosensitive malar rash sparing nasolabial folds in young woman with fever and joint pain</text:p>
          </table:table-cell>
          <table:table-cell table:style-name="ce8" office:value-type="string" calcext:value-type="string">
            <text:p>Immune complex deposition and complement activation causing inflammation in sun-exposed skin; associated with systemic lupus erythematosus</text:p>
          </table:table-cell>
          <table:table-cell table:style-name="ce8" office:value-type="string" calcext:value-type="string">
            <text:p>Predominantly affects women (9:1 female to male ratio); peak onset in childbearing years; more common in Black, Hispanic, and Asian populations</text:p>
          </table:table-cell>
          <table:table-cell table:style-name="ce8" office:value-type="string" calcext:value-type="string">
            <text:p>Erythematous malar butterfly rash sparing nasolabial folds; photosensitivity; may have fever, arthralgia, oral ulcers, alopecia; associated with systemic manifestations</text:p>
          </table:table-cell>
          <table:table-cell table:style-name="ce8" office:value-type="string" calcext:value-type="string">
            <text:p>Acute onset; may be first manifestation of systemic lupus erythematosus or occur during disease flare</text:p>
          </table:table-cell>
          <table:table-cell table:style-name="ce5" office:value-type="string" calcext:value-type="string">
            <text:p>Rosacea, seborrheic dermatitis, dermatomyositis, drug-induced lupus, subacute cutaneous lupus erythematosus</text:p>
          </table:table-cell>
          <table:table-cell table:style-name="ce5" office:value-type="string" calcext:value-type="string">
            <text:p>Antinuclear antibody positive (titer greater than or equal to 1:80); anti-double-stranded DNA and anti-Smith antibodies; low complement (C3, C4); skin biopsy shows interface dermatitis with immunofluorescence showing immunoglobulin and complement deposition at dermal-epidermal junction</text:p>
          </table:table-cell>
          <table:table-cell table:style-name="ce5" office:value-type="string" calcext:value-type="string">
            <text:p>Topical corticosteroids and calcineurin inhibitors; hydroxychloroquine for systemic disease; systemic corticosteroids for severe cases; strict sun protection; treat underlying systemic lupus erythematosus</text:p>
          </table:table-cell>
          <table:table-cell table:style-name="ce5" office:value-type="string" calcext:value-type="string">
            <text:p>Y</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8">
          <table:table-cell table:style-name="ce7" office:value-type="string" calcext:value-type="string">
            <text:p>Acute Generalized Exanthematous Pustulosis</text:p>
          </table:table-cell>
          <table:table-cell table:style-name="ce8" office:value-type="string" calcext:value-type="string">
            <text:p>Widespread sterile pustules on erythematous base with fever 1 to 2 days after starting antibiotic (especially beta-lactam)</text:p>
          </table:table-cell>
          <table:table-cell table:style-name="ce8" office:value-type="string" calcext:value-type="string">
            <text:p>Type 4 hypersensitivity reaction with T-cell mediated neutrophil recruitment; drug-induced activation of innate immune system causing pustule formation</text:p>
          </table:table-cell>
          <table:table-cell table:style-name="ce8" office:value-type="string" calcext:value-type="string">
            <text:p>Rare; incidence 1 to 5 cases per million per year; no sex predilection; can occur at any age</text:p>
          </table:table-cell>
          <table:table-cell table:style-name="ce8" office:value-type="string" calcext:value-type="string">
            <text:p>Sudden onset of numerous small sterile pustules on erythematous edematous skin; starts in intertriginous areas and spreads; high fever (greater than 38.3 degrees Celsius); facial edema; purpura may develop</text:p>
          </table:table-cell>
          <table:table-cell table:style-name="ce8" office:value-type="string" calcext:value-type="string">
            <text:p>Onset within 1 to 2 days of drug exposure (median 1 day); resolves within 15 days after drug withdrawal with characteristic desquamation</text:p>
          </table:table-cell>
          <table:table-cell table:style-name="ce5" office:value-type="string" calcext:value-type="string">
            <text:p>Pustular psoriasis, Stevens-Johnson syndrome, toxic epidermal necrolysis, drug reaction with eosinophilia and systemic symptoms</text:p>
          </table:table-cell>
          <table:table-cell table:style-name="ce5" office:value-type="string" calcext:value-type="string">
            <text:p>Clinical diagnosis; skin biopsy shows subcorneal or intraepidermal pustules with papillary dermal edema and neutrophilic infiltrate; leukocytosis with neutrophilia; eosinophilia in 30%; elevated liver enzymes possible</text:p>
          </table:table-cell>
          <table:table-cell table:style-name="ce5" office:value-type="string" calcext:value-type="string">
            <text:p>Immediate withdrawal of offending drug; supportive care; topical corticosteroids; systemic corticosteroids for severe cases; resolves spontaneously after drug cessation</text:p>
          </table:table-cell>
          <table:table-cell table:style-name="ce5" office:value-type="string" calcext:value-type="string">
            <text:p>N</text:p>
          </table:table-cell>
          <table:table-cell table:style-name="ce5" table:formula="of:=HYPERLINK(&quot;https://www.uptodate.com/contents/acute-generalized-exanthematous-pustulosis&quot;)" office:value-type="string" office:string-value="https://www.uptodate.com/contents/acute-generalized-exanthematous-pustulosis" calcext:value-type="string">
            <text:p>https://www.uptodate.com/contents/acute-generalized-exanthematous-pustulosis</text:p>
          </table:table-cell>
          <table:table-cell table:style-name="ce5" table:number-columns-repeated="15"/>
          <table:table-cell table:number-columns-repeated="998"/>
        </table:table-row>
        <table:table-row table:style-name="ro8">
          <table:table-cell table:style-name="ce7" office:value-type="string" calcext:value-type="string">
            <text:p>Allergic Contact Dermatitis</text:p>
          </table:table-cell>
          <table:table-cell table:style-name="ce8" office:value-type="string" calcext:value-type="string">
            <text:p>Pruritic vesicular rash in distribution of exposure (poison ivy linear streaks, nickel under jewelry or belt buckle)</text:p>
          </table:table-cell>
          <table:table-cell table:style-name="ce8" office:value-type="string" calcext:value-type="string">
            <text:p>Type 4 delayed hypersensitivity reaction; sensitization phase followed by elicitation phase upon re-exposure; T-cell mediated inflammation</text:p>
          </table:table-cell>
          <table:table-cell table:style-name="ce8" office:value-type="string" calcext:value-type="string">
            <text:p>Very common; affects all ages; occupational exposure common in adults</text:p>
          </table:table-cell>
          <table:table-cell table:style-name="ce8" office:value-type="string" calcext:value-type="string">
            <text:p>Pruritic erythematous papules and vesicles in distribution of allergen contact; may have weeping, crusting, or lichenification with chronic exposure; linear arrangement suggests exogenous contactant</text:p>
          </table:table-cell>
          <table:table-cell table:style-name="ce8" office:value-type="string" calcext:value-type="string">
            <text:p>Sensitization requires 10 to 14 days on first exposure; elicitation occurs 24 to 72 hours after re-exposure</text:p>
          </table:table-cell>
          <table:table-cell table:style-name="ce5" office:value-type="string" calcext:value-type="string">
            <text:p>Irritant contact dermatitis, atopic dermatitis, dyshidrotic eczema, cellulitis</text:p>
          </table:table-cell>
          <table:table-cell table:style-name="ce5" office:value-type="string" calcext:value-type="string">
            <text:p>Clinical diagnosis based on distribution and history; patch testing identifies specific allergen; biopsy shows spongiotic dermatitis with lymphocytic infiltrate</text:p>
          </table:table-cell>
          <table:table-cell table:style-name="ce5" office:value-type="string" calcext:value-type="string">
            <text:p>Remove offending allergen; topical corticosteroids (high potency for acute, moderate for maintenance); oral corticosteroids for severe or widespread disease; antihistamines for pruritus</text:p>
          </table:table-cell>
          <table:table-cell table:style-name="ce5" office:value-type="string" calcext:value-type="string">
            <text:p>N</text:p>
          </table:table-cell>
          <table:table-cell table:style-name="ce5" table:formula="of:=HYPERLINK(&quot;https://www.uptodate.com/contents/allergic-contact-dermatitis&quot;)" office:value-type="string" office:string-value="https://www.uptodate.com/contents/allergic-contact-dermatitis" calcext:value-type="string">
            <text:p>https://www.uptodate.com/contents/allergic-contact-dermatitis</text:p>
          </table:table-cell>
          <table:table-cell table:style-name="ce5" table:number-columns-repeated="15"/>
          <table:table-cell table:number-columns-repeated="998"/>
        </table:table-row>
        <table:table-row table:style-name="ro10">
          <table:table-cell table:style-name="ce7" office:value-type="string" calcext:value-type="string">
            <text:p>Alopecia Areata</text:p>
          </table:table-cell>
          <table:table-cell table:style-name="ce8" office:value-type="string" calcext:value-type="string">
            <text:p>Well-demarcated round patches of hair loss with exclamation point hairs at margins in child or young adult</text:p>
          </table:table-cell>
          <table:table-cell table:style-name="ce8" office:value-type="string" calcext:value-type="string">
            <text:p>Autoimmune attack on hair follicles by T-cells; follicles remain intact but enter premature catagen phase; associated with other autoimmune conditions</text:p>
          </table:table-cell>
          <table:table-cell table:style-name="ce8" office:value-type="string" calcext:value-type="string">
            <text:p>Lifetime risk 2%; affects all ages but peak onset in childhood and young adulthood; equal sex distribution</text:p>
          </table:table-cell>
          <table:table-cell table:style-name="ce8" office:value-type="string" calcext:value-type="string">
            <text:p>Smooth, well-circumscribed patches of complete hair loss; exclamation point hairs (broken hairs wider at distal end); may progress to alopecia totalis (entire scalp) or alopecia universalis (entire body); nail pitting in 10% to 66%</text:p>
          </table:table-cell>
          <table:table-cell table:style-name="ce8" office:value-type="string" calcext:value-type="string">
            <text:p>Sudden onset; unpredictable course with spontaneous remission and relapse; 34% to 50% regrow hair within 1 year</text:p>
          </table:table-cell>
          <table:table-cell table:style-name="ce5" office:value-type="string" calcext:value-type="string">
            <text:p>Tinea capitis, trichotillomania, telogen effluvium, scarring alopecia, secondary syphilis</text:p>
          </table:table-cell>
          <table:table-cell table:style-name="ce5" office:value-type="string" calcext:value-type="string">
            <text:p>Clinical diagnosis; pull test positive at margins; dermoscopy shows yellow dots, black dots, broken hairs; potassium hydroxide preparation and fungal culture to exclude tinea; biopsy shows peribulbar lymphocytic infiltrate (swarm of bees pattern)</text:p>
          </table:table-cell>
          <table:table-cell table:style-name="ce5" office:value-type="string" calcext:value-type="string">
            <text:p>Observation for limited disease; intralesional corticosteroids (triamcinolone 5 to 10 milligrams per milliliter); topical immunotherapy (diphenylcyclopropenone, squaric acid); minoxidil; JAK inhibitors for extensive disease</text:p>
          </table:table-cell>
          <table:table-cell table:style-name="ce5" office:value-type="string" calcext:value-type="string">
            <text:p>N</text:p>
          </table:table-cell>
          <table:table-cell table:style-name="ce5" table:formula="of:=HYPERLINK(&quot;https://www.uptodate.com/contents/alopecia-areata-management&quot;)" office:value-type="string" office:string-value="https://www.uptodate.com/contents/alopecia-areata-management" calcext:value-type="string">
            <text:p>https://www.uptodate.com/contents/alopecia-areata-management</text:p>
          </table:table-cell>
          <table:table-cell table:style-name="ce5" table:number-columns-repeated="15"/>
          <table:table-cell table:number-columns-repeated="998"/>
        </table:table-row>
        <table:table-row table:style-name="ro11">
          <table:table-cell table:style-name="ce7" office:value-type="string" calcext:value-type="string">
            <text:p>Anaphylaxis</text:p>
          </table:table-cell>
          <table:table-cell table:style-name="ce8" office:value-type="string" calcext:value-type="string">
            <text:p>Acute onset of urticaria, angioedema, wheezing, and hypotension after bee sting or peanut exposure</text:p>
          </table:table-cell>
          <table:table-cell table:style-name="ce8" office:value-type="string" calcext:value-type="string">
            <text:p>Immunoglobulin E mediated mast cell and basophil degranulation releasing histamine, tryptase, and other mediators causing vasodilation, increased vascular permeability, and bronchospasm</text:p>
          </table:table-cell>
          <table:table-cell table:style-name="ce8" office:value-type="string" calcext:value-type="string">
            <text:p>Lifetime prevalence 0.05% to 2%; can occur at any age; history of atopy increases risk</text:p>
          </table:table-cell>
          <table:table-cell table:style-name="ce8" office:value-type="string" calcext:value-type="string">
            <text:p>Rapid onset of skin findings (urticaria, angioedema, flushing) with respiratory (dyspnea, wheezing, stridor) or cardiovascular (hypotension, syncope) compromise; gastrointestinal symptoms (nausea, vomiting, cramping); sense of impending doom</text:p>
          </table:table-cell>
          <table:table-cell table:style-name="ce8" office:value-type="string" calcext:value-type="string">
            <text:p>Onset within minutes to 2 hours of exposure; biphasic reactions occur in 1% to 20% within 4 to 12 hours</text:p>
          </table:table-cell>
          <table:table-cell table:style-name="ce5" office:value-type="string" calcext:value-type="string">
            <text:p>Asthma exacerbation, vasovagal syncope, panic attack, hereditary angioedema, scombroid poisoning</text:p>
          </table:table-cell>
          <table:table-cell table:style-name="ce5" office:value-type="string" calcext:value-type="string">
            <text:p>Clinical diagnosis; elevated serum tryptase (peak 1 to 2 hours after onset, remains elevated up to 6 hours); skin testing or specific immunoglobulin E to identify trigger</text:p>
          </table:table-cell>
          <table:table-cell table:style-name="ce5" office:value-type="string" calcext:value-type="string">
            <text:p>Immediate intramuscular epinephrine 0.3 to 0.5 milligrams (1:1000 dilution) in anterolateral thigh; repeat every 5 to 15 minutes as needed; supplemental oxygen; intravenous fluids; supine positioning with legs elevated; antihistamines and corticosteroids as adjuncts; observation 4 to 8 hours; prescribe epinephrine autoinjector</text:p>
          </table:table-cell>
          <table:table-cell table:style-name="ce5" office:value-type="string" calcext:value-type="string">
            <text:p>Y</text:p>
          </table:table-cell>
          <table:table-cell table:style-name="ce5" table:formula="of:=HYPERLINK(&quot;https://www.uptodate.com/contents/anaphylaxis-acute-diagnosis-and-treatment&quot;)" office:value-type="string" office:string-value="https://www.uptodate.com/contents/anaphylaxis-acute-diagnosis-and-treatment" calcext:value-type="string">
            <text:p>https://www.uptodate.com/contents/anaphylaxis-acute-diagnosis-and-treatment</text:p>
          </table:table-cell>
          <table:table-cell table:style-name="ce5" table:number-columns-repeated="15"/>
          <table:table-cell table:number-columns-repeated="998"/>
        </table:table-row>
        <table:table-row table:style-name="ro7">
          <table:table-cell table:style-name="ce7" office:value-type="string" calcext:value-type="string">
            <text:p>Albinism</text:p>
          </table:table-cell>
          <table:table-cell table:style-name="ce8" office:value-type="string" calcext:value-type="string">
            <text:p>Congenital absence of pigmentation with white hair, pale skin, nystagmus, and photophobia in infant</text:p>
          </table:table-cell>
          <table:table-cell table:style-name="ce8" office:value-type="string" calcext:value-type="string">
            <text:p>Genetic defects in melanin synthesis pathway; oculocutaneous albinism affects eyes and skin (tyrosinase gene mutations most common); ocular albinism affects eyes only</text:p>
          </table:table-cell>
          <table:table-cell table:style-name="ce8" office:value-type="string" calcext:value-type="string">
            <text:p>Oculocutaneous albinism affects 1 in 17,000 to 20,000 worldwide; higher prevalence in sub-Saharan Africa; autosomal recessive inheritance (X-linked for ocular albinism)</text:p>
          </table:table-cell>
          <table:table-cell table:style-name="ce8" office:value-type="string" calcext:value-type="string">
            <text:p>White to light brown hair and skin; blue to light brown irides with iris transillumination; nystagmus; reduced visual acuity; photophobia; foveal hypoplasia; increased skin cancer risk</text:p>
          </table:table-cell>
          <table:table-cell table:style-name="ce8" office:value-type="string" calcext:value-type="string">
            <text:p>Present from birth; lifelong condition; pigmentation may increase slightly with age in some subtypes</text:p>
          </table:table-cell>
          <table:table-cell table:style-name="ce5" office:value-type="string" calcext:value-type="string">
            <text:p>Piebaldism, vitiligo, phenylketonuria, Chediak-Higashi syndrome, Hermansky-Pudlak syndrome</text:p>
          </table:table-cell>
          <table:table-cell table:style-name="ce5" office:value-type="string" calcext:value-type="string">
            <text:p>Clinical diagnosis; genetic testing confirms subtype; ophthalmologic examination shows foveal hypoplasia, reduced pigmentation, nystagmus; skin biopsy shows melanocytes with absent or reduced melanin</text:p>
          </table:table-cell>
          <table:table-cell table:style-name="ce5" office:value-type="string" calcext:value-type="string">
            <text:p>No cure; rigorous sun protection with sunscreen and protective clothing; ophthalmologic care with corrective lenses, low vision aids; skin cancer surveillance; genetic counseling</text:p>
          </table:table-cell>
          <table:table-cell table:style-name="ce5" office:value-type="string" calcext:value-type="string">
            <text:p>N</text:p>
          </table:table-cell>
          <table:table-cell table:style-name="ce5" table:formula="of:=HYPERLINK(&quot;https://www.uptodate.com/contents/oculocutaneous-albinism&quot;)" office:value-type="string" office:string-value="https://www.uptodate.com/contents/oculocutaneous-albinism" calcext:value-type="string">
            <text:p>https://www.uptodate.com/contents/oculocutaneous-albinism</text:p>
          </table:table-cell>
          <table:table-cell table:style-name="ce5" table:number-columns-repeated="15"/>
          <table:table-cell table:number-columns-repeated="998"/>
        </table:table-row>
        <table:table-row table:style-name="ro8">
          <table:table-cell table:style-name="ce7" office:value-type="string" calcext:value-type="string">
            <text:p>Anaplasmosis</text:p>
          </table:table-cell>
          <table:table-cell table:style-name="ce8" office:value-type="string" calcext:value-type="string">
            <text:p>Fever, headache, myalgia after tick bite in endemic area; absence of rash distinguishes from Rocky Mountain spotted fever</text:p>
          </table:table-cell>
          <table:table-cell table:style-name="ce8" office:value-type="string" calcext:value-type="string">
            <text:p>Obligate intracellular bacteria (Anaplasma phagocytophilum) transmitted by Ixodes tick; infects granulocytes forming morulae; causes systemic inflammatory response</text:p>
          </table:table-cell>
          <table:table-cell table:style-name="ce8" office:value-type="string" calcext:value-type="string">
            <text:p>Endemic in northeastern, mid-Atlantic, and upper midwestern United States; incidence peaks May through July; median age 60 years</text:p>
          </table:table-cell>
          <table:table-cell table:style-name="ce8" office:value-type="string" calcext:value-type="string">
            <text:p>Fever, headache, myalgia, malaise 5 to 14 days after tick bite; rash uncommon (less than 10%); may have nausea, vomiting, cough; severe cases develop respiratory failure, renal failure, neurologic complications</text:p>
          </table:table-cell>
          <table:table-cell table:style-name="ce8" office:value-type="string" calcext:value-type="string">
            <text:p>Incubation 5 to 14 days after tick bite; acute illness lasts 1 to 2 weeks without treatment</text:p>
          </table:table-cell>
          <table:table-cell table:style-name="ce5" office:value-type="string" calcext:value-type="string">
            <text:p>Ehrlichiosis, Rocky Mountain spotted fever, influenza, Lyme disease, viral syndrome</text:p>
          </table:table-cell>
          <table:table-cell table:style-name="ce5" office:value-type="string" calcext:value-type="string">
            <text:p>Thrombocytopenia, leukopenia, elevated transaminases; morulae in granulocytes on peripheral smear (20% to 80% sensitivity); polymerase chain reaction most sensitive; serology shows fourfold rise in antibody titer</text:p>
          </table:table-cell>
          <table:table-cell table:style-name="ce5" office:value-type="string" calcext:value-type="string">
            <text:p>Doxycycline 100 milligrams twice daily for 10 to 14 days; start empirically if suspected; do not wait for confirmatory testing; rifampin alternative for pregnant patients</text:p>
          </table:table-cell>
          <table:table-cell table:style-name="ce5" office:value-type="string" calcext:value-type="string">
            <text:p>Y</text:p>
          </table:table-cell>
          <table:table-cell table:style-name="ce5" table:formula="of:=HYPERLINK(&quot;https://www.uptodate.com/contents/anaplasmosis&quot;)" office:value-type="string" office:string-value="https://www.uptodate.com/contents/anaplasmosis" calcext:value-type="string">
            <text:p>https://www.uptodate.com/contents/anaplasmosis</text:p>
          </table:table-cell>
          <table:table-cell table:style-name="ce5" table:number-columns-repeated="15"/>
          <table:table-cell table:number-columns-repeated="998"/>
        </table:table-row>
        <table:table-row table:style-name="ro12">
          <table:table-cell table:style-name="ce7" office:value-type="string" calcext:value-type="string">
            <text:p>Androgenetic alopecia</text:p>
          </table:table-cell>
          <table:table-cell table:style-name="ce8" office:value-type="string" calcext:value-type="string">
            <text:p>Gradual hair thinning in a male patient with bitemporal recession and vertex balding; female patient with diffuse vertex thinning sparing frontal hairline</text:p>
          </table:table-cell>
          <table:table-cell table:style-name="ce8" office:value-type="string" calcext:value-type="string">
            <text:p>Testosterone converted to dihydrotestosterone by 5-alpha-reductase binds androgen receptors on hair follicles causing terminal follicles to miniaturize into vellus follicles</text:p>
          </table:table-cell>
          <table:table-cell table:style-name="ce8" office:value-type="string" calcext:value-type="string">
            <text:p>Most common form of hair loss; affects at least 50% of males and 30% of females; prevalence increases with age and varies with genetics</text:p>
          </table:table-cell>
          <table:table-cell table:style-name="ce8" office:value-type="string" calcext:value-type="string">
            <text:p>Males: bitemporal and vertex hair loss with occipital and temporal fringe preservation; Females: diffuse vertex thinning with frontal hairline sparing; miniaturization of follicles on examination</text:p>
          </table:table-cell>
          <table:table-cell table:style-name="ce8" office:value-type="string" calcext:value-type="string">
            <text:p>Gradually progressive over years to decades; onset typically postpubertal in males, postmenopausal in females</text:p>
          </table:table-cell>
          <table:table-cell table:style-name="ce5" office:value-type="string" calcext:value-type="string">
            <text:p>Telogen effluvium, alopecia areata, tinea capitis, traction alopecia, thyroid disease</text:p>
          </table:table-cell>
          <table:table-cell table:style-name="ce5" office:value-type="string" calcext:value-type="string">
            <text:p>Clinical diagnosis based on sex-specific pattern; scalp examination shows follicular miniaturization</text:p>
          </table:table-cell>
          <table:table-cell table:style-name="ce5" office:value-type="string" calcext:value-type="string">
            <text:p>Topical minoxidil 2% to 5% solution applied to scalp; oral finasteride 1 mg daily for males; treatment must be continuous or hair loss recurs</text:p>
          </table:table-cell>
          <table:table-cell table:style-name="ce5" office:value-type="string" calcext:value-type="string">
            <text:p>N</text:p>
          </table:table-cell>
          <table:table-cell table:style-name="ce5" table:formula="of:=HYPERLINK(&quot;https://www.aafp.org/afp/2024/0900/hair-loss.html&quot;)" office:value-type="string" office:string-value="https://www.aafp.org/afp/2024/0900/hair-loss.html" calcext:value-type="string">
            <text:p>https://www.aafp.org/afp/2024/0900/hair-loss.html</text:p>
          </table:table-cell>
          <table:table-cell table:style-name="ce5" table:number-columns-repeated="15"/>
          <table:table-cell table:number-columns-repeated="998"/>
        </table:table-row>
        <table:table-row table:style-name="ro10">
          <table:table-cell table:style-name="ce7" office:value-type="string" calcext:value-type="string">
            <text:p>Angioedema</text:p>
          </table:table-cell>
          <table:table-cell table:style-name="ce8" office:value-type="string" calcext:value-type="string">
            <text:p>Sudden onset of nonpitting swelling of face, lips, tongue, or airway; may occur with or without urticaria; patient taking ACE inhibitor</text:p>
          </table:table-cell>
          <table:table-cell table:style-name="ce8" office:value-type="string" calcext:value-type="string">
            <text:p>Histaminergic: IgE-mediated mast cell degranulation releasing histamine; Non-histaminergic: bradykinin accumulation from C1-inhibitor deficiency or ACE inhibitor use prolonging bradykinin half-life</text:p>
          </table:table-cell>
          <table:table-cell table:style-name="ce8" office:value-type="string" calcext:value-type="string">
            <text:p>Common in allergic and ACE inhibitor-induced forms; rare in hereditary angioedema and acquired C1-inhibitor deficiency</text:p>
          </table:table-cell>
          <table:table-cell table:style-name="ce8" office:value-type="string" calcext:value-type="string">
            <text:p>Nonpitting edema of face, lips, tongue, larynx, or extremities; may have abdominal pain if gastrointestinal involvement; urticaria present in histaminergic forms but absent in bradykinin-mediated forms</text:p>
          </table:table-cell>
          <table:table-cell table:style-name="ce8" office:value-type="string" calcext:value-type="string">
            <text:p>Rapid onset over minutes to hours in allergic forms; can occur anytime during ACE inhibitor therapy even after years of use</text:p>
          </table:table-cell>
          <table:table-cell table:style-name="ce5" office:value-type="string" calcext:value-type="string">
            <text:p>Anaphylaxis, hereditary angioedema, acquired C1-inhibitor deficiency, idiopathic angioedema, drug-induced angioedema</text:p>
          </table:table-cell>
          <table:table-cell table:style-name="ce5" office:value-type="string" calcext:value-type="string">
            <text:p>Clinical diagnosis; complement levels C4 and C1-inhibitor for hereditary angioedema; medication history for ACE inhibitor use</text:p>
          </table:table-cell>
          <table:table-cell table:style-name="ce5" office:value-type="string" calcext:value-type="string">
            <text:p>Airway management is priority; histaminergic: epinephrine, antihistamines, corticosteroids; bradykinin-mediated: C1-inhibitor concentrate, icatibant, ecallantide; discontinue ACE inhibitor if implicated</text:p>
          </table:table-cell>
          <table:table-cell table:style-name="ce5" office:value-type="string" calcext:value-type="string">
            <text:p>Y</text:p>
          </table:table-cell>
          <table:table-cell table:style-name="ce5" table:formula="of:=HYPERLINK(&quot;https://www.ncbi.nlm.nih.gov/pmc/articles/PMC4100605/&quot;)" office:value-type="string" office:string-value="https://www.ncbi.nlm.nih.gov/pmc/articles/PMC4100605/" calcext:value-type="string">
            <text:p>https://www.ncbi.nlm.nih.gov/pmc/articles/PMC4100605/</text:p>
          </table:table-cell>
          <table:table-cell table:style-name="ce5" table:number-columns-repeated="15"/>
          <table:table-cell table:number-columns-repeated="998"/>
        </table:table-row>
        <table:table-row table:style-name="ro6">
          <table:table-cell table:style-name="ce7" office:value-type="string" calcext:value-type="string">
            <text:p>Aplasia Cutis Congenita</text:p>
          </table:table-cell>
          <table:table-cell table:style-name="ce8" office:value-type="string" calcext:value-type="string">
            <text:p>Newborn with congenital absence of skin on scalp vertex; may appear as ulcer or healed scar at birth</text:p>
          </table:table-cell>
          <table:table-cell table:style-name="ce8" office:value-type="string" calcext:value-type="string">
            <text:p>Congenital localized absence of skin with variable involvement of underlying bone and soft tissue; etiology unclear but may involve vascular disruption or developmental defect</text:p>
          </table:table-cell>
          <table:table-cell table:style-name="ce8" office:value-type="string" calcext:value-type="string">
            <text:p>Rare; scalp vertex involved in 96% of cases</text:p>
          </table:table-cell>
          <table:table-cell table:style-name="ce8" office:value-type="string" calcext:value-type="string">
            <text:p>Localized area of absent skin most commonly on scalp vertex; lesions may be round, oval, rectangular, or star-shaped; underlying bone defect in some cases; alopecia in affected area after healing</text:p>
          </table:table-cell>
          <table:table-cell table:style-name="ce8" office:value-type="string" calcext:value-type="string">
            <text:p>Present at birth; lesions may be ulcerated or already healed; healing occurs over weeks to months leaving scar</text:p>
          </table:table-cell>
          <table:table-cell table:style-name="ce5" office:value-type="string" calcext:value-type="string">
            <text:p>Birth trauma, infection, amniotic band syndrome, epidermolysis bullosa</text:p>
          </table:table-cell>
          <table:table-cell table:style-name="ce5" office:value-type="string" calcext:value-type="string">
            <text:p>Clinical diagnosis; imaging if bone involvement suspected; evaluate for associated syndromes such as Adams-Oliver syndrome or trisomy 13</text:p>
          </table:table-cell>
          <table:table-cell table:style-name="ce5" office:value-type="string" calcext:value-type="string">
            <text:p>Small defects: conservative wound care with dressings; large or deep defects with vascular exposure: immediate surgical intervention; bone reconstruction if needed</text:p>
          </table:table-cell>
          <table:table-cell table:style-name="ce5" office:value-type="string" calcext:value-type="string">
            <text:p>Y</text:p>
          </table:table-cell>
          <table:table-cell table:style-name="ce5" table:formula="of:=HYPERLINK(&quot;https://medlineplus.gov/genetics/condition/nonsyndromic-aplasia-cutis-congenita/&quot;)" office:value-type="string" office:string-value="https://medlineplus.gov/genetics/condition/nonsyndromic-aplasia-cutis-congenita/" calcext:value-type="string">
            <text:p>https://medlineplus.gov/genetics/condition/nonsyndromic-aplasia-cutis-congenita/</text:p>
          </table:table-cell>
          <table:table-cell table:style-name="ce5" table:number-columns-repeated="15"/>
          <table:table-cell table:number-columns-repeated="998"/>
        </table:table-row>
        <table:table-row table:style-name="ro12">
          <table:table-cell table:style-name="ce7" office:value-type="string" calcext:value-type="string">
            <text:p>Arterial Ulcers</text:p>
          </table:table-cell>
          <table:table-cell table:style-name="ce8" office:value-type="string" calcext:value-type="string">
            <text:p>Painful ulcer on toes or foot in patient with peripheral arterial disease; severe pain, irregular pink base, diminished pulses</text:p>
          </table:table-cell>
          <table:table-cell table:style-name="ce8" office:value-type="string" calcext:value-type="string">
            <text:p>Atherosclerotic peripheral arterial disease causing tissue ischemia and impaired wound healing; may also result from acute arterial occlusion or thromboangiitis obliterans</text:p>
          </table:table-cell>
          <table:table-cell table:style-name="ce8" office:value-type="string" calcext:value-type="string">
            <text:p>Common in patients with atherosclerotic risk factors including smoking, diabetes, hypertension, hyperlipidemia</text:p>
          </table:table-cell>
          <table:table-cell table:style-name="ce8" office:value-type="string" calcext:value-type="string">
            <text:p>Severe pain; irregular ulcer with pink or pale base on toes or foot; diminished or absent pulses; cool extremity; dependent rubor; pallor on elevation</text:p>
          </table:table-cell>
          <table:table-cell table:style-name="ce8" office:value-type="string" calcext:value-type="string">
            <text:p>Chronic progressive course in atherosclerotic disease; acute onset if embolic or thrombotic occlusion</text:p>
          </table:table-cell>
          <table:table-cell table:style-name="ce5" office:value-type="string" calcext:value-type="string">
            <text:p>Venous ulcers, neurotrophic ulcers, vasculitis, pyoderma gangrenosum</text:p>
          </table:table-cell>
          <table:table-cell table:style-name="ce5" office:value-type="string" calcext:value-type="string">
            <text:p>Ankle-brachial index; arterial duplex ultrasound; angiography if revascularization considered; assess cardiovascular risk factors</text:p>
          </table:table-cell>
          <table:table-cell table:style-name="ce5" office:value-type="string" calcext:value-type="string">
            <text:p>Revascularization when feasible; wound care; pain management; cardiovascular risk factor modification including antiplatelet therapy, statin, smoking cessation; amputation if nonviable tissue</text:p>
          </table:table-cell>
          <table:table-cell table:style-name="ce5" office:value-type="string" calcext:value-type="string">
            <text:p>Y</text:p>
          </table:table-cell>
          <table:table-cell table:style-name="ce5" table:formula="of:=HYPERLINK(&quot;https://www.ahajournals.org/doi/10.1161/CIRCULATIONAHA.106.174526&quot;)" office:value-type="string" office:string-value="https://www.ahajournals.org/doi/10.1161/CIRCULATIONAHA.106.174526" calcext:value-type="string">
            <text:p>https://www.ahajournals.org/doi/10.1161/CIRCULATIONAHA.106.174526</text:p>
          </table:table-cell>
          <table:table-cell table:style-name="ce5" table:number-columns-repeated="15"/>
          <table:table-cell table:number-columns-repeated="998"/>
        </table:table-row>
        <table:table-row table:style-name="ro7">
          <table:table-cell table:style-name="ce7" office:value-type="string" calcext:value-type="string">
            <text:p>Atopic Dermatitis</text:p>
          </table:table-cell>
          <table:table-cell table:style-name="ce8" office:value-type="string" calcext:value-type="string">
            <text:p>Child with chronic relapsing pruritic eczema on flexural surfaces; personal or family history of atopy; dry skin</text:p>
          </table:table-cell>
          <table:table-cell table:style-name="ce8" office:value-type="string" calcext:value-type="string">
            <text:p>Type 2 helper T cell-mediated inflammation with skin barrier dysfunction; elevated IgE in up to 80% of patients; genetic and environmental factors contribute</text:p>
          </table:table-cell>
          <table:table-cell table:style-name="ce8" office:value-type="string" calcext:value-type="string">
            <text:p>Common; onset typically between 2 months and 6 months of age; affects up to 20% of children and 3% of adults</text:p>
          </table:table-cell>
          <table:table-cell table:style-name="ce8" office:value-type="string" calcext:value-type="string">
            <text:p>Pruritus; chronic or relapsing eczema with age-specific distribution; infants: face and extensor surfaces; children and adults: flexural areas; xerosis; lichenification in chronic cases; increased risk of skin infections</text:p>
          </table:table-cell>
          <table:table-cell table:style-name="ce8" office:value-type="string" calcext:value-type="string">
            <text:p>Chronic relapsing course; onset typically in infancy; may persist into adulthood or resolve with age</text:p>
          </table:table-cell>
          <table:table-cell table:style-name="ce5" office:value-type="string" calcext:value-type="string">
            <text:p>Contact dermatitis, seborrheic dermatitis, psoriasis, scabies, cutaneous T-cell lymphoma</text:p>
          </table:table-cell>
          <table:table-cell table:style-name="ce5" office:value-type="string" calcext:value-type="string">
            <text:p>Clinical diagnosis based on morphology, distribution, and history; severity assessed by EASI or SCORAD scores</text:p>
          </table:table-cell>
          <table:table-cell table:style-name="ce5" office:value-type="string" calcext:value-type="string">
            <text:p>Emollients and skin hydration; topical corticosteroids; topical calcineurin inhibitors; severe cases: phototherapy, systemic immunosuppressants, dupilumab, JAK inhibitors; treat secondary infections</text:p>
          </table:table-cell>
          <table:table-cell table:style-name="ce5" office:value-type="string" calcext:value-type="string">
            <text:p>N</text:p>
          </table:table-cell>
          <table:table-cell table:style-name="ce5" table:formula="of:=HYPERLINK(&quot;https://www.nejm.org/doi/full/10.1056/NEJMra2023911&quot;)" office:value-type="string" office:string-value="https://www.nejm.org/doi/full/10.1056/NEJMra2023911" calcext:value-type="string">
            <text:p>https://www.nejm.org/doi/full/10.1056/NEJMra2023911</text:p>
          </table:table-cell>
          <table:table-cell table:style-name="ce5" table:number-columns-repeated="15"/>
          <table:table-cell table:number-columns-repeated="998"/>
        </table:table-row>
        <table:table-row table:style-name="ro6">
          <table:table-cell table:style-name="ce7" office:value-type="string" calcext:value-type="string">
            <text:p>Babesiosis</text:p>
          </table:table-cell>
          <table:table-cell table:style-name="ce8" office:value-type="string" calcext:value-type="string">
            <text:p>Fever and hemolytic anemia after tick bite in Northeast/upper Midwest; "Maltese cross" on blood smear</text:p>
          </table:table-cell>
          <table:table-cell table:style-name="ce8" office:value-type="string" calcext:value-type="string">
            <text:p>Intraerythrocytic protozoan parasite (Babesia microti) transmitted by Ixodes scapularis tick; causes red blood cell lysis</text:p>
          </table:table-cell>
          <table:table-cell table:style-name="ce8" office:value-type="string" calcext:value-type="string">
            <text:p>Endemic to Northeast and upper Midwest United States; also transmitted via blood transfusion; higher risk in immunocompromised and elderly</text:p>
          </table:table-cell>
          <table:table-cell table:style-name="ce8" office:value-type="string" calcext:value-type="string">
            <text:p>Fever, fatigue, chills, sweats, headache, myalgia, arthralgia, anorexia; thrombocytopenia, hemolytic anemia, elevated liver enzymes</text:p>
          </table:table-cell>
          <table:table-cell table:style-name="ce8" office:value-type="string" calcext:value-type="string">
            <text:p>Acute onset days to weeks after tick exposure; can persist weeks to months if untreated</text:p>
          </table:table-cell>
          <table:table-cell table:style-name="ce5" office:value-type="string" calcext:value-type="string">
            <text:p>Malaria, ehrlichiosis, anaplasmosis, viral syndromes, other causes of hemolytic anemia</text:p>
          </table:table-cell>
          <table:table-cell table:style-name="ce5" office:value-type="string" calcext:value-type="string">
            <text:p>Giemsa or Wright-stained thin blood smear showing intraerythrocytic parasites with ring forms or Maltese cross tetrads; polymerase chain reaction for low-grade parasitemia; serology</text:p>
          </table:table-cell>
          <table:table-cell table:style-name="ce5" office:value-type="string" calcext:value-type="string">
            <text:p>Atovaquone plus azithromycin for 7-10 days (mild to moderate); clindamycin plus quinine for severe disease</text:p>
          </table:table-cell>
          <table:table-cell table:style-name="ce5" office:value-type="string" calcext:value-type="string">
            <text:p>N</text:p>
          </table:table-cell>
          <table:table-cell table:style-name="ce5" table:formula="of:=HYPERLINK(&quot;https://www.uptodate.com/contents/babesiosis&quot;)" office:value-type="string" office:string-value="https://www.uptodate.com/contents/babesiosis" calcext:value-type="string">
            <text:p>https://www.uptodate.com/contents/babesiosis</text:p>
          </table:table-cell>
          <table:table-cell table:style-name="ce5" table:number-columns-repeated="15"/>
          <table:table-cell table:number-columns-repeated="998"/>
        </table:table-row>
        <table:table-row table:style-name="ro13">
          <table:table-cell table:style-name="ce7" office:value-type="string" calcext:value-type="string">
            <text:p>Basal Cell Carcinoma</text:p>
          </table:table-cell>
          <table:table-cell table:style-name="ce8" office:value-type="string" calcext:value-type="string">
            <text:p>Pearly papule with rolled borders and telangiectasias on sun-exposed skin; "rodent ulcer"</text:p>
          </table:table-cell>
          <table:table-cell table:style-name="ce8" office:value-type="string" calcext:value-type="string">
            <text:p>Malignant proliferation of basal keratinocytes; associated with ultraviolet radiation exposure, mutations in hedgehog signaling pathway</text:p>
          </table:table-cell>
          <table:table-cell table:style-name="ce8" office:value-type="string" calcext:value-type="string">
            <text:p>Most common skin cancer; primarily affects older adults with fair skin and chronic sun exposure</text:p>
          </table:table-cell>
          <table:table-cell table:style-name="ce8" office:value-type="string" calcext:value-type="string">
            <text:p>Pearly or translucent papule or nodule with rolled borders, central ulceration, telangiectasias; typically on face, head, neck</text:p>
          </table:table-cell>
          <table:table-cell table:style-name="ce8" office:value-type="string" calcext:value-type="string">
            <text:p>Slow-growing over months to years; rarely metastasizes but can be locally destructive</text:p>
          </table:table-cell>
          <table:table-cell table:style-name="ce5" office:value-type="string" calcext:value-type="string">
            <text:p>Squamous cell carcinoma, melanoma, seborrheic keratosis, actinic keratosis, dermatofibroma, molluscum contagiosum</text:p>
          </table:table-cell>
          <table:table-cell table:style-name="ce5" office:value-type="string" calcext:value-type="string">
            <text:p>Skin biopsy with histopathologic examination; shave or punch biopsy acceptable for low-risk lesions</text:p>
          </table:table-cell>
          <table:table-cell table:style-name="ce5" office:value-type="string" calcext:value-type="string">
            <text:p>Low-risk: curettage and electrodesiccation, standard excision with 4 millimeter margins, topical imiquimod for superficial types; High-risk: Mohs micrographic surgery or excision with peripheral and deep en face margin assessment; radiation therapy for nonsurgical candidates</text:p>
          </table:table-cell>
          <table:table-cell table:style-name="ce5" office:value-type="string" calcext:value-type="string">
            <text:p>N</text:p>
          </table:table-cell>
          <table:table-cell table:style-name="ce5" table:formula="of:=HYPERLINK(&quot;https://www.uptodate.com/contents/basal-cell-carcinoma&quot;)" office:value-type="string" office:string-value="https://www.uptodate.com/contents/basal-cell-carcinoma" calcext:value-type="string">
            <text:p>https://www.uptodate.com/contents/basal-cell-carcinoma</text:p>
          </table:table-cell>
          <table:table-cell table:style-name="ce5" table:number-columns-repeated="15"/>
          <table:table-cell table:number-columns-repeated="998"/>
        </table:table-row>
        <table:table-row table:style-name="ro8">
          <table:table-cell table:style-name="ce7" office:value-type="string" calcext:value-type="string">
            <text:p>Bedbugs</text:p>
          </table:table-cell>
          <table:table-cell table:style-name="ce8" office:value-type="string" calcext:value-type="string">
            <text:p>Pruritic papules in linear distribution ("breakfast, lunch, and dinner" sign) after awakening; recent travel to hotels or shelters</text:p>
          </table:table-cell>
          <table:table-cell table:style-name="ce8" office:value-type="string" calcext:value-type="string">
            <text:p>Allergic reaction to salivary proteins from Cimex lectularius or Cimex hemipterus bites during nocturnal blood feeding</text:p>
          </table:table-cell>
          <table:table-cell table:style-name="ce8" office:value-type="string" calcext:value-type="string">
            <text:p>Worldwide distribution; increased incidence with travel and shared accommodations; no socioeconomic boundaries</text:p>
          </table:table-cell>
          <table:table-cell table:style-name="ce8" office:value-type="string" calcext:value-type="string">
            <text:p>Multiple pruritic erythematous papules with possible hemorrhagic punctum on exposed areas (head, neck, extremities); linear or grouped distribution; may cause bullous reactions or papular urticaria</text:p>
          </table:table-cell>
          <table:table-cell table:style-name="ce8" office:value-type="string" calcext:value-type="string">
            <text:p>Lesions appear hours to days after bites; infestation persists until environmental treatment</text:p>
          </table:table-cell>
          <table:table-cell table:style-name="ce5" office:value-type="string" calcext:value-type="string">
            <text:p>Scabies, flea bites, other arthropod bites, contact dermatitis, urticaria, papular urticaria</text:p>
          </table:table-cell>
          <table:table-cell table:style-name="ce5" office:value-type="string" calcext:value-type="string">
            <text:p>Clinical diagnosis based on history and examination; environmental inspection for bedbugs in mattresses, furniture, walls; skin scraping to exclude scabies if uncertain</text:p>
          </table:table-cell>
          <table:table-cell table:style-name="ce5" office:value-type="string" calcext:value-type="string">
            <text:p>Symptomatic relief with topical corticosteroids and oral antihistamines; environmental pest control measures essential (professional extermination, heat treatment, insecticides)</text:p>
          </table:table-cell>
          <table:table-cell table:style-name="ce5" office:value-type="string" calcext:value-type="string">
            <text:p>N</text:p>
          </table:table-cell>
          <table:table-cell table:style-name="ce5" table:formula="of:=HYPERLINK(&quot;https://www.uptodate.com/contents/bedbugs-cimicidae&quot;)" office:value-type="string" office:string-value="https://www.uptodate.com/contents/bedbugs-cimicidae" calcext:value-type="string">
            <text:p>https://www.uptodate.com/contents/bedbugs-cimicidae</text:p>
          </table:table-cell>
          <table:table-cell table:style-name="ce5" table:number-columns-repeated="15"/>
          <table:table-cell table:number-columns-repeated="998"/>
        </table:table-row>
        <table:table-row table:style-name="ro10">
          <table:table-cell table:style-name="ce7" office:value-type="string" calcext:value-type="string">
            <text:p>Behcet's Disease</text:p>
          </table:table-cell>
          <table:table-cell table:style-name="ce8" office:value-type="string" calcext:value-type="string">
            <text:p>Recurrent painful oral and genital ulcers with uveitis in young adult from Silk Road region; positive pathergy test</text:p>
          </table:table-cell>
          <table:table-cell table:style-name="ce8" office:value-type="string" calcext:value-type="string">
            <text:p>Systemic vasculitis affecting arteries and veins of all sizes; immune dysregulation with neutrophil hyperactivity; strong association with HLA-B51</text:p>
          </table:table-cell>
          <table:table-cell table:style-name="ce8" office:value-type="string" calcext:value-type="string">
            <text:p>Most common along historical Silk Road (Turkey, Middle East, East Asia); onset typically in third decade; more severe if onset before age 25</text:p>
          </table:table-cell>
          <table:table-cell table:style-name="ce8" office:value-type="string" calcext:value-type="string">
            <text:p>Recurrent oral ulcers (nearly universal), genital ulcers with scarring, uveitis (anterior or posterior), skin lesions (erythema nodosum, papulopustular), arthritis, vascular thrombosis, neurologic involvement (brainstem lesions)</text:p>
          </table:table-cell>
          <table:table-cell table:style-name="ce8" office:value-type="string" calcext:value-type="string">
            <text:p>Chronic relapsing-remitting course over years; severe manifestations can occur early</text:p>
          </table:table-cell>
          <table:table-cell table:style-name="ce5" office:value-type="string" calcext:value-type="string">
            <text:p>Herpes simplex virus, inflammatory bowel disease, syphilis, sarcoidosis, multiple sclerosis, systemic lupus erythematosus, reactive arthritis, aphthous stomatitis</text:p>
          </table:table-cell>
          <table:table-cell table:style-name="ce5" office:value-type="string" calcext:value-type="string">
            <text:p>Clinical diagnosis using International Criteria for Behcet Disease (4 or more points from oral ulcers, genital ulcers, ocular lesions, skin lesions, vascular manifestations, neurologic manifestations, positive pathergy test); biopsy shows nonspecific vasculitis</text:p>
          </table:table-cell>
          <table:table-cell table:style-name="ce5" office:value-type="string" calcext:value-type="string">
            <text:p>Colchicine for mucocutaneous manifestations; corticosteroids and immunosuppressives (azathioprine, cyclosporine) for severe disease; anti-tumor necrosis factor agents (infliximab, adalimumab) for refractory cases; anticoagulation controversial for thrombosis</text:p>
          </table:table-cell>
          <table:table-cell table:style-name="ce5" office:value-type="string" calcext:value-type="string">
            <text:p>Y</text:p>
          </table:table-cell>
          <table:table-cell table:style-name="ce5" table:formula="of:=HYPERLINK(&quot;https://www.uptodate.com/contents/clinical-manifestations-and-diagnosis-of-behcet-syndrome&quot;)" office:value-type="string" office:string-value="https://www.uptodate.com/contents/clinical-manifestations-and-diagnosis-of-behcet-syndrome" calcext:value-type="string">
            <text:p>https://www.uptodate.com/contents/clinical-manifestations-and-diagnosis-of-behcet-syndrome</text:p>
          </table:table-cell>
          <table:table-cell table:style-name="ce5" table:number-columns-repeated="15"/>
          <table:table-cell table:number-columns-repeated="998"/>
        </table:table-row>
        <table:table-row table:style-name="ro6">
          <table:table-cell table:style-name="ce7" office:value-type="string" calcext:value-type="string">
            <text:p>Biotin (Vitamin B7) Deficiency</text:p>
          </table:table-cell>
          <table:table-cell table:style-name="ce8" office:value-type="string" calcext:value-type="string">
            <text:p>Alopecia, dermatitis, and neurologic symptoms in patient on prolonged raw egg whites or total parenteral nutrition</text:p>
          </table:table-cell>
          <table:table-cell table:style-name="ce8" office:value-type="string" calcext:value-type="string">
            <text:p>Biotin is cofactor for carboxylases in fatty acid synthesis, gluconeogenesis, and amino acid metabolism; deficiency impairs these pathways; raw egg whites contain avidin which binds biotin</text:p>
          </table:table-cell>
          <table:table-cell table:style-name="ce8" office:value-type="string" calcext:value-type="string">
            <text:p>Rare; occurs with prolonged total parenteral nutrition without biotin supplementation, genetic biotinidase deficiency, chronic anticonvulsant use, excessive raw egg white consumption</text:p>
          </table:table-cell>
          <table:table-cell table:style-name="ce8" office:value-type="string" calcext:value-type="string">
            <text:p>Alopecia, scaly erythematous dermatitis (especially periorificial), conjunctivitis, ataxia, seizures, developmental delay in infants, paresthesias, depression</text:p>
          </table:table-cell>
          <table:table-cell table:style-name="ce8" office:value-type="string" calcext:value-type="string">
            <text:p>Develops over weeks to months of inadequate intake; symptoms resolve with supplementation</text:p>
          </table:table-cell>
          <table:table-cell table:style-name="ce5" office:value-type="string" calcext:value-type="string">
            <text:p>Zinc deficiency, essential fatty acid deficiency, acrodermatitis enteropathica, seborrheic dermatitis, other causes of alopecia</text:p>
          </table:table-cell>
          <table:table-cell table:style-name="ce5" office:value-type="string" calcext:value-type="string">
            <text:p>Clinical diagnosis; decreased urinary biotin excretion, decreased serum biotin levels, increased urinary 3-hydroxyisovaleric acid; genetic testing for biotinidase deficiency</text:p>
          </table:table-cell>
          <table:table-cell table:style-name="ce5" office:value-type="string" calcext:value-type="string">
            <text:p>Oral biotin supplementation 5-10 milligrams daily for acquired deficiency; higher doses (5-20 milligrams daily) for biotinidase deficiency; symptoms improve within weeks</text:p>
          </table:table-cell>
          <table:table-cell table:style-name="ce5" office:value-type="string" calcext:value-type="string">
            <text:p>N</text:p>
          </table:table-cell>
          <table:table-cell table:style-name="ce5" table:formula="of:=HYPERLINK(&quot;https://www.uptodate.com/contents/biotin&quot;)" office:value-type="string" office:string-value="https://www.uptodate.com/contents/biotin" calcext:value-type="string">
            <text:p>https://www.uptodate.com/contents/biotin</text:p>
          </table:table-cell>
          <table:table-cell table:style-name="ce5" table:number-columns-repeated="15"/>
          <table:table-cell table:number-columns-repeated="998"/>
        </table:table-row>
        <table:table-row table:style-name="ro9">
          <table:table-cell table:style-name="ce7" office:value-type="string" calcext:value-type="string">
            <text:p>Bullous Pemphigoid</text:p>
          </table:table-cell>
          <table:table-cell table:style-name="ce8" office:value-type="string" calcext:value-type="string">
            <text:p>Elderly patient with tense bullae on erythematous base and severe pruritus; spares mucous membranes</text:p>
          </table:table-cell>
          <table:table-cell table:style-name="ce8" office:value-type="string" calcext:value-type="string">
            <text:p>Autoantibodies (immunoglobulin G) against hemidesmosomal proteins BP180 (collagen XVII) and BP230 cause subepidermal blister formation</text:p>
          </table:table-cell>
          <table:table-cell table:style-name="ce8" office:value-type="string" calcext:value-type="string">
            <text:p>Most common autoimmune blistering disease; primarily affects elderly (over 60 years); incidence increasing with aging population</text:p>
          </table:table-cell>
          <table:table-cell table:style-name="ce8" office:value-type="string" calcext:value-type="string">
            <text:p>Tense bullae on erythematous or normal skin, severe pruritus (may precede blisters by weeks to months), urticarial plaques; typically trunk and flexural areas; oral involvement uncommon</text:p>
          </table:table-cell>
          <table:table-cell table:style-name="ce8" office:value-type="string" calcext:value-type="string">
            <text:p>Chronic course with relapses and remissions over months to years; high morbidity and mortality in elderly</text:p>
          </table:table-cell>
          <table:table-cell table:style-name="ce5" office:value-type="string" calcext:value-type="string">
            <text:p>Pemphigus vulgaris, epidermolysis bullosa acquisita, linear immunoglobulin A disease, dermatitis herpetiformis, drug eruptions, insect bites</text:p>
          </table:table-cell>
          <table:table-cell table:style-name="ce5" office:value-type="string" calcext:value-type="string">
            <text:p>Skin biopsy showing subepidermal blister with eosinophils; direct immunofluorescence showing linear immunoglobulin G and complement C3 at basement membrane zone; serology for anti-BP180 and anti-BP230 antibodies</text:p>
          </table:table-cell>
          <table:table-cell table:style-name="ce5" office:value-type="string" calcext:value-type="string">
            <text:p>Topical corticosteroids (clobetasol) for localized disease; systemic corticosteroids (prednisone 0.5-1 milligram per kilogram daily) for widespread disease; steroid-sparing agents (azathioprine, mycophenolate mofetil); biologics (rituximab, omalizumab, dupilumab) for refractory cases</text:p>
          </table:table-cell>
          <table:table-cell table:style-name="ce5" office:value-type="string" calcext:value-type="string">
            <text:p>N</text:p>
          </table:table-cell>
          <table:table-cell table:style-name="ce5" table:formula="of:=HYPERLINK(&quot;https://www.uptodate.com/contents/bullous-pemphigoid&quot;)" office:value-type="string" office:string-value="https://www.uptodate.com/contents/bullous-pemphigoid" calcext:value-type="string">
            <text:p>https://www.uptodate.com/contents/bullous-pemphigoid</text:p>
          </table:table-cell>
          <table:table-cell table:style-name="ce5" table:number-columns-repeated="15"/>
          <table:table-cell table:number-columns-repeated="998"/>
        </table:table-row>
        <table:table-row table:style-name="ro7">
          <table:table-cell table:style-name="ce7" office:value-type="string" calcext:value-type="string">
            <text:p>Café-au-Lait Macules</text:p>
          </table:table-cell>
          <table:table-cell table:style-name="ce8" office:value-type="string" calcext:value-type="string">
            <text:p>Light brown macules; multiple lesions suggest neurofibromatosis type 1 (6 or more greater than 5 millimeters prepubertal or greater than 15 millimeters postpubertal)</text:p>
          </table:table-cell>
          <table:table-cell table:style-name="ce8" office:value-type="string" calcext:value-type="string">
            <text:p>Increased melanin production in melanocytes and keratinocytes; isolated lesions are benign; multiple lesions associated with genetic syndromes affecting melanocyte regulation</text:p>
          </table:table-cell>
          <table:table-cell table:style-name="ce8" office:value-type="string" calcext:value-type="string">
            <text:p>Present in 10-20% of general population as isolated finding; multiple lesions seen in neurofibromatosis type 1, McCune-Albright syndrome, Legius syndrome</text:p>
          </table:table-cell>
          <table:table-cell table:style-name="ce8" office:value-type="string" calcext:value-type="string">
            <text:p>Well-demarcated, uniformly pigmented light to dark brown macules; smooth borders; present at birth or develop in early childhood; distribution varies</text:p>
          </table:table-cell>
          <table:table-cell table:style-name="ce8" office:value-type="string" calcext:value-type="string">
            <text:p>Present from birth or appear in first few years of life; persist throughout life; do not change significantly</text:p>
          </table:table-cell>
          <table:table-cell table:style-name="ce5" office:value-type="string" calcext:value-type="string">
            <text:p>Neurofibromatosis type 1, McCune-Albright syndrome, Legius syndrome, normal variant (isolated lesions), post-inflammatory hyperpigmentation</text:p>
          </table:table-cell>
          <table:table-cell table:style-name="ce5" office:value-type="string" calcext:value-type="string">
            <text:p>Clinical diagnosis based on appearance and number; Wood lamp examination shows enhanced pigmentation; skin biopsy rarely needed; evaluate for associated syndromes if 6 or more lesions present</text:p>
          </table:table-cell>
          <table:table-cell table:style-name="ce5" office:value-type="string" calcext:value-type="string">
            <text:p>No treatment needed for isolated lesions; laser therapy for cosmetic concerns; monitor for associated conditions if multiple lesions present</text:p>
          </table:table-cell>
          <table:table-cell table:style-name="ce5" office:value-type="string" calcext:value-type="string">
            <text:p>N</text:p>
          </table:table-cell>
          <table:table-cell table:style-name="ce5" table:formula="of:=HYPERLINK(&quot;https://www.uptodate.com/contents/cafe-au-lait-macules&quot;)" office:value-type="string" office:string-value="https://www.uptodate.com/contents/cafe-au-lait-macules" calcext:value-type="string">
            <text:p>https://www.uptodate.com/contents/cafe-au-lait-macules</text:p>
          </table:table-cell>
          <table:table-cell table:style-name="ce5" table:number-columns-repeated="15"/>
          <table:table-cell table:number-columns-repeated="998"/>
        </table:table-row>
        <table:table-row table:style-name="ro10">
          <table:table-cell table:style-name="ce7" office:value-type="string" calcext:value-type="string">
            <text:p>Calciphylaxis</text:p>
          </table:table-cell>
          <table:table-cell table:style-name="ce8" office:value-type="string" calcext:value-type="string">
            <text:p>Extremely painful skin lesions with retiform purpura or necrotic ulcers in end-stage renal disease patient; pain out of proportion to exam</text:p>
          </table:table-cell>
          <table:table-cell table:style-name="ce8" office:value-type="string" calcext:value-type="string">
            <text:p>Vascular calcification of small and medium-sized vessels in dermis and subcutaneous tissue causing ischemic necrosis; associated with abnormal calcium-phosphate metabolism and uremia</text:p>
          </table:table-cell>
          <table:table-cell table:style-name="ce8" office:value-type="string" calcext:value-type="string">
            <text:p>Occurs in 1-4% of dialysis patients; risk factors include end-stage renal disease, diabetes, obesity, female sex, warfarin use, hyperparathyroidism, elevated calcium-phosphate product</text:p>
          </table:table-cell>
          <table:table-cell table:style-name="ce8" office:value-type="string" calcext:value-type="string">
            <text:p>Extremely painful violaceous plaques with retiform purpura progressing to necrotic ulcers with black eschar; typically affects areas with high adipose tissue (abdomen, thighs, buttocks); systemic symptoms may be absent early</text:p>
          </table:table-cell>
          <table:table-cell table:style-name="ce8" office:value-type="string" calcext:value-type="string">
            <text:p>Acute to subacute onset over days to weeks; rapidly progressive; high mortality (60-80% at 1 year) if untreated</text:p>
          </table:table-cell>
          <table:table-cell table:style-name="ce5" office:value-type="string" calcext:value-type="string">
            <text:p>Warfarin-induced skin necrosis, cellulitis, pyoderma gangrenosum, cholesterol embolization, necrotizing vasculitis, atherosclerotic vascular disease, venous stasis ulcer</text:p>
          </table:table-cell>
          <table:table-cell table:style-name="ce5" office:value-type="string" calcext:value-type="string">
            <text:p>Skin biopsy showing medial calcification of small to medium vessels with intimal proliferation and thrombosis; von Kossa or alizarin red staining highlights calcium; radiographs may show vascular calcification</text:p>
          </table:table-cell>
          <table:table-cell table:style-name="ce5" office:value-type="string" calcext:value-type="string">
            <text:p>Discontinue calcium-containing phosphate binders and vitamin D; optimize dialysis; sodium thiosulfate intravenous 25 grams three times weekly during dialysis; wound care; pain management; parathyroidectomy if hyperparathyroidism; avoid trauma</text:p>
          </table:table-cell>
          <table:table-cell table:style-name="ce5" office:value-type="string" calcext:value-type="string">
            <text:p>Y</text:p>
          </table:table-cell>
          <table:table-cell table:style-name="ce5" table:formula="of:=HYPERLINK(&quot;https://www.uptodate.com/contents/calciphylaxis-calcific-uremic-arteriolopathy&quot;)" office:value-type="string" office:string-value="https://www.uptodate.com/contents/calciphylaxis-calcific-uremic-arteriolopathy" calcext:value-type="string">
            <text:p>https://www.uptodate.com/contents/calciphylaxis-calcific-uremic-arteriolopathy</text:p>
          </table:table-cell>
          <table:table-cell table:style-name="ce5" table:number-columns-repeated="15"/>
          <table:table-cell table:number-columns-repeated="998"/>
        </table:table-row>
        <table:table-row table:style-name="ro9">
          <table:table-cell table:style-name="ce7" office:value-type="string" calcext:value-type="string">
            <text:p>Candida albicans</text:p>
          </table:table-cell>
          <table:table-cell table:style-name="ce8" office:value-type="string" calcext:value-type="string">
            <text:p>Budding yeast with pseudohyphae on potassium hydroxide preparation; white plaques in immunocompromised patient</text:p>
          </table:table-cell>
          <table:table-cell table:style-name="ce8" office:value-type="string" calcext:value-type="string">
            <text:p>Opportunistic dimorphic fungus; normal commensal of skin, mucous membranes, and gastrointestinal tract; causes infection when host defenses compromised or normal flora disrupted</text:p>
          </table:table-cell>
          <table:table-cell table:style-name="ce8" office:value-type="string" calcext:value-type="string">
            <text:p>Most common fungal pathogen in humans; colonizes 30-50% of healthy individuals; infection risk increased with immunosuppression, diabetes, antibiotic use, corticosteroids</text:p>
          </table:table-cell>
          <table:table-cell table:style-name="ce8" office:value-type="string" calcext:value-type="string">
            <text:p>Varies by site: oral thrush (white plaques on tongue and buccal mucosa), vulvovaginal candidiasis (pruritus, white discharge), cutaneous candidiasis (erythematous patches with satellite pustules in intertriginous areas), invasive candidiasis in immunocompromised</text:p>
          </table:table-cell>
          <table:table-cell table:style-name="ce8" office:value-type="string" calcext:value-type="string">
            <text:p>Acute onset over days; chronic or recurrent in immunocompromised; invasive disease develops rapidly in critically ill</text:p>
          </table:table-cell>
          <table:table-cell table:style-name="ce5" office:value-type="string" calcext:value-type="string">
            <text:p>Other Candida species, dermatophytosis, bacterial infections, contact dermatitis, psoriasis (intertriginous), oral leukoplakia, lichen planus</text:p>
          </table:table-cell>
          <table:table-cell table:style-name="ce5" office:value-type="string" calcext:value-type="string">
            <text:p>Potassium hydroxide preparation showing budding yeast with pseudohyphae; culture on Sabouraud agar; germ tube test positive; blood cultures for invasive disease; beta-D-glucan and mannan antigen for systemic infection</text:p>
          </table:table-cell>
          <table:table-cell table:style-name="ce5" office:value-type="string" calcext:value-type="string">
            <text:p>Topical azoles (clotrimazole, miconazole) for localized mucocutaneous; oral fluconazole for vulvovaginal or refractory cases; echinocandins (caspofungin, micafungin) or fluconazole for invasive disease; address underlying risk factors</text:p>
          </table:table-cell>
          <table:table-cell table:style-name="ce5" office:value-type="string" calcext:value-type="string">
            <text:p>N</text:p>
          </table:table-cell>
          <table:table-cell table:style-name="ce5" table:formula="of:=HYPERLINK(&quot;https://www.uptodate.com/contents/candida-infections-of-the-mouth-throat-and-esophagus&quot;)" office:value-type="string" office:string-value="https://www.uptodate.com/contents/candida-infections-of-the-mouth-throat-and-esophagus" calcext:value-type="string">
            <text:p>https://www.uptodate.com/contents/candida-infections-of-the-mouth-throat-and-esophagus</text:p>
          </table:table-cell>
          <table:table-cell table:style-name="ce5" table:number-columns-repeated="15"/>
          <table:table-cell table:number-columns-repeated="998"/>
        </table:table-row>
        <table:table-row table:style-name="ro14">
          <table:table-cell table:style-name="ce7" office:value-type="string" calcext:value-type="string">
            <text:p>Candidiasis</text:p>
          </table:table-cell>
          <table:table-cell table:style-name="ce8" office:value-type="string" calcext:value-type="string">
            <text:p>White plaques or erythematous patches with satellite pustules; diaper rash with satellite lesions; vaginal discharge with pruritus</text:p>
          </table:table-cell>
          <table:table-cell table:style-name="ce8" office:value-type="string" calcext:value-type="string">
            <text:p>Infection caused by Candida species (most commonly Candida albicans); overgrowth occurs with disruption of normal flora, moisture, maceration, or immunosuppression</text:p>
          </table:table-cell>
          <table:table-cell table:style-name="ce8" office:value-type="string" calcext:value-type="string">
            <text:p>Very common; affects all ages; risk factors include diabetes, obesity, antibiotic use, immunosuppression, pregnancy, oral contraceptives, dentures</text:p>
          </table:table-cell>
          <table:table-cell table:style-name="ce8" office:value-type="string" calcext:value-type="string">
            <text:p>Oral: white plaques on tongue and buccal mucosa that scrape off; Cutaneous: erythematous patches with satellite pustules in skin folds; Vulvovaginal: pruritus, white cottage cheese-like discharge, erythema; Invasive: fever, sepsis in immunocompromised</text:p>
          </table:table-cell>
          <table:table-cell table:style-name="ce8" office:value-type="string" calcext:value-type="string">
            <text:p>Acute onset over days for mucocutaneous; chronic or recurrent in predisposed individuals; invasive disease progresses rapidly</text:p>
          </table:table-cell>
          <table:table-cell table:style-name="ce5" office:value-type="string" calcext:value-type="string">
            <text:p>Bacterial intertrigo, dermatophytosis, seborrheic dermatitis, psoriasis, contact dermatitis, bacterial vaginosis, trichomoniasis</text:p>
          </table:table-cell>
          <table:table-cell table:style-name="ce5" office:value-type="string" calcext:value-type="string">
            <text:p>Potassium hydroxide preparation showing budding yeast with pseudohyphae; culture; clinical diagnosis often sufficient for mucocutaneous disease</text:p>
          </table:table-cell>
          <table:table-cell table:style-name="ce5" office:value-type="string" calcext:value-type="string">
            <text:p>Topical antifungals (nystatin, clotrimazole, miconazole) for mucocutaneous; oral fluconazole for vulvovaginal or extensive cutaneous; keep affected areas dry; systemic antifungals for invasive disease</text:p>
          </table:table-cell>
          <table:table-cell table:style-name="ce5" office:value-type="string" calcext:value-type="string">
            <text:p>N</text:p>
          </table:table-cell>
          <table:table-cell table:style-name="ce5" table:formula="of:=HYPERLINK(&quot;https://www.uptodate.com/contents/candidiasis-mucocutaneous&quot;)" office:value-type="string" office:string-value="https://www.uptodate.com/contents/candidiasis-mucocutaneous" calcext:value-type="string">
            <text:p>https://www.uptodate.com/contents/candidiasis-mucocutaneous</text:p>
          </table:table-cell>
          <table:table-cell table:style-name="ce5" table:number-columns-repeated="15"/>
          <table:table-cell table:number-columns-repeated="998"/>
        </table:table-row>
        <table:table-row table:style-name="ro14">
          <table:table-cell table:style-name="ce7" office:value-type="string" calcext:value-type="string">
            <text:p>Carbuncles</text:p>
          </table:table-cell>
          <table:table-cell table:style-name="ce8" office:value-type="string" calcext:value-type="string">
            <text:p>Cluster of furuncles forming deep, interconnected abscesses&lt;/strong&gt; with multiple drainage points; "bunch of grapes" appearance; commonly on back of neck</text:p>
          </table:table-cell>
          <table:table-cell table:style-name="ce8" office:value-type="string" calcext:value-type="string">
            <text:p>Deep infection of multiple adjacent hair follicles caused by Staphylococcus aureus; extends into subcutaneous tissue forming multiloculated abscess with multiple drainage sites</text:p>
          </table:table-cell>
          <table:table-cell table:style-name="ce8" office:value-type="string" calcext:value-type="string">
            <text:p>Less common than furuncles; more frequent in men; risk factors include diabetes, obesity, immunosuppression, poor hygiene, friction</text:p>
          </table:table-cell>
          <table:table-cell table:style-name="ce8" office:value-type="string" calcext:value-type="string">
            <text:p>Painful, deep, erythematous, indurated nodule or plaque with multiple pustular drainage points; systemic symptoms (fever, malaise) more common than with furuncles; commonly on posterior neck, back, thighs</text:p>
          </table:table-cell>
          <table:table-cell table:style-name="ce8" office:value-type="string" calcext:value-type="string">
            <text:p>Develops over days to weeks; slower evolution than furuncles; may persist for weeks without treatment</text:p>
          </table:table-cell>
          <table:table-cell table:style-name="ce5" office:value-type="string" calcext:value-type="string">
            <text:p>Furuncle, hidradenitis suppurativa, ruptured epidermal cyst, mycobacterial infection, deep fungal infection, cutaneous anthrax</text:p>
          </table:table-cell>
          <table:table-cell table:style-name="ce5" office:value-type="string" calcext:value-type="string">
            <text:p>Clinical diagnosis; culture of purulent drainage; blood cultures if systemic symptoms present; consider imaging (ultrasound or computed tomography) for deep or extensive lesions</text:p>
          </table:table-cell>
          <table:table-cell table:style-name="ce5" office:value-type="string" calcext:value-type="string">
            <text:p>Incision and drainage; warm compresses; oral antibiotics covering methicillin-resistant Staphylococcus aureus (trimethoprim-sulfamethoxazole, doxycycline, clindamycin) for extensive lesions or systemic symptoms; intravenous antibiotics for severe cases</text:p>
          </table:table-cell>
          <table:table-cell table:style-name="ce5" office:value-type="string" calcext:value-type="string">
            <text:p>N</text:p>
          </table:table-cell>
          <table:table-cell table:style-name="ce5" table:formula="of:=HYPERLINK(&quot;https://www.uptodate.com/contents/furuncles-and-carbuncles&quot;)" office:value-type="string" office:string-value="https://www.uptodate.com/contents/furuncles-and-carbuncles" calcext:value-type="string">
            <text:p>https://www.uptodate.com/contents/furuncles-and-carbuncles</text:p>
          </table:table-cell>
          <table:table-cell table:style-name="ce5" table:number-columns-repeated="15"/>
          <table:table-cell table:number-columns-repeated="998"/>
        </table:table-row>
        <table:table-row table:style-name="ro9">
          <table:table-cell table:style-name="ce7" office:value-type="string" calcext:value-type="string">
            <text:p>Cellulitis</text:p>
          </table:table-cell>
          <table:table-cell table:style-name="ce8" office:value-type="string" calcext:value-type="string">
            <text:p>Acute spreading erythema, warmth, and tenderness&lt;/strong&gt; with poorly demarcated borders; unilateral lower extremity involvement most common</text:p>
          </table:table-cell>
          <table:table-cell table:style-name="ce8" office:value-type="string" calcext:value-type="string">
            <text:p>Acute bacterial infection of dermis and subcutaneous tissue; most commonly caused by beta-hemolytic streptococci (especially Streptococcus pyogenes) and Staphylococcus aureus; entry through breaks in skin barrier</text:p>
          </table:table-cell>
          <table:table-cell table:style-name="ce8" office:value-type="string" calcext:value-type="string">
            <text:p>Common; affects all ages; risk factors include lymphedema, venous insufficiency, obesity, diabetes, tinea pedis, prior cellulitis, immunosuppression</text:p>
          </table:table-cell>
          <table:table-cell table:style-name="ce8" office:value-type="string" calcext:value-type="string">
            <text:p>Erythema, warmth, swelling, tenderness with poorly demarcated borders; may have associated lymphangitis (red streaking) or regional lymphadenopathy; systemic symptoms (fever, chills) variable; lower extremities most common</text:p>
          </table:table-cell>
          <table:table-cell table:style-name="ce8" office:value-type="string" calcext:value-type="string">
            <text:p>Acute onset over hours to days; spreads rapidly without treatment; improves within 24-48 hours with appropriate antibiotics</text:p>
          </table:table-cell>
          <table:table-cell table:style-name="ce5" office:value-type="string" calcext:value-type="string">
            <text:p>Erysipelas, deep vein thrombosis, stasis dermatitis, contact dermatitis, necrotizing fasciitis, abscess, erythema migrans (Lyme disease), calciphylaxis</text:p>
          </table:table-cell>
          <table:table-cell table:style-name="ce5" office:value-type="string" calcext:value-type="string">
            <text:p>Clinical diagnosis; blood cultures have low yield; imaging (ultrasound, computed tomography, magnetic resonance imaging) if abscess or necrotizing infection suspected; mark borders to monitor progression</text:p>
          </table:table-cell>
          <table:table-cell table:style-name="ce5" office:value-type="string" calcext:value-type="string">
            <text:p>Oral antibiotics for uncomplicated cases: cephalexin, dicloxacillin, or clindamycin; add methicillin-resistant Staphylococcus aureus coverage (trimethoprim-sulfamethoxazole, doxycycline) if purulence present; intravenous antibiotics for severe cases; elevate affected limb; address predisposing factors</text:p>
          </table:table-cell>
          <table:table-cell table:style-name="ce5" office:value-type="string" calcext:value-type="string">
            <text:p>Y</text:p>
          </table:table-cell>
          <table:table-cell table:style-name="ce5" table:formula="of:=HYPERLINK(&quot;https://www.uptodate.com/contents/cellulitis-and-skin-abscess-in-adults-treatment&quot;)" office:value-type="string" office:string-value="https://www.uptodate.com/contents/cellulitis-and-skin-abscess-in-adults-treatment" calcext:value-type="string">
            <text:p>https://www.uptodate.com/contents/cellulitis-and-skin-abscess-in-adults-treatment</text:p>
          </table:table-cell>
          <table:table-cell table:style-name="ce5" table:number-columns-repeated="15"/>
          <table:table-cell table:number-columns-repeated="998"/>
        </table:table-row>
        <table:table-row table:style-name="ro6">
          <table:table-cell table:style-name="ce7" office:value-type="string" calcext:value-type="string">
            <text:p>Cherry Angioma</text:p>
          </table:table-cell>
          <table:table-cell table:style-name="ce8" office:value-type="string" calcext:value-type="string">
            <text:p>Bright red, dome-shaped papules; increase in number with age; "Campbell de Morgan spots"</text:p>
          </table:table-cell>
          <table:table-cell table:style-name="ce8" office:value-type="string" calcext:value-type="string">
            <text:p>Benign vascular proliferation of capillaries in papillary dermis; exact etiology unknown; may be associated with aging, pregnancy, chemical exposure</text:p>
          </table:table-cell>
          <table:table-cell table:style-name="ce8" office:value-type="string" calcext:value-type="string">
            <text:p>Extremely common; present in most adults over 30 years; increase in number and size with age; no gender predilection</text:p>
          </table:table-cell>
          <table:table-cell table:style-name="ce8" office:value-type="string" calcext:value-type="string">
            <text:p>Bright red to violaceous, dome-shaped or slightly pedunculated papules; typically 1-5 millimeters; blanch partially with pressure; most common on trunk; asymptomatic; may bleed if traumatized</text:p>
          </table:table-cell>
          <table:table-cell table:style-name="ce8" office:value-type="string" calcext:value-type="string">
            <text:p>Appear in early adulthood; increase in number throughout life; individual lesions persist indefinitely</text:p>
          </table:table-cell>
          <table:table-cell table:style-name="ce5" office:value-type="string" calcext:value-type="string">
            <text:p>Petechiae, purpura, angiokeratoma, pyogenic granuloma, melanoma (amelanotic), Kaposi sarcoma, bacillary angiomatosis</text:p>
          </table:table-cell>
          <table:table-cell table:style-name="ce5" office:value-type="string" calcext:value-type="string">
            <text:p>Clinical diagnosis based on appearance; dermoscopy shows red lacunae; biopsy rarely needed but shows dilated capillaries in papillary dermis</text:p>
          </table:table-cell>
          <table:table-cell table:style-name="ce5" office:value-type="string" calcext:value-type="string">
            <text:p>No treatment necessary; electrocautery, laser therapy (pulsed dye laser), or cryotherapy for cosmetic concerns or if bleeding</text:p>
          </table:table-cell>
          <table:table-cell table:style-name="ce5" office:value-type="string" calcext:value-type="string">
            <text:p>N</text:p>
          </table:table-cell>
          <table:table-cell table:style-name="ce5" table:formula="of:=HYPERLINK(&quot;https://www.uptodate.com/contents/cherry-angioma-campbell-de-morgan-spots&quot;)" office:value-type="string" office:string-value="https://www.uptodate.com/contents/cherry-angioma-campbell-de-morgan-spots" calcext:value-type="string">
            <text:p>https://www.uptodate.com/contents/cherry-angioma-campbell-de-morgan-spots</text:p>
          </table:table-cell>
          <table:table-cell table:style-name="ce5" table:number-columns-repeated="15"/>
          <table:table-cell table:number-columns-repeated="998"/>
        </table:table-row>
        <table:table-row table:style-name="ro8">
          <table:table-cell table:style-name="ce7" office:value-type="string" calcext:value-type="string">
            <text:p>Chilblains (Pernio)</text:p>
          </table:table-cell>
          <table:table-cell table:style-name="ce8" office:value-type="string" calcext:value-type="string">
            <text:p>Erythematous to violaceous papules on toes and fingers after cold, wet exposure; "COVID toes" during pandemic</text:p>
          </table:table-cell>
          <table:table-cell table:style-name="ce8" office:value-type="string" calcext:value-type="string">
            <text:p>Exaggerated inflammatory response to cold exposure causing vasospasm and hypoxemia; vessel wall inflammation with dermal edema; type I interferon immune response likely involved</text:p>
          </table:table-cell>
          <table:table-cell table:style-name="ce8" office:value-type="string" calcext:value-type="string">
            <text:p>Uncommon; affects individuals with prolonged cold, wet exposure (1-5 hours); increased incidence during COVID-19 pandemic in young patients without typical cold exposure</text:p>
          </table:table-cell>
          <table:table-cell table:style-name="ce8" office:value-type="string" calcext:value-type="string">
            <text:p>Erythematous to violaceous papules or plaques on acral sites (toes, fingers, thighs); pruritus, burning, pain; swelling; may blister or ulcerate; typically bilateral</text:p>
          </table:table-cell>
          <table:table-cell table:style-name="ce8" office:value-type="string" calcext:value-type="string">
            <text:p>Develops hours to days after cold exposure; lesions persist weeks; recurrent with repeated cold exposure</text:p>
          </table:table-cell>
          <table:table-cell table:style-name="ce5" office:value-type="string" calcext:value-type="string">
            <text:p>Frostbite, immersion foot, Raynaud phenomenon, vasculitis, erythromelalgia, COVID-19-associated pernio, acrocyanosis</text:p>
          </table:table-cell>
          <table:table-cell table:style-name="ce5" office:value-type="string" calcext:value-type="string">
            <text:p>Clinical diagnosis based on history of cold exposure and characteristic appearance; skin biopsy shows superficial and deep perivascular lymphocytic infiltrate with papillary dermal edema; consider COVID-19 testing if no cold exposure</text:p>
          </table:table-cell>
          <table:table-cell table:style-name="ce5" office:value-type="string" calcext:value-type="string">
            <text:p>Avoid cold exposure and keep extremities warm and dry; topical corticosteroids for inflammation; nifedipine or other calcium channel blockers for severe or recurrent cases; pentoxifylline may improve microcirculation</text:p>
          </table:table-cell>
          <table:table-cell table:style-name="ce5" office:value-type="string" calcext:value-type="string">
            <text:p>N</text:p>
          </table:table-cell>
          <table:table-cell table:style-name="ce5" table:formula="of:=HYPERLINK(&quot;https://www.uptodate.com/contents/pernio-chilblains&quot;)" office:value-type="string" office:string-value="https://www.uptodate.com/contents/pernio-chilblains" calcext:value-type="string">
            <text:p>https://www.uptodate.com/contents/pernio-chilblains</text:p>
          </table:table-cell>
          <table:table-cell table:style-name="ce5" table:number-columns-repeated="15"/>
          <table:table-cell table:number-columns-repeated="998"/>
        </table:table-row>
        <table:table-row table:style-name="ro15">
          <table:table-cell table:style-name="ce7" office:value-type="string" calcext:value-type="string">
            <text:p>Cobalamin (Vitamin B12) Deficiency</text:p>
          </table:table-cell>
          <table:table-cell table:style-name="ce8" office:value-type="string" calcext:value-type="string">
            <text:p>Megaloblastic anemia with neurologic symptoms (paresthesias, ataxia, loss of vibration and proprioception); glossitis; older adult on metformin or proton pump inhibitors</text:p>
          </table:table-cell>
          <table:table-cell table:style-name="ce8" office:value-type="string" calcext:value-type="string">
            <text:p>Impaired DNA synthesis due to inadequate cobalamin cofactor for methionine synthase and methylmalonyl-CoA mutase; causes megaloblastic anemia and demyelination of posterior and lateral spinal cord columns</text:p>
          </table:table-cell>
          <table:table-cell table:style-name="ce8" office:value-type="string" calcext:value-type="string">
            <text:p>Affects 2-3% of adults in United States; risk factors include older age, malabsorption (pernicious anemia, gastrectomy, ileal disease), strict vegan diet, metformin use, proton pump inhibitor use</text:p>
          </table:table-cell>
          <table:table-cell table:style-name="ce8" office:value-type="string" calcext:value-type="string">
            <text:p>Fatigue, weakness, pallor, glossitis, paresthesias (hands and feet), ataxia, loss of vibration and proprioception, memory loss, depression, cognitive impairment; may have macrocytic anemia or pancytopenia</text:p>
          </table:table-cell>
          <table:table-cell table:style-name="ce8" office:value-type="string" calcext:value-type="string">
            <text:p>Insidious onset over months to years; neurologic symptoms may precede hematologic changes; neurologic damage may be irreversible if prolonged</text:p>
          </table:table-cell>
          <table:table-cell table:style-name="ce5" office:value-type="string" calcext:value-type="string">
            <text:p>Folate deficiency, copper deficiency, hypothyroidism, myelodysplastic syndrome, alcohol use disorder, medication effects, multiple sclerosis (for neurologic symptoms)</text:p>
          </table:table-cell>
          <table:table-cell table:style-name="ce5" office:value-type="string" calcext:value-type="string">
            <text:p>Serum vitamin B12 less than 180 picograms per milliliter diagnostic; borderline levels (180-350 picograms per milliliter) require methylmalonic acid measurement (elevated if deficient); complete blood count shows macrocytosis and megaloblastic anemia; evaluate for pernicious anemia with anti-intrinsic factor antibodies</text:p>
          </table:table-cell>
          <table:table-cell table:style-name="ce5" office:value-type="string" calcext:value-type="string">
            <text:p>Oral vitamin B12 1000-2000 micrograms daily for most patients; intramuscular vitamin B12 1000 micrograms daily for 1 week, then weekly for 1 month, then monthly for severe deficiency or neurologic symptoms; treat underlying cause</text:p>
          </table:table-cell>
          <table:table-cell table:style-name="ce5" office:value-type="string" calcext:value-type="string">
            <text:p>Y</text:p>
          </table:table-cell>
          <table:table-cell table:style-name="ce5" table:formula="of:=HYPERLINK(&quot;https://www.uptodate.com/contents/clinical-manifestations-and-diagnosis-of-vitamin-b12-and-folate-deficiency&quot;)" office:value-type="string" office:string-value="https://www.uptodate.com/contents/clinical-manifestations-and-diagnosis-of-vitamin-b12-and-folate-deficiency" calcext:value-type="string">
            <text:p>https://www.uptodate.com/contents/clinical-manifestations-and-diagnosis-of-vitamin-b12-and-folate-deficiency</text:p>
          </table:table-cell>
          <table:table-cell table:style-name="ce5" table:number-columns-repeated="15"/>
          <table:table-cell table:number-columns-repeated="998"/>
        </table:table-row>
        <table:table-row table:style-name="ro16">
          <table:table-cell table:style-name="ce7" office:value-type="string" calcext:value-type="string">
            <text:p>Condyloma Acuminata</text:p>
          </table:table-cell>
          <table:table-cell table:style-name="ce8" office:value-type="string" calcext:value-type="string">
            <text:p>Cauliflower-like genital warts; sexually active young adult; associated with human papillomavirus types 6 and 11</text:p>
          </table:table-cell>
          <table:table-cell table:style-name="ce8" office:value-type="string" calcext:value-type="string">
            <text:p>Benign epithelial proliferation caused by low-risk human papillomavirus (primarily types 6 and 11); virus infects basal keratinocytes causing hyperplasia and koilocytosis</text:p>
          </table:table-cell>
          <table:table-cell table:style-name="ce8" office:value-type="string" calcext:value-type="string">
            <text:p>Very common sexually transmitted infection; affects sexually active individuals; increased prevalence in immunosuppressed patients; peak incidence in young adults (20-24 years)</text:p>
          </table:table-cell>
          <table:table-cell table:style-name="ce8" office:value-type="string" calcext:value-type="string">
            <text:p>Flesh-colored to pink, exophytic, papillomatous lesions with cauliflower-like appearance on anogenital skin; may be single or multiple; typically asymptomatic but may cause pruritus, bleeding, or pain</text:p>
          </table:table-cell>
          <table:table-cell table:style-name="ce8" office:value-type="string" calcext:value-type="string">
            <text:p>Develops weeks to months after human papillomavirus exposure; may spontaneously regress, persist, or enlarge; recurrence common after treatment</text:p>
          </table:table-cell>
          <table:table-cell table:style-name="ce5" office:value-type="string" calcext:value-type="string">
            <text:p>Condyloma lata (secondary syphilis), molluscum contagiosum, seborrheic keratosis, skin tags, squamous cell carcinoma, bowenoid papulosis, verrucous carcinoma</text:p>
          </table:table-cell>
          <table:table-cell table:style-name="ce5" office:value-type="string" calcext:value-type="string">
            <text:p>Clinical diagnosis based on appearance; biopsy if diagnosis uncertain showing papillomatosis, acanthosis, hyperkeratosis, koilocytosis; human papillomavirus testing not routinely needed</text:p>
          </table:table-cell>
          <table:table-cell table:style-name="ce5" office:value-type="string" calcext:value-type="string">
            <text:p>Patient-applied: imiquimod cream, podofilox gel, sinecatechins ointment; Provider-applied: cryotherapy, trichloroacetic acid, surgical excision, electrocautery, laser therapy; no single treatment superior; recurrence rates 20-30%</text:p>
          </table:table-cell>
          <table:table-cell table:style-name="ce5" office:value-type="string" calcext:value-type="string">
            <text:p>N</text:p>
          </table:table-cell>
          <table:table-cell table:style-name="ce5" table:formula="of:=HYPERLINK(&quot;https://www.uptodate.com/contents/genital-warts-condyloma-acuminata-in-adults-and-adolescents-treatment&quot;)" office:value-type="string" office:string-value="https://www.uptodate.com/contents/genital-warts-condyloma-acuminata-in-adults-and-adolescents-treatment" calcext:value-type="string">
            <text:p>https://www.uptodate.com/contents/genital-warts-condyloma-acuminata-in-adults-and-adolescents-treatment</text:p>
          </table:table-cell>
          <table:table-cell table:style-name="ce5" table:number-columns-repeated="15"/>
          <table:table-cell table:number-columns-repeated="998"/>
        </table:table-row>
        <table:table-row table:style-name="ro7">
          <table:table-cell table:style-name="ce7" office:value-type="string" calcext:value-type="string">
            <text:p>Congenital Dermal Melanocytosis</text:p>
          </table:table-cell>
          <table:table-cell table:style-name="ce8" office:value-type="string" calcext:value-type="string">
            <text:p>Blue-gray macules on lumbosacral area in Asian or darker-skinned newborn; "Mongolian spots"</text:p>
          </table:table-cell>
          <table:table-cell table:style-name="ce8" office:value-type="string" calcext:value-type="string">
            <text:p>Dermal melanocytes that failed to migrate from neural crest to epidermis during embryonic development; melanin in dermis appears blue-gray due to Tyndall effect</text:p>
          </table:table-cell>
          <table:table-cell table:style-name="ce8" office:value-type="string" calcext:value-type="string">
            <text:p>Present in 80-90% of Asian, African, and Native American infants; less common in Caucasian infants (5-10%); no gender predilection</text:p>
          </table:table-cell>
          <table:table-cell table:style-name="ce8" office:value-type="string" calcext:value-type="string">
            <text:p>Blue-gray to slate-gray macules or patches; most commonly lumbosacral region but may occur on buttocks, back, shoulders, extremities; well-demarcated or ill-defined borders; asymptomatic</text:p>
          </table:table-cell>
          <table:table-cell table:style-name="ce8" office:value-type="string" calcext:value-type="string">
            <text:p>Present at birth; most fade by age 1-4 years; extensive or dark lesions may persist into adulthood; rarely associated with inborn errors of metabolism (Hurler syndrome, GM1 gangliosidosis) if extensive and persistent</text:p>
          </table:table-cell>
          <table:table-cell table:style-name="ce5" office:value-type="string" calcext:value-type="string">
            <text:p>Bruising (child abuse consideration), nevus of Ota, nevus of Ito, blue nevus, dermal melanocytic hamartoma</text:p>
          </table:table-cell>
          <table:table-cell table:style-name="ce5" office:value-type="string" calcext:value-type="string">
            <text:p>Clinical diagnosis; biopsy rarely needed but shows dendritic melanocytes in dermis; consider metabolic workup if extensive, dark, progressive, or associated with other abnormalities</text:p>
          </table:table-cell>
          <table:table-cell table:style-name="ce5" office:value-type="string" calcext:value-type="string">
            <text:p>No treatment needed; reassure parents; lesions typically fade spontaneously; laser therapy (Q-switched alexandrite or ruby laser) for cosmetic concerns if persistent</text:p>
          </table:table-cell>
          <table:table-cell table:style-name="ce5" office:value-type="string" calcext:value-type="string">
            <text:p>N</text:p>
          </table:table-cell>
          <table:table-cell table:style-name="ce5" table:formula="of:=HYPERLINK(&quot;https://www.uptodate.com/contents/dermal-melanocytosis&quot;)" office:value-type="string" office:string-value="https://www.uptodate.com/contents/dermal-melanocytosis" calcext:value-type="string">
            <text:p>https://www.uptodate.com/contents/dermal-melanocytosis</text:p>
          </table:table-cell>
          <table:table-cell table:style-name="ce5" table:number-columns-repeated="15"/>
          <table:table-cell table:number-columns-repeated="998"/>
        </table:table-row>
        <table:table-row table:style-name="ro11">
          <table:table-cell table:style-name="ce7" office:value-type="string" calcext:value-type="string">
            <text:p>Congenital Melanocytic Nevus</text:p>
          </table:table-cell>
          <table:table-cell table:style-name="ce8" office:value-type="string" calcext:value-type="string">
            <text:p>Brown to black pigmented lesion present at birth; may have hypertrichosis; "bathing trunk" distribution for giant lesions</text:p>
          </table:table-cell>
          <table:table-cell table:style-name="ce8" office:value-type="string" calcext:value-type="string">
            <text:p>Postzygotic somatic mutations in mitogen-activated protein kinase pathway (most commonly NRAS); proliferation of melanocytes in dermis and epidermis during embryonic development</text:p>
          </table:table-cell>
          <table:table-cell table:style-name="ce8" office:value-type="string" calcext:value-type="string">
            <text:p>Occurs in 1-2% of newborns; no gender or racial predilection; giant congenital melanocytic nevi (greater than 20 centimeters projected adult size) rare (1 in 20,000-500,000 births)</text:p>
          </table:table-cell>
          <table:table-cell table:style-name="ce8" office:value-type="string" calcext:value-type="string">
            <text:p>Brown to black macule, papule, plaque, or nodule with irregular borders; may have hypertrichosis, surface irregularity, or nodularity; size ranges from small (less than 1.5 centimeters) to giant (greater than 20 centimeters projected adult size)</text:p>
          </table:table-cell>
          <table:table-cell table:style-name="ce8" office:value-type="string" calcext:value-type="string">
            <text:p>Present at birth or appears within first few weeks of life; grows proportionally with child; darkens and becomes more raised over time; hair growth increases with age</text:p>
          </table:table-cell>
          <table:table-cell table:style-name="ce5" office:value-type="string" calcext:value-type="string">
            <text:p>Café-au-lait macule, nevus spilus, Becker nevus, acquired melanocytic nevus, melanoma</text:p>
          </table:table-cell>
          <table:table-cell table:style-name="ce5" office:value-type="string" calcext:value-type="string">
            <text:p>Clinical diagnosis; dermoscopy shows pigment network, globules, structureless areas; biopsy if concern for malignant transformation showing melanocytes in dermis extending to deep reticular dermis or subcutis; magnetic resonance imaging of brain and spine if giant congenital melanocytic nevus to evaluate for neurocutaneous melanosis</text:p>
          </table:table-cell>
          <table:table-cell table:style-name="ce5" office:value-type="string" calcext:value-type="string">
            <text:p>Small to medium: observation with serial photography and dermoscopy; excision for cosmetic concerns or atypical features; Giant: staged excision, tissue expansion, or observation; laser therapy not recommended due to inability to monitor for melanoma</text:p>
          </table:table-cell>
          <table:table-cell table:style-name="ce5" office:value-type="string" calcext:value-type="string">
            <text:p>Y</text:p>
          </table:table-cell>
          <table:table-cell table:style-name="ce5" table:formula="of:=HYPERLINK(&quot;https://www.uptodate.com/contents/congenital-melanocytic-nevi&quot;)" office:value-type="string" office:string-value="https://www.uptodate.com/contents/congenital-melanocytic-nevi" calcext:value-type="string">
            <text:p>https://www.uptodate.com/contents/congenital-melanocytic-nevi</text:p>
          </table:table-cell>
          <table:table-cell table:style-name="ce5" table:number-columns-repeated="15"/>
          <table:table-cell table:number-columns-repeated="998"/>
        </table:table-row>
        <table:table-row table:style-name="ro12">
          <table:table-cell table:style-name="ce7" office:value-type="string" calcext:value-type="string">
            <text:p>Coxsackieviruses and Echoviruses</text:p>
          </table:table-cell>
          <table:table-cell table:style-name="ce8" office:value-type="string" calcext:value-type="string">
            <text:p>Child with hand, foot, and mouth disease or aseptic meningitis in summer/fall</text:p>
          </table:table-cell>
          <table:table-cell table:style-name="ce8" office:value-type="string" calcext:value-type="string">
            <text:p>Small non-enveloped RNA viruses in Picornaviridae family causing vasculopathy and tissue-specific damage via receptor-mediated entry (SCARB2, CAR, CD55, sialic acid)</text:p>
          </table:table-cell>
          <table:table-cell table:style-name="ce8" office:value-type="string" calcext:value-type="string">
            <text:p>Most common in neonates, infants, and young children; seasonal peaks in summer and fall; coxsackievirus A6 and echovirus 30 most frequently reported</text:p>
          </table:table-cell>
          <table:table-cell table:style-name="ce8" office:value-type="string" calcext:value-type="string">
            <text:p>Mild: respiratory infections, herpangina, hand-foot-mouth disease. Severe: aseptic meningitis, encephalitis, myocarditis, acute flaccid paralysis, neonatal sepsis</text:p>
          </table:table-cell>
          <table:table-cell table:style-name="ce8" office:value-type="string" calcext:value-type="string">
            <text:p>Incubation 3-6 days; most infections self-limited within 1-2 weeks; severe complications can develop rapidly in neonates</text:p>
          </table:table-cell>
          <table:table-cell table:style-name="ce5" office:value-type="string" calcext:value-type="string">
            <text:p>Herpes simplex virus, bacterial meningitis, other viral exanthems, Kawasaki disease</text:p>
          </table:table-cell>
          <table:table-cell table:style-name="ce5" office:value-type="string" calcext:value-type="string">
            <text:p>Clinical diagnosis for mild cases; PCR from cerebrospinal fluid, stool, or respiratory specimens for severe cases; viral culture; serotype identification when available</text:p>
          </table:table-cell>
          <table:table-cell table:style-name="ce5" office:value-type="string" calcext:value-type="string">
            <text:p>Supportive care for most cases; intravenous immunoglobulin for severe myocarditis or neonatal sepsis; no specific antiviral therapy available</text:p>
          </table:table-cell>
          <table:table-cell table:style-name="ce5" office:value-type="string" calcext:value-type="string">
            <text:p>Y</text:p>
          </table:table-cell>
          <table:table-cell table:style-name="ce5" table:formula="of:=HYPERLINK(&quot;https://www.cdc.gov/non-polio-enterovirus/&quot;)" office:value-type="string" office:string-value="https://www.cdc.gov/non-polio-enterovirus/" calcext:value-type="string">
            <text:p>https://www.cdc.gov/non-polio-enterovirus/</text:p>
          </table:table-cell>
          <table:table-cell table:style-name="ce5" table:number-columns-repeated="15"/>
          <table:table-cell table:number-columns-repeated="998"/>
        </table:table-row>
        <table:table-row table:style-name="ro7">
          <table:table-cell table:style-name="ce7" office:value-type="string" calcext:value-type="string">
            <text:p>Cutaneous Metastases</text:p>
          </table:table-cell>
          <table:table-cell table:style-name="ce8" office:value-type="string" calcext:value-type="string">
            <text:p>Firm painless dermal nodule in patient with known malignancy</text:p>
          </table:table-cell>
          <table:table-cell table:style-name="ce8" office:value-type="string" calcext:value-type="string">
            <text:p>Hematogenous or lymphatic spread of neoplastic cells from primary cancer to skin; histopathology often mimics primary tumor</text:p>
          </table:table-cell>
          <table:table-cell table:style-name="ce8" office:value-type="string" calcext:value-type="string">
            <text:p>Affects 0.7-10.4% of patients with internal malignancies; women: breast, melanoma, ovarian most common; men: melanoma, lung, colon, head and neck squamous cell carcinoma most common</text:p>
          </table:table-cell>
          <table:table-cell table:style-name="ce8" office:value-type="string" calcext:value-type="string">
            <text:p>Firm, painless, flesh-colored to erythematous dermal nodules or tumors; may present as inflammatory, cicatricial, or bullous lesions; can mimic lipomas, hemangiomas, cellulitis</text:p>
          </table:table-cell>
          <table:table-cell table:style-name="ce8" office:value-type="string" calcext:value-type="string">
            <text:p>Can be synchronous (at time of primary diagnosis) or metachronous (after treatment); 30% diagnosed before primary cancer identified</text:p>
          </table:table-cell>
          <table:table-cell table:style-name="ce5" office:value-type="string" calcext:value-type="string">
            <text:p>Benign skin tumors (lipoma, hemangioma), primary skin malignancy, cellulitis, other inflammatory dermatoses</text:p>
          </table:table-cell>
          <table:table-cell table:style-name="ce5" office:value-type="string" calcext:value-type="string">
            <text:p>Skin biopsy with histopathologic examination; immunohistochemistry to identify primary source; dermoscopy may aid initial assessment</text:p>
          </table:table-cell>
          <table:table-cell table:style-name="ce5" office:value-type="string" calcext:value-type="string">
            <text:p>Excision, chemotherapy, immunotherapy, radiation therapy, or palliative care depending on extent of disease and primary malignancy</text:p>
          </table:table-cell>
          <table:table-cell table:style-name="ce5" office:value-type="string" calcext:value-type="string">
            <text:p>Y</text:p>
          </table:table-cell>
          <table:table-cell table:style-name="ce5" table:formula="of:=HYPERLINK(&quot;https://www.uptodate.com/contents/cutaneous-metastases&quot;)" office:value-type="string" office:string-value="https://www.uptodate.com/contents/cutaneous-metastases" calcext:value-type="string">
            <text:p>https://www.uptodate.com/contents/cutaneous-metastases</text:p>
          </table:table-cell>
          <table:table-cell table:style-name="ce5" table:number-columns-repeated="15"/>
          <table:table-cell table:number-columns-repeated="998"/>
        </table:table-row>
        <table:table-row table:style-name="ro10">
          <table:table-cell table:style-name="ce7" office:value-type="string" calcext:value-type="string">
            <text:p>Cutaneous Systemic Scleroderma</text:p>
          </table:table-cell>
          <table:table-cell table:style-name="ce8" office:value-type="string" calcext:value-type="string">
            <text:p>Woman with Raynaud phenomenon, puffy fingers, and skin thickening starting distally</text:p>
          </table:table-cell>
          <table:table-cell table:style-name="ce8" office:value-type="string" calcext:value-type="string">
            <text:p>Vasculopathy, immune dysregulation, and progressive fibrosis on permissive genetic background; excessive collagen deposition in skin and organs</text:p>
          </table:table-cell>
          <table:table-cell table:style-name="ce8" office:value-type="string" calcext:value-type="string">
            <text:p>Rare disease; female predominance; peak onset 30-50 years; autoantibody profiles predict organ involvement and disease course</text:p>
          </table:table-cell>
          <table:table-cell table:style-name="ce8" office:value-type="string" calcext:value-type="string">
            <text:p>Early: Raynaud phenomenon, puffy fingers, fatigue. Progressive: skin thickening starting distally, joint contractures, tight hidebound skin, cutaneous calcinosis (25%); systemic features include interstitial lung disease, pulmonary hypertension, renal crisis</text:p>
          </table:table-cell>
          <table:table-cell table:style-name="ce8" office:value-type="string" calcext:value-type="string">
            <text:p>Progressive over months to years; skin can become atrophic after years; early diagnosis critical for disease-modifying treatment</text:p>
          </table:table-cell>
          <table:table-cell table:style-name="ce5" office:value-type="string" calcext:value-type="string">
            <text:p>Localized scleroderma (morphea), eosinophilic fasciitis, nephrogenic systemic fibrosis, scleromyxedema, graft-versus-host disease</text:p>
          </table:table-cell>
          <table:table-cell table:style-name="ce5" office:value-type="string" calcext:value-type="string">
            <text:p>Clinical diagnosis with modified Rodnan Skin Score; antinuclear antibodies; systemic sclerosis-specific antibodies (anti-centromere, anti-Scl-70, anti-RNA polymerase III); nailfold capillaroscopy showing scleroderma pattern; skin biopsy if uncertain</text:p>
          </table:table-cell>
          <table:table-cell table:style-name="ce5" office:value-type="string" calcext:value-type="string">
            <text:p>Immunosuppression (methotrexate, mycophenolate); vasodilators for Raynaud; organ-specific therapies; early treatment improves outcomes</text:p>
          </table:table-cell>
          <table:table-cell table:style-name="ce5" office:value-type="string" calcext:value-type="string">
            <text:p>N</text:p>
          </table:table-cell>
          <table:table-cell table:style-name="ce5" table:formula="of:=HYPERLINK(&quot;https://www.uptodate.com/contents/clinical-manifestations-and-diagnosis-of-systemic-sclerosis-scleroderma-in-adults&quot;)" office:value-type="string" office:string-value="https://www.uptodate.com/contents/clinical-manifestations-and-diagnosis-of-systemic-sclerosis-scleroderma-in-adults" calcext:value-type="string">
            <text:p>https://www.uptodate.com/contents/clinical-manifestations-and-diagnosis-of-systemic-sclerosis-scleroderma-in-adults</text:p>
          </table:table-cell>
          <table:table-cell table:style-name="ce5" table:number-columns-repeated="15"/>
          <table:table-cell table:number-columns-repeated="998"/>
        </table:table-row>
        <table:table-row table:style-name="ro10">
          <table:table-cell table:style-name="ce7" office:value-type="string" calcext:value-type="string">
            <text:p>Cutaneous T-cell lymphoma</text:p>
          </table:table-cell>
          <table:table-cell table:style-name="ce8" office:value-type="string" calcext:value-type="string">
            <text:p>Elderly patient with chronic pruritic patches and plaques unresponsive to topical steroids</text:p>
          </table:table-cell>
          <table:table-cell table:style-name="ce8" office:value-type="string" calcext:value-type="string">
            <text:p>Clonal proliferation of malignant T lymphocytes in skin; mycosis fungoides most common subtype; pathogenesis involves immune dysregulation and loss of tumor suppressor function</text:p>
          </table:table-cell>
          <table:table-cell table:style-name="ce8" office:value-type="string" calcext:value-type="string">
            <text:p>Rare; median age 55-60 years; male predominance; mycosis fungoides accounts for approximately 50% of primary cutaneous lymphomas</text:p>
          </table:table-cell>
          <table:table-cell table:style-name="ce8" office:value-type="string" calcext:value-type="string">
            <text:p>Mycosis fungoides: erythematous patches, plaques, tumors in sun-protected areas; intense pruritus. Sezary syndrome: erythroderma, lymphadenopathy, circulating atypical lymphocytes. CD30-positive disorders: papules, nodules with spontaneous regression</text:p>
          </table:table-cell>
          <table:table-cell table:style-name="ce8" office:value-type="string" calcext:value-type="string">
            <text:p>Indolent course over years to decades for mycosis fungoides; can progress from patches to plaques to tumors; Sezary syndrome more aggressive</text:p>
          </table:table-cell>
          <table:table-cell table:style-name="ce5" office:value-type="string" calcext:value-type="string">
            <text:p>Eczema, psoriasis, drug eruption, other inflammatory dermatoses, benign lymphoid infiltrates</text:p>
          </table:table-cell>
          <table:table-cell table:style-name="ce5" office:value-type="string" calcext:value-type="string">
            <text:p>Skin biopsy with histopathology; immunophenotyping (CD3, CD4, CD8, CD30); T-cell receptor gene rearrangement studies; flow cytometry of peripheral blood if Sezary suspected; imaging for staging</text:p>
          </table:table-cell>
          <table:table-cell table:style-name="ce5" office:value-type="string" calcext:value-type="string">
            <text:p>Skin-directed therapies (topical steroids, phototherapy, radiation) for early stage; systemic therapies (retinoids, interferon, chemotherapy, targeted agents) for advanced disease</text:p>
          </table:table-cell>
          <table:table-cell table:style-name="ce5" office:value-type="string" calcext:value-type="string">
            <text:p>N</text:p>
          </table:table-cell>
          <table:table-cell table:style-name="ce5" table:formula="of:=HYPERLINK(&quot;https://www.cancer.gov/types/lymphoma/hp/mycosis-fungoides-treatment-pdq&quot;)" office:value-type="string" office:string-value="https://www.cancer.gov/types/lymphoma/hp/mycosis-fungoides-treatment-pdq" calcext:value-type="string">
            <text:p>https://www.cancer.gov/types/lymphoma/hp/mycosis-fungoides-treatment-pdq</text:p>
          </table:table-cell>
          <table:table-cell table:style-name="ce5" table:number-columns-repeated="15"/>
          <table:table-cell table:number-columns-repeated="998"/>
        </table:table-row>
        <table:table-row table:style-name="ro17">
          <table:table-cell table:style-name="ce7" office:value-type="string" calcext:value-type="string">
            <text:p>Cutis Marmorata</text:p>
          </table:table-cell>
          <table:table-cell table:style-name="ce8" office:value-type="string" calcext:value-type="string">
            <text:p>Newborn with reticular bluish rash that disappears with warming</text:p>
          </table:table-cell>
          <table:table-cell table:style-name="ce8" office:value-type="string" calcext:value-type="string">
            <text:p>Physiologic dilation of capillaries and venules in response to cold temperature; reflects immaturity of vascular system</text:p>
          </table:table-cell>
          <table:table-cell table:style-name="ce8" office:value-type="string" calcext:value-type="string">
            <text:p>Common in newborns, especially in first weeks of life; resolves by 4-6 months of age</text:p>
          </table:table-cell>
          <table:table-cell table:style-name="ce8" office:value-type="string" calcext:value-type="string">
            <text:p>Symmetrical reticular, lacy, bluish rash on trunk and extremities; completely resolves with warming; no skin atrophy or ulceration</text:p>
          </table:table-cell>
          <table:table-cell table:style-name="ce8" office:value-type="string" calcext:value-type="string">
            <text:p>Transient; appears with cold exposure; disappears with warming; resolves spontaneously by 4-6 months</text:p>
          </table:table-cell>
          <table:table-cell table:style-name="ce5" office:value-type="string" calcext:value-type="string">
            <text:p>Cutis marmorata telangiectatica congenita, livedo reticularis, neonatal lupus</text:p>
          </table:table-cell>
          <table:table-cell table:style-name="ce5" office:value-type="string" calcext:value-type="string">
            <text:p>Clinical diagnosis; no testing required; if persistent, unilateral, or associated with skin atrophy, consider alternative diagnosis</text:p>
          </table:table-cell>
          <table:table-cell table:style-name="ce5" office:value-type="string" calcext:value-type="string">
            <text:p>Reassurance; no treatment needed; keep infant warm</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12">
          <table:table-cell table:style-name="ce7" office:value-type="string" calcext:value-type="string">
            <text:p>Cutis Marmorata Telangiectatica Congenita</text:p>
          </table:table-cell>
          <table:table-cell table:style-name="ce8" office:value-type="string" calcext:value-type="string">
            <text:p>Newborn with persistent reticular violaceous skin lesions that do not completely resolve with warming</text:p>
          </table:table-cell>
          <table:table-cell table:style-name="ce8" office:value-type="string" calcext:value-type="string">
            <text:p>Congenital vascular anomaly with persistent dilation of capillaries and venules; exact pathogenesis unknown; may involve hemihypoplasia in classic form</text:p>
          </table:table-cell>
          <table:table-cell table:style-name="ce8" office:value-type="string" calcext:value-type="string">
            <text:p>Rare; affects approximately 57.5% as isolated form; 300-500 cases reported in literature</text:p>
          </table:table-cell>
          <table:table-cell table:style-name="ce8" office:value-type="string" calcext:value-type="string">
            <text:p>Irregular, marbled, net-like, reddish-to-violaceous flat skin lesions that persist despite warming; may have skin atrophy or ulceration; classic form includes hemihypoplasia and possible glaucoma</text:p>
          </table:table-cell>
          <table:table-cell table:style-name="ce8" office:value-type="string" calcext:value-type="string">
            <text:p>Congenital; present at birth; lesions may improve over time but do not acutely resolve with warming</text:p>
          </table:table-cell>
          <table:table-cell table:style-name="ce5" office:value-type="string" calcext:value-type="string">
            <text:p>Physiologic cutis marmorata, Klippel-Trenaunay syndrome, neonatal lupus, diffuse capillary malformation with undergrowth</text:p>
          </table:table-cell>
          <table:table-cell table:style-name="ce5" office:value-type="string" calcext:value-type="string">
            <text:p>Clinical diagnosis based on persistent lesions that do not completely resolve with warming; skin biopsy rarely needed; ophthalmologic examination if classic form suspected</text:p>
          </table:table-cell>
          <table:table-cell table:style-name="ce5" office:value-type="string" calcext:value-type="string">
            <text:p>Observation for isolated form; treatment of associated complications (glaucoma screening, limb length discrepancy management); laser therapy for cosmetic concerns</text:p>
          </table:table-cell>
          <table:table-cell table:style-name="ce5" office:value-type="string" calcext:value-type="string">
            <text:p>N</text:p>
          </table:table-cell>
          <table:table-cell table:style-name="ce5" table:formula="of:=HYPERLINK(&quot;https://www.ncbi.nlm.nih.gov/books/NBK581081/&quot;)" office:value-type="string" office:string-value="https://www.ncbi.nlm.nih.gov/books/NBK581081/" calcext:value-type="string">
            <text:p>https://www.ncbi.nlm.nih.gov/books/NBK581081/</text:p>
          </table:table-cell>
          <table:table-cell table:style-name="ce5" table:number-columns-repeated="15"/>
          <table:table-cell table:number-columns-repeated="998"/>
        </table:table-row>
        <table:table-row table:style-name="ro7">
          <table:table-cell table:style-name="ce7" office:value-type="string" calcext:value-type="string">
            <text:p>Cyanosis</text:p>
          </table:table-cell>
          <table:table-cell table:style-name="ce8" office:value-type="string" calcext:value-type="string">
            <text:p>Patient with bluish discoloration of lips and nail beds</text:p>
          </table:table-cell>
          <table:table-cell table:style-name="ce8" office:value-type="string" calcext:value-type="string">
            <text:p>Central: inadequate oxygenation of blood (cardiac or pulmonary pathology, methemoglobinemia). Peripheral: increased oxygen extraction in tissues (low cardiac output, vasoconstriction, venous obstruction)</text:p>
          </table:table-cell>
          <table:table-cell table:style-name="ce8" office:value-type="string" calcext:value-type="string">
            <text:p>Common clinical finding; central cyanosis suggests serious cardiopulmonary disease; peripheral cyanosis may be benign or pathologic</text:p>
          </table:table-cell>
          <table:table-cell table:style-name="ce8" office:value-type="string" calcext:value-type="string">
            <text:p>Central: bluish discoloration of tongue, lips, mucous membranes. Peripheral: bluish discoloration of extremities, nail beds. Visible when deoxygenated hemoglobin exceeds 5 grams per deciliter</text:p>
          </table:table-cell>
          <table:table-cell table:style-name="ce8" office:value-type="string" calcext:value-type="string">
            <text:p>Acute onset suggests pulmonary embolism, pneumothorax, acute heart failure; chronic suggests congenital heart disease, chronic lung disease</text:p>
          </table:table-cell>
          <table:table-cell table:style-name="ce5" office:value-type="string" calcext:value-type="string">
            <text:p>Acrocyanosis (benign), Raynaud phenomenon, polycythemia, abnormal hemoglobins</text:p>
          </table:table-cell>
          <table:table-cell table:style-name="ce5" office:value-type="string" calcext:value-type="string">
            <text:p>Pulse oximetry; arterial blood gas; chest radiograph; echocardiography; methemoglobin level if suspected; complete blood count</text:p>
          </table:table-cell>
          <table:table-cell table:style-name="ce5" office:value-type="string" calcext:value-type="string">
            <text:p>Supplemental oxygen for hypoxemia; treat underlying cause (cardiac disease, pulmonary disease, methemoglobinemia with methylene blue)</text:p>
          </table:table-cell>
          <table:table-cell table:style-name="ce5" office:value-type="string" calcext:value-type="string">
            <text:p>Y</text:p>
          </table:table-cell>
          <table:table-cell table:style-name="ce5" table:formula="of:=HYPERLINK(&quot;https://www.uptodate.com/contents/cyanosis-in-children&quot;)" office:value-type="string" office:string-value="https://www.uptodate.com/contents/cyanosis-in-children" calcext:value-type="string">
            <text:p>https://www.uptodate.com/contents/cyanosis-in-children</text:p>
          </table:table-cell>
          <table:table-cell table:style-name="ce5" table:number-columns-repeated="15"/>
          <table:table-cell table:number-columns-repeated="998"/>
        </table:table-row>
        <table:table-row table:style-name="ro14">
          <table:table-cell table:style-name="ce7" office:value-type="string" calcext:value-type="string">
            <text:p>Dermatitis Herpetiformis</text:p>
          </table:table-cell>
          <table:table-cell table:style-name="ce8" office:value-type="string" calcext:value-type="string">
            <text:p>Patient with celiac disease presenting with intensely pruritic vesicles on elbows, knees, and buttocks</text:p>
          </table:table-cell>
          <table:table-cell table:style-name="ce8" office:value-type="string" calcext:value-type="string">
            <text:p>Autoimmune response to gluten in genetically susceptible individuals (HLA-DQ2 or DQ8); IgA autoantibodies against epidermal transglutaminase 3 deposit in papillary dermis forming immune complexes</text:p>
          </table:table-cell>
          <table:table-cell table:style-name="ce8" office:value-type="string" calcext:value-type="string">
            <text:p>Mean age at onset approximately 50 years; slightly more common in males; affects gluten-sensitive individuals; incidence decreasing while celiac disease incidence increasing</text:p>
          </table:table-cell>
          <table:table-cell table:style-name="ce8" office:value-type="string" calcext:value-type="string">
            <text:p>Intensely pruritic, symmetrical, grouped (herpetiform) vesicles and papules on extensor surfaces (elbows, knees), buttocks, sacral region, and scalp; most patients have villous atrophy on small bowel biopsy though gastrointestinal symptoms are rare</text:p>
          </table:table-cell>
          <table:table-cell table:style-name="ce8" office:value-type="string" calcext:value-type="string">
            <text:p>Chronic condition; rash improves slowly (mean 2 years) on gluten-free diet; dapsone provides rapid symptom control</text:p>
          </table:table-cell>
          <table:table-cell table:style-name="ce5" office:value-type="string" calcext:value-type="string">
            <text:p>Bullous pemphigoid, linear IgA disease, scabies, eczema, contact dermatitis</text:p>
          </table:table-cell>
          <table:table-cell table:style-name="ce5" office:value-type="string" calcext:value-type="string">
            <text:p>Direct immunofluorescence of perilesional skin showing granular IgA deposits in papillary dermis (pathognomonic); serum tissue transglutaminase antibodies supportive but not required; small bowel biopsy shows villous atrophy or celiac-type inflammation</text:p>
          </table:table-cell>
          <table:table-cell table:style-name="ce5" office:value-type="string" calcext:value-type="string">
            <text:p>Strict lifelong gluten-free diet (including uncontaminated oats); dapsone for rapid control of rash and itching at onset (can be stopped after mean 2 years once diet takes effect); topical clobetasol for adjunctive symptom relief</text:p>
          </table:table-cell>
          <table:table-cell table:style-name="ce5" office:value-type="string" calcext:value-type="string">
            <text:p>N</text:p>
          </table:table-cell>
          <table:table-cell table:style-name="ce5" table:formula="of:=HYPERLINK(&quot;https://www.uptodate.com/contents/dermatitis-herpetiformis&quot;)" office:value-type="string" office:string-value="https://www.uptodate.com/contents/dermatitis-herpetiformis" calcext:value-type="string">
            <text:p>https://www.uptodate.com/contents/dermatitis-herpetiformis</text:p>
          </table:table-cell>
          <table:table-cell table:style-name="ce5" table:number-columns-repeated="15"/>
          <table:table-cell table:number-columns-repeated="998"/>
        </table:table-row>
        <table:table-row table:style-name="ro10">
          <table:table-cell table:style-name="ce7" office:value-type="string" calcext:value-type="string">
            <text:p>Dermatofibroma</text:p>
          </table:table-cell>
          <table:table-cell table:style-name="ce8" office:value-type="string" calcext:value-type="string">
            <text:p>Firm, fixed dermal nodule on lower extremity that dimples with lateral compression</text:p>
          </table:table-cell>
          <table:table-cell table:style-name="ce8" office:value-type="string" calcext:value-type="string">
            <text:p>Benign fibrous proliferation of dermal fibroblasts and histiocytes; exact etiology unknown; may develop after minor trauma or insect bites</text:p>
          </table:table-cell>
          <table:table-cell table:style-name="ce8" office:value-type="string" calcext:value-type="string">
            <text:p>Common; more frequent in women; typically occurs in young to middle-aged adults</text:p>
          </table:table-cell>
          <table:table-cell table:style-name="ce8" office:value-type="string" calcext:value-type="string">
            <text:p>Firm, fixed, dome-shaped papule or nodule (usually less than 1 cm); brown, red, or skin-colored; most commonly on lower extremities; positive dimple sign (lateral compression causes central depression); usually asymptomatic but may be tender or pruritic</text:p>
          </table:table-cell>
          <table:table-cell table:style-name="ce8" office:value-type="string" calcext:value-type="string">
            <text:p>Slow-growing; persists indefinitely; does not spontaneously resolve</text:p>
          </table:table-cell>
          <table:table-cell table:style-name="ce5" office:value-type="string" calcext:value-type="string">
            <text:p>Melanoma, basal cell carcinoma, nevus, keloid, lipoma, epidermoid cyst</text:p>
          </table:table-cell>
          <table:table-cell table:style-name="ce5" office:value-type="string" calcext:value-type="string">
            <text:p>Clinical diagnosis based on appearance and dimple sign; dermoscopy shows peripheral pigment network; skin biopsy if diagnosis uncertain or to exclude melanoma</text:p>
          </table:table-cell>
          <table:table-cell table:style-name="ce5" office:value-type="string" calcext:value-type="string">
            <text:p>Observation for asymptomatic lesions; surgical excision if symptomatic, cosmetically concerning, or diagnosis uncertain; cryotherapy alternative but higher recurrence rate</text:p>
          </table:table-cell>
          <table:table-cell table:style-name="ce5" office:value-type="string" calcext:value-type="string">
            <text:p>N</text:p>
          </table:table-cell>
          <table:table-cell table:style-name="ce5" table:formula="of:=HYPERLINK(&quot;https://www.aafp.org/pubs/afp/issues/2003/0215/p729.html&quot;)" office:value-type="string" office:string-value="https://www.aafp.org/pubs/afp/issues/2003/0215/p729.html" calcext:value-type="string">
            <text:p>https://www.aafp.org/pubs/afp/issues/2003/0215/p729.html</text:p>
          </table:table-cell>
          <table:table-cell table:style-name="ce5" table:number-columns-repeated="15"/>
          <table:table-cell table:number-columns-repeated="998"/>
        </table:table-row>
        <table:table-row table:style-name="ro9">
          <table:table-cell table:style-name="ce7" office:value-type="string" calcext:value-type="string">
            <text:p>Dermatomyositis</text:p>
          </table:table-cell>
          <table:table-cell table:style-name="ce8" office:value-type="string" calcext:value-type="string">
            <text:p>Patient with proximal muscle weakness, heliotrope rash, and Gottron papules</text:p>
          </table:table-cell>
          <table:table-cell table:style-name="ce8" office:value-type="string" calcext:value-type="string">
            <text:p>Autoimmune-mediated inflammation of muscle and skin; complement-mediated microangiopathy; associated with myositis-specific autoantibodies; increased risk of underlying malignancy (especially in adults over 40 years)</text:p>
          </table:table-cell>
          <table:table-cell table:style-name="ce8" office:value-type="string" calcext:value-type="string">
            <text:p>Bimodal age distribution: children (5-15 years) and adults (40-60 years); female predominance (2:1); incidence approximately 1-10 per million</text:p>
          </table:table-cell>
          <table:table-cell table:style-name="ce8" office:value-type="string" calcext:value-type="string">
            <text:p>Proximal symmetric muscle weakness; characteristic skin findings include heliotrope rash (violaceous periorbital edema), Gottron papules (erythematous papules over knuckles), Gottron sign (erythema over extensor surfaces), shawl sign, V-sign; dysphagia; respiratory muscle weakness; interstitial lung disease</text:p>
          </table:table-cell>
          <table:table-cell table:style-name="ce8" office:value-type="string" calcext:value-type="string">
            <text:p>Subacute onset over weeks to months; progressive without treatment; skin manifestations may precede, follow, or occur simultaneously with muscle weakness</text:p>
          </table:table-cell>
          <table:table-cell table:style-name="ce5" office:value-type="string" calcext:value-type="string">
            <text:p>Polymyositis, systemic lupus erythematosus, mixed connective tissue disease, inclusion body myositis, drug-induced myopathy, hypothyroidism</text:p>
          </table:table-cell>
          <table:table-cell table:style-name="ce5" office:value-type="string" calcext:value-type="string">
            <text:p>Elevated creatine kinase and aldolase; myositis-specific autoantibodies (anti-Jo-1, anti-Mi-2); electromyography showing myopathic changes; muscle biopsy showing perifascicular atrophy; MRI showing muscle edema; malignancy screening in adults</text:p>
          </table:table-cell>
          <table:table-cell table:style-name="ce5" office:value-type="string" calcext:value-type="string">
            <text:p>Systemic corticosteroids (first-line); steroid-sparing agents (methotrexate, azathioprine, mycophenolate); intravenous immunoglobulin for refractory cases; physical therapy; sun protection for skin manifestations</text:p>
          </table:table-cell>
          <table:table-cell table:style-name="ce5" office:value-type="string" calcext:value-type="string">
            <text:p>Y</text:p>
          </table:table-cell>
          <table:table-cell table:style-name="ce5" table:formula="of:=HYPERLINK(&quot;https://www.uptodate.com/contents/clinical-manifestations-of-dermatomyositis-and-polymyositis-in-adults&quot;)" office:value-type="string" office:string-value="https://www.uptodate.com/contents/clinical-manifestations-of-dermatomyositis-and-polymyositis-in-adults" calcext:value-type="string">
            <text:p>https://www.uptodate.com/contents/clinical-manifestations-of-dermatomyositis-and-polymyositis-in-adults</text:p>
          </table:table-cell>
          <table:table-cell table:style-name="ce5" table:number-columns-repeated="15"/>
          <table:table-cell table:number-columns-repeated="998"/>
        </table:table-row>
        <table:table-row table:style-name="ro15">
          <table:table-cell table:style-name="ce7" office:value-type="string" calcext:value-type="string">
            <text:p>Dermatophytosis</text:p>
          </table:table-cell>
          <table:table-cell table:style-name="ce8" office:value-type="string" calcext:value-type="string">
            <text:p>Pruritic annular scaly plaque with central clearing and raised border</text:p>
          </table:table-cell>
          <table:table-cell table:style-name="ce8" office:value-type="string" calcext:value-type="string">
            <text:p>Superficial fungal infection of keratinized tissues (skin, hair, nails) caused by dermatophyte fungi (Trichophyton, Microsporum, Epidermophyton species); transmission via direct contact or fomites</text:p>
          </table:table-cell>
          <table:table-cell table:style-name="ce8" office:value-type="string" calcext:value-type="string">
            <text:p>Common worldwide; affects all ages; tinea pedis most common form in adults; tinea capitis most common in children; increased risk with warm humid environments, occlusive footwear, immunosuppression</text:p>
          </table:table-cell>
          <table:table-cell table:style-name="ce8" office:value-type="string" calcext:value-type="string">
            <text:p>Varies by location: tinea corporis (annular plaques with peripheral scaling and central clearing on trunk/extremities); tinea pedis (interdigital maceration, scaling on soles); tinea cruris (groin involvement sparing scrotum); tinea capitis (patchy alopecia, scaling); tinea unguium (onychomycosis with nail thickening, discoloration)</text:p>
          </table:table-cell>
          <table:table-cell table:style-name="ce8" office:value-type="string" calcext:value-type="string">
            <text:p>Gradual onset; chronic and progressive without treatment; may spread to other body sites or contacts</text:p>
          </table:table-cell>
          <table:table-cell table:style-name="ce5" office:value-type="string" calcext:value-type="string">
            <text:p>Eczema, psoriasis, pityriasis rosea, erythrasma, candidiasis, contact dermatitis, seborrheic dermatitis</text:p>
          </table:table-cell>
          <table:table-cell table:style-name="ce5" office:value-type="string" calcext:value-type="string">
            <text:p>Clinical diagnosis for typical presentations; potassium hydroxide preparation of skin scrapings showing hyphae; fungal culture for confirmation and speciation; dermoscopy may aid diagnosis</text:p>
          </table:table-cell>
          <table:table-cell table:style-name="ce5" office:value-type="string" calcext:value-type="string">
            <text:p>Topical antifungals (terbinafine, azoles) for localized skin infections; oral antifungals (terbinafine, itraconazole, fluconazole) for extensive disease, scalp involvement, or nail infections; griseofulvin alternative for tinea capitis in children</text:p>
          </table:table-cell>
          <table:table-cell table:style-name="ce5" office:value-type="string" calcext:value-type="string">
            <text:p>N</text:p>
          </table:table-cell>
          <table:table-cell table:style-name="ce5" table:formula="of:=HYPERLINK(&quot;https://www.aafp.org/pubs/afp/issues/2003/0101/p101.html&quot;)" office:value-type="string" office:string-value="https://www.aafp.org/pubs/afp/issues/2003/0101/p101.html" calcext:value-type="string">
            <text:p>https://www.aafp.org/pubs/afp/issues/2003/0101/p101.html</text:p>
          </table:table-cell>
          <table:table-cell table:style-name="ce5" table:number-columns-repeated="15"/>
          <table:table-cell table:number-columns-repeated="998"/>
        </table:table-row>
        <table:table-row table:style-name="ro7">
          <table:table-cell table:style-name="ce7" office:value-type="string" calcext:value-type="string">
            <text:p>Dermatosis Papulosa Nigra</text:p>
          </table:table-cell>
          <table:table-cell table:style-name="ce8" office:value-type="string" calcext:value-type="string">
            <text:p>Asymptomatic hyperpigmented facial papules in patient with skin of color</text:p>
          </table:table-cell>
          <table:table-cell table:style-name="ce8" office:value-type="string" calcext:value-type="string">
            <text:p>Benign variant of seborrheic keratosis; exact pathogenesis unknown; genetic predisposition; may be related to sun exposure and aging</text:p>
          </table:table-cell>
          <table:table-cell table:style-name="ce8" office:value-type="string" calcext:value-type="string">
            <text:p>Affects approximately 33% of individuals with skin of color; onset typically in adolescence; increases in number and size with age; strong familial tendency; more common in Black individuals</text:p>
          </table:table-cell>
          <table:table-cell table:style-name="ce8" office:value-type="string" calcext:value-type="string">
            <text:p>Multiple small (1-5 mm), smooth, hyperpigmented, filiform or sessile papules; most commonly on face (especially malar regions, forehead, periorbital areas) and neck; asymptomatic; cosmetic concern for some patients</text:p>
          </table:table-cell>
          <table:table-cell table:style-name="ce8" office:value-type="string" calcext:value-type="string">
            <text:p>Onset in adolescence; gradually increases in number and size throughout adulthood; does not spontaneously resolve</text:p>
          </table:table-cell>
          <table:table-cell table:style-name="ce5" office:value-type="string" calcext:value-type="string">
            <text:p>Seborrheic keratosis, skin tags (acrochordons), melanocytic nevi, syringomas, flat warts</text:p>
          </table:table-cell>
          <table:table-cell table:style-name="ce5" office:value-type="string" calcext:value-type="string">
            <text:p>Clinical diagnosis based on characteristic appearance and distribution; biopsy rarely needed but shows features of seborrheic keratosis if performed</text:p>
          </table:table-cell>
          <table:table-cell table:style-name="ce5" office:value-type="string" calcext:value-type="string">
            <text:p>Treatment optional (cosmetic indication only); options include scissor excision, light electrodesiccation, cryotherapy (risk of hypopigmentation), curettage, laser therapy; observation acceptable</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8">
          <table:table-cell table:style-name="ce7" office:value-type="string" calcext:value-type="string">
            <text:p>Diabetic Bullae</text:p>
          </table:table-cell>
          <table:table-cell table:style-name="ce8" office:value-type="string" calcext:value-type="string">
            <text:p>Patient with long-standing diabetes presenting with painless tense bullae on lower extremities</text:p>
          </table:table-cell>
          <table:table-cell table:style-name="ce8" office:value-type="string" calcext:value-type="string">
            <text:p>Exact mechanism unknown; proposed theories include microangiopathy, altered collagen metabolism, and increased skin fragility from chronic hyperglycemia; non-inflammatory subepidermal or intraepidermal blister formation</text:p>
          </table:table-cell>
          <table:table-cell table:style-name="ce8" office:value-type="string" calcext:value-type="string">
            <text:p>Rare; affects less than 0.5% of diabetic patients; more common in males with long-standing diabetes (typically over 10 years); associated with diabetic neuropathy and nephropathy</text:p>
          </table:table-cell>
          <table:table-cell table:style-name="ce8" office:value-type="string" calcext:value-type="string">
            <text:p>Sudden onset of painless, tense, clear fluid-filled bullae on acral surfaces (feet, lower legs, hands); typically bilateral; no surrounding erythema; heal without scarring</text:p>
          </table:table-cell>
          <table:table-cell table:style-name="ce8" office:value-type="string" calcext:value-type="string">
            <text:p>Spontaneous onset; heal within 2-6 weeks without treatment; may recur</text:p>
          </table:table-cell>
          <table:table-cell table:style-name="ce5" office:value-type="string" calcext:value-type="string">
            <text:p>Bullous pemphigoid, epidermolysis bullosa acquisita, porphyria cutanea tarda, bullous drug eruption, friction blisters</text:p>
          </table:table-cell>
          <table:table-cell table:style-name="ce5" office:value-type="string" calcext:value-type="string">
            <text:p>Clinical diagnosis in diabetic patient; skin biopsy if diagnosis uncertain shows subepidermal or intraepidermal split without inflammation; direct immunofluorescence negative</text:p>
          </table:table-cell>
          <table:table-cell table:style-name="ce5" office:value-type="string" calcext:value-type="string">
            <text:p>Supportive care; protect bullae from rupture; sterile drainage if large; wound care if ruptured; optimize glycemic control; typically heal spontaneously</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13">
          <table:table-cell table:style-name="ce7" office:value-type="string" calcext:value-type="string">
            <text:p>Diabetic Ulcers</text:p>
          </table:table-cell>
          <table:table-cell table:style-name="ce8" office:value-type="string" calcext:value-type="string">
            <text:p>Patient with diabetes presenting with painless foot ulcer over pressure point</text:p>
          </table:table-cell>
          <table:table-cell table:style-name="ce8" office:value-type="string" calcext:value-type="string">
            <text:p>Multifactorial: peripheral neuropathy (loss of protective sensation), peripheral arterial disease (impaired perfusion), repetitive trauma, impaired wound healing from hyperglycemia, and increased infection susceptibility</text:p>
          </table:table-cell>
          <table:table-cell table:style-name="ce8" office:value-type="string" calcext:value-type="string">
            <text:p>Affects 15-25% of diabetic patients during lifetime; leading cause of non-traumatic lower extremity amputation; risk increases with duration of diabetes, poor glycemic control, peripheral neuropathy, and peripheral arterial disease</text:p>
          </table:table-cell>
          <table:table-cell table:style-name="ce8" office:value-type="string" calcext:value-type="string">
            <text:p>Painless ulcer (due to neuropathy) typically on plantar surface over metatarsal heads or other pressure points; surrounding callus; may have purulent drainage if infected; diminished or absent pedal pulses if arterial disease present</text:p>
          </table:table-cell>
          <table:table-cell table:style-name="ce8" office:value-type="string" calcext:value-type="string">
            <text:p>Chronic; slow to heal; high recurrence rate (40% within 1 year, 65% within 5 years)</text:p>
          </table:table-cell>
          <table:table-cell table:style-name="ce5" office:value-type="string" calcext:value-type="string">
            <text:p>Venous ulcers, arterial ulcers, pressure ulcers, vasculitic ulcers, pyoderma gangrenosum, malignancy</text:p>
          </table:table-cell>
          <table:table-cell table:style-name="ce5" office:value-type="string" calcext:value-type="string">
            <text:p>Clinical examination; monofilament testing for neuropathy; ankle-brachial index for arterial disease; probe-to-bone test for osteomyelitis; wound culture if infection suspected; radiographs or MRI if osteomyelitis suspected</text:p>
          </table:table-cell>
          <table:table-cell table:style-name="ce5" office:value-type="string" calcext:value-type="string">
            <text:p>Offloading with total contact cast or specialized footwear; debridement of necrotic tissue and callus; infection control with antibiotics if indicated; revascularization if arterial insufficiency; glycemic control; advanced therapies (growth factors, bioengineered skin) for refractory ulcers</text:p>
          </table:table-cell>
          <table:table-cell table:style-name="ce5" office:value-type="string" calcext:value-type="string">
            <text:p>Y</text:p>
          </table:table-cell>
          <table:table-cell table:style-name="ce5" table:formula="of:=HYPERLINK(&quot;https://www.uptodate.com/contents/evaluation-and-management-of-diabetic-foot-ulcers&quot;)" office:value-type="string" office:string-value="https://www.uptodate.com/contents/evaluation-and-management-of-diabetic-foot-ulcers" calcext:value-type="string">
            <text:p>https://www.uptodate.com/contents/evaluation-and-management-of-diabetic-foot-ulcers</text:p>
          </table:table-cell>
          <table:table-cell table:style-name="ce5" table:number-columns-repeated="15"/>
          <table:table-cell table:number-columns-repeated="998"/>
        </table:table-row>
        <table:table-row table:style-name="ro9">
          <table:table-cell table:style-name="ce7" office:value-type="string" calcext:value-type="string">
            <text:p>Discoid Lupus Erythematosus</text:p>
          </table:table-cell>
          <table:table-cell table:style-name="ce8" office:value-type="string" calcext:value-type="string">
            <text:p>Patient with well-demarcated erythematous scaly plaques on sun-exposed areas that heal with scarring and hypopigmentation</text:p>
          </table:table-cell>
          <table:table-cell table:style-name="ce8" office:value-type="string" calcext:value-type="string">
            <text:p>Autoimmune disease with T-cell and B-cell activation; photosensitivity triggers inflammation; immune complex deposition and complement activation in skin; genetic predisposition (HLA-DR2, HLA-DR3)</text:p>
          </table:table-cell>
          <table:table-cell table:style-name="ce8" office:value-type="string" calcext:value-type="string">
            <text:p>More common in women (female to male ratio 2-3:1); peak onset 20-40 years; more common and severe in Black individuals; 5-10% of patients with systemic lupus erythematosus have discoid lesions; only 5-10% of isolated discoid lupus progresses to systemic disease</text:p>
          </table:table-cell>
          <table:table-cell table:style-name="ce8" office:value-type="string" calcext:value-type="string">
            <text:p>Well-demarcated, coin-shaped (discoid), erythematous plaques with adherent scale (carpet tack sign when removed); follicular plugging; central atrophy, scarring, and dyspigmentation; permanent alopecia if scalp involved; typically on face (malar areas, ears), scalp, and sun-exposed areas</text:p>
          </table:table-cell>
          <table:table-cell table:style-name="ce8" office:value-type="string" calcext:value-type="string">
            <text:p>Chronic and progressive without treatment; individual lesions evolve over months; scarring is permanent</text:p>
          </table:table-cell>
          <table:table-cell table:style-name="ce5" office:value-type="string" calcext:value-type="string">
            <text:p>Psoriasis, seborrheic dermatitis, tinea faciei, polymorphous light eruption, cutaneous sarcoidosis, cutaneous T-cell lymphoma</text:p>
          </table:table-cell>
          <table:table-cell table:style-name="ce5" office:value-type="string" calcext:value-type="string">
            <text:p>Skin biopsy showing interface dermatitis with basement membrane thickening; direct immunofluorescence showing lupus band test (granular IgG and C3 at dermal-epidermal junction); antinuclear antibodies and extractable nuclear antigens to assess for systemic disease</text:p>
          </table:table-cell>
          <table:table-cell table:style-name="ce5" office:value-type="string" calcext:value-type="string">
            <text:p>Sun protection (broad-spectrum sunscreen, protective clothing); topical corticosteroids; topical calcineurin inhibitors; intralesional corticosteroids for thick plaques; antimalarials (hydroxychloroquine, chloroquine) for widespread or refractory disease; systemic immunosuppressants for severe cases</text:p>
          </table:table-cell>
          <table:table-cell table:style-name="ce5" office:value-type="string" calcext:value-type="string">
            <text:p>N</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9">
          <table:table-cell table:style-name="ce7" office:value-type="string" calcext:value-type="string">
            <text:p>Drug Reaction with Eosinophilia and Systemic Symptoms</text:p>
          </table:table-cell>
          <table:table-cell table:style-name="ce8" office:value-type="string" calcext:value-type="string">
            <text:p>Patient on anticonvulsant, allopurinol, or antibiotic presenting 2-6 weeks after drug initiation with fever, facial edema, rash, and eosinophilia</text:p>
          </table:table-cell>
          <table:table-cell table:style-name="ce8" office:value-type="string" calcext:value-type="string">
            <text:p>Delayed type IV hypersensitivity reaction; complex interplay between drug, viral reactivation (especially HHV-6, EBV, CMV), and immune system; T-cell mediated; genetic predisposition with certain HLA alleles</text:p>
          </table:table-cell>
          <table:table-cell table:style-name="ce8" office:value-type="string" calcext:value-type="string">
            <text:p>Incidence 2-5 cases per million per year; mortality 5-10%; most common culprits: aromatic anticonvulsants (carbamazepine, phenytoin, lamotrigine), allopurinol, sulfonamides, minocycline, dapsone</text:p>
          </table:table-cell>
          <table:table-cell table:style-name="ce8" office:value-type="string" calcext:value-type="string">
            <text:p>Triad: morbilliform or exfoliative rash, fever, and internal organ involvement (hepatitis most common, also nephritis, pneumonitis, myocarditis); facial edema; lymphadenopathy; eosinophilia (not always present); atypical lymphocytosis</text:p>
          </table:table-cell>
          <table:table-cell table:style-name="ce8" office:value-type="string" calcext:value-type="string">
            <text:p>Latency 2-6 weeks (longer than other drug reactions); prolonged course with relapsing-remitting pattern over weeks to months even after drug discontinuation; slow taper of treatment needed</text:p>
          </table:table-cell>
          <table:table-cell table:style-name="ce5" office:value-type="string" calcext:value-type="string">
            <text:p>Stevens-Johnson syndrome, toxic epidermal necrolysis, acute generalized exanthematous pustulosis, viral exanthem, hemophagocytic lymphohistiocytosis, angioimmunoblastic T-cell lymphoma</text:p>
          </table:table-cell>
          <table:table-cell table:style-name="ce5" office:value-type="string" calcext:value-type="string">
            <text:p>Clinical diagnosis using RegiSCAR criteria; complete blood count with differential (eosinophilia, atypical lymphocytes); comprehensive metabolic panel (elevated transaminases, creatinine); skin biopsy (interface dermatitis with eosinophils); viral studies if indicated</text:p>
          </table:table-cell>
          <table:table-cell table:style-name="ce5" office:value-type="string" calcext:value-type="string">
            <text:p>Immediate discontinuation of culprit drug; systemic corticosteroids (first-line: prednisone 0.5-1 milligrams per kilogram per day with slow taper over months); supportive care; monitor organ function; consider antivirals if robust viral replication; steroid-sparing agents or biologics for refractory cases</text:p>
          </table:table-cell>
          <table:table-cell table:style-name="ce5" office:value-type="string" calcext:value-type="string">
            <text:p>Y</text:p>
          </table:table-cell>
          <table:table-cell table:style-name="ce5" table:formula="of:=HYPERLINK(&quot;https://www.uptodate.com/contents/drug-reaction-with-eosinophilia-and-systemic-symptoms-dress&quot;)" office:value-type="string" office:string-value="https://www.uptodate.com/contents/drug-reaction-with-eosinophilia-and-systemic-symptoms-dress" calcext:value-type="string">
            <text:p>https://www.uptodate.com/contents/drug-reaction-with-eosinophilia-and-systemic-symptoms-dress</text:p>
          </table:table-cell>
          <table:table-cell table:style-name="ce5" table:number-columns-repeated="15"/>
          <table:table-cell table:number-columns-repeated="998"/>
        </table:table-row>
        <table:table-row table:style-name="ro8">
          <table:table-cell table:style-name="ce7" office:value-type="string" calcext:value-type="string">
            <text:p>Drug Exanthems</text:p>
          </table:table-cell>
          <table:table-cell table:style-name="ce8" office:value-type="string" calcext:value-type="string">
            <text:p>Patient with new medication presenting 1-2 weeks later with symmetric pink maculopapular rash starting on trunk</text:p>
          </table:table-cell>
          <table:table-cell table:style-name="ce8" office:value-type="string" calcext:value-type="string">
            <text:p>Type IV delayed hypersensitivity reaction; T-cell mediated; drug or metabolite acts as hapten or directly activates T-cells via pharmacologic interaction; cytokine and chemokine release causes inflammation</text:p>
          </table:table-cell>
          <table:table-cell table:style-name="ce8" office:value-type="string" calcext:value-type="string">
            <text:p>Most common cutaneous drug reaction (greater than 80% of drug rashes); common culprits: penicillins, cephalosporins, sulfonamides, anticonvulsants, allopurinol; incidence up to 100 per 1000 new users for high-risk drugs</text:p>
          </table:table-cell>
          <table:table-cell table:style-name="ce8" office:value-type="string" calcext:value-type="string">
            <text:p>Symmetric, widespread, pink-to-red macules and papules that may coalesce; starts on trunk and spreads to extremities; pruritus common; mucous membranes usually spared; no systemic symptoms; no blistering</text:p>
          </table:table-cell>
          <table:table-cell table:style-name="ce8" office:value-type="string" calcext:value-type="string">
            <text:p>Onset 7-14 days after drug initiation (sooner with reexposure); resolves within 1-2 weeks after drug discontinuation</text:p>
          </table:table-cell>
          <table:table-cell table:style-name="ce5" office:value-type="string" calcext:value-type="string">
            <text:p>Viral exanthem, drug reaction with eosinophilia and systemic symptoms, Stevens-Johnson syndrome, scarlet fever, secondary syphilis</text:p>
          </table:table-cell>
          <table:table-cell table:style-name="ce5" office:value-type="string" calcext:value-type="string">
            <text:p>Clinical diagnosis; skin biopsy if diagnosis uncertain shows perivascular lymphocytic infiltrate; no eosinophilia or organ involvement distinguishes from drug reaction with eosinophilia and systemic symptoms</text:p>
          </table:table-cell>
          <table:table-cell table:style-name="ce5" office:value-type="string" calcext:value-type="string">
            <text:p>Discontinue suspected drug; antihistamines for pruritus; topical corticosteroids for symptomatic relief; observation; typically self-limited</text:p>
          </table:table-cell>
          <table:table-cell table:style-name="ce5" office:value-type="string" calcext:value-type="string">
            <text:p>N</text:p>
          </table:table-cell>
          <table:table-cell table:style-name="ce5" table:formula="of:=HYPERLINK(&quot;https://www.aafp.org/pubs/afp/issues/2003/0715/p221.html&quot;)" office:value-type="string" office:string-value="https://www.aafp.org/pubs/afp/issues/2003/0715/p221.html" calcext:value-type="string">
            <text:p>https://www.aafp.org/pubs/afp/issues/2003/0715/p221.html</text:p>
          </table:table-cell>
          <table:table-cell table:style-name="ce5" table:number-columns-repeated="15"/>
          <table:table-cell table:number-columns-repeated="998"/>
        </table:table-row>
        <table:table-row table:style-name="ro16">
          <table:table-cell table:style-name="ce7" office:value-type="string" calcext:value-type="string">
            <text:p>Drug-Induced Hyperpigmentation</text:p>
          </table:table-cell>
          <table:table-cell table:style-name="ce8" office:value-type="string" calcext:value-type="string">
            <text:p>Patient on chemotherapy, antimalarial, or minocycline with new areas of skin darkening</text:p>
          </table:table-cell>
          <table:table-cell table:style-name="ce8" office:value-type="string" calcext:value-type="string">
            <text:p>Multiple mechanisms depending on drug: increased melanin synthesis, melanin deposition in dermis, drug or metabolite deposition in skin (blue-gray discoloration), post-inflammatory hyperpigmentation</text:p>
          </table:table-cell>
          <table:table-cell table:style-name="ce8" office:value-type="string" calcext:value-type="string">
            <text:p>Common; affects up to 10-20% of patients on certain medications; common culprits: antimalarials (hydroxychloroquine), chemotherapy (bleomycin, busulfan, cyclophosphamide), minocycline, amiodarone, heavy metals</text:p>
          </table:table-cell>
          <table:table-cell table:style-name="ce8" office:value-type="string" calcext:value-type="string">
            <text:p>Varies by drug: diffuse hyperpigmentation, localized pigmentation, blue-gray discoloration, flagellate hyperpigmentation (bleomycin), pigmentation in sun-exposed areas or mucous membranes</text:p>
          </table:table-cell>
          <table:table-cell table:style-name="ce8" office:value-type="string" calcext:value-type="string">
            <text:p>Gradual onset over weeks to months of drug exposure; may persist for months to years after drug discontinuation; some cases permanent</text:p>
          </table:table-cell>
          <table:table-cell table:style-name="ce5" office:value-type="string" calcext:value-type="string">
            <text:p>Addison disease, hemochromatosis, melasma, post-inflammatory hyperpigmentation, primary skin disorders</text:p>
          </table:table-cell>
          <table:table-cell table:style-name="ce5" office:value-type="string" calcext:value-type="string">
            <text:p>Clinical history of medication use; skin biopsy if diagnosis uncertain shows increased melanin or drug deposition; rule out systemic causes if no clear drug culprit</text:p>
          </table:table-cell>
          <table:table-cell table:style-name="ce5" office:value-type="string" calcext:value-type="string">
            <text:p>Discontinue offending drug if possible; sun protection; topical depigmenting agents (hydroquinone, tretinoin, kojic acid) with limited efficacy; laser therapy for refractory cases; often slow or incomplete resolution</text:p>
          </table:table-cell>
          <table:table-cell table:style-name="ce5" office:value-type="string" calcext:value-type="string">
            <text:p>N</text:p>
          </table:table-cell>
          <table:table-cell table:style-name="ce5" table:formula="of:=HYPERLINK(&quot;https://www.aafp.org/pubs/afp/issues/2007/0915/p851.html&quot;)" office:value-type="string" office:string-value="https://www.aafp.org/pubs/afp/issues/2007/0915/p851.html" calcext:value-type="string">
            <text:p>https://www.aafp.org/pubs/afp/issues/2007/0915/p851.html</text:p>
          </table:table-cell>
          <table:table-cell table:style-name="ce5" table:number-columns-repeated="15"/>
          <table:table-cell table:number-columns-repeated="998"/>
        </table:table-row>
        <table:table-row table:style-name="ro16">
          <table:table-cell table:style-name="ce7" office:value-type="string" calcext:value-type="string">
            <text:p>Drug-Induced Hypopigmentation</text:p>
          </table:table-cell>
          <table:table-cell table:style-name="ce8" office:value-type="string" calcext:value-type="string">
            <text:p>Patient on topical corticosteroid or chemotherapy with new areas of skin lightening</text:p>
          </table:table-cell>
          <table:table-cell table:style-name="ce8" office:value-type="string" calcext:value-type="string">
            <text:p>Multiple mechanisms: inhibition of melanocyte function, melanocyte destruction, interference with melanin synthesis; topical corticosteroids cause vasoconstriction and melanocyte suppression</text:p>
          </table:table-cell>
          <table:table-cell table:style-name="ce8" office:value-type="string" calcext:value-type="string">
            <text:p>Less common than drug-induced hyperpigmentation; common culprits: topical corticosteroids (especially potent formulations), chemotherapy (imatinib, hydroxychloroquine), intralesional corticosteroids</text:p>
          </table:table-cell>
          <table:table-cell table:style-name="ce8" office:value-type="string" calcext:value-type="string">
            <text:p>Localized or diffuse areas of decreased pigmentation; may be patchy or confluent; topical corticosteroids cause localized hypopigmentation at application sites; chemotherapy may cause diffuse hypopigmentation</text:p>
          </table:table-cell>
          <table:table-cell table:style-name="ce8" office:value-type="string" calcext:value-type="string">
            <text:p>Gradual onset over weeks to months; may be reversible after drug discontinuation but can take months to years; some cases permanent</text:p>
          </table:table-cell>
          <table:table-cell table:style-name="ce5" office:value-type="string" calcext:value-type="string">
            <text:p>Vitiligo, pityriasis alba, tinea versicolor, post-inflammatory hypopigmentation, idiopathic guttate hypomelanosis</text:p>
          </table:table-cell>
          <table:table-cell table:style-name="ce5" office:value-type="string" calcext:value-type="string">
            <text:p>Clinical history of medication use; Wood lamp examination to accentuate hypopigmentation; skin biopsy if diagnosis uncertain shows decreased melanin</text:p>
          </table:table-cell>
          <table:table-cell table:style-name="ce5" office:value-type="string" calcext:value-type="string">
            <text:p>Discontinue offending drug if possible; observation for spontaneous repigmentation; camouflage cosmetics; phototherapy may help stimulate repigmentation; avoid potent topical corticosteroids on face and intertriginous areas</text:p>
          </table:table-cell>
          <table:table-cell table:style-name="ce5" office:value-type="string" calcext:value-type="string">
            <text:p>N</text:p>
          </table:table-cell>
          <table:table-cell table:style-name="ce5" table:formula="of:=HYPERLINK(&quot;https://www.ncbi.nlm.nih.gov/books/NBK430862/&quot;)" office:value-type="string" office:string-value="https://www.ncbi.nlm.nih.gov/books/NBK430862/" calcext:value-type="string">
            <text:p>https://www.ncbi.nlm.nih.gov/books/NBK430862/</text:p>
          </table:table-cell>
          <table:table-cell table:style-name="ce5" table:number-columns-repeated="15"/>
          <table:table-cell table:number-columns-repeated="998"/>
        </table:table-row>
        <table:table-row table:style-name="ro10">
          <table:table-cell table:style-name="ce7" office:value-type="string" calcext:value-type="string">
            <text:p>Dyshidrotic Dermatitis</text:p>
          </table:table-cell>
          <table:table-cell table:style-name="ce8" office:value-type="string" calcext:value-type="string">
            <text:p>Patient with recurrent pruritic vesicles on palms, soles, and lateral fingers</text:p>
          </table:table-cell>
          <table:table-cell table:style-name="ce8" office:value-type="string" calcext:value-type="string">
            <text:p>Exact pathogenesis unknown; not related to sweat gland dysfunction despite name; proposed mechanisms include atopy, contact allergens, stress, seasonal variation, nickel sensitivity, fungal infection elsewhere</text:p>
          </table:table-cell>
          <table:table-cell table:style-name="ce8" office:value-type="string" calcext:value-type="string">
            <text:p>Common; affects 5-20% of hand dermatitis cases; peak incidence 20-40 years; slight female predominance; associated with atopic dermatitis in 50% of cases</text:p>
          </table:table-cell>
          <table:table-cell table:style-name="ce8" office:value-type="string" calcext:value-type="string">
            <text:p>Intensely pruritic, deep-seated, clear vesicles on palms, soles, and lateral aspects of fingers; symmetric distribution; vesicles may coalesce into bullae; desquamation and fissuring as lesions resolve; no erythema initially</text:p>
          </table:table-cell>
          <table:table-cell table:style-name="ce8" office:value-type="string" calcext:value-type="string">
            <text:p>Acute flares last 2-3 weeks; chronic relapsing course with seasonal variation (worse in spring and summer); may have periods of remission</text:p>
          </table:table-cell>
          <table:table-cell table:style-name="ce5" office:value-type="string" calcext:value-type="string">
            <text:p>Contact dermatitis, palmoplantar pustulosis, tinea manuum/pedis, bullous pemphigoid, pompholyx, id reaction</text:p>
          </table:table-cell>
          <table:table-cell table:style-name="ce5" office:value-type="string" calcext:value-type="string">
            <text:p>Clinical diagnosis; potassium hydroxide preparation to exclude fungal infection; patch testing if contact allergen suspected; skin biopsy if diagnosis uncertain shows spongiotic dermatitis</text:p>
          </table:table-cell>
          <table:table-cell table:style-name="ce5" office:value-type="string" calcext:value-type="string">
            <text:p>High-potency topical corticosteroids; topical calcineurin inhibitors; antihistamines for pruritus; phototherapy for severe cases; systemic corticosteroids for acute severe flares; botulinum toxin for refractory cases; identify and avoid triggers</text:p>
          </table:table-cell>
          <table:table-cell table:style-name="ce5" office:value-type="string" calcext:value-type="string">
            <text:p>N</text:p>
          </table:table-cell>
          <table:table-cell table:style-name="ce5" table:formula="of:=HYPERLINK(&quot;https://www.aafp.org/pubs/afp/issues/2020/0601/p649.html&quot;)" office:value-type="string" office:string-value="https://www.aafp.org/pubs/afp/issues/2020/0601/p649.html" calcext:value-type="string">
            <text:p>https://www.aafp.org/pubs/afp/issues/2020/0601/p649.html</text:p>
          </table:table-cell>
          <table:table-cell table:style-name="ce5" table:number-columns-repeated="15"/>
          <table:table-cell table:number-columns-repeated="998"/>
        </table:table-row>
        <table:table-row table:style-name="ro14">
          <table:table-cell table:style-name="ce7" office:value-type="string" calcext:value-type="string">
            <text:p>Eosinophilic Granulomatosis with Polyangiitis</text:p>
          </table:table-cell>
          <table:table-cell table:style-name="ce8" office:value-type="string" calcext:value-type="string">
            <text:p>Patient with asthma, eosinophilia, and mononeuritis multiplex; "Churg-Strauss syndrome"</text:p>
          </table:table-cell>
          <table:table-cell table:style-name="ce8" office:value-type="string" calcext:value-type="string">
            <text:p>Small-vessel vasculitis with tissue eosinophilia and granulomatous inflammation; two phenotypes: ANCA-positive (vasculitic manifestations) and ANCA-negative (eosinophilic manifestations); interplay between T cells, B cells, and eosinophils</text:p>
          </table:table-cell>
          <table:table-cell table:style-name="ce8" office:value-type="string" calcext:value-type="string">
            <text:p>Rare; incidence 2-5 per million per year; peak onset 40-60 years; slight male predominance; mortality 5-10%</text:p>
          </table:table-cell>
          <table:table-cell table:style-name="ce8" office:value-type="string" calcext:value-type="string">
            <text:p>Asthma (nearly universal); blood eosinophilia (greater than 1000 cells per microliter if untreated, greater than 500 if treated); mononeuritis multiplex; palpable purpura; nasal polyposis; lung infiltrates; cardiomyopathy; pericarditis; glomerulonephritis; gastrointestinal involvement</text:p>
          </table:table-cell>
          <table:table-cell table:style-name="ce8" office:value-type="string" calcext:value-type="string">
            <text:p>Prodromal phase (asthma, rhinosinusitis) for years; eosinophilic phase (tissue infiltration); vasculitic phase (systemic manifestations); chronic relapsing course</text:p>
          </table:table-cell>
          <table:table-cell table:style-name="ce5" office:value-type="string" calcext:value-type="string">
            <text:p>Hypereosinophilic syndrome, other ANCA-associated vasculitides, parasitic infections, drug-induced eosinophilia, eosinophilic pneumonia</text:p>
          </table:table-cell>
          <table:table-cell table:style-name="ce5" office:value-type="string" calcext:value-type="string">
            <text:p>Blood eosinophil count; ANCA testing (anti-myeloperoxidase positive in 30-40%); tissue biopsy showing eosinophilic infiltration and vasculitis; chest imaging; cardiac evaluation; nerve conduction studies</text:p>
          </table:table-cell>
          <table:table-cell table:style-name="ce5" office:value-type="string" calcext:value-type="string">
            <text:p>Systemic corticosteroids (first-line); cyclophosphamide or rituximab for severe organ-threatening disease; mepolizumab (anti-IL-5) for relapsing or refractory disease; maintenance immunosuppression with azathioprine or methotrexate</text:p>
          </table:table-cell>
          <table:table-cell table:style-name="ce5" office:value-type="string" calcext:value-type="string">
            <text:p>Y</text:p>
          </table:table-cell>
          <table:table-cell table:style-name="ce5" table:formula="of:=HYPERLINK(&quot;https://www.uptodate.com/contents/clinical-manifestations-and-diagnosis-of-eosinophilic-granulomatosis-with-polyangiitis&quot;)" office:value-type="string" office:string-value="https://www.uptodate.com/contents/clinical-manifestations-and-diagnosis-of-eosinophilic-granulomatosis-with-polyangiitis" calcext:value-type="string">
            <text:p>https://www.uptodate.com/contents/clinical-manifestations-and-diagnosis-of-eosinophilic-granulomatosis-with-polyangiitis</text:p>
          </table:table-cell>
          <table:table-cell table:style-name="ce5" table:number-columns-repeated="15"/>
          <table:table-cell table:number-columns-repeated="998"/>
        </table:table-row>
        <table:table-row table:style-name="ro10">
          <table:table-cell table:style-name="ce7" office:value-type="string" calcext:value-type="string">
            <text:p>Ehrlichiosis</text:p>
          </table:table-cell>
          <table:table-cell table:style-name="ce8" office:value-type="string" calcext:value-type="string">
            <text:p>Patient from southeastern United States with fever, headache, and thrombocytopenia after tick exposure; "spotless Rocky Mountain spotted fever"</text:p>
          </table:table-cell>
          <table:table-cell table:style-name="ce8" office:value-type="string" calcext:value-type="string">
            <text:p>Obligate intracellular bacteria (Ehrlichia chaffeensis, ewingii, muris eauclairensis) transmitted by Amblyomma americanum (lone star tick); infects monocytes forming morulae; causes systemic inflammatory response</text:p>
          </table:table-cell>
          <table:table-cell table:style-name="ce8" office:value-type="string" calcext:value-type="string">
            <text:p>Southeastern and south-central United States (Oklahoma, Missouri, Arkansas account for 35% of cases); incubation 5-14 days; all ages affected; increased risk in immunocompromised</text:p>
          </table:table-cell>
          <table:table-cell table:style-name="ce8" office:value-type="string" calcext:value-type="string">
            <text:p>Fever, chills, headache, malaise, myalgia; gastrointestinal symptoms (nausea, vomiting, diarrhea); altered mental status; rash (more common in children, less than 30% overall); thrombocytopenia, leukopenia, anemia, elevated transaminases</text:p>
          </table:table-cell>
          <table:table-cell table:style-name="ce8" office:value-type="string" calcext:value-type="string">
            <text:p>Incubation 5-14 days; acute illness lasting 1-2 weeks; can progress to severe disease with multiorgan failure if untreated</text:p>
          </table:table-cell>
          <table:table-cell table:style-name="ce5" office:value-type="string" calcext:value-type="string">
            <text:p>Anaplasmosis, Rocky Mountain spotted fever, viral syndrome, other tick-borne diseases, sepsis</text:p>
          </table:table-cell>
          <table:table-cell table:style-name="ce5" office:value-type="string" calcext:value-type="string">
            <text:p>PCR of whole blood (most sensitive in first week); indirect immunofluorescence assay showing fourfold rise in IgG antibodies between acute and convalescent sera; peripheral blood smear may show morulae in monocytes; immunohistochemistry of tissue biopsy</text:p>
          </table:table-cell>
          <table:table-cell table:style-name="ce5" office:value-type="string" calcext:value-type="string">
            <text:p>Doxycycline 100 milligrams twice daily for adults or 2.2 milligrams per kilogram twice daily for children; treat for at least 3 days after fever subsides and symptoms improve, minimum 5-7 days; start empirically on clinical suspicion</text:p>
          </table:table-cell>
          <table:table-cell table:style-name="ce5" office:value-type="string" calcext:value-type="string">
            <text:p>Y</text:p>
          </table:table-cell>
          <table:table-cell table:style-name="ce5" table:formula="of:=HYPERLINK(&quot;https://www.cdc.gov/ehrlichiosis/&quot;)" office:value-type="string" office:string-value="https://www.cdc.gov/ehrlichiosis/" calcext:value-type="string">
            <text:p>https://www.cdc.gov/ehrlichiosis/</text:p>
          </table:table-cell>
          <table:table-cell table:style-name="ce5" table:number-columns-repeated="15"/>
          <table:table-cell table:number-columns-repeated="998"/>
        </table:table-row>
        <table:table-row table:style-name="ro7">
          <table:table-cell table:style-name="ce7" office:value-type="string" calcext:value-type="string">
            <text:p>Ephelides</text:p>
          </table:table-cell>
          <table:table-cell table:style-name="ce8" office:value-type="string" calcext:value-type="string">
            <text:p>Child with light skin and red hair presenting with small brown macules on sun-exposed areas; "freckles"</text:p>
          </table:table-cell>
          <table:table-cell table:style-name="ce8" office:value-type="string" calcext:value-type="string">
            <text:p>Increased melanin production in melanocytes without increase in melanocyte number; triggered by ultraviolet radiation exposure; genetic predisposition associated with MC1R gene variants</text:p>
          </table:table-cell>
          <table:table-cell table:style-name="ce8" office:value-type="string" calcext:value-type="string">
            <text:p>Common in fair-skinned individuals; onset in childhood; more prevalent in those with red or blonde hair, blue or green eyes; Fitzpatrick skin types I-II</text:p>
          </table:table-cell>
          <table:table-cell table:style-name="ce8" office:value-type="string" calcext:value-type="string">
            <text:p>Multiple small (1-2 millimeters), light-to-dark brown macules on sun-exposed areas (face, shoulders, arms); darken with sun exposure; fade in winter; no textural change</text:p>
          </table:table-cell>
          <table:table-cell table:style-name="ce8" office:value-type="string" calcext:value-type="string">
            <text:p>Appear in early childhood; darken and increase in number with sun exposure; fade with reduced sun exposure; persist throughout life</text:p>
          </table:table-cell>
          <table:table-cell table:style-name="ce5" office:value-type="string" calcext:value-type="string">
            <text:p>Solar lentigines, café-au-lait macules, melanocytic nevi, lentigo simplex</text:p>
          </table:table-cell>
          <table:table-cell table:style-name="ce5" office:value-type="string" calcext:value-type="string">
            <text:p>Clinical diagnosis based on appearance and distribution; dermoscopy shows homogeneous pigmentation; no biopsy needed</text:p>
          </table:table-cell>
          <table:table-cell table:style-name="ce5" office:value-type="string" calcext:value-type="string">
            <text:p>Sun protection (broad-spectrum sunscreen, protective clothing, sun avoidance); cosmetic treatments (laser therapy, chemical peels, topical lightening agents) if desired; no medical necessity for treatment</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16">
          <table:table-cell table:style-name="ce7" office:value-type="string" calcext:value-type="string">
            <text:p>Epidermal Cyst</text:p>
          </table:table-cell>
          <table:table-cell table:style-name="ce8" office:value-type="string" calcext:value-type="string">
            <text:p>Patient with firm, mobile, skin-colored nodule with central punctum on face, neck, or trunk; "sebaceous cyst" (misnomer)</text:p>
          </table:table-cell>
          <table:table-cell table:style-name="ce8" office:value-type="string" calcext:value-type="string">
            <text:p>Benign cyst lined by stratified squamous epithelium; accumulation of keratin material within dermis; may result from follicular occlusion or traumatic implantation of epidermis</text:p>
          </table:table-cell>
          <table:table-cell table:style-name="ce8" office:value-type="string" calcext:value-type="string">
            <text:p>Most common cutaneous cyst; affects all ages; slight male predominance; can occur anywhere but most common on face, neck, trunk</text:p>
          </table:table-cell>
          <table:table-cell table:style-name="ce8" office:value-type="string" calcext:value-type="string">
            <text:p>Firm, mobile, discrete subcutaneous nodule with central punctum (dilated pore); skin-colored to yellow; usually asymptomatic; may become inflamed, infected, or spontaneously rupture with foul-smelling discharge</text:p>
          </table:table-cell>
          <table:table-cell table:style-name="ce8" office:value-type="string" calcext:value-type="string">
            <text:p>Slow-growing over months to years; may remain stable indefinitely; can become acutely inflamed or infected</text:p>
          </table:table-cell>
          <table:table-cell table:style-name="ce5" office:value-type="string" calcext:value-type="string">
            <text:p>Pilar cyst, lipoma, dermoid cyst, abscess, inflamed hair follicle</text:p>
          </table:table-cell>
          <table:table-cell table:style-name="ce5" office:value-type="string" calcext:value-type="string">
            <text:p>Clinical diagnosis based on appearance and palpation of central punctum; ultrasound if diagnosis uncertain; histopathology after excision shows cyst wall of stratified squamous epithelium with keratin contents</text:p>
          </table:table-cell>
          <table:table-cell table:style-name="ce5" office:value-type="string" calcext:value-type="string">
            <text:p>Observation if asymptomatic; intralesional corticosteroid injection for inflamed cysts; incision and drainage for infected cysts; complete surgical excision with cyst wall removal for definitive treatment and to prevent recurrence</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0">
          <table:table-cell table:style-name="ce7" office:value-type="string" calcext:value-type="string">
            <text:p>Epidermolysis Bullosa</text:p>
          </table:table-cell>
          <table:table-cell table:style-name="ce8" office:value-type="string" calcext:value-type="string">
            <text:p>Newborn or infant with skin fragility and blister formation after minimal trauma; "butterfly child"</text:p>
          </table:table-cell>
          <table:table-cell table:style-name="ce8" office:value-type="string" calcext:value-type="string">
            <text:p>Inherited mechanobullous disorder; mutations in genes encoding structural proteins of skin (keratins, collagen, laminin, integrin); four major types based on level of skin cleavage: simplex (intraepidermal), junctional (lamina lucida), dystrophic (sublamina densa), Kindler (mixed)</text:p>
          </table:table-cell>
          <table:table-cell table:style-name="ce8" office:value-type="string" calcext:value-type="string">
            <text:p>Rare; incidence approximately 20 per million live births; all ethnic groups affected; inheritance patterns vary (autosomal dominant or recessive depending on subtype)</text:p>
          </table:table-cell>
          <table:table-cell table:style-name="ce8" office:value-type="string" calcext:value-type="string">
            <text:p>Skin fragility with blister formation after minor trauma; mucosal involvement; nail dystrophy; scarring and milia formation (dystrophic types); extracutaneous manifestations (esophageal strictures, corneal erosions, anemia); severity varies by subtype</text:p>
          </table:table-cell>
          <table:table-cell table:style-name="ce8" office:value-type="string" calcext:value-type="string">
            <text:p>Congenital or early infancy onset; chronic lifelong condition; dystrophic forms associated with progressive scarring, pseudosyndactyly, and increased squamous cell carcinoma risk</text:p>
          </table:table-cell>
          <table:table-cell table:style-name="ce5" office:value-type="string" calcext:value-type="string">
            <text:p>Bullous pemphigoid, porphyria cutanea tarda, bullous impetigo, child abuse</text:p>
          </table:table-cell>
          <table:table-cell table:style-name="ce5" office:value-type="string" calcext:value-type="string">
            <text:p>Skin biopsy with immunofluorescence mapping and electron microscopy to determine level of cleavage; genetic testing to identify specific mutation; prenatal diagnosis available for at-risk families</text:p>
          </table:table-cell>
          <table:table-cell table:style-name="ce5" office:value-type="string" calcext:value-type="string">
            <text:p>Wound care (non-adherent dressings, infection prevention); pain management; nutritional support; multidisciplinary care; gene therapy and protein replacement therapies under investigation; surveillance for squamous cell carcinoma in dystrophic types</text:p>
          </table:table-cell>
          <table:table-cell table:style-name="ce5" office:value-type="string" calcext:value-type="string">
            <text:p>Y</text:p>
          </table:table-cell>
          <table:table-cell table:style-name="ce5" table:formula="of:=HYPERLINK(&quot;https://www.uptodate.com/contents/epidermolysis-bullosa-pathogenesis-clinical-features-and-diagnosis&quot;)" office:value-type="string" office:string-value="https://www.uptodate.com/contents/epidermolysis-bullosa-pathogenesis-clinical-features-and-diagnosis" calcext:value-type="string">
            <text:p>https://www.uptodate.com/contents/epidermolysis-bullosa-pathogenesis-clinical-features-and-diagnosis</text:p>
          </table:table-cell>
          <table:table-cell table:style-name="ce5" table:number-columns-repeated="15"/>
          <table:table-cell table:number-columns-repeated="998"/>
        </table:table-row>
        <table:table-row table:style-name="ro10">
          <table:table-cell table:style-name="ce7" office:value-type="string" calcext:value-type="string">
            <text:p>Erysipelas</text:p>
          </table:table-cell>
          <table:table-cell table:style-name="ce8" office:value-type="string" calcext:value-type="string">
            <text:p>Patient with well-demarcated, raised, bright red, warm plaque on lower leg or face with fever; "St. Anthony's fire"</text:p>
          </table:table-cell>
          <table:table-cell table:style-name="ce8" office:value-type="string" calcext:value-type="string">
            <text:p>Superficial bacterial infection of upper dermis and superficial lymphatics; usually caused by beta-hemolytic streptococci (primarily group A Streptococcus); involves lymphatic vessels</text:p>
          </table:table-cell>
          <table:table-cell table:style-name="ce8" office:value-type="string" calcext:value-type="string">
            <text:p>Common; affects all ages; slight female predominance; lower extremity most common site (76%), followed by face (17%); predisposing factors include lymphedema, venous insufficiency, obesity, diabetes</text:p>
          </table:table-cell>
          <table:table-cell table:style-name="ce8" office:value-type="string" calcext:value-type="string">
            <text:p>Well-demarcated, raised, bright red, warm, tender plaque with sharp borders; often on lower leg or face; fever in 25% of cases; regional lymphadenopathy; possible entry portal (tinea pedis, trauma, ulcer) in 62% of cases; elevated erythrocyte sedimentation rate</text:p>
          </table:table-cell>
          <table:table-cell table:style-name="ce8" office:value-type="string" calcext:value-type="string">
            <text:p>Acute onset; symptoms develop over hours to days; responds to antibiotics within 24-48 hours; recurrence common (up to 30% within 3 years), especially with persistent risk factors</text:p>
          </table:table-cell>
          <table:table-cell table:style-name="ce5" office:value-type="string" calcext:value-type="string">
            <text:p>Cellulitis, contact dermatitis, deep vein thrombosis, necrotizing fasciitis, stasis dermatitis</text:p>
          </table:table-cell>
          <table:table-cell table:style-name="ce5" office:value-type="string" calcext:value-type="string">
            <text:p>Clinical diagnosis based on characteristic appearance; blood cultures usually negative; skin biopsy rarely needed; elevated inflammatory markers (erythrocyte sedimentation rate, C-reactive protein, white blood cell count)</text:p>
          </table:table-cell>
          <table:table-cell table:style-name="ce5" office:value-type="string" calcext:value-type="string">
            <text:p>Intravenous penicillin G (first-line); oral penicillin V or amoxicillin for mild cases; alternative: cephalosporins, macrolides if penicillin-allergic; treat for 10-14 days; address predisposing factors; prophylactic antibiotics for recurrent cases</text:p>
          </table:table-cell>
          <table:table-cell table:style-name="ce5" office:value-type="string" calcext:value-type="string">
            <text:p>Y</text:p>
          </table:table-cell>
          <table:table-cell table:style-name="ce5" table:formula="of:=HYPERLINK(&quot;https://www.uptodate.com/contents/erysipelas&quot;)" office:value-type="string" office:string-value="https://www.uptodate.com/contents/erysipelas" calcext:value-type="string">
            <text:p>https://www.uptodate.com/contents/erysipelas</text:p>
          </table:table-cell>
          <table:table-cell table:style-name="ce5" table:number-columns-repeated="15"/>
          <table:table-cell table:number-columns-repeated="998"/>
        </table:table-row>
        <table:table-row table:style-name="ro16">
          <table:table-cell table:style-name="ce7" office:value-type="string" calcext:value-type="string">
            <text:p>Erythema Annulare Centrifugum</text:p>
          </table:table-cell>
          <table:table-cell table:style-name="ce8" office:value-type="string" calcext:value-type="string">
            <text:p>Patient with slowly expanding annular erythematous patch with trailing scale</text:p>
          </table:table-cell>
          <table:table-cell table:style-name="ce8" office:value-type="string" calcext:value-type="string">
            <text:p>Hypersensitivity reaction to various triggers (infections, drugs, malignancy); perivascular lymphocytic infiltrate in dermis; exact mechanism unknown</text:p>
          </table:table-cell>
          <table:table-cell table:style-name="ce8" office:value-type="string" calcext:value-type="string">
            <text:p>Rare; affects all ages; slight male predominance; can occur at any age but peak incidence in middle-aged adults</text:p>
          </table:table-cell>
          <table:table-cell table:style-name="ce8" office:value-type="string" calcext:value-type="string">
            <text:p>Slowly expanding annular or polycyclic erythematous patches and plaques with central clearing; characteristic trailing scale on inner border; typically on trunk and proximal extremities; usually asymptomatic or mildly pruritic</text:p>
          </table:table-cell>
          <table:table-cell table:style-name="ce8" office:value-type="string" calcext:value-type="string">
            <text:p>Chronic course over weeks to months; individual lesions expand slowly (2-5 millimeters per day); may persist for months to years; can be recurrent</text:p>
          </table:table-cell>
          <table:table-cell table:style-name="ce5" office:value-type="string" calcext:value-type="string">
            <text:p>Tinea corporis, urticaria, erythema migrans, granuloma annulare, subacute cutaneous lupus erythematosus</text:p>
          </table:table-cell>
          <table:table-cell table:style-name="ce5" office:value-type="string" calcext:value-type="string">
            <text:p>Clinical diagnosis; potassium hydroxide preparation to exclude fungal infection; skin biopsy shows tight perivascular lymphocytic infiltrate (coat-sleeve pattern); workup for underlying trigger if indicated</text:p>
          </table:table-cell>
          <table:table-cell table:style-name="ce5" office:value-type="string" calcext:value-type="string">
            <text:p>Identify and treat underlying cause; topical corticosteroids for symptomatic relief; typically self-limited once trigger removed</text:p>
          </table:table-cell>
          <table:table-cell table:style-name="ce5" office:value-type="string" calcext:value-type="string">
            <text:p>N</text:p>
          </table:table-cell>
          <table:table-cell table:style-name="ce5" table:formula="of:=HYPERLINK(&quot;https://www.aafp.org/pubs/afp/issues/2018/0901/p283.html&quot;)" office:value-type="string" office:string-value="https://www.aafp.org/pubs/afp/issues/2018/0901/p283.html" calcext:value-type="string">
            <text:p>https://www.aafp.org/pubs/afp/issues/2018/0901/p283.html</text:p>
          </table:table-cell>
          <table:table-cell table:style-name="ce5" table:number-columns-repeated="15"/>
          <table:table-cell table:number-columns-repeated="998"/>
        </table:table-row>
        <table:table-row table:style-name="ro9">
          <table:table-cell table:style-name="ce7" office:value-type="string" calcext:value-type="string">
            <text:p>Erythema Migrans</text:p>
          </table:table-cell>
          <table:table-cell table:style-name="ce8" office:value-type="string" calcext:value-type="string">
            <text:p>Patient from endemic area with expanding red rash after tick bite; "bull's-eye rash" of Lyme disease</text:p>
          </table:table-cell>
          <table:table-cell table:style-name="ce8" office:value-type="string" calcext:value-type="string">
            <text:p>Immune response to Borrelia burgdorferi spirochete transmitted by Ixodes tick; local skin infection with centrifugal spread</text:p>
          </table:table-cell>
          <table:table-cell table:style-name="ce8" office:value-type="string" calcext:value-type="string">
            <text:p>Occurs in 70-80% of Lyme disease cases; endemic areas include northeastern, mid-Atlantic, and upper midwestern United States; peak incidence May through August; all ages affected</text:p>
          </table:table-cell>
          <table:table-cell table:style-name="ce8" office:value-type="string" calcext:value-type="string">
            <text:p>Expanding erythematous patch or plaque at site of tick bite; may have central clearing (classic bull's-eye in only 19% of endemic United States cases, 79% in Europe); homogeneous erythema more common; incubation 7-14 days (range 1-36 days); associated symptoms include fever, headache, myalgia, arthralgia</text:p>
          </table:table-cell>
          <table:table-cell table:style-name="ce8" office:value-type="string" calcext:value-type="string">
            <text:p>Incubation 7-14 days after tick bite; expands slowly over days; untreated lesions persist for weeks; resolves with antibiotic treatment</text:p>
          </table:table-cell>
          <table:table-cell table:style-name="ce5" office:value-type="string" calcext:value-type="string">
            <text:p>Tinea corporis, erythema annulare centrifugum, southern tick-associated rash illness, cellulitis, fixed drug eruption</text:p>
          </table:table-cell>
          <table:table-cell table:style-name="ce5" office:value-type="string" calcext:value-type="string">
            <text:p>Clinical diagnosis based on characteristic appearance and epidemiologic context; serologic testing usually negative in early disease (only 20% positive in first week); skin biopsy rarely needed</text:p>
          </table:table-cell>
          <table:table-cell table:style-name="ce5" office:value-type="string" calcext:value-type="string">
            <text:p>Doxycycline 100 milligrams twice daily for 10 days (first-line for adults and children 8 years and older); amoxicillin or cefuroxime for children under 8 years or pregnant women; prevents later manifestations of Lyme disease</text:p>
          </table:table-cell>
          <table:table-cell table:style-name="ce5" office:value-type="string" calcext:value-type="string">
            <text:p>Y</text:p>
          </table:table-cell>
          <table:table-cell table:style-name="ce5" table:formula="of:=HYPERLINK(&quot;https://www.cdc.gov/lyme/&quot;)" office:value-type="string" office:string-value="https://www.cdc.gov/lyme/" calcext:value-type="string">
            <text:p>https://www.cdc.gov/lyme/</text:p>
          </table:table-cell>
          <table:table-cell table:style-name="ce5" table:number-columns-repeated="15"/>
          <table:table-cell table:number-columns-repeated="998"/>
        </table:table-row>
        <table:table-row table:style-name="ro7">
          <table:table-cell table:style-name="ce7" office:value-type="string" calcext:value-type="string">
            <text:p>Erythema Gyratum Repens</text:p>
          </table:table-cell>
          <table:table-cell table:style-name="ce8" office:value-type="string" calcext:value-type="string">
            <text:p>Patient with rapidly moving wood-grain pattern rash and underlying malignancy; "wood-grain rash"</text:p>
          </table:table-cell>
          <table:table-cell table:style-name="ce8" office:value-type="string" calcext:value-type="string">
            <text:p>Paraneoplastic phenomenon; exact mechanism unknown; likely immune-mediated response to tumor antigens; strongly associated with internal malignancy (especially lung, esophageal, breast)</text:p>
          </table:table-cell>
          <table:table-cell table:style-name="ce8" office:value-type="string" calcext:value-type="string">
            <text:p>Extremely rare; fewer than 100 cases reported; strong association with malignancy (80-90% of cases); mean age 60-70 years</text:p>
          </table:table-cell>
          <table:table-cell table:style-name="ce8" office:value-type="string" calcext:value-type="string">
            <text:p>Distinctive rapidly migrating concentric erythematous bands in wood-grain or zebra-stripe pattern; trailing scale; intense pruritus; typically on trunk and extremities; moves up to 1 centimeter per day</text:p>
          </table:table-cell>
          <table:table-cell table:style-name="ce8" office:value-type="string" calcext:value-type="string">
            <text:p>Rapid progression over days to weeks; resolves with treatment of underlying malignancy; may precede cancer diagnosis by months</text:p>
          </table:table-cell>
          <table:table-cell table:style-name="ce5" office:value-type="string" calcext:value-type="string">
            <text:p>Erythema annulare centrifugum, ichthyosis, tinea corporis, other paraneoplastic dermatoses</text:p>
          </table:table-cell>
          <table:table-cell table:style-name="ce5" office:value-type="string" calcext:value-type="string">
            <text:p>Skin biopsy shows nonspecific findings (spongiosis, perivascular lymphocytic infiltrate); comprehensive malignancy workup mandatory (chest imaging, endoscopy, age-appropriate cancer screening)</text:p>
          </table:table-cell>
          <table:table-cell table:style-name="ce5" office:value-type="string" calcext:value-type="string">
            <text:p>Treat underlying malignancy; symptomatic treatment with topical corticosteroids and antihistamines; rash typically resolves with successful cancer treatment</text:p>
          </table:table-cell>
          <table:table-cell table:style-name="ce5" office:value-type="string" calcext:value-type="string">
            <text:p>Y</text:p>
          </table:table-cell>
          <table:table-cell table:style-name="ce5" table:formula="of:=HYPERLINK(&quot;https://www.uptodate.com/contents/cutaneous-manifestations-of-internal-malignancy&quot;)" office:value-type="string" office:string-value="https://www.uptodate.com/contents/cutaneous-manifestations-of-internal-malignancy" calcext:value-type="string">
            <text:p>https://www.uptodate.com/contents/cutaneous-manifestations-of-internal-malignancy</text:p>
          </table:table-cell>
          <table:table-cell table:style-name="ce5" table:number-columns-repeated="15"/>
          <table:table-cell table:number-columns-repeated="998"/>
        </table:table-row>
        <table:table-row table:style-name="ro10">
          <table:table-cell table:style-name="ce7" office:value-type="string" calcext:value-type="string">
            <text:p>Erythema Marginatum</text:p>
          </table:table-cell>
          <table:table-cell table:style-name="ce8" office:value-type="string" calcext:value-type="string">
            <text:p>Child with acute rheumatic fever presenting with evanescent pink rings on trunk; "one of Jones criteria"</text:p>
          </table:table-cell>
          <table:table-cell table:style-name="ce8" office:value-type="string" calcext:value-type="string">
            <text:p>Immune-mediated vasculitis following group A Streptococcus pharyngitis; part of acute rheumatic fever; immune cross-reactivity between streptococcal antigens and host tissues</text:p>
          </table:table-cell>
          <table:table-cell table:style-name="ce8" office:value-type="string" calcext:value-type="string">
            <text:p>Rare (less than 10% of acute rheumatic fever cases); occurs in children and adolescents; more common in moderate-risk to high-risk populations; associated with carditis</text:p>
          </table:table-cell>
          <table:table-cell table:style-name="ce8" office:value-type="string" calcext:value-type="string">
            <text:p>Non-pruritic, evanescent, pink-to-red maculopapular rash with serpiginous (snake-like) borders and central clearing; appears on trunk and proximal extremities; spares face, palms, and soles; blanches with pressure; comes and goes over hours</text:p>
          </table:table-cell>
          <table:table-cell table:style-name="ce8" office:value-type="string" calcext:value-type="string">
            <text:p>Appears during acute phase of rheumatic fever; transient and migratory; individual lesions last hours; rash may persist for weeks during acute illness</text:p>
          </table:table-cell>
          <table:table-cell table:style-name="ce5" office:value-type="string" calcext:value-type="string">
            <text:p>Urticaria, erythema multiforme, erythema annulare centrifugum, viral exanthem</text:p>
          </table:table-cell>
          <table:table-cell table:style-name="ce5" office:value-type="string" calcext:value-type="string">
            <text:p>Clinical diagnosis as part of Jones criteria for acute rheumatic fever; evidence of preceding group A Streptococcus infection (throat culture, rapid antigen test, anti-streptolysin O titer); echocardiography to assess for carditis</text:p>
          </table:table-cell>
          <table:table-cell table:style-name="ce5" office:value-type="string" calcext:value-type="string">
            <text:p>Treat acute rheumatic fever with penicillin or amoxicillin; anti-inflammatory therapy with aspirin or corticosteroids; secondary prophylaxis with long-term penicillin to prevent recurrence</text:p>
          </table:table-cell>
          <table:table-cell table:style-name="ce5" office:value-type="string" calcext:value-type="string">
            <text:p>Y</text:p>
          </table:table-cell>
          <table:table-cell table:style-name="ce5" table:formula="of:=HYPERLINK(&quot;https://www.uptodate.com/contents/acute-rheumatic-fever-clinical-manifestations-and-diagnosis&quot;)" office:value-type="string" office:string-value="https://www.uptodate.com/contents/acute-rheumatic-fever-clinical-manifestations-and-diagnosis" calcext:value-type="string">
            <text:p>https://www.uptodate.com/contents/acute-rheumatic-fever-clinical-manifestations-and-diagnosis</text:p>
          </table:table-cell>
          <table:table-cell table:style-name="ce5" table:number-columns-repeated="15"/>
          <table:table-cell table:number-columns-repeated="998"/>
        </table:table-row>
        <table:table-row table:style-name="ro9">
          <table:table-cell table:style-name="ce7" office:value-type="string" calcext:value-type="string">
            <text:p>Erythema Multiforme</text:p>
          </table:table-cell>
          <table:table-cell table:style-name="ce8" office:value-type="string" calcext:value-type="string">
            <text:p>Patient with target lesions on hands and feet after herpes simplex virus infection or Mycoplasma pneumoniae</text:p>
          </table:table-cell>
          <table:table-cell table:style-name="ce8" office:value-type="string" calcext:value-type="string">
            <text:p>Immune-mediated hypersensitivity reaction; T-cell mediated response to infectious antigens (especially herpes simplex virus DNA polymerase gene) or drugs; cytotoxic T-cell attack on keratinocytes</text:p>
          </table:table-cell>
          <table:table-cell table:style-name="ce8" office:value-type="string" calcext:value-type="string">
            <text:p>Prevalence 0.01-1%; peak incidence young adults (20-40 years); slight female predominance; herpes simplex virus most common trigger (17.9% in children), followed by Mycoplasma pneumoniae (15.7%)</text:p>
          </table:table-cell>
          <table:table-cell table:style-name="ce8" office:value-type="string" calcext:value-type="string">
            <text:p>Characteristic raised target (iris) lesions with three concentric zones: central dusky area, pale edematous ring, outer erythematous ring; symmetric distribution on acral surfaces (dorsal hands, feet, extensor surfaces); may have mucosal involvement (erythema multiforme major); pruritus or burning</text:p>
          </table:table-cell>
          <table:table-cell table:style-name="ce8" office:value-type="string" calcext:value-type="string">
            <text:p>Acute onset; individual lesions fixed for minimum 7 days (unlike urticaria which resolves within 24 hours); self-limited course lasting 1-2 weeks; can be recurrent</text:p>
          </table:table-cell>
          <table:table-cell table:style-name="ce5" office:value-type="string" calcext:value-type="string">
            <text:p>Urticaria, Stevens-Johnson syndrome, fixed drug eruption, bullous pemphigoid, Sweet syndrome, vasculitis</text:p>
          </table:table-cell>
          <table:table-cell table:style-name="ce5" office:value-type="string" calcext:value-type="string">
            <text:p>Clinical diagnosis based on characteristic target lesions; skin biopsy shows interface dermatitis with keratinocyte necrosis; herpes simplex virus PCR if recurrent; Mycoplasma serology or PCR if suspected</text:p>
          </table:table-cell>
          <table:table-cell table:style-name="ce5" office:value-type="string" calcext:value-type="string">
            <text:p>Symptomatic treatment with topical corticosteroids and antihistamines; treat underlying infection if identified; prophylactic antiviral therapy (acyclovir or valacyclovir) for recurrent herpes-associated erythema multiforme; hospitalization for severe mucosal involvement</text:p>
          </table:table-cell>
          <table:table-cell table:style-name="ce5" office:value-type="string" calcext:value-type="string">
            <text:p>N</text:p>
          </table:table-cell>
          <table:table-cell table:style-name="ce5" table:formula="of:=HYPERLINK(&quot;https://www.aafp.org/pubs/afp/issues/2019/0715/p82.html&quot;)" office:value-type="string" office:string-value="https://www.aafp.org/pubs/afp/issues/2019/0715/p82.html" calcext:value-type="string">
            <text:p>https://www.aafp.org/pubs/afp/issues/2019/0715/p82.html</text:p>
          </table:table-cell>
          <table:table-cell table:style-name="ce5" table:number-columns-repeated="15"/>
          <table:table-cell table:number-columns-repeated="998"/>
        </table:table-row>
        <table:table-row table:style-name="ro14">
          <table:table-cell table:style-name="ce7" office:value-type="string" calcext:value-type="string">
            <text:p>Erythema Nodosum</text:p>
          </table:table-cell>
          <table:table-cell table:style-name="ce8" office:value-type="string" calcext:value-type="string">
            <text:p>Patient with tender red nodules on shins after streptococcal infection or starting oral contraceptives</text:p>
          </table:table-cell>
          <table:table-cell table:style-name="ce8" office:value-type="string" calcext:value-type="string">
            <text:p>Delayed hypersensitivity reaction in subcutaneous fat; septal panniculitis without vasculitis; triggered by infections (especially streptococcal, tuberculosis), drugs (oral contraceptives, antibiotics), sarcoidosis, inflammatory bowel disease</text:p>
          </table:table-cell>
          <table:table-cell table:style-name="ce8" office:value-type="string" calcext:value-type="string">
            <text:p>Most common form of panniculitis; female predominance (3-6:1); peak incidence 20-30 years; idiopathic in 30-50% of cases</text:p>
          </table:table-cell>
          <table:table-cell table:style-name="ce8" office:value-type="string" calcext:value-type="string">
            <text:p>Tender, erythematous, warm subcutaneous nodules (1-5 centimeters); bilateral and symmetric on anterior shins (pretibial); may occur on thighs, arms; no ulceration; associated systemic symptoms (fever, malaise, arthralgia) in 50%</text:p>
          </table:table-cell>
          <table:table-cell table:style-name="ce8" office:value-type="string" calcext:value-type="string">
            <text:p>Acute onset over days; individual lesions evolve from bright red to violaceous to yellow-brown (like a bruise) over 2-6 weeks; self-limited; total course 3-6 weeks</text:p>
          </table:table-cell>
          <table:table-cell table:style-name="ce5" office:value-type="string" calcext:value-type="string">
            <text:p>Cellulitis, superficial thrombophlebitis, erythema induratum, vasculitis, panniculitis from other causes</text:p>
          </table:table-cell>
          <table:table-cell table:style-name="ce5" office:value-type="string" calcext:value-type="string">
            <text:p>Clinical diagnosis; skin biopsy shows septal panniculitis without vasculitis; workup for underlying cause: throat culture, anti-streptolysin O titer, chest radiograph (sarcoidosis, tuberculosis, hilar adenopathy), complete blood count, erythrocyte sedimentation rate</text:p>
          </table:table-cell>
          <table:table-cell table:style-name="ce5" office:value-type="string" calcext:value-type="string">
            <text:p>Treat underlying cause; supportive care with rest, leg elevation, nonsteroidal anti-inflammatory drugs; potassium iodide for refractory cases; systemic corticosteroids rarely needed</text:p>
          </table:table-cell>
          <table:table-cell table:style-name="ce5" office:value-type="string" calcext:value-type="string">
            <text:p>N</text:p>
          </table:table-cell>
          <table:table-cell table:style-name="ce5" table:formula="of:=HYPERLINK(&quot;https://www.uptodate.com/contents/erythema-nodosum&quot;)" office:value-type="string" office:string-value="https://www.uptodate.com/contents/erythema-nodosum" calcext:value-type="string">
            <text:p>https://www.uptodate.com/contents/erythema-nodosum</text:p>
          </table:table-cell>
          <table:table-cell table:style-name="ce5" table:number-columns-repeated="15"/>
          <table:table-cell table:number-columns-repeated="998"/>
        </table:table-row>
        <table:table-row table:style-name="ro12">
          <table:table-cell table:style-name="ce7" office:value-type="string" calcext:value-type="string">
            <text:p>Erythema Toxicum Neonatorum</text:p>
          </table:table-cell>
          <table:table-cell table:style-name="ce8" office:value-type="string" calcext:value-type="string">
            <text:p>Healthy newborn with blotchy red rash and pustules on day 2 of life</text:p>
          </table:table-cell>
          <table:table-cell table:style-name="ce8" office:value-type="string" calcext:value-type="string">
            <text:p>Benign self-limited condition; exact pathogenesis unknown; likely represents normal inflammatory response to new environment; eosinophil accumulation in hair follicles</text:p>
          </table:table-cell>
          <table:table-cell table:style-name="ce8" office:value-type="string" calcext:value-type="string">
            <text:p>Affects 40-70% of full-term newborns; onset typically 24-48 hours after birth (range 0-14 days); more common in full-term infants; rare in premature infants</text:p>
          </table:table-cell>
          <table:table-cell table:style-name="ce8" office:value-type="string" calcext:value-type="string">
            <text:p>Erythematous macules, papules, and pustules on erythematous base; "flea-bitten" appearance; distribution on face, trunk, extremities; spares palms and soles; infant otherwise well-appearing</text:p>
          </table:table-cell>
          <table:table-cell table:style-name="ce8" office:value-type="string" calcext:value-type="string">
            <text:p>Onset 24-48 hours after birth; individual lesions transient (lasting hours to days); new lesions may appear; resolves spontaneously within 5-14 days without treatment</text:p>
          </table:table-cell>
          <table:table-cell table:style-name="ce5" office:value-type="string" calcext:value-type="string">
            <text:p>Transient neonatal pustular melanosis, neonatal acne, miliaria, candidiasis, herpes simplex, bacterial infection</text:p>
          </table:table-cell>
          <table:table-cell table:style-name="ce5" office:value-type="string" calcext:value-type="string">
            <text:p>Clinical diagnosis; Wright or Giemsa stain of pustule contents shows eosinophils (not neutrophils); no cultures needed unless infant appears ill</text:p>
          </table:table-cell>
          <table:table-cell table:style-name="ce5" office:value-type="string" calcext:value-type="string">
            <text:p>Reassurance; no treatment needed; self-limited and benign</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9">
          <table:table-cell table:style-name="ce7" office:value-type="string" calcext:value-type="string">
            <text:p>Erythrodermic Psoriasis</text:p>
          </table:table-cell>
          <table:table-cell table:style-name="ce8" office:value-type="string" calcext:value-type="string">
            <text:p>Patient with known psoriasis presenting with generalized erythema and scaling covering greater than 90% of body surface area</text:p>
          </table:table-cell>
          <table:table-cell table:style-name="ce8" office:value-type="string" calcext:value-type="string">
            <text:p>Severe form of psoriasis with widespread inflammation; triggered by abrupt withdrawal of systemic corticosteroids, infection, stress, or medications; T-cell mediated inflammation with excessive keratinocyte proliferation</text:p>
          </table:table-cell>
          <table:table-cell table:style-name="ce8" office:value-type="string" calcext:value-type="string">
            <text:p>Rare; affects less than 3% of psoriasis patients; can occur at any age; may be first presentation of psoriasis or complication of existing disease</text:p>
          </table:table-cell>
          <table:table-cell table:style-name="ce8" office:value-type="string" calcext:value-type="string">
            <text:p>Generalized erythema and scaling involving greater than 90% of body surface area; may have areas of indurated plaques with silvery scale; systemic symptoms (fever, chills, malaise); complications include hypothermia, high-output cardiac failure, hypoalbuminemia, secondary infection</text:p>
          </table:table-cell>
          <table:table-cell table:style-name="ce8" office:value-type="string" calcext:value-type="string">
            <text:p>Acute or subacute onset over days to weeks; chronic course without treatment; can be life-threatening</text:p>
          </table:table-cell>
          <table:table-cell table:style-name="ce5" office:value-type="string" calcext:value-type="string">
            <text:p>Atopic dermatitis, contact dermatitis, cutaneous T-cell lymphoma (Sezary syndrome), pityriasis rubra pilaris, drug reaction</text:p>
          </table:table-cell>
          <table:table-cell table:style-name="ce5" office:value-type="string" calcext:value-type="string">
            <text:p>Clinical diagnosis based on history of psoriasis and characteristic findings; skin biopsy shows psoriasiform hyperplasia; rule out infection; monitor electrolytes, albumin, complete blood count; consider HIV testing</text:p>
          </table:table-cell>
          <table:table-cell table:style-name="ce5" office:value-type="string" calcext:value-type="string">
            <text:p>Hospitalization for severe cases; supportive care (fluid and electrolyte management, temperature regulation); systemic therapy with methotrexate, cyclosporine, or biologics (tumor necrosis factor inhibitors, interleukin inhibitors); avoid abrupt corticosteroid withdrawal</text:p>
          </table:table-cell>
          <table:table-cell table:style-name="ce5" office:value-type="string" calcext:value-type="string">
            <text:p>Y</text:p>
          </table:table-cell>
          <table:table-cell table:style-name="ce5" table:formula="of:=HYPERLINK(&quot;https://www.uptodate.com/contents/erythroderma-erythrodermic-psoriasis&quot;)" office:value-type="string" office:string-value="https://www.uptodate.com/contents/erythroderma-erythrodermic-psoriasis" calcext:value-type="string">
            <text:p>https://www.uptodate.com/contents/erythroderma-erythrodermic-psoriasis</text:p>
          </table:table-cell>
          <table:table-cell table:style-name="ce5" table:number-columns-repeated="15"/>
          <table:table-cell table:number-columns-repeated="998"/>
        </table:table-row>
        <table:table-row table:style-name="ro7">
          <table:table-cell table:style-name="ce7" office:value-type="string" calcext:value-type="string">
            <text:p>Extramammary Paget Disease</text:p>
          </table:table-cell>
          <table:table-cell table:style-name="ce8" office:value-type="string" calcext:value-type="string">
            <text:p>Elderly patient with chronic red plaque on genitals or perianal area that was treated as eczema for months to years</text:p>
          </table:table-cell>
          <table:table-cell table:style-name="ce8" office:value-type="string" calcext:value-type="string">
            <text:p>Rare adenocarcinoma arising from apocrine gland-rich skin; can be primary intraepithelial or associated with underlying visceral adenocarcinoma</text:p>
          </table:table-cell>
          <table:table-cell table:style-name="ce8" office:value-type="string" calcext:value-type="string">
            <text:p>Rare; predominantly affects older adults; most common on vulvar and penoscrotal skin, less frequently perianal region</text:p>
          </table:table-cell>
          <table:table-cell table:style-name="ce8" office:value-type="string" calcext:value-type="string">
            <text:p>Slowly growing erythematous plaque on apocrine-rich areas (genitals, perianal, axillae); often pruritic; mimics inflammatory dermatoses leading to delayed diagnosis</text:p>
          </table:table-cell>
          <table:table-cell table:style-name="ce8" office:value-type="string" calcext:value-type="string">
            <text:p>Chronic, slowly progressive over months to years</text:p>
          </table:table-cell>
          <table:table-cell table:style-name="ce5" office:value-type="string" calcext:value-type="string">
            <text:p>Eczema, psoriasis, lichen sclerosus, contact dermatitis, invasive squamous cell carcinoma, melanoma</text:p>
          </table:table-cell>
          <table:table-cell table:style-name="ce5" office:value-type="string" calcext:value-type="string">
            <text:p>Skin biopsy with histopathology showing Paget cells (large cells with pale cytoplasm in epidermis); immunohistochemistry supportive; workup for underlying malignancy required</text:p>
          </table:table-cell>
          <table:table-cell table:style-name="ce5" office:value-type="string" calcext:value-type="string">
            <text:p>Surgical excision (Mohs micrographic surgery preferred for lower recurrence); evaluate for associated internal malignancy; alternatives include topical therapy for intraepidermal disease when surgery is morbid</text:p>
          </table:table-cell>
          <table:table-cell table:style-name="ce5" office:value-type="string" calcext:value-type="string">
            <text:p>Y</text:p>
          </table:table-cell>
          <table:table-cell table:style-name="ce5" table:formula="of:=HYPERLINK(&quot;https://www.uptodate.com/contents/extramammary-paget-disease&quot;)" office:value-type="string" office:string-value="https://www.uptodate.com/contents/extramammary-paget-disease" calcext:value-type="string">
            <text:p>https://www.uptodate.com/contents/extramammary-paget-disease</text:p>
          </table:table-cell>
          <table:table-cell table:style-name="ce5" table:number-columns-repeated="15"/>
          <table:table-cell table:number-columns-repeated="998"/>
        </table:table-row>
        <table:table-row table:style-name="ro8">
          <table:table-cell table:style-name="ce7" office:value-type="string" calcext:value-type="string">
            <text:p>Fixed Drug Eruption</text:p>
          </table:table-cell>
          <table:table-cell table:style-name="ce8" office:value-type="string" calcext:value-type="string">
            <text:p>Patient with round hyperpigmented plaque on lips or genitals that becomes red and inflamed with same medication each time</text:p>
          </table:table-cell>
          <table:table-cell table:style-name="ce8" office:value-type="string" calcext:value-type="string">
            <text:p>Type IV delayed hypersensitivity reaction; CD8 T-cell mediated inflammation at fixed anatomic sites; intraepidermal T cells remain dormant and reactivate upon drug re-exposure</text:p>
          </table:table-cell>
          <table:table-cell table:style-name="ce8" office:value-type="string" calcext:value-type="string">
            <text:p>Common drug reaction; affects all ages; no clear gender predominance</text:p>
          </table:table-cell>
          <table:table-cell table:style-name="ce8" office:value-type="string" calcext:value-type="string">
            <text:p>Well-demarcated round erythematous to violaceous plaques (typically less than 8 cm) that recur at identical sites; commonly on lips, genitals, hands; may blister; leaves residual hyperpigmentation; pruritus or burning sensation</text:p>
          </table:table-cell>
          <table:table-cell table:style-name="ce8" office:value-type="string" calcext:value-type="string">
            <text:p>Rapid onset within 1 to 24 hours of drug exposure; resolves in days to weeks after drug discontinuation; recurs at same sites with re-exposure</text:p>
          </table:table-cell>
          <table:table-cell table:style-name="ce5" office:value-type="string" calcext:value-type="string">
            <text:p>Erythema multiforme, contact dermatitis, herpes simplex, other drug eruptions, generalized bullous fixed drug eruption, Stevens-Johnson syndrome</text:p>
          </table:table-cell>
          <table:table-cell table:style-name="ce5" office:value-type="string" calcext:value-type="string">
            <text:p>Clinical diagnosis based on history of recurrence at same site; skin biopsy shows interface dermatitis with basal vacuolization; patch testing preferred over oral challenge</text:p>
          </table:table-cell>
          <table:table-cell table:style-name="ce5" office:value-type="string" calcext:value-type="string">
            <text:p>Discontinue offending drug; symptomatic relief with topical corticosteroids and antihistamines for pruritus; patient education to avoid causative agent</text:p>
          </table:table-cell>
          <table:table-cell table:style-name="ce5" office:value-type="string" calcext:value-type="string">
            <text:p>N</text:p>
          </table:table-cell>
          <table:table-cell table:style-name="ce5" table:formula="of:=HYPERLINK(&quot;https://www.uptodate.com/contents/fixed-drug-eruption&quot;)" office:value-type="string" office:string-value="https://www.uptodate.com/contents/fixed-drug-eruption" calcext:value-type="string">
            <text:p>https://www.uptodate.com/contents/fixed-drug-eruption</text:p>
          </table:table-cell>
          <table:table-cell table:style-name="ce5" table:number-columns-repeated="15"/>
          <table:table-cell table:number-columns-repeated="998"/>
        </table:table-row>
        <table:table-row table:style-name="ro13">
          <table:table-cell table:style-name="ce7" office:value-type="string" calcext:value-type="string">
            <text:p>Folate (Vitamin B9) Deficiency</text:p>
          </table:table-cell>
          <table:table-cell table:style-name="ce8" office:value-type="string" calcext:value-type="string">
            <text:p>Patient with macrocytic anemia, glossitis, and history of alcoholism or malnutrition</text:p>
          </table:table-cell>
          <table:table-cell table:style-name="ce8" office:value-type="string" calcext:value-type="string">
            <text:p>Impaired DNA synthesis due to inadequate folate for one-carbon metabolism; affects rapidly dividing cells (bone marrow, gastrointestinal epithelium); folate is essential cofactor for nucleotide synthesis and methylation reactions</text:p>
          </table:table-cell>
          <table:table-cell table:style-name="ce8" office:value-type="string" calcext:value-type="string">
            <text:p>Rare in countries with mandatory folic acid fortification; higher rates in safety net populations, alcoholics, malabsorption syndromes, pregnancy, certain medications (methotrexate, trimethoprim, phenytoin)</text:p>
          </table:table-cell>
          <table:table-cell table:style-name="ce8" office:value-type="string" calcext:value-type="string">
            <text:p>Megaloblastic anemia with macrocytosis; glossitis (smooth, beefy red tongue); angular cheilitis; gastrointestinal symptoms; neurologic symptoms less common than B12 deficiency; fatigue, pallor</text:p>
          </table:table-cell>
          <table:table-cell table:style-name="ce8" office:value-type="string" calcext:value-type="string">
            <text:p>Develops over weeks to months depending on dietary intake and stores</text:p>
          </table:table-cell>
          <table:table-cell table:style-name="ce5" office:value-type="string" calcext:value-type="string">
            <text:p>Vitamin B12 deficiency, other causes of macrocytic anemia (alcohol, liver disease, hypothyroidism, myelodysplastic syndrome), hemolysis</text:p>
          </table:table-cell>
          <table:table-cell table:style-name="ce5" office:value-type="string" calcext:value-type="string">
            <text:p>Low serum folate (less than 3 ng/mL); low red blood cell folate (more reliable for chronic deficiency); elevated homocysteine; normal methylmalonic acid (distinguishes from B12 deficiency); macrocytic anemia on complete blood count; hypersegmented neutrophils on peripheral smear</text:p>
          </table:table-cell>
          <table:table-cell table:style-name="ce5" office:value-type="string" calcext:value-type="string">
            <text:p>Oral folic acid supplementation 1 to 5 mg daily; treat underlying cause; must rule out or treat concurrent B12 deficiency before folate replacement to avoid precipitating subacute combined degeneration</text:p>
          </table:table-cell>
          <table:table-cell table:style-name="ce5" office:value-type="string" calcext:value-type="string">
            <text:p>N</text:p>
          </table:table-cell>
          <table:table-cell table:style-name="ce5" table:formula="of:=HYPERLINK(&quot;https://www.uptodate.com/contents/causes-and-pathophysiology-of-vitamin-b12-and-folate-deficiencies&quot;)" office:value-type="string" office:string-value="https://www.uptodate.com/contents/causes-and-pathophysiology-of-vitamin-b12-and-folate-deficiencies" calcext:value-type="string">
            <text:p>https://www.uptodate.com/contents/causes-and-pathophysiology-of-vitamin-b12-and-folate-deficiencies</text:p>
          </table:table-cell>
          <table:table-cell table:style-name="ce5" table:number-columns-repeated="15"/>
          <table:table-cell table:number-columns-repeated="998"/>
        </table:table-row>
        <table:table-row table:style-name="ro14">
          <table:table-cell table:style-name="ce7" office:value-type="string" calcext:value-type="string">
            <text:p>Folliculitis</text:p>
          </table:table-cell>
          <table:table-cell table:style-name="ce8" office:value-type="string" calcext:value-type="string">
            <text:p>Patient with multiple small pustules centered on hair follicles after hot tub use or shaving</text:p>
          </table:table-cell>
          <table:table-cell table:style-name="ce8" office:value-type="string" calcext:value-type="string">
            <text:p>Inflammation of hair follicle; most commonly infectious (Staphylococcus aureus most frequent); can be superficial (limited to epidermis) or deep (extends to dermis); also caused by Gram-negative bacteria, fungi, viruses, or non-infectious (mechanical, chemical)</text:p>
          </table:table-cell>
          <table:table-cell table:style-name="ce8" office:value-type="string" calcext:value-type="string">
            <text:p>Common; affects all ages; increased risk with occlusion, moisture, shaving, immunosuppression</text:p>
          </table:table-cell>
          <table:table-cell table:style-name="ce8" office:value-type="string" calcext:value-type="string">
            <text:p>Small erythematous papules and pustules (1 mm) centered on hair follicles; pruritus common; distribution varies by cause (hot tub folliculitis on trunk, pseudofolliculitis barbae on beard area)</text:p>
          </table:table-cell>
          <table:table-cell table:style-name="ce8" office:value-type="string" calcext:value-type="string">
            <text:p>Acute onset over days; typically self-limited if infectious cause removed</text:p>
          </table:table-cell>
          <table:table-cell table:style-name="ce5" office:value-type="string" calcext:value-type="string">
            <text:p>Acne vulgaris, keratosis pilaris, miliaria, insect bites, contact dermatitis, fungal folliculitis, pseudofolliculitis barbae</text:p>
          </table:table-cell>
          <table:table-cell table:style-name="ce5" office:value-type="string" calcext:value-type="string">
            <text:p>Clinical diagnosis; Gram stain and culture of pustule contents if severe or recurrent; cytology can identify bacterial, fungal, viral, or parasitic causes</text:p>
          </table:table-cell>
          <table:table-cell table:style-name="ce5" office:value-type="string" calcext:value-type="string">
            <text:p>Remove inciting factor; mild cases often self-resolve; topical antibiotics (mupirocin) or antiseptics for bacterial; oral antibiotics (cephalexin, doxycycline) for extensive or deep infection; antifungals if fungal etiology</text:p>
          </table:table-cell>
          <table:table-cell table:style-name="ce5" office:value-type="string" calcext:value-type="string">
            <text:p>N</text:p>
          </table:table-cell>
          <table:table-cell table:style-name="ce5" table:formula="of:=HYPERLINK(&quot;https://www.uptodate.com/contents/bacterial-folliculitis&quot;)" office:value-type="string" office:string-value="https://www.uptodate.com/contents/bacterial-folliculitis" calcext:value-type="string">
            <text:p>https://www.uptodate.com/contents/bacterial-folliculitis</text:p>
          </table:table-cell>
          <table:table-cell table:style-name="ce5" table:number-columns-repeated="15"/>
          <table:table-cell table:number-columns-repeated="998"/>
        </table:table-row>
        <table:table-row table:style-name="ro18">
          <table:table-cell table:style-name="ce7" office:value-type="string" calcext:value-type="string">
            <text:p>Furuncles</text:p>
          </table:table-cell>
          <table:table-cell table:style-name="ce8" office:value-type="string" calcext:value-type="string">
            <text:p>Patient with painful red nodule on neck or buttocks that drains pus spontaneously</text:p>
          </table:table-cell>
          <table:table-cell table:style-name="ce8" office:value-type="string" calcext:value-type="string">
            <text:p>Deep infection of hair follicle caused by Staphylococcus aureus (often methicillin-resistant Staphylococcus aureus); suppuration extends through dermis into subcutaneous tissue forming abscess; carbuncle is coalescence of multiple furuncles</text:p>
          </table:table-cell>
          <table:table-cell table:style-name="ce8" office:value-type="string" calcext:value-type="string">
            <text:p>Common; increased in diabetes, obesity, immunosuppression, nasal Staphylococcus aureus carriage</text:p>
          </table:table-cell>
          <table:table-cell table:style-name="ce8" office:value-type="string" calcext:value-type="string">
            <text:p>Painful, tender, erythematous nodule with central pustule and hair emerging; fluctuance develops; may drain spontaneously; fever if systemic involvement; carbuncles are larger, deeper, drain from multiple follicular openings</text:p>
          </table:table-cell>
          <table:table-cell table:style-name="ce8" office:value-type="string" calcext:value-type="string">
            <text:p>Develops over days; may rupture and drain spontaneously or require incision and drainage</text:p>
          </table:table-cell>
          <table:table-cell table:style-name="ce5" office:value-type="string" calcext:value-type="string">
            <text:p>Folliculitis, abscess, inflamed epidermoid cyst, hidradenitis suppurativa, carbuncle, cellulitis</text:p>
          </table:table-cell>
          <table:table-cell table:style-name="ce5" office:value-type="string" calcext:value-type="string">
            <text:p>Clinical diagnosis; Gram stain and culture of purulent drainage recommended for carbuncles and abscesses but treatment without studies reasonable in typical cases</text:p>
          </table:table-cell>
          <table:table-cell table:style-name="ce5" office:value-type="string" calcext:value-type="string">
            <text:p>Incision and drainage is primary treatment; warm compresses may promote spontaneous drainage; antibiotics (targeting methicillin-resistant Staphylococcus aureus if prevalent) indicated if systemic inflammatory response syndrome, immunocompromised, or failed drainage alone; decolonization for recurrent cases</text:p>
          </table:table-cell>
          <table:table-cell table:style-name="ce5" office:value-type="string" calcext:value-type="string">
            <text:p>N</text:p>
          </table:table-cell>
          <table:table-cell table:style-name="ce5" table:formula="of:=HYPERLINK(&quot;https://www.uptodate.com/contents/simple-cutaneous-abscesses-and-furuncles&quot;)" office:value-type="string" office:string-value="https://www.uptodate.com/contents/simple-cutaneous-abscesses-and-furuncles" calcext:value-type="string">
            <text:p>https://www.uptodate.com/contents/simple-cutaneous-abscesses-and-furuncles</text:p>
          </table:table-cell>
          <table:table-cell table:style-name="ce5" table:number-columns-repeated="15"/>
          <table:table-cell table:number-columns-repeated="998"/>
        </table:table-row>
        <table:table-row table:style-name="ro10">
          <table:table-cell table:style-name="ce7" office:value-type="string" calcext:value-type="string">
            <text:p>Giant Cell Arteritis</text:p>
          </table:table-cell>
          <table:table-cell table:style-name="ce8" office:value-type="string" calcext:value-type="string">
            <text:p>Woman over 70 with new headache, jaw claudication, and vision loss; elevated erythrocyte sedimentation rate over 50</text:p>
          </table:table-cell>
          <table:table-cell table:style-name="ce8" office:value-type="string" calcext:value-type="string">
            <text:p>Granulomatous vasculitis of large and medium arteries, particularly cranial branches of aorta; interleukin-6 and interferon-gamma mediated inflammation via JAK-STAT pathway</text:p>
          </table:table-cell>
          <table:table-cell table:style-name="ce8" office:value-type="string" calcext:value-type="string">
            <text:p>Most common primary vasculitis in adults; affects almost exclusively those 50 years or older; mean age over 70; more common in women; prevalence 51 per 100,000 persons over 50</text:p>
          </table:table-cell>
          <table:table-cell table:style-name="ce8" office:value-type="string" calcext:value-type="string">
            <text:p>New temporal headache, scalp tenderness, jaw or tongue claudication, sudden visual loss, temporal artery abnormality on exam; often associated with polymyalgia rheumatica (shoulder and neck morning stiffness); constitutional symptoms</text:p>
          </table:table-cell>
          <table:table-cell table:style-name="ce8" office:value-type="string" calcext:value-type="string">
            <text:p>Subacute onset over weeks; requires urgent diagnosis to prevent irreversible vision loss</text:p>
          </table:table-cell>
          <table:table-cell table:style-name="ce5" office:value-type="string" calcext:value-type="string">
            <text:p>Polymyalgia rheumatica, other vasculitides, temporal arteritis mimics (dental conditions, temporomandibular disorders, migraine, trigeminal neuralgia), malignancy, infection</text:p>
          </table:table-cell>
          <table:table-cell table:style-name="ce5" office:value-type="string" calcext:value-type="string">
            <text:p>Elevated erythrocyte sedimentation rate (typically over 50) or C-reactive protein (over 10 mg/L); temporal artery biopsy (gold standard but imperfect sensitivity) or temporal artery ultrasound showing halo sign; vascular imaging for large vessel involvement</text:p>
          </table:table-cell>
          <table:table-cell table:style-name="ce5" office:value-type="string" calcext:value-type="string">
            <text:p>High-dose glucocorticoids (prednisone 40 to 60 mg daily) tapered over 1 year or more; tocilizumab (interleukin-6 receptor inhibitor) is FDA-approved glucocorticoid-sparing agent; upadacitinib (JAK-1 inhibitor) recently FDA-approved</text:p>
          </table:table-cell>
          <table:table-cell table:style-name="ce5" office:value-type="string" calcext:value-type="string">
            <text:p>Y</text:p>
          </table:table-cell>
          <table:table-cell table:style-name="ce5" table:formula="of:=HYPERLINK(&quot;https://www.uptodate.com/contents/clinical-manifestations-and-diagnosis-of-giant-cell-arteritis&quot;)" office:value-type="string" office:string-value="https://www.uptodate.com/contents/clinical-manifestations-and-diagnosis-of-giant-cell-arteritis" calcext:value-type="string">
            <text:p>https://www.uptodate.com/contents/clinical-manifestations-and-diagnosis-of-giant-cell-arteritis</text:p>
          </table:table-cell>
          <table:table-cell table:style-name="ce5" table:number-columns-repeated="15"/>
          <table:table-cell table:number-columns-repeated="998"/>
        </table:table-row>
        <table:table-row table:style-name="ro16">
          <table:table-cell table:style-name="ce7" office:value-type="string" calcext:value-type="string">
            <text:p>Granulomatosis with Polyangiitis</text:p>
          </table:table-cell>
          <table:table-cell table:style-name="ce8" office:value-type="string" calcext:value-type="string">
            <text:p>Patient with bloody nasal discharge, nasal crusting, pulmonary nodules, and glomerulonephritis; positive cytoplasmic antineutrophil cytoplasmic antibody</text:p>
          </table:table-cell>
          <table:table-cell table:style-name="ce8" office:value-type="string" calcext:value-type="string">
            <text:p>Necrotizing granulomatous inflammation of respiratory tract and necrotizing vasculitis of small and medium vessels; associated with antineutrophil cytoplasmic antibodies (primarily anti-proteinase 3)</text:p>
          </table:table-cell>
          <table:table-cell table:style-name="ce8" office:value-type="string" calcext:value-type="string">
            <text:p>Rare systemic disease; part of antineutrophil cytoplasmic antibody-associated vasculitis spectrum</text:p>
          </table:table-cell>
          <table:table-cell table:style-name="ce8" office:value-type="string" calcext:value-type="string">
            <text:p>Upper airway: bloody nasal discharge, crusting, sinonasal congestion, cartilaginous involvement, hearing loss; Pulmonary: nodules, cavitation; Renal: pauci-immune glomerulonephritis; constitutional symptoms</text:p>
          </table:table-cell>
          <table:table-cell table:style-name="ce8" office:value-type="string" calcext:value-type="string">
            <text:p>Progressive over weeks to months; can present as localized, early systemic, generalized, or severe disease</text:p>
          </table:table-cell>
          <table:table-cell table:style-name="ce5" office:value-type="string" calcext:value-type="string">
            <text:p>Microscopic polyangiitis, eosinophilic granulomatosis with polyangiitis, polyarteritis nodosa, other small vessel vasculitides, infection, malignancy</text:p>
          </table:table-cell>
          <table:table-cell table:style-name="ce5" office:value-type="string" calcext:value-type="string">
            <text:p>Positive cytoplasmic antineutrophil cytoplasmic antibody or anti-proteinase 3 antibody; tissue biopsy showing granuloma or giant cells; chest imaging showing nodules or cavitation; urinalysis and renal function for glomerulonephritis</text:p>
          </table:table-cell>
          <table:table-cell table:style-name="ce5" office:value-type="string" calcext:value-type="string">
            <text:p>Induction: cyclophosphamide or rituximab plus glucocorticoids; Maintenance: rituximab, azathioprine, or methotrexate; severity-based approach (localized, early systemic, generalized, severe)</text:p>
          </table:table-cell>
          <table:table-cell table:style-name="ce5" office:value-type="string" calcext:value-type="string">
            <text:p>Y</text:p>
          </table:table-cell>
          <table:table-cell table:style-name="ce5" table:formula="of:=HYPERLINK(&quot;https://www.uptodate.com/contents/granulomatosis-with-polyangiitis-and-microscopic-polyangiitis-clinical-manifestations-and-diagnosis&quot;)" office:value-type="string" office:string-value="https://www.uptodate.com/contents/granulomatosis-with-polyangiitis-and-microscopic-polyangiitis-clinical-manifestations-and-diagnosis" calcext:value-type="string">
            <text:p>https://www.uptodate.com/contents/granulomatosis-with-polyangiitis-and-microscopic-polyangiitis-clinical-manifestations-and-diagnosis</text:p>
          </table:table-cell>
          <table:table-cell table:style-name="ce5" table:number-columns-repeated="15"/>
          <table:table-cell table:number-columns-repeated="998"/>
        </table:table-row>
        <table:table-row table:style-name="ro10">
          <table:table-cell table:style-name="ce7" office:value-type="string" calcext:value-type="string">
            <text:p>Granuloma Annulare</text:p>
          </table:table-cell>
          <table:table-cell table:style-name="ce8" office:value-type="string" calcext:value-type="string">
            <text:p>Child or young adult with asymptomatic annular ring of skin-colored to erythematous papules on dorsal hands or feet</text:p>
          </table:table-cell>
          <table:table-cell table:style-name="ce8" office:value-type="string" calcext:value-type="string">
            <text:p>Granulomatous disorder of uncertain etiology; histology shows palisading granulomas, collagen degeneration, mucin, and lymphohistiocytic infiltrate</text:p>
          </table:table-cell>
          <table:table-cell table:style-name="ce8" office:value-type="string" calcext:value-type="string">
            <text:p>Accounts for 0.1 to 0.4 percent of dermatology visits; most common in first 3 to 5 decades of life; female to male ratio approximately 2 to 1</text:p>
          </table:table-cell>
          <table:table-cell table:style-name="ce8" office:value-type="string" calcext:value-type="string">
            <text:p>Localized: annular groups of skin-colored to erythematous papules without epidermal change on dorsal hands or feet; Generalized: widespread papules or plaques; Subcutaneous: deep nodules; Perforating: umbilicated papules</text:p>
          </table:table-cell>
          <table:table-cell table:style-name="ce8" office:value-type="string" calcext:value-type="string">
            <text:p>Localized form often self-limited within 2 years; generalized form more chronic and recalcitrant</text:p>
          </table:table-cell>
          <table:table-cell table:style-name="ce5" office:value-type="string" calcext:value-type="string">
            <text:p>Tinea corporis, lichen planus, necrobiosis lipoidica, sarcoidosis, annular elastolytic giant cell granuloma</text:p>
          </table:table-cell>
          <table:table-cell table:style-name="ce5" office:value-type="string" calcext:value-type="string">
            <text:p>Clinical diagnosis confirmed by skin biopsy showing palisading granulomas with central collagen degeneration and mucin; no routine laboratory workup needed for localized disease</text:p>
          </table:table-cell>
          <table:table-cell table:style-name="ce5" office:value-type="string" calcext:value-type="string">
            <text:p>Localized: observation (often self-resolves), topical or intralesional corticosteroids; Generalized: challenging, over 30 treatments described with variable results including phototherapy, systemic immunosuppressants, biologics</text:p>
          </table:table-cell>
          <table:table-cell table:style-name="ce5" office:value-type="string" calcext:value-type="string">
            <text:p>N</text:p>
          </table:table-cell>
          <table:table-cell table:style-name="ce5" table:formula="of:=HYPERLINK(&quot;https://www.uptodate.com/contents/granuloma-annulare&quot;)" office:value-type="string" office:string-value="https://www.uptodate.com/contents/granuloma-annulare" calcext:value-type="string">
            <text:p>https://www.uptodate.com/contents/granuloma-annulare</text:p>
          </table:table-cell>
          <table:table-cell table:style-name="ce5" table:number-columns-repeated="15"/>
          <table:table-cell table:number-columns-repeated="998"/>
        </table:table-row>
        <table:table-row table:style-name="ro16">
          <table:table-cell table:style-name="ce7" office:value-type="string" calcext:value-type="string">
            <text:p>Green Nails</text:p>
          </table:table-cell>
          <table:table-cell table:style-name="ce8" office:value-type="string" calcext:value-type="string">
            <text:p>Patient with artificial nails or chronic water exposure presenting with green discoloration of nail plate, proximal paronychia, and distal onycholysis</text:p>
          </table:table-cell>
          <table:table-cell table:style-name="ce8" office:value-type="string" calcext:value-type="string">
            <text:p>Pseudomonas aeruginosa infection of nail; bacteria produce pyocyanin and pyoverdin pigments causing characteristic green color; requires moisture and disruption of nail-nail bed seal</text:p>
          </table:table-cell>
          <table:table-cell table:style-name="ce8" office:value-type="string" calcext:value-type="string">
            <text:p>Occurs with predisposing factors: trauma, artificial nails, chronic wet exposure, preexisting nail conditions</text:p>
          </table:table-cell>
          <table:table-cell table:style-name="ce8" office:value-type="string" calcext:value-type="string">
            <text:p>Triad: green discoloration of nail plate (ranging from pale to dark green), proximal paronychia, distal onycholysis; typically painless unless superinfected</text:p>
          </table:table-cell>
          <table:table-cell table:style-name="ce8" office:value-type="string" calcext:value-type="string">
            <text:p>Develops over days to weeks with chronic exposure; resolves with treatment over weeks</text:p>
          </table:table-cell>
          <table:table-cell table:style-name="ce5" office:value-type="string" calcext:value-type="string">
            <text:p>Fungal nail infection, melanonychia, subungual hematoma, chloronychia from other causes</text:p>
          </table:table-cell>
          <table:table-cell table:style-name="ce5" office:value-type="string" calcext:value-type="string">
            <text:p>Clinical diagnosis based on characteristic green discoloration; bacterial culture of nail confirms Pseudomonas aeruginosa but not always necessary</text:p>
          </table:table-cell>
          <table:table-cell table:style-name="ce5" office:value-type="string" calcext:value-type="string">
            <text:p>Remove predisposing factor (artificial nails, wet exposure); trim affected nail; topical antibiotics (gentamicin, ciprofloxacin, or polymyxin B); chemical nail avulsion with urea for extensive involvement; oral antibiotics rarely needed</text:p>
          </table:table-cell>
          <table:table-cell table:style-name="ce5" office:value-type="string" calcext:value-type="string">
            <text:p>N</text:p>
          </table:table-cell>
          <table:table-cell table:style-name="ce5" table:formula="of:=HYPERLINK(&quot;https://www.uptodate.com/contents/bacterial-nail-infections&quot;)" office:value-type="string" office:string-value="https://www.uptodate.com/contents/bacterial-nail-infections" calcext:value-type="string">
            <text:p>https://www.uptodate.com/contents/bacterial-nail-infections</text:p>
          </table:table-cell>
          <table:table-cell table:style-name="ce5" table:number-columns-repeated="15"/>
          <table:table-cell table:number-columns-repeated="998"/>
        </table:table-row>
        <table:table-row table:style-name="ro12">
          <table:table-cell table:style-name="ce7" office:value-type="string" calcext:value-type="string">
            <text:p>Guttate Psoriasis</text:p>
          </table:table-cell>
          <table:table-cell table:style-name="ce8" office:value-type="string" calcext:value-type="string">
            <text:p>Child or young adult with sudden onset of small droplike scaly papules on trunk 1 to 2 weeks after streptococcal pharyngitis</text:p>
          </table:table-cell>
          <table:table-cell table:style-name="ce8" office:value-type="string" calcext:value-type="string">
            <text:p>Immune-mediated inflammatory skin disease; often triggered by streptococcal infection; T-cell mediated with cytokine dysregulation similar to plaque psoriasis</text:p>
          </table:table-cell>
          <table:table-cell table:style-name="ce8" office:value-type="string" calcext:value-type="string">
            <text:p>Accounts for approximately 2 percent of psoriasis cases; typically affects children and young adults; can be first presentation of psoriasis</text:p>
          </table:table-cell>
          <table:table-cell table:style-name="ce8" office:value-type="string" calcext:value-type="string">
            <text:p>Diffuse small (less than 1 cm) erythematous scaly papules and plaques distributed over trunk and proximal extremities; spares palms and soles; may have preceding upper respiratory infection</text:p>
          </table:table-cell>
          <table:table-cell table:style-name="ce8" office:value-type="string" calcext:value-type="string">
            <text:p>Acute onset over days to weeks, typically 1 to 2 weeks post-streptococcal infection; may resolve spontaneously or progress to chronic plaque psoriasis</text:p>
          </table:table-cell>
          <table:table-cell table:style-name="ce5" office:value-type="string" calcext:value-type="string">
            <text:p>Pityriasis rosea (follows skin cleavage lines, herald patch), secondary syphilis (involves palms and soles), viral exanthem, drug eruption, lichen planus</text:p>
          </table:table-cell>
          <table:table-cell table:style-name="ce5" office:value-type="string" calcext:value-type="string">
            <text:p>Clinical diagnosis; skin biopsy if uncertain showing psoriasiform hyperplasia, parakeratosis, neutrophils in stratum corneum; throat culture or rapid strep test if recent pharyngitis</text:p>
          </table:table-cell>
          <table:table-cell table:style-name="ce5" office:value-type="string" calcext:value-type="string">
            <text:p>Treat streptococcal infection if present; topical corticosteroids and vitamin D analogs; phototherapy (narrowband ultraviolet B) for extensive disease; often self-limited; systemic therapy rarely needed</text:p>
          </table:table-cell>
          <table:table-cell table:style-name="ce5" office:value-type="string" calcext:value-type="string">
            <text:p>N</text:p>
          </table:table-cell>
          <table:table-cell table:style-name="ce5" table:formula="of:=HYPERLINK(&quot;https://www.uptodate.com/contents/psoriasis-epidemiology-clinical-manifestations-and-diagnosis&quot;)" office:value-type="string" office:string-value="https://www.uptodate.com/contents/psoriasis-epidemiology-clinical-manifestations-and-diagnosis" calcext:value-type="string">
            <text:p>https://www.uptodate.com/contents/psoriasis-epidemiology-clinical-manifestations-and-diagnosis</text:p>
          </table:table-cell>
          <table:table-cell table:style-name="ce5" table:number-columns-repeated="15"/>
          <table:table-cell table:number-columns-repeated="998"/>
        </table:table-row>
        <table:table-row table:style-name="ro8">
          <table:table-cell table:style-name="ce7" office:value-type="string" calcext:value-type="string">
            <text:p>Hemangioma</text:p>
          </table:table-cell>
          <table:table-cell table:style-name="ce8" office:value-type="string" calcext:value-type="string">
            <text:p>Bright red strawberry birthmark appearing in first weeks of life; grows rapidly then involutes</text:p>
          </table:table-cell>
          <table:table-cell table:style-name="ce8" office:value-type="string" calcext:value-type="string">
            <text:p>Aberrant vasculogenesis and angiogenesis triggered by hypoxia; proliferation of GLUT1-positive endothelial cells forming syncytial masses, later forming capillary structures, then involuting to fibrofatty tissue</text:p>
          </table:table-cell>
          <table:table-cell table:style-name="ce8" office:value-type="string" calcext:value-type="string">
            <text:p>Most common benign tumor of infancy; affects up to 5% of infants; more common in premature infants, females, and Caucasians</text:p>
          </table:table-cell>
          <table:table-cell table:style-name="ce8" office:value-type="string" calcext:value-type="string">
            <text:p>Superficial: bright red papules/plaques; Deep: bluish subcutaneous masses; may have pale precursor lesion at birth; complications include ulceration, obstruction, functional impairment</text:p>
          </table:table-cell>
          <table:table-cell table:style-name="ce8" office:value-type="string" calcext:value-type="string">
            <text:p>Appears in first few weeks of life; rapid proliferation in first 3 months (80% of growth by 3 months); stabilization; spontaneous involution over months to years (90% complete by age 4 years)</text:p>
          </table:table-cell>
          <table:table-cell table:style-name="ce5" office:value-type="string" calcext:value-type="string">
            <text:p>Port wine stain, other vascular tumors, vascular malformations, pyogenic granuloma</text:p>
          </table:table-cell>
          <table:table-cell table:style-name="ce5" office:value-type="string" calcext:value-type="string">
            <text:p>Clinical diagnosis; GLUT1 immunohistochemistry positive; high-frequency ultrasound may help differentiate from other lesions</text:p>
          </table:table-cell>
          <table:table-cell table:style-name="ce5" office:value-type="string" calcext:value-type="string">
            <text:p>Observation for uncomplicated lesions; Propranolol 2-3 mg/kg/day for 6-12 months for high-risk lesions (periorbital, airway, large facial, ulcerated); topical timolol for small superficial lesions; surgery/laser for residual changes</text:p>
          </table:table-cell>
          <table:table-cell table:style-name="ce5" office:value-type="string" calcext:value-type="string">
            <text:p>N</text:p>
          </table:table-cell>
          <table:table-cell table:style-name="ce5" table:formula="of:=HYPERLINK(&quot;https://www.ncbi.nlm.nih.gov/books/NBK537153/&quot;)" office:value-type="string" office:string-value="https://www.ncbi.nlm.nih.gov/books/NBK537153/" calcext:value-type="string">
            <text:p>https://www.ncbi.nlm.nih.gov/books/NBK537153/</text:p>
          </table:table-cell>
          <table:table-cell table:style-name="ce5" table:number-columns-repeated="15"/>
          <table:table-cell table:number-columns-repeated="998"/>
        </table:table-row>
        <table:table-row table:style-name="ro14">
          <table:table-cell table:style-name="ce7" office:value-type="string" calcext:value-type="string">
            <text:p>Herpes Simplex</text:p>
          </table:table-cell>
          <table:table-cell table:style-name="ce8" office:value-type="string" calcext:value-type="string">
            <text:p>Painful grouped vesicles on erythematous base; primary infection with systemic symptoms; recurrent episodes milder and shorter</text:p>
          </table:table-cell>
          <table:table-cell table:style-name="ce8" office:value-type="string" calcext:value-type="string">
            <text:p>HSV-1 or HSV-2 infection of epithelial cells; viral replication causes cell lysis and vesicle formation; establishes latency in sensory ganglia with periodic reactivation</text:p>
          </table:table-cell>
          <table:table-cell table:style-name="ce8" office:value-type="string" calcext:value-type="string">
            <text:p>HSV-1: 50-80% seroprevalence by adulthood; HSV-2: 12-16% in US adults; transmitted via direct contact with lesions or asymptomatic shedding</text:p>
          </table:table-cell>
          <table:table-cell table:style-name="ce8" office:value-type="string" calcext:value-type="string">
            <text:p>Primary: painful grouped vesicles, fever, malaise, lymphadenopathy; Recurrent: prodrome of tingling/burning, then vesicles that crust; orolabial (HSV-1) or genital (HSV-2) distribution</text:p>
          </table:table-cell>
          <table:table-cell table:style-name="ce8" office:value-type="string" calcext:value-type="string">
            <text:p>Primary: 7-10 days; Recurrent: 5-10 days; prodrome may precede lesions by hours to days; recurrences variable in frequency</text:p>
          </table:table-cell>
          <table:table-cell table:style-name="ce5" office:value-type="string" calcext:value-type="string">
            <text:p>Aphthous ulcers, syphilis, chancroid, Behcet disease, hand-foot-mouth disease, herpangina, varicella-zoster</text:p>
          </table:table-cell>
          <table:table-cell table:style-name="ce5" office:value-type="string" calcext:value-type="string">
            <text:p>NAAT/PCR from lesion swab (sensitivity 96.7-100%); viral culture (sensitivity 30-70%); type-specific IgG serology (detectable 2 weeks to 3 months after infection); Tzanck smear (low sensitivity)</text:p>
          </table:table-cell>
          <table:table-cell table:style-name="ce5" office:value-type="string" calcext:value-type="string">
            <text:p>Primary or severe: Acyclovir 400 mg PO three times daily, Valacyclovir 1 g PO twice daily, or Famciclovir 500 mg PO twice daily for 7-10 days; Recurrent: same agents for 5-10 days; Suppressive: same agents twice daily; IV acyclovir 5 mg/kg every 8 hours for severe mucocutaneous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18">
          <table:table-cell table:style-name="ce7" office:value-type="string" calcext:value-type="string">
            <text:p>Herpes Zoster</text:p>
          </table:table-cell>
          <table:table-cell table:style-name="ce8" office:value-type="string" calcext:value-type="string">
            <text:p>Painful unilateral vesicular rash in dermatomal distribution; "shingles"; may have prodrome of pain before rash</text:p>
          </table:table-cell>
          <table:table-cell table:style-name="ce8" office:value-type="string" calcext:value-type="string">
            <text:p>Reactivation of latent varicella-zoster virus from dorsal root ganglia; viral replication in sensory nerve and spread to dermatome; inflammation and nerve damage</text:p>
          </table:table-cell>
          <table:table-cell table:style-name="ce8" office:value-type="string" calcext:value-type="string">
            <text:p>Lifetime risk 30%; incidence increases with age; 1 million cases annually in US; risk increased 20-100 fold in immunocompromised</text:p>
          </table:table-cell>
          <table:table-cell table:style-name="ce8" office:value-type="string" calcext:value-type="string">
            <text:p>Prodrome: malaise, headache, fever, abnormal skin sensations 2-3 days before rash; unilateral dermatomal maculopapular rash progressing to vesicles that crust in 7-10 days; acute pain; postherpetic neuralgia in 20%</text:p>
          </table:table-cell>
          <table:table-cell table:style-name="ce8" office:value-type="string" calcext:value-type="string">
            <text:p>Prodrome 2-3 days; vesicular rash 7-10 days; acute pain during rash; postherpetic neuralgia defined as pain lasting greater than 90 days after rash onset</text:p>
          </table:table-cell>
          <table:table-cell table:style-name="ce5" office:value-type="string" calcext:value-type="string">
            <text:p>Herpes simplex, contact dermatitis, impetigo, cellulitis</text:p>
          </table:table-cell>
          <table:table-cell table:style-name="ce5" office:value-type="string" calcext:value-type="string">
            <text:p>Clinical diagnosis; PCR or direct fluorescent antibody testing if atypical presentation</text:p>
          </table:table-cell>
          <table:table-cell table:style-name="ce5" office:value-type="string" calcext:value-type="string">
            <text:p>Antiviral therapy within 72 hours of rash onset: Valacyclovir 1 g PO three times daily for 7 days, Famciclovir 500 mg PO three times daily for 7 days, or Acyclovir 800 mg PO five times daily for 7 days; pain management with opioids, gabapentin, pregabalin, or tricyclic antidepressants; ophthalmology referral for herpes zoster ophthalmicus</text:p>
          </table:table-cell>
          <table:table-cell table:style-name="ce5" office:value-type="string" calcext:value-type="string">
            <text:p>Y</text:p>
          </table:table-cell>
          <table:table-cell table:style-name="ce5" table:formula="of:=HYPERLINK(&quot;https://www.cdc.gov/shingles/hcp/clinical-overview.html&quot;)" office:value-type="string" office:string-value="https://www.cdc.gov/shingles/hcp/clinical-overview.html" calcext:value-type="string">
            <text:p>https://www.cdc.gov/shingles/hcp/clinical-overview.html</text:p>
          </table:table-cell>
          <table:table-cell table:style-name="ce5" table:number-columns-repeated="15"/>
          <table:table-cell table:number-columns-repeated="998"/>
        </table:table-row>
        <table:table-row table:style-name="ro7">
          <table:table-cell table:style-name="ce7" office:value-type="string" calcext:value-type="string">
            <text:p>HHV6/HHV7</text:p>
          </table:table-cell>
          <table:table-cell table:style-name="ce8" office:value-type="string" calcext:value-type="string">
            <text:p>Roseola infantum (exanthem subitum): high fever for 3 days in infant, then rash as fever breaks; "fever then feels fine"</text:p>
          </table:table-cell>
          <table:table-cell table:style-name="ce8" office:value-type="string" calcext:value-type="string">
            <text:p>Primary infection with HHV-6B (most common) or HHV-7; viral replication in lymphocytes and other cells; establishes latency; can reactivate in immunocompromised</text:p>
          </table:table-cell>
          <table:table-cell table:style-name="ce8" office:value-type="string" calcext:value-type="string">
            <text:p>HHV-6B: nearly universal infection in early childhood (peak 6-15 months); HHV-7: infection occurs slightly later (mean 26 months); transmitted via saliva</text:p>
          </table:table-cell>
          <table:table-cell table:style-name="ce8" office:value-type="string" calcext:value-type="string">
            <text:p>High fever (38-40 degrees Celsius) for 2-5 days; child appears well despite fever; rash appears as fever resolves: pink maculopapular on trunk/face/extremities lasting 1-3 days; febrile seizures in 10-15%; may be asymptomatic</text:p>
          </table:table-cell>
          <table:table-cell table:style-name="ce8" office:value-type="string" calcext:value-type="string">
            <text:p>Fever 2-5 days; rash appears on day 3-4 of illness as fever breaks; rash lasts 1-3 days; total illness 5-7 days</text:p>
          </table:table-cell>
          <table:table-cell table:style-name="ce5" office:value-type="string" calcext:value-type="string">
            <text:p>Other viral exanthems, measles, rubella, drug eruption, scarlet fever</text:p>
          </table:table-cell>
          <table:table-cell table:style-name="ce5" office:value-type="string" calcext:value-type="string">
            <text:p>Clinical diagnosis; PCR from blood for confirmation; serology (IgM/IgG seroconversion); viral culture rarely needed</text:p>
          </table:table-cell>
          <table:table-cell table:style-name="ce5" office:value-type="string" calcext:value-type="string">
            <text:p>Supportive care; antipyretics for fever; seizure management if needed; antivirals (ganciclovir, foscarnet) reserved for severe disease in immunocompromised (encephalitis, post-transplant)</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10">
          <table:table-cell table:style-name="ce7" office:value-type="string" calcext:value-type="string">
            <text:p>HHV8 (Kaposi sarcoma)</text:p>
          </table:table-cell>
          <table:table-cell table:style-name="ce8" office:value-type="string" calcext:value-type="string">
            <text:p>Violaceous/purple vascular plaques or nodules in HIV-positive patient or immunosuppressed transplant recipient; may involve skin, oral mucosa, or viscera</text:p>
          </table:table-cell>
          <table:table-cell table:style-name="ce8" office:value-type="string" calcext:value-type="string">
            <text:p>HHV8 (KSHV) infection of endothelial cells; viral genes promote angiogenesis, proliferation, and cytokine production; immunosuppression allows viral reactivation and tumor development; lesions are multiclonal</text:p>
          </table:table-cell>
          <table:table-cell table:style-name="ce8" office:value-type="string" calcext:value-type="string">
            <text:p>Endemic in sub-Saharan Africa and Mediterranean; less than 5% seroprevalence in US general population; higher in men who have sex with men; most common AIDS-associated malignancy worldwide</text:p>
          </table:table-cell>
          <table:table-cell table:style-name="ce8" office:value-type="string" calcext:value-type="string">
            <text:p>Violaceous to purple macules, papules, plaques, or nodules on skin (especially lower extremities), oral mucosa, gastrointestinal tract, lungs, lymph nodes; may have lymphedema, pain, bleeding, or organ dysfunction</text:p>
          </table:table-cell>
          <table:table-cell table:style-name="ce8" office:value-type="string" calcext:value-type="string">
            <text:p>Variable: indolent in classic form; rapidly progressive in AIDS-related form; may develop IRIS after starting antiretroviral therapy; responds over months to immune reconstitution</text:p>
          </table:table-cell>
          <table:table-cell table:style-name="ce5" office:value-type="string" calcext:value-type="string">
            <text:p>Bacillary angiomatosis, pyogenic granuloma, melanoma, purpura, hematoma, other vascular tumors</text:p>
          </table:table-cell>
          <table:table-cell table:style-name="ce5" office:value-type="string" calcext:value-type="string">
            <text:p>Biopsy with histopathology showing spindle cells and abnormal vascularity; immunohistochemistry: HHV8 LANA-1 positive, CD31 positive, CD34 positive; staging with imaging if visceral involvement suspected</text:p>
          </table:table-cell>
          <table:table-cell table:style-name="ce5" office:value-type="string" calcext:value-type="string">
            <text:p>Limited cutaneous: antiretroviral therapy (for HIV-associated); observation; Advanced/symptomatic: liposomal doxorubicin or paclitaxel; avoid corticosteroids (promote progression); immune checkpoint inhibitors (pembrolizumab) emerging option</text:p>
          </table:table-cell>
          <table:table-cell table:style-name="ce5" office:value-type="string" calcext:value-type="string">
            <text:p>Y</text:p>
          </table:table-cell>
          <table:table-cell table:style-name="ce5" table:formula="of:=HYPERLINK(&quot;https://www.cancer.gov/types/soft-tissue-sarcoma/patient/kaposi-treatment-pdq&quot;)" office:value-type="string" office:string-value="https://www.cancer.gov/types/soft-tissue-sarcoma/patient/kaposi-treatment-pdq" calcext:value-type="string">
            <text:p>https://www.cancer.gov/types/soft-tissue-sarcoma/patient/kaposi-treatment-pdq</text:p>
          </table:table-cell>
          <table:table-cell table:style-name="ce5" table:number-columns-repeated="15"/>
          <table:table-cell table:number-columns-repeated="998"/>
        </table:table-row>
        <table:table-row table:style-name="ro11">
          <table:table-cell table:style-name="ce7" office:value-type="string" calcext:value-type="string">
            <text:p>Hidradenitis Suppurativa</text:p>
          </table:table-cell>
          <table:table-cell table:style-name="ce8" office:value-type="string" calcext:value-type="string">
            <text:p>Recurrent painful boils in axillae, groin, or inframammary areas; "chronic boils in skin folds"; double-ended comedones</text:p>
          </table:table-cell>
          <table:table-cell table:style-name="ce8" office:value-type="string" calcext:value-type="string">
            <text:p>Follicular occlusion with perifollicular lymphocytic infiltrate and sebaceous gland loss; deregulation of local immune system with increased interleukin-1, tumor necrosis factor, interleukin-17; bacterial infection is secondary to inflammation; tissue destruction releases follicular content causing spread; healing produces tunnels and scarring</text:p>
          </table:table-cell>
          <table:table-cell table:style-name="ce8" office:value-type="string" calcext:value-type="string">
            <text:p>Prevalence 0.05-4.1%; onset typically in adolescence and young adulthood; more common in females; associated with smoking, obesity, metabolic syndrome</text:p>
          </table:table-cell>
          <table:table-cell table:style-name="ce8" office:value-type="string" calcext:value-type="string">
            <text:p>Painful deep-seated inflammatory nodules, abscesses, draining tunnels in axillae, inguinal, perianal, gluteal, inframammary areas; malodorous purulent discharge; hypertrophic scars; double-ended comedones; severe pain; may have associated acne, pilonidal cysts, dissecting cellulitis of scalp</text:p>
          </table:table-cell>
          <table:table-cell table:style-name="ce8" office:value-type="string" calcext:value-type="string">
            <text:p>Chronic recurrent disease; lesions emerge over at least 2 episodes within 6 months or persist for at least 3 months; progressive with tunnel formation and scarring over years without treatment</text:p>
          </table:table-cell>
          <table:table-cell table:style-name="ce5" office:value-type="string" calcext:value-type="string">
            <text:p>Furuncle, carbuncle, abscess from bacterial infection, folliculitis, acne conglobata, pilonidal cyst, Crohn disease with cutaneous manifestations, actinomycosis</text:p>
          </table:table-cell>
          <table:table-cell table:style-name="ce5" office:value-type="string" calcext:value-type="string">
            <text:p>Clinical diagnosis based on typical lesions in characteristic locations with recurrent course; Hurley staging (I: no scarring, II: recurrent abscesses with tunnels and scars, III: coalescent lesions); ultrasonography or magnetic resonance imaging for extent of tunnels; culture if secondary infection suspected</text:p>
          </table:table-cell>
          <table:table-cell table:style-name="ce5" office:value-type="string" calcext:value-type="string">
            <text:p>Hurley I: topical clindamycin, intralesional triamcinolone, laser therapy; Hurley II: systemic antibiotics (tetracyclines, rifampin plus clindamycin), adalimumab, hormonal therapy in females, surgical deroofing; Hurley III: adalimumab, secukinumab, bimekizumab, wide surgical excision; adjuncts: smoking cessation, weight loss, pain management</text:p>
          </table:table-cell>
          <table:table-cell table:style-name="ce5" office:value-type="string" calcext:value-type="string">
            <text:p>N</text:p>
          </table:table-cell>
          <table:table-cell table:style-name="ce5" table:formula="of:=HYPERLINK(&quot;https://www.jaad.org/article/S0190-9622(19)30309-3/fulltext&quot;)" office:value-type="string" office:string-value="https://www.jaad.org/article/S0190-9622(19)30309-3/fulltext" calcext:value-type="string">
            <text:p>https://www.jaad.org/article/S0190-9622(19)30309-3/fulltext</text:p>
          </table:table-cell>
          <table:table-cell table:style-name="ce5" table:number-columns-repeated="15"/>
          <table:table-cell table:number-columns-repeated="998"/>
        </table:table-row>
        <table:table-row table:style-name="ro9">
          <table:table-cell table:style-name="ce7" office:value-type="string" calcext:value-type="string">
            <text:p>Hirsutism</text:p>
          </table:table-cell>
          <table:table-cell table:style-name="ce8" office:value-type="string" calcext:value-type="string">
            <text:p>Excessive terminal hair growth in androgen-dependent areas in women; "male-pattern hair growth in women"</text:p>
          </table:table-cell>
          <table:table-cell table:style-name="ce8" office:value-type="string" calcext:value-type="string">
            <text:p>Increased androgen production (ovarian or adrenal) or increased peripheral conversion to androgens or increased androgen receptor sensitivity; most commonly from polycystic ovary syndrome; hair follicles convert vellus hairs to terminal hairs in androgen-sensitive areas</text:p>
          </table:table-cell>
          <table:table-cell table:style-name="ce8" office:value-type="string" calcext:value-type="string">
            <text:p>Affects 5-10% of women of reproductive age; varies by ethnicity with higher prevalence in Mediterranean, Middle Eastern, South Asian populations</text:p>
          </table:table-cell>
          <table:table-cell table:style-name="ce8" office:value-type="string" calcext:value-type="string">
            <text:p>Excessive coarse dark terminal hair in male-pattern distribution: face (upper lip, chin), chest, abdomen (linea alba), back, inner thighs; may have associated acne, androgenic alopecia, menstrual irregularities, infertility, virilization signs if severe</text:p>
          </table:table-cell>
          <table:table-cell table:style-name="ce8" office:value-type="string" calcext:value-type="string">
            <text:p>Gradual onset over months to years; progressive without treatment; rapid onset or virilization suggests androgen-secreting tumor</text:p>
          </table:table-cell>
          <table:table-cell table:style-name="ce5" office:value-type="string" calcext:value-type="string">
            <text:p>Hypertrichosis (generalized non-androgen-dependent hair growth), polycystic ovary syndrome, congenital adrenal hyperplasia, Cushing syndrome, androgen-secreting tumor, medications (danazol, anabolic steroids, valproic acid)</text:p>
          </table:table-cell>
          <table:table-cell table:style-name="ce5" office:value-type="string" calcext:value-type="string">
            <text:p>Modified Ferriman-Gallwey score (9 body areas scored 0-4, score greater than 8 abnormal); total and free testosterone, dehydroepiandrosterone sulfate, 17-hydroxyprogesterone; luteinizing hormone to follicle-stimulating hormone ratio; consider pelvic ultrasound, dexamethasone suppression test if indicated</text:p>
          </table:table-cell>
          <table:table-cell table:style-name="ce5" office:value-type="string" calcext:value-type="string">
            <text:p>Cosmetic measures: shaving, waxing, laser hair removal, electrolysis; Pharmacologic: combined oral contraceptives (first-line), spironolactone 50-200 mg daily, finasteride 2.5-5 mg daily, eflornithine cream; treat underlying cause (polycystic ovary syndrome, congenital adrenal hyperplasia, tumor)</text:p>
          </table:table-cell>
          <table:table-cell table:style-name="ce5" office:value-type="string" calcext:value-type="string">
            <text:p>N</text:p>
          </table:table-cell>
          <table:table-cell table:style-name="ce5" table:formula="of:=HYPERLINK(&quot;https://www.aafp.org/pubs/afp/issues/2012/0715/p373.html&quot;)" office:value-type="string" office:string-value="https://www.aafp.org/pubs/afp/issues/2012/0715/p373.html" calcext:value-type="string">
            <text:p>https://www.aafp.org/pubs/afp/issues/2012/0715/p373.html</text:p>
          </table:table-cell>
          <table:table-cell table:style-name="ce5" table:number-columns-repeated="15"/>
          <table:table-cell table:number-columns-repeated="998"/>
        </table:table-row>
        <table:table-row table:style-name="ro18">
          <table:table-cell table:style-name="ce7" office:value-type="string" calcext:value-type="string">
            <text:p>Herpes Simplex Virus type 1 and type 2</text:p>
          </table:table-cell>
          <table:table-cell table:style-name="ce8" office:value-type="string" calcext:value-type="string">
            <text:p>Painful grouped vesicles on erythematous base; primary infection with fever and systemic symptoms; recurrent episodes milder; "cold sores" (HSV-1) or "genital herpes" (HSV-2)</text:p>
          </table:table-cell>
          <table:table-cell table:style-name="ce8" office:value-type="string" calcext:value-type="string">
            <text:p>HSV-1 or HSV-2 infection of epithelial cells; viral replication causes cell lysis and vesicle formation; establishes latency in sensory ganglia (trigeminal for HSV-1, sacral for HSV-2) with periodic reactivation triggered by stress, illness, ultraviolet exposure, immunosuppression</text:p>
          </table:table-cell>
          <table:table-cell table:style-name="ce8" office:value-type="string" calcext:value-type="string">
            <text:p>HSV-1: 50-80% seroprevalence by adulthood; HSV-2: 12-16% in United States adults; transmitted via direct contact with lesions or asymptomatic viral shedding</text:p>
          </table:table-cell>
          <table:table-cell table:style-name="ce8" office:value-type="string" calcext:value-type="string">
            <text:p>Primary: painful grouped vesicles on erythematous base, fever, malaise, tender lymphadenopathy, dysuria (genital); gingivostomatitis (HSV-1 primary); Recurrent: prodrome of tingling or burning, then vesicles that crust; orolabial (HSV-1) or genital (HSV-2) distribution; asymptomatic shedding occurs</text:p>
          </table:table-cell>
          <table:table-cell table:style-name="ce8" office:value-type="string" calcext:value-type="string">
            <text:p>Primary: 7-10 days; Recurrent: 5-10 days; prodrome may precede lesions by hours to days; recurrences variable in frequency (average 4 per year for genital HSV-2)</text:p>
          </table:table-cell>
          <table:table-cell table:style-name="ce5" office:value-type="string" calcext:value-type="string">
            <text:p>Aphthous ulcers, syphilis, chancroid, Behcet disease, hand-foot-mouth disease, herpangina, varicella-zoster, impetigo</text:p>
          </table:table-cell>
          <table:table-cell table:style-name="ce5" office:value-type="string" calcext:value-type="string">
            <text:p>Nucleic acid amplification test or polymerase chain reaction from lesion swab (sensitivity 96.7-100%); viral culture (sensitivity 30-70%); type-specific immunoglobulin G serology (detectable 2 weeks to 3 months after infection); Tzanck smear shows multinucleated giant cells (low sensitivity)</text:p>
          </table:table-cell>
          <table:table-cell table:style-name="ce5" office:value-type="string" calcext:value-type="string">
            <text:p>Primary or severe: Acyclovir 400 mg orally three times daily, Valacyclovir 1 gram orally twice daily, or Famciclovir 500 mg orally twice daily for 7-10 days; Recurrent: same agents for 5-10 days; Suppressive: daily therapy reduces recurrences; intravenous acyclovir 5 mg/kg every 8 hours for severe mucocutaneous or disseminated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9">
          <table:table-cell table:style-name="ce7" office:value-type="string" calcext:value-type="string">
            <text:p>Ichthyosis Vulgaris</text:p>
          </table:table-cell>
          <table:table-cell table:style-name="ce8" office:value-type="string" calcext:value-type="string">
            <text:p>Dry scaly skin since early childhood; "fish scale skin"; spares flexures; associated with atopic dermatitis</text:p>
          </table:table-cell>
          <table:table-cell table:style-name="ce8" office:value-type="string" calcext:value-type="string">
            <text:p>Autosomal dominant or semidominant inheritance; loss-of-function mutations in filaggrin gene; defective keratinization with retention hyperkeratosis; impaired skin barrier function</text:p>
          </table:table-cell>
          <table:table-cell table:style-name="ce8" office:value-type="string" calcext:value-type="string">
            <text:p>Most common inherited disorder of keratinization; prevalence 1 in 250; onset in early childhood (first few months to years of life)</text:p>
          </table:table-cell>
          <table:table-cell table:style-name="ce8" office:value-type="string" calcext:value-type="string">
            <text:p>Fine white or gray scales on extensor surfaces of extremities, trunk, scalp; accentuated skin markings on palms and soles (hyperlinear palms); keratosis pilaris on upper arms and thighs; spares flexural areas; worse in winter, improves in summer; associated with atopic dermatitis, asthma, allergic rhinitis</text:p>
          </table:table-cell>
          <table:table-cell table:style-name="ce8" office:value-type="string" calcext:value-type="string">
            <text:p>Onset in early childhood; lifelong condition; improves with age and in humid environments; worsens in dry cold weather</text:p>
          </table:table-cell>
          <table:table-cell table:style-name="ce5" office:value-type="string" calcext:value-type="string">
            <text:p>Other ichthyoses (X-linked ichthyosis, lamellar ichthyosis, epidermolytic ichthyosis), atopic dermatitis, xerosis, asteatotic eczema</text:p>
          </table:table-cell>
          <table:table-cell table:style-name="ce5" office:value-type="string" calcext:value-type="string">
            <text:p>Clinical diagnosis; skin biopsy shows hyperkeratosis with reduced or absent granular layer; genetic testing for filaggrin mutations available but not routinely needed</text:p>
          </table:table-cell>
          <table:table-cell table:style-name="ce5" office:value-type="string" calcext:value-type="string">
            <text:p>Emollients and moisturizers (petrolatum, urea-containing creams, lactic acid lotions); keratolytics (salicylic acid, alpha-hydroxy acids); humidification; avoid harsh soaps and hot water; topical retinoids for severe cases</text:p>
          </table:table-cell>
          <table:table-cell table:style-name="ce5" office:value-type="string" calcext:value-type="string">
            <text:p>N</text:p>
          </table:table-cell>
          <table:table-cell table:style-name="ce5" table:formula="of:=HYPERLINK(&quot;https://www.ncbi.nlm.nih.gov/books/NBK546574/&quot;)" office:value-type="string" office:string-value="https://www.ncbi.nlm.nih.gov/books/NBK546574/" calcext:value-type="string">
            <text:p>https://www.ncbi.nlm.nih.gov/books/NBK546574/</text:p>
          </table:table-cell>
          <table:table-cell table:style-name="ce5" table:number-columns-repeated="15"/>
          <table:table-cell table:number-columns-repeated="998"/>
        </table:table-row>
        <table:table-row table:style-name="ro13">
          <table:table-cell table:style-name="ce7" office:value-type="string" calcext:value-type="string">
            <text:p>Immunoglobulin A Vasculitis</text:p>
          </table:table-cell>
          <table:table-cell table:style-name="ce8" office:value-type="string" calcext:value-type="string">
            <text:p>Palpable purpura on lower extremities and buttocks in child after upper respiratory infection; "Henoch-Schonlein purpura"; triad of purpura, arthritis, abdominal pain</text:p>
          </table:table-cell>
          <table:table-cell table:style-name="ce8" office:value-type="string" calcext:value-type="string">
            <text:p>Small vessel leukocytoclastic vasculitis with immunoglobulin A immune complex deposition in vessel walls; often triggered by upper respiratory infection, medications, or malignancy; complement activation and neutrophil infiltration cause vessel wall damage</text:p>
          </table:table-cell>
          <table:table-cell table:style-name="ce8" office:value-type="string" calcext:value-type="string">
            <text:p>Most common systemic vasculitis in children; peak age 4-6 years; incidence 10-20 per 100,000 children; male to female ratio 1.5:1; more common in winter and spring</text:p>
          </table:table-cell>
          <table:table-cell table:style-name="ce8" office:value-type="string" calcext:value-type="string">
            <text:p>Palpable purpura on lower extremities and buttocks (100%); arthritis or arthralgia of knees and ankles (75%); colicky abdominal pain, nausea, vomiting, gastrointestinal bleeding (50-75%); renal involvement with hematuria and proteinuria (20-50%); scrotal or labial edema; may have fever, malaise</text:p>
          </table:table-cell>
          <table:table-cell table:style-name="ce8" office:value-type="string" calcext:value-type="string">
            <text:p>Acute onset over days; purpura appears in crops; typically self-limited over 4-6 weeks; may have recurrences in 33%; renal disease may develop months after initial presentation</text:p>
          </table:table-cell>
          <table:table-cell table:style-name="ce5" office:value-type="string" calcext:value-type="string">
            <text:p>Other vasculitides (hypersensitivity vasculitis, polyarteritis nodosa), thrombocytopenia, meningococcemia, Rocky Mountain spotted fever, hemolytic uremic syndrome, intussusception, acute abdomen</text:p>
          </table:table-cell>
          <table:table-cell table:style-name="ce5" office:value-type="string" calcext:value-type="string">
            <text:p>Clinical diagnosis; skin biopsy shows leukocytoclastic vasculitis with immunoglobulin A deposition on immunofluorescence; urinalysis for hematuria and proteinuria; complete blood count (platelets normal); stool guaiac; renal function tests; consider abdominal ultrasound if severe abdominal pain</text:p>
          </table:table-cell>
          <table:table-cell table:style-name="ce5" office:value-type="string" calcext:value-type="string">
            <text:p>Supportive care for mild disease; nonsteroidal anti-inflammatory drugs for arthritis; corticosteroids (prednisone 1-2 mg/kg/day) for severe abdominal pain, scrotal involvement, or significant renal disease; monitor urine for 6 months for renal involvement</text:p>
          </table:table-cell>
          <table:table-cell table:style-name="ce5" office:value-type="string" calcext:value-type="string">
            <text:p>Y</text:p>
          </table:table-cell>
          <table:table-cell table:style-name="ce5" table:formula="of:=HYPERLINK(&quot;https://www.ncbi.nlm.nih.gov/books/NBK537252/&quot;)" office:value-type="string" office:string-value="https://www.ncbi.nlm.nih.gov/books/NBK537252/" calcext:value-type="string">
            <text:p>https://www.ncbi.nlm.nih.gov/books/NBK537252/</text:p>
          </table:table-cell>
          <table:table-cell table:style-name="ce5" table:number-columns-repeated="15"/>
          <table:table-cell table:number-columns-repeated="998"/>
        </table:table-row>
        <table:table-row table:style-name="ro19">
          <table:table-cell table:style-name="ce7" office:value-type="string" calcext:value-type="string">
            <text:p>Impetigo</text:p>
          </table:table-cell>
          <table:table-cell table:style-name="ce8" office:value-type="string" calcext:value-type="string">
            <text:p>Honey-colored crusted lesions on face in child; "honey-crusted lesions"; highly contagious</text:p>
          </table:table-cell>
          <table:table-cell table:style-name="ce8" office:value-type="string" calcext:value-type="string">
            <text:p>Bacterial infection of superficial epidermis; Staphylococcus aureus (most common, including methicillin-resistant Staphylococcus aureus) or Streptococcus pyogenes; direct inoculation through breaks in skin; exotoxins cause intraepidermal splitting in bullous form</text:p>
          </table:table-cell>
          <table:table-cell table:style-name="ce8" office:value-type="string" calcext:value-type="string">
            <text:p>Most common bacterial skin infection in children; peak age 2-5 years; more common in warm humid climates; associated with crowding, poor hygiene, skin trauma, atopic dermatitis</text:p>
          </table:table-cell>
          <table:table-cell table:style-name="ce8" office:value-type="string" calcext:value-type="string">
            <text:p>Nonbullous (70%): erythematous macules progressing to vesicles then pustules that rupture leaving honey-colored crusts on erythematous base; face and extremities; regional lymphadenopathy; Bullous (30%): flaccid bullae that rupture leaving collarette of scale; trunk and intertriginous areas; caused by Staphylococcus aureus exfoliative toxin</text:p>
          </table:table-cell>
          <table:table-cell table:style-name="ce8" office:value-type="string" calcext:value-type="string">
            <text:p>Acute onset; lesions develop over days; spreads rapidly; resolves in 2-3 weeks without treatment but faster with antibiotics; post-streptococcal glomerulonephritis may occur 10 days to 3 weeks after streptococcal impetigo</text:p>
          </table:table-cell>
          <table:table-cell table:style-name="ce5" office:value-type="string" calcext:value-type="string">
            <text:p>Herpes simplex, varicella, contact dermatitis, atopic dermatitis, bullous pemphigoid, dermatophyte infection, scabies</text:p>
          </table:table-cell>
          <table:table-cell table:style-name="ce5" office:value-type="string" calcext:value-type="string">
            <text:p>Clinical diagnosis; bacterial culture and sensitivity if extensive, recurrent, or not responding to treatment; consider methicillin-resistant Staphylococcus aureus; anti-streptolysin O titer or anti-DNase B if concern for post-streptococcal glomerulonephritis</text:p>
          </table:table-cell>
          <table:table-cell table:style-name="ce5" office:value-type="string" calcext:value-type="string">
            <text:p>Limited disease: topical mupirocin 2% ointment three times daily for 5 days or retapamulin 1% ointment twice daily for 5 days; Extensive disease: oral antibiotics (cephalexin, dicloxacillin, or if methicillin-resistant Staphylococcus aureus suspected: trimethoprim-sulfamethoxazole, clindamycin, doxycycline) for 7 days; hygiene measures; exclude from school until 24 hours after starting antibiotics</text:p>
          </table:table-cell>
          <table:table-cell table:style-name="ce5" office:value-type="string" calcext:value-type="string">
            <text:p>N</text:p>
          </table:table-cell>
          <table:table-cell table:style-name="ce5" table:formula="of:=HYPERLINK(&quot;https://www.aafp.org/pubs/afp/issues/2014/0801/p229.html&quot;)" office:value-type="string" office:string-value="https://www.aafp.org/pubs/afp/issues/2014/0801/p229.html" calcext:value-type="string">
            <text:p>https://www.aafp.org/pubs/afp/issues/2014/0801/p229.html</text:p>
          </table:table-cell>
          <table:table-cell table:style-name="ce5" table:number-columns-repeated="15"/>
          <table:table-cell table:number-columns-repeated="998"/>
        </table:table-row>
        <table:table-row table:style-name="ro20">
          <table:table-cell table:style-name="ce7" office:value-type="string" calcext:value-type="string">
            <text:p>Incontinentia Pigmenti</text:p>
          </table:table-cell>
          <table:table-cell table:style-name="ce8" office:value-type="string" calcext:value-type="string">
            <text:p>Newborn female with linear vesicular rash following Blaschko lines; four stages: vesicular, verrucous, hyperpigmented, hypopigmented; "whorled hyperpigmentation in female infant"</text:p>
          </table:table-cell>
          <table:table-cell table:style-name="ce8" office:value-type="string" calcext:value-type="string">
            <text:p>X-linked dominant disorder; mutations in IKBKG (NEMO) gene; usually lethal in males; defect in nuclear factor kappa B signaling; abnormal melanin deposition in dermis</text:p>
          </table:table-cell>
          <table:table-cell table:style-name="ce8" office:value-type="string" calcext:value-type="string">
            <text:p>Rare; affects females almost exclusively (males usually die in utero); incidence 1 in 40,000 live births; sporadic mutations in 65-80% of cases</text:p>
          </table:table-cell>
          <table:table-cell table:style-name="ce8" office:value-type="string" calcext:value-type="string">
            <text:p>Four stages: Stage 1 (birth to 4 months): linear vesicles and bullae on erythematous base following Blaschko lines; Stage 2 (2-6 months): verrucous hyperkeratotic lesions; Stage 3 (6 months onward): whorled brown hyperpigmentation; Stage 4 (adolescence): linear hypopigmented atrophic streaks; may have dental anomalies, alopecia, nail dystrophy, ocular abnormalities (retinal detachment), central nervous system abnormalities (seizures, developmental delay)</text:p>
          </table:table-cell>
          <table:table-cell table:style-name="ce8" office:value-type="string" calcext:value-type="string">
            <text:p>Stage 1: birth to 4 months; Stage 2: 2-6 months; Stage 3: 6 months to adulthood; Stage 4: adolescence to adulthood; skin manifestations evolve through stages; hyperpigmentation fades over years to decades</text:p>
          </table:table-cell>
          <table:table-cell table:style-name="ce5" office:value-type="string" calcext:value-type="string">
            <text:p>Herpes simplex, epidermolysis bullosa, linear epidermal nevus, hypomelanosis of Ito, child abuse (for vesicular stage); other neurocutaneous syndromes</text:p>
          </table:table-cell>
          <table:table-cell table:style-name="ce5" office:value-type="string" calcext:value-type="string">
            <text:p>Clinical diagnosis based on characteristic skin findings; skin biopsy shows eosinophilic spongiosis in stage 1, dyskeratosis in stage 2, melanin incontinence in stage 3; genetic testing for IKBKG mutations; ophthalmologic examination (mandatory); neuroimaging if neurologic symptoms; dental evaluation</text:p>
          </table:table-cell>
          <table:table-cell table:style-name="ce5" office:value-type="string" calcext:value-type="string">
            <text:p>Supportive care for skin lesions; topical corticosteroids or antibiotics for secondary infection in vesicular stage; regular ophthalmologic examinations (every 3-6 months in first year, then annually) to monitor for retinal detachment; neurologic evaluation if developmental concerns; genetic counseling</text:p>
          </table:table-cell>
          <table:table-cell table:style-name="ce5" office:value-type="string" calcext:value-type="string">
            <text:p>Y</text:p>
          </table:table-cell>
          <table:table-cell table:style-name="ce5" table:formula="of:=HYPERLINK(&quot;https://www.ncbi.nlm.nih.gov/books/NBK1472/&quot;)" office:value-type="string" office:string-value="https://www.ncbi.nlm.nih.gov/books/NBK1472/" calcext:value-type="string">
            <text:p>https://www.ncbi.nlm.nih.gov/books/NBK1472/</text:p>
          </table:table-cell>
          <table:table-cell table:style-name="ce5" table:number-columns-repeated="15"/>
          <table:table-cell table:number-columns-repeated="998"/>
        </table:table-row>
        <table:table-row table:style-name="ro10">
          <table:table-cell table:style-name="ce7" office:value-type="string" calcext:value-type="string">
            <text:p>Infantile Acropustulosis</text:p>
          </table:table-cell>
          <table:table-cell table:style-name="ce8" office:value-type="string" calcext:value-type="string">
            <text:p>Recurrent pruritic vesicles and pustules on palms and soles in infant; often follows scabies infestation; "itchy hands and feet after scabies"</text:p>
          </table:table-cell>
          <table:table-cell table:style-name="ce8" office:value-type="string" calcext:value-type="string">
            <text:p>Recurrent vesicopustular eruption of unclear etiology; may represent hypersensitivity reaction following scabies infestation or other infectious trigger; sterile pustules contain eosinophils and neutrophils</text:p>
          </table:table-cell>
          <table:table-cell table:style-name="ce8" office:value-type="string" calcext:value-type="string">
            <text:p>Onset typically 2-10 months of age; may persist until 2-3 years; more common in internationally adopted children from crowded living conditions; no clear gender or ethnic predominance</text:p>
          </table:table-cell>
          <table:table-cell table:style-name="ce8" office:value-type="string" calcext:value-type="string">
            <text:p>Intensely pruritic vesicles and pustules on palms (94%) and soles (100%); may extend to dorsal hands and feet; lesions appear in crops; often coexists with atopic dermatitis (over 50%); child otherwise well</text:p>
          </table:table-cell>
          <table:table-cell table:style-name="ce8" office:value-type="string" calcext:value-type="string">
            <text:p>Recurrent episodes lasting 7-14 days; cycles every 2-4 weeks; episodes decrease in frequency and severity over months to years; spontaneous resolution by age 2-3 years</text:p>
          </table:table-cell>
          <table:table-cell table:style-name="ce5" office:value-type="string" calcext:value-type="string">
            <text:p>Scabies, hand-foot-mouth disease, dyshidrotic eczema, pustular psoriasis, acropustulosis of infancy, erythema toxicum neonatorum</text:p>
          </table:table-cell>
          <table:table-cell table:style-name="ce5" office:value-type="string" calcext:value-type="string">
            <text:p>Clinical diagnosis based on characteristic distribution and recurrent pattern; skin biopsy shows intraepidermal or subcorneal pustules with eosinophils and neutrophils; scabies scraping to exclude active infestation</text:p>
          </table:table-cell>
          <table:table-cell table:style-name="ce5" office:value-type="string" calcext:value-type="string">
            <text:p>Mid- to high-potency topical corticosteroids (class 2-3) are first-line and effective; may use under occlusion; antihistamines for pruritus; dapsone for severe refractory cases; avoid unnecessary permethrin treatment for presumed recurrent scabies</text:p>
          </table:table-cell>
          <table:table-cell table:style-name="ce5" office:value-type="string" calcext:value-type="string">
            <text:p>N</text:p>
          </table:table-cell>
          <table:table-cell table:style-name="ce5" table:formula="of:=HYPERLINK(&quot;https://www.ncbi.nlm.nih.gov/books/NBK559286/&quot;)" office:value-type="string" office:string-value="https://www.ncbi.nlm.nih.gov/books/NBK559286/" calcext:value-type="string">
            <text:p>https://www.ncbi.nlm.nih.gov/books/NBK559286/</text:p>
          </table:table-cell>
          <table:table-cell table:style-name="ce5" table:number-columns-repeated="15"/>
          <table:table-cell table:number-columns-repeated="998"/>
        </table:table-row>
        <table:table-row table:style-name="ro18">
          <table:table-cell table:style-name="ce7" office:value-type="string" calcext:value-type="string">
            <text:p>Intertrigo</text:p>
          </table:table-cell>
          <table:table-cell table:style-name="ce8" office:value-type="string" calcext:value-type="string">
            <text:p>Erythematous rash in skin folds; "red raw skin in body folds"; moist macerated appearance</text:p>
          </table:table-cell>
          <table:table-cell table:style-name="ce8" office:value-type="string" calcext:value-type="string">
            <text:p>Superficial inflammatory dermatitis caused by skin-on-skin friction, moisture retention, lack of ventilation, and maceration in skin folds; bodily secretions (perspiration, urine, feces) exacerbate inflammation; creates environment for secondary bacterial and fungal colonization</text:p>
          </table:table-cell>
          <table:table-cell table:style-name="ce8" office:value-type="string" calcext:value-type="string">
            <text:p>Common in all ages; increased risk with obesity, diabetes, incontinence, immobility; affects natural skin folds (axillae, inframammary, inguinal, intergluteal) and obesity-created folds</text:p>
          </table:table-cell>
          <table:table-cell table:style-name="ce8" office:value-type="string" calcext:value-type="string">
            <text:p>Erythema with peripheral scaling in opposing skin surfaces; moist, macerated appearance; burning and itching; satellite lesions suggest candidal superinfection; malodor suggests bacterial infection; well-demarcated borders</text:p>
          </table:table-cell>
          <table:table-cell table:style-name="ce8" office:value-type="string" calcext:value-type="string">
            <text:p>Acute to chronic; can develop within hours to days of moisture exposure; chronic cases persist without intervention; secondary infections develop over days</text:p>
          </table:table-cell>
          <table:table-cell table:style-name="ce5" office:value-type="string" calcext:value-type="string">
            <text:p>Candidiasis, inverse psoriasis, seborrheic dermatitis, erythrasma, tinea, allergic contact dermatitis, irritant contact dermatitis</text:p>
          </table:table-cell>
          <table:table-cell table:style-name="ce5" office:value-type="string" calcext:value-type="string">
            <text:p>Clinical diagnosis; potassium hydroxide preparation for fungal elements; Wood lamp examination (coral-red fluorescence for Corynebacterium minutissimum erythrasma); bacterial culture if suspected bacterial superinfection</text:p>
          </table:table-cell>
          <table:table-cell table:style-name="ce5" office:value-type="string" calcext:value-type="string">
            <text:p>Keep area dry and reduce friction; absorptive powders (cornstarch); barrier creams (zinc oxide); low-potency topical corticosteroids for inflammation; topical antifungals (nystatin, clotrimazole, ketoconazole) for candidal infection; topical mupirocin or oral penicillin for streptococcal infection; oral erythromycin for erythrasma; moisture-wicking textiles</text:p>
          </table:table-cell>
          <table:table-cell table:style-name="ce5" office:value-type="string" calcext:value-type="string">
            <text:p>N</text:p>
          </table:table-cell>
          <table:table-cell table:style-name="ce5" table:formula="of:=HYPERLINK(&quot;https://www.aafp.org/pubs/afp/issues/2014/0401/p569.html&quot;)" office:value-type="string" office:string-value="https://www.aafp.org/pubs/afp/issues/2014/0401/p569.html" calcext:value-type="string">
            <text:p>https://www.aafp.org/pubs/afp/issues/2014/0401/p569.html</text:p>
          </table:table-cell>
          <table:table-cell table:style-name="ce5" table:number-columns-repeated="15"/>
          <table:table-cell table:number-columns-repeated="998"/>
        </table:table-row>
        <table:table-row table:style-name="ro21">
          <table:table-cell table:style-name="ce7" office:value-type="string" calcext:value-type="string">
            <text:p>Inverse Psoriasis</text:p>
          </table:table-cell>
          <table:table-cell table:style-name="ce8" office:value-type="string" calcext:value-type="string">
            <text:p>Well-demarcated erythematous plaques in skin folds without typical scale; "shiny red plaques in flexures"; may be mistaken for fungal infection</text:p>
          </table:table-cell>
          <table:table-cell table:style-name="ce8" office:value-type="string" calcext:value-type="string">
            <text:p>Psoriasis affecting intertriginous areas; same immune-mediated pathophysiology as plaque psoriasis with T-cell activation and cytokine release; occluded moist environment prevents typical scale formation</text:p>
          </table:table-cell>
          <table:table-cell table:style-name="ce8" office:value-type="string" calcext:value-type="string">
            <text:p>Affects 3-7% of psoriasis patients; can occur at any age; associated with obesity; often coexists with plaque psoriasis elsewhere</text:p>
          </table:table-cell>
          <table:table-cell table:style-name="ce8" office:value-type="string" calcext:value-type="string">
            <text:p>Well-demarcated erythematous shiny plaques in axillae, inframammary areas, inguinal folds, intergluteal cleft, groin, genitalia; minimal to absent scale due to moisture; pruritus; significant psychological impact especially with genital involvement</text:p>
          </table:table-cell>
          <table:table-cell table:style-name="ce8" office:value-type="string" calcext:value-type="string">
            <text:p>Chronic relapsing course; may be first manifestation of psoriasis or develop in patients with established disease; flares with friction, moisture, heat</text:p>
          </table:table-cell>
          <table:table-cell table:style-name="ce5" office:value-type="string" calcext:value-type="string">
            <text:p>Candidiasis, tinea, erythrasma, intertrigo, seborrheic dermatitis, contact dermatitis, extramammary Paget disease</text:p>
          </table:table-cell>
          <table:table-cell table:style-name="ce5" office:value-type="string" calcext:value-type="string">
            <text:p>Clinical diagnosis; potassium hydroxide preparation negative for fungal elements; skin biopsy shows psoriasiform hyperplasia with parakeratosis if needed for confirmation</text:p>
          </table:table-cell>
          <table:table-cell table:style-name="ce5" office:value-type="string" calcext:value-type="string">
            <text:p>Low- to mid-potency topical corticosteroids (avoid high-potency due to atrophy risk in occluded areas); calcineurin inhibitors (tacrolimus, pimecrolimus); vitamin D analogues (calcitriol less irritating than calcipotriene); topical corticosteroid-vitamin D combination; systemic therapy (biologics, apremilast, methotrexate) for extensive or refractory disease</text:p>
          </table:table-cell>
          <table:table-cell table:style-name="ce5" office:value-type="string" calcext:value-type="string">
            <text:p>N</text:p>
          </table:table-cell>
          <table:table-cell table:style-name="ce5" table:formula="of:=HYPERLINK(&quot;https://www.jaad.org/article/S0190-9622(10)02173-0/fulltext&quot;)" office:value-type="string" office:string-value="https://www.jaad.org/article/S0190-9622(10)02173-0/fulltext" calcext:value-type="string">
            <text:p>https://www.jaad.org/article/S0190-9622(10)02173-0/fulltext</text:p>
          </table:table-cell>
          <table:table-cell table:style-name="ce5" table:number-columns-repeated="15"/>
          <table:table-cell table:number-columns-repeated="998"/>
        </table:table-row>
        <table:table-row table:style-name="ro16">
          <table:table-cell table:style-name="ce7" office:value-type="string" calcext:value-type="string">
            <text:p>Irritant Contact Dermatitis</text:p>
          </table:table-cell>
          <table:table-cell table:style-name="ce8" office:value-type="string" calcext:value-type="string">
            <text:p>Well-demarcated erythema and scaling at site of irritant exposure; "burning and stinging more than itching"; occupational hand dermatitis in healthcare workers or hairdressers</text:p>
          </table:table-cell>
          <table:table-cell table:style-name="ce8" office:value-type="string" calcext:value-type="string">
            <text:p>Direct cytotoxic damage to keratinocytes from chemical or physical irritants; innate immune activation with release of inflammatory cytokines; impaired skin barrier function; cumulative exposure to weak irritants accounts for 80% of cases</text:p>
          </table:table-cell>
          <table:table-cell table:style-name="ce8" office:value-type="string" calcext:value-type="string">
            <text:p>Most common form of contact dermatitis (80% of all contact dermatitis cases); accounts for 95% of occupational skin disorders; increased risk with atopic dermatitis, frequent hand washing, wet work</text:p>
          </table:table-cell>
          <table:table-cell table:style-name="ce8" office:value-type="string" calcext:value-type="string">
            <text:p>Burning and stinging sensation exceeding pruritus; well-demarcated erythema, scaling, fissuring at site of contact; hands most commonly affected; acute: erythema, edema, vesicles; chronic: lichenification, fissures; distribution corresponds to irritant exposure</text:p>
          </table:table-cell>
          <table:table-cell table:style-name="ce8" office:value-type="string" calcext:value-type="string">
            <text:p>Acute: develops within minutes to hours of exposure to strong irritants; Chronic cumulative: develops over weeks to months with repeated low-level exposure; improves with irritant avoidance</text:p>
          </table:table-cell>
          <table:table-cell table:style-name="ce5" office:value-type="string" calcext:value-type="string">
            <text:p>Allergic contact dermatitis, atopic dermatitis, dyshidrotic eczema, psoriasis, tinea manuum</text:p>
          </table:table-cell>
          <table:table-cell table:style-name="ce5" office:value-type="string" calcext:value-type="string">
            <text:p>Diagnosis of exclusion; detailed exposure history; patch testing to rule out allergic contact dermatitis (negative results support irritant contact dermatitis); skin prick testing to exclude type 1 hypersensitivity</text:p>
          </table:table-cell>
          <table:table-cell table:style-name="ce5" office:value-type="string" calcext:value-type="string">
            <text:p>Identify and avoid irritant; regular emollient use to restore skin barrier; protective gloves for wet work; low- to mid-potency topical corticosteroids for inflammation; severe cases may require short course of systemic corticosteroids</text:p>
          </table:table-cell>
          <table:table-cell table:style-name="ce5" office:value-type="string" calcext:value-type="string">
            <text:p>N</text:p>
          </table:table-cell>
          <table:table-cell table:style-name="ce5" table:formula="of:=HYPERLINK(&quot;https://link.springer.com/article/10.1007/s12016-018-8713-0&quot;)" office:value-type="string" office:string-value="https://link.springer.com/article/10.1007/s12016-018-8713-0" calcext:value-type="string">
            <text:p>https://link.springer.com/article/10.1007/s12016-018-8713-0</text:p>
          </table:table-cell>
          <table:table-cell table:style-name="ce5" table:number-columns-repeated="15"/>
          <table:table-cell table:number-columns-repeated="998"/>
        </table:table-row>
        <table:table-row table:style-name="ro22">
          <table:table-cell table:style-name="ce7" office:value-type="string" calcext:value-type="string">
            <text:p>Kawasaki Disease</text:p>
          </table:table-cell>
          <table:table-cell table:style-name="ce8" office:value-type="string" calcext:value-type="string">
            <text:p>Child under 5 years with high fever for 5 days plus conjunctivitis, strawberry tongue, rash, hand/foot swelling, cervical lymphadenopathy; "CRASH and Burn: Conjunctivitis, Rash, Adenopathy, Strawberry tongue, Hands/feet, Burn (fever)"</text:p>
          </table:table-cell>
          <table:table-cell table:style-name="ce8" office:value-type="string" calcext:value-type="string">
            <text:p>Medium vessel vasculitis of unknown etiology; aggressive neutrophil-mediated panmural vascular necrosis without granuloma formation; primarily targets coronary arteries; intimal hyperplasia and lymphocytic inflammation in advanced disease</text:p>
          </table:table-cell>
          <table:table-cell table:style-name="ce8" office:value-type="string" calcext:value-type="string">
            <text:p>Incidence 25-50 per 100,000 children per year in United States; peak age under 5 years (80% of cases); more common in Asian populations; male to female ratio 1.5:1; most common cause of acquired heart disease in children in developed world</text:p>
          </table:table-cell>
          <table:table-cell table:style-name="ce8" office:value-type="string" calcext:value-type="string">
            <text:p>Fever at least 5 days plus at least 4 of: bilateral nonexudative conjunctival injection, polymorphic rash, oral changes (red cracked lips, strawberry tongue, oropharyngeal erythema), extremity changes (erythema and edema of hands/feet, periungual desquamation at 2-3 weeks), unilateral cervical lymphadenopathy at least 1.5 cm; irritability; may have Kawasaki shock syndrome with hypotension</text:p>
          </table:table-cell>
          <table:table-cell table:style-name="ce8" office:value-type="string" calcext:value-type="string">
            <text:p>Acute febrile phase: 1-2 weeks; subacute phase with desquamation and thrombocytosis: weeks 2-4; convalescent phase: weeks 4-8; coronary artery aneurysms develop in 25% untreated, 5% treated patients</text:p>
          </table:table-cell>
          <table:table-cell table:style-name="ce5" office:value-type="string" calcext:value-type="string">
            <text:p>Multisystem inflammatory syndrome in children, scarlet fever, measles, adenovirus, Epstein-Barr virus, toxic shock syndrome, Stevens-Johnson syndrome, drug reaction, juvenile idiopathic arthritis</text:p>
          </table:table-cell>
          <table:table-cell table:style-name="ce5" office:value-type="string" calcext:value-type="string">
            <text:p>Clinical diagnosis using American Heart Association criteria; elevated inflammatory markers (erythrocyte sedimentation rate, C-reactive protein); thrombocytosis (week 2); sterile pyuria; hypoalbuminemia; echocardiography to assess coronary arteries at diagnosis, 2 weeks, 6-8 weeks</text:p>
          </table:table-cell>
          <table:table-cell table:style-name="ce5" office:value-type="string" calcext:value-type="string">
            <text:p>Intravenous immunoglobulin 2 grams per kilogram as single infusion within 10 days of fever onset; high-dose aspirin 80-100 milligrams per kilogram per day divided four times daily until afebrile, then low-dose aspirin 3-5 milligrams per kilogram per day for 6-8 weeks; corticosteroids for intravenous immunoglobulin-resistant cases; infliximab for refractory cases; cardiology follow-up</text:p>
          </table:table-cell>
          <table:table-cell table:style-name="ce5" office:value-type="string" calcext:value-type="string">
            <text:p>Y</text:p>
          </table:table-cell>
          <table:table-cell table:style-name="ce5" table:formula="of:=HYPERLINK(&quot;https://www.ahajournals.org/doi/10.1161/CIR.0000000000001295&quot;)" office:value-type="string" office:string-value="https://www.ahajournals.org/doi/10.1161/CIR.0000000000001295" calcext:value-type="string">
            <text:p>https://www.ahajournals.org/doi/10.1161/CIR.0000000000001295</text:p>
          </table:table-cell>
          <table:table-cell table:style-name="ce5" table:number-columns-repeated="15"/>
          <table:table-cell table:number-columns-repeated="998"/>
        </table:table-row>
        <table:table-row table:style-name="ro19">
          <table:table-cell table:style-name="ce7" office:value-type="string" calcext:value-type="string">
            <text:p>Keloids</text:p>
          </table:table-cell>
          <table:table-cell table:style-name="ce8" office:value-type="string" calcext:value-type="string">
            <text:p>Raised firm scar extending beyond original wound boundaries; "scar that grows beyond borders"; earlobes, chest, shoulders common sites; more common in darker skin</text:p>
          </table:table-cell>
          <table:table-cell table:style-name="ce8" office:value-type="string" calcext:value-type="string">
            <text:p>Abnormal wound healing with excessive collagen deposition and fibroblast proliferation; imbalance between collagen synthesis and degradation; transforming growth factor-beta pathway dysregulation; extends beyond original wound margins (unlike hypertrophic scars)</text:p>
          </table:table-cell>
          <table:table-cell table:style-name="ce8" office:value-type="string" calcext:value-type="string">
            <text:p>More common in individuals of African, Asian, and Hispanic descent; peak age 10-30 years; genetic predisposition with autosomal dominant inheritance pattern in some families; affects 5-16% of Black and Hispanic populations</text:p>
          </table:table-cell>
          <table:table-cell table:style-name="ce8" office:value-type="string" calcext:value-type="string">
            <text:p>Firm, rubbery, raised scar extending beyond original injury site; pink to dark brown color; may be pruritic or painful; continues to grow over months to years; does not regress spontaneously; common sites: earlobes, chest, shoulders, upper back; triggered by trauma, surgery, piercings, acne</text:p>
          </table:table-cell>
          <table:table-cell table:style-name="ce8" office:value-type="string" calcext:value-type="string">
            <text:p>Develops weeks to months after injury; continues to grow for months to years; does not spontaneously regress (unlike hypertrophic scars which may improve over 1-2 years)</text:p>
          </table:table-cell>
          <table:table-cell table:style-name="ce5" office:value-type="string" calcext:value-type="string">
            <text:p>Hypertrophic scar (stays within wound boundaries), dermatofibroma, dermatofibrosarcoma protuberans, scar sarcoid</text:p>
          </table:table-cell>
          <table:table-cell table:style-name="ce5" office:value-type="string" calcext:value-type="string">
            <text:p>Clinical diagnosis based on appearance and history of extending beyond original wound; skin biopsy shows thick collagen bundles, increased fibroblasts, minimal inflammation if diagnosis uncertain</text:p>
          </table:table-cell>
          <table:table-cell table:style-name="ce5" office:value-type="string" calcext:value-type="string">
            <text:p>Intralesional corticosteroid injections (triamcinolone 10-40 milligrams per milliliter every 4-6 weeks); silicone gel sheeting; pressure therapy; surgical excision with adjuvant therapy (high recurrence if excision alone); cryotherapy; laser therapy (pulsed dye laser, fractional laser); radiation therapy for refractory cases; 5-fluorouracil injections; combination therapies most effective</text:p>
          </table:table-cell>
          <table:table-cell table:style-name="ce5" office:value-type="string" calcext:value-type="string">
            <text:p>N</text:p>
          </table:table-cell>
          <table:table-cell table:style-name="ce5" table:formula="of:=HYPERLINK(&quot;https://www.aad.org/public/diseases/a-z/keloids-overview&quot;)" office:value-type="string" office:string-value="https://www.aad.org/public/diseases/a-z/keloids-overview" calcext:value-type="string">
            <text:p>https://www.aad.org/public/diseases/a-z/keloids-overview</text:p>
          </table:table-cell>
          <table:table-cell table:style-name="ce5" table:number-columns-repeated="15"/>
          <table:table-cell table:number-columns-repeated="998"/>
        </table:table-row>
        <table:table-row table:style-name="ro15">
          <table:table-cell table:style-name="ce7" office:value-type="string" calcext:value-type="string">
            <text:p>Keratoacanthoma</text:p>
          </table:table-cell>
          <table:table-cell table:style-name="ce8" office:value-type="string" calcext:value-type="string">
            <text:p>Rapidly growing dome-shaped nodule with central keratin-filled crater on sun-exposed skin; "volcano-like lesion"; resembles molluscum contagiosum initially</text:p>
          </table:table-cell>
          <table:table-cell table:style-name="ce8" office:value-type="string" calcext:value-type="string">
            <text:p>Epithelial tumor with aberrant follicular keratinization; proliferation of well-differentiated squamous cells; possible role of human papillomavirus (beta-genus types) and ultraviolet radiation; shares molecular features with squamous cell carcinoma but distinct tendency for spontaneous regression</text:p>
          </table:table-cell>
          <table:table-cell table:style-name="ce8" office:value-type="string" calcext:value-type="string">
            <text:p>Annual incidence 104 per 100,000; peak age 65-71 years; more common in males; sun-exposed skin most affected (arms, hands, trunk); increased risk with immunosuppression</text:p>
          </table:table-cell>
          <table:table-cell table:style-name="ce8" office:value-type="string" calcext:value-type="string">
            <text:p>Begins as smooth, dome-shaped red papule; rapidly expands over weeks to 1-2 cm nodule with central keratin-filled crater; sun-exposed areas most common; may be tender; dermoscopy shows features overlapping with squamous cell carcinoma</text:p>
          </table:table-cell>
          <table:table-cell table:style-name="ce8" office:value-type="string" calcext:value-type="string">
            <text:p>Rapid growth phase over 6 weeks; stabilization; spontaneous regression over 2-12 months if untreated; some lesions may progress rather than regress</text:p>
          </table:table-cell>
          <table:table-cell table:style-name="ce5" office:value-type="string" calcext:value-type="string">
            <text:p>Squamous cell carcinoma (cannot reliably distinguish), basal cell carcinoma, molluscum contagiosum (early stage), prurigo nodularis</text:p>
          </table:table-cell>
          <table:table-cell table:style-name="ce5" office:value-type="string" calcext:value-type="string">
            <text:p>Clinical diagnosis difficult; dermoscopy cannot differentiate from squamous cell carcinoma; definitive diagnosis requires histopathology showing well-differentiated squamous proliferation with central keratin plug; complete excision preferred for diagnosis</text:p>
          </table:table-cell>
          <table:table-cell table:style-name="ce5" office:value-type="string" calcext:value-type="string">
            <text:p>Surgical excision with 5 mm margin (first-line); Mohs micrographic surgery for deep lesions or cosmetically sensitive areas (face, ear, periocular, perioral); alternatives after biopsy: electrodesiccation and curettage, intralesional fluorouracil or methotrexate, radiation, topical therapy</text:p>
          </table:table-cell>
          <table:table-cell table:style-name="ce5" office:value-type="string" calcext:value-type="string">
            <text:p>Y</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15">
          <table:table-cell table:style-name="ce7" office:value-type="string" calcext:value-type="string">
            <text:p>Keratosis Pilaris</text:p>
          </table:table-cell>
          <table:table-cell table:style-name="ce8" office:value-type="string" calcext:value-type="string">
            <text:p>Rough follicular papules on extensor arms and thighs; "chicken skin" or "goose bumps"; associated with atopic dermatitis</text:p>
          </table:table-cell>
          <table:table-cell table:style-name="ce8" office:value-type="string" calcext:value-type="string">
            <text:p>Follicular hyperkeratinization with keratin plugging of hair follicles; filaggrin gene mutations in many cases; impaired desquamation leads to follicular retention hyperkeratosis; perifollicular inflammation</text:p>
          </table:table-cell>
          <table:table-cell table:style-name="ce8" office:value-type="string" calcext:value-type="string">
            <text:p>Very common; prevalence 40-50% in adults, higher in children; onset in childhood; associated with atopic dermatitis, ichthyosis vulgaris, xerosis; no gender predominance</text:p>
          </table:table-cell>
          <table:table-cell table:style-name="ce8" office:value-type="string" calcext:value-type="string">
            <text:p>Small rough follicular papules on extensor surfaces of upper arms, thighs, buttocks, cheeks; may have perifollicular erythema (keratosis pilaris rubra); asymptomatic or mildly pruritic; worse in winter, improves in summer and with age</text:p>
          </table:table-cell>
          <table:table-cell table:style-name="ce8" office:value-type="string" calcext:value-type="string">
            <text:p>Onset in childhood; chronic lifelong condition; may improve with age and in humid environments; worsens in dry cold weather</text:p>
          </table:table-cell>
          <table:table-cell table:style-name="ce5" office:value-type="string" calcext:value-type="string">
            <text:p>Folliculitis, lichen spinulosus, pityriasis rubra pilaris, lichen nitidus, acne</text:p>
          </table:table-cell>
          <table:table-cell table:style-name="ce5" office:value-type="string" calcext:value-type="string">
            <text:p>Clinical diagnosis; skin biopsy shows follicular hyperkeratosis with keratin plugs and perifollicular lymphocytic infiltrate if needed</text:p>
          </table:table-cell>
          <table:table-cell table:style-name="ce5" office:value-type="string" calcext:value-type="string">
            <text:p>Topical keratolytics: lactic acid 12% (first-line), salicylic acid, urea, glycolic acid, alpha-hydroxy acids; topical retinoids; moisturizers; laser therapy (neodymium-doped yttrium aluminum garnet, carbon dioxide, erbium-doped yttrium aluminum garnet) for refractory cases; recurrence common within 3 months of stopping treatment</text:p>
          </table:table-cell>
          <table:table-cell table:style-name="ce5" office:value-type="string" calcext:value-type="string">
            <text:p>N</text:p>
          </table:table-cell>
          <table:table-cell table:style-name="ce5" table:formula="of:=HYPERLINK(&quot;https://www.aad.org/public/diseases/a-z/keratosis-pilaris-overview&quot;)" office:value-type="string" office:string-value="https://www.aad.org/public/diseases/a-z/keratosis-pilaris-overview" calcext:value-type="string">
            <text:p>https://www.aad.org/public/diseases/a-z/keratosis-pilaris-overview</text:p>
          </table:table-cell>
          <table:table-cell table:style-name="ce5" table:number-columns-repeated="15"/>
          <table:table-cell table:number-columns-repeated="998"/>
        </table:table-row>
        <table:table-row table:style-name="ro11">
          <table:table-cell table:style-name="ce7" office:value-type="string" calcext:value-type="string">
            <text:p>Kwashiorkor Syndrome</text:p>
          </table:table-cell>
          <table:table-cell table:style-name="ce8" office:value-type="string" calcext:value-type="string">
            <text:p>Edematous malnourished child with "flaky paint" dermatosis, thin reddish hair, and hepatomegaly; "swollen belly with peeling skin"; protein deficiency with adequate calories</text:p>
          </table:table-cell>
          <table:table-cell table:style-name="ce8" office:value-type="string" calcext:value-type="string">
            <text:p>Severe protein deficiency in setting of adequate caloric intake; hypoalbuminemia causes edema; impaired protein synthesis affects multiple organ systems; free radical damage from antioxidant deficiency; fatty liver from impaired lipoprotein synthesis</text:p>
          </table:table-cell>
          <table:table-cell table:style-name="ce8" office:value-type="string" calcext:value-type="string">
            <text:p>Common in developing countries with famine; rare in developed countries; onset typically 6 months to 3 years (after weaning); can occur in developed countries from severe dietary restriction by well-intentioned parents</text:p>
          </table:table-cell>
          <table:table-cell table:style-name="ce8" office:value-type="string" calcext:value-type="string">
            <text:p>Pitting edema (especially legs, feet, face giving "moon face" or "bull-dog face"); growth retardation; muscle wasting; apathy and irritability; dermatosis with hyperpigmentation, desquamation, erythema ("flaky paint" dermatosis); thin, sparse, reddish-brown hair that is easily pluckable; hepatomegaly with fatty liver; diarrhea; hypoalbuminemia</text:p>
          </table:table-cell>
          <table:table-cell table:style-name="ce8" office:value-type="string" calcext:value-type="string">
            <text:p>Develops over weeks to months of protein deficiency; acute presentation when brought to medical attention; recovery rapid with refeeding but initial weight loss from fluid mobilization; anemia may develop during recovery</text:p>
          </table:table-cell>
          <table:table-cell table:style-name="ce5" office:value-type="string" calcext:value-type="string">
            <text:p>Marasmus (total calorie deficiency), nephrotic syndrome, congestive heart failure, liver disease, other causes of edema and malnutrition</text:p>
          </table:table-cell>
          <table:table-cell table:style-name="ce5" office:value-type="string" calcext:value-type="string">
            <text:p>Low serum albumin (less than 25 grams per liter); characteristic plasma amino acid pattern (low essential amino acids, normal to high non-essential amino acids); anemia; electrolyte abnormalities; low total protein; dietary history reveals adequate calories but insufficient protein</text:p>
          </table:table-cell>
          <table:table-cell table:style-name="ce5" office:value-type="string" calcext:value-type="string">
            <text:p>Gradual refeeding with balanced diet containing adequate protein; correct electrolyte abnormalities; treat infections; multivitamin supplementation; monitor for refeeding syndrome; initial rapid weight loss from edema mobilization followed by weight gain; address underlying cause (dietary restriction, poverty, neglect)</text:p>
          </table:table-cell>
          <table:table-cell table:style-name="ce5" office:value-type="string" calcext:value-type="string">
            <text:p>Y</text:p>
          </table:table-cell>
          <table:table-cell table:style-name="ce5" table:formula="of:=HYPERLINK(&quot;https://www.ncbi.nlm.nih.gov/books/NBK507876/&quot;)" office:value-type="string" office:string-value="https://www.ncbi.nlm.nih.gov/books/NBK507876/" calcext:value-type="string">
            <text:p>https://www.ncbi.nlm.nih.gov/books/NBK507876/</text:p>
          </table:table-cell>
          <table:table-cell table:style-name="ce5" table:number-columns-repeated="15"/>
          <table:table-cell table:number-columns-repeated="998"/>
        </table:table-row>
        <table:table-row table:style-name="ro22">
          <table:table-cell table:style-name="ce7" office:value-type="string" calcext:value-type="string">
            <text:p>Lamellar Ichthyosis</text:p>
          </table:table-cell>
          <table:table-cell table:style-name="ce8" office:value-type="string" calcext:value-type="string">
            <text:p>Newborn encased in tight collodion membrane; later develops large dark plate-like scales; "armored baby"; autosomal recessive</text:p>
          </table:table-cell>
          <table:table-cell table:style-name="ce8" office:value-type="string" calcext:value-type="string">
            <text:p>Autosomal recessive disorder; mutations in transglutaminase-1 (TGM1) gene most common (27% of cases); also ABCA12, ALOX12B, ALOXE3, NIPAL4, PNPLA1, CYP4F22; defective cornified cell envelope formation; retention hyperkeratosis with impaired barrier function</text:p>
          </table:table-cell>
          <table:table-cell table:style-name="ce8" office:value-type="string" calcext:value-type="string">
            <text:p>Rare; incidence 1 in 200,000 births; autosomal recessive inheritance; consanguinity increases risk; no gender predominance</text:p>
          </table:table-cell>
          <table:table-cell table:style-name="ce8" office:value-type="string" calcext:value-type="string">
            <text:p>Collodion membrane at birth (87% of cases): tight, shiny, parchment-like membrane causing ectropion and eclabium; membrane sheds revealing large, dark, plate-like scales in generalized distribution; mild erythroderma; ectropion, eclabium; scarring alopecia of scalp and eyebrows; palmoplantar keratoderma; heat intolerance from sweat duct occlusion; recurrent ear infections from scale accumulation</text:p>
          </table:table-cell>
          <table:table-cell table:style-name="ce8" office:value-type="string" calcext:value-type="string">
            <text:p>Present at birth with collodion membrane; membrane sheds over days to weeks; lifelong condition with persistent scaling; does not improve significantly with age</text:p>
          </table:table-cell>
          <table:table-cell table:style-name="ce5" office:value-type="string" calcext:value-type="string">
            <text:p>Other ichthyoses (congenital ichthyosiform erythroderma, harlequin ichthyosis, X-linked ichthyosis), collodion baby from other causes</text:p>
          </table:table-cell>
          <table:table-cell table:style-name="ce5" office:value-type="string" calcext:value-type="string">
            <text:p>Clinical diagnosis; skin biopsy shows hyperkeratosis with reduced or absent granular layer; genetic testing identifies mutations in TGM1 or other causative genes; prenatal diagnosis available</text:p>
          </table:table-cell>
          <table:table-cell table:style-name="ce5" office:value-type="string" calcext:value-type="string">
            <text:p>Intensive emollients and moisturizers (petrolatum-based, urea, lactic acid); keratolytics (salicylic acid, alpha-hydroxy acids); topical retinoids; oral retinoids (acitretin) for severe cases; humidification; avoid overheating; treat secondary infections; ophthalmology for ectropion; lifelong management required</text:p>
          </table:table-cell>
          <table:table-cell table:style-name="ce5" office:value-type="string" calcext:value-type="string">
            <text:p>Y</text:p>
          </table:table-cell>
          <table:table-cell table:style-name="ce5" table:formula="of:=HYPERLINK(&quot;https://www.ncbi.nlm.nih.gov/books/NBK1420/&quot;)" office:value-type="string" office:string-value="https://www.ncbi.nlm.nih.gov/books/NBK1420/" calcext:value-type="string">
            <text:p>https://www.ncbi.nlm.nih.gov/books/NBK1420/</text:p>
          </table:table-cell>
          <table:table-cell table:style-name="ce5" table:number-columns-repeated="15"/>
          <table:table-cell table:number-columns-repeated="998"/>
        </table:table-row>
        <table:table-row table:style-name="ro8">
          <table:table-cell table:style-name="ce7" office:value-type="string" calcext:value-type="string">
            <text:p>Lentigo</text:p>
          </table:table-cell>
          <table:table-cell table:style-name="ce8" office:value-type="string" calcext:value-type="string">
            <text:p>Well-circumscribed brown macule; "age spot" or "liver spot"; sun-exposed areas in older adults; benign</text:p>
          </table:table-cell>
          <table:table-cell table:style-name="ce8" office:value-type="string" calcext:value-type="string">
            <text:p>Increased number of melanocytes at dermal-epidermal junction; increased melanin production; chronic ultraviolet radiation exposure causes melanocyte proliferation; benign proliferation without atypia</text:p>
          </table:table-cell>
          <table:table-cell table:style-name="ce8" office:value-type="string" calcext:value-type="string">
            <text:p>Very common; increases with age; more common in fair-skinned individuals; sun-exposed areas; solar lentigo prevalence increases after age 40</text:p>
          </table:table-cell>
          <table:table-cell table:style-name="ce8" office:value-type="string" calcext:value-type="string">
            <text:p>Well-circumscribed, uniformly pigmented brown to dark brown macule; round to oval; 2-20 mm diameter; sun-exposed areas (face, dorsal hands, upper back, shoulders); asymptomatic; multiple lesions common</text:p>
          </table:table-cell>
          <table:table-cell table:style-name="ce8" office:value-type="string" calcext:value-type="string">
            <text:p>Develops gradually over years; increases in number and size with continued sun exposure; stable once formed; does not regress spontaneously</text:p>
          </table:table-cell>
          <table:table-cell table:style-name="ce5" office:value-type="string" calcext:value-type="string">
            <text:p>Seborrheic keratosis, solar keratosis, lentigo maligna, melanocytic nevus, melanoma (if atypical features), ephelis (freckle)</text:p>
          </table:table-cell>
          <table:table-cell table:style-name="ce5" office:value-type="string" calcext:value-type="string">
            <text:p>Clinical diagnosis; dermoscopy shows uniform pigmentation, sharp borders, fingerprint-like pattern; biopsy if atypical features: shows increased melanocytes at basal layer, elongated rete ridges, increased melanin</text:p>
          </table:table-cell>
          <table:table-cell table:style-name="ce5" office:value-type="string" calcext:value-type="string">
            <text:p>No treatment required; cosmetic options: cryotherapy, laser therapy (Q-switched, intense pulsed light), chemical peels, topical hydroquinone, tretinoin; sun protection to prevent new lesions</text:p>
          </table:table-cell>
          <table:table-cell table:style-name="ce5" office:value-type="string" calcext:value-type="string">
            <text:p>N</text:p>
          </table:table-cell>
          <table:table-cell table:style-name="ce5" table:formula="of:=HYPERLINK(&quot;https://www.aad.org/public/diseases/a-z/age-spots-overview&quot;)" office:value-type="string" office:string-value="https://www.aad.org/public/diseases/a-z/age-spots-overview" calcext:value-type="string">
            <text:p>https://www.aad.org/public/diseases/a-z/age-spots-overview</text:p>
          </table:table-cell>
          <table:table-cell table:style-name="ce5" table:number-columns-repeated="15"/>
          <table:table-cell table:number-columns-repeated="998"/>
        </table:table-row>
        <table:table-row table:style-name="ro23">
          <table:table-cell table:style-name="ce7" office:value-type="string" calcext:value-type="string">
            <text:p>Lentigo Maligna</text:p>
          </table:table-cell>
          <table:table-cell table:style-name="ce8" office:value-type="string" calcext:value-type="string">
            <text:p>Slowly enlarging tan-brown macule with irregular borders on chronically sun-damaged facial skin in elderly; "melanoma in situ on the face"; "Hutchinson melanotic freckle"</text:p>
          </table:table-cell>
          <table:table-cell table:style-name="ce8" office:value-type="string" calcext:value-type="string">
            <text:p>Melanoma in situ; proliferation of atypical melanocytes along dermal-epidermal junction; chronic ultraviolet radiation damage; mutations in BRAF, NRAS, NF1 genes; may progress to invasive lentigo maligna melanoma; subclinical spread beyond visible margins common</text:p>
          </table:table-cell>
          <table:table-cell table:style-name="ce8" office:value-type="string" calcext:value-type="string">
            <text:p>Incidence increasing; peak age seventh to eighth decade; more common in males; fair-skinned individuals; chronic sun exposure; head and neck (especially face) in over 90% of cases</text:p>
          </table:table-cell>
          <table:table-cell table:style-name="ce8" office:value-type="string" calcext:value-type="string">
            <text:p>Slowly enlarging tan to dark brown macule or patch; irregular, indistinct borders; variegated pigmentation; asymmetric; chronically sun-damaged skin (face, neck, scalp); may have areas of regression; subclinical extension beyond visible margins</text:p>
          </table:table-cell>
          <table:table-cell table:style-name="ce8" office:value-type="string" calcext:value-type="string">
            <text:p>Slow growth over months to years; may remain in situ for years before progressing to invasive melanoma; progression to lentigo maligna melanoma in 5-50% of cases if untreated</text:p>
          </table:table-cell>
          <table:table-cell table:style-name="ce5" office:value-type="string" calcext:value-type="string">
            <text:p>Solar lentigo, seborrheic keratosis, pigmented actinic keratosis, melanocytic nevus, lichen planus-like keratosis</text:p>
          </table:table-cell>
          <table:table-cell table:style-name="ce5" office:value-type="string" calcext:value-type="string">
            <text:p>Dermoscopy shows asymmetric pigmented follicular openings, rhomboidal structures, obliterated hair follicles; reflectance confocal microscopy for margin assessment; excisional biopsy or multiple punch biopsies for diagnosis; histology shows atypical melanocytes at dermal-epidermal junction; immunostains: HMB-45, MART-1, Melan-A, S-100</text:p>
          </table:table-cell>
          <table:table-cell table:style-name="ce5" office:value-type="string" calcext:value-type="string">
            <text:p>Surgical excision with margin assessment (first-line); Mohs micrographic surgery for margin control on cosmetically sensitive areas; 5-10 mm clinical margins; topical imiquimod 5% for nonsurgical candidates; radiation therapy for poor surgical candidates; close surveillance for recurrence</text:p>
          </table:table-cell>
          <table:table-cell table:style-name="ce5" office:value-type="string" calcext:value-type="string">
            <text:p>Y</text:p>
          </table:table-cell>
          <table:table-cell table:style-name="ce5" table:formula="of:=HYPERLINK(&quot;https://www.jaad.org/article/S0190-9622(24)02893-9/fulltext&quot;)" office:value-type="string" office:string-value="https://www.jaad.org/article/S0190-9622(24)02893-9/fulltext" calcext:value-type="string">
            <text:p>https://www.jaad.org/article/S0190-9622(24)02893-9/fulltext</text:p>
          </table:table-cell>
          <table:table-cell table:style-name="ce5" table:number-columns-repeated="15"/>
          <table:table-cell table:number-columns-repeated="998"/>
        </table:table-row>
        <table:table-row table:style-name="ro23">
          <table:table-cell table:style-name="ce7" office:value-type="string" calcext:value-type="string">
            <text:p>Lice (Pediculosis Capitis)</text:p>
          </table:table-cell>
          <table:table-cell table:style-name="ce8" office:value-type="string" calcext:value-type="string">
            <text:p>Itchy scalp in school-aged child; nits firmly attached to hair shaft near scalp; "sesame seed-sized bugs"; posterior hairline and behind ears</text:p>
          </table:table-cell>
          <table:table-cell table:style-name="ce8" office:value-type="string" calcext:value-type="string">
            <text:p>Pediculus humanus capitis infestation; louse feeds by injecting saliva with vasodilatory and anticoagulative properties into scalp and sucking blood; pruritus results from sensitization to saliva components; takes 4-6 weeks for sensitization with first infestation</text:p>
          </table:table-cell>
          <table:table-cell table:style-name="ce8" office:value-type="string" calcext:value-type="string">
            <text:p>Common in school-aged children; no predilection for socioeconomic status or hygiene level; spread by direct head-to-head contact; adult louse is 2-3 mm long, tan to grayish-white; female lives 3-4 weeks and lays up to 10 eggs per day</text:p>
          </table:table-cell>
          <table:table-cell table:style-name="ce8" office:value-type="string" calcext:value-type="string">
            <text:p>Pruritus of scalp (may not develop for 4-6 weeks with first infestation); nits (eggs and empty casings) firmly attached to hair shaft within 1 cm of scalp; viable eggs camouflaged to match hair color; adult lice visible but avoid light and crawl quickly; excoriations from scratching; cervical and posterior auricular lymphadenopathy</text:p>
          </table:table-cell>
          <table:table-cell table:style-name="ce8" office:value-type="string" calcext:value-type="string">
            <text:p>Eggs hatch in 8-9 days; nymph passes through 3 stages over 9-12 days before reaching adult stage; female can mate and lay eggs 1.5 days after becoming adult; cycle repeats every 3 weeks if untreated; lice survive less than 1 day away from scalp</text:p>
          </table:table-cell>
          <table:table-cell table:style-name="ce5" office:value-type="string" calcext:value-type="string">
            <text:p>Seborrheic dermatitis, atopic dermatitis, psoriasis, dandruff, hair casts (pseudonits), piedra (fungal infection of hair shaft), other debris (hairspray droplets, dirt)</text:p>
          </table:table-cell>
          <table:table-cell table:style-name="ce5" office:value-type="string" calcext:value-type="string">
            <text:p>Clinical diagnosis by identifying nits, nymphs, or adult lice with naked eye or handheld magnification; louse comb more efficient than standard comb for diagnosis; nits firmly attached to hair shaft (unlike dandruff); nits more than 1 cm from scalp unlikely to be viable</text:p>
          </table:table-cell>
          <table:table-cell table:style-name="ce5" office:value-type="string" calcext:value-type="string">
            <text:p>First-line: permethrin 1% cream rinse or pyrethrin-based products; Second-line: malathion 0.5% lotion, benzyl alcohol 5% lotion, ivermectin 0.5% lotion, spinosad 0.9% suspension; oral ivermectin for resistant cases; manual removal of nits with fine-toothed comb; treat all household contacts with active infestation; environmental measures (wash bedding, clothing in hot water)</text:p>
          </table:table-cell>
          <table:table-cell table:style-name="ce5" office:value-type="string" calcext:value-type="string">
            <text:p>N</text:p>
          </table:table-cell>
          <table:table-cell table:style-name="ce5" table:formula="of:=HYPERLINK(&quot;https://publications.aap.org/pediatrics/article/150/4/e2022059282/189757/Head-Lice&quot;)" office:value-type="string" office:string-value="https://publications.aap.org/pediatrics/article/150/4/e2022059282/189757/Head-Lice" calcext:value-type="string">
            <text:p>https://publications.aap.org/pediatrics/article/150/4/e2022059282/189757/Head-Lice</text:p>
          </table:table-cell>
          <table:table-cell table:style-name="ce5" table:number-columns-repeated="15"/>
          <table:table-cell table:number-columns-repeated="998"/>
        </table:table-row>
        <table:table-row table:style-name="ro23">
          <table:table-cell table:style-name="ce7" office:value-type="string" calcext:value-type="string">
            <text:p>Lichen Planus</text:p>
          </table:table-cell>
          <table:table-cell table:style-name="ce8" office:value-type="string" calcext:value-type="string">
            <text:p>Purple polygonal pruritic papules and plaques on wrists and ankles; "6 P's: pruritic, purple, polygonal, planar, papules, plaques"; Wickham striae (white lacy network); oral involvement common</text:p>
          </table:table-cell>
          <table:table-cell table:style-name="ce8" office:value-type="string" calcext:value-type="string">
            <text:p>T-cell mediated autoimmune disorder; liquefactive degeneration of basal keratinocytes; bandlike lymphocytic infiltrate at dermal-epidermal junction; cytotoxic T-cell attack on basal keratinocytes; associated with hepatitis C virus infection</text:p>
          </table:table-cell>
          <table:table-cell table:style-name="ce8" office:value-type="string" calcext:value-type="string">
            <text:p>Prevalence 0.5-1% of population; cutaneous: 0.3% in men, 0.1% in women; oral: 1.5% in men, 2.3% in women; peak age 30-60 years; no clear gender predominance for cutaneous form</text:p>
          </table:table-cell>
          <table:table-cell table:style-name="ce8" office:value-type="string" calcext:value-type="string">
            <text:p>Cutaneous: flat-topped violaceous papules on flexor wrists, ankles, lumbar region; intense pruritus; Wickham striae (white lacy lines); Oral: bilateral symmetric white lacy network (reticular), erythematous patches, or painful erosions on buccal mucosa, gingiva, tongue; Genital: white network or erosions; Nail: longitudinal ridging, thinning, distal splitting; Scalp: scarring alopecia</text:p>
          </table:table-cell>
          <table:table-cell table:style-name="ce8" office:value-type="string" calcext:value-type="string">
            <text:p>Cutaneous: acute to chronic; may resolve spontaneously in 1-2 years; residual hyperpigmentation common; Oral: chronic relapsing course, less likely to resolve than cutaneous form; erosive forms persist longer</text:p>
          </table:table-cell>
          <table:table-cell table:style-name="ce5" office:value-type="string" calcext:value-type="string">
            <text:p>Drug-induced lichenoid eruption, psoriasis, lichen simplex chronicus, secondary syphilis, pityriasis rosea, graft-versus-host disease, lupus erythematosus; Oral: leukoplakia, candidiasis, squamous cell carcinoma</text:p>
          </table:table-cell>
          <table:table-cell table:style-name="ce5" office:value-type="string" calcext:value-type="string">
            <text:p>Clinical diagnosis; skin or mucosal biopsy shows orthokeratosis, accentuated granular layer, liquefactive degeneration of basal layer, bandlike lymphocytic infiltrate; screen for hepatitis C virus with enzyme-linked immunosorbent assay; biopsy persistent lesions to rule out dysplasia or squamous cell carcinoma</text:p>
          </table:table-cell>
          <table:table-cell table:style-name="ce5" office:value-type="string" calcext:value-type="string">
            <text:p>Cutaneous: high-potency topical corticosteroids (clobetasol 0.05% ointment once daily); oral corticosteroids (prednisone 0.5-1 mg/kg/day for 4-6 weeks) for severe disease; Oral: topical clobetasol 0.05% ointment three times daily on erosions; Systemic options: tofacitinib, apremilast, methotrexate, cyclosporine, acitretin; avoid triggers (hepatitis C treatment if positive)</text:p>
          </table:table-cell>
          <table:table-cell table:style-name="ce5" office:value-type="string" calcext:value-type="string">
            <text:p>N</text:p>
          </table:table-cell>
          <table:table-cell table:style-name="ce5" table:formula="of:=HYPERLINK(&quot;https://www.nejm.org/doi/full/10.1056/NEJMcp1103641&quot;)" office:value-type="string" office:string-value="https://www.nejm.org/doi/full/10.1056/NEJMcp1103641" calcext:value-type="string">
            <text:p>https://www.nejm.org/doi/full/10.1056/NEJMcp1103641</text:p>
          </table:table-cell>
          <table:table-cell table:style-name="ce5" table:number-columns-repeated="15"/>
          <table:table-cell table:number-columns-repeated="998"/>
        </table:table-row>
        <table:table-row table:style-name="ro23">
          <table:table-cell table:style-name="ce7" office:value-type="string" calcext:value-type="string">
            <text:p>Lichen Sclerosus</text:p>
          </table:table-cell>
          <table:table-cell table:style-name="ce8" office:value-type="string" calcext:value-type="string">
            <text:p>White atrophic patches in anogenital area; "cigarette paper" or "porcelain white" appearance; figure-of-eight distribution around vulva and anus; associated with autoimmune diseases</text:p>
          </table:table-cell>
          <table:table-cell table:style-name="ce8" office:value-type="string" calcext:value-type="string">
            <text:p>Unknown etiology; genetic predisposition; immune-mediated with T-helper 1-specific interferon-gamma-induced phenotype; tissue remodeling gene dysregulation; oxidative stress with lipid and DNA peroxidation; autoantibodies against extracellular matrix protein 1 and hemidesmosome components</text:p>
          </table:table-cell>
          <table:table-cell table:style-name="ce8" office:value-type="string" calcext:value-type="string">
            <text:p>Postmenopausal women predominantly affected; also affects men, prepubertal children, adolescents; underdiagnosed condition; associated with autoimmune diseases (thyroid disease, vitiligo, alopecia areata); increased risk of squamous cell carcinoma</text:p>
          </table:table-cell>
          <table:table-cell table:style-name="ce8" office:value-type="string" calcext:value-type="string">
            <text:p>Chronic whitish atrophic patches with "cigarette paper" or "porcelain white" appearance; intense pruritus and soreness; vulvar, perianal, penile involvement; figure-of-eight distribution in females; dyspareunia; dysuria; genital scarring (labial fusion, clitoral hood adhesions, vaginal stenosis, phimosis); fissuring; purpura; extragenital involvement rare</text:p>
          </table:table-cell>
          <table:table-cell table:style-name="ce8" office:value-type="string" calcext:value-type="string">
            <text:p>Chronic progressive course; may lead to architectural changes and scarring; sexual and urinary dysfunction develop over time; 4-6% risk of progression to squamous cell carcinoma in vulvar lichen sclerosus</text:p>
          </table:table-cell>
          <table:table-cell table:style-name="ce5" office:value-type="string" calcext:value-type="string">
            <text:p>Vitiligo, morphea, lichen simplex chronicus, lichen planus, vulvar intraepithelial neoplasia, squamous cell carcinoma, candidiasis, psoriasis</text:p>
          </table:table-cell>
          <table:table-cell table:style-name="ce5" office:value-type="string" calcext:value-type="string">
            <text:p>Clinical diagnosis; skin biopsy if unclear clinical picture, treatment failure, or suspicion of neoplasm; histology shows hyperkeratosis, epidermal atrophy, homogenization of collagen in upper dermis, bandlike lymphocytic infiltrate</text:p>
          </table:table-cell>
          <table:table-cell table:style-name="ce5" office:value-type="string" calcext:value-type="string">
            <text:p>Ultrapotent or potent topical corticosteroids (clobetasol propionate 0.05% ointment) applied daily for 1-3 months, then tapered; long-term maintenance therapy; topical calcineurin inhibitors (tacrolimus, pimecrolimus) as alternatives; surgical intervention for complications (labial adhesions, vaginal stenosis); regular surveillance for malignancy</text:p>
          </table:table-cell>
          <table:table-cell table:style-name="ce5" office:value-type="string" calcext:value-type="string">
            <text:p>Y</text:p>
          </table:table-cell>
          <table:table-cell table:style-name="ce5" table:formula="of:=HYPERLINK(&quot;https://www.ncbi.nlm.nih.gov/pmc/articles/PMC9988819/&quot;)" office:value-type="string" office:string-value="https://www.ncbi.nlm.nih.gov/pmc/articles/PMC9988819/" calcext:value-type="string">
            <text:p>https://www.ncbi.nlm.nih.gov/pmc/articles/PMC9988819/</text:p>
          </table:table-cell>
          <table:table-cell table:style-name="ce5" table:number-columns-repeated="15"/>
          <table:table-cell table:number-columns-repeated="998"/>
        </table:table-row>
        <table:table-row table:style-name="ro24">
          <table:table-cell table:style-name="ce7" office:value-type="string" calcext:value-type="string">
            <text:p>Lichen Simplex Chronicus</text:p>
          </table:table-cell>
          <table:table-cell table:style-name="ce8" office:value-type="string" calcext:value-type="string">
            <text:p>Localized intensely pruritic lichenified plaque from chronic scratching; "thickened leathery skin from scratching"; common sites: nape of neck, ankles, vulva, scrotum</text:p>
          </table:table-cell>
          <table:table-cell table:style-name="ce8" office:value-type="string" calcext:value-type="string">
            <text:p>Chronic localized pruritus with secondary dermatitis; itch-scratch cycle perpetuates condition; neuroimmune-driven pathogenesis; type 2 inflammation; dysregulated sensory pathways; may be secondary to underlying dermatologic, systemic, or psychological triggers</text:p>
          </table:table-cell>
          <table:table-cell table:style-name="ce8" office:value-type="string" calcext:value-type="string">
            <text:p>Affects more than 10% of general population; more common in adults; female predominance; associated with psychological stress, anxiety, depression; common sites: posterior neck, ankles, wrists, vulva, scrotum, extensor forearms</text:p>
          </table:table-cell>
          <table:table-cell table:style-name="ce8" office:value-type="string" calcext:value-type="string">
            <text:p>Intense localized pruritus; initial erythematous well-defined plaques with excoriations; chronic scratching leads to thickened, lichenified, violaceous patches with accentuated skin markings; single or few plaques; sleep disruption; emotional distress; functional impairment</text:p>
          </table:table-cell>
          <table:table-cell table:style-name="ce8" office:value-type="string" calcext:value-type="string">
            <text:p>Chronic course; develops over weeks to months of repeated scratching; persists as long as scratching continues; improves with cessation of scratching but recurrence common</text:p>
          </table:table-cell>
          <table:table-cell table:style-name="ce5" office:value-type="string" calcext:value-type="string">
            <text:p>Psoriasis, atopic dermatitis, contact dermatitis, lichen planus, tinea, nummular eczema, prurigo nodularis</text:p>
          </table:table-cell>
          <table:table-cell table:style-name="ce5" office:value-type="string" calcext:value-type="string">
            <text:p>Clinical diagnosis based on characteristic lichenified appearance and history of chronic scratching; skin biopsy shows hyperkeratosis, acanthosis, hypergranulosis, vertical collagen bundles in papillary dermis; evaluate for underlying triggers (atopic dermatitis, contact allergens, psychological factors)</text:p>
          </table:table-cell>
          <table:table-cell table:style-name="ce5" office:value-type="string" calcext:value-type="string">
            <text:p>Break itch-scratch cycle: mid- to high-potency topical corticosteroids under occlusion; topical calcineurin inhibitors (tacrolimus, pimecrolimus); antihistamines for pruritus; neuromodulators (gabapentin, pregabalin); Janus kinase inhibitors (topical or systemic); intralesional corticosteroids; procedural: cryotherapy, fractional laser, botulinum toxin; address underlying psychological factors; behavioral modification</text:p>
          </table:table-cell>
          <table:table-cell table:style-name="ce5" office:value-type="string" calcext:value-type="string">
            <text:p>N</text:p>
          </table:table-cell>
          <table:table-cell table:style-name="ce5" table:formula="of:=HYPERLINK(&quot;https://www.ncbi.nlm.nih.gov/pmc/articles/PMC9613593/&quot;)" office:value-type="string" office:string-value="https://www.ncbi.nlm.nih.gov/pmc/articles/PMC9613593/" calcext:value-type="string">
            <text:p>https://www.ncbi.nlm.nih.gov/pmc/articles/PMC9613593/</text:p>
          </table:table-cell>
          <table:table-cell table:style-name="ce5" table:number-columns-repeated="15"/>
          <table:table-cell table:number-columns-repeated="998"/>
        </table:table-row>
        <table:table-row table:style-name="ro25">
          <table:table-cell table:style-name="ce7" office:value-type="string" calcext:value-type="string">
            <text:p>Linear Immunoglobulin A Bullous Dermatosis</text:p>
          </table:table-cell>
          <table:table-cell table:style-name="ce8" office:value-type="string" calcext:value-type="string">
            <text:p>Tense bullae arranged in "string of pearls" or "cluster of jewels" pattern; severe pruritus; children and adults affected; drug-induced form in adults</text:p>
          </table:table-cell>
          <table:table-cell table:style-name="ce8" office:value-type="string" calcext:value-type="string">
            <text:p>Autoimmune subepidermal blistering disorder; linear immunoglobulin A deposits at basement membrane zone; circulating immunoglobulin A antibodies to basement membrane zone antigens (BP180/LAD-1, BP230, type VII collagen, laminin 332, p200); drug-induced cases associated with vancomycin, penicillins, cephalosporins, nonsteroidal anti-inflammatory drugs</text:p>
          </table:table-cell>
          <table:table-cell table:style-name="ce8" office:value-type="string" calcext:value-type="string">
            <text:p>Rare; incidence 0.5-2.3 per million per year; bimodal distribution: children (peak under 5 years) and adults (peak over 60 years); children: equal gender distribution; adults: slight female predominance</text:p>
          </table:table-cell>
          <table:table-cell table:style-name="ce8" office:value-type="string" calcext:value-type="string">
            <text:p>Tense bullae on erythematous or normal skin; "string of pearls" or "cluster of jewels" arrangement (new bullae at periphery of older lesions); severe pruritus; trunk, extremities, face involvement; mucosal involvement variable (more common in adults); children: often self-limited; adults: chronic course; drug-induced form resolves with drug discontinuation</text:p>
          </table:table-cell>
          <table:table-cell table:style-name="ce8" office:value-type="string" calcext:value-type="string">
            <text:p>Children: often self-limited, resolves within 2-3 years; Adults: chronic relapsing course; Drug-induced: resolves weeks to months after drug discontinuation</text:p>
          </table:table-cell>
          <table:table-cell table:style-name="ce5" office:value-type="string" calcext:value-type="string">
            <text:p>Bullous pemphigoid, dermatitis herpetiformis, epidermolysis bullosa acquisita, pemphigus, bullous lupus erythematosus, bullous drug eruption</text:p>
          </table:table-cell>
          <table:table-cell table:style-name="ce5" office:value-type="string" calcext:value-type="string">
            <text:p>Direct immunofluorescence shows linear immunoglobulin A deposits at basement membrane zone (diagnostic); indirect immunofluorescence may show circulating immunoglobulin A antibodies; salt-split skin shows immunoglobulin A on roof (lamina lucida antigens) or floor (type VII collagen); enzyme-linked immunosorbent assay for specific antigens; skin biopsy shows subepidermal blister with neutrophils</text:p>
          </table:table-cell>
          <table:table-cell table:style-name="ce5" office:value-type="string" calcext:value-type="string">
            <text:p>First-line: dapsone 50-200 mg daily (test for glucose-6-phosphate dehydrogenase deficiency and HLA-B*1301 before starting); alternatives: sulfasalazine, sulfapyridine, colchicine; severe cases: systemic corticosteroids, immunosuppressants (mycophenolate mofetil, azathioprine); emerging: dupilumab for severe pruritus; discontinue offending drug if drug-induced</text:p>
          </table:table-cell>
          <table:table-cell table:style-name="ce5" office:value-type="string" calcext:value-type="string">
            <text:p>N</text:p>
          </table:table-cell>
          <table:table-cell table:style-name="ce5" table:formula="of:=HYPERLINK(&quot;https://www.ncbi.nlm.nih.gov/pmc/articles/PMC11321936/&quot;)" office:value-type="string" office:string-value="https://www.ncbi.nlm.nih.gov/pmc/articles/PMC11321936/" calcext:value-type="string">
            <text:p>https://www.ncbi.nlm.nih.gov/pmc/articles/PMC11321936/</text:p>
          </table:table-cell>
          <table:table-cell table:style-name="ce5" table:number-columns-repeated="15"/>
          <table:table-cell table:number-columns-repeated="998"/>
        </table:table-row>
        <table:table-row table:style-name="ro26">
          <table:table-cell table:style-name="ce7" office:value-type="string" calcext:value-type="string">
            <text:p>Lipoma</text:p>
          </table:table-cell>
          <table:table-cell table:style-name="ce8" office:value-type="string" calcext:value-type="string">
            <text:p>Soft, mobile, painless subcutaneous mass; "doughy" feel; slow-growing; head, neck, shoulders, back common sites</text:p>
          </table:table-cell>
          <table:table-cell table:style-name="ce8" office:value-type="string" calcext:value-type="string">
            <text:p>Benign adipose tumor; proliferation of mature adipocytes in subcutaneous tissue; encapsulated; variants include angiolipoma (with vascular component), spindle cell lipoma, pleomorphic lipoma; rarely associated with syndromes (hereditary multiple lipomatosis, Gardner syndrome, Madelung disease, adiposis dolorosa)</text:p>
          </table:table-cell>
          <table:table-cell table:style-name="ce8" office:value-type="string" calcext:value-type="string">
            <text:p>Common; usually first appear between ages 40-60 years; can occur at any age; slight male predominance; 1% of population; solitary in 80% of cases; multiple lipomas in 5-10%</text:p>
          </table:table-cell>
          <table:table-cell table:style-name="ce8" office:value-type="string" calcext:value-type="string">
            <text:p>Soft, mobile, painless, round or oval subcutaneous mass; characteristic soft "doughy" feel; well-circumscribed; slow-growing; size ranges from 1-10 cm (most less than 5 cm); head, neck, shoulders, back, extremities; usually asymptomatic; angiolipomas may be tender</text:p>
          </table:table-cell>
          <table:table-cell table:style-name="ce8" office:value-type="string" calcext:value-type="string">
            <text:p>Slow growth over months to years; stable once formed; rarely regress spontaneously; rapid growth should raise concern for liposarcoma</text:p>
          </table:table-cell>
          <table:table-cell table:style-name="ce5" office:value-type="string" calcext:value-type="string">
            <text:p>Epidermoid cyst, lipoblastoma (in children), hibernoma, atypical lipomatous tumor, well-differentiated liposarcoma, other soft tissue tumors</text:p>
          </table:table-cell>
          <table:table-cell table:style-name="ce5" office:value-type="string" calcext:value-type="string">
            <text:p>Clinical diagnosis for typical presentation; imaging (ultrasound, magnetic resonance imaging, computed tomography) if atypical features or deep location; magnetic resonance imaging: homogeneous fat signal intensity; excisional biopsy if diagnostic uncertainty; histology shows mature adipocytes; must distinguish from atypical lipomatous tumor/well-differentiated liposarcoma (size greater than 11 cm, deep location, thick septa greater than 2 mm, enhancement, lipoblasts suggest malignancy)</text:p>
          </table:table-cell>
          <table:table-cell table:style-name="ce5" office:value-type="string" calcext:value-type="string">
            <text:p>Observation for asymptomatic lipomas; excision for cosmetic concerns, pain, rapid growth, functional impairment, or diagnostic uncertainty; steroid injection for small lipomas (causes atrophy); liposuction for selected cases; complete excision to prevent recurrence</text:p>
          </table:table-cell>
          <table:table-cell table:style-name="ce5" office:value-type="string" calcext:value-type="string">
            <text:p>N</text:p>
          </table:table-cell>
          <table:table-cell table:style-name="ce5" table:formula="of:=HYPERLINK(&quot;https://www.aafp.org/pubs/afp/issues/2002/0301/p901.html&quot;)" office:value-type="string" office:string-value="https://www.aafp.org/pubs/afp/issues/2002/0301/p901.html" calcext:value-type="string">
            <text:p>https://www.aafp.org/pubs/afp/issues/2002/0301/p901.html</text:p>
          </table:table-cell>
          <table:table-cell table:style-name="ce5" table:number-columns-repeated="15"/>
          <table:table-cell table:number-columns-repeated="998"/>
        </table:table-row>
        <table:table-row table:style-name="ro19">
          <table:table-cell table:style-name="ce7" office:value-type="string" calcext:value-type="string">
            <text:p>Livedo Racemosa</text:p>
          </table:table-cell>
          <table:table-cell table:style-name="ce8" office:value-type="string" calcext:value-type="string">
            <text:p>Irregular, broken, branching violaceous network on trunk and extremities; does not resolve with warming; associated with systemic disease; "broken net pattern that stays"</text:p>
          </table:table-cell>
          <table:table-cell table:style-name="ce8" office:value-type="string" calcext:value-type="string">
            <text:p>Pathologic vascular occlusion or inflammation; vessel wall damage from vasculitis, thrombosis, or emboli; permanent structural changes in dermal vessels; associated with antiphospholipid syndrome, polyarteritis nodosa, cholesterol emboli, calciphylaxis</text:p>
          </table:table-cell>
          <table:table-cell table:style-name="ce8" office:value-type="string" calcext:value-type="string">
            <text:p>Less common than livedo reticularis; associated with serious underlying systemic disease; occurs in adults; no gender predominance; requires investigation for underlying pathology</text:p>
          </table:table-cell>
          <table:table-cell table:style-name="ce8" office:value-type="string" calcext:value-type="string">
            <text:p>Irregular, broken, branching violaceous to reddish-blue network that does not blanch with warming; persistent pattern; may have skin ulceration, necrosis, or nodules; associated systemic symptoms depend on underlying cause (fever, weight loss, organ dysfunction); trunk and extremities affected</text:p>
          </table:table-cell>
          <table:table-cell table:style-name="ce8" office:value-type="string" calcext:value-type="string">
            <text:p>Persistent and does not resolve with rewarming; chronic course; may worsen with progression of underlying disease; ulceration and necrosis develop over weeks to months</text:p>
          </table:table-cell>
          <table:table-cell table:style-name="ce5" office:value-type="string" calcext:value-type="string">
            <text:p>Livedo reticularis, cutis marmorata, vasculitis, cholesterol emboli syndrome, calciphylaxis, disseminated intravascular coagulation</text:p>
          </table:table-cell>
          <table:table-cell table:style-name="ce5" office:value-type="string" calcext:value-type="string">
            <text:p>Clinical diagnosis based on persistent pattern that does not resolve with warming; skin biopsy shows vascular occlusion, thrombosis, or vasculitis; workup for underlying cause: antiphospholipid antibodies, antinuclear antibodies, cryoglobulins, hepatitis serologies, complete blood count, comprehensive metabolic panel, urinalysis; imaging as indicated</text:p>
          </table:table-cell>
          <table:table-cell table:style-name="ce5" office:value-type="string" calcext:value-type="string">
            <text:p>Treat underlying cause; antiphospholipid syndrome: anticoagulation; vasculitis: immunosuppression (corticosteroids, cyclophosphamide); cholesterol emboli: supportive care, statin therapy; wound care for ulceration; pain management; avoid further vascular injury</text:p>
          </table:table-cell>
          <table:table-cell table:style-name="ce5" office:value-type="string" calcext:value-type="string">
            <text:p>Y</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11">
          <table:table-cell table:style-name="ce7" office:value-type="string" calcext:value-type="string">
            <text:p>Livedo Reticularis</text:p>
          </table:table-cell>
          <table:table-cell table:style-name="ce8" office:value-type="string" calcext:value-type="string">
            <text:p>Regular, symmetric, net-like violaceous pattern on extremities; resolves with warming; "fishnet stockings"; often benign and physiologic</text:p>
          </table:table-cell>
          <table:table-cell table:style-name="ce8" office:value-type="string" calcext:value-type="string">
            <text:p>Benign vasospasm or sluggish blood flow in dermal venous plexus; deoxygenated blood visible through skin creates net-like pattern; physiologic form related to cold exposure; secondary form associated with autoimmune diseases, hypercoagulable states, medications</text:p>
          </table:table-cell>
          <table:table-cell table:style-name="ce8" office:value-type="string" calcext:value-type="string">
            <text:p>Common; affects all ages; more common in young to middle-aged women; physiologic form very common with cold exposure; secondary form associated with systemic lupus erythematosus, antiphospholipid syndrome, polyarteritis nodosa</text:p>
          </table:table-cell>
          <table:table-cell table:style-name="ce8" office:value-type="string" calcext:value-type="string">
            <text:p>Regular, symmetric, net-like violaceous to reddish-blue pattern on extremities (legs more than arms); blanches and resolves with warming in physiologic form; asymptomatic in most cases; may have associated Raynaud phenomenon; secondary form may have systemic symptoms</text:p>
          </table:table-cell>
          <table:table-cell table:style-name="ce8" office:value-type="string" calcext:value-type="string">
            <text:p>Physiologic: appears with cold exposure, resolves with rewarming within minutes; Secondary: persistent but may improve with warming; chronic relapsing course in secondary forms</text:p>
          </table:table-cell>
          <table:table-cell table:style-name="ce5" office:value-type="string" calcext:value-type="string">
            <text:p>Livedo racemosa, cutis marmorata (in infants), erythema ab igne, vasculitis, cholesterol emboli</text:p>
          </table:table-cell>
          <table:table-cell table:style-name="ce5" office:value-type="string" calcext:value-type="string">
            <text:p>Clinical diagnosis; physiologic form resolves completely with rewarming; secondary form: evaluate for underlying disease if persistent, young patient, or associated symptoms; antiphospholipid antibodies, antinuclear antibodies, complete blood count, comprehensive metabolic panel; skin biopsy rarely needed</text:p>
          </table:table-cell>
          <table:table-cell table:style-name="ce5" office:value-type="string" calcext:value-type="string">
            <text:p>Physiologic form: reassurance, avoid cold exposure, keep extremities warm; Secondary form: treat underlying condition; aspirin for antiphospholipid syndrome; immunosuppression for autoimmune diseases; discontinue offending medications</text:p>
          </table:table-cell>
          <table:table-cell table:style-name="ce5" office:value-type="string" calcext:value-type="string">
            <text:p>N</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27">
          <table:table-cell table:style-name="ce7" office:value-type="string" calcext:value-type="string">
            <text:p>Localized Scleroderma (Morphea)</text:p>
          </table:table-cell>
          <table:table-cell table:style-name="ce8" office:value-type="string" calcext:value-type="string">
            <text:p>Well-demarcated sclerotic plaques with ivory-colored center and violaceous border (lilac ring); skin and subcutaneous tissue involvement without systemic sclerosis; "morphea"</text:p>
          </table:table-cell>
          <table:table-cell table:style-name="ce8" office:value-type="string" calcext:value-type="string">
            <text:p>Autoimmune-mediated fibrosis of skin and subcutaneous tissue; T-helper 1 interferon-gamma-induced phenotype; excessive collagen deposition by activated fibroblasts; tissue remodeling gene dysregulation; does not progress to systemic sclerosis</text:p>
          </table:table-cell>
          <table:table-cell table:style-name="ce8" office:value-type="string" calcext:value-type="string">
            <text:p>Incidence 0.4-2.7 per 100,000; more common in females (female to male ratio 2.6:1); bimodal age distribution: childhood (peak 7-11 years) and middle age (peak 40-50 years); associated with autoimmune diseases (thyroid disease 14.8%, vitiligo, rheumatoid arthritis)</text:p>
          </table:table-cell>
          <table:table-cell table:style-name="ce8" office:value-type="string" calcext:value-type="string">
            <text:p>Circumscribed (plaque-type): oval sclerotic plaques with ivory center and violaceous border (lilac ring); Linear: band-like sclerosis on extremities or face (en coup de sabre); Generalized: four or more plaques larger than 3 cm or involvement of two or more body sites; Pansclerotic: circumferential involvement of limbs and trunk; may have joint contractures, limb length discrepancy, facial hemiatrophy, extracutaneous manifestations (arthritis, uveitis, central nervous system involvement more common in children)</text:p>
          </table:table-cell>
          <table:table-cell table:style-name="ce8" office:value-type="string" calcext:value-type="string">
            <text:p>Active inflammatory phase: violaceous border, expansion over months; Sclerotic phase: hardening and thickening; Atrophic phase: softening with residual hyperpigmentation or hypopigmentation; disease duration typically 3-6 years; 50% have disease activity at 5 years</text:p>
          </table:table-cell>
          <table:table-cell table:style-name="ce5" office:value-type="string" calcext:value-type="string">
            <text:p>Systemic sclerosis (has Raynaud phenomenon, internal organ involvement, specific autoantibodies), lichen sclerosus, eosinophilic fasciitis, nephrogenic systemic fibrosis, graft-versus-host disease</text:p>
          </table:table-cell>
          <table:table-cell table:style-name="ce5" office:value-type="string" calcext:value-type="string">
            <text:p>Clinical diagnosis; skin biopsy shows dermal sclerosis with thickened collagen bundles, loss of adnexal structures, lymphocytic infiltrate at dermal-subcutaneous junction; antinuclear antibodies positive in 40-80%; modified Rodnan skin score or Localized Scleroderma Cutaneous Assessment Tool for disease activity; magnetic resonance imaging for deep tissue involvement</text:p>
          </table:table-cell>
          <table:table-cell table:style-name="ce5" office:value-type="string" calcext:value-type="string">
            <text:p>Limited plaque-type: topical corticosteroids (class 1-2), topical calcineurin inhibitors, phototherapy (ultraviolet A1, narrowband ultraviolet B); Active or extensive disease: methotrexate 15-25 mg weekly plus corticosteroids (prednisone 0.5-1 mg/kg/day tapered over 3 months); alternatives: mycophenolate mofetil, Janus kinase inhibitors; physical therapy for contractures; multidisciplinary care for extracutaneous manifestations</text:p>
          </table:table-cell>
          <table:table-cell table:style-name="ce5" office:value-type="string" calcext:value-type="string">
            <text:p>N</text:p>
          </table:table-cell>
          <table:table-cell table:style-name="ce5" table:formula="of:=HYPERLINK(&quot;https://www.ncbi.nlm.nih.gov/books/NBK513370/&quot;)" office:value-type="string" office:string-value="https://www.ncbi.nlm.nih.gov/books/NBK513370/" calcext:value-type="string">
            <text:p>https://www.ncbi.nlm.nih.gov/books/NBK513370/</text:p>
          </table:table-cell>
          <table:table-cell table:style-name="ce5" table:number-columns-repeated="15"/>
          <table:table-cell table:number-columns-repeated="998"/>
        </table:table-row>
        <table:table-row table:style-name="ro28">
          <table:table-cell table:style-name="ce7" office:value-type="string" calcext:value-type="string">
            <text:p>Lyme Disease</text:p>
          </table:table-cell>
          <table:table-cell table:style-name="ce8" office:value-type="string" calcext:value-type="string">
            <text:p>Erythema migrans (expanding red rash with central clearing creating "bull's-eye" or target lesion) at tick bite site; history of tick exposure in endemic area; "bull's-eye rash after tick bite"</text:p>
          </table:table-cell>
          <table:table-cell table:style-name="ce8" office:value-type="string" calcext:value-type="string">
            <text:p>Infection with Borrelia burgdorferi spirochete transmitted by Ixodes tick bite; spirochete disseminates hematogenously from skin to multiple organs; immune-mediated inflammation in joints, nervous system, heart; persistent infection despite immune response</text:p>
          </table:table-cell>
          <table:table-cell table:style-name="ce8" office:value-type="string" calcext:value-type="string">
            <text:p>Most common vector-borne disease in United States; 476,000 cases annually; endemic in Northeast (Virginia to Maine), upper Midwest (Wisconsin, Minnesota), northern California; peak incidence May through August; all ages affected, peak 5-9 years and 45-54 years</text:p>
          </table:table-cell>
          <table:table-cell table:style-name="ce8" office:value-type="string" calcext:value-type="string">
            <text:p>Early localized (3-30 days): erythema migrans (70-80% of cases): expanding erythematous macule or papule at tick bite site, often with central clearing (bull's-eye), typically 5 cm or larger, warm but not painful; flu-like symptoms (fever, headache, myalgia, arthralgia); Early disseminated (days to weeks): multiple erythema migrans lesions, cranial nerve palsy (especially facial nerve palsy), meningitis, carditis (atrioventricular block); Late (months): monoarticular or oligoarticular arthritis (especially knee), encephalopathy, polyneuropathy</text:p>
          </table:table-cell>
          <table:table-cell table:style-name="ce8" office:value-type="string" calcext:value-type="string">
            <text:p>Erythema migrans appears 3-30 days after tick bite (median 7 days); expands over days to weeks; early disseminated manifestations develop days to weeks after initial infection; late manifestations develop months after infection; untreated erythema migrans resolves spontaneously in 3-4 weeks</text:p>
          </table:table-cell>
          <table:table-cell table:style-name="ce5" office:value-type="string" calcext:value-type="string">
            <text:p>Southern tick-associated rash illness, cellulitis, erythema multiforme, granuloma annulare, tinea corporis, fixed drug eruption, spider bite reaction</text:p>
          </table:table-cell>
          <table:table-cell table:style-name="ce5" office:value-type="string" calcext:value-type="string">
            <text:p>Clinical diagnosis for erythema migrans in endemic area (do not delay treatment for serology); Two-tier serologic testing for disseminated disease: enzyme-linked immunosorbent assay followed by Western blot if positive or equivocal (often negative in early disease, becomes positive 2-6 weeks after infection); polymerase chain reaction of synovial fluid for Lyme arthritis; cerebrospinal fluid analysis for neuroborreliosis</text:p>
          </table:table-cell>
          <table:table-cell table:style-name="ce5" office:value-type="string" calcext:value-type="string">
            <text:p>Early localized or early disseminated without neurologic or cardiac involvement: Doxycycline 100 mg orally twice daily for 10 days (adults), Amoxicillin 500 mg orally three times daily for 14 days, or Cefuroxime 500 mg orally twice daily for 14 days; Neurologic involvement: Ceftriaxone 2 grams intravenously daily for 14-28 days; Carditis: oral regimen for mild, intravenous ceftriaxone for advanced heart block; Lyme arthritis: oral regimen for 28 days; Prophylaxis: single dose doxycycline 200 mg within 72 hours of tick removal in endemic area</text:p>
          </table:table-cell>
          <table:table-cell table:style-name="ce5" office:value-type="string" calcext:value-type="string">
            <text:p>N</text:p>
          </table:table-cell>
          <table:table-cell table:style-name="ce5" table:formula="of:=HYPERLINK(&quot;https://www.cdc.gov/lyme/index.html&quot;)" office:value-type="string" office:string-value="https://www.cdc.gov/lyme/index.html" calcext:value-type="string">
            <text:p>https://www.cdc.gov/lyme/index.html</text:p>
          </table:table-cell>
          <table:table-cell table:style-name="ce5" table:number-columns-repeated="15"/>
          <table:table-cell table:number-columns-repeated="998"/>
        </table:table-row>
        <table:table-row table:style-name="ro28">
          <table:table-cell table:style-name="ce7" office:value-type="string" calcext:value-type="string">
            <text:p>Malignant Melanoma</text:p>
          </table:table-cell>
          <table:table-cell table:style-name="ce8" office:value-type="string" calcext:value-type="string">
            <text:p>Asymmetric pigmented lesion with irregular borders, color variation, diameter greater than 6 mm, and evolution; "ABCDE: Asymmetry, Border, Color, Diameter, Evolving"; may arise de novo or from existing nevus</text:p>
          </table:table-cell>
          <table:table-cell table:style-name="ce8" office:value-type="string" calcext:value-type="string">
            <text:p>Malignant transformation of melanocytes; uncontrolled proliferation with potential for local invasion and distant metastasis; mutations in BRAF (40-50%), NRAS (15-20%), NF1, KIT; ultraviolet radiation-induced DNA damage; radial growth phase followed by vertical growth phase with metastatic potential</text:p>
          </table:table-cell>
          <table:table-cell table:style-name="ce8" office:value-type="string" calcext:value-type="string">
            <text:p>Incidence 22.8 per 100,000 in United States; lifetime risk 1 in 27 for men, 1 in 40 for women; median age at diagnosis 66 years; more common in fair-skinned individuals; risk factors: ultraviolet exposure, family history, multiple nevi, atypical nevi, immunosuppression</text:p>
          </table:table-cell>
          <table:table-cell table:style-name="ce8" office:value-type="string" calcext:value-type="string">
            <text:p>Asymmetric pigmented macule, papule, or nodule; irregular or notched borders; color variation (tan, brown, black, red, white, blue); diameter typically greater than 6 mm; evolving size, shape, or color; may have ulceration, bleeding, or pruritus; subtypes: superficial spreading (70%), nodular (15-30%), lentigo maligna, acral lentiginous; "ugly duckling" sign (lesion different from other nevi)</text:p>
          </table:table-cell>
          <table:table-cell table:style-name="ce8" office:value-type="string" calcext:value-type="string">
            <text:p>Develops over months to years; superficial spreading melanoma has prolonged radial growth phase; nodular melanoma has rapid vertical growth phase; metastatic potential increases with Breslow depth</text:p>
          </table:table-cell>
          <table:table-cell table:style-name="ce5" office:value-type="string" calcext:value-type="string">
            <text:p>Atypical nevus, seborrheic keratosis, pigmented basal cell carcinoma, dermatofibroma, blue nevus, solar lentigo, pigmented actinic keratosis</text:p>
          </table:table-cell>
          <table:table-cell table:style-name="ce5" office:value-type="string" calcext:value-type="string">
            <text:p>Dermoscopy improves diagnostic accuracy; excisional biopsy with 1-3 mm margin for diagnosis (shave biopsy acceptable if lesion can be completely removed); histopathology: atypical melanocytes, pagetoid spread, mitoses; Breslow depth (tumor thickness) most important prognostic factor; sentinel lymph node biopsy for tumors greater than 0.8 mm or with high-risk features; staging with imaging (positron emission tomography, computed tomography, magnetic resonance imaging of brain)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Metastatic disease: immunotherapy, targeted therapy, radiation; Regular surveillance based on stage</text:p>
          </table:table-cell>
          <table:table-cell table:style-name="ce5" office:value-type="string" calcext:value-type="string">
            <text:p>Y</text:p>
          </table:table-cell>
          <table:table-cell table:style-name="ce5" table:formula="of:=HYPERLINK(&quot;https://www.aad.org/public/diseases/skin-cancer/melanoma&quot;)" office:value-type="string" office:string-value="https://www.aad.org/public/diseases/skin-cancer/melanoma" calcext:value-type="string">
            <text:p>https://www.aad.org/public/diseases/skin-cancer/melanoma</text:p>
          </table:table-cell>
          <table:table-cell table:style-name="ce5" table:number-columns-repeated="15"/>
          <table:table-cell table:number-columns-repeated="998"/>
        </table:table-row>
        <table:table-row table:style-name="ro29">
          <table:table-cell table:style-name="ce7" office:value-type="string" calcext:value-type="string">
            <text:p>Marasmus</text:p>
          </table:table-cell>
          <table:table-cell table:style-name="ce8" office:value-type="string" calcext:value-type="string">
            <text:p>Severe wasting and emaciation in child; "skin and bones" appearance; total calorie and protein deficiency; alert but irritable; no edema</text:p>
          </table:table-cell>
          <table:table-cell table:style-name="ce8" office:value-type="string" calcext:value-type="string">
            <text:p>Severe calorie and protein deficiency; body consumes muscle and fat for energy; loss of subcutaneous fat and muscle mass; metabolic adaptations to starvation; impaired immune function; micronutrient deficiencies</text:p>
          </table:table-cell>
          <table:table-cell table:style-name="ce8" office:value-type="string" calcext:value-type="string">
            <text:p>Common in developing countries with famine and food insecurity; rare in developed countries; onset typically under 1 year of age; can occur at any age with severe malnutrition; may result from chronic illness, malabsorption, neglect</text:p>
          </table:table-cell>
          <table:table-cell table:style-name="ce8" office:value-type="string" calcext:value-type="string">
            <text:p>Severe wasting with loss of subcutaneous fat and muscle mass; "old man" facies; prominent ribs and bones; weight less than 60% of expected for age; alert but irritable (unlike kwashiorkor); no edema (unlike kwashiorkor); thin, dry skin; sparse, thin hair; hypothermia; bradycardia; hypotension; may have diarrhea, dehydration, infections</text:p>
          </table:table-cell>
          <table:table-cell table:style-name="ce8" office:value-type="string" calcext:value-type="string">
            <text:p>Develops over weeks to months of inadequate caloric intake; chronic progressive course; acute decompensation with infection or stress; recovery requires weeks to months of nutritional rehabilitation</text:p>
          </table:table-cell>
          <table:table-cell table:style-name="ce5" office:value-type="string" calcext:value-type="string">
            <text:p>Kwashiorkor (has edema, adequate calories but protein deficiency), chronic illness (malignancy, tuberculosis, human immunodeficiency virus), malabsorption syndromes, neglect or abuse</text:p>
          </table:table-cell>
          <table:table-cell table:style-name="ce5" office:value-type="string" calcext:value-type="string">
            <text:p>Low weight-for-height (less than 70% of median or less than negative 3 standard deviations); low mid-upper arm circumference; low serum albumin (but less severe than kwashiorkor); anemia; electrolyte abnormalities (hypokalemia, hypophosphatemia, hypomagnesemia); hypoglycemia; hypothermia; dietary history reveals inadequate total caloric intake</text:p>
          </table:table-cell>
          <table:table-cell table:style-name="ce5" office:value-type="string" calcext:value-type="string">
            <text:p>Gradual refeeding with balanced diet; initial phase: rehydration, correct electrolyte abnormalities, treat infections, provide micronutrients; rehabilitation phase: gradual increase in calories (start 80-100 kcal/kg/day, advance to 150-220 kcal/kg/day); monitor for refeeding syndrome (hypophosphatemia, hypokalemia, hypomagnesemia, fluid overload, cardiac failure); therapeutic feeding formulas (F-75 for stabilization, F-100 for rehabilitation); address underlying cause</text:p>
          </table:table-cell>
          <table:table-cell table:style-name="ce5" office:value-type="string" calcext:value-type="string">
            <text:p>Y</text:p>
          </table:table-cell>
          <table:table-cell table:style-name="ce5" table:formula="of:=HYPERLINK(&quot;https://www.ncbi.nlm.nih.gov/books/NBK507826/&quot;)" office:value-type="string" office:string-value="https://www.ncbi.nlm.nih.gov/books/NBK507826/" calcext:value-type="string">
            <text:p>https://www.ncbi.nlm.nih.gov/books/NBK507826/</text:p>
          </table:table-cell>
          <table:table-cell table:style-name="ce5" table:number-columns-repeated="15"/>
          <table:table-cell table:number-columns-repeated="998"/>
        </table:table-row>
        <table:table-row table:style-name="ro29">
          <table:table-cell table:style-name="ce7" office:value-type="string" calcext:value-type="string">
            <text:p>Measles</text:p>
          </table:table-cell>
          <table:table-cell table:style-name="ce8" office:value-type="string" calcext:value-type="string">
            <text:p>Fever, cough, coryza, conjunctivitis (3 Cs) followed by maculopapular rash spreading from face to trunk to extremities; Koplik spots (bluish-white spots on buccal mucosa); "3 Cs and Koplik spots"</text:p>
          </table:table-cell>
          <table:table-cell table:style-name="ce8" office:value-type="string" calcext:value-type="string">
            <text:p>Infection with measles virus (paramyxovirus); virus targets CD150-positive lymphocytes (T and B memory cells); causes immune suppression lasting weeks to months; direct cytopathic effects and immune-mediated inflammation cause clinical manifestations</text:p>
          </table:table-cell>
          <table:table-cell table:style-name="ce8" office:value-type="string" calcext:value-type="string">
            <text:p>Highly contagious; incubation period 7-10 days (range 7-21 days); rash appears approximately 14 days after exposure; contagious from 4 days before to 4 days after rash appears; vaccine-preventable disease; resurgence in areas with low vaccination rates</text:p>
          </table:table-cell>
          <table:table-cell table:style-name="ce8" office:value-type="string" calcext:value-type="string">
            <text:p>Prodrome: fever, malaise, cough, coryza, conjunctivitis for 2-4 days; Koplik spots appear 1-2 days before rash (present in up to 70%); erythematous maculopapular rash appears 2-4 days after fever onset, starts on face and head, spreads to trunk and extremities, may be confluent on face and upper body; complications: otitis media (7-9%), pneumonia (1-6%), diarrhea (8-10%), encephalitis (1 per 1000), death (1-3 per 1000 in developed countries)</text:p>
          </table:table-cell>
          <table:table-cell table:style-name="ce8" office:value-type="string" calcext:value-type="string">
            <text:p>Incubation 7-10 days; prodrome 2-4 days; rash appears day 14 after exposure; rash fades in order of appearance over 3-5 days; full recovery within 7 days after rash onset in uncomplicated cases; immune suppression persists for weeks to months</text:p>
          </table:table-cell>
          <table:table-cell table:style-name="ce5" office:value-type="string" calcext:value-type="string">
            <text:p>Rubella, roseola, scarlet fever, drug eruption, Kawasaki disease, infectious mononucleosis, Rocky Mountain spotted fever</text:p>
          </table:table-cell>
          <table:table-cell table:style-name="ce5" office:value-type="string" calcext:value-type="string">
            <text:p>Clinical diagnosis based on fever, 3 Cs, and characteristic rash; confirmation: reverse transcription polymerase chain reaction from nasopharyngeal swab, throat swab, or urine; serology: measles-specific immunoglobulin M antibody (appears 3-4 days after rash onset); viral culture; notify public health authorities immediately</text:p>
          </table:table-cell>
          <table:table-cell table:style-name="ce5" office:value-type="string" calcext:value-type="string">
            <text:p>Supportive care: hydration, antipyretics, rest; vitamin A supplementation (200,000 international units for 2 days) for children 6 months to 2 years, especially in developing countries or vitamin A deficiency; isolation: airborne precautions from 4 days before to 4 days after rash onset; post-exposure prophylaxis: measles-mumps-rubella vaccine within 72 hours of exposure or immunoglobulin within 6 days for contraindications to vaccine</text:p>
          </table:table-cell>
          <table:table-cell table:style-name="ce5" office:value-type="string" calcext:value-type="string">
            <text:p>Y</text:p>
          </table:table-cell>
          <table:table-cell table:style-name="ce5" table:formula="of:=HYPERLINK(&quot;https://www.cdc.gov/measles/index.html&quot;)" office:value-type="string" office:string-value="https://www.cdc.gov/measles/index.html" calcext:value-type="string">
            <text:p>https://www.cdc.gov/measles/index.html</text:p>
          </table:table-cell>
          <table:table-cell table:style-name="ce5" table:number-columns-repeated="15"/>
          <table:table-cell table:number-columns-repeated="998"/>
        </table:table-row>
        <table:table-row table:style-name="ro27">
          <table:table-cell table:style-name="ce7" office:value-type="string" calcext:value-type="string">
            <text:p>Melasma</text:p>
          </table:table-cell>
          <table:table-cell table:style-name="ce8" office:value-type="string" calcext:value-type="string">
            <text:p>Symmetric hyperpigmented patches on face (cheeks, forehead, upper lip, chin) in women of reproductive age; "mask of pregnancy"; worsens with sun exposure</text:p>
          </table:table-cell>
          <table:table-cell table:style-name="ce8" office:value-type="string" calcext:value-type="string">
            <text:p>Multifactorial: ultraviolet radiation exposure, hormonal influences (pregnancy, oral contraceptives), genetic predisposition; increased melanin production and deposition in epidermis and/or dermis; vascular component with increased vessel density and diameter; disrupted basement membrane allows melanin to drop into dermis</text:p>
          </table:table-cell>
          <table:table-cell table:style-name="ce8" office:value-type="string" calcext:value-type="string">
            <text:p>Highly prevalent in Latin America and populations with darker skin phototypes (Fitzpatrick III-VI); more common in women (90%); peak age 20-40 years; triggered by pregnancy (chloasma), oral contraceptives, sun exposure; chronic relapsing condition</text:p>
          </table:table-cell>
          <table:table-cell table:style-name="ce8" office:value-type="string" calcext:value-type="string">
            <text:p>Symmetric brown to gray-brown macules and patches on sun-exposed areas of face; centrofacial pattern (63%): forehead, cheeks, nose, upper lip; malar pattern (21%): cheeks and nose; mandibular pattern (16%): jawline; no scale or textural change; significant psychosocial impact on quality of life</text:p>
          </table:table-cell>
          <table:table-cell table:style-name="ce8" office:value-type="string" calcext:value-type="string">
            <text:p>Chronic relapsing course; develops over weeks to months; worsens with sun exposure and hormonal triggers; may improve after pregnancy or discontinuation of oral contraceptives but often persists; high recurrence rate even with treatment</text:p>
          </table:table-cell>
          <table:table-cell table:style-name="ce5" office:value-type="string" calcext:value-type="string">
            <text:p>Post-inflammatory hyperpigmentation, solar lentigo, drug-induced hyperpigmentation, ochronosis, nevus of Ota, lichen planus pigmentosus</text:p>
          </table:table-cell>
          <table:table-cell table:style-name="ce5" office:value-type="string" calcext:value-type="string">
            <text:p>Clinical diagnosis; Wood lamp examination to determine depth: epidermal (enhancement under Wood lamp), dermal (no enhancement), mixed; skin biopsy rarely needed; assess severity with Melasma Area and Severity Index; evaluate quality of life impact</text:p>
          </table:table-cell>
          <table:table-cell table:style-name="ce5" office:value-type="string" calcext:value-type="string">
            <text:p>Photoprotection: broad-spectrum sunscreen (SPF 30 or higher, reapply every 2 hours) is essential; First-line topical: triple combination cream (hydroquinone 4%, tretinoin 0.05%, fluocinolone acetonide 0.01%) applied nightly; alternatives: azelaic acid 15-20%, kojic acid, tranexamic acid cream; Systemic: oral tranexamic acid 250 mg twice daily for 3-6 months; Procedural adjuncts: chemical peels, microneedling; lasers reserved for refractory cases; maintenance therapy essential to prevent recurrence</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18">
          <table:table-cell table:style-name="ce7" office:value-type="string" calcext:value-type="string">
            <text:p>Milia</text:p>
          </table:table-cell>
          <table:table-cell table:style-name="ce8" office:value-type="string" calcext:value-type="string">
            <text:p>Small white or yellow dome-shaped papules on face, especially around eyes and cheeks; "tiny white bumps"; common in newborns (neonatal milia)</text:p>
          </table:table-cell>
          <table:table-cell table:style-name="ce8" office:value-type="string" calcext:value-type="string">
            <text:p>Retention of keratin in dermal cysts arising from vellus hair follicles or eccrine sweat ducts; primary milia arise spontaneously; secondary milia develop after trauma, blistering diseases, or skin resurfacing procedures</text:p>
          </table:table-cell>
          <table:table-cell table:style-name="ce8" office:value-type="string" calcext:value-type="string">
            <text:p>Very common; neonatal milia affects 40-50% of newborns; primary milia common in children and adults; no gender predominance; secondary milia occur after skin injury or certain genodermatoses</text:p>
          </table:table-cell>
          <table:table-cell table:style-name="ce8" office:value-type="string" calcext:value-type="string">
            <text:p>Small (1-2 mm) white to yellow dome-shaped firm papules; most commonly on face (eyelids, cheeks, nose, forehead); asymptomatic; neonatal milia typically on nose, cheeks, forehead; may occur on trunk, extremities, oral mucosa (Epstein pearls on palate); secondary milia at sites of previous trauma or blistering</text:p>
          </table:table-cell>
          <table:table-cell table:style-name="ce8" office:value-type="string" calcext:value-type="string">
            <text:p>Neonatal milia: appear at birth or within first few weeks; spontaneously resolve within first few months of life; Primary milia in older children and adults: persist indefinitely without treatment; Secondary milia: develop weeks to months after inciting event</text:p>
          </table:table-cell>
          <table:table-cell table:style-name="ce5" office:value-type="string" calcext:value-type="string">
            <text:p>Closed comedones, sebaceous hyperplasia, syringomas, trichoepitheliomas, molluscum contagiosum, flat warts</text:p>
          </table:table-cell>
          <table:table-cell table:style-name="ce5" office:value-type="string" calcext:value-type="string">
            <text:p>Clinical diagnosis based on characteristic appearance; dermoscopy shows white to yellow round structures; histopathology (rarely needed): small keratin-filled cyst in superficial dermis lined by stratified squamous epithelium</text:p>
          </table:table-cell>
          <table:table-cell table:style-name="ce5" office:value-type="string" calcext:value-type="string">
            <text:p>Neonatal milia: observation (spontaneous resolution); Primary and secondary milia: observation if asymptomatic; removal for cosmetic concerns: extraction with sterile needle or blade, electrodesiccation, laser ablation (carbon dioxide or erbium-doped yttrium aluminum garnet), chemical peels; topical retinoids may help prevent new lesions</text:p>
          </table:table-cell>
          <table:table-cell table:style-name="ce5" office:value-type="string" calcext:value-type="string">
            <text:p>N</text:p>
          </table:table-cell>
          <table:table-cell table:style-name="ce5" table:formula="of:=HYPERLINK(&quot;https://www.aad.org/public/diseases/a-z/milia-overview&quot;)" office:value-type="string" office:string-value="https://www.aad.org/public/diseases/a-z/milia-overview" calcext:value-type="string">
            <text:p>https://www.aad.org/public/diseases/a-z/milia-overview</text:p>
          </table:table-cell>
          <table:table-cell table:style-name="ce5" table:number-columns-repeated="15"/>
          <table:table-cell table:number-columns-repeated="998"/>
        </table:table-row>
        <table:table-row table:style-name="ro22">
          <table:table-cell table:style-name="ce7" office:value-type="string" calcext:value-type="string">
            <text:p>Molluscum Contagiosum</text:p>
          </table:table-cell>
          <table:table-cell table:style-name="ce8" office:value-type="string" calcext:value-type="string">
            <text:p>Discrete, dome-shaped, waxy, skin-colored papules with central umbilication; "pearly papules with belly button"; common in children; can express white cheesy material</text:p>
          </table:table-cell>
          <table:table-cell table:style-name="ce8" office:value-type="string" calcext:value-type="string">
            <text:p>Poxvirus infection (molluscum contagiosum virus); direct inoculation into epidermis through breach in skin barrier; viral replication in keratinocytes causes characteristic lesions; spreads by autoinoculation, direct contact, fomites; more severe in immunocompromised and atopic dermatitis</text:p>
          </table:table-cell>
          <table:table-cell table:style-name="ce8" office:value-type="string" calcext:value-type="string">
            <text:p>Common in children (peak age 1-4 years) and sexually active adults; prevalence 5-11% in children; transmitted by direct skin contact, fomites, sexual contact (genital lesions), autoinoculation; increased prevalence in atopic dermatitis and immunosuppression</text:p>
          </table:table-cell>
          <table:table-cell table:style-name="ce8" office:value-type="string" calcext:value-type="string">
            <text:p>Discrete dome-shaped waxy skin-colored to pink papules, 2-5 mm diameter (range 1-10 mm); central umbilication (dell); number typically fewer than 20 in immunocompetent hosts, but can exceed 100; any body site except palms and soles; children: trunk, extremities, face; adults: genital area if sexually transmitted; creamy white material can be expressed; surrounding eczematous dermatitis common; pruritus may lead to autoinoculation</text:p>
          </table:table-cell>
          <table:table-cell table:style-name="ce8" office:value-type="string" calcext:value-type="string">
            <text:p>Incubation period 2-7 weeks (range 1 week to 6 months); individual lesions last 2-4 months; total disease duration typically 6-18 months; spontaneous resolution usually within 2 years in immunocompetent hosts; may persist for years in immunocompromised</text:p>
          </table:table-cell>
          <table:table-cell table:style-name="ce5" office:value-type="string" calcext:value-type="string">
            <text:p>Warts, closed comedones, basal cell carcinoma, keratoacanthoma, cryptococcosis (in immunocompromised), histoplasmosis, varicella, folliculitis</text:p>
          </table:table-cell>
          <table:table-cell table:style-name="ce5" office:value-type="string" calcext:value-type="string">
            <text:p>Clinical diagnosis based on characteristic appearance; dermoscopy shows central pore with white to yellow amorphous structures; skin biopsy (rarely needed): intracytoplasmic inclusion bodies (molluscum bodies or Henderson-Patterson bodies) in keratinocytes</text:p>
          </table:table-cell>
          <table:table-cell table:style-name="ce5" office:value-type="string" calcext:value-type="string">
            <text:p>Observation for spontaneous resolution is acceptable; active treatment for cosmetic concerns, prevent spread, or patient preference: physical destruction (cryotherapy, curettage, cantharidin), topical therapies (imiquimod 5%, podophyllotoxin, tretinoin, salicylic acid), oral cimetidine; avoid scarring with aggressive treatment; treat surrounding eczema with topical corticosteroids</text:p>
          </table:table-cell>
          <table:table-cell table:style-name="ce5" office:value-type="string" calcext:value-type="string">
            <text:p>N</text:p>
          </table:table-cell>
          <table:table-cell table:style-name="ce5" table:formula="of:=HYPERLINK(&quot;https://www.aad.org/public/diseases/a-z/molluscum-contagiosum-overview&quot;)" office:value-type="string" office:string-value="https://www.aad.org/public/diseases/a-z/molluscum-contagiosum-overview" calcext:value-type="string">
            <text:p>https://www.aad.org/public/diseases/a-z/molluscum-contagiosum-overview</text:p>
          </table:table-cell>
          <table:table-cell table:style-name="ce5" table:number-columns-repeated="15"/>
          <table:table-cell table:number-columns-repeated="998"/>
        </table:table-row>
        <table:table-row table:style-name="ro20">
          <table:table-cell table:style-name="ce7" office:value-type="string" calcext:value-type="string">
            <text:p>Monkeypox (Mpox)</text:p>
          </table:table-cell>
          <table:table-cell table:style-name="ce8" office:value-type="string" calcext:value-type="string">
            <text:p>Prodrome of fever and lymphadenopathy followed by vesiculopustular rash; lesions in same stage of development; may have genital or perianal involvement; "pox with painful lymph nodes"; 2022 outbreak: genital lesions in men who have sex with men</text:p>
          </table:table-cell>
          <table:table-cell table:style-name="ce8" office:value-type="string" calcext:value-type="string">
            <text:p>Orthopoxvirus infection (monkeypox virus); transmitted by close contact with infected humans or animals, respiratory droplets, fomites, sexual contact; virus replicates at inoculation site then disseminates; two clades: clade I (Central Africa, higher mortality) and clade II (West Africa, lower mortality); 2022 outbreak caused by clade IIb</text:p>
          </table:table-cell>
          <table:table-cell table:style-name="ce8" office:value-type="string" calcext:value-type="string">
            <text:p>Endemic to Central and West Africa; 2022 global outbreak primarily affected men who have sex with men in non-endemic countries; incubation period 5-21 days (usually 7-14 days); contagious from symptom onset until all lesions crusted and healed (2-4 weeks)</text:p>
          </table:table-cell>
          <table:table-cell table:style-name="ce8" office:value-type="string" calcext:value-type="string">
            <text:p>Classic form: fever, headache, myalgia, lymphadenopathy (distinguishes from smallpox), followed by rash starting on face and extremities with centrifugal distribution; 2022 outbreak form: genital or perianal lesions often first sign, fewer lesions (39% had fewer than 5), proctitis, pharyngitis, painful inguinal lymphadenopathy; rash progresses from macules to papules to vesicles to pustules to crusts; all lesions typically in same stage; complications: secondary bacterial infection, scarring (5-40%), ocular involvement, encephalitis</text:p>
          </table:table-cell>
          <table:table-cell table:style-name="ce8" office:value-type="string" calcext:value-type="string">
            <text:p>Incubation 5-21 days; prodrome 1-4 days; rash appears 1-3 days after fever onset; lesions evolve over 2-4 weeks; contagious until all lesions crusted and new skin formed; scarring may be permanent</text:p>
          </table:table-cell>
          <table:table-cell table:style-name="ce5" office:value-type="string" calcext:value-type="string">
            <text:p>Varicella (lesions in different stages), herpes simplex, syphilis, chancroid, lymphogranuloma venereum, impetigo, folliculitis, insect bites, molluscum contagiosum</text:p>
          </table:table-cell>
          <table:table-cell table:style-name="ce5" office:value-type="string" calcext:value-type="string">
            <text:p>Polymerase chain reaction from lesion swab (vesicular or pustular fluid, crust) is diagnostic; orthopoxvirus-specific testing followed by monkeypox-specific confirmation; serology not useful for acute diagnosis; notify public health authorities</text:p>
          </table:table-cell>
          <table:table-cell table:style-name="ce5" office:value-type="string" calcext:value-type="string">
            <text:p>Supportive care for most cases; tecovirimat (TPOXX) for severe disease, immunocompromised patients, or high-risk complications; pain management; wound care; isolation until all lesions healed; vaccination: JYNNEOS vaccine for pre-exposure prophylaxis (high-risk individuals) or post-exposure prophylaxis within 4 days of exposure; treat secondary bacterial infections</text:p>
          </table:table-cell>
          <table:table-cell table:style-name="ce5" office:value-type="string" calcext:value-type="string">
            <text:p>Y</text:p>
          </table:table-cell>
          <table:table-cell table:style-name="ce5" table:formula="of:=HYPERLINK(&quot;https://www.cdc.gov/poxvirus/mpox/index.html&quot;)" office:value-type="string" office:string-value="https://www.cdc.gov/poxvirus/mpox/index.html" calcext:value-type="string">
            <text:p>https://www.cdc.gov/poxvirus/mpox/index.html</text:p>
          </table:table-cell>
          <table:table-cell table:style-name="ce5" table:number-columns-repeated="15"/>
          <table:table-cell table:number-columns-repeated="998"/>
        </table:table-row>
        <table:table-row table:style-name="ro27">
          <table:table-cell table:style-name="ce7" office:value-type="string" calcext:value-type="string">
            <text:p>Microscopic Polyangiitis</text:p>
          </table:table-cell>
          <table:table-cell table:style-name="ce8" office:value-type="string" calcext:value-type="string">
            <text:p>Rapidly progressive glomerulonephritis with pulmonary hemorrhage; pauci-immune necrotizing vasculitis; perinuclear antineutrophil cytoplasmic antibody and anti-myeloperoxidase antibody positive; "pulmonary-renal syndrome with positive perinuclear antineutrophil cytoplasmic antibody"</text:p>
          </table:table-cell>
          <table:table-cell table:style-name="ce8" office:value-type="string" calcext:value-type="string">
            <text:p>Small vessel necrotizing vasculitis without granulomatous inflammation; antineutrophil cytoplasmic antibody-mediated neutrophil activation causes endothelial injury; pauci-immune (little to no immune complex deposition); affects arterioles, capillaries, venules; commonly involves kidneys (glomerulonephritis) and lungs (alveolar hemorrhage)</text:p>
          </table:table-cell>
          <table:table-cell table:style-name="ce8" office:value-type="string" calcext:value-type="string">
            <text:p>Prevalence 0-66 per million in European countries, 86 per million in Japan; peak age 50-60 years; slight male predominance; associated with perinuclear antineutrophil cytoplasmic antibody and anti-myeloperoxidase antibody in 50-75%</text:p>
          </table:table-cell>
          <table:table-cell table:style-name="ce8" office:value-type="string" calcext:value-type="string">
            <text:p>Rapidly progressive glomerulonephritis: hematuria with dysmorphic red blood cells, red cell casts, proteinuria (usually 1-3 grams per day), acute kidney injury; pulmonary hemorrhage (10%): hemoptysis, dyspnea, diffuse alveolar infiltrates; constitutional symptoms: fever, weight loss, malaise; other manifestations: purpura, peripheral neuropathy, arthralgia, myalgia; no upper airway involvement (distinguishes from granulomatosis with polyangiitis)</text:p>
          </table:table-cell>
          <table:table-cell table:style-name="ce8" office:value-type="string" calcext:value-type="string">
            <text:p>Acute to subacute onset over days to weeks; rapidly progressive glomerular filtration rate decline without treatment; pulmonary hemorrhage can be life-threatening; requires prompt diagnosis and treatment to prevent irreversible organ damage</text:p>
          </table:table-cell>
          <table:table-cell table:style-name="ce5" office:value-type="string" calcext:value-type="string">
            <text:p>Granulomatosis with polyangiitis (has upper airway involvement and granulomas), eosinophilic granulomatosis with polyangiitis, anti-glomerular basement membrane disease (Goodpasture syndrome), systemic lupus erythematosus, immunoglobulin A vasculitis, other causes of pulmonary-renal syndrome</text:p>
          </table:table-cell>
          <table:table-cell table:style-name="ce5" office:value-type="string" calcext:value-type="string">
            <text:p>Antineutrophil cytoplasmic antibody testing: perinuclear pattern on immunofluorescence, anti-myeloperoxidase antibody by enzyme-linked immunosorbent assay; urinalysis: hematuria, red cell casts, proteinuria; elevated creatinine; chest imaging: diffuse alveolar infiltrates if pulmonary involvement; kidney biopsy: pauci-immune focal segmental necrotizing and crescentic glomerulonephritis; elevated inflammatory markers</text:p>
          </table:table-cell>
          <table:table-cell table:style-name="ce5" office:value-type="string" calcext:value-type="string">
            <text:p>Induction therapy: glucocorticoids (methylprednisolone 500-1000 mg intravenously daily for 3 days, then prednisone 1 mg/kg/day orally) plus rituximab (375 mg/m2 weekly for 4 weeks or 1000 mg on days 1 and 15) or cyclophosphamide (2 mg/kg/day orally or 15 mg/kg intravenously every 2-3 weeks); plasma exchange for severe disease (dialysis-dependent, pulmonary hemorrhage); Maintenance therapy: rituximab or azathioprine for 18-24 months; gradual steroid taper</text:p>
          </table:table-cell>
          <table:table-cell table:style-name="ce5" office:value-type="string" calcext:value-type="string">
            <text:p>Y</text:p>
          </table:table-cell>
          <table:table-cell table:style-name="ce5" table:formula="of:=HYPERLINK(&quot;https://www.kidney.org/atoz/content/vasculitis&quot;)" office:value-type="string" office:string-value="https://www.kidney.org/atoz/content/vasculitis" calcext:value-type="string">
            <text:p>https://www.kidney.org/atoz/content/vasculitis</text:p>
          </table:table-cell>
          <table:table-cell table:style-name="ce5" table:number-columns-repeated="15"/>
          <table:table-cell table:number-columns-repeated="998"/>
        </table:table-row>
        <table:table-row table:style-name="ro18">
          <table:table-cell table:style-name="ce7" office:value-type="string" calcext:value-type="string">
            <text:p>Necrobiosis Lipoidica</text:p>
          </table:table-cell>
          <table:table-cell table:style-name="ce8" office:value-type="string" calcext:value-type="string">
            <text:p>Yellow-brown atrophic plaques with telangiectasias on pretibial shins; "shiny yellow plaques on shins"; 58% have diabetes mellitus</text:p>
          </table:table-cell>
          <table:table-cell table:style-name="ce8" office:value-type="string" calcext:value-type="string">
            <text:p>Granulomatous inflammation with collagen degeneration; microangiopathic changes with vessel wall thickening; immune-mediated process; unclear exact pathogenesis; associated with diabetes but occurs in non-diabetics</text:p>
          </table:table-cell>
          <table:table-cell table:style-name="ce8" office:value-type="string" calcext:value-type="string">
            <text:p>Rare; 0.3-1.2 per 1000 diabetic patients; female to male ratio 3:1; median age 50 years; 58.5% have diabetes; 97.8% involve lower legs</text:p>
          </table:table-cell>
          <table:table-cell table:style-name="ce8" office:value-type="string" calcext:value-type="string">
            <text:p>Well-demarcated yellow-brown atrophic plaques with waxy appearance and prominent telangiectasias on pretibial shins bilaterally; central atrophy with raised violaceous border; ulceration in 12.7%; pain in 25.5%; pruritus in 26.8%; associated with obesity, hypertension, dyslipidemia, thyroid disease</text:p>
          </table:table-cell>
          <table:table-cell table:style-name="ce8" office:value-type="string" calcext:value-type="string">
            <text:p>Chronic progressive course; develops over months to years; lesions expand slowly; ulceration may develop; does not resolve spontaneously; persists indefinitely without treatment</text:p>
          </table:table-cell>
          <table:table-cell table:style-name="ce5" office:value-type="string" calcext:value-type="string">
            <text:p>Granuloma annulare, sarcoidosis, diabetic dermopathy, pretibial myxedema, morphea, lipodermatosclerosis</text:p>
          </table:table-cell>
          <table:table-cell table:style-name="ce5" office:value-type="string" calcext:value-type="string">
            <text:p>Clinical diagnosis in typical cases; skin biopsy shows palisading granulomas with necrobiosis (collagen degeneration), thickened blood vessel walls, plasma cells; screen for diabetes with hemoglobin A1c and fasting glucose</text:p>
          </table:table-cell>
          <table:table-cell table:style-name="ce5" office:value-type="string" calcext:value-type="string">
            <text:p>First-line: high-potency topical corticosteroids under occlusion; intralesional corticosteroids; Second-line: phototherapy (psoralen plus ultraviolet A, narrowband ultraviolet B); Systemic: Janus kinase inhibitors, biologics (ustekinumab, secukinumab), tapinarof, fumaric acid esters; wound care for ulceration; optimize glycemic control if diabetic</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19">
          <table:table-cell table:style-name="ce7" office:value-type="string" calcext:value-type="string">
            <text:p>Necrotizing Fasciitis</text:p>
          </table:table-cell>
          <table:table-cell table:style-name="ce8" office:value-type="string" calcext:value-type="string">
            <text:p>Rapidly progressive soft tissue infection with pain out of proportion to exam findings; skin necrosis, crepitus, systemic toxicity; "pain worse than exam suggests"; surgical emergency</text:p>
          </table:table-cell>
          <table:table-cell table:style-name="ce8" office:value-type="string" calcext:value-type="string">
            <text:p>Bacterial invasion of fascia and subcutaneous tissue; polymicrobial (type 1: mixed aerobic and anaerobic) or monomicrobial (type 2: group A Streptococcus, Staphylococcus aureus); bacterial toxins and enzymes cause tissue necrosis; thrombosis of vessels leads to ischemia and gangrene; systemic inflammatory response</text:p>
          </table:table-cell>
          <table:table-cell table:style-name="ce8" office:value-type="string" calcext:value-type="string">
            <text:p>Incidence 0.4-15.5 per 100,000; affects extremities (57-73%), perineum (13-40% Fournier gangrene), trunk (13-26%); risk factors: diabetes (22-59%), obesity, immunosuppression, intravenous drug use, peripheral arterial disease</text:p>
          </table:table-cell>
          <table:table-cell table:style-name="ce8" office:value-type="string" calcext:value-type="string">
            <text:p>Pain out of proportion to physical findings; rapidly progressive erythema, edema, warmth; skin changes: dusky, violaceous, bullae, necrosis; crepitus (gas in tissues); systemic toxicity: fever, tachycardia, hypotension, altered mental status; Laboratory Risk Indicator for Necrotizing Fasciitis score greater than or equal to 6 suggests necrotizing fasciitis</text:p>
          </table:table-cell>
          <table:table-cell table:style-name="ce8" office:value-type="string" calcext:value-type="string">
            <text:p>Rapid progression over hours to days; early phase may resemble cellulitis; skin necrosis develops within 24-72 hours; high mortality (20-40%) without prompt treatment; septic shock can develop within hours</text:p>
          </table:table-cell>
          <table:table-cell table:style-name="ce5" office:value-type="string" calcext:value-type="string">
            <text:p>Cellulitis, erythema, abscess, pyomyositis, gas gangrene, deep vein thrombosis</text:p>
          </table:table-cell>
          <table:table-cell table:style-name="ce5" office:value-type="string" calcext:value-type="string">
            <text:p>Clinical diagnosis; Laboratory Risk Indicator for Necrotizing Fasciitis score: white blood cells, hemoglobin, sodium, creatinine, glucose, C-reactive protein; imaging (computed tomography, magnetic resonance imaging) shows fascial thickening, gas, fluid collections but should not delay surgery; definitive diagnosis: surgical exploration with necrotic fascia; Gram stain and culture of tissue</text:p>
          </table:table-cell>
          <table:table-cell table:style-name="ce5" office:value-type="string" calcext:value-type="string">
            <text:p>Immediate surgical debridement (within 6 hours); repeat debridement as needed; broad-spectrum antibiotics: vancomycin plus piperacillin-tazobactam or carbapenem; add clindamycin for toxin suppression; intravenous immunoglobulin for streptococcal toxic shock; intensive care support; hyperbaric oxygen as adjunct</text:p>
          </table:table-cell>
          <table:table-cell table:style-name="ce5" office:value-type="string" calcext:value-type="string">
            <text:p>Y</text:p>
          </table:table-cell>
          <table:table-cell table:style-name="ce5" table:formula="of:=HYPERLINK(&quot;https://www.ncbi.nlm.nih.gov/books/NBK430756/&quot;)" office:value-type="string" office:string-value="https://www.ncbi.nlm.nih.gov/books/NBK430756/" calcext:value-type="string">
            <text:p>https://www.ncbi.nlm.nih.gov/books/NBK430756/</text:p>
          </table:table-cell>
          <table:table-cell table:style-name="ce5" table:number-columns-repeated="15"/>
          <table:table-cell table:number-columns-repeated="998"/>
        </table:table-row>
        <table:table-row table:style-name="ro11">
          <table:table-cell table:style-name="ce7" office:value-type="string" calcext:value-type="string">
            <text:p>Neurofibroma</text:p>
          </table:table-cell>
          <table:table-cell table:style-name="ce8" office:value-type="string" calcext:value-type="string">
            <text:p>Soft, rubbery, skin-colored to pink papules or nodules; "bag of worms" feel; may be pedunculated; associated with neurofibromatosis type 1</text:p>
          </table:table-cell>
          <table:table-cell table:style-name="ce8" office:value-type="string" calcext:value-type="string">
            <text:p>Benign peripheral nerve sheath tumor; proliferation of Schwann cells, fibroblasts, perineural cells, mast cells; loss of neurofibromin (tumor suppressor) in neurofibromatosis type 1 leads to uncontrolled cell growth; sporadic or associated with neurofibromatosis type 1</text:p>
          </table:table-cell>
          <table:table-cell table:style-name="ce8" office:value-type="string" calcext:value-type="string">
            <text:p>Cutaneous neurofibromas: 99% of adults with neurofibromatosis type 1; rare in general population; subcutaneous neurofibromas: 15% of adults with neurofibromatosis type 1; plexiform neurofibromas: 30% on exam, 50% on whole-body magnetic resonance imaging</text:p>
          </table:table-cell>
          <table:table-cell table:style-name="ce8" office:value-type="string" calcext:value-type="string">
            <text:p>Cutaneous: soft, sessile or pedunculated papules/nodules, 1 mm to few cm, skin-colored to pink/brown; "buttonhole sign" (invagination with pressure); Subcutaneous: rubbery nodules under skin, mobile; Plexiform: diffuse, bag of worms texture, may cause disfigurement, pain; may be tender or pruritic; continue to develop throughout life</text:p>
          </table:table-cell>
          <table:table-cell table:style-name="ce8" office:value-type="string" calcext:value-type="string">
            <text:p>Cutaneous neurofibromas: rare in children, develop in adolescence, increase throughout adulthood; Plexiform neurofibromas: present from infancy or early childhood; may grow rapidly during puberty or pregnancy; 8-13% lifetime risk of malignant transformation to malignant peripheral nerve sheath tumor</text:p>
          </table:table-cell>
          <table:table-cell table:style-name="ce5" office:value-type="string" calcext:value-type="string">
            <text:p>Lipoma, skin tag, dermatofibroma, schwannoma, leiomyoma, angiolipoma</text:p>
          </table:table-cell>
          <table:table-cell table:style-name="ce5" office:value-type="string" calcext:value-type="string">
            <text:p>Clinical diagnosis; skin biopsy shows spindle cells in myxoid stroma with wavy nuclei; S-100 positive; magnetic resonance imaging for deep or plexiform neurofibromas; whole-body magnetic resonance imaging for neurofibromatosis type 1 surveillance; positron emission tomography if malignant transformation suspected</text:p>
          </table:table-cell>
          <table:table-cell table:style-name="ce5" office:value-type="string" calcext:value-type="string">
            <text:p>Observation for asymptomatic lesions; surgical excision for symptomatic, cosmetically concerning, or suspicious lesions; MEK inhibitors (selumetinib) for symptomatic inoperable plexiform neurofibromas in neurofibromatosis type 1; monitor for malignant transformation (rapid growth, pain, neurologic symptoms)</text:p>
          </table:table-cell>
          <table:table-cell table:style-name="ce5" office:value-type="string" calcext:value-type="string">
            <text:p>N</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30">
          <table:table-cell table:style-name="ce7" office:value-type="string" calcext:value-type="string">
            <text:p>Neurofibromatosis Type 1</text:p>
          </table:table-cell>
          <table:table-cell table:style-name="ce8" office:value-type="string" calcext:value-type="string">
            <text:p>Multiple café-au-lait macules, axillary/inguinal freckling, neurofibromas, Lisch nodules; "café-au-lait spots plus freckling plus bumps"; autosomal dominant</text:p>
          </table:table-cell>
          <table:table-cell table:style-name="ce8" office:value-type="string" calcext:value-type="string">
            <text:p>Autosomal dominant disorder; mutation in NF1 gene on chromosome 17q11.2; loss of neurofibromin (tumor suppressor and RAS-GTPase activating protein); uncontrolled RAS signaling leads to increased cell proliferation; 50% de novo mutations</text:p>
          </table:table-cell>
          <table:table-cell table:style-name="ce8" office:value-type="string" calcext:value-type="string">
            <text:p>Birth incidence 1 in 2000-2500; affects all ethnicities equally; autosomal dominant with complete penetrance; 50% inherited, 50% de novo; no gender predominance</text:p>
          </table:table-cell>
          <table:table-cell table:style-name="ce8" office:value-type="string" calcext:value-type="string">
            <text:p>Café-au-lait macules greater than 99% (6 or more, greater than 5 mm prepubertal or greater than 15 mm postpubertal); axillary/inguinal freckling 85%; Lisch nodules (iris hamartomas) greater than 95%; cutaneous neurofibromas 99% in adults; plexiform neurofibromas 30-50%; optic pathway glioma 15-20%; learning disabilities 50-60%; skeletal abnormalities: scoliosis, tibial dysplasia, sphenoid wing dysplasia; increased cancer risk: malignant peripheral nerve sheath tumor 8-13%, breast cancer, leukemia, brain tumors</text:p>
          </table:table-cell>
          <table:table-cell table:style-name="ce8" office:value-type="string" calcext:value-type="string">
            <text:p>Café-au-lait macules: present at birth or early infancy, increase in first years; Freckling: early childhood; Lisch nodules: childhood; Neurofibromas: adolescence to adulthood; Complications develop throughout life; lifelong condition</text:p>
          </table:table-cell>
          <table:table-cell table:style-name="ce5" office:value-type="string" calcext:value-type="string">
            <text:p>Legius syndrome (café-au-lait macules without neurofibromas), McCune-Albright syndrome, Noonan syndrome, multiple café-au-lait macules without syndrome</text:p>
          </table:table-cell>
          <table:table-cell table:style-name="ce5" office:value-type="string" calcext:value-type="string">
            <text:p>Clinical diagnosis using revised diagnostic criteria: 2 or more of café-au-lait macules, freckling, neurofibromas, optic pathway glioma, Lisch nodules/choroidal abnormalities, bone dysplasia, heterozygous pathogenic NF1 variant, or parent with neurofibromatosis type 1; genetic testing confirms NF1 mutation; ophthalmologic exam; whole-body magnetic resonance imaging for tumor surveillance</text:p>
          </table:table-cell>
          <table:table-cell table:style-name="ce5" office:value-type="string" calcext:value-type="string">
            <text:p>Multidisciplinary care; annual comprehensive exam; ophthalmology surveillance; whole-body magnetic resonance imaging every 2-3 years in children; MEK inhibitors (selumetinib) for symptomatic plexiform neurofibromas; surgical excision of symptomatic neurofibromas; treat complications (optic pathway glioma, malignant peripheral nerve sheath tumor, scoliosis); educational support for learning disabilities; genetic counseling</text:p>
          </table:table-cell>
          <table:table-cell table:style-name="ce5" office:value-type="string" calcext:value-type="string">
            <text:p>Y</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22">
          <table:table-cell table:style-name="ce7" office:value-type="string" calcext:value-type="string">
            <text:p>Nevus (Melanocytic Nevus)</text:p>
          </table:table-cell>
          <table:table-cell table:style-name="ce8" office:value-type="string" calcext:value-type="string">
            <text:p>Benign pigmented macule, papule, or nodule; "mole"; uniform color and borders; common acquired or congenital</text:p>
          </table:table-cell>
          <table:table-cell table:style-name="ce8" office:value-type="string" calcext:value-type="string">
            <text:p>Benign proliferation of melanocytes; junctional (melanocytes at dermal-epidermal junction), compound (junctional plus dermal), or intradermal (dermal only); congenital nevi present at birth; acquired nevi develop in childhood and adolescence; genetic mosaicism in some cases</text:p>
          </table:table-cell>
          <table:table-cell table:style-name="ce8" office:value-type="string" calcext:value-type="string">
            <text:p>Very common; average adult has 10-40 nevi; more common in fair-skinned individuals; sun exposure increases number; congenital nevi: 1-6% of newborns</text:p>
          </table:table-cell>
          <table:table-cell table:style-name="ce8" office:value-type="string" calcext:value-type="string">
            <text:p>Junctional: flat, tan to brown macule; Compound: slightly raised, tan to brown papule; Intradermal: dome-shaped, skin-colored to tan papule; uniform color; symmetric; well-defined borders; typically less than 6 mm; asymptomatic; congenital nevi present at birth, may be large</text:p>
          </table:table-cell>
          <table:table-cell table:style-name="ce8" office:value-type="string" calcext:value-type="string">
            <text:p>Acquired nevi: appear in childhood, peak in adolescence and young adulthood, may fade or disappear in older age; Congenital nevi: present at birth, grow proportionally with child, persist throughout life</text:p>
          </table:table-cell>
          <table:table-cell table:style-name="ce5" office:value-type="string" calcext:value-type="string">
            <text:p>Melanoma (asymmetry, irregular borders, color variation, diameter greater than 6 mm, evolution), seborrheic keratosis, lentigo, dermatofibroma, blue nevus</text:p>
          </table:table-cell>
          <table:table-cell table:style-name="ce5" office:value-type="string" calcext:value-type="string">
            <text:p>Clinical diagnosis; dermoscopy improves accuracy; biopsy if atypical features (asymmetry, irregular borders, color variation, diameter greater than 6 mm, evolution); histopathology shows nests of melanocytes; molecular testing (comparative genomic hybridization, fluorescence in situ hybridization, quantitative reverse transcription polymerase chain reaction) if ambiguous for melanoma</text:p>
          </table:table-cell>
          <table:table-cell table:style-name="ce5" office:value-type="string" calcext:value-type="string">
            <text:p>Observation for typical benign nevi; excision for cosmetic concerns, irritation, or atypical features concerning for melanoma; sun protection to prevent new nevi; monitor for changes (asymmetry, border, color, diameter, evolution)</text:p>
          </table:table-cell>
          <table:table-cell table:style-name="ce5" office:value-type="string" calcext:value-type="string">
            <text:p>N</text:p>
          </table:table-cell>
          <table:table-cell table:style-name="ce5" table:formula="of:=HYPERLINK(&quot;https://www.aad.org/public/diseases/a-z/moles-overview&quot;)" office:value-type="string" office:string-value="https://www.aad.org/public/diseases/a-z/moles-overview" calcext:value-type="string">
            <text:p>https://www.aad.org/public/diseases/a-z/moles-overview</text:p>
          </table:table-cell>
          <table:table-cell table:style-name="ce5" table:number-columns-repeated="15"/>
          <table:table-cell table:number-columns-repeated="998"/>
        </table:table-row>
        <table:table-row table:style-name="ro13">
          <table:table-cell table:style-name="ce7" office:value-type="string" calcext:value-type="string">
            <text:p>Nevus Simplex</text:p>
          </table:table-cell>
          <table:table-cell table:style-name="ce8" office:value-type="string" calcext:value-type="string">
            <text:p>Flat pink to red vascular patch on glabella, eyelids, or nape; "salmon patch," "angel kiss" (facial), "stork bite" (nape); blanches with pressure; very common in newborns</text:p>
          </table:table-cell>
          <table:table-cell table:style-name="ce8" office:value-type="string" calcext:value-type="string">
            <text:p>Capillary malformation; dilated dermal capillaries; immature vascular development; not true nevus (not genetic mosaicism); represents persistent fetal circulation pattern</text:p>
          </table:table-cell>
          <table:table-cell table:style-name="ce8" office:value-type="string" calcext:value-type="string">
            <text:p>Affects 40-50% of newborns; most common vascular birthmark; no gender or ethnic predominance; typical sites: glabella 77.8%, nape 59.3%, eyelids 55.6%; extensive involvement (nevus simplex complex) less common</text:p>
          </table:table-cell>
          <table:table-cell table:style-name="ce8" office:value-type="string" calcext:value-type="string">
            <text:p>Flat, pink to red, irregular vascular patch; blanches with pressure; typical sites: glabella (between eyebrows), upper eyelids, nape of neck; may also involve nose, lip, scalp, lumbosacral area; becomes more prominent with crying, straining, temperature changes; asymptomatic</text:p>
          </table:table-cell>
          <table:table-cell table:style-name="ce8" office:value-type="string" calcext:value-type="string">
            <text:p>Facial lesions: fade over first 1-2 years of life, most resolve by age 3; Nape lesions: persist in 50% of adults; may become more prominent with crying or Valsalva throughout life</text:p>
          </table:table-cell>
          <table:table-cell table:style-name="ce5" office:value-type="string" calcext:value-type="string">
            <text:p>Port-wine stain (darker, does not fade, associated with Sturge-Weber syndrome if in trigeminal V1 distribution), hemangioma (raised, proliferative), capillary malformation</text:p>
          </table:table-cell>
          <table:table-cell table:style-name="ce5" office:value-type="string" calcext:value-type="string">
            <text:p>Clinical diagnosis based on characteristic appearance and location; no imaging or biopsy needed; differentiate from port-wine stain (darker, does not fade, may be associated with syndromes)</text:p>
          </table:table-cell>
          <table:table-cell table:style-name="ce5" office:value-type="string" calcext:value-type="string">
            <text:p>Observation; facial lesions typically fade spontaneously; nape lesions often persist but benign; pulsed dye laser for persistent cosmetically concerning lesions; reassurance to parents</text:p>
          </table:table-cell>
          <table:table-cell table:style-name="ce5" office:value-type="string" calcext:value-type="string">
            <text:p>N</text:p>
          </table:table-cell>
          <table:table-cell table:style-name="ce5" table:formula="of:=HYPERLINK(&quot;https://www.jaad.org/article/S0190-9622(09)01464-X/fulltext&quot;)" office:value-type="string" office:string-value="https://www.jaad.org/article/S0190-9622(09)01464-X/fulltext" calcext:value-type="string">
            <text:p>https://www.jaad.org/article/S0190-9622(09)01464-X/fulltext</text:p>
          </table:table-cell>
          <table:table-cell table:style-name="ce5" table:number-columns-repeated="15"/>
          <table:table-cell table:number-columns-repeated="998"/>
        </table:table-row>
        <table:table-row table:style-name="ro14">
          <table:table-cell table:style-name="ce7" office:value-type="string" calcext:value-type="string">
            <text:p>Newborn Desquamation</text:p>
          </table:table-cell>
          <table:table-cell table:style-name="ce8" office:value-type="string" calcext:value-type="string">
            <text:p>Peeling skin in first few weeks of life, especially on hands and feet; "normal newborn skin shedding"; more prominent in post-term infants</text:p>
          </table:table-cell>
          <table:table-cell table:style-name="ce8" office:value-type="string" calcext:value-type="string">
            <text:p>Physiologic shedding of stratum corneum; transition from intrauterine aqueous environment to dry extrauterine environment; vernix caseosa loss exposes immature stratum corneum to air; increased desquamation in post-term infants due to prolonged amniotic fluid exposure</text:p>
          </table:table-cell>
          <table:table-cell table:style-name="ce8" office:value-type="string" calcext:value-type="string">
            <text:p>Affects nearly all newborns to some degree; more prominent in post-term infants (greater than 42 weeks gestation); typically begins in first few days of life</text:p>
          </table:table-cell>
          <table:table-cell table:style-name="ce8"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8"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has pigmented macules after pustule rupture),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21">
          <table:table-cell table:style-name="ce7" office:value-type="string" calcext:value-type="string">
            <text:p>Niacin (Vitamin B3) Deficiency</text:p>
          </table:table-cell>
          <table:table-cell table:style-name="ce8" office:value-type="string" calcext:value-type="string">
            <text:p>Pellagra: "4 Ds: Diarrhea, Dermatitis, Dementia, Death"; photosensitive dermatitis in sun-exposed areas; Casal necklace (hyperpigmented rash around neck)</text:p>
          </table:table-cell>
          <table:table-cell table:style-name="ce8" office:value-type="string" calcext:value-type="string">
            <text:p>Deficiency of niacin (vitamin B3) or its precursor tryptophan; niacin required for NAD and NADP synthesis (essential for cellular metabolism); deficiency impairs energy production, DNA repair, cell signaling; causes in developed countries: alcoholism, malabsorption, carcinoid syndrome (tryptophan diverted to serotonin), Hartnup disease (impaired tryptophan absorption), isoniazid therapy</text:p>
          </table:table-cell>
          <table:table-cell table:style-name="ce8" office:value-type="string" calcext:value-type="string">
            <text:p>Rare in developed countries; common in areas with maize-based diets (niacin in maize poorly bioavailable without alkali treatment); alcoholism most common cause in developed countries; Hartnup disease mimics pellagra</text:p>
          </table:table-cell>
          <table:table-cell table:style-name="ce8" office:value-type="string" calcext:value-type="string">
            <text:p>Dermatitis: symmetric photosensitive dermatitis on sun-exposed areas (face, neck, hands, feet); Casal necklace (broad collar of hyperpigmented dermatitis around neck); glossitis with bright red tongue; Diarrhea: watery diarrhea, abdominal pain; Dementia: confusion, memory loss, psychosis, depression; may have ataxia, peripheral neuropathy</text:p>
          </table:table-cell>
          <table:table-cell table:style-name="ce8" office:value-type="string" calcext:value-type="string">
            <text:p>Acute to subacute onset over weeks to months of deficiency; symptoms progress without treatment; dermatitis worsens with sun exposure; neurologic symptoms may become irreversible if prolonged</text:p>
          </table:table-cell>
          <table:table-cell table:style-name="ce5" office:value-type="string" calcext:value-type="string">
            <text:p>Hartnup disease (genetic disorder with identical presentation), zinc deficiency, riboflavin deficiency, pyridoxine deficiency, photosensitive drug eruption, systemic lupus erythematosus</text:p>
          </table:table-cell>
          <table:table-cell table:style-name="ce5" office:value-type="string" calcext:value-type="string">
            <text:p>Low urinary N1-methyl-nicotinamide plus N1-methyl-2-pyridone-5-carboxamide (less than 5.8 micromoles per day indicates deficiency); clinical diagnosis based on classic triad; response to niacin supplementation confirms diagnosis; evaluate for underlying cause (dietary history, alcoholism, malabsorption)</text:p>
          </table:table-cell>
          <table:table-cell table:style-name="ce5" office:value-type="string" calcext:value-type="string">
            <text:p>Niacin (nicotinic acid or nicotinamide) 300-1000 mg per day orally in divided doses until symptoms resolve; maintenance 50-100 mg per day; treat underlying cause; multivitamin supplementation (often multiple deficiencies); dietary counseling; symptoms improve within days to weeks; dermatitis resolves first, followed by gastrointestinal and neurologic symptom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23">
          <table:table-cell table:style-name="ce7" office:value-type="string" calcext:value-type="string">
            <text:p>Non-purulent Cellulitis</text:p>
          </table:table-cell>
          <table:table-cell table:style-name="ce8" office:value-type="string" calcext:value-type="string">
            <text:p>Erythema, warmth, tenderness, swelling without purulence or abscess; "red, hot, swollen skin without pus"; typically unilateral lower extremity</text:p>
          </table:table-cell>
          <table:table-cell table:style-name="ce8" office:value-type="string" calcext:value-type="string">
            <text:p>Bacterial infection of deep dermis and subcutaneous tissue; beta-hemolytic Streptococcus (most common) and methicillin-sensitive Staphylococcus aureus; breach in skin barrier allows bacterial entry; inflammatory response causes erythema, edema, warmth; spreads along tissue planes</text:p>
          </table:table-cell>
          <table:table-cell table:style-name="ce8" office:value-type="string" calcext:value-type="string">
            <text:p>Estimated 14.5 million cases annually in United States; accounts for over 650,000 hospitalizations per year; lower extremity most common site; risk factors: obesity, lymphedema, venous insufficiency, tinea pedis, prior cellulitis</text:p>
          </table:table-cell>
          <table:table-cell table:style-name="ce8" office:value-type="string" calcext:value-type="string">
            <text:p>Expanding erythema, warmth, tenderness, swelling; typically unilateral; lower extremity most common; no purulence, fluctuance, or abscess; may have fever, malaise; regional lymphadenopathy; predisposing factors: tinea pedis, trauma, edema</text:p>
          </table:table-cell>
          <table:table-cell table:style-name="ce8" office:value-type="string" calcext:value-type="string">
            <text:p>Acute onset; symptoms develop over hours to days; erythema expands without treatment; improvement expected within 24-48 hours of appropriate antibiotics; complete resolution over 7-10 days</text:p>
          </table:table-cell>
          <table:table-cell table:style-name="ce5" office:value-type="string" calcext:value-type="string">
            <text:p>Purulent cellulitis with abscess, erysipelas (more superficial, raised borders), deep vein thrombosis, necrotizing fasciitis, stasis dermatitis, contact dermatitis, lipodermatosclerosis</text:p>
          </table:table-cell>
          <table:table-cell table:style-name="ce5" office:value-type="string" calcext:value-type="string">
            <text:p>Clinical diagnosis based on history and physical examination; blood cultures and tissue cultures unnecessary for typical cases; consider blood cultures if severe systemic features, immunocompromised, or unusual exposures; imaging if concern for abscess or necrotizing fasciitis</text:p>
          </table:table-cell>
          <table:table-cell table:style-name="ce5" office:value-type="string" calcext:value-type="string">
            <text:p>Oral antibiotics covering Streptococcus and methicillin-sensitive Staphylococcus aureus: cephalexin 500 mg four times daily, dicloxacillin 500 mg four times daily, or clindamycin 300-450 mg three times daily for 5 days; extend if not improved by day 5; intravenous antibiotics for severe systemic features; address predisposing factors (treat tinea pedis, compression for edema)</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22">
          <table:table-cell table:style-name="ce7" office:value-type="string" calcext:value-type="string">
            <text:p>Nummular Dermatitis</text:p>
          </table:table-cell>
          <table:table-cell table:style-name="ce8" office:value-type="string" calcext:value-type="string">
            <text:p>Coin-shaped (discoid) eczematous plaques on extremities; "coin-shaped itchy patches"; chronic relapsing course</text:p>
          </table:table-cell>
          <table:table-cell table:style-name="ce8" office:value-type="string" calcext:value-type="string">
            <text:p>Variant of atopic dermatitis with codominant type 2 and type 17 immune response; impaired epidermal barrier function; microbial colonization (often Staphylococcus aureus); spongiosis with eosinophil and neutrophil infiltration; upregulation of type 2 cytokines (interleukin-13, CCL17, CCL18) and neutrophil-attracting cytokines (interleukin-19, CXCL8)</text:p>
          </table:table-cell>
          <table:table-cell table:style-name="ce8" office:value-type="string" calcext:value-type="string">
            <text:p>Common chronic inflammatory skin disease; affects all ages; slight male predominance; more common in winter months; associated with dry skin, atopic dermatitis, venous insufficiency</text:p>
          </table:table-cell>
          <table:table-cell table:style-name="ce8" office:value-type="string" calcext:value-type="string">
            <text:p>Well-demarcated, coin-shaped (discoid), erythematous, scaly, eczematous plaques; intense pruritus; typically 1-10 cm diameter; lower extremities most common (shins, dorsal feet), also upper extremities, trunk; may have crusting, weeping, or lichenification; often multiple lesions</text:p>
          </table:table-cell>
          <table:table-cell table:style-name="ce8" office:value-type="string" calcext:value-type="string">
            <text:p>Chronic relapsing course; individual lesions develop over days to weeks; persist for weeks to months without treatment; may resolve with post-inflammatory hyperpigmentation; recurrences common, especially in winter</text:p>
          </table:table-cell>
          <table:table-cell table:style-name="ce5" office:value-type="string" calcext:value-type="string">
            <text:p>Psoriasis (thicker scale, less pruritic), tinea corporis (active scaly border, central clearing, potassium hydroxide positive), contact dermatitis, atopic dermatitis (more flexural), lichen simplex chronicus (single plaque, more lichenified)</text:p>
          </table:table-cell>
          <table:table-cell table:style-name="ce5" office:value-type="string" calcext:value-type="string">
            <text:p>Clinical diagnosis; potassium hydroxide preparation to exclude tinea; skin biopsy if uncertain: shows spongiosis, acanthosis, eosinophils, neutrophils; bacterial culture if secondary infection suspected</text:p>
          </table:table-cell>
          <table:table-cell table:style-name="ce5" office:value-type="string" calcext:value-type="string">
            <text:p>High-potency topical corticosteroids (class 1-2) twice daily for 2-4 weeks, then taper; topical calcineurin inhibitors (tacrolimus, pimecrolimus) for maintenance; emollients and moisturizers; treat secondary bacterial infection with antibiotics; severe or refractory cases: phototherapy (narrowband ultraviolet B), dupilumab, systemic immunosuppressants; address xerosis and environmental triggers</text:p>
          </table:table-cell>
          <table:table-cell table:style-name="ce5" office:value-type="string" calcext:value-type="string">
            <text:p>N</text:p>
          </table:table-cell>
          <table:table-cell table:style-name="ce5" table:formula="of:=HYPERLINK(&quot;https://www.ncbi.nlm.nih.gov/pmc/articles/PMC10165693/&quot;)" office:value-type="string" office:string-value="https://www.ncbi.nlm.nih.gov/pmc/articles/PMC10165693/" calcext:value-type="string">
            <text:p>https://www.ncbi.nlm.nih.gov/pmc/articles/PMC10165693/</text:p>
          </table:table-cell>
          <table:table-cell table:style-name="ce5" table:number-columns-repeated="15"/>
          <table:table-cell table:number-columns-repeated="998"/>
        </table:table-row>
        <table:table-row table:style-name="ro24">
          <table:table-cell table:style-name="ce7" office:value-type="string" calcext:value-type="string">
            <text:p>Onychomycosis</text:p>
          </table:table-cell>
          <table:table-cell table:style-name="ce8" office:value-type="string" calcext:value-type="string">
            <text:p>Discolored, thickened, brittle nails with subungual debris; "thick yellow crumbly nails"; toenails more than fingernails; chronic progressive course</text:p>
          </table:table-cell>
          <table:table-cell table:style-name="ce8" office:value-type="string" calcext:value-type="string">
            <text:p>Fungal infection of nail plate and nail bed; dermatophytes (Trichophyton rubrum most common 70-90%), yeasts (Candida), non-dermatophyte molds; fungal invasion causes nail plate thickening, discoloration, onycholysis; keratin degradation by fungal enzymes</text:p>
          </table:table-cell>
          <table:table-cell table:style-name="ce8" office:value-type="string" calcext:value-type="string">
            <text:p>Affects 10% of general population, 20% of those over 60 years, 50% of those over 70 years; toenails affected more than fingernails; risk factors: older age, diabetes, peripheral arterial disease, immunosuppression, tinea pedis, trauma, family history</text:p>
          </table:table-cell>
          <table:table-cell table:style-name="ce8" office:value-type="string" calcext:value-type="string">
            <text:p>Distal lateral subungual onychomycosis (most common): yellow-brown discoloration starting at distal or lateral nail, subungual hyperkeratosis, onycholysis; White superficial onychomycosis: white patches on nail surface; Proximal subungual onychomycosis: white discoloration at proximal nail fold (associated with immunosuppression); nail thickening, brittleness, dystrophy; usually painless unless secondary paronychia</text:p>
          </table:table-cell>
          <table:table-cell table:style-name="ce8" office:value-type="string" calcext:value-type="string">
            <text:p>Chronic progressive course; develops over months to years; spreads from distal to proximal nail; may involve multiple nails; does not resolve spontaneously; 25% recurrence rate after treatment</text:p>
          </table:table-cell>
          <table:table-cell table:style-name="ce5" office:value-type="string" calcext:value-type="string">
            <text:p>Psoriasis (nail pitting, oil drop sign), lichen planus (longitudinal ridging, pterygium), traumatic dystrophy, onychogryphosis, melanonychia</text:p>
          </table:table-cell>
          <table:table-cell table:style-name="ce5" office:value-type="string" calcext:value-type="string">
            <text:p>Potassium hydroxide preparation with microscopy (sensitivity 80%); fungal culture (gold standard for species identification but high false-negative rate); periodic acid-Schiff stain of nail clipping (sensitivity 80-92%); polymerase chain reaction (highest sensitivity and specificity); confirm diagnosis before treatment</text:p>
          </table:table-cell>
          <table:table-cell table:style-name="ce5" office:value-type="string" calcext:value-type="string">
            <text:p>Oral terbinafine 250 mg daily for 6 weeks (fingernails) or 12 weeks (toenails) is first-line (mycologic cure 76%); alternatives: itraconazole pulse therapy 200 mg twice daily for 1 week per month for 2-3 months (fingernails) or 3-4 months (toenails); Topical therapy for mild disease: efinaconazole 10% daily, tavaborole 5% daily, ciclopirox 8% daily; nail debridement improves cure rates; monitor liver function with oral agents</text:p>
          </table:table-cell>
          <table:table-cell table:style-name="ce5" office:value-type="string" calcext:value-type="string">
            <text:p>N</text:p>
          </table:table-cell>
          <table:table-cell table:style-name="ce5" table:formula="of:=HYPERLINK(&quot;https://www.aafp.org/pubs/afp/issues/2021/1000/p359.html&quot;)" office:value-type="string" office:string-value="https://www.aafp.org/pubs/afp/issues/2021/1000/p359.html" calcext:value-type="string">
            <text:p>https://www.aafp.org/pubs/afp/issues/2021/1000/p359.html</text:p>
          </table:table-cell>
          <table:table-cell table:style-name="ce5" table:number-columns-repeated="15"/>
          <table:table-cell table:number-columns-repeated="998"/>
        </table:table-row>
        <table:table-row table:style-name="ro30">
          <table:table-cell table:style-name="ce7" office:value-type="string" calcext:value-type="string">
            <text:p>Polyarteritis Nodosa</text:p>
          </table:table-cell>
          <table:table-cell table:style-name="ce8" office:value-type="string" calcext:value-type="string">
            <text:p>Systemic necrotizing vasculitis with multiple mononeuropathies, livedo reticularis, testicular pain, abdominal pain, hypertension; "medium vessel vasculitis sparing lungs and kidneys"; antineutrophil cytoplasmic antibody negative</text:p>
          </table:table-cell>
          <table:table-cell table:style-name="ce8" office:value-type="string" calcext:value-type="string">
            <text:p>Necrotizing inflammation of medium-sized arteries without granulomas or glomerulonephritis; may be triggered by hepatitis B virus (now rare) or remain idiopathic; vessel wall necrosis leads to aneurysm formation, thrombosis, organ ischemia</text:p>
          </table:table-cell>
          <table:table-cell table:style-name="ce8" office:value-type="string" calcext:value-type="string">
            <text:p>Rare; prevalence lower than other systemic vasculitides; affects all ages with peak 40-60 years; male to female ratio 1.5:1; hepatitis B association now uncommon due to vaccination; may be associated with genetic syndromes and malignancy</text:p>
          </table:table-cell>
          <table:table-cell table:style-name="ce8" office:value-type="string" calcext:value-type="string">
            <text:p>Constitutional symptoms: fever, weight loss, malaise; Peripheral neuropathy (75%): multiple mononeuropathies, asymmetric sensory and motor deficits; Skin (50-60%): livedo reticularis, nodules, ulcers, digital ischemia; Gastrointestinal: abdominal pain, mesenteric ischemia, hemorrhage; Renal: hypertension, renal artery aneurysms (not glomerulonephritis); Cardiac: coronary arteritis, myocardial infarction; Orchitis (rare but specific); no pulmonary involvement</text:p>
          </table:table-cell>
          <table:table-cell table:style-name="ce8" office:value-type="string" calcext:value-type="string">
            <text:p>Acute to subacute onset over weeks to months; progressive without treatment; life-threatening complications (mesenteric ischemia, myocardial infarction, stroke) can develop rapidly; mortality high without treatment</text:p>
          </table:table-cell>
          <table:table-cell table:style-name="ce5" office:value-type="string" calcext:value-type="string">
            <text:p>Microscopic polyangiitis (has glomerulonephritis, antineutrophil cytoplasmic antibody positive), granulomatosis with polyangiitis, eosinophilic granulomatosis with polyangiitis, other systemic vasculitides, cholesterol emboli syndrome</text:p>
          </table:table-cell>
          <table:table-cell table:style-name="ce5" office:value-type="string" calcext:value-type="string">
            <text:p>Elevated inflammatory markers (erythrocyte sedimentation rate, C-reactive protein); antineutrophil cytoplasmic antibody negative; hepatitis B surface antigen testing; Tissue biopsy of symptomatic organ (skin, muscle plus nerve, testis): necrotizing arteritis of medium vessels; Visceral angiography (mesenteric, renal): multiple microaneurysms, vessel irregularity, stenosis</text:p>
          </table:table-cell>
          <table:table-cell table:style-name="ce5" office:value-type="string" calcext:value-type="string">
            <text:p>Severe disease: intravenous pulse glucocorticoids (methylprednisolone 500-1000 mg daily for 3-5 days) followed by high-dose oral glucocorticoids (prednisone 1 mg/kg/day) plus cyclophosphamide; Nonsevere disease: glucocorticoids plus non-glucocorticoid immunosuppressive agents (azathioprine, methotrexate); Cutaneous polyarteritis nodosa: colchicine first-line, glucocorticoids plus azathioprine for refractory cases; Hepatitis B-associated: antivirals plus plasma exchange</text:p>
          </table:table-cell>
          <table:table-cell table:style-name="ce5" office:value-type="string" calcext:value-type="string">
            <text:p>Y</text:p>
          </table:table-cell>
          <table:table-cell table:style-name="ce5" table:formula="of:=HYPERLINK(&quot;https://www.ncbi.nlm.nih.gov/books/NBK544253/&quot;)" office:value-type="string" office:string-value="https://www.ncbi.nlm.nih.gov/books/NBK544253/" calcext:value-type="string">
            <text:p>https://www.ncbi.nlm.nih.gov/books/NBK544253/</text:p>
          </table:table-cell>
          <table:table-cell table:style-name="ce5" table:number-columns-repeated="15"/>
          <table:table-cell table:number-columns-repeated="998"/>
        </table:table-row>
        <table:table-row table:style-name="ro19">
          <table:table-cell table:style-name="ce7" office:value-type="string" calcext:value-type="string">
            <text:p>Paronychia</text:p>
          </table:table-cell>
          <table:table-cell table:style-name="ce8" office:value-type="string" calcext:value-type="string">
            <text:p>Painful, erythematous, swollen nail fold; acute (bacterial, often Staphylococcus aureus) or chronic (Candida, irritant exposure); "red swollen cuticle with pus"</text:p>
          </table:table-cell>
          <table:table-cell table:style-name="ce8" office:value-type="string" calcext:value-type="string">
            <text:p>Acute: bacterial infection (Staphylococcus aureus most common) following trauma, nail biting, hangnails; abscess formation in lateral or proximal nail fold; Chronic: multifactorial with Candida colonization, irritant contact dermatitis from moisture exposure, loss of cuticle seal allows irritants and microbes to enter</text:p>
          </table:table-cell>
          <table:table-cell table:style-name="ce8" office:value-type="string" calcext:value-type="string">
            <text:p>Very common; acute paronychia affects all ages; chronic paronychia more common in adults with occupational wet work (dishwashers, bartenders, healthcare workers, food handlers); diabetes increases risk</text:p>
          </table:table-cell>
          <table:table-cell table:style-name="ce8" office:value-type="string" calcext:value-type="string">
            <text:p>Acute: sudden onset pain, erythema, warmth, swelling of nail fold; purulent drainage; may have fluctuance indicating abscess; Chronic: gradual onset erythema, swelling, tenderness of proximal and lateral nail folds; loss of cuticle; nail plate changes (transverse ridging, discoloration, onycholysis); intermittent drainage; affects multiple fingers</text:p>
          </table:table-cell>
          <table:table-cell table:style-name="ce8" office:value-type="string" calcext:value-type="string">
            <text:p>Acute: develops over hours to days; resolves with drainage and antibiotics over days to weeks; Chronic: develops over weeks to months; persists without treatment; improves over weeks to months with avoidance of moisture and appropriate therapy</text:p>
          </table:table-cell>
          <table:table-cell table:style-name="ce5" office:value-type="string" calcext:value-type="string">
            <text:p>Acute: felon, herpetic whitlow, cellulitis; Chronic: psoriasis, lichen planus, contact dermatitis, squamous cell carcinoma (if single digit, non-healing)</text:p>
          </table:table-cell>
          <table:table-cell table:style-name="ce5" office:value-type="string" calcext:value-type="string">
            <text:p>Acute: clinical diagnosis; culture of purulent drainage if not responding to empiric therapy; Chronic: potassium hydroxide preparation and fungal culture for Candida; bacterial culture; patch testing if contact dermatitis suspected; biopsy if concern for malignancy</text:p>
          </table:table-cell>
          <table:table-cell table:style-name="ce5" office:value-type="string" calcext:value-type="string">
            <text:p>Acute: warm soaks; incision and drainage if abscess present; oral antibiotics covering Staphylococcus aureus (cephalexin, dicloxacillin, clindamycin) for 5-10 days; Chronic: avoid moisture and irritants, wear cotton-lined gloves for wet work; topical antifungals (clotrimazole, ketoconazole) and topical corticosteroids; systemic antifungals (fluconazole, itraconazole) for refractory cases</text:p>
          </table:table-cell>
          <table:table-cell table:style-name="ce5" office:value-type="string" calcext:value-type="string">
            <text:p>N</text:p>
          </table:table-cell>
          <table:table-cell table:style-name="ce5" table:formula="of:=HYPERLINK(&quot;https://www.aafp.org/pubs/afp/issues/2017/0701/p44.html&quot;)" office:value-type="string" office:string-value="https://www.aafp.org/pubs/afp/issues/2017/0701/p44.html" calcext:value-type="string">
            <text:p>https://www.aafp.org/pubs/afp/issues/2017/0701/p44.html</text:p>
          </table:table-cell>
          <table:table-cell table:style-name="ce5" table:number-columns-repeated="15"/>
          <table:table-cell table:number-columns-repeated="998"/>
        </table:table-row>
        <table:table-row table:style-name="ro27">
          <table:table-cell table:style-name="ce7" office:value-type="string" calcext:value-type="string">
            <text:p>Parvovirus Infection (Fifth Disease)</text:p>
          </table:table-cell>
          <table:table-cell table:style-name="ce8" office:value-type="string" calcext:value-type="string">
            <text:p>"Slapped cheek" rash in child followed by lacy reticular rash on trunk and extremities; "slapped cheeks then lace-like rash"; may have arthralgia in adults</text:p>
          </table:table-cell>
          <table:table-cell table:style-name="ce8" office:value-type="string" calcext:value-type="string">
            <text:p>Infection with parvovirus B19; virus targets erythroid progenitor cells via P antigen receptor; causes transient cessation of red blood cell production; immune complex-mediated rash appears as viremia clears; can cause aplastic crisis in patients with hemolytic anemias, hydrops fetalis in pregnant women</text:p>
          </table:table-cell>
          <table:table-cell table:style-name="ce8" office:value-type="string" calcext:value-type="string">
            <text:p>Common childhood infection; 50% of adults seropositive; peak age 5-15 years; outbreaks in schools and daycare; transmitted by respiratory droplets; incubation period 4-14 days (range 4-21 days)</text:p>
          </table:table-cell>
          <table:table-cell table:style-name="ce8" office:value-type="string" calcext:value-type="string">
            <text:p>Prodrome: mild fever, malaise, headache for 2-3 days; Rash phase: bright red "slapped cheek" facial erythema (pathognomonic), followed 1-4 days later by lacy reticular erythema on trunk and extremities; rash may recur with triggers (heat, exercise, stress) for weeks; Adults: polyarthralgia and arthritis (especially hands, wrists, knees) more common than rash; Complications: transient aplastic crisis in hemolytic anemias, chronic anemia in immunocompromised, hydrops fetalis in pregnancy</text:p>
          </table:table-cell>
          <table:table-cell table:style-name="ce8" office:value-type="string" calcext:value-type="string">
            <text:p>Prodrome 2-3 days; facial rash appears as prodrome resolves; body rash 1-4 days after facial rash; rash fades over 1-3 weeks but may recur for weeks to months; arthralgia in adults may persist for weeks to months</text:p>
          </table:table-cell>
          <table:table-cell table:style-name="ce5" office:value-type="string" calcext:value-type="string">
            <text:p>Rubella, measles, roseola, scarlet fever, drug eruption, Kawasaki disease, systemic lupus erythematosus (in adults with arthritis)</text:p>
          </table:table-cell>
          <table:table-cell table:style-name="ce5" office:value-type="string" calcext:value-type="string">
            <text:p>Clinical diagnosis in typical presentation; Serology: parvovirus B19-specific immunoglobulin M (acute infection), immunoglobulin G (past infection or immunity); Polymerase chain reaction for immunocompromised or aplastic crisis; Complete blood count: reticulocytopenia during aplastic crisis</text:p>
          </table:table-cell>
          <table:table-cell table:style-name="ce5" office:value-type="string" calcext:value-type="string">
            <text:p>Supportive care: antipyretics, hydration; nonsteroidal anti-inflammatory drugs for arthralgia; Immunoglobulin for chronic infection in immunocompromised; transfusion support for aplastic crisis; pregnant women with exposure require monitoring for hydrops fetalis</text:p>
          </table:table-cell>
          <table:table-cell table:style-name="ce5" office:value-type="string" calcext:value-type="string">
            <text:p>N</text:p>
          </table:table-cell>
          <table:table-cell table:style-name="ce5" table:formula="of:=HYPERLINK(&quot;https://www.cdc.gov/parvovirusb19/about/index.html&quot;)" office:value-type="string" office:string-value="https://www.cdc.gov/parvovirusb19/about/index.html" calcext:value-type="string">
            <text:p>https://www.cdc.gov/parvovirusb19/about/index.html</text:p>
          </table:table-cell>
          <table:table-cell table:style-name="ce5" table:number-columns-repeated="15"/>
          <table:table-cell table:number-columns-repeated="998"/>
        </table:table-row>
        <table:table-row table:style-name="ro25">
          <table:table-cell table:style-name="ce7" office:value-type="string" calcext:value-type="string">
            <text:p>Pemphigus Vulgaris</text:p>
          </table:table-cell>
          <table:table-cell table:style-name="ce8" office:value-type="string" calcext:value-type="string">
            <text:p>Flaccid bullae and painful oral erosions; positive Nikolsky sign; "fragile blisters that break easily leaving erosions"; autoimmune blistering disease</text:p>
          </table:table-cell>
          <table:table-cell table:style-name="ce8" office:value-type="string" calcext:value-type="string">
            <text:p>Autoimmune disease with immunoglobulin G autoantibodies against desmoglein 3 (mucosal) and desmoglein 1 (cutaneous); antibodies disrupt keratinocyte adhesion causing acantholysis (loss of cell-cell adhesion); intraepidermal blister formation above basal layer</text:p>
          </table:table-cell>
          <table:table-cell table:style-name="ce8" office:value-type="string" calcext:value-type="string">
            <text:p>Rare; incidence 0.1-0.5 per 100,000 per year; peak age 40-60 years; more common in Ashkenazi Jews and people of Mediterranean descent; slight female predominance</text:p>
          </table:table-cell>
          <table:table-cell table:style-name="ce8" office:value-type="string" calcext:value-type="string">
            <text:p>Oral erosions (90-100%): painful, slow-healing erosions on buccal mucosa, palate, gingiva, lips; often first manifestation; Cutaneous: flaccid bullae on normal or erythematous skin that rupture easily leaving painful erosions; scalp, face, trunk, intertriginous areas; positive Nikolsky sign (lateral pressure causes blister extension or skin sloughing); may have laryngeal, esophageal, genital involvement; significant pain interferes with eating and daily activities</text:p>
          </table:table-cell>
          <table:table-cell table:style-name="ce8" office:value-type="string" calcext:value-type="string">
            <text:p>Chronic relapsing course; oral lesions typically precede skin lesions by weeks to months; progressive without treatment; high mortality (75-90%) before corticosteroids; now mortality 5-10% with treatment</text:p>
          </table:table-cell>
          <table:table-cell table:style-name="ce5" office:value-type="string" calcext:value-type="string">
            <text:p>Bullous pemphigoid (tense bullae, older patients, negative Nikolsky), mucous membrane pemphigoid, paraneoplastic pemphigus, Stevens-Johnson syndrome, toxic epidermal necrolysis, erythema multiforme, aphthous stomatitis</text:p>
          </table:table-cell>
          <table:table-cell table:style-name="ce5" office:value-type="string" calcext:value-type="string">
            <text:p>Direct immunofluorescence of perilesional skin: intercellular immunoglobulin G and complement C3 deposition in epidermis (fishnet or chicken-wire pattern); Indirect immunofluorescence: circulating anti-desmoglein antibodies; Enzyme-linked immunosorbent assay: anti-desmoglein 3 and anti-desmoglein 1 antibodies; Skin biopsy: suprabasal acantholysis with tombstone appearance of basal cells</text:p>
          </table:table-cell>
          <table:table-cell table:style-name="ce5" office:value-type="string" calcext:value-type="string">
            <text:p>Systemic corticosteroids (prednisone 1-2 mg/kg/day) are first-line; Steroid-sparing agents: rituximab (now preferred first-line adjunct), azathioprine, mycophenolate mofetil, cyclophosphamide; Adjunctive: intravenous immunoglobulin, plasmapheresis for severe refractory disease; Topical corticosteroids for oral lesions; Wound care; Pain management; Monitor for infections</text:p>
          </table:table-cell>
          <table:table-cell table:style-name="ce5" office:value-type="string" calcext:value-type="string">
            <text:p>Y</text:p>
          </table:table-cell>
          <table:table-cell table:style-name="ce5" table:formula="of:=HYPERLINK(&quot;https://www.ncbi.nlm.nih.gov/books/NBK560860/&quot;)" office:value-type="string" office:string-value="https://www.ncbi.nlm.nih.gov/books/NBK560860/" calcext:value-type="string">
            <text:p>https://www.ncbi.nlm.nih.gov/books/NBK560860/</text:p>
          </table:table-cell>
          <table:table-cell table:style-name="ce5" table:number-columns-repeated="15"/>
          <table:table-cell table:number-columns-repeated="998"/>
        </table:table-row>
        <table:table-row table:style-name="ro28">
          <table:table-cell table:style-name="ce7" office:value-type="string" calcext:value-type="string">
            <text:p>Photosensitivity Disorders</text:p>
          </table:table-cell>
          <table:table-cell table:style-name="ce8" office:value-type="string" calcext:value-type="string">
            <text:p>Exaggerated sunburn reaction or rash in sun-exposed areas; drug-induced (thiazides, tetracyclines, fluoroquinolones) or porphyrias (blistering on hands with fragile skin); "bad sunburn from minimal sun" or "blisters on hands after sun"</text:p>
          </table:table-cell>
          <table:table-cell table:style-name="ce8" office:value-type="string" calcext:value-type="string">
            <text:p>Drug-induced: phototoxic (direct cellular damage from drug plus ultraviolet A) or photoallergic (immune-mediated from drug plus ultraviolet A creating hapten); Porphyrias: enzyme defects in heme synthesis pathway cause porphyrin accumulation; porphyrins absorb light (400-410 nm) generating reactive oxygen species causing skin damage</text:p>
          </table:table-cell>
          <table:table-cell table:style-name="ce8" office:value-type="string" calcext:value-type="string">
            <text:p>Drug-induced very common; porphyria cutanea tarda most common porphyria (1 in 10,000); variegate porphyria and hereditary coproporphyria rare; erythropoietic protoporphyria 1 in 75,000-200,000</text:p>
          </table:table-cell>
          <table:table-cell table:style-name="ce8" office:value-type="string" calcext:value-type="string">
            <text:p>Drug-induced phototoxic: exaggerated sunburn (erythema, edema, blistering) in sun-exposed areas within hours; Drug-induced photoallergic: eczematous eruption in sun-exposed areas, may spread beyond exposed areas; Porphyria cutanea tarda: skin fragility, blisters, erosions, milia, scarring, hypertrichosis on sun-exposed areas (dorsal hands, face); Variegate porphyria and hereditary coproporphyria: similar skin findings plus acute neurovisceral attacks; Erythropoietic protoporphyria: burning pain within minutes of sun exposure, erythema, edema</text:p>
          </table:table-cell>
          <table:table-cell table:style-name="ce8" office:value-type="string" calcext:value-type="string">
            <text:p>Drug-induced: develops hours (phototoxic) to days (photoallergic) after sun exposure while on medication; resolves days to weeks after drug discontinuation; Porphyria cutanea tarda: chronic course with seasonal variation (worse summer); blisters heal over weeks leaving scars; Acute porphyrias: attacks last days to weeks</text:p>
          </table:table-cell>
          <table:table-cell table:style-name="ce5" office:value-type="string" calcext:value-type="string">
            <text:p>Polymorphic light eruption, solar urticaria, systemic lupus erythematosus, dermatomyositis, phytophotodermatitis, sunburn, contact dermatitis</text:p>
          </table:table-cell>
          <table:table-cell table:style-name="ce5" office:value-type="string" calcext:value-type="string">
            <text:p>Drug-induced: clinical history of temporal relationship; photopatch testing for photoallergic; Porphyria cutanea tarda: elevated urine porphyrins (uroporphyrin, coproporphyrin), plasma fluorescence peak at 619-620 nm; Variegate porphyria: elevated fecal protoporphyrin and coproporphyrin, plasma fluorescence peak at 626 nm; Erythropoietic protoporphyria: elevated erythrocyte protoporphyrin, plasma fluorescence peak at 634 nm</text:p>
          </table:table-cell>
          <table:table-cell table:style-name="ce5" office:value-type="string" calcext:value-type="string">
            <text:p>Drug-induced: discontinue offending medication, sun protection, topical corticosteroids; Porphyria cutanea tarda: phlebotomy (remove 450 mL every 1-2 weeks until ferritin low-normal) or low-dose hydroxychloroquine 100 mg twice weekly; Variegate porphyria and hereditary coproporphyria: avoid triggers, heme therapy for acute attacks; Erythropoietic protoporphyria: afamelanotide (alpha-melanocyte-stimulating hormone analogue), sun protection, beta-carotene</text:p>
          </table:table-cell>
          <table:table-cell table:style-name="ce5" office:value-type="string" calcext:value-type="string">
            <text:p>N</text:p>
          </table:table-cell>
          <table:table-cell table:style-name="ce5" table:formula="of:=HYPERLINK(&quot;https://www.ncbi.nlm.nih.gov/books/NBK519558/&quot;)" office:value-type="string" office:string-value="https://www.ncbi.nlm.nih.gov/books/NBK519558/" calcext:value-type="string">
            <text:p>https://www.ncbi.nlm.nih.gov/books/NBK519558/</text:p>
          </table:table-cell>
          <table:table-cell table:style-name="ce5" table:number-columns-repeated="15"/>
          <table:table-cell table:number-columns-repeated="998"/>
        </table:table-row>
        <table:table-row table:style-name="ro10">
          <table:table-cell table:style-name="ce7" office:value-type="string" calcext:value-type="string">
            <text:p>Pilar Cyst</text:p>
          </table:table-cell>
          <table:table-cell table:style-name="ce8" office:value-type="string" calcext:value-type="string">
            <text:p>Smooth, firm, mobile subcutaneous nodule on scalp; "scalp bump that moves"; no central punctum (unlike epidermoid cyst)</text:p>
          </table:table-cell>
          <table:table-cell table:style-name="ce8" office:value-type="string" calcext:value-type="string">
            <text:p>Benign cyst arising from outer root sheath of hair follicle; keratin-filled cyst without granular layer in cyst wall; autosomal dominant inheritance in some families</text:p>
          </table:table-cell>
          <table:table-cell table:style-name="ce8" office:value-type="string" calcext:value-type="string">
            <text:p>Common; 5-10% of population; more common in middle-aged adults; female predominance; 90% occur on scalp; often multiple; familial clustering</text:p>
          </table:table-cell>
          <table:table-cell table:style-name="ce8" office:value-type="string" calcext:value-type="string">
            <text:p>Smooth, firm, mobile, dome-shaped subcutaneous nodule on scalp; skin-colored; typically 0.5-5 cm; no central punctum; asymptomatic unless inflamed or ruptured; may have multiple lesions</text:p>
          </table:table-cell>
          <table:table-cell table:style-name="ce8" office:value-type="string" calcext:value-type="string">
            <text:p>Slow growth over months to years; stable once formed; may become inflamed or rupture with trauma; persist indefinitely without treatment</text:p>
          </table:table-cell>
          <table:table-cell table:style-name="ce5" office:value-type="string" calcext:value-type="string">
            <text:p>Epidermoid cyst (has central punctum, occurs on face and trunk), lipoma (softer, doughy feel), dermoid cyst, proliferating trichilemmal cyst (rapidly growing, may ulcerate)</text:p>
          </table:table-cell>
          <table:table-cell table:style-name="ce5" office:value-type="string" calcext:value-type="string">
            <text:p>Clinical diagnosis based on location and characteristics; excisional biopsy if diagnostic uncertainty; histopathology shows cyst lined by stratified squamous epithelium without granular layer, dense eosinophilic keratin</text:p>
          </table:table-cell>
          <table:table-cell table:style-name="ce5" office:value-type="string" calcext:value-type="string">
            <text:p>Observation for asymptomatic cysts; excision for cosmetic concerns, recurrent inflammation, or diagnostic uncertainty; complete excision with intact cyst wall to prevent recurrence; incision and drainage for acutely inflamed cysts followed by delayed excision</text:p>
          </table:table-cell>
          <table:table-cell table:style-name="ce5" office:value-type="string" calcext:value-type="string">
            <text:p>N</text:p>
          </table:table-cell>
          <table:table-cell table:style-name="ce5" table:formula="of:=HYPERLINK(&quot;https://www.aafp.org/pubs/afp/issues/2007/0401/p1025.html&quot;)" office:value-type="string" office:string-value="https://www.aafp.org/pubs/afp/issues/2007/0401/p1025.html" calcext:value-type="string">
            <text:p>https://www.aafp.org/pubs/afp/issues/2007/0401/p1025.html</text:p>
          </table:table-cell>
          <table:table-cell table:style-name="ce5" table:number-columns-repeated="15"/>
          <table:table-cell table:number-columns-repeated="998"/>
        </table:table-row>
        <table:table-row table:style-name="ro11">
          <table:table-cell table:style-name="ce7" office:value-type="string" calcext:value-type="string">
            <text:p>Pityriasis Alba</text:p>
          </table:table-cell>
          <table:table-cell table:style-name="ce8" office:value-type="string" calcext:value-type="string">
            <text:p>Hypopigmented patches on face in children with darker skin; "white patches on cheeks"; associated with atopic dermatitis; more noticeable in summer</text:p>
          </table:table-cell>
          <table:table-cell table:style-name="ce8" office:value-type="string" calcext:value-type="string">
            <text:p>Mild chronic dermatitis with post-inflammatory hypopigmentation; reduced melanin transfer to keratinocytes; associated with atopic dermatitis in many cases; exact pathogenesis unclear; may involve Malassezia colonization</text:p>
          </table:table-cell>
          <table:table-cell table:style-name="ce8" office:value-type="string" calcext:value-type="string">
            <text:p>Very common in children; affects 5% of children worldwide; more common and noticeable in children with darker skin (Fitzpatrick types III-VI); peak age 3-16 years; slight male predominance</text:p>
          </table:table-cell>
          <table:table-cell table:style-name="ce8" office:value-type="string" calcext:value-type="string">
            <text:p>Hypopigmented, ill-defined patches with fine scale on face (especially cheeks), upper arms, trunk; typically 0.5-5 cm; minimal to no pruritus; more noticeable after sun exposure or in summer; may have associated xerosis or atopic dermatitis</text:p>
          </table:table-cell>
          <table:table-cell table:style-name="ce8" office:value-type="string" calcext:value-type="string">
            <text:p>Develops over weeks; individual patches persist for months to years; spontaneous resolution typical by adolescence or early adulthood; new patches may develop</text:p>
          </table:table-cell>
          <table:table-cell table:style-name="ce5" office:value-type="string" calcext:value-type="string">
            <text:p>Vitiligo (complete depigmentation, well-demarcated), tinea versicolor (potassium hydroxide positive, trunk distribution), post-inflammatory hypopigmentation, pityriasis lichenoides chronica, mycosis fungoides (hypopigmented variant)</text:p>
          </table:table-cell>
          <table:table-cell table:style-name="ce5" office:value-type="string" calcext:value-type="string">
            <text:p>Clinical diagnosis; Wood lamp examination shows enhancement of hypopigmentation; potassium hydroxide preparation negative for fungal elements; skin biopsy rarely needed: shows mild spongiosis, reduced melanin in basal layer</text:p>
          </table:table-cell>
          <table:table-cell table:style-name="ce5" office:value-type="string" calcext:value-type="string">
            <text:p>Reassurance that condition is benign and self-limited; emollients and moisturizers; low-potency topical corticosteroids (hydrocortisone 1%) for inflammation; topical calcineurin inhibitors (tacrolimus, pimecrolimus); sun protection to prevent contrast with surrounding skin; repigmentation occurs gradually over months</text:p>
          </table:table-cell>
          <table:table-cell table:style-name="ce5" office:value-type="string" calcext:value-type="string">
            <text:p>N</text:p>
          </table:table-cell>
          <table:table-cell table:style-name="ce5" table:formula="of:=HYPERLINK(&quot;https://www.aad.org/public/diseases/a-z/pityriasis-alba-overview&quot;)" office:value-type="string" office:string-value="https://www.aad.org/public/diseases/a-z/pityriasis-alba-overview" calcext:value-type="string">
            <text:p>https://www.aad.org/public/diseases/a-z/pityriasis-alba-overview</text:p>
          </table:table-cell>
          <table:table-cell table:style-name="ce5" table:number-columns-repeated="15"/>
          <table:table-cell table:number-columns-repeated="998"/>
        </table:table-row>
        <table:table-row table:style-name="ro19">
          <table:table-cell table:style-name="ce7" office:value-type="string" calcext:value-type="string">
            <text:p>Pityriasis Rosea</text:p>
          </table:table-cell>
          <table:table-cell table:style-name="ce8" office:value-type="string" calcext:value-type="string">
            <text:p>Herald patch followed 1-2 weeks later by generalized rash in "Christmas tree" distribution along Langer lines; "herald patch then tree pattern"; self-limited</text:p>
          </table:table-cell>
          <table:table-cell table:style-name="ce8" office:value-type="string" calcext:value-type="string">
            <text:p>Likely viral etiology (human herpesvirus 6 and 7 reactivation); herald patch represents initial site of viral reactivation; subsequent viremia causes generalized eruption; immune response leads to rash resolution</text:p>
          </table:table-cell>
          <table:table-cell table:style-name="ce8" office:value-type="string" calcext:value-type="string">
            <text:p>Common; affects all ages with peak in adolescents and young adults (10-35 years); slight female predominance; more common in spring and fall; 2% of dermatology visits</text:p>
          </table:table-cell>
          <table:table-cell table:style-name="ce8" office:value-type="string" calcext:value-type="string">
            <text:p>Herald patch: solitary oval erythematous plaque with collarette scale, typically on trunk, 2-10 cm; Secondary eruption 1-2 weeks later: smaller oval salmon-colored papules and plaques with collarette scale on trunk and proximal extremities in "Christmas tree" distribution along Langer lines; mild pruritus in 50%; may have prodrome of malaise, headache, fever</text:p>
          </table:table-cell>
          <table:table-cell table:style-name="ce8" office:value-type="string" calcext:value-type="string">
            <text:p>Herald patch appears first; secondary eruption 1-2 weeks later; total duration 6-8 weeks (range 2-12 weeks); spontaneous resolution without scarring; recurrence rare (2%)</text:p>
          </table:table-cell>
          <table:table-cell table:style-name="ce5" office:value-type="string" calcext:value-type="string">
            <text:p>Secondary syphilis (palms and soles involved, serology positive), guttate psoriasis (no herald patch, thicker scale), nummular eczema, tinea corporis, drug eruption, viral exanthem, lichen planus</text:p>
          </table:table-cell>
          <table:table-cell table:style-name="ce5" office:value-type="string" calcext:value-type="string">
            <text:p>Clinical diagnosis based on herald patch and characteristic distribution; serologic testing for syphilis (rapid plasma reagin or venereal disease research laboratory) to exclude secondary syphilis; potassium hydroxide preparation if concern for tinea; skin biopsy rarely needed</text:p>
          </table:table-cell>
          <table:table-cell table:style-name="ce5" office:value-type="string" calcext:value-type="string">
            <text:p>Observation for mild cases (self-limited); topical corticosteroids or oral antihistamines for pruritus; oral acyclovir 800 mg five times daily for 7 days may shorten duration if started early; ultraviolet B phototherapy for severe pruritus; avoid in pregnancy (associated with spontaneous abortion in first 15 weeks)</text:p>
          </table:table-cell>
          <table:table-cell table:style-name="ce5" office:value-type="string" calcext:value-type="string">
            <text:p>N</text:p>
          </table:table-cell>
          <table:table-cell table:style-name="ce5" table:formula="of:=HYPERLINK(&quot;https://www.aafp.org/pubs/afp/issues/2018/0101/p38.html&quot;)" office:value-type="string" office:string-value="https://www.aafp.org/pubs/afp/issues/2018/0101/p38.html" calcext:value-type="string">
            <text:p>https://www.aafp.org/pubs/afp/issues/2018/0101/p38.html</text:p>
          </table:table-cell>
          <table:table-cell table:style-name="ce5" table:number-columns-repeated="15"/>
          <table:table-cell table:number-columns-repeated="998"/>
        </table:table-row>
        <table:table-row table:style-name="ro31">
          <table:table-cell table:style-name="ce7" office:value-type="string" calcext:value-type="string">
            <text:p>Plaque Psoriasis</text:p>
          </table:table-cell>
          <table:table-cell table:style-name="ce8" office:value-type="string" calcext:value-type="string">
            <text:p>Well-demarcated erythematous plaques with silvery scale on extensor surfaces (elbows, knees), scalp, and sacrum; "thick scaly plaques on elbows and knees"; Auspitz sign (pinpoint bleeding when scale removed)</text:p>
          </table:table-cell>
          <table:table-cell table:style-name="ce8" office:value-type="string" calcext:value-type="string">
            <text:p>Immune-mediated inflammatory disease; T-helper 17 and T-helper 1 pathways drive keratinocyte hyperproliferation; genetic susceptibility (HLA-Cw6 association); environmental triggers (stress, infection, trauma, medications); epidermal hyperproliferation with shortened keratinocyte turnover (3-5 days versus normal 28 days)</text:p>
          </table:table-cell>
          <table:table-cell table:style-name="ce8" office:value-type="string" calcext:value-type="string">
            <text:p>Affects 2-3% of population; bimodal age distribution: peak 20-30 years and 50-60 years; equal gender distribution; more common in Caucasians; 30% have family history; 30% develop psoriatic arthritis</text:p>
          </table:table-cell>
          <table:table-cell table:style-name="ce8" office:value-type="string" calcext:value-type="string">
            <text:p>Well-demarcated erythematous plaques with thick silvery-white scale on extensor surfaces (elbows, knees), scalp, lower back, intergluteal cleft; Auspitz sign (pinpoint bleeding when scale removed); Koebner phenomenon (new lesions at sites of trauma); nail changes (pitting, onycholysis, oil drop sign) in 50%; pruritus variable; psoriatic arthritis in 30%</text:p>
          </table:table-cell>
          <table:table-cell table:style-name="ce8" office:value-type="string" calcext:value-type="string">
            <text:p>Chronic relapsing course; individual plaques develop over days to weeks; persist indefinitely without treatment; flares triggered by stress, infection, medications (beta-blockers, lithium, antimalarials), trauma</text:p>
          </table:table-cell>
          <table:table-cell table:style-name="ce5" office:value-type="string" calcext:value-type="string">
            <text:p>Seborrheic dermatitis (greasy scale, less well-demarcated), nummular eczema (more pruritic, less well-demarcated), tinea corporis (active border, potassium hydroxide positive), cutaneous T-cell lymphoma, pityriasis rosea, lichen planus</text:p>
          </table:table-cell>
          <table:table-cell table:style-name="ce5" office:value-type="string" calcext:value-type="string">
            <text:p>Clinical diagnosis; skin biopsy if uncertain: shows parakeratosis, acanthosis, elongated rete ridges, Munro microabscesses, dilated dermal capillaries; screen for psoriatic arthritis, metabolic syndrome, cardiovascular disease</text:p>
          </table:table-cell>
          <table:table-cell table:style-name="ce5" office:value-type="string" calcext:value-type="string">
            <text:p>Mild (less than 3% body surface area): topical corticosteroids, vitamin D analogues (calcipotriene), combination calcipotriene-betamethasone; Moderate to severe (greater than 3% body surface area or impaired quality of life): phototherapy (narrowband ultraviolet B), systemic therapy (methotrexate, cyclosporine, acitretin, apremilast), biologics (tumor necrosis factor inhibitors, interleukin-17 inhibitors, interleukin-23 inhibitors); lifestyle modifications (weight loss, smoking cessation, alcohol reduction)</text:p>
          </table:table-cell>
          <table:table-cell table:style-name="ce5" office:value-type="string" calcext:value-type="string">
            <text:p>N</text:p>
          </table:table-cell>
          <table:table-cell table:style-name="ce5" table:formula="of:=HYPERLINK(&quot;https://www.aad.org/public/diseases/a-z/psoriasis-overview&quot;)" office:value-type="string" office:string-value="https://www.aad.org/public/diseases/a-z/psoriasis-overview" calcext:value-type="string">
            <text:p>https://www.aad.org/public/diseases/a-z/psoriasis-overview</text:p>
          </table:table-cell>
          <table:table-cell table:style-name="ce5" table:number-columns-repeated="15"/>
          <table:table-cell table:number-columns-repeated="998"/>
        </table:table-row>
        <table:table-row table:style-name="ro15">
          <table:table-cell table:style-name="ce7" office:value-type="string" calcext:value-type="string">
            <text:p>Polymyalgia Rheumatica</text:p>
          </table:table-cell>
          <table:table-cell table:style-name="ce8" office:value-type="string" calcext:value-type="string">
            <text:p>Bilateral shoulder and hip girdle pain and stiffness in patient over 50 years; "can't lift arms or get out of chair"; morning stiffness greater than 45 minutes; elevated erythrocyte sedimentation rate and C-reactive protein</text:p>
          </table:table-cell>
          <table:table-cell table:style-name="ce8" office:value-type="string" calcext:value-type="string">
            <text:p>Inflammatory condition of unknown etiology; synovitis and bursitis of shoulder and hip girdles; cytokine-mediated inflammation (interleukin-6, interleukin-1); genetic predisposition (HLA-DR4 association); may represent spectrum with giant cell arteritis</text:p>
          </table:table-cell>
          <table:table-cell table:style-name="ce8" office:value-type="string" calcext:value-type="string">
            <text:p>Incidence 50 per 100,000 in those over 50 years; almost exclusively affects those over 50 years; peak age 70-80 years; female to male ratio 2-3:1; more common in Northern European descent; 16-21% have concurrent giant cell arteritis</text:p>
          </table:table-cell>
          <table:table-cell table:style-name="ce8" office:value-type="string" calcext:value-type="string">
            <text:p>Bilateral shoulder and hip girdle pain and stiffness; morning stiffness greater than 45 minutes; difficulty with overhead activities, rising from chair, getting out of bed; constitutional symptoms (fatigue, malaise, low-grade fever, weight loss); no muscle weakness on examination; may have peripheral synovitis (knees, wrists) in 50%</text:p>
          </table:table-cell>
          <table:table-cell table:style-name="ce8" office:value-type="string" calcext:value-type="string">
            <text:p>Subacute onset over 2 weeks to 3 months; symptoms worse in morning; dramatic response to low-dose corticosteroids within 24-72 hours; relapsing course common during steroid taper; average treatment duration 1-2 years</text:p>
          </table:table-cell>
          <table:table-cell table:style-name="ce5" office:value-type="string" calcext:value-type="string">
            <text:p>Rheumatoid arthritis (positive rheumatoid factor and anti-cyclic citrullinated peptide, symmetric small joint involvement), rotator cuff disease, adhesive capsulitis, osteoarthritis, statin-induced myopathy, hypothyroidism, malignancy, infection</text:p>
          </table:table-cell>
          <table:table-cell table:style-name="ce5" office:value-type="string" calcext:value-type="string">
            <text:p>Elevated erythrocyte sedimentation rate (typically greater than 40 mm/hour) and C-reactive protein; normocytic anemia; normal creatine kinase; rheumatoid factor and anti-cyclic citrullinated peptide negative; consider temporal artery biopsy or imaging if giant cell arteritis suspected</text:p>
          </table:table-cell>
          <table:table-cell table:style-name="ce5" office:value-type="string" calcext:value-type="string">
            <text:p>Prednisone 12.5-25 mg daily; dramatic response within 24-72 hours confirms diagnosis; gradual taper over 12-24 months; monitor for giant cell arteritis symptoms (headache, jaw claudication, vision changes); methotrexate or tocilizumab as steroid-sparing agents; calcium and vitamin D supplementation; bone density screening</text:p>
          </table:table-cell>
          <table:table-cell table:style-name="ce5" office:value-type="string" calcext:value-type="string">
            <text:p>Y</text:p>
          </table:table-cell>
          <table:table-cell table:style-name="ce5" table:formula="of:=HYPERLINK(&quot;https://www.aafp.org/pubs/afp/issues/2022/1000/p420.html&quot;)" office:value-type="string" office:string-value="https://www.aafp.org/pubs/afp/issues/2022/1000/p420.html" calcext:value-type="string">
            <text:p>https://www.aafp.org/pubs/afp/issues/2022/1000/p420.html</text:p>
          </table:table-cell>
          <table:table-cell table:style-name="ce5" table:number-columns-repeated="15"/>
          <table:table-cell table:number-columns-repeated="998"/>
        </table:table-row>
        <table:table-row table:style-name="ro25">
          <table:table-cell table:style-name="ce7" office:value-type="string" calcext:value-type="string">
            <text:p>Porokeratosis</text:p>
          </table:table-cell>
          <table:table-cell table:style-name="ce8" office:value-type="string" calcext:value-type="string">
            <text:p>Annular plaques with raised keratotic ridge and central atrophy; "ridge around the edge"; multiple variants; risk of malignant transformation</text:p>
          </table:table-cell>
          <table:table-cell table:style-name="ce8" office:value-type="string" calcext:value-type="string">
            <text:p>Clonal expansion of abnormal keratinocytes; defect in keratinization with formation of cornoid lamella (column of parakeratotic cells); genetic mutations in mevalonate pathway genes; triggered by ultraviolet radiation, immunosuppression</text:p>
          </table:table-cell>
          <table:table-cell table:style-name="ce8" office:value-type="string" calcext:value-type="string">
            <text:p>Rare; disseminated superficial actinic porokeratosis most common variant; affects adults; more common in fair-skinned individuals; increased prevalence in immunosuppressed patients; autosomal dominant inheritance in some families</text:p>
          </table:table-cell>
          <table:table-cell table:style-name="ce8" office:value-type="string" calcext:value-type="string">
            <text:p>Annular plaques with characteristic raised keratotic ridge (thread-like border) and central atrophy; Disseminated superficial actinic porokeratosis: multiple small lesions on sun-exposed areas (arms, legs); Linear porokeratosis: unilateral linear distribution; Porokeratosis of Mibelli: larger solitary or few lesions; asymptomatic or mildly pruritic; 7.5-11% risk of malignant transformation (squamous cell carcinoma, basal cell carcinoma)</text:p>
          </table:table-cell>
          <table:table-cell table:style-name="ce8" office:value-type="string" calcext:value-type="string">
            <text:p>Chronic progressive course; new lesions develop over years; individual lesions slowly enlarge; persist indefinitely; malignant transformation may occur after years to decades</text:p>
          </table:table-cell>
          <table:table-cell table:style-name="ce5" office:value-type="string" calcext:value-type="string">
            <text:p>Actinic keratosis, Bowen disease, superficial basal cell carcinoma, tinea corporis, granuloma annulare, lichen planus</text:p>
          </table:table-cell>
          <table:table-cell table:style-name="ce5" office:value-type="string" calcext:value-type="string">
            <text:p>Clinical diagnosis; dermoscopy shows double white track sign; skin biopsy shows cornoid lamella (diagnostic): column of parakeratotic cells with absent or decreased granular layer beneath; monitor for malignant transformation</text:p>
          </table:table-cell>
          <table:table-cell table:style-name="ce5" office:value-type="string" calcext:value-type="string">
            <text:p>Sun protection; topical therapies: 5-fluorouracil, imiquimod, retinoids, vitamin D analogues; cryotherapy; laser therapy (carbon dioxide, erbium-doped yttrium aluminum garnet); photodynamic therapy; systemic retinoids for extensive disease; regular surveillance for malignant transformation; excision of suspicious lesions</text:p>
          </table:table-cell>
          <table:table-cell table:style-name="ce5" office:value-type="string" calcext:value-type="string">
            <text:p>N</text:p>
          </table:table-cell>
          <table:table-cell table:style-name="ce5" table:formula="of:=HYPERLINK(&quot;https://www.ncbi.nlm.nih.gov/books/NBK544364/&quot;)" office:value-type="string" office:string-value="https://www.ncbi.nlm.nih.gov/books/NBK544364/" calcext:value-type="string">
            <text:p>https://www.ncbi.nlm.nih.gov/books/NBK544364/</text:p>
          </table:table-cell>
          <table:table-cell table:style-name="ce5" table:number-columns-repeated="15"/>
          <table:table-cell table:number-columns-repeated="998"/>
        </table:table-row>
        <table:table-row table:style-name="ro23">
          <table:table-cell table:style-name="ce7" office:value-type="string" calcext:value-type="string">
            <text:p>Porphyria Cutanea Tarda</text:p>
          </table:table-cell>
          <table:table-cell table:style-name="ce8" office:value-type="string" calcext:value-type="string">
            <text:p>Skin fragility, blisters, and scarring on sun-exposed areas (dorsal hands); hypertrichosis; hyperpigmentation; "blisters on hands after sun"; associated with hepatitis C, alcohol, iron overload</text:p>
          </table:table-cell>
          <table:table-cell table:style-name="ce8" office:value-type="string" calcext:value-type="string">
            <text:p>Deficiency of uroporphyrinogen decarboxylase (acquired or inherited); accumulation of uroporphyrin in liver and plasma; porphyrins absorb light (400-410 nm) generating reactive oxygen species causing skin damage; susceptibility factors: hepatitis C virus (67%), alcohol, smoking, estrogens, iron overload, HFE mutations</text:p>
          </table:table-cell>
          <table:table-cell table:style-name="ce8" office:value-type="string" calcext:value-type="string">
            <text:p>Most common porphyria; prevalence 1 in 10,000; peak age 50-60 years; slight male predominance; 67% have hepatitis C virus infection; 80% have type I (sporadic acquired), 20% have type II (familial with UROD mutation)</text:p>
          </table:table-cell>
          <table:table-cell table:style-name="ce8" office:value-type="string" calcext:value-type="string">
            <text:p>Skin fragility and blistering on sun-exposed areas (dorsal hands, forearms, face); erosions and crusts; milia; scarring; hypertrichosis (especially face); hyperpigmentation; sclerodermoid changes; may have mild liver enzyme elevations; advanced fibrosis or cirrhosis in some; increased risk of hepatocellular carcinoma</text:p>
          </table:table-cell>
          <table:table-cell table:style-name="ce8" office:value-type="string" calcext:value-type="string">
            <text:p>Chronic course; blisters develop days after sun exposure; heal over weeks leaving scars and milia; new blisters continue to develop without treatment; remission achieved with treatment over months</text:p>
          </table:table-cell>
          <table:table-cell table:style-name="ce5" office:value-type="string" calcext:value-type="string">
            <text:p>Pseudoporphyria (drug-induced, dialysis-associated), variegate porphyria, hereditary coproporphyria, epidermolysis bullosa acquisita, bullous pemphigoid, bullous lupus erythematosus</text:p>
          </table:table-cell>
          <table:table-cell table:style-name="ce5" office:value-type="string" calcext:value-type="string">
            <text:p>Elevated urine porphyrins (uroporphyrin and 7-carboxyl porphyrin); plasma fluorescence emission peak at 619-620 nm; elevated serum ferritin; hepatitis C virus testing; liver function tests; consider liver biopsy if cirrhosis suspected; genetic testing for UROD mutations in familial cases</text:p>
          </table:table-cell>
          <table:table-cell table:style-name="ce5" office:value-type="string" calcext:value-type="string">
            <text:p>Phlebotomy: remove 450 mL every 1-2 weeks until serum ferritin low-normal (approximately 20 ng/mL); typically 3-8 phlebotomies; Alternative: low-dose hydroxychloroquine 100 mg twice weekly; both equally effective; treat hepatitis C virus if present; avoid alcohol, smoking, estrogens; sun protection; monitor for hepatocellular carcinoma if cirrhosis present</text:p>
          </table:table-cell>
          <table:table-cell table:style-name="ce5" office:value-type="string" calcext:value-type="string">
            <text:p>N</text:p>
          </table:table-cell>
          <table:table-cell table:style-name="ce5" table:formula="of:=HYPERLINK(&quot;https://www.nejm.org/doi/full/10.1056/NEJMra1608634&quot;)" office:value-type="string" office:string-value="https://www.nejm.org/doi/full/10.1056/NEJMra1608634" calcext:value-type="string">
            <text:p>https://www.nejm.org/doi/full/10.1056/NEJMra1608634</text:p>
          </table:table-cell>
          <table:table-cell table:style-name="ce5" table:number-columns-repeated="15"/>
          <table:table-cell table:number-columns-repeated="998"/>
        </table:table-row>
        <table:table-row table:style-name="ro21">
          <table:table-cell table:style-name="ce7" office:value-type="string" calcext:value-type="string">
            <text:p>Post-Inflammatory Hyperpigmentation</text:p>
          </table:table-cell>
          <table:table-cell table:style-name="ce8" office:value-type="string" calcext:value-type="string">
            <text:p>Irregular hyperpigmented macules or patches at sites of prior inflammation or injury; "dark spots after acne or rash"; more prominent in darker skin types</text:p>
          </table:table-cell>
          <table:table-cell table:style-name="ce8" office:value-type="string" calcext:value-type="string">
            <text:p>Reactive hypermelanosis following inflammation or injury; increased melanin production and deposition in epidermis and/or dermis; melanocyte activation by inflammatory mediators; epidermal hyperpigmentation resolves better than dermal</text:p>
          </table:table-cell>
          <table:table-cell table:style-name="ce8" office:value-type="string" calcext:value-type="string">
            <text:p>Affects 65% of individuals with skin of color; 90% of cases occur in Fitzpatrick skin types III-VI; common after acne (47.4-65.3%), pseudofolliculitis barbae, atopic dermatitis, lichen planus, psoriasis; also follows procedures (chemical peels, cryotherapy, laser)</text:p>
          </table:table-cell>
          <table:table-cell table:style-name="ce8" office:value-type="string" calcext:value-type="string">
            <text:p>Irregular hyperpigmented macules or patches at sites of previous inflammation or trauma; tan to dark brown color; well-demarcated or diffuse; asymptomatic; face, neck, trunk, extremities depending on inciting cause; no scale or textural change</text:p>
          </table:table-cell>
          <table:table-cell table:style-name="ce8" office:value-type="string" calcext:value-type="string">
            <text:p>Develops days to weeks after inflammatory insult; persists for months to years; epidermal pigmentation may fade over 6-12 months; dermal pigmentation persists longer (years); chronic and unpredictable course</text:p>
          </table:table-cell>
          <table:table-cell table:style-name="ce5" office:value-type="string" calcext:value-type="string">
            <text:p>Melasma (symmetric facial distribution, hormonal triggers), solar lentigines (chronic sun exposure, older age), café au lait macules (present from birth or early childhood), tinea versicolor (potassium hydroxide positive)</text:p>
          </table:table-cell>
          <table:table-cell table:style-name="ce5" office:value-type="string" calcext:value-type="string">
            <text:p>Clinical diagnosis based on history of preceding inflammation; Wood lamp examination: epidermal pigment enhances, dermal pigment does not enhance; skin biopsy rarely needed: shows increased melanin in epidermis and/or dermis</text:p>
          </table:table-cell>
          <table:table-cell table:style-name="ce5" office:value-type="string" calcext:value-type="string">
            <text:p>Treat underlying inflammatory condition first; broad-spectrum sunscreen (SPF 30 or higher, iron oxide for visible light protection); First-line topical: hydroquinone 4% once or twice daily for 3 months; Triple combination therapy (fluocinolone 0.01%/hydroquinone 4%/tretinoin 0.05%) more effective than hydroquinone alone; Alternatives: tretinoin 0.1%, azelaic acid 15%, chemical peels, laser therapy</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18">
          <table:table-cell table:style-name="ce7" office:value-type="string" calcext:value-type="string">
            <text:p>Post-Inflammatory Hypopigmentation</text:p>
          </table:table-cell>
          <table:table-cell table:style-name="ce8" office:value-type="string" calcext:value-type="string">
            <text:p>Hypopigmented patches at sites of prior inflammation; "white spots after rash heals"; more noticeable in darker skin types</text:p>
          </table:table-cell>
          <table:table-cell table:style-name="ce8" office:value-type="string" calcext:value-type="string">
            <text:p>Decreased melanin production and transfer to keratinocytes following inflammation; melanocyte damage or dysfunction; inflammatory mediators inhibit melanogenesis; may result from cutaneous inflammation, infectious dermatoses, or dermatologic procedures</text:p>
          </table:table-cell>
          <table:table-cell table:style-name="ce8" office:value-type="string" calcext:value-type="string">
            <text:p>More prominent in skin of color; common after atopic dermatitis, pityriasis alba, seborrheic dermatitis, psoriasis, tinea versicolor, laser procedures</text:p>
          </table:table-cell>
          <table:table-cell table:style-name="ce8" office:value-type="string" calcext:value-type="string">
            <text:p>Hypopigmented (not depigmented) patches at sites of previous inflammation; ill-defined borders; lighter than surrounding skin but not completely white; asymptomatic; distribution corresponds to prior inflammatory process</text:p>
          </table:table-cell>
          <table:table-cell table:style-name="ce8" office:value-type="string" calcext:value-type="string">
            <text:p>Develops weeks to months after inflammatory insult; most cases resolve spontaneously over months to years; duration depends on depth of pigment loss and underlying cause</text:p>
          </table:table-cell>
          <table:table-cell table:style-name="ce5" office:value-type="string" calcext:value-type="string">
            <text:p>Vitiligo (complete depigmentation, well-demarcated, progressive), tinea versicolor (potassium hydroxide positive, fine scale), pityriasis alba (facial distribution in children), idiopathic guttate hypomelanosis</text:p>
          </table:table-cell>
          <table:table-cell table:style-name="ce5" office:value-type="string" calcext:value-type="string">
            <text:p>Clinical diagnosis based on history of preceding inflammation; Wood lamp examination shows hypopigmentation (not complete depigmentation as in vitiligo); potassium hydroxide preparation to exclude tinea versicolor; skin biopsy if uncertain: shows reduced melanin in basal layer</text:p>
          </table:table-cell>
          <table:table-cell table:style-name="ce5" office:value-type="string" calcext:value-type="string">
            <text:p>Treat underlying inflammatory condition; most cases resolve spontaneously; sun protection to prevent contrast with surrounding skin; topical corticosteroids or calcineurin inhibitors for residual inflammation; phototherapy (narrowband ultraviolet B, excimer laser) may accelerate repigmentation; cosmetic camouflage</text:p>
          </table:table-cell>
          <table:table-cell table:style-name="ce5" office:value-type="string" calcext:value-type="string">
            <text:p>N</text:p>
          </table:table-cell>
          <table:table-cell table:style-name="ce5" table:formula="of:=HYPERLINK(&quot;https://www.ncbi.nlm.nih.gov/pmc/articles/PMC9916351/&quot;)" office:value-type="string" office:string-value="https://www.ncbi.nlm.nih.gov/pmc/articles/PMC9916351/" calcext:value-type="string">
            <text:p>https://www.ncbi.nlm.nih.gov/pmc/articles/PMC9916351/</text:p>
          </table:table-cell>
          <table:table-cell table:style-name="ce5" table:number-columns-repeated="15"/>
          <table:table-cell table:number-columns-repeated="998"/>
        </table:table-row>
        <table:table-row table:style-name="ro24">
          <table:table-cell table:style-name="ce7" office:value-type="string" calcext:value-type="string">
            <text:p>Pressure Ulcers</text:p>
          </table:table-cell>
          <table:table-cell table:style-name="ce8" office:value-type="string" calcext:value-type="string">
            <text:p>Localized skin and tissue damage over bony prominence in immobilized patient; "bedsore"; sacrum, heels, hips most common; staged I-IV plus unstageable and deep tissue injury</text:p>
          </table:table-cell>
          <table:table-cell table:style-name="ce8" office:value-type="string" calcext:value-type="string">
            <text:p>Prolonged pressure exceeding capillary perfusion pressure (32 mm Hg) causes tissue ischemia and necrosis; shear forces and friction contribute; moisture from incontinence macerates skin; malnutrition impairs healing</text:p>
          </table:table-cell>
          <table:table-cell table:style-name="ce8" office:value-type="string" calcext:value-type="string">
            <text:p>Prevalence 2.5 million annually in United States; affects 2.5-3% of hospitalized patients; higher in long-term care (2-28%), spinal cord injury (25-85%); risk factors: immobility, advanced age, malnutrition, incontinence, diabetes, vascular disease</text:p>
          </table:table-cell>
          <table:table-cell table:style-name="ce8" office:value-type="string" calcext:value-type="string">
            <text:p>Stage 1: non-blanchable erythema of intact skin; Stage 2: partial-thickness skin loss with exposed dermis; Stage 3: full-thickness skin loss with visible subcutaneous fat; Stage 4: full-thickness tissue loss with exposed muscle, tendon, or bone; Unstageable: obscured by slough or eschar; Deep tissue injury: persistent non-blanchable purple or maroon discoloration; most common sites: sacrum, heels, ischial tuberosities, greater trochanters</text:p>
          </table:table-cell>
          <table:table-cell table:style-name="ce8" office:value-type="string" calcext:value-type="string">
            <text:p>Develops over hours to days of sustained pressure; Stage 1 may progress to deeper stages within hours without intervention; healing time varies: Stage 2 (weeks), Stage 3-4 (months to years); 60% mortality within 1 year for Stage 4</text:p>
          </table:table-cell>
          <table:table-cell table:style-name="ce5" office:value-type="string" calcext:value-type="string">
            <text:p>Moisture-associated skin damage (incontinence-associated dermatitis), skin tears, arterial or venous ulcers, pyoderma gangrenosum, calciphylaxis, malignancy (Marjolin ulcer in chronic wounds)</text:p>
          </table:table-cell>
          <table:table-cell table:style-name="ce5" office:value-type="string" calcext:value-type="string">
            <text:p>Clinical diagnosis with staging based on depth of tissue loss; assess wound size, depth, exudate, odor, surrounding skin; evaluate for infection (erythema, warmth, purulent drainage, fever); imaging (radiography, magnetic resonance imaging) if concern for osteomyelitis; nutritional assessment (albumin, prealbumin)</text:p>
          </table:table-cell>
          <table:table-cell table:style-name="ce5" office:value-type="string" calcext:value-type="string">
            <text:p>Prevention: repositioning every 2 hours, pressure-redistributing surfaces, skin care, moisture management, nutritional support; Treatment: relieve pressure, wound care (debridement of necrotic tissue, moisture balance, infection control), nutritional optimization (protein 1.25-1.5 grams/kg/day, calories 30-35 kcal/kg/day, vitamin C, zinc); surgical debridement and flap closure for Stage 3-4 ulcers not healing with conservative management</text:p>
          </table:table-cell>
          <table:table-cell table:style-name="ce5" office:value-type="string" calcext:value-type="string">
            <text:p>Y</text:p>
          </table:table-cell>
          <table:table-cell table:style-name="ce5" table:formula="of:=HYPERLINK(&quot;https://www.ncbi.nlm.nih.gov/books/NBK553107/&quot;)" office:value-type="string" office:string-value="https://www.ncbi.nlm.nih.gov/books/NBK553107/" calcext:value-type="string">
            <text:p>https://www.ncbi.nlm.nih.gov/books/NBK553107/</text:p>
          </table:table-cell>
          <table:table-cell table:style-name="ce5" table:number-columns-repeated="15"/>
          <table:table-cell table:number-columns-repeated="998"/>
        </table:table-row>
        <table:table-row table:style-name="ro22">
          <table:table-cell table:style-name="ce7" office:value-type="string" calcext:value-type="string">
            <text:p>Pseudofolliculitis Barbae</text:p>
          </table:table-cell>
          <table:table-cell table:style-name="ce8" office:value-type="string" calcext:value-type="string">
            <text:p>Inflammatory papules and pustules in beard area from ingrown hairs; "razor bumps"; common in individuals with tightly coiled hair; African American males predominantly affected</text:p>
          </table:table-cell>
          <table:table-cell table:style-name="ce8" office:value-type="string" calcext:value-type="string">
            <text:p>Tightly coiled or curly hair re-enters skin after shaving causing foreign body inflammatory reaction; extrafollicular penetration (transfollicular) or intrafollicular penetration; chronic inflammation leads to post-inflammatory hyperpigmentation and scarring</text:p>
          </table:table-cell>
          <table:table-cell table:style-name="ce8" office:value-type="string" calcext:value-type="string">
            <text:p>Affects 45-83% of African American males who shave; also affects other individuals with tightly coiled hair; onset typically in adolescence when shaving begins; occupational impact (military, food service requiring clean-shaven appearance)</text:p>
          </table:table-cell>
          <table:table-cell table:style-name="ce8" office:value-type="string" calcext:value-type="string">
            <text:p>Erythematous or hyperpigmented firm papules and pustules in beard distribution (jaw, upper neck); may have visible ingrown hairs; post-inflammatory hyperpigmentation common; keloid formation in severe cases; pruritus and tenderness; significant psychosocial impact</text:p>
          </table:table-cell>
          <table:table-cell table:style-name="ce8" office:value-type="string" calcext:value-type="string">
            <text:p>Develops days after shaving; chronic relapsing course with continued shaving; improves within weeks of shaving cessation; post-inflammatory hyperpigmentation persists for months</text:p>
          </table:table-cell>
          <table:table-cell table:style-name="ce5" office:value-type="string" calcext:value-type="string">
            <text:p>Bacterial folliculitis (culture positive), acne vulgaris (comedones present), tinea barbae (potassium hydroxide positive), contact dermatitis, keratosis pilaris</text:p>
          </table:table-cell>
          <table:table-cell table:style-name="ce5" office:value-type="string" calcext:value-type="string">
            <text:p>Clinical diagnosis based on characteristic appearance and history of shaving; bacterial culture if concern for secondary infection; potassium hydroxide preparation to exclude tinea barbae</text:p>
          </table:table-cell>
          <table:table-cell table:style-name="ce5" office:value-type="string" calcext:value-type="string">
            <text:p>First-line: shaving cessation for at least 8 weeks; if shaving required: use single-blade razor or electric clippers, shave in direction of hair growth, avoid close shaves, use pre-shave oils and lubricating shaving gel; Topical: benzoyl peroxide, salicylic acid, topical retinoids, topical antibiotics (clindamycin, erythromycin), eflornithine 13.9% cream (slows hair growth); chemical depilatories; laser hair removal (most effective long-term solution)</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24">
          <table:table-cell table:style-name="ce7" office:value-type="string" calcext:value-type="string">
            <text:p>Purulent Cellulitis</text:p>
          </table:table-cell>
          <table:table-cell table:style-name="ce8" office:value-type="string" calcext:value-type="string">
            <text:p>Erythema, warmth, tenderness, swelling with purulent drainage or abscess; "cellulitis with pus"; methicillin-resistant Staphylococcus aureus most common</text:p>
          </table:table-cell>
          <table:table-cell table:style-name="ce8" office:value-type="string" calcext:value-type="string">
            <text:p>Bacterial infection of deep dermis and subcutaneous tissue with abscess formation; methicillin-resistant Staphylococcus aureus most common pathogen; purulent collections require drainage; systemic inflammatory response in severe cases</text:p>
          </table:table-cell>
          <table:table-cell table:style-name="ce8" office:value-type="string" calcext:value-type="string">
            <text:p>Common; methicillin-resistant Staphylococcus aureus accounts for majority of purulent skin infections; risk factors: prior methicillin-resistant Staphylococcus aureus infection, close contact with infected individuals, incarceration, intravenous drug use, contact sports, men who have sex with men</text:p>
          </table:table-cell>
          <table:table-cell table:style-name="ce8" office:value-type="string" calcext:value-type="string">
            <text:p>Erythema, warmth, tenderness, swelling with purulent drainage or fluctuant abscess; may have fever, malaise; regional lymphadenopathy; lower extremity, buttocks, groin common sites</text:p>
          </table:table-cell>
          <table:table-cell table:style-name="ce8" office:value-type="string" calcext:value-type="string">
            <text:p>Acute onset over hours to days; abscess formation over 3-7 days; improvement expected within 48-72 hours of drainage and appropriate antibiotics</text:p>
          </table:table-cell>
          <table:table-cell table:style-name="ce5" office:value-type="string" calcext:value-type="string">
            <text:p>Non-purulent cellulitis (no abscess), furuncle, carbuncle, hidradenitis suppurativa, necrotizing fasciitis (severe pain, systemic toxicity, rapid progression)</text:p>
          </table:table-cell>
          <table:table-cell table:style-name="ce5" office:value-type="string" calcext:value-type="string">
            <text:p>Clinical diagnosis; incision and drainage with culture and sensitivity testing; blood cultures if severe systemic features or immunocompromised; imaging if concern for deeper infection or necrotizing fasciitis</text:p>
          </table:table-cell>
          <table:table-cell table:style-name="ce5" office:value-type="string" calcext:value-type="string">
            <text:p>Incision and drainage is primary treatment for abscess; Antibiotics covering methicillin-resistant Staphylococcus aureus: trimethoprim-sulfamethoxazole 1-2 double-strength tablets twice daily, doxycycline 100 mg twice daily, or clindamycin 300-450 mg three times daily for 5-10 days; intravenous vancomycin or linezolid for severe systemic features; decolonization (mupirocin nasal ointment, chlorhexidine body washes) for recurrent infections</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29">
          <table:table-cell table:style-name="ce7" office:value-type="string" calcext:value-type="string">
            <text:p>Pustular Psoriasis</text:p>
          </table:table-cell>
          <table:table-cell table:style-name="ce8" office:value-type="string" calcext:value-type="string">
            <text:p>Sterile pustules on erythematous base; generalized (von Zumbusch) or localized (palmoplantar); "sheets of pustules"; may have systemic symptoms; can be life-threatening</text:p>
          </table:table-cell>
          <table:table-cell table:style-name="ce8" office:value-type="string" calcext:value-type="string">
            <text:p>Autoinflammatory disease; mutations in IL36RN gene (encodes interleukin-36 receptor antagonist) in generalized pustular psoriasis; dysregulated interleukin-36 and interleukin-17 pathways; neutrophil accumulation forms sterile pustules; triggers include infection, pregnancy, medications (systemic corticosteroid withdrawal, lithium), hypocalcemia</text:p>
          </table:table-cell>
          <table:table-cell table:style-name="ce8" office:value-type="string" calcext:value-type="string">
            <text:p>Rare; generalized pustular psoriasis prevalence 1-2 per million; localized palmoplantar pustulosis more common; generalized form affects all ages; female predominance in palmoplantar form; may occur with or without plaque psoriasis</text:p>
          </table:table-cell>
          <table:table-cell table:style-name="ce8" office:value-type="string" calcext:value-type="string">
            <text:p>Generalized (von Zumbusch): acute onset of widespread erythema with sheets of sterile pustules; fever, malaise, arthralgia; may have hypocalcemia, hypoalbuminemia; life-threatening; Palmoplantar pustulosis: sterile pustules on palms and soles with erythema and scaling; painful, disabling; Acrodermatitis continua of Hallopeau: pustules on fingers and toes with nail dystrophy</text:p>
          </table:table-cell>
          <table:table-cell table:style-name="ce8" office:value-type="string" calcext:value-type="string">
            <text:p>Generalized: acute onset over hours to days; pustules coalesce and desquamate in waves; may be recurrent; Palmoplantar: chronic relapsing course; pustules evolve to brown macules over 7-10 days; new crops develop</text:p>
          </table:table-cell>
          <table:table-cell table:style-name="ce5" office:value-type="string" calcext:value-type="string">
            <text:p>Acute generalized exanthematous pustulosis (drug-induced, resolves with drug discontinuation), subcorneal pustular dermatosis, impetigo, pustular drug eruption, infection</text:p>
          </table:table-cell>
          <table:table-cell table:style-name="ce5" office:value-type="string" calcext:value-type="string">
            <text:p>Clinical diagnosis; skin biopsy shows spongiform pustules of Kogoj (neutrophils in epidermis), acanthosis, parakeratosis; bacterial culture to exclude infection; complete blood count, comprehensive metabolic panel (hypocalcemia, hypoalbuminemia in generalized form); genetic testing for IL36RN mutations</text:p>
          </table:table-cell>
          <table:table-cell table:style-name="ce5" office:value-type="string" calcext:value-type="string">
            <text:p>Generalized pustular psoriasis: hospitalization for severe cases; acitretin 25-50 mg daily, cyclosporine 3-5 mg/kg/day, methotrexate, biologics (interleukin-17 inhibitors: secukinumab, ixekizumab; interleukin-23 inhibitors: guselkumab, risankizumab; spesolimab for acute flares); supportive care (fluid resuscitation, electrolyte correction); Palmoplantar: high-potency topical corticosteroids, acitretin, phototherapy, biologics</text:p>
          </table:table-cell>
          <table:table-cell table:style-name="ce5" office:value-type="string" calcext:value-type="string">
            <text:p>Y</text:p>
          </table:table-cell>
          <table:table-cell table:style-name="ce5" table:formula="of:=HYPERLINK(&quot;https://www.ncbi.nlm.nih.gov/books/NBK537127/&quot;)" office:value-type="string" office:string-value="https://www.ncbi.nlm.nih.gov/books/NBK537127/" calcext:value-type="string">
            <text:p>https://www.ncbi.nlm.nih.gov/books/NBK537127/</text:p>
          </table:table-cell>
          <table:table-cell table:style-name="ce5" table:number-columns-repeated="15"/>
          <table:table-cell table:number-columns-repeated="998"/>
        </table:table-row>
        <table:table-row table:style-name="ro27">
          <table:table-cell table:style-name="ce7" office:value-type="string" calcext:value-type="string">
            <text:p>Pyoderma Gangrenosum</text:p>
          </table:table-cell>
          <table:table-cell table:style-name="ce8" office:value-type="string" calcext:value-type="string">
            <text:p>Rapidly enlarging painful ulcer with violaceous undermined border; "pathergy" (new lesions at trauma sites); 50% associated with inflammatory bowel disease, rheumatoid arthritis, hematologic malignancy</text:p>
          </table:table-cell>
          <table:table-cell table:style-name="ce8" office:value-type="string" calcext:value-type="string">
            <text:p>Neutrophilic dermatosis; dysregulated innate immune response with excessive neutrophil activation; pathergy (lesions at sites of trauma); associated with systemic diseases (inflammatory bowel disease 50%, rheumatoid arthritis, hematologic malignancy); mutations in PSTPIP1, MEFV genes in some cases</text:p>
          </table:table-cell>
          <table:table-cell table:style-name="ce8" office:value-type="string" calcext:value-type="string">
            <text:p>Incidence 3-10 per million per year; affects all ages with peak 40-60 years; slight female predominance; 50% have associated systemic disease (inflammatory bowel disease most common, also rheumatoid arthritis, hematologic malignancy)</text:p>
          </table:table-cell>
          <table:table-cell table:style-name="ce8" office:value-type="string" calcext:value-type="string">
            <text:p>Begins as painful pustule or nodule that rapidly breaks down into enlarging ulcer; violaceous undermined border; purulent base; severe pain out of proportion to size; pathergy (new lesions at trauma sites); lower extremities most common (70%); may have systemic symptoms if associated disease</text:p>
          </table:table-cell>
          <table:table-cell table:style-name="ce8" office:value-type="string" calcext:value-type="string">
            <text:p>Rapid progression over days to weeks; ulcer expands centrifugally; may stabilize or continue to enlarge without treatment; healing occurs slowly over months with cribriform (sieve-like) scarring</text:p>
          </table:table-cell>
          <table:table-cell table:style-name="ce5" office:value-type="string" calcext:value-type="string">
            <text:p>Venous ulcer, arterial ulcer, vasculitis, infection (ecthyma, atypical mycobacteria), malignancy (squamous cell carcinoma), factitial ulcer, calciphylaxis</text:p>
          </table:table-cell>
          <table:table-cell table:style-name="ce5" office:value-type="string" calcext:value-type="string">
            <text:p>Diagnosis of exclusion; skin biopsy from ulcer edge shows neutrophilic infiltrate, but not specific; exclude infection with bacterial, fungal, mycobacterial cultures; evaluate for associated diseases: colonoscopy for inflammatory bowel disease, complete blood count for hematologic malignancy, rheumatoid factor and anti-cyclic citrullinated peptide for rheumatoid arthritis</text:p>
          </table:table-cell>
          <table:table-cell table:style-name="ce5" office:value-type="string" calcext:value-type="string">
            <text:p>Avoid debridement (causes pathergy); Localized: high-potency topical corticosteroids, intralesional corticosteroids, topical tacrolimus; Moderate to severe: systemic corticosteroids (prednisone 0.5-1 mg/kg/day), cyclosporine 3-5 mg/kg/day, biologics (tumor necrosis factor inhibitors: infliximab, adalimumab; interleukin-12/23 inhibitor: ustekinumab; interleukin-17 inhibitor: secukinumab); wound care; pain management; treat underlying associated disease</text:p>
          </table:table-cell>
          <table:table-cell table:style-name="ce5" office:value-type="string" calcext:value-type="string">
            <text:p>N</text:p>
          </table:table-cell>
          <table:table-cell table:style-name="ce5" table:formula="of:=HYPERLINK(&quot;https://www.ncbi.nlm.nih.gov/books/NBK482247/&quot;)" office:value-type="string" office:string-value="https://www.ncbi.nlm.nih.gov/books/NBK482247/" calcext:value-type="string">
            <text:p>https://www.ncbi.nlm.nih.gov/books/NBK482247/</text:p>
          </table:table-cell>
          <table:table-cell table:style-name="ce5" table:number-columns-repeated="15"/>
          <table:table-cell table:number-columns-repeated="998"/>
        </table:table-row>
        <table:table-row table:style-name="ro14">
          <table:table-cell table:style-name="ce7" office:value-type="string" calcext:value-type="string">
            <text:p>Pyogenic Granuloma</text:p>
          </table:table-cell>
          <table:table-cell table:style-name="ce8" office:value-type="string" calcext:value-type="string">
            <text:p>Rapidly growing friable red papule that bleeds easily; "raspberry-like lesion"; often follows minor trauma; common in pregnancy</text:p>
          </table:table-cell>
          <table:table-cell table:style-name="ce8" office:value-type="string" calcext:value-type="string">
            <text:p>Benign vascular tumor (lobular capillary hemangioma); rapid proliferation of capillaries; triggered by trauma, pregnancy, medications (retinoids, protease inhibitors); not infectious despite name</text:p>
          </table:table-cell>
          <table:table-cell table:style-name="ce8" office:value-type="string" calcext:value-type="string">
            <text:p>Affects all ages; children: head and neck most common; adults: trunk and extremities; pregnancy-associated (granuloma gravidarum) on gingiva; slight male predominance in children</text:p>
          </table:table-cell>
          <table:table-cell table:style-name="ce8" office:value-type="string" calcext:value-type="string">
            <text:p>Solitary friable red to purple papule or nodule; bleeds easily with minor trauma; rapid growth over weeks to months; typically less than 2 cm; often surrounded by collarette of scale; may ulcerate; most common sites: fingers, lips, oral mucosa, face</text:p>
          </table:table-cell>
          <table:table-cell table:style-name="ce8" office:value-type="string" calcext:value-type="string">
            <text:p>Rapid growth over weeks to months; stabilizes at less than 2 cm; may regress spontaneously but most persist without treatment; recurrence in 0-15% after treatment</text:p>
          </table:table-cell>
          <table:table-cell table:style-name="ce5" office:value-type="string" calcext:value-type="string">
            <text:p>Cherry angioma (does not bleed easily, multiple), amelanotic melanoma, Spitz nevus, squamous cell carcinoma, basal cell carcinoma, bacillary angiomatosis (in immunocompromised)</text:p>
          </table:table-cell>
          <table:table-cell table:style-name="ce5" office:value-type="string" calcext:value-type="string">
            <text:p>Clinical diagnosis; dermoscopy shows homogeneous red-white areas with white collarette; skin biopsy shows lobular capillary proliferation if diagnosis uncertain</text:p>
          </table:table-cell>
          <table:table-cell table:style-name="ce5" office:value-type="string" calcext:value-type="string">
            <text:p>Surgical excision with margin (lowest recurrence rate); alternatives: shave excision with electrodesiccation of base, cryotherapy, laser therapy (pulsed dye laser, carbon dioxide); topical beta-blockers (timolol, propranolol) with occlusion for small lesions, especially in children</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1">
          <table:table-cell table:style-name="ce7" office:value-type="string" calcext:value-type="string">
            <text:p>Pyridoxine (Vitamin B6) Deficiency</text:p>
          </table:table-cell>
          <table:table-cell table:style-name="ce8" office:value-type="string" calcext:value-type="string">
            <text:p>Seborrheic dermatitis, glossitis, cheilosis, peripheral neuropathy, seizures (especially in infants); "dermatitis plus neuropathy"; associated with isoniazid therapy</text:p>
          </table:table-cell>
          <table:table-cell table:style-name="ce8" office:value-type="string" calcext:value-type="string">
            <text:p>Deficiency of pyridoxine (vitamin B6); pyridoxal phosphate is cofactor for over 100 enzymes in amino acid metabolism, neurotransmitter synthesis (serotonin, dopamine, gamma-aminobutyric acid), heme synthesis; causes: inadequate intake, alcoholism, malabsorption, medications (isoniazid, penicillamine, cycloserine)</text:p>
          </table:table-cell>
          <table:table-cell table:style-name="ce8" office:value-type="string" calcext:value-type="string">
            <text:p>Uncommon in developed countries; approximately 20% of United States population has plasma pyridoxal phosphate less than 30 nmol/L; risk factors: alcoholism, malabsorption, chronic kidney disease, medications (isoniazid most common)</text:p>
          </table:table-cell>
          <table:table-cell table:style-name="ce8" office:value-type="string" calcext:value-type="string">
            <text:p>Dermatologic: seborrheic dermatitis, cheilosis, glossitis; Neurologic: peripheral neuropathy (sensory greater than motor), seizures (especially pyridoxine-dependent epilepsy in infants), confusion, depression; Hematologic: microcytic or sideroblastic anemia; may have hyperhomocysteinemia</text:p>
          </table:table-cell>
          <table:table-cell table:style-name="ce8" office:value-type="string" calcext:value-type="string">
            <text:p>Develops over weeks to months of deficiency; neurologic symptoms may become irreversible if prolonged; symptoms improve within days to weeks of supplementation</text:p>
          </table:table-cell>
          <table:table-cell table:style-name="ce5" office:value-type="string" calcext:value-type="string">
            <text:p>Riboflavin deficiency (similar dermatologic findings), niacin deficiency (pellagra), other causes of peripheral neuropathy, seborrheic dermatitis from other causes</text:p>
          </table:table-cell>
          <table:table-cell table:style-name="ce5" office:value-type="string" calcext:value-type="string">
            <text:p>Plasma pyridoxal phosphate less than 20 nmol/L indicates deficiency (less than 30 nmol/L more commonly used); elevated homocysteine; evaluate for underlying cause (medication history, alcoholism, malabsorption)</text:p>
          </table:table-cell>
          <table:table-cell table:style-name="ce5" office:value-type="string" calcext:value-type="string">
            <text:p>Pyridoxine 50-100 mg orally daily for deficiency; higher doses (100-200 mg daily) for isoniazid-induced deficiency; prophylaxis: pyridoxine 25-50 mg daily with isoniazid therapy; treat underlying cause; avoid doses greater than 200 mg/day (risk of sensory neuropathy)</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19">
          <table:table-cell table:style-name="ce7" office:value-type="string" calcext:value-type="string">
            <text:p>Raynaud Phenomenon</text:p>
          </table:table-cell>
          <table:table-cell table:style-name="ce8" office:value-type="string" calcext:value-type="string">
            <text:p>Episodic digital color changes (white, blue, red) triggered by cold or stress; "triphasic color change in fingers"; primary (benign) versus secondary (associated with connective tissue disease)</text:p>
          </table:table-cell>
          <table:table-cell table:style-name="ce8" office:value-type="string" calcext:value-type="string">
            <text:p>Exaggerated vasospasm of digital arteries in response to cold or emotional stress; primary: functional abnormality without underlying disease; secondary: structural vascular damage from connective tissue diseases (especially systemic sclerosis), medications, occupational exposure</text:p>
          </table:table-cell>
          <table:table-cell table:style-name="ce8" office:value-type="string" calcext:value-type="string">
            <text:p>Affects 3-5% of general population; primary: onset age 15-30 years, female to male ratio 9:1; secondary: onset after age 30, associated with systemic sclerosis (90% of patients), systemic lupus erythematosus, mixed connective tissue disease</text:p>
          </table:table-cell>
          <table:table-cell table:style-name="ce8" office:value-type="string" calcext:value-type="string">
            <text:p>Episodic triphasic color changes: pallor (white from vasospasm), cyanosis (blue from deoxygenation), rubor (red from reperfusion); triggered by cold exposure or emotional stress; fingers most common, toes less common; primary: symmetric, spares thumbs, no tissue damage; secondary: asymmetric, may include thumbs, digital ulcers or pitting scars, abnormal nailfold capillaries</text:p>
          </table:table-cell>
          <table:table-cell table:style-name="ce8" office:value-type="string" calcext:value-type="string">
            <text:p>Episodes last minutes to hours; primary: lifelong but benign course; secondary: progressive with risk of digital ulceration, gangrene; 37.2% with presumed primary develop connective tissue disease over time</text:p>
          </table:table-cell>
          <table:table-cell table:style-name="ce5" office:value-type="string" calcext:value-type="string">
            <text:p>Primary versus secondary Raynaud; acrocyanosis (persistent blue discoloration without pallor phase), chilblains (pernio), thromboangiitis obliterans, cryoglobulinemia, thoracic outlet syndrome</text:p>
          </table:table-cell>
          <table:table-cell table:style-name="ce5" office:value-type="string" calcext:value-type="string">
            <text:p>Clinical diagnosis based on biphasic color change; nailfold capillaroscopy: normal in primary, enlarged capillary loops and dropout in secondary (especially systemic sclerosis); antinuclear antibody, erythrocyte sedimentation rate, complete blood count; specific autoantibodies if positive antinuclear antibody</text:p>
          </table:table-cell>
          <table:table-cell table:style-name="ce5" office:value-type="string" calcext:value-type="string">
            <text:p>Avoid cold exposure, smoking cessation, stress management; calcium channel blockers (nifedipine extended-release 30-90 mg daily) first-line for moderate to severe symptoms; alternatives: phosphodiesterase-5 inhibitors (sildenafil, tadalafil), topical nitroglycerin, prostacyclin analogues (iloprost) for severe secondary; treat underlying disease</text:p>
          </table:table-cell>
          <table:table-cell table:style-name="ce5" office:value-type="string" calcext:value-type="string">
            <text:p>N</text:p>
          </table:table-cell>
          <table:table-cell table:style-name="ce5" table:formula="of:=HYPERLINK(&quot;https://www.nejm.org/doi/full/10.1056/NEJMra1507638&quot;)" office:value-type="string" office:string-value="https://www.nejm.org/doi/full/10.1056/NEJMra1507638" calcext:value-type="string">
            <text:p>https://www.nejm.org/doi/full/10.1056/NEJMra1507638</text:p>
          </table:table-cell>
          <table:table-cell table:style-name="ce5" table:number-columns-repeated="15"/>
          <table:table-cell table:number-columns-repeated="998"/>
        </table:table-row>
        <table:table-row table:style-name="ro13">
          <table:table-cell table:style-name="ce7" office:value-type="string" calcext:value-type="string">
            <text:p>Rheumatoid Nodules</text:p>
          </table:table-cell>
          <table:table-cell table:style-name="ce8" office:value-type="string" calcext:value-type="string">
            <text:p>Firm subcutaneous nodules over pressure points (elbows, fingers) in patient with rheumatoid arthritis; "bumps on elbows"; associated with positive rheumatoid factor and severe disease</text:p>
          </table:table-cell>
          <table:table-cell table:style-name="ce8" office:value-type="string" calcext:value-type="string">
            <text:p>Granulomatous inflammation with central fibrinoid necrosis surrounded by palisading epithelioid macrophages; pathogenesis unclear; associated with high rheumatoid factor titers, anti-citrullinated protein antibodies, severe erosive disease, smoking</text:p>
          </table:table-cell>
          <table:table-cell table:style-name="ce8" office:value-type="string" calcext:value-type="string">
            <text:p>Most common extra-articular manifestation of rheumatoid arthritis; affects 20-35% of rheumatoid arthritis patients; more common in males; associated with rheumatoid factor positivity (87.7% high-positive), anti-citrullinated protein antibodies, bone erosion (77.2%), disease-modifying anti-rheumatic drug use (98.2%)</text:p>
          </table:table-cell>
          <table:table-cell table:style-name="ce8" office:value-type="string" calcext:value-type="string">
            <text:p>Firm, usually painless subcutaneous nodules 5 mm to several cm; most common sites: extensor surfaces (elbows, fingers), pressure points (sacrum, occiput, Achilles tendon); may occur in lungs, heart valves, vocal cords; mobile or fixed; skin-colored to erythematous; may ulcerate or become infected</text:p>
          </table:table-cell>
          <table:table-cell table:style-name="ce8" office:value-type="string" calcext:value-type="string">
            <text:p>Develop average 11.6 years after rheumatoid arthritis onset; chronic and persistent; may wax and wane with disease activity; can develop or worsen with methotrexate therapy (paradoxical)</text:p>
          </table:table-cell>
          <table:table-cell table:style-name="ce5" office:value-type="string" calcext:value-type="string">
            <text:p>Gouty tophi, xanthomas, granuloma annulare, sarcoidosis, necrobiosis lipoidica, subcutaneous calcifications, infection (abscess)</text:p>
          </table:table-cell>
          <table:table-cell table:style-name="ce5" office:value-type="string" calcext:value-type="string">
            <text:p>Clinical diagnosis in patient with rheumatoid arthritis; skin biopsy shows central fibrinoid necrosis surrounded by palisading epithelioid macrophages and outer layer of chronic inflammation; imaging if concern for internal nodules</text:p>
          </table:table-cell>
          <table:table-cell table:style-name="ce5" office:value-type="string" calcext:value-type="string">
            <text:p>Optimize rheumatoid arthritis treatment; surgical excision if symptomatic, infected, or cosmetically concerning; intralesional corticosteroids; hydroxychloroquine may reduce nodules; consider discontinuing methotrexate if nodules develop or worsen on therapy</text:p>
          </table:table-cell>
          <table:table-cell table:style-name="ce5" office:value-type="string" calcext:value-type="string">
            <text:p>N</text:p>
          </table:table-cell>
          <table:table-cell table:style-name="ce5" table:formula="of:=HYPERLINK(&quot;https://www.aafp.org/pubs/afp/issues/2024/1100/p515.html&quot;)" office:value-type="string" office:string-value="https://www.aafp.org/pubs/afp/issues/2024/1100/p515.html" calcext:value-type="string">
            <text:p>https://www.aafp.org/pubs/afp/issues/2024/1100/p515.html</text:p>
          </table:table-cell>
          <table:table-cell table:style-name="ce5" table:number-columns-repeated="15"/>
          <table:table-cell table:number-columns-repeated="998"/>
        </table:table-row>
        <table:table-row table:style-name="ro15">
          <table:table-cell table:style-name="ce7" office:value-type="string" calcext:value-type="string">
            <text:p>Riboflavin (Vitamin B2) Deficiency</text:p>
          </table:table-cell>
          <table:table-cell table:style-name="ce8" office:value-type="string" calcext:value-type="string">
            <text:p>Angular cheilosis, glossitis, seborrheic dermatitis, normocytic anemia; "sore mouth and lips"; often coexists with other B vitamin deficiencies</text:p>
          </table:table-cell>
          <table:table-cell table:style-name="ce8" office:value-type="string" calcext:value-type="string">
            <text:p>Deficiency of riboflavin (vitamin B2); flavin adenine dinucleotide and flavin mononucleotide are cofactors for energy metabolism, antioxidant reactions, metabolism of other B vitamins (folate, pyridoxine, niacin); causes: inadequate intake (dairy avoidance), alcoholism, malabsorption, phototherapy in neonates</text:p>
          </table:table-cell>
          <table:table-cell table:style-name="ce8" office:value-type="string" calcext:value-type="string">
            <text:p>Prevalence uncertain in United States but high in Europe if dairy avoided; severe deficiency rare in developed countries; subclinical deficiency may be widespread; risk factors: alcoholism, malabsorption, vegan diet, phototherapy in neonates</text:p>
          </table:table-cell>
          <table:table-cell table:style-name="ce8" office:value-type="string" calcext:value-type="string">
            <text:p>Orofacial: angular cheilosis (cracks at mouth corners), glossitis (magenta tongue), seborrheic dermatitis (nasolabial folds, scrotum); Ocular: photophobia, lacrimation, decreased visual acuity; Hematologic: normocytic anemia; may have pharyngitis, peripheral neuropathy</text:p>
          </table:table-cell>
          <table:table-cell table:style-name="ce8" office:value-type="string" calcext:value-type="string">
            <text:p>Develops over weeks to months of deficiency; symptoms improve within days to weeks of supplementation; dermatologic manifestations resolve first</text:p>
          </table:table-cell>
          <table:table-cell table:style-name="ce5" office:value-type="string" calcext:value-type="string">
            <text:p>Niacin deficiency (pellagra), pyridoxine deficiency, iron deficiency anemia, other causes of angular cheilosis (candidiasis, contact dermatitis)</text:p>
          </table:table-cell>
          <table:table-cell table:style-name="ce5" office:value-type="string" calcext:value-type="string">
            <text:p>Erythrocyte glutathione reductase activity coefficient: 1.2-1.4 considered low, greater than 1.4 deficient; red blood cell riboflavin less than 170 nmol/L detects 92% of cases with activity coefficient 1.4 or higher; no reliable plasma assay</text:p>
          </table:table-cell>
          <table:table-cell table:style-name="ce5" office:value-type="string" calcext:value-type="string">
            <text:p>Riboflavin 5-30 mg orally daily until symptoms resolve; maintenance 1.1-1.3 mg daily (recommended dietary allowance); treat underlying cause; multivitamin supplementation (often multiple deficiencies); dietary counseling (dairy products, eggs, lean meats, green vegetable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18">
          <table:table-cell table:style-name="ce7" office:value-type="string" calcext:value-type="string">
            <text:p>Rocky Mountain Spotted Fever</text:p>
          </table:table-cell>
          <table:table-cell table:style-name="ce8" office:value-type="string" calcext:value-type="string">
            <text:p>Fever, headache, myalgia followed by petechial rash starting on wrists and ankles spreading centrally including palms and soles; "rash on palms and soles after tick bite"; can be fatal if untreated</text:p>
          </table:table-cell>
          <table:table-cell table:style-name="ce8" office:value-type="string" calcext:value-type="string">
            <text:p>Infection with Rickettsia rickettsii transmitted by tick bite (Dermacentor variabilis, Dermacentor andersoni); rickettsiae invade endothelial cells causing vasculitis; increased vascular permeability leads to edema, hypovolemia, end-organ damage</text:p>
          </table:table-cell>
          <table:table-cell table:style-name="ce8" office:value-type="string" calcext:value-type="string">
            <text:p>Incidence 6-7 per million in United States; 60% of cases in 5 southern states (North Carolina, Oklahoma, Arkansas, Tennessee, Missouri); peak April to September; all ages affected; 50% do not recall tick exposure</text:p>
          </table:table-cell>
          <table:table-cell table:style-name="ce8" office:value-type="string" calcext:value-type="string">
            <text:p>Early (days 1-4): high fever, severe headache, malaise, myalgia, nausea, vomiting; Rash (days 2-5): maculopapular rash on wrists, forearms, ankles spreading to trunk, palms, soles; Late (day 6 and beyond): petechial rash (severe disease), altered mental status, pulmonary edema, acute respiratory distress syndrome, multiorgan failure; 10-15% never develop rash</text:p>
          </table:table-cell>
          <table:table-cell table:style-name="ce8" office:value-type="string" calcext:value-type="string">
            <text:p>Incubation 3-12 days; rash appears 2-5 days after fever onset; petechiae after day 6 indicate severe disease; mortality 20-25% untreated, less than 5% with prompt treatment; delay beyond 5 days increases fatality</text:p>
          </table:table-cell>
          <table:table-cell table:style-name="ce5" office:value-type="string" calcext:value-type="string">
            <text:p>Ehrlichiosis, anaplasmosis, meningococcemia, measles, typhus, thrombotic thrombocytopenic purpura, immune thrombocytopenic purpura, viral exanthem</text:p>
          </table:table-cell>
          <table:table-cell table:style-name="ce5" office:value-type="string" calcext:value-type="string">
            <text:p>Clinical diagnosis; do not delay treatment for laboratory confirmation; thrombocytopenia, hyponatremia, elevated hepatic transaminases; serology: 4-fold increase in immunoglobulin G by indirect immunofluorescence assay in paired samples (acute and convalescent 2-4 weeks later); polymerase chain reaction or immunohistochemistry of skin biopsy</text:p>
          </table:table-cell>
          <table:table-cell table:style-name="ce5" office:value-type="string" calcext:value-type="string">
            <text:p>Doxycycline 100 mg orally or intravenously twice daily for adults; doxycycline 2.2 mg/kg twice daily for children (regardless of age); start immediately on clinical suspicion; treat minimum 5-7 days and at least 3 days after fever subsides; chloramphenicol alternative in pregnancy (higher mortality)</text:p>
          </table:table-cell>
          <table:table-cell table:style-name="ce5" office:value-type="string" calcext:value-type="string">
            <text:p>Y</text:p>
          </table:table-cell>
          <table:table-cell table:style-name="ce5" table:formula="of:=HYPERLINK(&quot;https://www.cdc.gov/rmsf/index.html&quot;)" office:value-type="string" office:string-value="https://www.cdc.gov/rmsf/index.html" calcext:value-type="string">
            <text:p>https://www.cdc.gov/rmsf/index.html</text:p>
          </table:table-cell>
          <table:table-cell table:style-name="ce5" table:number-columns-repeated="15"/>
          <table:table-cell table:number-columns-repeated="998"/>
        </table:table-row>
        <table:table-row table:style-name="ro11">
          <table:table-cell table:style-name="ce7" office:value-type="string" calcext:value-type="string">
            <text:p>Rosacea</text:p>
          </table:table-cell>
          <table:table-cell table:style-name="ce8" office:value-type="string" calcext:value-type="string">
            <text:p>Central facial erythema, flushing, telangiectasias, papules and pustules; "red face with bumps"; spares nasolabial folds; adults 30-50 years</text:p>
          </table:table-cell>
          <table:table-cell table:style-name="ce8" office:value-type="string" calcext:value-type="string">
            <text:p>Chronic inflammatory skin disease; dysregulated innate immunity; neurovascular dysregulation; Demodex folliculorum proliferation; genetic predisposition; triggers include sun, heat, alcohol, spicy foods, stress</text:p>
          </table:table-cell>
          <table:table-cell table:style-name="ce8" office:value-type="string" calcext:value-type="string">
            <text:p>Affects 5% of population; peak age 30-50 years; more common in fair-skinned individuals; female predominance but more severe in males; underdiagnosed in skin of color</text:p>
          </table:table-cell>
          <table:table-cell table:style-name="ce8" office:value-type="string" calcext:value-type="string">
            <text:p>Fixed central facial erythema in characteristic pattern (cheeks, nose, chin, forehead); flushing; telangiectasias; papules and pustules without comedones; phymatous changes (skin thickening, rhinophyma); ocular involvement (dry eyes, blepharitis); burning and stinging</text:p>
          </table:table-cell>
          <table:table-cell table:style-name="ce8" office:value-type="string" calcext:value-type="string">
            <text:p>Chronic relapsing course; onset typically in 30s-40s; progressive without treatment; flares triggered by heat, sun, alcohol, spicy foods, stress; individual lesions develop over days</text:p>
          </table:table-cell>
          <table:table-cell table:style-name="ce5" office:value-type="string" calcext:value-type="string">
            <text:p>Acne vulgaris (has comedones), seborrheic dermatitis (affects scalp and hairline), lupus (spares nasolabial folds), perioral dermatitis, photodamage, carcinoid syndrome</text:p>
          </table:table-cell>
          <table:table-cell table:style-name="ce5" office:value-type="string" calcext:value-type="string">
            <text:p>Clinical diagnosis using 2017 National Rosacea Society criteria: requires one diagnostic feature (fixed erythema or phymatous changes) or two major features (papules/pustules, flushing, telangiectasias); skin biopsy rarely needed</text:p>
          </table:table-cell>
          <table:table-cell table:style-name="ce5" office:value-type="string" calcext:value-type="string">
            <text:p>Trigger avoidance; daily broad-spectrum sunscreen SPF 30 or higher; gentle skin care; Erythema/flushing: topical alpha-adrenergic agonists (brimonidine, oxymetazoline), oral beta-blockers; Papules/pustules: topical ivermectin, metronidazole, azelaic acid; oral doxycycline 40 mg daily for moderate-severe; isotretinoin for severe refractory cases</text:p>
          </table:table-cell>
          <table:table-cell table:style-name="ce5" office:value-type="string" calcext:value-type="string">
            <text:p>N</text:p>
          </table:table-cell>
          <table:table-cell table:style-name="ce5" table:formula="of:=HYPERLINK(&quot;https://www.aafp.org/pubs/afp/issues/2024/0600/p533.html&quot;)" office:value-type="string" office:string-value="https://www.aafp.org/pubs/afp/issues/2024/0600/p533.html" calcext:value-type="string">
            <text:p>https://www.aafp.org/pubs/afp/issues/2024/0600/p533.html</text:p>
          </table:table-cell>
          <table:table-cell table:style-name="ce5" table:number-columns-repeated="15"/>
          <table:table-cell table:number-columns-repeated="998"/>
        </table:table-row>
        <table:table-row table:style-name="ro16">
          <table:table-cell table:style-name="ce7" office:value-type="string" calcext:value-type="string">
            <text:p>Roseola (Exanthem Subitum)</text:p>
          </table:table-cell>
          <table:table-cell table:style-name="ce8" office:value-type="string" calcext:value-type="string">
            <text:p>High fever for 3-4 days in infant, then rash appears as fever breaks; "fever then feels fine"; caused by human herpesvirus 6 or 7</text:p>
          </table:table-cell>
          <table:table-cell table:style-name="ce8" office:value-type="string" calcext:value-type="string">
            <text:p>Primary infection with human herpesvirus 6B (most common) or human herpesvirus 7; viral replication in lymphocytes; viremia causes fever; rash appears as immune response clears virus</text:p>
          </table:table-cell>
          <table:table-cell table:style-name="ce8" office:value-type="string" calcext:value-type="string">
            <text:p>Peak age 6-15 months; nearly universal infection by age 2 years; human herpesvirus 7 infection occurs slightly later (mean 26 months); transmitted via saliva</text:p>
          </table:table-cell>
          <table:table-cell table:style-name="ce8" office:value-type="string" calcext:value-type="string">
            <text:p>High fever (38-40 degrees Celsius) for 3-5 days; child appears well despite fever; rash appears as fever resolves: pink maculopapular on trunk, face, extremities lasting 1-3 days; febrile seizures in 10-15%; may have mild upper respiratory symptoms, diarrhea</text:p>
          </table:table-cell>
          <table:table-cell table:style-name="ce8" office:value-type="string" calcext:value-type="string">
            <text:p>Incubation 5-15 days; fever 3-5 days; rash appears on day 3-4 as fever breaks; rash lasts 1-3 days; total illness 5-7 days; full recovery typical</text:p>
          </table:table-cell>
          <table:table-cell table:style-name="ce5" office:value-type="string" calcext:value-type="string">
            <text:p>Rubella, measles, scarlet fever, drug eruption, other viral exanthems</text:p>
          </table:table-cell>
          <table:table-cell table:style-name="ce5" office:value-type="string" calcext:value-type="string">
            <text:p>Clinical diagnosis based on characteristic fever pattern followed by rash; polymerase chain reaction from blood for confirmation if needed; serology shows immunoglobulin M or immunoglobulin G seroconversion</text:p>
          </table:table-cell>
          <table:table-cell table:style-name="ce5" office:value-type="string" calcext:value-type="string">
            <text:p>Supportive care: antipyretics for fever, hydration; seizure management if needed; antivirals (ganciclovir, foscarnet) reserved for severe disease in immunocompromised</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27">
          <table:table-cell table:style-name="ce7" office:value-type="string" calcext:value-type="string">
            <text:p>Rubella (German Measles)</text:p>
          </table:table-cell>
          <table:table-cell table:style-name="ce8" office:value-type="string" calcext:value-type="string">
            <text:p>Mild fever, posterior auricular and suboccipital lymphadenopathy, maculopapular rash starting on face; "3 Ls: low-grade fever, lymphadenopathy, light rash"; arthralgia in adults; congenital rubella syndrome if maternal infection</text:p>
          </table:table-cell>
          <table:table-cell table:style-name="ce8" office:value-type="string" calcext:value-type="string">
            <text:p>Infection with rubella virus (togavirus); virus replicates in nasopharynx and regional lymph nodes; viremia causes rash and systemic symptoms; transplacental transmission causes congenital rubella syndrome</text:p>
          </table:table-cell>
          <table:table-cell table:style-name="ce8" office:value-type="string" calcext:value-type="string">
            <text:p>Rare in vaccinated populations; incubation 12-23 days (average 17 days); 25-50% of infections asymptomatic; congenital rubella syndrome risk highest (greater than 90%) if maternal infection in first trimester</text:p>
          </table:table-cell>
          <table:table-cell table:style-name="ce8" office:value-type="string" calcext:value-type="string">
            <text:p>Prodrome: low-grade fever, headache, malaise, mild conjunctivitis, sore throat, cough; posterior auricular, posterior cervical, suboccipital lymphadenopathy (characteristic); maculopapular rash starts on face, spreads to trunk and extremities over 24 hours, lasts 3 days; arthralgia/arthritis in 70% of adult women; Congenital rubella syndrome: cataracts, cardiac defects (patent ductus arteriosus, pulmonary stenosis), sensorineural deafness, microcephaly, developmental delay</text:p>
          </table:table-cell>
          <table:table-cell table:style-name="ce8" office:value-type="string" calcext:value-type="string">
            <text:p>Incubation 12-23 days; prodrome up to 5 days before rash; lymphadenopathy starts before rash; rash lasts median 3 days; arthralgia lasts days to weeks</text:p>
          </table:table-cell>
          <table:table-cell table:style-name="ce5" office:value-type="string" calcext:value-type="string">
            <text:p>Measles (more severe, Koplik spots), scarlet fever (sandpaper rash, strawberry tongue), roseola, parvovirus B19, drug eruption</text:p>
          </table:table-cell>
          <table:table-cell table:style-name="ce5" office:value-type="string" calcext:value-type="string">
            <text:p>Rubella-specific immunoglobulin M antibody by enzyme immunoassay (peak 5 days after rash onset); 4-fold increase in immunoglobulin G between acute and convalescent samples; reverse transcription polymerase chain reaction from nasopharyngeal swab; notify public health authorities</text:p>
          </table:table-cell>
          <table:table-cell table:style-name="ce5" office:value-type="string" calcext:value-type="string">
            <text:p>Supportive care: antipyretics, hydration; isolation until 7 days after rash onset; post-exposure prophylaxis: measles-mumps-rubella vaccine within 72 hours if not immune; immunoglobulin for pregnant women; prevention: measles-mumps-rubella vaccination</text:p>
          </table:table-cell>
          <table:table-cell table:style-name="ce5" office:value-type="string" calcext:value-type="string">
            <text:p>Y</text:p>
          </table:table-cell>
          <table:table-cell table:style-name="ce5" table:formula="of:=HYPERLINK(&quot;https://www.cdc.gov/rubella/index.html&quot;)" office:value-type="string" office:string-value="https://www.cdc.gov/rubella/index.html" calcext:value-type="string">
            <text:p>https://www.cdc.gov/rubella/index.html</text:p>
          </table:table-cell>
          <table:table-cell table:style-name="ce5" table:number-columns-repeated="15"/>
          <table:table-cell table:number-columns-repeated="998"/>
        </table:table-row>
        <table:table-row table:style-name="ro22">
          <table:table-cell table:style-name="ce7" office:value-type="string" calcext:value-type="string">
            <text:p>Sarcoidosis</text:p>
          </table:table-cell>
          <table:table-cell table:style-name="ce8" office:value-type="string" calcext:value-type="string">
            <text:p>Bilateral hilar lymphadenopathy with or without pulmonary infiltrates; erythema nodosum; lupus pernio; "non-caseating granulomas everywhere"</text:p>
          </table:table-cell>
          <table:table-cell table:style-name="ce8" office:value-type="string" calcext:value-type="string">
            <text:p>Multisystem granulomatous disease of unknown etiology; exaggerated cellular immune response to unknown antigen; non-caseating granulomas in affected organs; genetic susceptibility; environmental triggers suspected</text:p>
          </table:table-cell>
          <table:table-cell table:style-name="ce8" office:value-type="string" calcext:value-type="string">
            <text:p>Incidence 10-20 per 100,000; peak age 20-40 years; more common in African Americans (3-4 times) and Northern Europeans; female predominance; Lofgren syndrome (acute sarcoidosis with erythema nodosum, bilateral hilar lymphadenopathy, arthritis) has good prognosis</text:p>
          </table:table-cell>
          <table:table-cell table:style-name="ce8" office:value-type="string" calcext:value-type="string">
            <text:p>Pulmonary (90%): dyspnea, cough, chest pain; bilateral hilar lymphadenopathy; Skin (25%): erythema nodosum (acute), lupus pernio (chronic violaceous plaques on nose, cheeks, ears), papules, plaques, scars; Eyes (25%): uveitis, dry eyes; Cardiac (5%): arrhythmias, heart block, cardiomyopathy; Neurologic (5%): cranial neuropathies (especially facial nerve), meningitis; Hypercalcemia; Constitutional symptoms</text:p>
          </table:table-cell>
          <table:table-cell table:style-name="ce8" office:value-type="string" calcext:value-type="string">
            <text:p>Acute (Lofgren syndrome): self-limited over months; Chronic: insidious onset, progressive over years; spontaneous remission in 60-70% within 2 years; 10-30% develop chronic progressive disease</text:p>
          </table:table-cell>
          <table:table-cell table:style-name="ce5" office:value-type="string" calcext:value-type="string">
            <text:p>Tuberculosis (caseating granulomas), fungal infections, lymphoma, berylliosis, hypersensitivity pneumonitis, other granulomatous diseases</text:p>
          </table:table-cell>
          <table:table-cell table:style-name="ce5" office:value-type="string" calcext:value-type="string">
            <text:p>Chest radiography: bilateral hilar lymphadenopathy (stage I), pulmonary infiltrates (stage II-III), fibrosis (stage IV); elevated angiotensin-converting enzyme (60%); hypercalcemia; tissue biopsy showing non-caseating granulomas; exclude infections with cultures, stains</text:p>
          </table:table-cell>
          <table:table-cell table:style-name="ce5" office:value-type="string" calcext:value-type="string">
            <text:p>Asymptomatic: observation; Symptomatic: systemic corticosteroids (prednisone 20-40 mg daily, taper over 6-12 months); steroid-sparing agents: methotrexate, azathioprine, hydroxychloroquine; biologics (tumor necrosis factor inhibitors) for refractory disease; treat specific organ involvement (cardiac, neurologic, ocular)</text:p>
          </table:table-cell>
          <table:table-cell table:style-name="ce5" office:value-type="string" calcext:value-type="string">
            <text:p>Y</text:p>
          </table:table-cell>
          <table:table-cell table:style-name="ce5" table:formula="of:=HYPERLINK(&quot;https://www.ncbi.nlm.nih.gov/books/NBK448194/&quot;)" office:value-type="string" office:string-value="https://www.ncbi.nlm.nih.gov/books/NBK448194/" calcext:value-type="string">
            <text:p>https://www.ncbi.nlm.nih.gov/books/NBK448194/</text:p>
          </table:table-cell>
          <table:table-cell table:style-name="ce5" table:number-columns-repeated="15"/>
          <table:table-cell table:number-columns-repeated="998"/>
        </table:table-row>
        <table:table-row table:style-name="ro15">
          <table:table-cell table:style-name="ce7" office:value-type="string" calcext:value-type="string">
            <text:p>Scabies</text:p>
          </table:table-cell>
          <table:table-cell table:style-name="ce8" office:value-type="string" calcext:value-type="string">
            <text:p>Intense pruritus worse at night; burrows in web spaces, wrists, genitals; "itchy rash between fingers"; caused by Sarcoptes scabiei mite</text:p>
          </table:table-cell>
          <table:table-cell table:style-name="ce8" office:value-type="string" calcext:value-type="string">
            <text:p>Infestation with Sarcoptes scabiei mite; female mite burrows into stratum corneum laying eggs; hypersensitivity reaction to mite, eggs, feces causes pruritus and rash; transmitted by prolonged skin-to-skin contact</text:p>
          </table:table-cell>
          <table:table-cell table:style-name="ce8" office:value-type="string" calcext:value-type="string">
            <text:p>Common; estimated 200 million cases worldwide; affects all socioeconomic groups; outbreaks in nursing homes, hospitals, prisons; incubation 2-6 weeks for first infestation, 1-3 days for re-infestation</text:p>
          </table:table-cell>
          <table:table-cell table:style-name="ce8" office:value-type="string" calcext:value-type="string">
            <text:p>Intense pruritus worse at night; burrows (pathognomonic): linear or S-shaped ridges in web spaces, wrists, elbows, axillae, waistline, genitals, buttocks; excoriated papules; secondary bacterial infection common; crusted (Norwegian) scabies in immunocompromised: thick crusts with millions of mites</text:p>
          </table:table-cell>
          <table:table-cell table:style-name="ce8" office:value-type="string" calcext:value-type="string">
            <text:p>Incubation 2-6 weeks for first infestation; pruritus and rash develop as hypersensitivity reaction; pruritus may persist 2-4 weeks after successful treatment; re-infestation causes symptoms within 1-3 days</text:p>
          </table:table-cell>
          <table:table-cell table:style-name="ce5" office:value-type="string" calcext:value-type="string">
            <text:p>Atopic dermatitis, contact dermatitis, insect bites, folliculitis, impetigo, dermatitis herpetiformis</text:p>
          </table:table-cell>
          <table:table-cell table:style-name="ce5" office:value-type="string" calcext:value-type="string">
            <text:p>Clinical diagnosis based on pruritus and distribution; dermoscopy may reveal mites or burrows; skin scraping with mineral oil: identify mites, eggs, or feces under microscopy (sensitivity 50%); burrow ink test</text:p>
          </table:table-cell>
          <table:table-cell table:style-name="ce5" office:value-type="string" calcext:value-type="string">
            <text:p>Permethrin 5% cream applied neck down, wash off after 8-14 hours, repeat in 1 week; alternative: ivermectin 200 micrograms/kg orally, repeat in 2 weeks; treat all household and close contacts simultaneously; wash bedding and clothing in hot water; antihistamines for pruritus; topical corticosteroids for inflammation</text:p>
          </table:table-cell>
          <table:table-cell table:style-name="ce5" office:value-type="string" calcext:value-type="string">
            <text:p>N</text:p>
          </table:table-cell>
          <table:table-cell table:style-name="ce5" table:formula="of:=HYPERLINK(&quot;https://www.cdc.gov/parasites/scabies/index.html&quot;)" office:value-type="string" office:string-value="https://www.cdc.gov/parasites/scabies/index.html" calcext:value-type="string">
            <text:p>https://www.cdc.gov/parasites/scabies/index.html</text:p>
          </table:table-cell>
          <table:table-cell table:style-name="ce5" table:number-columns-repeated="15"/>
          <table:table-cell table:number-columns-repeated="998"/>
        </table:table-row>
        <table:table-row table:style-name="ro22">
          <table:table-cell table:style-name="ce7" office:value-type="string" calcext:value-type="string">
            <text:p>Scarlet Fever</text:p>
          </table:table-cell>
          <table:table-cell table:style-name="ce8" office:value-type="string" calcext:value-type="string">
            <text:p>Sandpaper-like rash, strawberry tongue, circumoral pallor in child with strep throat; "sandpaper rash with strawberry tongue"; Pastia lines in flexural creases</text:p>
          </table:table-cell>
          <table:table-cell table:style-name="ce8" office:value-type="string" calcext:value-type="string">
            <text:p>Group A Streptococcus (Streptococcus pyogenes) pharyngitis with erythrogenic toxin production; toxin causes diffuse erythematous rash; immune-mediated complications include rheumatic fever, post-streptococcal glomerulonephritis</text:p>
          </table:table-cell>
          <table:table-cell table:style-name="ce8" office:value-type="string" calcext:value-type="string">
            <text:p>Peak age 5-15 years; more common in children than adults; winter and spring predominance; transmitted by respiratory droplets; incubation 2-5 days</text:p>
          </table:table-cell>
          <table:table-cell table:style-name="ce8" office:value-type="string" calcext:value-type="string">
            <text:p>Prodrome: fever, sore throat, headache, vomiting; Pharyngitis: exudative tonsillitis, palatal petechiae; Rash (12-48 hours after fever): diffuse erythematous blanching sandpaper-like rash starting on neck and chest, spreading to trunk and extremities; spares palms and soles; circumoral pallor; Pastia lines (accentuation in flexural creases); strawberry tongue (white then red); desquamation 1-2 weeks after rash onset</text:p>
          </table:table-cell>
          <table:table-cell table:style-name="ce8" office:value-type="string" calcext:value-type="string">
            <text:p>Incubation 2-5 days; rash appears 12-48 hours after fever onset; rash lasts 4-5 days; desquamation begins as rash fades and lasts 1-2 weeks</text:p>
          </table:table-cell>
          <table:table-cell table:style-name="ce5" office:value-type="string" calcext:value-type="string">
            <text:p>Kawasaki disease (younger age, conjunctivitis, no pharyngitis), staphylococcal toxic shock syndrome, viral exanthems (measles, rubella), drug eruption</text:p>
          </table:table-cell>
          <table:table-cell table:style-name="ce5" office:value-type="string" calcext:value-type="string">
            <text:p>Clinical diagnosis; rapid antigen detection test for group A Streptococcus; throat culture (gold standard); antistreptolysin O titer or anti-DNase B for post-streptococcal complications</text:p>
          </table:table-cell>
          <table:table-cell table:style-name="ce5" office:value-type="string" calcext:value-type="string">
            <text:p>Penicillin V 250 mg orally three times daily for 10 days (children) or 500 mg twice daily (adults); amoxicillin 50 mg/kg/day divided twice daily for 10 days; alternatives: cephalexin, azithromycin, clindamycin; antipyretics; monitor for complications (rheumatic fever, post-streptococcal glomerulonephritis)</text:p>
          </table:table-cell>
          <table:table-cell table:style-name="ce5" office:value-type="string" calcext:value-type="string">
            <text:p>N</text:p>
          </table:table-cell>
          <table:table-cell table:style-name="ce5" table:formula="of:=HYPERLINK(&quot;https://www.cdc.gov/groupastrep/diseases-public/scarlet-fever.html&quot;)" office:value-type="string" office:string-value="https://www.cdc.gov/groupastrep/diseases-public/scarlet-fever.html" calcext:value-type="string">
            <text:p>https://www.cdc.gov/groupastrep/diseases-public/scarlet-fever.html</text:p>
          </table:table-cell>
          <table:table-cell table:style-name="ce5" table:number-columns-repeated="15"/>
          <table:table-cell table:number-columns-repeated="998"/>
        </table:table-row>
        <table:table-row table:style-name="ro23">
          <table:table-cell table:style-name="ce7" office:value-type="string" calcext:value-type="string">
            <text:p>Scarring (Cicatricial) Alopecia</text:p>
          </table:table-cell>
          <table:table-cell table:style-name="ce5" office:value-type="string" calcext:value-type="string">
            <text:p>Permanent hair loss with smooth, shiny scalp lacking follicular openings; "shiny scalp with no pores"; may have inflammation, scaling, or pustules; central centrifugal cicatricial alopecia common in African American women</text:p>
          </table:table-cell>
          <table:table-cell table:style-name="ce5" office:value-type="string" calcext:value-type="string">
            <text:p>Primary destruction of hair follicles with replacement by fibrous tissue; lymphocytic (lichen planopilaris, frontal fibrosing alopecia, central centrifugal cicatricial alopecia) or neutrophilic/mixed (folliculitis decalvans, dissecting cellulitis) inflammation; follicular stem cells destroyed leading to permanent hair loss</text:p>
          </table:table-cell>
          <table:table-cell table:style-name="ce5" office:value-type="string" calcext:value-type="string">
            <text:p>Affects all ages and ethnicities; central centrifugal cicatricial alopecia most common in African American women; lichen planopilaris more common in middle-aged women; frontal fibrosing alopecia increasing in postmenopausal women</text:p>
          </table:table-cell>
          <table:table-cell table:style-name="ce5" office:value-type="string" calcext:value-type="string">
            <text:p>Permanent patches of hair loss with smooth, shiny scalp; absence of follicular openings; may have erythema, scaling, pustules, or crusting at active margins; pruritus, burning, or tenderness; scarring visible on close examination; central centrifugal cicatricial alopecia: starts at vertex, expands centrifugally; frontal fibrosing alopecia: band-like recession of frontal hairline and eyebrows</text:p>
          </table:table-cell>
          <table:table-cell table:style-name="ce5" office:value-type="string" calcext:value-type="string">
            <text:p>Progressive over months to years; active inflammatory phase followed by burnt-out scarred phase; early treatment critical to prevent further follicle destruction; hair loss is permanent and irreversible</text:p>
          </table:table-cell>
          <table:table-cell table:style-name="ce5" office:value-type="string" calcext:value-type="string">
            <text:p>Non-scarring alopecia (androgenetic alopecia, alopecia areata, telogen effluvium), tinea capitis, traction alopecia (early stages may be reversible), discoid lupus erythematosus</text:p>
          </table:table-cell>
          <table:table-cell table:style-name="ce5" office:value-type="string" calcext:value-type="string">
            <text:p>Clinical diagnosis with dermoscopy showing absence of follicular openings; scalp biopsy from active margin (two 4-mm punch biopsies: one for vertical sectioning, one for horizontal sectioning) shows follicular destruction with fibrosis and inflammatory infiltrate; direct immunofluorescence if lupus suspected</text:p>
          </table:table-cell>
          <table:table-cell table:style-name="ce5" office:value-type="string" calcext:value-type="string">
            <text:p>Early treatment essential; high-potency topical corticosteroids; intralesional triamcinolone 5-10 mg/mL monthly; systemic therapy for progressive disease: hydroxychloroquine 200-400 mg daily, doxycycline 100 mg twice daily, mycophenolate mofetil, oral corticosteroids; antibiotics for neutrophilic types; hair transplantation only after disease inactive for 1-2 years</text:p>
          </table:table-cell>
          <table:table-cell table:style-name="ce5" office:value-type="string" calcext:value-type="string">
            <text:p>N</text:p>
          </table:table-cell>
          <table:table-cell table:style-name="ce5" table:formula="of:=HYPERLINK(&quot;https://www.aafp.org/pubs/afp/issues/2024/0900/p243.html&quot;)" office:value-type="string" office:string-value="https://www.aafp.org/pubs/afp/issues/2024/0900/p243.html" calcext:value-type="string">
            <text:p>https://www.aafp.org/pubs/afp/issues/2024/0900/p243.html</text:p>
          </table:table-cell>
          <table:table-cell table:style-name="ce5" table:number-columns-repeated="15"/>
          <table:table-cell table:number-columns-repeated="998"/>
        </table:table-row>
        <table:table-row table:style-name="ro13">
          <table:table-cell table:style-name="ce7" office:value-type="string" calcext:value-type="string">
            <text:p>Sebaceous Gland Hyperplasia</text:p>
          </table:table-cell>
          <table:table-cell table:style-name="ce5" office:value-type="string" calcext:value-type="string">
            <text:p>Dome-shaped yellow papules with central umbilication on forehead and cheeks in older adults; "yellow bumps with belly buttons on face"; multiple lesions common</text:p>
          </table:table-cell>
          <table:table-cell table:style-name="ce5" office:value-type="string" calcext:value-type="string">
            <text:p>Benign enlargement of sebaceous glands; increased sebocyte proliferation; associated with aging, sun exposure, immunosuppression, cyclosporine therapy; represents hyperplasia not neoplasia</text:p>
          </table:table-cell>
          <table:table-cell table:style-name="ce5" office:value-type="string" calcext:value-type="string">
            <text:p>Common in middle-aged and older adults; more common in men; affects 1% of general population, increases with age; associated with chronic sun exposure</text:p>
          </table:table-cell>
          <table:table-cell table:style-name="ce5" office:value-type="string" calcext:value-type="string">
            <text:p>Multiple small (1-4 mm) dome-shaped, soft, yellow to skin-colored papules with central umbilication; primarily on forehead, cheeks, nose; asymptomatic; may have telangiectasias on surface; dermoscopy shows crown vessels at base of follicle and between yellow lobules</text:p>
          </table:table-cell>
          <table:table-cell table:style-name="ce5" office:value-type="string" calcext:value-type="string">
            <text:p>Develops in middle age and increases with aging; lesions persist indefinitely; may slowly increase in number; stable once formed</text:p>
          </table:table-cell>
          <table:table-cell table:style-name="ce5" office:value-type="string" calcext:value-type="string">
            <text:p>Basal cell carcinoma (more pink, enlarges over time, arborizing vessels on dermoscopy), molluscum contagiosum (younger patients, different distribution), sebaceous adenoma (solitary, larger), nevus sebaceus</text:p>
          </table:table-cell>
          <table:table-cell table:style-name="ce5" office:value-type="string" calcext:value-type="string">
            <text:p>Clinical diagnosis; dermoscopy shows hair follicles surrounded by yellow lobules with crown vessels; biopsy if uncertain: shows enlarged sebaceous glands with multiple lobules opening into central dilated duct</text:p>
          </table:table-cell>
          <table:table-cell table:style-name="ce5" office:value-type="string" calcext:value-type="string">
            <text:p>No treatment required; cosmetic options: cryotherapy, shave excision, electrodesiccation and curettage, laser ablation (carbon dioxide, pulsed dye), chemical cautery, photodynamic therapy; oral isotretinoin for widespread lesions; lesions may recur after treatmen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5">
          <table:table-cell table:style-name="ce7" office:value-type="string" calcext:value-type="string">
            <text:p>Sebaceous Nevus of Jadassohn</text:p>
          </table:table-cell>
          <table:table-cell table:style-name="ce5" office:value-type="string" calcext:value-type="string">
            <text:p>Yellow-orange hairless plaque on scalp or face present at birth; "bald yellow patch on baby's head"; becomes verrucous at puberty; risk of secondary neoplasms</text:p>
          </table:table-cell>
          <table:table-cell table:style-name="ce5" office:value-type="string" calcext:value-type="string">
            <text:p>Congenital hamartoma with abnormal sebaceous glands, hair follicles, apocrine glands; hormonal changes at puberty cause lesion to become more prominent and verrucous; secondary neoplasms develop in 10-30% (mostly benign trichoblastoma, syringocystadenoma papilliferum; basal cell carcinoma rare)</text:p>
          </table:table-cell>
          <table:table-cell table:style-name="ce5" office:value-type="string" calcext:value-type="string">
            <text:p>Affects 0.3% of newborns; no gender predominance; sporadic; may be associated with epidermal nevus syndrome (central nervous system, skeletal, ocular abnormalities) if extensive</text:p>
          </table:table-cell>
          <table:table-cell table:style-name="ce5" office:value-type="string" calcext:value-type="string">
            <text:p>Congenital hairless yellow-orange plaque on scalp (50-75%) or face; smooth surface in infancy; becomes thickened, verrucous, nodular at puberty; typically solitary, well-demarcated, oval or linear; 1-9 cm; asymptomatic; secondary tumors appear as nodules within lesion</text:p>
          </table:table-cell>
          <table:table-cell table:style-name="ce5" office:value-type="string" calcext:value-type="string">
            <text:p>Present at birth; relatively flat and smooth in childhood; becomes raised, verrucous, and more prominent at puberty due to hormonal stimulation; secondary neoplasms develop in adulthood (average age 30-40 years)</text:p>
          </table:table-cell>
          <table:table-cell table:style-name="ce5" office:value-type="string" calcext:value-type="string">
            <text:p>Aplasia cutis congenita, juvenile xanthogranuloma, mastocytoma, epidermal nevus, congenital melanocytic nevus</text:p>
          </table:table-cell>
          <table:table-cell table:style-name="ce5" office:value-type="string" calcext:value-type="string">
            <text:p>Clinical diagnosis based on characteristic appearance and location; skin biopsy shows immature hair follicles, sebaceous glands, apocrine glands in dermis; biopsy any nodular areas to exclude secondary neoplasm</text:p>
          </table:table-cell>
          <table:table-cell table:style-name="ce5" office:value-type="string" calcext:value-type="string">
            <text:p>Prophylactic excision recommended before or during puberty to prevent secondary neoplasms and for cosmetic reasons; complete excision with primary closure or tissue expansion; observation acceptable with close monitoring for nodular changes; excise any suspicious nodules</text:p>
          </table:table-cell>
          <table:table-cell table:style-name="ce5" office:value-type="string" calcext:value-type="string">
            <text:p>N</text:p>
          </table:table-cell>
          <table:table-cell table:style-name="ce5" table:formula="of:=HYPERLINK(&quot;https://www.ncbi.nlm.nih.gov/books/NBK470172/&quot;)" office:value-type="string" office:string-value="https://www.ncbi.nlm.nih.gov/books/NBK470172/" calcext:value-type="string">
            <text:p>https://www.ncbi.nlm.nih.gov/books/NBK470172/</text:p>
          </table:table-cell>
          <table:table-cell table:style-name="ce5" table:number-columns-repeated="15"/>
          <table:table-cell table:number-columns-repeated="998"/>
        </table:table-row>
        <table:table-row table:style-name="ro18">
          <table:table-cell table:style-name="ce7" office:value-type="string" calcext:value-type="string">
            <text:p>Seborrheic Dermatitis</text:p>
          </table:table-cell>
          <table:table-cell table:style-name="ce5" office:value-type="string" calcext:value-type="string">
            <text:p>Greasy yellow scales with erythema on scalp, nasolabial folds, eyebrows, chest; "dandruff plus greasy scales on face"; associated with Parkinson disease and HIV</text:p>
          </table:table-cell>
          <table:table-cell table:style-name="ce5" office:value-type="string" calcext:value-type="string">
            <text:p>Chronic inflammatory condition; Malassezia yeast colonization triggers inflammatory response in genetically susceptible individuals; sebaceous gland activity contributes; immune dysregulation; neurologic diseases (Parkinson) and immunosuppression (HIV) increase severity</text:p>
          </table:table-cell>
          <table:table-cell table:style-name="ce5" office:value-type="string" calcext:value-type="string">
            <text:p>Affects 1-3% of general population; infantile form (cradle cap) affects up to 70% of infants in first 3 months; adult form: prevalence 11.6% overall, 2.8% clinically significant; peak age 35-44 years; more common and severe in Parkinson disease (30-80%) and HIV (34-83%)</text:p>
          </table:table-cell>
          <table:table-cell table:style-name="ce5" office:value-type="string" calcext:value-type="string">
            <text:p>Scalp: greasy yellow scales (dandruff) to thick crusts with erythema; Face: erythematous patches with greasy scales on eyebrows, glabella, nasolabial folds, beard area; Chest: petaloid pattern with circinate patches; Intertriginous areas: erythema with fissuring; mild to moderate pruritus; blepharitis common; severe in HIV patients</text:p>
          </table:table-cell>
          <table:table-cell table:style-name="ce5" office:value-type="string" calcext:value-type="string">
            <text:p>Infantile form: appears first 3 months of life, resolves by 1 year; Adult form: chronic relapsing course; flares in winter, with stress, illness; improves in summer</text:p>
          </table:table-cell>
          <table:table-cell table:style-name="ce5" office:value-type="string" calcext:value-type="string">
            <text:p>Psoriasis (thicker scale, well-demarcated, extensor surfaces), atopic dermatitis (more pruritic, flexural), tinea capitis (potassium hydroxide positive), rosacea, systemic lupus erythematosus</text:p>
          </table:table-cell>
          <table:table-cell table:style-name="ce5" office:value-type="string" calcext:value-type="string">
            <text:p>Clinical diagnosis; potassium hydroxide preparation to exclude tinea; skin biopsy if uncertain: shows parakeratosis, spongiosis, perivascular lymphocytic infiltrate</text:p>
          </table:table-cell>
          <table:table-cell table:style-name="ce5" office:value-type="string" calcext:value-type="string">
            <text:p>Scalp: antifungal shampoos (ketoconazole 2%, selenium sulfide 2.5%, zinc pyrithione 1-2%) twice weekly; Face/body: topical antifungals (ketoconazole 2% cream), topical corticosteroids (low to mid-potency), topical calcineurin inhibitors (pimecrolimus 1%, tacrolimus 0.1%); maintenance with antifungal shampoos or creams 1-2 times weekly</text:p>
          </table:table-cell>
          <table:table-cell table:style-name="ce5" office:value-type="string" calcext:value-type="string">
            <text:p>N</text:p>
          </table:table-cell>
          <table:table-cell table:style-name="ce5" table:formula="of:=HYPERLINK(&quot;https://www.aafp.org/pubs/afp/issues/2025/0800/p166.html&quot;)" office:value-type="string" office:string-value="https://www.aafp.org/pubs/afp/issues/2025/0800/p166.html" calcext:value-type="string">
            <text:p>https://www.aafp.org/pubs/afp/issues/2025/0800/p166.html</text:p>
          </table:table-cell>
          <table:table-cell table:style-name="ce5" table:number-columns-repeated="15"/>
          <table:table-cell table:number-columns-repeated="998"/>
        </table:table-row>
        <table:table-row table:style-name="ro10">
          <table:table-cell table:style-name="ce7" office:value-type="string" calcext:value-type="string">
            <text:p>Seborrheic Keratosis</text:p>
          </table:table-cell>
          <table:table-cell table:style-name="ce5" office:value-type="string" calcext:value-type="string">
            <text:p>Stuck-on waxy brown papules and plaques; "looks like it was stuck on with glue"; common in older adults; "barnacles of aging"</text:p>
          </table:table-cell>
          <table:table-cell table:style-name="ce5" office:value-type="string" calcext:value-type="string">
            <text:p>Benign epidermal tumor; clonal proliferation of keratinocytes; mutations in FGFR3, PIK3CA genes; not premalignant; sign of Leser-Trelat (sudden eruption of multiple seborrheic keratoses) may indicate internal malignancy</text:p>
          </table:table-cell>
          <table:table-cell table:style-name="ce5" office:value-type="string" calcext:value-type="string">
            <text:p>Very common; increases with age; affects more than 90% of adults over 60 years; equal gender distribution; more common in fair-skinned individuals; familial tendency</text:p>
          </table:table-cell>
          <table:table-cell table:style-name="ce5" office:value-type="string" calcext:value-type="string">
            <text:p>Well-demarcated, round to oval, brown to black papules or plaques with stuck-on waxy appearance; surface may have keratin plugs (horn cysts); range 0.2-3 cm; trunk, face, extremities; usually multiple; asymptomatic or mildly pruritic; may become irritated or inflamed</text:p>
          </table:table-cell>
          <table:table-cell table:style-name="ce5" office:value-type="string" calcext:value-type="string">
            <text:p>Develop in middle age and increase in number with aging; individual lesions grow slowly; persist indefinitely; sign of Leser-Trelat: sudden appearance of multiple lesions may indicate internal malignancy (gastric adenocarcinoma most common)</text:p>
          </table:table-cell>
          <table:table-cell table:style-name="ce5" office:value-type="string" calcext:value-type="string">
            <text:p>Melanoma (asymmetry, color variation, evolution), pigmented basal cell carcinoma, solar lentigo, verruca, actinic keratosis, melanocytic nevus</text:p>
          </table:table-cell>
          <table:table-cell table:style-name="ce5" office:value-type="string" calcext:value-type="string">
            <text:p>Clinical diagnosis; dermoscopy shows milia-like cysts, comedo-like openings, fissures and ridges (brain-like pattern), hairpin vessels; biopsy if concern for melanoma: shows acanthosis, hyperkeratosis, horn cysts</text:p>
          </table:table-cell>
          <table:table-cell table:style-name="ce5" office:value-type="string" calcext:value-type="string">
            <text:p>No treatment required; removal for cosmetic reasons, irritation, or diagnostic uncertainty: cryotherapy (first-line), shave excision, electrodesiccation and curettage, laser ablation; evaluate for internal malignancy if sign of Leser-Trela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23">
          <table:table-cell table:style-name="ce7" office:value-type="string" calcext:value-type="string">
            <text:p>Serum Sickness</text:p>
          </table:table-cell>
          <table:table-cell table:style-name="ce5" office:value-type="string" calcext:value-type="string">
            <text:p>Fever, arthralgia, urticarial rash 7-14 days after antigen exposure (antibiotics, antitoxins); "rash and joint pain after penicillin"; immune complex-mediated hypersensitivity</text:p>
          </table:table-cell>
          <table:table-cell table:style-name="ce5" office:value-type="string" calcext:value-type="string">
            <text:p>Type III hypersensitivity reaction; immune complex formation (antigen-antibody complexes) with complement activation; immune complexes deposit in blood vessels, joints, kidneys causing inflammation; classic causes: heterologous antisera (antithymocyte globulin, antivenom), antibiotics (penicillins, cephalosporins, sulfonamides)</text:p>
          </table:table-cell>
          <table:table-cell table:style-name="ce5" office:value-type="string" calcext:value-type="string">
            <text:p>Rare since decreased use of animal-derived antisera; incidence varies by causative agent; occurs 7-14 days after first exposure or 1-3 days after re-exposure; affects all ages</text:p>
          </table:table-cell>
          <table:table-cell table:style-name="ce5" office:value-type="string" calcext:value-type="string">
            <text:p>Fever, malaise, arthralgia (large joints: knees, ankles, wrists); urticarial rash (may be purpuric); lymphadenopathy; edema of face, hands, feet; may have glomerulonephritis, vasculitis, neuropathy; gastrointestinal symptoms (nausea, vomiting, diarrhea)</text:p>
          </table:table-cell>
          <table:table-cell table:style-name="ce5" office:value-type="string" calcext:value-type="string">
            <text:p>Incubation 7-14 days after first exposure (1-3 days after re-exposure); symptoms develop acutely; duration 1-2 weeks; self-limited once antigen cleared; may recur with re-exposure</text:p>
          </table:table-cell>
          <table:table-cell table:style-name="ce5" office:value-type="string" calcext:value-type="string">
            <text:p>Serum sickness-like reaction (no immune complexes, no complement consumption), viral infection, drug reaction with eosinophilia and systemic symptoms, urticaria, vasculitis, systemic lupus erythematosus</text:p>
          </table:table-cell>
          <table:table-cell table:style-name="ce5" office:value-type="string" calcext:value-type="string">
            <text:p>Clinical diagnosis based on temporal relationship to antigen exposure; decreased complement C3 and C4; elevated erythrocyte sedimentation rate and C-reactive protein; urinalysis for proteinuria, hematuria; no eosinophilia (distinguishes from serum sickness-like reaction); circulating immune complexes may be detected</text:p>
          </table:table-cell>
          <table:table-cell table:style-name="ce5" office:value-type="string" calcext:value-type="string">
            <text:p>Discontinue offending agent; antihistamines for urticaria; nonsteroidal anti-inflammatory drugs for arthralgia; corticosteroids (prednisone 0.5-1 mg/kg/day for 1-2 weeks) for severe symptoms; supportive care; symptoms resolve within 1-2 weeks</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9">
          <table:table-cell table:style-name="ce7" office:value-type="string" calcext:value-type="string">
            <text:p>Serum Sickness-Like Reaction</text:p>
          </table:table-cell>
          <table:table-cell table:style-name="ce5" office:value-type="string" calcext:value-type="string">
            <text:p>Fever, arthralgia, urticarial rash after medication (especially cefaclor); "looks like serum sickness but isn't"; no immune complexes; more common in children</text:p>
          </table:table-cell>
          <table:table-cell table:style-name="ce5" office:value-type="string" calcext:value-type="string">
            <text:p>Non-immune complex-mediated hypersensitivity reaction; exact mechanism unclear; direct drug effect or metabolite-induced inflammation; not true type III hypersensitivity; normal complement levels; eosinophilia common; most common with cefaclor, other beta-lactams, bupropion, minocycline</text:p>
          </table:table-cell>
          <table:table-cell table:style-name="ce5" office:value-type="string" calcext:value-type="string">
            <text:p>More common than true serum sickness; affects 1-2% of patients taking cefaclor; more common in children; occurs with various medications</text:p>
          </table:table-cell>
          <table:table-cell table:style-name="ce5" office:value-type="string" calcext:value-type="string">
            <text:p>Fever, arthralgia, urticarial or erythematous rash; edema; lymphadenopathy; similar clinical presentation to serum sickness but normal complement levels; eosinophilia present; no vasculitis or glomerulonephritis</text:p>
          </table:table-cell>
          <table:table-cell table:style-name="ce5" office:value-type="string" calcext:value-type="string">
            <text:p>Onset 1-3 weeks after starting medication (may occur sooner with re-exposure); symptoms develop acutely; duration 1-2 weeks after drug discontinuation; self-limited</text:p>
          </table:table-cell>
          <table:table-cell table:style-name="ce5" office:value-type="string" calcext:value-type="string">
            <text:p>Serum sickness (has immune complexes, decreased complement, no eosinophilia), drug reaction with eosinophilia and systemic symptoms (more severe, involves liver, longer duration), viral infection, urticaria</text:p>
          </table:table-cell>
          <table:table-cell table:style-name="ce5" office:value-type="string" calcext:value-type="string">
            <text:p>Clinical diagnosis; normal complement C3 and C4 (distinguishes from true serum sickness); eosinophilia common; elevated erythrocyte sedimentation rate; no circulating immune complexes</text:p>
          </table:table-cell>
          <table:table-cell table:style-name="ce5" office:value-type="string" calcext:value-type="string">
            <text:p>Discontinue offending medication; antihistamines for urticaria; nonsteroidal anti-inflammatory drugs for arthralgia; corticosteroids (prednisone 0.5-1 mg/kg/day) for severe symptoms; symptoms resolve within 1-2 weeks of drug discontinuation</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11">
          <table:table-cell table:style-name="ce7" office:value-type="string" calcext:value-type="string">
            <text:p>Sporothrix schenckii (Sporotrichosis)</text:p>
          </table:table-cell>
          <table:table-cell table:style-name="ce5" office:value-type="string" calcext:value-type="string">
            <text:p>Lymphocutaneous infection with nodular lesions along lymphatic chain after rose thorn prick; "rose gardener's disease"; ascending nodules in sporotrichoid pattern</text:p>
          </table:table-cell>
          <table:table-cell table:style-name="ce5" office:value-type="string" calcext:value-type="string">
            <text:p>Dimorphic fungus; traumatic inoculation from soil, plants, organic matter contaminated with Sporothrix schenckii; thermal dimorphism (mold at room temperature, yeast at body temperature); zoonotic transmission from cats (epidemic in Rio de Janeiro); lymphatic spread causes sporotrichoid pattern</text:p>
          </table:table-cell>
          <table:table-cell table:style-name="ce5" office:value-type="string" calcext:value-type="string">
            <text:p>Worldwide distribution, especially tropical and subtropical zones; floriculture, agriculture, mining, wood exploitation associated; cat-associated epidemic in Rio de Janeiro with over 2000 human cases; incubation 1-12 weeks</text:p>
          </table:table-cell>
          <table:table-cell table:style-name="ce5" office:value-type="string" calcext:value-type="string">
            <text:p>Lymphocutaneous (75%): painless papule at inoculation site progressing to nodule or ulcer, ascending chain of nodules along lymphatics; Fixed cutaneous: solitary plaque without lymphatic spread; Disseminated: pulmonary, osteoarticular, meningeal involvement in immunocompromised; cats may have severe systemic disease</text:p>
          </table:table-cell>
          <table:table-cell table:style-name="ce5" office:value-type="string" calcext:value-type="string">
            <text:p>Incubation 1-12 weeks; primary lesion develops over days to weeks; lymphatic spread over weeks to months; chronic progressive course without treatment</text:p>
          </table:table-cell>
          <table:table-cell table:style-name="ce5" office:value-type="string" calcext:value-type="string">
            <text:p>Nocardiosis, atypical mycobacterial infection, tularemia, leishmaniasis, other causes of sporotrichoid lymphangitis</text:p>
          </table:table-cell>
          <table:table-cell table:style-name="ce5" office:value-type="string" calcext:value-type="string">
            <text:p>Culture on Sabouraud dextrose agar at room temperature (gold standard, most sensitive); histopathology often negative due to low organism burden; asteroid bodies (eosinophilic projections from yeast) may be seen; serology limited utility except meningitis; molecular assays available but limited availability</text:p>
          </table:table-cell>
          <table:table-cell table:style-name="ce5" office:value-type="string" calcext:value-type="string">
            <text:p>Itraconazole 200 mg daily for 3-6 months (first-line for cutaneous); saturated solution of potassium iodide alternative; amphotericin B for severe or disseminated disease; treat cats with itraconazole; avoid contact with infected cats</text:p>
          </table:table-cell>
          <table:table-cell table:style-name="ce5" office:value-type="string" calcext:value-type="string">
            <text:p>N</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23">
          <table:table-cell table:style-name="ce7" office:value-type="string" calcext:value-type="string">
            <text:p>Squamous Cell Carcinoma</text:p>
          </table:table-cell>
          <table:table-cell table:style-name="ce5" office:value-type="string" calcext:value-type="string">
            <text:p>Scaly, crusted, ulcerated nodule on sun-exposed skin in older adult; "non-healing sore on sun-damaged skin"; may arise from actinic keratosis; high-risk features include size greater than 2 cm, depth greater than 6 mm, perineural invasion</text:p>
          </table:table-cell>
          <table:table-cell table:style-name="ce5" office:value-type="string" calcext:value-type="string">
            <text:p>Malignant proliferation of keratinocytes; ultraviolet radiation-induced DNA damage (TP53 mutations); chronic inflammation, immunosuppression, human papillomavirus (especially anogenital), arsenic exposure; actinic keratosis is precursor; invasive potential with metastatic risk</text:p>
          </table:table-cell>
          <table:table-cell table:style-name="ce5" office:value-type="string" calcext:value-type="string">
            <text:p>Second most common skin cancer; incidence increasing; more common in fair-skinned individuals, older adults, males; immunosuppressed patients (organ transplant) have 65-250 times increased risk; 250,000-500,000 cases annually in United States</text:p>
          </table:table-cell>
          <table:table-cell table:style-name="ce5" office:value-type="string" calcext:value-type="string">
            <text:p>Scaly, crusted, hyperkeratotic papule, plaque, or nodule on sun-exposed areas (head, neck, dorsal hands, forearms); may ulcerate or bleed; high-risk features: diameter greater than 2 cm, poorly defined borders, rapid growth, location on ear or lip, depth greater than 6 mm, perineural invasion, poorly differentiated; immunosuppressed patients have more aggressive disease</text:p>
          </table:table-cell>
          <table:table-cell table:style-name="ce5" office:value-type="string" calcext:value-type="string">
            <text:p>Develops over months; grows progressively; metastatic potential increases with high-risk features; Brigham and Women's Hospital stage T2b: 10-year cumulative incidence of nodal metastasis 24%, stage T3: 60%</text:p>
          </table:table-cell>
          <table:table-cell table:style-name="ce5" office:value-type="string" calcext:value-type="string">
            <text:p>Actinic keratosis (precursor, not invasive), keratoacanthoma (rapid growth, may regress), basal cell carcinoma, seborrheic keratosis, verruca, amelanotic melanoma</text:p>
          </table:table-cell>
          <table:table-cell table:style-name="ce5" office:value-type="string" calcext:value-type="string">
            <text:p>Clinical diagnosis with biopsy confirmation; shave, punch, or excisional biopsy; histopathology shows atypical keratinocytes invading dermis; assess depth, differentiation, perineural invasion, lymphovascular invasion; staging using Brigham and Women's Hospital or American Joint Committee on Cancer 8th edition; imaging for high-risk tumors</text:p>
          </table:table-cell>
          <table:table-cell table:style-name="ce5" office:value-type="string" calcext:value-type="string">
            <text:p>Surgical excision with 4-6 mm margins for low-risk, 6-10 mm for high-risk; Mohs micrographic surgery for high-risk or cosmetically sensitive areas; radiation therapy for non-surgical candidates; systemic therapy for advanced disease: cemiplimab (programmed death-1 inhibitor), pembrolizumab; adjuvant radiation for perineural invasion or positive margins</text:p>
          </table:table-cell>
          <table:table-cell table:style-name="ce5" office:value-type="string" calcext:value-type="string">
            <text:p>N</text:p>
          </table:table-cell>
          <table:table-cell table:style-name="ce5" table:formula="of:=HYPERLINK(&quot;https://www.nejm.org/doi/full/10.1056/NEJMra2206348&quot;)" office:value-type="string" office:string-value="https://www.nejm.org/doi/full/10.1056/NEJMra2206348" calcext:value-type="string">
            <text:p>https://www.nejm.org/doi/full/10.1056/NEJMra2206348</text:p>
          </table:table-cell>
          <table:table-cell table:style-name="ce5" table:number-columns-repeated="15"/>
          <table:table-cell table:number-columns-repeated="998"/>
        </table:table-row>
        <table:table-row table:style-name="ro21">
          <table:table-cell table:style-name="ce7" office:value-type="string" calcext:value-type="string">
            <text:p>Staphylococcal Scalded Skin Syndrome</text:p>
          </table:table-cell>
          <table:table-cell table:style-name="ce5" office:value-type="string" calcext:value-type="string">
            <text:p>Tender erythroderma with flaccid bullae and superficial exfoliation in young child; "looks like scalded skin"; positive Nikolsky sign; spares mucous membranes</text:p>
          </table:table-cell>
          <table:table-cell table:style-name="ce5" office:value-type="string" calcext:value-type="string">
            <text:p>Exfoliative toxins (exfoliatin A and B) from Staphylococcus aureus cause intraepidermal splitting at zona granulosa; toxins act as serine proteases cleaving desmoglein-1; hematogenous spread of toxin from localized infection; children lack toxin-neutralizing antibodies and have immature renal clearance</text:p>
          </table:table-cell>
          <table:table-cell table:style-name="ce5" office:value-type="string" calcext:value-type="string">
            <text:p>Predominantly affects children under 6 years (lack of toxin-neutralizing antibodies, immature renal excretion); neonates and young children most susceptible; adults rarely affected (renal failure, immunosuppression); mortality 3-5% in children, higher in adults</text:p>
          </table:table-cell>
          <table:table-cell table:style-name="ce5" office:value-type="string" calcext:value-type="string">
            <text:p>Prodrome: fever, irritability, skin tenderness; Erythroderma: diffuse tender erythema starting periorificially (mouth, nose, eyes) and flexural areas; Nikolsky sign positive (lateral pressure causes skin sloughing); flaccid bullae rupture easily leaving denuded areas; radial crusting around mouth; mucous membranes spared (distinguishes from toxic epidermal necrolysis); head-to-toe exfoliation over 2-3 days</text:p>
          </table:table-cell>
          <table:table-cell table:style-name="ce5" office:value-type="string" calcext:value-type="string">
            <text:p>Prodrome 1-2 days; acute exfoliation 2-3 days; healing with desquamation over 10-14 days; no scarring with proper treatment</text:p>
          </table:table-cell>
          <table:table-cell table:style-name="ce5" office:value-type="string" calcext:value-type="string">
            <text:p>Toxic epidermal necrolysis (involves mucous membranes, older patients, drug-induced), bullous impetigo (localized), Kawasaki disease, scarlet fever, burns</text:p>
          </table:table-cell>
          <table:table-cell table:style-name="ce5" office:value-type="string" calcext:value-type="string">
            <text:p>Clinical diagnosis; culture from suspected infection site (conjunctiva, nasopharynx, umbilicus), not from denuded skin; blood cultures often negative; skin biopsy shows intraepidermal split at granular layer with minimal inflammation; frozen section can differentiate from toxic epidermal necrolysis</text:p>
          </table:table-cell>
          <table:table-cell table:style-name="ce5" office:value-type="string" calcext:value-type="string">
            <text:p>Intravenous anti-staphylococcal antibiotics: nafcillin or oxacillin 150-200 mg/kg/day divided every 6 hours; vancomycin if methicillin-resistant Staphylococcus aureus suspected; supportive care: fluid resuscitation, temperature regulation, pain management, wound care; avoid corticosteroids; healing occurs within 10-14 days without scarring</text:p>
          </table:table-cell>
          <table:table-cell table:style-name="ce5" office:value-type="string" calcext:value-type="string">
            <text:p>Y</text:p>
          </table:table-cell>
          <table:table-cell table:style-name="ce5" table:formula="of:=HYPERLINK(&quot;https://www.ncbi.nlm.nih.gov/books/NBK534846/&quot;)" office:value-type="string" office:string-value="https://www.ncbi.nlm.nih.gov/books/NBK534846/" calcext:value-type="string">
            <text:p>https://www.ncbi.nlm.nih.gov/books/NBK534846/</text:p>
          </table:table-cell>
          <table:table-cell table:style-name="ce5" table:number-columns-repeated="15"/>
          <table:table-cell table:number-columns-repeated="998"/>
        </table:table-row>
        <table:table-row table:style-name="ro8">
          <table:table-cell table:style-name="ce7" office:value-type="string" calcext:value-type="string">
            <text:p>Southern Tick-Associated Rash Illness</text:p>
          </table:table-cell>
          <table:table-cell table:style-name="ce5" office:value-type="string" calcext:value-type="string">
            <text:p>Erythema migrans-like rash after lone star tick (Amblyomma americanum) bite; "Lyme-like rash in the South"; no disseminated disease; cause unknown</text:p>
          </table:table-cell>
          <table:table-cell table:style-name="ce5" office:value-type="string" calcext:value-type="string">
            <text:p>Unknown etiology; erythema migrans-like rash following lone star tick bite; not caused by Borrelia burgdorferi; may be accompanied by systemic symptoms but no disseminated or severe disease reported; diagnostic tests not available</text:p>
          </table:table-cell>
          <table:table-cell table:style-name="ce5" office:value-type="string" calcext:value-type="string">
            <text:p>Occurs in distribution of lone star tick: central Texas and Oklahoma eastward across southern states, Atlantic Coast to Maine; also reported in Long Island, New York; affects all ages</text:p>
          </table:table-cell>
          <table:table-cell table:style-name="ce5" office:value-type="string" calcext:value-type="string">
            <text:p>Erythema migrans-like expanding red rash with central clearing at site of lone star tick bite; may have fever, headache, fatigue, myalgia; no disseminated manifestations (no arthritis, carditis, or neurologic involvement); self-limited</text:p>
          </table:table-cell>
          <table:table-cell table:style-name="ce5" office:value-type="string" calcext:value-type="string">
            <text:p>Rash appears 7 days after tick bite (similar to Lyme disease); expands over days to weeks; resolves spontaneously; systemic symptoms mild and transient</text:p>
          </table:table-cell>
          <table:table-cell table:style-name="ce5" office:value-type="string" calcext:value-type="string">
            <text:p>Lyme disease (caused by Borrelia burgdorferi from Ixodes tick, can have disseminated disease), cellulitis, hypersensitivity reaction to tick bite, erythema multiforme</text:p>
          </table:table-cell>
          <table:table-cell table:style-name="ce5" office:value-type="string" calcext:value-type="string">
            <text:p>Clinical diagnosis based on history of lone star tick bite and characteristic rash; Lyme serology negative; no diagnostic test available for Southern Tick-Associated Rash Illness; tick identification important</text:p>
          </table:table-cell>
          <table:table-cell table:style-name="ce5" office:value-type="string" calcext:value-type="string">
            <text:p>Uncertain if antibiotic treatment necessary or beneficial; often treated empirically with same antibiotics as Lyme disease (doxycycline 100 mg twice daily for 10-14 days) due to clinical similarity; self-limited course</text:p>
          </table:table-cell>
          <table:table-cell table:style-name="ce5" office:value-type="string" calcext:value-type="string">
            <text:p>N</text:p>
          </table:table-cell>
          <table:table-cell table:style-name="ce5" table:formula="of:=HYPERLINK(&quot;https://www.cdc.gov/lyme/resources/toolkit/pdf/tickborne-diseases-us-2022-508.pdf&quot;)" office:value-type="string" office:string-value="https://www.cdc.gov/lyme/resources/toolkit/pdf/tickborne-diseases-us-2022-508.pdf" calcext:value-type="string">
            <text:p>https://www.cdc.gov/lyme/resources/toolkit/pdf/tickborne-diseases-us-2022-508.pdf</text:p>
          </table:table-cell>
          <table:table-cell table:style-name="ce5" table:number-columns-repeated="15"/>
          <table:table-cell table:number-columns-repeated="998"/>
        </table:table-row>
        <table:table-row table:style-name="ro19">
          <table:table-cell table:style-name="ce7" office:value-type="string" calcext:value-type="string">
            <text:p>Stasis Dermatitis</text:p>
          </table:table-cell>
          <table:table-cell table:style-name="ce5" office:value-type="string" calcext:value-type="string">
            <text:p>Bilateral lower leg erythema, scaling, hyperpigmentation in patient with chronic venous insufficiency; "brown scaly legs with varicose veins"; medial malleolus involvement</text:p>
          </table:table-cell>
          <table:table-cell table:style-name="ce5" office:value-type="string" calcext:value-type="string">
            <text:p>Venous hypertension from venous reflux due to incompetent valves, valve destruction, or venous obstruction; red blood cell extravasation releases ferric ion; metalloproteinases upregulated causing tissue inflammation and damage; chronic inflammation leads to hemosiderin deposition (brown pigmentation)</text:p>
          </table:table-cell>
          <table:table-cell table:style-name="ce5" office:value-type="string" calcext:value-type="string">
            <text:p>Common in older adults; affects 6-7% of population over 50 years; more common in females; risk factors: obesity, prolonged standing, prior deep vein thrombosis, pregnancy, leg trauma</text:p>
          </table:table-cell>
          <table:table-cell table:style-name="ce5" office:value-type="string" calcext:value-type="string">
            <text:p>Bilateral poorly demarcated erythematous patches and plaques on lower legs, especially medial malleoli; brown hyperpigmentation (hemosiderin deposition); scaling, lichenification; pruritus common; edema; may progress to lipodermatosclerosis (induration, inverted champagne bottle appearance), atrophie blanche (white atrophic scars), venous ulceration</text:p>
          </table:table-cell>
          <table:table-cell table:style-name="ce5" office:value-type="string" calcext:value-type="string">
            <text:p>Chronic progressive course over months to years; acute flares with increased erythema and pruritus; may progress to venous ulceration if untreated</text:p>
          </table:table-cell>
          <table:table-cell table:style-name="ce5" office:value-type="string" calcext:value-type="string">
            <text:p>Cellulitis (unilateral, acute, fever), contact dermatitis (allergic to topical medications common), pigmented purpuric dermatoses, pretibial myxedema, nummular eczema</text:p>
          </table:table-cell>
          <table:table-cell table:style-name="ce5" office:value-type="string" calcext:value-type="string">
            <text:p>Clinical diagnosis; duplex ultrasound demonstrates venous reflux (greater than 0.5 seconds in superficial veins, greater than 1 second in deep veins); skin biopsy if diagnosis uncertain: shows spongiosis, hemosiderin deposition, fibrosis</text:p>
          </table:table-cell>
          <table:table-cell table:style-name="ce5" office:value-type="string" calcext:value-type="string">
            <text:p>Compression therapy (20-30 mm Hg graduated compression stockings) is cornerstone; leg elevation; emollients; topical corticosteroids (mid to high potency) for acute inflammation; treat secondary infection; interventional: endovenous thermal ablation, ultrasound-guided foam sclerotherapy for venous reflux; avoid contact allergens (neomycin, lanolin, fragrance)</text:p>
          </table:table-cell>
          <table:table-cell table:style-name="ce5" office:value-type="string" calcext:value-type="string">
            <text:p>N</text:p>
          </table:table-cell>
          <table:table-cell table:style-name="ce5" table:formula="of:=HYPERLINK(&quot;https://www.aafp.org/pubs/afp/issues/2017/0601/p746.html&quot;)" office:value-type="string" office:string-value="https://www.aafp.org/pubs/afp/issues/2017/0601/p746.html" calcext:value-type="string">
            <text:p>https://www.aafp.org/pubs/afp/issues/2017/0601/p746.html</text:p>
          </table:table-cell>
          <table:table-cell table:style-name="ce5" table:number-columns-repeated="15"/>
          <table:table-cell table:number-columns-repeated="998"/>
        </table:table-row>
        <table:table-row table:style-name="ro32">
          <table:table-cell table:style-name="ce7" office:value-type="string" calcext:value-type="string">
            <text:p>Stevens-Johnson Syndrome</text:p>
          </table:table-cell>
          <table:table-cell table:style-name="ce5" office:value-type="string" calcext:value-type="string">
            <text:p>Acute onset of painful mucocutaneous blistering with target lesions and less than 10% body surface area involvement; "blisters with mucositis"; drug-induced (sulfonamides, anticonvulsants, allopurinol); positive Nikolsky sign</text:p>
          </table:table-cell>
          <table:table-cell table:style-name="ce5" office:value-type="string" calcext:value-type="string">
            <text:p>Severe delayed hypersensitivity reaction (type IV); cytotoxic T-cell and natural killer cell-mediated keratinocyte apoptosis; drugs most common cause (70-90%): sulfonamides, anticonvulsants (lamotrigine, carbamazepine, phenytoin), allopurinol, nonsteroidal anti-inflammatory drugs; Mycoplasma pneumoniae in children; genetic susceptibility (HLA-B&lt;em&gt;1502 with carbamazepine in Asians, HLA-B&lt;/em&gt;5801 with allopurinol)</text:p>
          </table:table-cell>
          <table:table-cell table:style-name="ce5" office:value-type="string" calcext:value-type="string">
            <text:p>Incidence 1-6 per million per year; all ages but more common in adults; female predominance; higher risk in HIV, systemic lupus erythematosus, immunocompromised; mortality 1-5% for Stevens-Johnson syndrome, 25-35% for toxic epidermal necrolysis</text:p>
          </table:table-cell>
          <table:table-cell table:style-name="ce5" office:value-type="string" calcext:value-type="string">
            <text:p>Prodrome: fever, malaise, upper respiratory symptoms 1-3 days before rash; Mucosal involvement (greater than 90%): painful erosions of oral mucosa, conjunctiva, genitalia (at least 2 sites); Cutaneous: erythematous macules with dusky centers (atypical targets), vesicles, bullae; positive Nikolsky sign; Stevens-Johnson syndrome: less than 10% body surface area; Stevens-Johnson syndrome/toxic epidermal necrolysis overlap: 10-30%; toxic epidermal necrolysis: greater than 30%; complications: sepsis, fluid/electrolyte imbalance, acute respiratory distress syndrome, ocular sequelae</text:p>
          </table:table-cell>
          <table:table-cell table:style-name="ce5" office:value-type="string" calcext:value-type="string">
            <text:p>Onset 1-3 weeks after drug exposure (4-28 days); acute progression over days; skin detachment peaks at 4-5 days; re-epithelialization over 2-3 weeks; long-term sequelae: ocular (dry eyes, symblepharon, blindness), cutaneous (pigmentary changes, scarring), genital (vaginal stenosis)</text:p>
          </table:table-cell>
          <table:table-cell table:style-name="ce5" office:value-type="string" calcext:value-type="string">
            <text:p>Toxic epidermal necrolysis (greater than 30% body surface area), staphylococcal scalded skin syndrome (spares mucosa, younger age), erythema multiforme (true target lesions, less mucosal involvement), bullous pemphigoid, paraneoplastic pemphigus</text:p>
          </table:table-cell>
          <table:table-cell table:style-name="ce5" office:value-type="string" calcext:value-type="string">
            <text:p>Clinical diagnosis; skin biopsy shows full-thickness epidermal necrosis with subepidermal blister; SCORTEN score (age greater than 40, malignancy, heart rate greater than 120, body surface area greater than 10%, serum urea greater than 10 mmol/L, bicarbonate less than 20 mmol/L, glucose greater than 14 mmol/L) predicts mortality; identify causative drug</text:p>
          </table:table-cell>
          <table:table-cell table:style-name="ce5" office:value-type="string" calcext:value-type="string">
            <text:p>Immediate discontinuation of suspected drug; transfer to burn unit or intensive care; supportive care: fluid resuscitation, wound care, nutritional support, pain management; immunomodulatory therapy controversial: cyclosporine 3-5 mg/kg/day may halt progression; intravenous immunoglobulin, systemic corticosteroids, tumor necrosis factor inhibitors used but limited evidence; ophthalmology, urology, gynecology consultations; avoid sulfonamide antibiotics</text:p>
          </table:table-cell>
          <table:table-cell table:style-name="ce5" office:value-type="string" calcext:value-type="string">
            <text:p>Y</text:p>
          </table:table-cell>
          <table:table-cell table:style-name="ce5" table:formula="of:=HYPERLINK(&quot;https://www.ncbi.nlm.nih.gov/books/NBK459323/&quot;)" office:value-type="string" office:string-value="https://www.ncbi.nlm.nih.gov/books/NBK459323/" calcext:value-type="string">
            <text:p>https://www.ncbi.nlm.nih.gov/books/NBK459323/</text:p>
          </table:table-cell>
          <table:table-cell table:style-name="ce5" table:number-columns-repeated="15"/>
          <table:table-cell table:number-columns-repeated="998"/>
        </table:table-row>
        <table:table-row table:style-name="ro24">
          <table:table-cell table:style-name="ce7" office:value-type="string" calcext:value-type="string">
            <text:p>Sturge-Weber Syndrome</text:p>
          </table:table-cell>
          <table:table-cell table:style-name="ce5" office:value-type="string" calcext:value-type="string">
            <text:p>Port-wine stain (facial capillary malformation) in trigeminal V1 distribution with ipsilateral leptomeningeal angioma; "port-wine birthmark with seizures"; glaucoma and neurologic complications</text:p>
          </table:table-cell>
          <table:table-cell table:style-name="ce5" office:value-type="string" calcext:value-type="string">
            <text:p>Somatic mosaic mutation in GNAQ gene (most common), also GNA11 and GNB2; aberrant endothelial cell overgrowth causes capillary-venous malformations; impaired brain perfusion leads to venous stroke, stroke-like episodes, seizures; common embryologic progenitors explain facial and brain predilection</text:p>
          </table:table-cell>
          <table:table-cell table:style-name="ce5" office:value-type="string" calcext:value-type="string">
            <text:p>Rare neurocutaneous disorder; affects 1 in 20,000 to 50,000 live births; no gender or ethnic predominance; sporadic, not inherited; risk of brain involvement increased with hemifacial, forehead, or medial facial port-wine stain</text:p>
          </table:table-cell>
          <table:table-cell table:style-name="ce5" office:value-type="string" calcext:value-type="string">
            <text:p>Facial port-wine stain (typically V1 distribution); ipsilateral leptomeningeal angioma with progressive brain atrophy and calcifications; ipsilateral glaucoma; seizures (75-90%); stroke-like episodes; hemiparesis (transient or permanent); visual field deficits; headaches; cognitive and behavioral impairment; dilated ipsilateral choroid plexus on imaging</text:p>
          </table:table-cell>
          <table:table-cell table:style-name="ce5" office:value-type="string" calcext:value-type="string">
            <text:p>Port-wine stain present at birth; seizures typically begin in first year of life; progressive brain atrophy and calcifications over time; stroke-like episodes can occur throughout life; cognitive decline may be progressive</text:p>
          </table:table-cell>
          <table:table-cell table:style-name="ce5" office:value-type="string" calcext:value-type="string">
            <text:p>Isolated port-wine stain, Klippel-Trenaunay syndrome, other neurocutaneous syndromes, epilepsy from other causes</text:p>
          </table:table-cell>
          <table:table-cell table:style-name="ce5" office:value-type="string" calcext:value-type="string">
            <text:p>Magnetic resonance imaging with contrast shows leptomeningeal angiomatosis (enhancement), progressive atrophy, calcifications, dilated choroid plexus; electroencephalography for seizures; ophthalmologic examination for glaucoma; genetic testing for GNAQ, GNA11, GNB2 mutations</text:p>
          </table:table-cell>
          <table:table-cell table:style-name="ce5" office:value-type="string" calcext:value-type="string">
            <text:p>Seizures: anti-seizure medications; presymptomatic treatment may delay seizure onset; epilepsy surgery for intractable seizures with significant hemiparesis; Stroke-like episodes: low-dose aspirin (3-5 mg/kg/day) reduces frequency and severity; Glaucoma: typically requires surgery; Port-wine stain: laser therapy (pulsed dye laser); Sirolimus shows preliminary benefit for cognition; cannabidiol for seizures</text:p>
          </table:table-cell>
          <table:table-cell table:style-name="ce5" office:value-type="string" calcext:value-type="string">
            <text:p>Y</text:p>
          </table:table-cell>
          <table:table-cell table:style-name="ce5" table:formula="of:=HYPERLINK(&quot;https://www.ahajournals.org/doi/10.1161/STROKEAHA.122.038585&quot;)" office:value-type="string" office:string-value="https://www.ahajournals.org/doi/10.1161/STROKEAHA.122.038585" calcext:value-type="string">
            <text:p>https://www.ahajournals.org/doi/10.1161/STROKEAHA.122.038585</text:p>
          </table:table-cell>
          <table:table-cell table:style-name="ce5" table:number-columns-repeated="15"/>
          <table:table-cell table:number-columns-repeated="998"/>
        </table:table-row>
        <table:table-row table:style-name="ro18">
          <table:table-cell table:style-name="ce7" office:value-type="string" calcext:value-type="string">
            <text:p>Subacute Cutaneous Lupus Erythematosus</text:p>
          </table:table-cell>
          <table:table-cell table:style-name="ce5" office:value-type="string" calcext:value-type="string">
            <text:p>Photosensitive annular or papulosquamous rash on sun-exposed areas; "ring-shaped scaly patches after sun exposure"; strongly associated with anti-Ro/Sjögren syndrome A antibodies; may occur with or without systemic lupus erythematosus</text:p>
          </table:table-cell>
          <table:table-cell table:style-name="ce5" office:value-type="string" calcext:value-type="string">
            <text:p>Autoimmune disease with anti-Ro/Sjögren syndrome A antibodies (72.1% of cases); ultraviolet radiation triggers inflammatory response in genetically susceptible individuals; type 1 interferon pathway activation; drug-induced cases (antihypertensives, terbinafine, proton pump inhibitors) involve interferon-1 pathway</text:p>
          </table:table-cell>
          <table:table-cell table:style-name="ce5" office:value-type="string" calcext:value-type="string">
            <text:p>Affects 10-15% of systemic lupus erythematosus patients; can occur independently without systemic disease; peak age 30-50 years; female predominance; more common in Caucasians; drug-induced form increasingly recognized</text:p>
          </table:table-cell>
          <table:table-cell table:style-name="ce5" office:value-type="string" calcext:value-type="string">
            <text:p>Photosensitive annular (ring-shaped) or papulosquamous (scaly) plaques on sun-exposed areas (shoulders, upper back, chest, arms, neck); spares face and knuckles; non-scarring; may have mild systemic symptoms; 50% have systemic lupus erythematosus; anti-Ro/Sjögren syndrome A antibody positive in 72.1%</text:p>
          </table:table-cell>
          <table:table-cell table:style-name="ce5" office:value-type="string" calcext:value-type="string">
            <text:p>Develops over weeks to months; lesions appear or worsen after sun exposure; chronic relapsing course; may resolve with hypopigmentation but no scarring; drug-induced form resolves weeks to months after drug discontinuation</text:p>
          </table:table-cell>
          <table:table-cell table:style-name="ce5" office:value-type="string" calcext:value-type="string">
            <text:p>Psoriasis, tinea corporis, pityriasis rosea, dermatomyositis, polymorphous light eruption, discoid lupus erythematosus</text:p>
          </table:table-cell>
          <table:table-cell table:style-name="ce5" office:value-type="string" calcext:value-type="string">
            <text:p>Anti-Ro/Sjögren syndrome A antibodies (positive in 72.1%); antinuclear antibodies; skin biopsy shows interface dermatitis, vacuolar degeneration of basal layer; direct immunofluorescence shows granular immunoglobulin G and complement C3 at dermal-epidermal junction; evaluate for systemic lupus erythematosus</text:p>
          </table:table-cell>
          <table:table-cell table:style-name="ce5" office:value-type="string" calcext:value-type="string">
            <text:p>Sun protection (broad-spectrum sunscreen SPF 50 or higher, protective clothing); smoking cessation; discontinue offending drug if drug-induced; topical corticosteroids; topical calcineurin inhibitors; hydroxychloroquine 200-400 mg daily (first-line systemic); alternatives: quinacrine, methotrexate, mycophenolate mofetil; thalidomide for refractory cases</text:p>
          </table:table-cell>
          <table:table-cell table:style-name="ce5" office:value-type="string" calcext:value-type="string">
            <text:p>N</text:p>
          </table:table-cell>
          <table:table-cell table:style-name="ce5" table:formula="of:=HYPERLINK(&quot;https://www.thelancet.com/journals/lancet/article/PIIS0140-6736(19)30237-5/fulltext&quot;)" office:value-type="string" office:string-value="https://www.thelancet.com/journals/lancet/article/PIIS0140-6736(19)30237-5/fulltext" calcext:value-type="string">
            <text:p>https://www.thelancet.com/journals/lancet/article/PIIS0140-6736(19)30237-5/fulltext</text:p>
          </table:table-cell>
          <table:table-cell table:style-name="ce5" table:number-columns-repeated="15"/>
          <table:table-cell table:number-columns-repeated="998"/>
        </table:table-row>
        <table:table-row table:style-name="ro23">
          <table:table-cell table:style-name="ce7" office:value-type="string" calcext:value-type="string">
            <text:p>Superficial Spreading Melanoma</text:p>
          </table:table-cell>
          <table:table-cell table:style-name="ce5" office:value-type="string" calcext:value-type="string">
            <text:p>Asymmetric pigmented lesion with irregular borders, color variation, diameter greater than 6 mm, and evolution; "ABCDE melanoma"; most common melanoma subtype; slow radial growth phase</text:p>
          </table:table-cell>
          <table:table-cell table:style-name="ce5" office:value-type="string" calcext:value-type="string">
            <text:p>Malignant transformation of melanocytes; uncontrolled proliferation with pagetoid spread in epidermis (radial growth phase) followed by dermal invasion (vertical growth phase); mutations in BRAF (40-50%), NRAS (15-20%), NF1; ultraviolet radiation-induced DNA damage</text:p>
          </table:table-cell>
          <table:table-cell table:style-name="ce5" office:value-type="string" calcext:value-type="string">
            <text:p>Most common melanoma subtype (67-70% of all melanomas); median age at diagnosis 66 years; more common in fair-skinned individuals; trunk in males, legs in females most common sites; two-thirds diagnosed between ages 30-50</text:p>
          </table:table-cell>
          <table:table-cell table:style-name="ce5" office:value-type="string" calcext:value-type="string">
            <text:p>Asymmetric pigmented macule, papule, or plaque; irregular or notched borders; color variation (tan, brown, black, red, white, blue); diameter typically greater than 6 mm; evolving size, shape, or color; slow enlargement over months to years; may have ulceration or bleeding</text:p>
          </table:table-cell>
          <table:table-cell table:style-name="ce5" office:value-type="string" calcext:value-type="string">
            <text:p>Prolonged radial growth phase (months to years) with slow horizontal spread; eventual vertical growth phase with dermal invasion and metastatic potential; Breslow depth most important prognostic factor</text:p>
          </table:table-cell>
          <table:table-cell table:style-name="ce5" office:value-type="string" calcext:value-type="string">
            <text:p>Atypical nevus, seborrheic keratosis, lentigo maligna melanoma, nodular melanoma, pigmented basal cell carcinoma, solar lentigo</text:p>
          </table:table-cell>
          <table:table-cell table:style-name="ce5" office:value-type="string" calcext:value-type="string">
            <text:p>Dermoscopy improves diagnostic accuracy; excisional biopsy with 1-3 mm margin for diagnosis; histopathology shows atypical melanocytes with pagetoid spread, mitoses; Breslow depth (tumor thickness) determines prognosis; sentinel lymph node biopsy for tumors greater than 0.8 mm or high-risk features; staging imaging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regular surveillance</text:p>
          </table:table-cell>
          <table:table-cell table:style-name="ce5" office:value-type="string" calcext:value-type="string">
            <text:p>Y</text:p>
          </table:table-cell>
          <table:table-cell table:style-name="ce5" table:formula="of:=HYPERLINK(&quot;https://www.aafp.org/pubs/afp/issues/2024/1000/p367.html&quot;)" office:value-type="string" office:string-value="https://www.aafp.org/pubs/afp/issues/2024/1000/p367.html" calcext:value-type="string">
            <text:p>https://www.aafp.org/pubs/afp/issues/2024/1000/p367.html</text:p>
          </table:table-cell>
          <table:table-cell table:style-name="ce5" table:number-columns-repeated="15"/>
          <table:table-cell table:number-columns-repeated="998"/>
        </table:table-row>
        <table:table-row table:style-name="ro21">
          <table:table-cell table:style-name="ce7" office:value-type="string" calcext:value-type="string">
            <text:p>Sweet Syndrome (Acute Febrile Neutrophilic Dermatosis)</text:p>
          </table:table-cell>
          <table:table-cell table:style-name="ce5" office:value-type="string" calcext:value-type="string">
            <text:p>Tender erythematous papules, plaques, or nodules with fever and neutrophilia; "painful red bumps with fever"; associated with malignancy (especially acute myelogenous leukemia), inflammatory diseases, drugs (granulocyte-colony stimulating factor)</text:p>
          </table:table-cell>
          <table:table-cell table:style-name="ce5" office:value-type="string" calcext:value-type="string">
            <text:p>Inflammatory non-infectious neutrophilic dermatosis; cytokine-mediated (interleukin-1, interleukin-6, interleukin-8, granulocyte-colony stimulating factor); dense neutrophilic infiltrate in dermis without vasculitis; associated with malignancy (33%, especially acute myelogenous leukemia), drugs, infections, inflammatory diseases</text:p>
          </table:table-cell>
          <table:table-cell table:style-name="ce5" office:value-type="string" calcext:value-type="string">
            <text:p>Rare; female predominance; peak age 30-60 years; three clinical settings: classical/idiopathic (most common), malignancy-associated (33%, especially hematologic), drug-induced (granulocyte-colony stimulating factor most common)</text:p>
          </table:table-cell>
          <table:table-cell table:style-name="ce5" office:value-type="string" calcext:value-type="string">
            <text:p>Tender erythematous papules, plaques, pustules, or nodules on upper limbs, trunk, head, neck; fever (temperature greater than 38 degrees Celsius); elevated inflammatory markers (erythrocyte sedimentation rate, C-reactive protein); neutrophilia; may have arthralgia, conjunctivitis, oral ulcers; malignancy-associated form may precede, follow, or appear concurrent with cancer diagnosis</text:p>
          </table:table-cell>
          <table:table-cell table:style-name="ce5" office:value-type="string" calcext:value-type="string">
            <text:p>Acute onset over days; lesions appear in crops; dramatic response to corticosteroids within 24-48 hours; may recur with malignancy relapse or drug re-exposure; classical form may recur in one-third of patients</text:p>
          </table:table-cell>
          <table:table-cell table:style-name="ce5" office:value-type="string" calcext:value-type="string">
            <text:p>Erythema nodosum, cellulitis, erysipelas, urticaria, vasculitis, pyoderma gangrenosum, drug eruption</text:p>
          </table:table-cell>
          <table:table-cell table:style-name="ce5" office:value-type="string" calcext:value-type="string">
            <text:p>Skin biopsy shows dense neutrophilic infiltrate in dermis without vasculitis; elevated erythrocyte sedimentation rate and C-reactive protein; neutrophilia; evaluate for underlying malignancy (complete blood count, bone marrow biopsy if hematologic malignancy suspected), infection, inflammatory disease</text:p>
          </table:table-cell>
          <table:table-cell table:style-name="ce5" office:value-type="string" calcext:value-type="string">
            <text:p>Systemic corticosteroids (prednisone 0.5-1 mg/kg/day) are first-line; dramatic response within 24-48 hours; taper over 4-6 weeks; alternatives: potassium iodide, colchicine, indomethacin, dapsone, cyclosporine; treat underlying malignancy or infection; discontinue offending drug</text:p>
          </table:table-cell>
          <table:table-cell table:style-name="ce5" office:value-type="string" calcext:value-type="string">
            <text:p>N</text:p>
          </table:table-cell>
          <table:table-cell table:style-name="ce5" table:formula="of:=HYPERLINK(&quot;https://www.ncbi.nlm.nih.gov/pmc/articles/PMC2211350/&quot;)" office:value-type="string" office:string-value="https://www.ncbi.nlm.nih.gov/pmc/articles/PMC2211350/" calcext:value-type="string">
            <text:p>https://www.ncbi.nlm.nih.gov/pmc/articles/PMC2211350/</text:p>
          </table:table-cell>
          <table:table-cell table:style-name="ce5" table:number-columns-repeated="15"/>
          <table:table-cell table:number-columns-repeated="998"/>
        </table:table-row>
        <table:table-row table:style-name="ro30">
          <table:table-cell table:style-name="ce7" office:value-type="string" calcext:value-type="string">
            <text:p>Syphilis</text:p>
          </table:table-cell>
          <table:table-cell table:style-name="ce5" office:value-type="string" calcext:value-type="string">
            <text:p>Primary: painless chancre at inoculation site; Secondary: diffuse rash including palms and soles, condyloma lata, lymphadenopathy; "painless ulcer then rash on palms"; caused by Treponema pallidum</text:p>
          </table:table-cell>
          <table:table-cell table:style-name="ce5" office:value-type="string" calcext:value-type="string">
            <text:p>Infection with Treponema pallidum (spirochete bacterium); transmitted via contact with infectious lesions during sex or transplacentally; primary chancre at inoculation site; hematogenous dissemination causes secondary manifestations; latent period follows; tertiary syphilis (gummas, cardiovascular, neurosyphilis) if untreated</text:p>
          </table:table-cell>
          <table:table-cell table:style-name="ce5" office:value-type="string" calcext:value-type="string">
            <text:p>Estimated 8 million new cases worldwide in 2022; United States cases increased 61% from 2019-2023; men who have sex with men comprised 32.7% of males with primary and secondary syphilis in 2023; congenital syphilis increased 106% from 2019-2023</text:p>
          </table:table-cell>
          <table:table-cell table:style-name="ce5" office:value-type="string" calcext:value-type="string">
            <text:p>Primary (3-90 days after exposure): painless chancre (ulcer) at inoculation site, regional lymphadenopathy; Secondary (4-10 weeks after chancre): diffuse maculopapular rash including palms and soles, condyloma lata, mucous patches, lymphadenopathy, fever, malaise; Latent: asymptomatic; Tertiary (years later): gummas, aortitis, neurosyphilis (meningitis, stroke, tabes dorsalis); Congenital: stillbirth, neonatal death, skeletal abnormalities, hepatosplenomegaly</text:p>
          </table:table-cell>
          <table:table-cell table:style-name="ce5" office:value-type="string" calcext:value-type="string">
            <text:p>Primary chancre appears 3 weeks after exposure (range 3-90 days), heals in 3-6 weeks; secondary syphilis 4-10 weeks after chancre, lasts weeks to months; early latent (less than 1 year), late latent (greater than 1 year); tertiary develops years to decades later if untreated</text:p>
          </table:table-cell>
          <table:table-cell table:style-name="ce5" office:value-type="string" calcext:value-type="string">
            <text:p>Primary: herpes simplex, chancroid, lymphogranuloma venereum, traumatic ulcer; Secondary: pityriasis rosea, drug eruption, viral exanthem, secondary yaws; Tertiary: other causes of aortitis, chronic meningitis</text:p>
          </table:table-cell>
          <table:table-cell table:style-name="ce5" office:value-type="string" calcext:value-type="string">
            <text:p>Serologic testing: nontreponemal tests (rapid plasma reagin, venereal disease research laboratory) for screening and monitoring; treponemal tests (enzyme immunoassay, chemiluminescence immunoassay, Treponema pallidum particle agglutination) for confirmation; cerebrospinal fluid venereal disease research laboratory for neurosyphilis; dark-field microscopy or polymerase chain reaction from lesions</text:p>
          </table:table-cell>
          <table:table-cell table:style-name="ce5" office:value-type="string" calcext:value-type="string">
            <text:p>Benzathine penicillin G 2.4 million units intramuscularly: single dose for early syphilis (primary, secondary, early latent); 3 weekly doses for late latent or tertiary syphilis; aqueous crystalline penicillin G 18-24 million units per day intravenously for 10-14 days for neurosyphilis; doxycycline 100 mg twice daily for 14-28 days if penicillin-allergic (non-pregnant); screen all pregnant patients 3 times (first visit, third trimester, delivery)</text:p>
          </table:table-cell>
          <table:table-cell table:style-name="ce5" office:value-type="string" calcext:value-type="string">
            <text:p>Y</text:p>
          </table:table-cell>
          <table:table-cell table:style-name="ce5" table:formula="of:=HYPERLINK(&quot;https://jamanetwork.com/journals/jama/fullarticle/2840085&quot;)" office:value-type="string" office:string-value="https://jamanetwork.com/journals/jama/fullarticle/2840085" calcext:value-type="string">
            <text:p>https://jamanetwork.com/journals/jama/fullarticle/2840085</text:p>
          </table:table-cell>
          <table:table-cell table:style-name="ce5" table:number-columns-repeated="15"/>
          <table:table-cell table:number-columns-repeated="998"/>
        </table:table-row>
        <table:table-row table:style-name="ro29">
          <table:table-cell table:style-name="ce7" office:value-type="string" calcext:value-type="string">
            <text:p>Systemic Lupus Erythematosus</text:p>
          </table:table-cell>
          <table:table-cell table:style-name="ce5" office:value-type="string" calcext:value-type="string">
            <text:p>Multisystem autoimmune disease with malar rash, photosensitivity, oral ulcers, arthritis, serositis, renal disease; "butterfly rash with joint pain and kidney disease"; positive antinuclear antibodies; female predominance</text:p>
          </table:table-cell>
          <table:table-cell table:style-name="ce5" office:value-type="string" calcext:value-type="string">
            <text:p>Systemic inflammation with elevated type 1 interferon and autoantibodies against nuclear antigens (anti-double-stranded DNA, anti-Smith, anti-ribonucleoprotein, anti-Ro/Sjögren syndrome A, anti-La/Sjögren syndrome B); genetic predisposition plus environmental triggers (ultraviolet light, smoking, Epstein-Barr virus, silica); immune complex deposition causes organ damage</text:p>
          </table:table-cell>
          <table:table-cell table:style-name="ce5" office:value-type="string" calcext:value-type="string">
            <text:p>Affects approximately 3.4 million people worldwide; 90% female; prevalence 30-150 per 100,000; more common in African Americans, Hispanics, Asians; peak age 20-40 years; 40% develop lupus nephritis</text:p>
          </table:table-cell>
          <table:table-cell table:style-name="ce5" office:value-type="string" calcext:value-type="string">
            <text:p>Constitutional: fever (greater than 38.3 degrees Celsius), fatigue, weight loss; Mucocutaneous: malar rash (31%), photosensitivity, acute cutaneous lupus, subacute cutaneous lupus, discoid lupus, oral ulcers (30%), alopecia (40-70%); Musculoskeletal: arthralgia, arthritis; Serositis: pleuritis, pericarditis; Renal: proteinuria, hematuria, lupus nephritis (40%); Hematologic: anemia, leukopenia, thrombocytopenia; Neurologic: seizures, psychosis; Raynaud phenomenon (16%)</text:p>
          </table:table-cell>
          <table:table-cell table:style-name="ce5" office:value-type="string" calcext:value-type="string">
            <text:p>Chronic relapsing course; onset typically in 20s-30s; disease activity fluctuates with flares and remissions; 10% of lupus nephritis patients develop end-stage kidney disease after 10 years; improved survival (10-year survival greater than 90%) with modern treatment</text:p>
          </table:table-cell>
          <table:table-cell table:style-name="ce5" office:value-type="string" calcext:value-type="string">
            <text:p>Rheumatoid arthritis, Sjögren syndrome, mixed connective tissue disease, drug-induced lupus, undifferentiated connective tissue disease, dermatomyositis, vasculitis</text:p>
          </table:table-cell>
          <table:table-cell table:style-name="ce5" office:value-type="string" calcext:value-type="string">
            <text:p>2019 European Alliance of Associations for Rheumatology/American College of Rheumatology criteria (96.1% sensitive, 93.4% specific): requires antinuclear antibodies titer greater than or equal to 1:80 plus weighted criteria; specific autoantibodies: anti-double-stranded DNA, anti-Smith, antiphospholipid; low complement C3 and C4; urinalysis for proteinuria and hematuria; complete blood count for cytopenias</text:p>
          </table:table-cell>
          <table:table-cell table:style-name="ce5" office:value-type="string" calcext:value-type="string">
            <text:p>Hydroxychloroquine 200-400 mg daily (standard of care for all patients, reduces mortality); nonsteroidal anti-inflammatory drugs for arthralgia; corticosteroids for flares; immunosuppressants for moderate to severe disease: azathioprine, mycophenolate mofetil, cyclophosphamide; biologics: belimumab (B-lymphocyte stimulator inhibitor), anifrolumab (type 1 interferon receptor antagonist), voclosporin for lupus nephritis; sun protection; smoking cessation</text:p>
          </table:table-cell>
          <table:table-cell table:style-name="ce5" office:value-type="string" calcext:value-type="string">
            <text:p>Y</text:p>
          </table:table-cell>
          <table:table-cell table:style-name="ce5" table:formula="of:=HYPERLINK(&quot;https://jamanetwork.com/journals/jama/fullarticle/10.1001/jama.2024.2315&quot;)" office:value-type="string" office:string-value="https://jamanetwork.com/journals/jama/fullarticle/10.1001/jama.2024.2315" calcext:value-type="string">
            <text:p>https://jamanetwork.com/journals/jama/fullarticle/10.1001/jama.2024.2315</text:p>
          </table:table-cell>
          <table:table-cell table:style-name="ce5" table:number-columns-repeated="15"/>
          <table:table-cell table:number-columns-repeated="998"/>
        </table:table-row>
        <table:table-row table:style-name="ro32">
          <table:table-cell table:style-name="ce7" office:value-type="string" calcext:value-type="string">
            <text:p>Takayasu Arteritis</text:p>
          </table:table-cell>
          <table:table-cell table:style-name="ce5" office:value-type="string" calcext:value-type="string">
            <text:p>Large vessel vasculitis with limb claudication, blood pressure discrepancy between arms, absent pulses, bruits; "pulseless disease"; young Asian women; affects aorta and major branches</text:p>
          </table:table-cell>
          <table:table-cell table:style-name="ce5" office:value-type="string" calcext:value-type="string">
            <text:p>Granulomatous inflammation of aorta and major branches; vessel wall inflammation leads to stenosis, occlusion, aneurysm formation; intimal hyperplasia and adventitial fibrosis; unknown etiology; genetic susceptibility (HLA-B52 association)</text:p>
          </table:table-cell>
          <table:table-cell table:style-name="ce5" office:value-type="string" calcext:value-type="string">
            <text:p>Incidence 0.4-2.6 per million per year; more common in Asia, Middle East, Latin America; female to male ratio 8-9:1; peak age 10-40 years; most common large vessel vasculitis in young women</text:p>
          </table:table-cell>
          <table:table-cell table:style-name="ce5" office:value-type="string" calcext:value-type="string">
            <text:p>Constitutional: fever, malaise, weight loss, night sweats; Vascular: limb claudication (especially upper extremities), blood pressure difference greater than 10 mm Hg between arms, diminished or absent pulses, arterial bruits (subclavian, carotid, abdominal aorta), Raynaud phenomenon; Neurologic: dizziness, syncope, visual disturbances, stroke; Cardiac: hypertension, aortic regurgitation, heart failure; Renal: renovascular hypertension; Skin: erythema nodosum</text:p>
          </table:table-cell>
          <table:table-cell table:style-name="ce5" office:value-type="string" calcext:value-type="string">
            <text:p>Acute inflammatory phase: constitutional symptoms, elevated inflammatory markers; Chronic occlusive phase: vascular insufficiency symptoms; progressive over months to years without treatment; may have periods of remission and relapse</text:p>
          </table:table-cell>
          <table:table-cell table:style-name="ce5" office:value-type="string" calcext:value-type="string">
            <text:p>Giant cell arteritis (older age, temporal artery involvement), atherosclerosis, fibromuscular dysplasia, other large vessel vasculitides, thoracic outlet syndrome</text:p>
          </table:table-cell>
          <table:table-cell table:style-name="ce5" office:value-type="string" calcext:value-type="string">
            <text:p>Elevated erythrocyte sedimentation rate and C-reactive protein; anemia; imaging: computed tomography angiography or magnetic resonance angiography shows vessel wall thickening, stenosis, occlusion, aneurysm; positron emission tomography shows vessel wall inflammation; angiography shows smooth tapered stenoses, occlusions, aneurysms; 2022 American College of Rheumatology/European Alliance of Associations for Rheumatology criteria: age less than or equal to 60 years plus imaging evidence of large vessel vasculitis plus score greater than or equal to 5 points</text:p>
          </table:table-cell>
          <table:table-cell table:style-name="ce5" office:value-type="string" calcext:value-type="string">
            <text:p>Glucocorticoids (prednisone 0.5-1 mg/kg/day, taper over 12-18 months) are first-line; steroid-sparing agents: methotrexate, azathioprine, mycophenolate mofetil; biologics for refractory disease: tumor necrosis factor inhibitors (infliximab, adalimumab), tocilizumab (interleukin-6 receptor antagonist); antiplatelet therapy (aspirin); blood pressure control; revascularization (angioplasty, bypass surgery) for critical stenosis during quiescent phase</text:p>
          </table:table-cell>
          <table:table-cell table:style-name="ce5" office:value-type="string" calcext:value-type="string">
            <text:p>Y</text:p>
          </table:table-cell>
          <table:table-cell table:style-name="ce5" table:formula="of:=HYPERLINK(&quot;https://pubmed.ncbi.nlm.nih.gov/36599755&quot;)" office:value-type="string" office:string-value="https://pubmed.ncbi.nlm.nih.gov/36599755" calcext:value-type="string">
            <text:p>https://pubmed.ncbi.nlm.nih.gov/36599755</text:p>
          </table:table-cell>
          <table:table-cell table:style-name="ce5" table:number-columns-repeated="15"/>
          <table:table-cell table:number-columns-repeated="998"/>
        </table:table-row>
        <table:table-row table:style-name="ro29">
          <table:table-cell table:style-name="ce7" office:value-type="string" calcext:value-type="string">
            <text:p>Telogen Effluvium</text:p>
          </table:table-cell>
          <table:table-cell table:style-name="ce5" office:value-type="string" calcext:value-type="string">
            <text:p>Acute diffuse hair shedding 2-3 months after physiological stressor (childbirth, illness, surgery, weight loss); "sudden hair loss after stress"; increased hair in telogen phase; positive hair pull test</text:p>
          </table:table-cell>
          <table:table-cell table:style-name="ce5" office:value-type="string" calcext:value-type="string">
            <text:p>Premature shift of anagen (growth phase) hair follicles to telogen (resting phase) triggered by physiological stress; stressors include childbirth, severe illness, surgery, rapid weight loss, medications, nutritional deficiencies, thyroid disease; hair sheds 2-3 months after trigger when telogen phase ends</text:p>
          </table:table-cell>
          <table:table-cell table:style-name="ce5" office:value-type="string" calcext:value-type="string">
            <text:p>Very common; affects all ages; more common in women; acute telogen effluvium affects up to 50% of women postpartum; chronic telogen effluvium affects middle-aged women (30-60 years)</text:p>
          </table:table-cell>
          <table:table-cell table:style-name="ce5" office:value-type="string" calcext:value-type="string">
            <text:p>Acute diffuse hair shedding with increased hair on pillow, in shower drain, on hairbrush; generalized thinning without focal areas of complete hair loss; positive hair pull test (greater than 6 hairs per pull from 5 areas); scalp appears normal without inflammation or scarring; patient often distressed; may have bitemporal recession</text:p>
          </table:table-cell>
          <table:table-cell table:style-name="ce5" office:value-type="string" calcext:value-type="string">
            <text:p>Acute telogen effluvium: hair shedding begins 2-3 months after trigger, peaks at 3-4 months, resolves spontaneously within 6 months once trigger removed; Chronic telogen effluvium: fluctuating course over months to years with periods of increased shedding</text:p>
          </table:table-cell>
          <table:table-cell table:style-name="ce5" office:value-type="string" calcext:value-type="string">
            <text:p>Androgenetic alopecia (gradual onset, patterned distribution, miniaturized hairs), alopecia areata (patchy hair loss, exclamation point hairs), anagen effluvium (rapid hair loss during chemotherapy), scarring alopecia, thyroid disease, iron deficiency</text:p>
          </table:table-cell>
          <table:table-cell table:style-name="ce5" office:value-type="string" calcext:value-type="string">
            <text:p>Clinical diagnosis based on history of trigger 2-3 months before onset; hair pull test positive (greater than 6 hairs, most with telogen bulbs); scalp examination normal; trichoscopy shows increased percentage of telogen hairs; laboratory: complete blood count, ferritin, thyroid-stimulating hormone, comprehensive metabolic panel to identify triggers; scalp biopsy rarely needed: shows increased telogen/anagen ratio (normal less than 20%, telogen effluvium greater than 20%)</text:p>
          </table:table-cell>
          <table:table-cell table:style-name="ce5" office:value-type="string" calcext:value-type="string">
            <text:p>Identify and address underlying trigger; reassurance that condition is self-limited; nutritional supplementation if deficiencies identified (iron, zinc, vitamin D, biotin); topical minoxidil 5% may accelerate recovery and reduce shedding; treat underlying conditions (thyroid disease, nutritional deficiencies); avoid harsh hair treatments; gentle hair care</text:p>
          </table:table-cell>
          <table:table-cell table:style-name="ce5" office:value-type="string" calcext:value-type="string">
            <text:p>N</text:p>
          </table:table-cell>
          <table:table-cell table:style-name="ce5" table:formula="of:=HYPERLINK(&quot;https://pubmed.ncbi.nlm.nih.gov/33541773&quot;)" office:value-type="string" office:string-value="https://pubmed.ncbi.nlm.nih.gov/33541773" calcext:value-type="string">
            <text:p>https://pubmed.ncbi.nlm.nih.gov/33541773</text:p>
          </table:table-cell>
          <table:table-cell table:style-name="ce5" table:number-columns-repeated="15"/>
          <table:table-cell table:number-columns-repeated="998"/>
        </table:table-row>
        <table:table-row table:style-name="ro26">
          <table:table-cell table:style-name="ce7" office:value-type="string" calcext:value-type="string">
            <text:p>Thromboangiitis Obliterans (Buerger Disease)</text:p>
          </table:table-cell>
          <table:table-cell table:style-name="ce5" office:value-type="string" calcext:value-type="string">
            <text:p>Young male smoker with distal extremity ischemia, claudication, Raynaud phenomenon, superficial thrombophlebitis; "smoker with painful fingers and toes"; strongly associated with tobacco use</text:p>
          </table:table-cell>
          <table:table-cell table:style-name="ce5" office:value-type="string" calcext:value-type="string">
            <text:p>Segmental inflammatory thrombosis of small and medium arteries and veins of distal extremities; acute phase shows highly cellular inflammatory thrombus with relative sparing of vessel wall; chronic phase shows organized thrombus and vascular fibrosis; strongly associated with tobacco use; immune-mediated mechanism suspected</text:p>
          </table:table-cell>
          <table:table-cell table:style-name="ce5" office:value-type="string" calcext:value-type="string">
            <text:p>Rare; prevalence 12.6-20 per 100,000; more common in Asia, Middle East, Eastern Europe; male to female ratio 3:1 to 7.5:1; age of onset typically 20-45 years; nearly 100% are current or recent tobacco users</text:p>
          </table:table-cell>
          <table:table-cell table:style-name="ce5" office:value-type="string" calcext:value-type="string">
            <text:p>Distal extremity ischemia: claudication of feet, legs, hands, arms; rest pain; ischemic ulcers and gangrene of fingers and toes; Raynaud phenomenon (40%); migratory superficial thrombophlebitis (40%); cold sensitivity; absent distal pulses with preserved proximal pulses; may have erectile dysfunction in males</text:p>
          </table:table-cell>
          <table:table-cell table:style-name="ce5" office:value-type="string" calcext:value-type="string">
            <text:p>Chronic progressive course with episodic flares; symptoms worsen with continued tobacco use; may stabilize or improve with smoking cessation; digital ulceration and gangrene develop over months to years; amputation required in 25-30% despite treatment</text:p>
          </table:table-cell>
          <table:table-cell table:style-name="ce5" office:value-type="string" calcext:value-type="string">
            <text:p>Atherosclerosis (older age, proximal disease, risk factors), autoimmune vasculitis, hypercoagulable states, embolic disease, scleroderma, antiphospholipid syndrome, ergotism</text:p>
          </table:table-cell>
          <table:table-cell table:style-name="ce5" office:value-type="string" calcext:value-type="string">
            <text:p>Clinical diagnosis based on age less than 45 years, current or recent tobacco use, distal extremity ischemia, exclusion of other causes; Shionoya criteria: smoking history, onset before age 50, infrapopliteal arterial occlusion, upper limb involvement or migratory phlebitis, absence of atherosclerotic risk factors; angiography shows segmental occlusions with corkscrew collaterals in distal vessels; normal proximal vessels; laboratory: normal acute phase reactants, negative autoimmune serologies, normal hypercoagulable workup</text:p>
          </table:table-cell>
          <table:table-cell table:style-name="ce5" office:value-type="string" calcext:value-type="string">
            <text:p>Absolute smoking cessation (essential, only intervention that alters disease course); smoking cessation counseling, nicotine replacement, varenicline, bupropion; pain management; wound care; prostanoids (iloprost) for critical limb ischemia; calcium channel blockers for Raynaud phenomenon; antiplatelet therapy; avoid vasoconstrictors; revascularization rarely feasible due to distal disease; amputation for non-healing ulcers or gangrene</text:p>
          </table:table-cell>
          <table:table-cell table:style-name="ce5" office:value-type="string" calcext:value-type="string">
            <text:p>Y</text:p>
          </table:table-cell>
          <table:table-cell table:style-name="ce5" table:formula="of:=HYPERLINK(&quot;https://www.ncbi.nlm.nih.gov/books/NBK430900/&quot;)" office:value-type="string" office:string-value="https://www.ncbi.nlm.nih.gov/books/NBK430900/" calcext:value-type="string">
            <text:p>https://www.ncbi.nlm.nih.gov/books/NBK430900/</text:p>
          </table:table-cell>
          <table:table-cell table:style-name="ce5" table:number-columns-repeated="15"/>
          <table:table-cell table:number-columns-repeated="998"/>
        </table:table-row>
        <table:table-row table:style-name="ro18">
          <table:table-cell table:style-name="ce7" office:value-type="string" calcext:value-type="string">
            <text:p>Tinea Capitis</text:p>
          </table:table-cell>
          <table:table-cell table:style-name="ce5" office:value-type="string" calcext:value-type="string">
            <text:p>Scaly patches of alopecia with broken hairs ("black dots") on scalp in child; "scalp ringworm with hair loss"; may have kerion (boggy, pustular mass); requires systemic antifungals</text:p>
          </table:table-cell>
          <table:table-cell table:style-name="ce5" office:value-type="string" calcext:value-type="string">
            <text:p>Dermatophyte infection of scalp and hair follicles; most commonly Trichophyton tonsurans (anthropophilic, endothrix) in United States, Microsporum canis (zoophilic, ectothrix) in other regions; fungal invasion of hair shaft causes breakage; inflammatory response varies by species</text:p>
          </table:table-cell>
          <table:table-cell table:style-name="ce5" office:value-type="string" calcext:value-type="string">
            <text:p>Predominantly affects children 3-14 years; more common in African American children; transmitted by direct contact or fomites; zoophilic infections cause more inflammation</text:p>
          </table:table-cell>
          <table:table-cell table:style-name="ce5" office:value-type="string" calcext:value-type="string">
            <text:p>Scaly patches of alopecia with broken hairs at scalp surface (black dot pattern); diffuse scaling resembling seborrheic dermatitis; kerion: tender, boggy, pustular plaque that may scar if untreated; posterior cervical lymphadenopathy common; pruritus variable</text:p>
          </table:table-cell>
          <table:table-cell table:style-name="ce5" office:value-type="string" calcext:value-type="string">
            <text:p>Develops over weeks to months; progressive without treatment; kerion develops acutely over days; permanent scarring alopecia if kerion untreated; resolves with appropriate systemic therapy over 6-12 weeks</text:p>
          </table:table-cell>
          <table:table-cell table:style-name="ce5" office:value-type="string" calcext:value-type="string">
            <text:p>Seborrheic dermatitis, psoriasis, alopecia areata, trichotillomania, bacterial folliculitis</text:p>
          </table:table-cell>
          <table:table-cell table:style-name="ce5" office:value-type="string" calcext:value-type="string">
            <text:p>Potassium hydroxide preparation of plucked hairs and scale shows hyphae and spores; fungal culture on Sabouraud dextrose agar for species identification (takes 2-4 weeks); Wood lamp examination (only Microsporum species fluoresce green)</text:p>
          </table:table-cell>
          <table:table-cell table:style-name="ce5" office:value-type="string" calcext:value-type="string">
            <text:p>Systemic antifungals required: griseofulvin 20-25 mg/kg/day for 6-12 weeks (first-line in children), terbinafine 62.5-250 mg daily based on weight for 4-6 weeks, itraconazole or fluconazole alternatives; adjunctive antifungal shampoo (ketoconazole 2%, selenium sulfide 2.5%) twice weekly reduces spore shedding; treat household contacts if infected</text:p>
          </table:table-cell>
          <table:table-cell table:style-name="ce5" office:value-type="string" calcext:value-type="string">
            <text:p>N</text:p>
          </table:table-cell>
          <table:table-cell table:style-name="ce5" table:formula="of:=HYPERLINK(&quot;https://pubmed.ncbi.nlm.nih.gov/38256510&quot;)" office:value-type="string" office:string-value="https://pubmed.ncbi.nlm.nih.gov/38256510" calcext:value-type="string">
            <text:p>https://pubmed.ncbi.nlm.nih.gov/38256510</text:p>
          </table:table-cell>
          <table:table-cell table:style-name="ce5" table:number-columns-repeated="15"/>
          <table:table-cell table:number-columns-repeated="998"/>
        </table:table-row>
        <table:table-row table:style-name="ro18">
          <table:table-cell table:style-name="ce7" office:value-type="string" calcext:value-type="string">
            <text:p>Tinea Corporis</text:p>
          </table:table-cell>
          <table:table-cell table:style-name="ce5" office:value-type="string" calcext:value-type="string">
            <text:p>Annular scaly plaques with raised borders and central clearing on trunk or extremities; "ringworm"; expanding red ring with scale</text:p>
          </table:table-cell>
          <table:table-cell table:style-name="ce5" office:value-type="string" calcext:value-type="string">
            <text:p>Dermatophyte infection of glabrous (non-hair-bearing) skin; most commonly Trichophyton rubrum, also Trichophyton mentagrophytes, Microsporum canis; fungal hyphae invade stratum corneum; inflammatory response at advancing border</text:p>
          </table:table-cell>
          <table:table-cell table:style-name="ce5" office:value-type="string" calcext:value-type="string">
            <text:p>Affects all ages; more common in warm humid climates; transmitted by direct contact with infected humans, animals, or fomites; wrestlers at risk (tinea corporis gladiatorum)</text:p>
          </table:table-cell>
          <table:table-cell table:style-name="ce5" office:value-type="string" calcext:value-type="string">
            <text:p>Annular erythematous plaques with raised scaly border and central clearing; may be single or multiple; pruritus common; lesions expand centrifugally; may have vesicles or pustules at border</text:p>
          </table:table-cell>
          <table:table-cell table:style-name="ce5" office:value-type="string" calcext:value-type="string">
            <text:p>Develops over days to weeks; expands slowly without treatment; resolves with treatment over 2-4 weeks</text:p>
          </table:table-cell>
          <table:table-cell table:style-name="ce5" office:value-type="string" calcext:value-type="string">
            <text:p>Pityriasis rosea (herald patch, Christmas tree distribution), nummular eczema (more pruritic, no central clearing), granuloma annulare (no scale), subacute cutaneous lupus, psoriasis</text:p>
          </table:table-cell>
          <table:table-cell table:style-name="ce5" office:value-type="string" calcext:value-type="string">
            <text:p>Clinical diagnosis; potassium hydroxide preparation of scale shows branching hyphae; fungal culture for confirmation and species identification; consider culture for recalcitrant cases (emerging resistant Trichophyton species)</text:p>
          </table:table-cell>
          <table:table-cell table:style-name="ce5" office:value-type="string" calcext:value-type="string">
            <text:p>Topical antifungals for localized disease: terbinafine 1%, clotrimazole 1%, ketoconazole 2%, miconazole 2% twice daily for 2-4 weeks; oral antifungals for extensive or recalcitrant disease: terbinafine 250 mg daily, itraconazole 200 mg daily, fluconazole 150-300 mg weekly for 2-4 weeks; avoid combination antifungal-corticosteroid products</text:p>
          </table:table-cell>
          <table:table-cell table:style-name="ce5" office:value-type="string" calcext:value-type="string">
            <text:p>N</text:p>
          </table:table-cell>
          <table:table-cell table:style-name="ce5" table:formula="of:=HYPERLINK(&quot;https://pubmed.ncbi.nlm.nih.gov/41400219&quot;)" office:value-type="string" office:string-value="https://pubmed.ncbi.nlm.nih.gov/41400219" calcext:value-type="string">
            <text:p>https://pubmed.ncbi.nlm.nih.gov/41400219</text:p>
          </table:table-cell>
          <table:table-cell table:style-name="ce5" table:number-columns-repeated="15"/>
          <table:table-cell table:number-columns-repeated="998"/>
        </table:table-row>
        <table:table-row table:style-name="ro18">
          <table:table-cell table:style-name="ce7" office:value-type="string" calcext:value-type="string">
            <text:p>Tinea Versicolor</text:p>
          </table:table-cell>
          <table:table-cell table:style-name="ce5" office:value-type="string" calcext:value-type="string">
            <text:p>Hypopigmented or hyperpigmented scaly patches on trunk; "spaghetti and meatballs" on potassium hydroxide prep; caused by Malassezia; yellowish-green fluorescence under Wood lamp</text:p>
          </table:table-cell>
          <table:table-cell table:style-name="ce5" office:value-type="string" calcext:value-type="string">
            <text:p>Superficial fungal infection caused by Malassezia species (Malassezia furfur, Malassezia globosa); lipophilic yeast that is part of normal skin flora; overgrowth in warm humid conditions; produces azelaic acid causing hypopigmentation</text:p>
          </table:table-cell>
          <table:table-cell table:style-name="ce5" office:value-type="string" calcext:value-type="string">
            <text:p>Very common; affects adolescents and young adults; more common in warm humid climates; not contagious; recurrence common (60-80% within 2 years)</text:p>
          </table:table-cell>
          <table:table-cell table:style-name="ce5" office:value-type="string" calcext:value-type="string">
            <text:p>Multiple round to oval macules and patches on trunk, neck, upper arms; lesions may be hypopigmented, hyperpigmented, or erythematous (versicolor means varied color); fine scale with scraping; asymptomatic or mildly pruritic; more noticeable after sun exposure</text:p>
          </table:table-cell>
          <table:table-cell table:style-name="ce5" office:value-type="string" calcext:value-type="string">
            <text:p>Chronic course; develops over weeks to months; worsens in summer; pigmentary changes persist for weeks to months after treatment</text:p>
          </table:table-cell>
          <table:table-cell table:style-name="ce5" office:value-type="string" calcext:value-type="string">
            <text:p>Pityriasis alba (facial distribution in children), vitiligo (complete depigmentation, well-demarcated), post-inflammatory hypopigmentation, seborrheic dermatitis</text:p>
          </table:table-cell>
          <table:table-cell table:style-name="ce5" office:value-type="string" calcext:value-type="string">
            <text:p>Clinical diagnosis; potassium hydroxide preparation shows short hyphae and round yeast cells (spaghetti and meatballs appearance); Wood lamp examination shows subtle yellowish-green fluorescence</text:p>
          </table:table-cell>
          <table:table-cell table:style-name="ce5" office:value-type="string" calcext:value-type="string">
            <text:p>Topical antifungals: ketoconazole 2% shampoo used as body wash (apply for 5-10 minutes, rinse) daily for 1-2 weeks, selenium sulfide 2.5% lotion, zinc pyrithione; oral antifungals for extensive or recalcitrant disease: fluconazole 300-400 mg single dose or weekly for 2 weeks, itraconazole 200 mg daily for 5-7 days; prophylaxis with monthly topical treatment reduces recurrence</text:p>
          </table:table-cell>
          <table:table-cell table:style-name="ce5" office:value-type="string" calcext:value-type="string">
            <text:p>N</text:p>
          </table:table-cell>
          <table:table-cell table:style-name="ce5" table:formula="of:=HYPERLINK(&quot;https://www.nc.cdc.gov/travel/yellowbook/2024/posttravel-evaluation/dermatologic-conditions&quot;)" office:value-type="string" office:string-value="https://www.nc.cdc.gov/travel/yellowbook/2024/posttravel-evaluation/dermatologic-conditions" calcext:value-type="string">
            <text:p>https://www.nc.cdc.gov/travel/yellowbook/2024/posttravel-evaluation/dermatologic-conditions</text:p>
          </table:table-cell>
          <table:table-cell table:style-name="ce5" table:number-columns-repeated="15"/>
          <table:table-cell table:number-columns-repeated="998"/>
        </table:table-row>
        <table:table-row table:style-name="ro20">
          <table:table-cell table:style-name="ce7" office:value-type="string" calcext:value-type="string">
            <text:p>Toxic Epidermal Necrolysis</text:p>
          </table:table-cell>
          <table:table-cell table:style-name="ce5" office:value-type="string" calcext:value-type="string">
            <text:p>Acute onset of painful skin detachment greater than 30% body surface area with mucosal involvement; "skin peeling off in sheets"; positive Nikolsky sign; drug-induced (allopurinol, anticonvulsants, sulfonamides)</text:p>
          </table:table-cell>
          <table:table-cell table:style-name="ce5" office:value-type="string" calcext:value-type="string">
            <text:p>Severe delayed type IV hypersensitivity reaction; cytotoxic T-cell and natural killer cell-mediated keratinocyte apoptosis via Fas-Fas ligand, granulysin, perforin-granzyme pathways; full-thickness epidermal necrosis; drugs most common cause (allopurinol, anticonvulsants, sulfonamides, nonsteroidal anti-inflammatory drugs); genetic susceptibility (HLA-B&lt;em&gt;1502 with carbamazepine in Asians, HLA-B&lt;/em&gt;5801 with allopurinol)</text:p>
          </table:table-cell>
          <table:table-cell table:style-name="ce5" office:value-type="string" calcext:value-type="string">
            <text:p>Incidence 0.4-1.2 per million per year; all ages; female predominance; higher risk in HIV, systemic lupus erythematosus, immunocompromised; mortality 25-35%</text:p>
          </table:table-cell>
          <table:table-cell table:style-name="ce5" office:value-type="string" calcext:value-type="string">
            <text:p>Prodrome: fever, malaise, upper respiratory symptoms 1-3 days before rash; painful erythematous macules with dusky centers progressing to confluent erythema; flaccid bullae and skin detachment greater than 30% body surface area; positive Nikolsky sign (lateral pressure causes skin sloughing); mucosal involvement (oral, ocular, genital) in greater than 90%; complications: sepsis, fluid and electrolyte imbalance, acute respiratory distress syndrome, multiorgan failure, ocular sequelae (symblepharon, blindness)</text:p>
          </table:table-cell>
          <table:table-cell table:style-name="ce5" office:value-type="string" calcext:value-type="string">
            <text:p>Onset 1-3 weeks after drug exposure (4-28 days); acute progression over days; skin detachment peaks at 4-5 days; re-epithelialization over 2-4 weeks; long-term sequelae common</text:p>
          </table:table-cell>
          <table:table-cell table:style-name="ce5" office:value-type="string" calcext:value-type="string">
            <text:p>Stevens-Johnson syndrome (less than 10% body surface area), staphylococcal scalded skin syndrome (spares mucosa, younger age, intraepidermal split), erythema multiforme, bullous pemphigoid, paraneoplastic pemphigus</text:p>
          </table:table-cell>
          <table:table-cell table:style-name="ce5" office:value-type="string" calcext:value-type="string">
            <text:p>Clinical diagnosis; skin biopsy shows full-thickness epidermal necrosis with subepidermal blister; SCORTEN score predicts mortality (age greater than 40, malignancy, heart rate greater than 120, body surface area greater than 10%, serum urea greater than 10 mmol/L, bicarbonate less than 20 mmol/L, glucose greater than 14 mmol/L); identify causative drug</text:p>
          </table:table-cell>
          <table:table-cell table:style-name="ce5" office:value-type="string" calcext:value-type="string">
            <text:p>Immediate discontinuation of suspected drug; transfer to burn unit or intensive care; supportive care: fluid resuscitation (2-4 mL/kg per percent body surface area), wound care, nutritional support, pain management, temperature regulation; immunomodulatory therapy: cyclosporine 3-5 mg/kg/day may halt progression; intravenous immunoglobulin, systemic corticosteroids controversial; ophthalmology consultation essential; avoid sulfonamide antibiotics</text:p>
          </table:table-cell>
          <table:table-cell table:style-name="ce5" office:value-type="string" calcext:value-type="string">
            <text:p>Y</text:p>
          </table:table-cell>
          <table:table-cell table:style-name="ce5" table:formula="of:=HYPERLINK(&quot;https://pubmed.ncbi.nlm.nih.gov/38631147&quot;)" office:value-type="string" office:string-value="https://pubmed.ncbi.nlm.nih.gov/38631147" calcext:value-type="string">
            <text:p>https://pubmed.ncbi.nlm.nih.gov/38631147</text:p>
          </table:table-cell>
          <table:table-cell table:style-name="ce5" table:number-columns-repeated="15"/>
          <table:table-cell table:number-columns-repeated="998"/>
        </table:table-row>
        <table:table-row table:style-name="ro33">
          <table:table-cell table:style-name="ce7" office:value-type="string" calcext:value-type="string">
            <text:p>Toxic Shock Syndrome</text:p>
          </table:table-cell>
          <table:table-cell table:style-name="ce5" office:value-type="string" calcext:value-type="string">
            <text:p>Acute onset of high fever, hypotension, diffuse erythroderma with desquamation, multiorgan dysfunction; "sunburn rash with shock"; associated with tampon use or Staphylococcus aureus infection</text:p>
          </table:table-cell>
          <table:table-cell table:style-name="ce5" office:value-type="string" calcext:value-type="string">
            <text:p>Exotoxin-mediated disease; Staphylococcus aureus toxic shock syndrome toxin-1 or Streptococcus pyogenes exotoxins act as superantigens causing massive T-cell activation and cytokine release (tumor necrosis factor-alpha, interleukin-1, interleukin-6); leads to capillary leak, hypotension, multiorgan failure</text:p>
          </table:table-cell>
          <table:table-cell table:style-name="ce5" office:value-type="string" calcext:value-type="string">
            <text:p>Rare; incidence decreased since 1980s with tampon changes; Staphylococcus aureus toxic shock syndrome: menstrual (tampon use) and non-menstrual (post-surgical, skin infections); Streptococcal toxic shock syndrome: associated with invasive group A Streptococcus infections (necrotizing fasciitis, bacteremia); affects all ages</text:p>
          </table:table-cell>
          <table:table-cell table:style-name="ce5" office:value-type="string" calcext:value-type="string">
            <text:p>Fever (temperature greater than 38.9 degrees Celsius); hypotension (systolic blood pressure less than 90 mm Hg or orthostatic drop); diffuse macular erythroderma (sunburn-like rash); desquamation 1-2 weeks after onset (especially palms and soles); multiorgan involvement (3 or more systems): gastrointestinal (vomiting, diarrhea), muscular (severe myalgia, elevated creatine kinase), mucous membrane (vaginal, oropharyngeal, conjunctival hyperemia), renal, hepatic, hematologic (thrombocytopenia), central nervous system (altered mental status without focal findings)</text:p>
          </table:table-cell>
          <table:table-cell table:style-name="ce5" office:value-type="string" calcext:value-type="string">
            <text:p>Acute onset over hours to days; hypotension develops within 48 hours; desquamation occurs 1-2 weeks after onset; mortality 5-15% for Staphylococcus aureus, 30-70% for Streptococcal toxic shock syndrome</text:p>
          </table:table-cell>
          <table:table-cell table:style-name="ce5" office:value-type="string" calcext:value-type="string">
            <text:p>Septic shock from other causes, Rocky Mountain spotted fever, leptospirosis, measles, scarlet fever, Kawasaki disease, drug reaction with eosinophilia and systemic symptoms, Stevens-Johnson syndrome</text:p>
          </table:table-cell>
          <table:table-cell table:style-name="ce5" office:value-type="string" calcext:value-type="string">
            <text:p>Clinical diagnosis using Centers for Disease Control and Prevention criteria; blood cultures (often negative in Staphylococcus aureus toxic shock syndrome, positive in Streptococcal toxic shock syndrome); wound or vaginal cultures; complete blood count (thrombocytopenia), comprehensive metabolic panel (elevated creatinine, bilirubin, transaminases), creatine kinase (elevated); urinalysis (sterile pyuria)</text:p>
          </table:table-cell>
          <table:table-cell table:style-name="ce5" office:value-type="string" calcext:value-type="string">
            <text:p>Aggressive fluid resuscitation; vasopressors for refractory hypotension; remove source (tampon, wound debridement); anti-staphylococcal antibiotics: nafcillin or oxacillin 2 grams intravenously every 4 hours plus clindamycin 900 mg intravenously every 8 hours (inhibits toxin production); vancomycin if methicillin-resistant Staphylococcus aureus; for Streptococcal: penicillin G 4 million units intravenously every 4 hours plus clindamycin; intravenous immunoglobulin 1-2 grams/kg for severe cases; intensive care support</text:p>
          </table:table-cell>
          <table:table-cell table:style-name="ce5" office:value-type="string" calcext:value-type="string">
            <text:p>Y</text:p>
          </table:table-cell>
          <table:table-cell table:style-name="ce5" table:formula="of:=HYPERLINK(&quot;https://pubmed.ncbi.nlm.nih.gov/30785787&quot;)" office:value-type="string" office:string-value="https://pubmed.ncbi.nlm.nih.gov/30785787" calcext:value-type="string">
            <text:p>https://pubmed.ncbi.nlm.nih.gov/30785787</text:p>
          </table:table-cell>
          <table:table-cell table:style-name="ce5" table:number-columns-repeated="15"/>
          <table:table-cell table:number-columns-repeated="998"/>
        </table:table-row>
        <table:table-row table:style-name="ro16">
          <table:table-cell table:style-name="ce7" office:value-type="string" calcext:value-type="string">
            <text:p>Transient Neonatal Pustular Melanosis</text:p>
          </table:table-cell>
          <table:table-cell table:style-name="ce5" office:value-type="string" calcext:value-type="string">
            <text:p>Superficial pustules at birth that rupture leaving hyperpigmented macules with collarette of scale; "pustules at birth then brown spots"; benign, self-limited; more common in African American infants</text:p>
          </table:table-cell>
          <table:table-cell table:style-name="ce5" office:value-type="string" calcext:value-type="string">
            <text:p>Benign self-limited pustular eruption of unknown etiology; sterile pustules contain neutrophils; not infectious or inflammatory; represents desquamation of superficial epidermis; hyperpigmentation from post-inflammatory melanin deposition</text:p>
          </table:table-cell>
          <table:table-cell table:style-name="ce5" office:value-type="string" calcext:value-type="string">
            <text:p>Affects 0.2-4.4% of newborns; more common in African American infants (4.4%) than Caucasian infants (0.6%); present at birth; no gender predominence</text:p>
          </table:table-cell>
          <table:table-cell table:style-name="ce5" office:value-type="string" calcext:value-type="string">
            <text:p>Superficial pustules on non-erythematous base present at birth; pustules rupture easily leaving hyperpigmented macules with collarette of scale; distribution: forehead, neck, lower back, shins; no systemic symptoms; infant otherwise healthy</text:p>
          </table:table-cell>
          <table:table-cell table:style-name="ce5" office:value-type="string" calcext:value-type="string">
            <text:p>Pustules present at birth or appear within first 24-48 hours; pustules rupture within 24-48 hours; hyperpigmented macules persist for weeks to months (up to 3 months); complete resolution without scarring</text:p>
          </table:table-cell>
          <table:table-cell table:style-name="ce5" office:value-type="string" calcext:value-type="string">
            <text:p>Erythema toxicum neonatorum (appears day 2-5, eosinophils on smear), neonatal pustular melanosis (pustules at birth, neutrophils), miliaria, congenital candidiasis, neonatal herpes simplex, bacterial infection (impetigo, staphylococcal pustulosis)</text:p>
          </table:table-cell>
          <table:table-cell table:style-name="ce5" office:value-type="string" calcext:value-type="string">
            <text:p>Clinical diagnosis; Gram stain and Wright stain of pustule contents show neutrophils without organisms; bacterial and viral cultures negative; skin biopsy (rarely needed) shows subcorneal or intracorneal pustule with neutrophils</text:p>
          </table:table-cell>
          <table:table-cell table:style-name="ce5" office:value-type="string" calcext:value-type="string">
            <text:p>Observation and reassurance; no treatment required; resolves spontaneously; rule out infection if atypical features or systemic symptoms</text:p>
          </table:table-cell>
          <table:table-cell table:style-name="ce5" office:value-type="string" calcext:value-type="string">
            <text:p>N</text:p>
          </table:table-cell>
          <table:table-cell table:style-name="ce5" table:formula="of:=HYPERLINK(&quot;https://pubmed.ncbi.nlm.nih.gov/14597015&quot;)" office:value-type="string" office:string-value="https://pubmed.ncbi.nlm.nih.gov/14597015" calcext:value-type="string">
            <text:p>https://pubmed.ncbi.nlm.nih.gov/14597015</text:p>
          </table:table-cell>
          <table:table-cell table:style-name="ce5" table:number-columns-repeated="15"/>
          <table:table-cell table:number-columns-repeated="998"/>
        </table:table-row>
        <table:table-row table:style-name="ro34">
          <table:table-cell table:style-name="ce7" office:value-type="string" calcext:value-type="string">
            <text:p>Tuberous Sclerosis Complex</text:p>
          </table:table-cell>
          <table:table-cell table:style-name="ce5" office:value-type="string" calcext:value-type="string">
            <text:p>Neurocutaneous disorder with ash-leaf spots (hypopigmented macules), facial angiofibromas, shagreen patches, seizures, intellectual disability; "white spots and bumps on face with seizures"; autosomal dominant</text:p>
          </table:table-cell>
          <table:table-cell table:style-name="ce5" office:value-type="string" calcext:value-type="string">
            <text:p>Autosomal dominant disorder; mutations in TSC1 (hamartin) or TSC2 (tuberin) genes; loss of tumor suppressor function leads to constitutive activation of mammalian target of rapamycin pathway; results in hamartomas in multiple organs (brain, skin, kidneys, heart, lungs)</text:p>
          </table:table-cell>
          <table:table-cell table:style-name="ce5" office:value-type="string" calcext:value-type="string">
            <text:p>Incidence 1 in 6000 live births; affects all ethnicities equally; two-thirds are de novo mutations, one-third inherited; no gender predominance</text:p>
          </table:table-cell>
          <table:table-cell table:style-name="ce5" office:value-type="string" calcext:value-type="string">
            <text:p>Skin (90%): ash-leaf spots (hypopigmented macules, best seen with Wood lamp, present from infancy), facial angiofibromas (adenoma sebaceum, red papules on nose and cheeks, appear age 2-5), shagreen patches (connective tissue nevi on lower back), ungual fibromas (periungual fibromas, appear in adolescence); Neurologic: seizures (80-90%, often infantile spasms), intellectual disability (50%), autism; Cardiac: cardiac rhabdomyomas (present in infancy, often regress); Renal: angiomyolipomas, renal cysts, renal cell carcinoma; Pulmonary: lymphangioleiomyomatosis (women of childbearing age)</text:p>
          </table:table-cell>
          <table:table-cell table:style-name="ce5" office:value-type="string" calcext:value-type="string">
            <text:p>Ash-leaf spots present at birth or early infancy; facial angiofibromas appear age 2-5 years; seizures typically begin in first year; cardiac rhabdomyomas may regress; renal angiomyolipomas develop in childhood to adolescence; progressive multisystem involvement throughout life</text:p>
          </table:table-cell>
          <table:table-cell table:style-name="ce5" office:value-type="string" calcext:value-type="string">
            <text:p>Neurofibromatosis type 1, other neurocutaneous syndromes, isolated seizure disorders, isolated cardiac rhabdomyomas</text:p>
          </table:table-cell>
          <table:table-cell table:style-name="ce5" office:value-type="string" calcext:value-type="string">
            <text:p>Clinical diagnosis using 2012 International Tuberous Sclerosis Complex Consensus Conference criteria: 2 major features or 1 major plus 2 minor features; genetic testing for TSC1 or TSC2 mutations (pathogenic variant alone sufficient for diagnosis); brain magnetic resonance imaging for cortical tubers and subependymal nodules; electroencephalography for seizures; echocardiography for cardiac rhabdomyomas; renal ultrasound or magnetic resonance imaging for angiomyolipomas; ophthalmologic examination; Wood lamp examination for ash-leaf spots</text:p>
          </table:table-cell>
          <table:table-cell table:style-name="ce5" office:value-type="string" calcext:value-type="string">
            <text:p>Seizures: anti-seizure medications; mammalian target of rapamycin inhibitors (everolimus, sirolimus) for subependymal giant cell astrocytomas, renal angiomyolipomas, lymphangioleiomyomatosis; facial angiofibromas: laser therapy, topical sirolimus; multidisciplinary surveillance and management; genetic counseling; educational and social support</text:p>
          </table:table-cell>
          <table:table-cell table:style-name="ce5" office:value-type="string" calcext:value-type="string">
            <text:p>Y</text:p>
          </table:table-cell>
          <table:table-cell table:style-name="ce5" table:formula="of:=HYPERLINK(&quot;https://pubmed.ncbi.nlm.nih.gov/39389658&quot;)" office:value-type="string" office:string-value="https://pubmed.ncbi.nlm.nih.gov/39389658" calcext:value-type="string">
            <text:p>https://pubmed.ncbi.nlm.nih.gov/39389658</text:p>
          </table:table-cell>
          <table:table-cell table:style-name="ce5" table:number-columns-repeated="15"/>
          <table:table-cell table:number-columns-repeated="998"/>
        </table:table-row>
        <table:table-row table:style-name="ro29">
          <table:table-cell table:style-name="ce7" office:value-type="string" calcext:value-type="string">
            <text:p>Urticaria</text:p>
          </table:table-cell>
          <table:table-cell table:style-name="ce5" office:value-type="string" calcext:value-type="string">
            <text:p>Pruritic wheals (hives) with circumferential erythema lasting less than 24 hours; acute (less than 6 weeks) or chronic (greater than 6 weeks); "itchy bumps that come and go"; may have angioedema</text:p>
          </table:table-cell>
          <table:table-cell table:style-name="ce5" office:value-type="string" calcext:value-type="string">
            <text:p>Mast cell activation and degranulation with release of histamine and other mediators; acute urticaria: triggered by infections, drugs, foods; chronic spontaneous urticaria: autoantibodies (anti-IgE, anti-FcεRI), complement activation, coagulation pathway involvement; chronic inducible urticaria: specific triggers (cold, pressure, heat, exercise)</text:p>
          </table:table-cell>
          <table:table-cell table:style-name="ce5" office:value-type="string" calcext:value-type="string">
            <text:p>Lifetime prevalence up to 20%; acute urticaria much more common than chronic; chronic urticaria affects 0.5-1% of population; chronic spontaneous urticaria more common in adults 30-50 years; female predominance</text:p>
          </table:table-cell>
          <table:table-cell table:style-name="ce5" office:value-type="string" calcext:value-type="string">
            <text:p>Pruritic wheals (raised, erythematous, circumscribed lesions) ranging from millimeters to centimeters; individual wheals resolve within 24 hours without residual bruising; angioedema (deeper swelling of face, extremities, torso) in two-thirds of patients; chronic inducible urticaria has specific triggers (dermographism, cold, cholinergic, delayed pressure)</text:p>
          </table:table-cell>
          <table:table-cell table:style-name="ce5" office:value-type="string" calcext:value-type="string">
            <text:p>Acute urticaria: less than 6 weeks duration; Chronic urticaria: greater than 6 weeks duration, persists greater than 1 year in most patients; individual wheals last less than 24 hours; chronic spontaneous urticaria has unpredictable flares</text:p>
          </table:table-cell>
          <table:table-cell table:style-name="ce5" office:value-type="string" calcext:value-type="string">
            <text:p>Urticarial vasculitis (wheals last greater than 24 hours, painful/burning, residual bruising), contact dermatitis, erythema multiforme, bullous pemphigoid, mastocytosis, autoinflammatory syndromes</text:p>
          </table:table-cell>
          <table:table-cell table:style-name="ce5" office:value-type="string" calcext:value-type="string">
            <text:p>Clinical diagnosis based on history and examination; provocation testing for chronic inducible urticaria; skin biopsy if concern for urticarial vasculitis (shows leukocytoclastic vasculitis); complete blood count, erythrocyte sedimentation rate, C-reactive protein to exclude differential diagnoses; Urticaria Control Test to assess disease control</text:p>
          </table:table-cell>
          <table:table-cell table:style-name="ce5" office:value-type="string" calcext:value-type="string">
            <text:p>Acute urticaria: second-generation H1 antihistamines (cetirizine, loratadine, fexofenadine); short course corticosteroids for severe cases; Chronic spontaneous urticaria: second-generation H1 antihistamines (standard dose, up-dose to 4 times if needed); omalizumab 300 mg subcutaneously monthly for antihistamine-refractory disease; cyclosporine 3-5 mg/kg/day for omalizumab-refractory disease; avoid triggers in chronic inducible urticaria</text:p>
          </table:table-cell>
          <table:table-cell table:style-name="ce5" office:value-type="string" calcext:value-type="string">
            <text:p>N</text:p>
          </table:table-cell>
          <table:table-cell table:style-name="ce5" table:formula="of:=HYPERLINK(&quot;https://pubmed.ncbi.nlm.nih.gov/36109590&quot;)" office:value-type="string" office:string-value="https://pubmed.ncbi.nlm.nih.gov/36109590" calcext:value-type="string">
            <text:p>https://pubmed.ncbi.nlm.nih.gov/36109590</text:p>
          </table:table-cell>
          <table:table-cell table:style-name="ce5" table:number-columns-repeated="15"/>
          <table:table-cell table:number-columns-repeated="998"/>
        </table:table-row>
        <table:table-row table:style-name="ro23">
          <table:table-cell table:style-name="ce7" office:value-type="string" calcext:value-type="string">
            <text:p>Urticarial Vasculitis</text:p>
          </table:table-cell>
          <table:table-cell table:style-name="ce5" office:value-type="string" calcext:value-type="string">
            <text:p>Urticarial lesions lasting greater than 24 hours with burning/pain, resolving with residual bruising; "painful hives that leave bruises"; hypocomplementemic form associated with systemic symptoms</text:p>
          </table:table-cell>
          <table:table-cell table:style-name="ce5" office:value-type="string" calcext:value-type="string">
            <text:p>Immune complex-mediated small vessel vasculitis; complement activation with anaphylatoxin production; neutrophil recruitment and activation; leukocytoclastic vasculitis with fibrinoid necrosis; normocomplementemic or hypocomplementemic (with anti-C1q antibodies); hypocomplementemic urticarial vasculitis syndrome has multiorgan involvement</text:p>
          </table:table-cell>
          <table:table-cell table:style-name="ce5" office:value-type="string" calcext:value-type="string">
            <text:p>Rare; more common in women; peak age 30-50 years; hypocomplementemic form associated with systemic lupus erythematosus, Sjögren syndrome, hepatitis B or C, cryoglobulinemia</text:p>
          </table:table-cell>
          <table:table-cell table:style-name="ce5" office:value-type="string" calcext:value-type="string">
            <text:p>Urticarial wheals lasting greater than 24 hours (often 3 days); burning or painful sensation more than pruritus; residual hyperpigmentation or bruising after resolution; may have angioedema; hypocomplementemic urticarial vasculitis syndrome: arthralgias, glomerulonephritis, uveitis or episcleritis, recurrent abdominal pain, obstructive lung disease</text:p>
          </table:table-cell>
          <table:table-cell table:style-name="ce5" office:value-type="string" calcext:value-type="string">
            <text:p>Individual lesions last 24 hours to several days; chronic relapsing course; hypocomplementemic form more severe with systemic manifestations</text:p>
          </table:table-cell>
          <table:table-cell table:style-name="ce5" office:value-type="string" calcext:value-type="string">
            <text:p>Chronic spontaneous urticaria (wheals last less than 24 hours, no residual bruising), erythema multiforme, bullous pemphigoid, systemic lupus erythematosus, other vasculitides</text:p>
          </table:table-cell>
          <table:table-cell table:style-name="ce5" office:value-type="string" calcext:value-type="string">
            <text:p>Skin biopsy shows leukocytoclastic vasculitis with fibrinoid necrosis; direct immunofluorescence shows immunoglobulin and complement deposition; complement levels (C3, C4, C1q): decreased in hypocomplementemic form; anti-C1q antibodies in hypocomplementemic urticarial vasculitis syndrome; evaluate for underlying systemic disease</text:p>
          </table:table-cell>
          <table:table-cell table:style-name="ce5" office:value-type="string" calcext:value-type="string">
            <text:p>Normocomplementemic: antihistamines, colchicine, dapsone, hydroxychloroquine; Hypocomplementemic urticarial vasculitis syndrome: systemic corticosteroids, immunosuppressants (azathioprine, mycophenolate mofetil, cyclophosphamide), rituximab for refractory cases; treat underlying disease</text:p>
          </table:table-cell>
          <table:table-cell table:style-name="ce5" office:value-type="string" calcext:value-type="string">
            <text:p>N</text:p>
          </table:table-cell>
          <table:table-cell table:style-name="ce5" table:formula="of:=HYPERLINK(&quot;https://pubmed.ncbi.nlm.nih.gov/35396080&quot;)" office:value-type="string" office:string-value="https://pubmed.ncbi.nlm.nih.gov/35396080" calcext:value-type="string">
            <text:p>https://pubmed.ncbi.nlm.nih.gov/35396080</text:p>
          </table:table-cell>
          <table:table-cell table:style-name="ce5" table:number-columns-repeated="15"/>
          <table:table-cell table:number-columns-repeated="998"/>
        </table:table-row>
        <table:table-row table:style-name="ro25">
          <table:table-cell table:style-name="ce7" office:value-type="string" calcext:value-type="string">
            <text:p>Varicella-Zoster Virus</text:p>
          </table:table-cell>
          <table:table-cell table:style-name="ce5" office:value-type="string" calcext:value-type="string">
            <text:p>Primary infection (varicella): pruritic vesicular rash in different stages starting on face/trunk spreading to extremities; Reactivation (zoster): painful unilateral vesicular rash in dermatomal distribution; "chickenpox then shingles years later"</text:p>
          </table:table-cell>
          <table:table-cell table:style-name="ce5" office:value-type="string" calcext:value-type="string">
            <text:p>Primary infection: varicella-zoster virus (herpesvirus) transmitted by respiratory droplets or direct contact; viral replication in respiratory tract, viremia, dissemination to skin; Reactivation: virus remains latent in dorsal root ganglia; reactivates with aging or immunosuppression causing dermatomal distribution</text:p>
          </table:table-cell>
          <table:table-cell table:style-name="ce5" office:value-type="string" calcext:value-type="string">
            <text:p>Varicella: highly contagious; incubation 10-21 days; vaccine has reduced incidence by greater than 90%; Zoster: lifetime risk 30%; incidence increases with age; 1 million cases annually in United States; risk increased in immunocompromised</text:p>
          </table:table-cell>
          <table:table-cell table:style-name="ce5" office:value-type="string" calcext:value-type="string">
            <text:p>Varicella: prodrome of fever, malaise; pruritic vesicular rash starting on face/trunk, spreading to extremities; lesions in different stages (macules, papules, vesicles, crusts); oral enanthem; Zoster: prodrome of pain in dermatome; unilateral vesicular rash in dermatomal distribution; acute pain; postherpetic neuralgia in 10-20%; complications: bacterial superinfection, pneumonia, encephalitis, disseminated disease in immunocompromised</text:p>
          </table:table-cell>
          <table:table-cell table:style-name="ce5" office:value-type="string" calcext:value-type="string">
            <text:p>Varicella: incubation 10-21 days; rash appears in crops over 3-5 days; crusting by 7-10 days; Zoster: prodrome 1-5 days; vesicular rash 7-10 days; postherpetic neuralgia defined as pain greater than 90 days after rash onset</text:p>
          </table:table-cell>
          <table:table-cell table:style-name="ce5" office:value-type="string" calcext:value-type="string">
            <text:p>Varicella: impetigo, insect bites, hand-foot-mouth disease, smallpox; Zoster: herpes simplex, contact dermatitis, cellulitis</text:p>
          </table:table-cell>
          <table:table-cell table:style-name="ce5" office:value-type="string" calcext:value-type="string">
            <text:p>Varicella: clinical diagnosis; polymerase chain reaction or direct fluorescent antibody from vesicle fluid if confirmation needed; Zoster: clinical diagnosis; polymerase chain reaction from vesicle fluid for atypical presentations; serology (IgM, IgG) for immunity assessment</text:p>
          </table:table-cell>
          <table:table-cell table:style-name="ce5" office:value-type="string" calcext:value-type="string">
            <text:p>Varicella: supportive care in healthy children; acyclovir 800 mg orally 5 times daily or valacyclovir 1 gram orally 3 times daily for 5-7 days in adults, immunocompromised, or severe disease; Zoster: valacyclovir 1 gram orally 3 times daily or famciclovir 500 mg orally 3 times daily for 7 days (start within 72 hours); pain management; vaccination for prevention</text:p>
          </table:table-cell>
          <table:table-cell table:style-name="ce5" office:value-type="string" calcext:value-type="string">
            <text:p>N</text:p>
          </table:table-cell>
          <table:table-cell table:style-name="ce5" table:formula="of:=HYPERLINK(&quot;https://pubmed.ncbi.nlm.nih.gov/40801156&quot;)" office:value-type="string" office:string-value="https://pubmed.ncbi.nlm.nih.gov/40801156" calcext:value-type="string">
            <text:p>https://pubmed.ncbi.nlm.nih.gov/40801156</text:p>
          </table:table-cell>
          <table:table-cell table:style-name="ce5" table:number-columns-repeated="15"/>
          <table:table-cell table:number-columns-repeated="998"/>
        </table:table-row>
        <table:table-row table:style-name="ro15">
          <table:table-cell table:style-name="ce7" office:value-type="string" calcext:value-type="string">
            <text:p>Venous Ulcers</text:p>
          </table:table-cell>
          <table:table-cell table:style-name="ce5" office:value-type="string" calcext:value-type="string">
            <text:p>Shallow ulcer with irregular borders on medial malleolus in patient with chronic venous insufficiency; surrounding hemosiderin deposition, edema, lipodermatosclerosis; "ulcer on ankle with brown skin and swelling"</text:p>
          </table:table-cell>
          <table:table-cell table:style-name="ce5" office:value-type="string" calcext:value-type="string">
            <text:p>Venous hypertension from venous reflux (incompetent valves) or obstruction; red blood cell extravasation releases iron causing hemosiderin deposition; chronic inflammation and tissue damage; impaired wound healing from venous stasis</text:p>
          </table:table-cell>
          <table:table-cell table:style-name="ce5" office:value-type="string" calcext:value-type="string">
            <text:p>Most common cause of leg ulcers (70-90%); affects 1-3% of population; more common in older adults, females; risk factors: obesity, prolonged standing, prior deep vein thrombosis, pregnancy, leg trauma</text:p>
          </table:table-cell>
          <table:table-cell table:style-name="ce5" office:value-type="string" calcext:value-type="string">
            <text:p>Shallow ulcer with irregular borders on medial malleolus (gaiter area); surrounding hemosiderin deposition (brown pigmentation); edema; lipodermatosclerosis (induration, inverted champagne bottle appearance); varicose veins; atrophie blanche (white atrophic scars); minimal pain (unless infected); exudate</text:p>
          </table:table-cell>
          <table:table-cell table:style-name="ce5" office:value-type="string" calcext:value-type="string">
            <text:p>Chronic progressive course over months to years; ulcers may persist for months to years without treatment; recurrence common (60-70% within 5 years)</text:p>
          </table:table-cell>
          <table:table-cell table:style-name="ce5" office:value-type="string" calcext:value-type="string">
            <text:p>Arterial ulcers (painful, distal location, absent pulses), neuropathic ulcers (pressure points, decreased sensation), mixed arterial-venous ulcers, pyoderma gangrenosum, malignancy (Marjolin ulcer)</text:p>
          </table:table-cell>
          <table:table-cell table:style-name="ce5" office:value-type="string" calcext:value-type="string">
            <text:p>Clinical diagnosis; ankle-brachial index to exclude arterial disease (greater than 0.8 required for compression); duplex ultrasound shows venous reflux (greater than 0.5 seconds superficial, greater than 1 second deep veins); wound culture if signs of infection; biopsy if atypical or non-healing</text:p>
          </table:table-cell>
          <table:table-cell table:style-name="ce5" office:value-type="string" calcext:value-type="string">
            <text:p>Compression therapy (20-30 mm Hg graduated compression stockings) is cornerstone; leg elevation; wound care (moist wound healing, debridement); treat infection if present; pentoxifylline 400 mg 3 times daily as adjunct; endovenous ablation for venous reflux improves healing; skin grafting for large non-healing ulcers</text:p>
          </table:table-cell>
          <table:table-cell table:style-name="ce5" office:value-type="string" calcext:value-type="string">
            <text:p>N</text:p>
          </table:table-cell>
          <table:table-cell table:style-name="ce5" table:formula="of:=HYPERLINK(&quot;https://pubmed.ncbi.nlm.nih.gov/40079722&quot;)" office:value-type="string" office:string-value="https://pubmed.ncbi.nlm.nih.gov/40079722" calcext:value-type="string">
            <text:p>https://pubmed.ncbi.nlm.nih.gov/40079722</text:p>
          </table:table-cell>
          <table:table-cell table:style-name="ce5" table:number-columns-repeated="15"/>
          <table:table-cell table:number-columns-repeated="998"/>
        </table:table-row>
        <table:table-row table:style-name="ro9">
          <table:table-cell table:style-name="ce7" office:value-type="string" calcext:value-type="string">
            <text:p>Vernix Caseosa Loss</text:p>
          </table:table-cell>
          <table:table-cell table:style-name="ce5" office:value-type="string" calcext:value-type="string">
            <text:p>Physiologic peeling and desquamation in newborn, especially post-term infants; "normal newborn skin shedding"; more prominent on hands and feet</text:p>
          </table:table-cell>
          <table:table-cell table:style-name="ce5" office:value-type="string" calcext:value-type="string">
            <text:p>Physiologic shedding of stratum corneum after birth; transition from intrauterine aqueous environment to dry extrauterine environment; vernix caseosa (protective waxy coating) loss exposes immature stratum corneum to air; increased desquamation in post-term infants due to prolonged amniotic fluid exposure</text:p>
          </table:table-cell>
          <table:table-cell table:style-name="ce5" office:value-type="string" calcext:value-type="string">
            <text:p>Affects nearly all newborns to some degree; more prominent in post-term infants (greater than 42 weeks gestation); typically begins in first few days of life</text:p>
          </table:table-cell>
          <table:table-cell table:style-name="ce5"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5"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18">
          <table:table-cell table:style-name="ce7" office:value-type="string" calcext:value-type="string">
            <text:p>Verrucae (Warts)</text:p>
          </table:table-cell>
          <table:table-cell table:style-name="ce5" office:value-type="string" calcext:value-type="string">
            <text:p>Hyperkeratotic papules with black dots (thrombosed capillaries) on hands or feet; "warts with black dots"; caused by human papillomavirus; common in children and adolescents</text:p>
          </table:table-cell>
          <table:table-cell table:style-name="ce5" office:value-type="string" calcext:value-type="string">
            <text:p>Human papillomavirus infection of keratinocytes; most commonly types 1, 2, 4 (plantar), 2, 27, 57, 63 (common warts); viral replication causes epidermal hyperplasia and hyperkeratosis; thrombosed capillaries appear as black dots; transmitted by direct contact or fomites</text:p>
          </table:table-cell>
          <table:table-cell table:style-name="ce5" office:value-type="string" calcext:value-type="string">
            <text:p>Very common; affects over 40% of children in second decade of life; prevalence peaks age 10-19 years; plantar warts (verrucae plantaris) more resistant to treatment than warts elsewhere</text:p>
          </table:table-cell>
          <table:table-cell table:style-name="ce5" office:value-type="string" calcext:value-type="string">
            <text:p>Common warts: hyperkeratotic papules with rough surface on hands, fingers, knees, elbows; Plantar warts: painful hyperkeratotic lesions on plantar surface with black dots (thrombosed capillaries); interruption of dermatoglyphics; may be single or mosaic pattern; usually asymptomatic except plantar warts cause pain with ambulation</text:p>
          </table:table-cell>
          <table:table-cell table:style-name="ce5" office:value-type="string" calcext:value-type="string">
            <text:p>Develop over weeks to months; 65% resolve spontaneously within 2 years without treatment; plantar warts more persistent and resistant to treatment</text:p>
          </table:table-cell>
          <table:table-cell table:style-name="ce5" office:value-type="string" calcext:value-type="string">
            <text:p>Corns and calluses (no black dots, preserve dermatoglyphics), molluscum contagiosum, seborrheic keratosis, squamous cell carcinoma</text:p>
          </table:table-cell>
          <table:table-cell table:style-name="ce5" office:value-type="string" calcext:value-type="string">
            <text:p>Clinical diagnosis based on characteristic appearance; dermoscopy shows thrombosed capillaries; skin biopsy rarely needed: shows papillomatosis, hyperkeratosis, koilocytes</text:p>
          </table:table-cell>
          <table:table-cell table:style-name="ce5" office:value-type="string" calcext:value-type="string">
            <text:p>First-line: salicylic acid 17-40% daily with debridement; cryotherapy with liquid nitrogen every 2-4 weeks; alternatives: cantharidin, imiquimod, duct tape occlusion; refractory cases: intralesional immunotherapy (Candida antigen, mumps-measles-rubella vaccine), hyperthermia, pulsed dye laser; observation acceptable (spontaneous resolution common)</text:p>
          </table:table-cell>
          <table:table-cell table:style-name="ce5" office:value-type="string" calcext:value-type="string">
            <text:p>N</text:p>
          </table:table-cell>
          <table:table-cell table:style-name="ce5" table:formula="of:=HYPERLINK(&quot;https://pubmed.ncbi.nlm.nih.gov/36554279&quot;)" office:value-type="string" office:string-value="https://pubmed.ncbi.nlm.nih.gov/36554279" calcext:value-type="string">
            <text:p>https://pubmed.ncbi.nlm.nih.gov/36554279</text:p>
          </table:table-cell>
          <table:table-cell table:style-name="ce5" table:number-columns-repeated="15"/>
          <table:table-cell table:number-columns-repeated="998"/>
        </table:table-row>
        <table:table-row table:style-name="ro25">
          <table:table-cell table:style-name="ce7" office:value-type="string" calcext:value-type="string">
            <text:p>Vitamin A Deficiency</text:p>
          </table:table-cell>
          <table:table-cell table:style-name="ce5" office:value-type="string" calcext:value-type="string">
            <text:p>Night blindness, xerophthalmia (dry eyes), Bitot spots (foamy conjunctival patches), keratomalacia; "can't see at night"; follicular hyperkeratosis; increased infections</text:p>
          </table:table-cell>
          <table:table-cell table:style-name="ce5" office:value-type="string" calcext:value-type="string">
            <text:p>Deficiency of vitamin A (retinol); impaired rhodopsin synthesis causes night blindness; epithelial keratinization abnormalities cause xerophthalmia, follicular hyperkeratosis; impaired immune function increases infection susceptibility; causes: inadequate dietary intake, malabsorption, liver disease, measles infection</text:p>
          </table:table-cell>
          <table:table-cell table:style-name="ce5" office:value-type="string" calcext:value-type="string">
            <text:p>Leading cause of preventable blindness in children worldwide; rare in developed countries; common in developing countries with limited access to vitamin A-rich foods; affects 190 million preschool children globally; increased risk during pregnancy, lactation, infancy</text:p>
          </table:table-cell>
          <table:table-cell table:style-name="ce5" office:value-type="string" calcext:value-type="string">
            <text:p>Ocular: night blindness (earliest sign), xerophthalmia (dry eyes), Bitot spots (foamy white triangular patches on conjunctiva), corneal xerosis, keratomalacia (corneal ulceration and necrosis leading to blindness); Dermatologic: follicular hyperkeratosis (rough, bumpy skin especially on extensor surfaces); Systemic: growth retardation, increased susceptibility to infections (measles, diarrhea, respiratory infections), anemia</text:p>
          </table:table-cell>
          <table:table-cell table:style-name="ce5" office:value-type="string" calcext:value-type="string">
            <text:p>Develops over weeks to months of inadequate intake; night blindness appears first; xerophthalmia and Bitot spots develop with worsening deficiency; keratomalacia is late manifestation indicating severe deficiency; irreversible blindness if untreated</text:p>
          </table:table-cell>
          <table:table-cell table:style-name="ce5" office:value-type="string" calcext:value-type="string">
            <text:p>Other causes of night blindness (retinitis pigmentosa, congenital stationary night blindness), zinc deficiency, protein-energy malnutrition, other causes of keratinization disorders</text:p>
          </table:table-cell>
          <table:table-cell table:style-name="ce5" office:value-type="string" calcext:value-type="string">
            <text:p>Serum retinol less than 0.70 micromol/L (less than 20 micrograms/dL) indicates deficiency; dose-response test: serum retinol increases greater than 20% after vitamin A dose if deficient; isotope dilution assay for total body stores; clinical diagnosis based on xerophthalmia in endemic areas</text:p>
          </table:table-cell>
          <table:table-cell table:style-name="ce5" office:value-type="string" calcext:value-type="string">
            <text:p>Treatment dose: vitamin A 200,000 international units orally on days 1, 2, and 14 (children 12 months and older); 100,000 international units for infants 6-11 months; 50,000 international units for infants under 6 months; Prevention: vitamin A supplementation programs in endemic areas; dietary diversification; food fortification</text:p>
          </table:table-cell>
          <table:table-cell table:style-name="ce5" office:value-type="string" calcext:value-type="string">
            <text:p>Y</text:p>
          </table:table-cell>
          <table:table-cell table:style-name="ce5" table:formula="of:=HYPERLINK(&quot;https://pubmed.ncbi.nlm.nih.gov/27128154&quot;)" office:value-type="string" office:string-value="https://pubmed.ncbi.nlm.nih.gov/27128154" calcext:value-type="string">
            <text:p>https://pubmed.ncbi.nlm.nih.gov/27128154</text:p>
          </table:table-cell>
          <table:table-cell table:style-name="ce5" table:number-columns-repeated="15"/>
          <table:table-cell table:number-columns-repeated="998"/>
        </table:table-row>
        <table:table-row table:style-name="ro19">
          <table:table-cell table:style-name="ce7" office:value-type="string" calcext:value-type="string">
            <text:p>Vitamin C Deficiency (Scurvy)</text:p>
          </table:table-cell>
          <table:table-cell table:style-name="ce5" office:value-type="string" calcext:value-type="string">
            <text:p>Perifollicular hemorrhages, corkscrew hairs, swollen bleeding gums, poor wound healing; "bleeding gums and corkscrew hairs"; musculoskeletal pain in children</text:p>
          </table:table-cell>
          <table:table-cell table:style-name="ce5" office:value-type="string" calcext:value-type="string">
            <text:p>Deficiency of vitamin C (ascorbic acid); impaired collagen synthesis due to lack of cofactor for prolyl and lysyl hydroxylase; defective collagen causes capillary fragility, poor wound healing, bone abnormalities; causes: inadequate dietary intake (restrictive diets, food insecurity), malabsorption, increased requirements</text:p>
          </table:table-cell>
          <table:table-cell table:style-name="ce5" office:value-type="string" calcext:value-type="string">
            <text:p>Rare in developed countries but increasingly reported; risk factors: restrictive diets (autism spectrum disorder, developmental disabilities), food insecurity, alcoholism, malabsorption, post-bariatric surgery; children and elderly at higher risk</text:p>
          </table:table-cell>
          <table:table-cell table:style-name="ce5" office:value-type="string" calcext:value-type="string">
            <text:p>Dermatologic: perifollicular petechiae and hemorrhages, corkscrew hairs, poor wound healing, easy bruising; Oral: swollen, bleeding, friable gums (in dentate patients), loose teeth; Musculoskeletal: bone pain, pseudoparalysis in children, hemarthrosis, subperiosteal hemorrhage; Systemic: fatigue, weakness, anemia, depression; may present with syncope</text:p>
          </table:table-cell>
          <table:table-cell table:style-name="ce5" office:value-type="string" calcext:value-type="string">
            <text:p>Develops after 1-3 months of vitamin C deficiency; early symptoms: fatigue, weakness, irritability; cutaneous and gingival manifestations appear at 3-5 months; musculoskeletal symptoms prominent in children; symptoms improve within days to weeks of vitamin C supplementation</text:p>
          </table:table-cell>
          <table:table-cell table:style-name="ce5" office:value-type="string" calcext:value-type="string">
            <text:p>Vasculitis, child abuse (in children with bone pain and hemorrhages), leukemia, other bleeding disorders, inflammatory arthritis, autoimmune diseases</text:p>
          </table:table-cell>
          <table:table-cell table:style-name="ce5" office:value-type="string" calcext:value-type="string">
            <text:p>Serum ascorbic acid less than 11.4 micromol/L (less than 0.2 mg/dL) diagnostic; leukocyte ascorbic acid more accurate but less available; imaging in children: ground-glass osteopenia, metaphyseal corner fractures, subperiosteal hemorrhage, Wimberger ring sign (dense metaphyseal line); elevated inflammatory markers common; anemia</text:p>
          </table:table-cell>
          <table:table-cell table:style-name="ce5" office:value-type="string" calcext:value-type="string">
            <text:p>Vitamin C (ascorbic acid) 1-2 grams daily in divided doses for adults; 100-300 mg daily for children; continue until clinical resolution (typically 1-3 months); maintenance: 100 mg daily for adults, 35-50 mg daily for children; dietary counseling; treat underlying cause</text:p>
          </table:table-cell>
          <table:table-cell table:style-name="ce5" office:value-type="string" calcext:value-type="string">
            <text:p>N</text:p>
          </table:table-cell>
          <table:table-cell table:style-name="ce5" table:formula="of:=HYPERLINK(&quot;https://pubmed.ncbi.nlm.nih.gov/35277043&quot;)" office:value-type="string" office:string-value="https://pubmed.ncbi.nlm.nih.gov/35277043" calcext:value-type="string">
            <text:p>https://pubmed.ncbi.nlm.nih.gov/35277043</text:p>
          </table:table-cell>
          <table:table-cell table:style-name="ce5" table:number-columns-repeated="15"/>
          <table:table-cell table:number-columns-repeated="998"/>
        </table:table-row>
        <table:table-row table:style-name="ro30">
          <table:table-cell table:style-name="ce7" office:value-type="string" calcext:value-type="string">
            <text:p>Vitiligo</text:p>
          </table:table-cell>
          <table:table-cell table:style-name="ce5" office:value-type="string" calcext:value-type="string">
            <text:p>Well-demarcated depigmented macules and patches; "white patches on hands and face"; often symmetric; associated with autoimmune diseases (thyroid disease, alopecia areata, diabetes mellitus)</text:p>
          </table:table-cell>
          <table:table-cell table:style-name="ce5" office:value-type="string" calcext:value-type="string">
            <text:p>Autoimmune destruction of melanocytes; genetic susceptibility plus environmental triggers; oxidative stress; T-cell mediated melanocyte loss; Koebner phenomenon (new lesions at sites of trauma); nonsegmental (85-90%) has immunologic basis; segmental has neurogenic component</text:p>
          </table:table-cell>
          <table:table-cell table:style-name="ce5" office:value-type="string" calcext:value-type="string">
            <text:p>Prevalence approximately 0.5-1% worldwide; affects all ethnicities equally; 50% develop before age 20; equal gender distribution; family history in 30%; associated with autoimmune diseases (thyroid disease most common)</text:p>
          </table:table-cell>
          <table:table-cell table:style-name="ce5" office:value-type="string" calcext:value-type="string">
            <text:p>Well-demarcated depigmented (not hypopigmented) macules and patches; nonsegmental: symmetric distribution on face, hands, body folds, genitalia; segmental: unilateral dermatomal distribution; hair depigmentation (poliosis) in late stages; Wood lamp examination enhances visualization; significant psychological impact and quality of life impairment</text:p>
          </table:table-cell>
          <table:table-cell table:style-name="ce5" office:value-type="string" calcext:value-type="string">
            <text:p>Nonsegmental: unpredictable course, may be slowly progressive or have rapid acceleration phases; segmental: early onset, stabilizes after 1-2 years; spontaneous repigmentation rare; chronic relapsing course</text:p>
          </table:table-cell>
          <table:table-cell table:style-name="ce5" office:value-type="string" calcext:value-type="string">
            <text:p>Post-inflammatory hypopigmentation (history of inflammation), pityriasis alba (ill-defined borders, facial in children), tinea versicolor (fine scale, potassium hydroxide positive), nevus depigmentosus (present from birth), chemical leukoderma</text:p>
          </table:table-cell>
          <table:table-cell table:style-name="ce5" office:value-type="string" calcext:value-type="string">
            <text:p>Clinical diagnosis; Wood lamp examination enhances depigmentation; skin biopsy rarely needed (shows absent melanocytes); screen for thyroid disease (thyroid-stimulating hormone, thyroid peroxidase antibodies); assess disease extent and activity; Vitiligo Area Scoring Index for severity</text:p>
          </table:table-cell>
          <table:table-cell table:style-name="ce5" office:value-type="string" calcext:value-type="string">
            <text:p>Localized: high-potency topical corticosteroids or topical calcineurin inhibitors (tacrolimus, pimecrolimus); topical ruxolitinib cream (JAK inhibitor, first FDA-approved targeted therapy); Widespread: narrowband ultraviolet B phototherapy (first-line for extensive disease); Systemic: oral corticosteroids for rapidly progressive disease; Surgical: autologous melanocyte transplantation for stable localized disease; sun protection and camouflage; psychological support</text:p>
          </table:table-cell>
          <table:table-cell table:style-name="ce5" office:value-type="string" calcext:value-type="string">
            <text:p>N</text:p>
          </table:table-cell>
          <table:table-cell table:style-name="ce5" table:formula="of:=HYPERLINK(&quot;https://www.nejm.org/doi/full/10.1056/NEJMcp0804388&quot;)" office:value-type="string" office:string-value="https://www.nejm.org/doi/full/10.1056/NEJMcp0804388" calcext:value-type="string">
            <text:p>https://www.nejm.org/doi/full/10.1056/NEJMcp0804388</text:p>
          </table:table-cell>
          <table:table-cell table:style-name="ce5" table:number-columns-repeated="15"/>
          <table:table-cell table:number-columns-repeated="998"/>
        </table:table-row>
        <table:table-row table:style-name="ro22">
          <table:table-cell table:style-name="ce7" office:value-type="string" calcext:value-type="string">
            <text:p>Xeroderma Pigmentosum</text:p>
          </table:table-cell>
          <table:table-cell table:style-name="ce5" office:value-type="string" calcext:value-type="string">
            <text:p>Extreme sun sensitivity with severe sunburn after minimal sun exposure in infancy; freckling before age 2; multiple skin cancers before age 10; "child who burns and gets skin cancer from minimal sun"</text:p>
          </table:table-cell>
          <table:table-cell table:style-name="ce5" office:value-type="string" calcext:value-type="string">
            <text:p>Autosomal recessive disorder; defective nucleotide excision repair (complementation groups XP-A through XP-G) or defective translesion synthesis (XP variant with polymerase eta mutation); inability to repair ultraviolet-induced DNA damage (cyclobutane pyrimidine dimers, 6-4 photoproducts); 10,000 times increased risk of non-melanoma skin cancer, 2,000 times increased risk of melanoma</text:p>
          </table:table-cell>
          <table:table-cell table:style-name="ce5" office:value-type="string" calcext:value-type="string">
            <text:p>Incidence 1 in 1,000,000 worldwide; affects all ethnicities; autosomal recessive inheritance; eight complementation groups (XP-A through XP-G and XP variant); XP-C most common in United States and Europe</text:p>
          </table:table-cell>
          <table:table-cell table:style-name="ce5" office:value-type="string" calcext:value-type="string">
            <text:p>Severe sunburn after minimal sun exposure (50% of children); freckling in sun-exposed areas before age 2; dry skin (xeroderma); pigmentary changes; multiple skin cancers (basal cell carcinoma, squamous cell carcinoma, melanoma) before age 10; ocular surface disease (photophobia, keratitis, corneal opacification); neurologic degeneration in some groups (XP-A, XP-D); increased risk of internal cancers</text:p>
          </table:table-cell>
          <table:table-cell table:style-name="ce5" office:value-type="string" calcext:value-type="string">
            <text:p>Signs appear in infancy or early childhood; first skin cancer typically before age 10; progressive accumulation of skin cancers throughout life; neurologic degeneration progressive in affected groups; reduced life expectancy without strict sun protection</text:p>
          </table:table-cell>
          <table:table-cell table:style-name="ce5" office:value-type="string" calcext:value-type="string">
            <text:p>Severe sunburn from other causes, Cockayne syndrome, trichothiodystrophy, other DNA repair disorders, early-onset skin cancer from other causes</text:p>
          </table:table-cell>
          <table:table-cell table:style-name="ce5" office:value-type="string" calcext:value-type="string">
            <text:p>Clinical diagnosis based on extreme photosensitivity and early skin cancers; cellular assays show defective DNA repair; genetic testing identifies specific complementation group; skin biopsy shows solar elastosis and dysplasia at young age</text:p>
          </table:table-cell>
          <table:table-cell table:style-name="ce5" office:value-type="string" calcext:value-type="string">
            <text:p>Strict lifelong sun protection (avoid all ultraviolet radiation, protective clothing, broad-spectrum sunscreen SPF 50 or higher, ultraviolet-blocking films on windows); early detection and treatment of skin cancers; regular dermatologic surveillance; ophthalmologic care; oral retinoids may reduce skin cancer incidence; genetic counseling; vitamin D supplementation (due to sun avoidance)</text:p>
          </table:table-cell>
          <table:table-cell table:style-name="ce5" office:value-type="string" calcext:value-type="string">
            <text:p>Y</text:p>
          </table:table-cell>
          <table:table-cell table:style-name="ce5" table:formula="of:=HYPERLINK(&quot;https://medlineplus.gov/genetics/condition/xeroderma-pigmentosum&quot;)" office:value-type="string" office:string-value="https://medlineplus.gov/genetics/condition/xeroderma-pigmentosum" calcext:value-type="string">
            <text:p>https://medlineplus.gov/genetics/condition/xeroderma-pigmentosum</text:p>
          </table:table-cell>
          <table:table-cell table:style-name="ce5" table:number-columns-repeated="15"/>
          <table:table-cell table:number-columns-repeated="998"/>
        </table:table-row>
        <table:table-row table:style-name="ro9">
          <table:table-cell table:style-name="ce7" office:value-type="string" calcext:value-type="string">
            <text:p>Xerotic Dermatitis (Xerosis)</text:p>
          </table:table-cell>
          <table:table-cell table:style-name="ce5" office:value-type="string" calcext:value-type="string">
            <text:p>Dry, scaly, cracked skin especially on lower legs in elderly or winter months; "dry itchy skin in winter"; fish-scale appearance; may have eczema craquelé (crazy paving pattern of fissures)</text:p>
          </table:table-cell>
          <table:table-cell table:style-name="ce5" office:value-type="string" calcext:value-type="string">
            <text:p>Impaired epidermal barrier function; decreased natural moisturizing factors; reduced sebum production; environmental factors (low humidity, cold weather, excessive bathing); aging decreases stratum corneum hydration; underlying conditions (hypothyroidism, malnutrition, medications)</text:p>
          </table:table-cell>
          <table:table-cell table:style-name="ce5" office:value-type="string" calcext:value-type="string">
            <text:p>Very common; increases with age; more common in winter months (low humidity); affects lower extremities most commonly; risk factors: elderly, frequent bathing, harsh soaps, low humidity environments</text:p>
          </table:table-cell>
          <table:table-cell table:style-name="ce5" office:value-type="string" calcext:value-type="string">
            <text:p>Dry, rough, scaly skin with fine fissures; lower legs most commonly affected; pruritus (often worse at night); eczema craquelé (asteatotic eczema): polygonal cracking resembling cracked porcelain or crazy paving; may progress to nummular eczema or secondary infection from scratching</text:p>
          </table:table-cell>
          <table:table-cell table:style-name="ce5" office:value-type="string" calcext:value-type="string">
            <text:p>Worsens in winter months (low humidity); improves in summer; chronic relapsing course; acute exacerbations with environmental triggers or excessive bathing</text:p>
          </table:table-cell>
          <table:table-cell table:style-name="ce5" office:value-type="string" calcext:value-type="string">
            <text:p>Ichthyosis vulgaris (lifelong, genetic), atopic dermatitis (more inflammatory, flexural), contact dermatitis, nummular eczema, asteatotic eczema, hypothyroidism, nutritional deficiencies</text:p>
          </table:table-cell>
          <table:table-cell table:style-name="ce5" office:value-type="string" calcext:value-type="string">
            <text:p>Clinical diagnosis based on appearance and history; skin biopsy rarely needed; evaluate for underlying causes if severe or refractory (thyroid function tests, nutritional assessment)</text:p>
          </table:table-cell>
          <table:table-cell table:style-name="ce5" office:value-type="string" calcext:value-type="string">
            <text:p>Emollients and moisturizers (petrolatum-based, urea, lactic acid, ceramides) applied immediately after bathing; reduce bathing frequency and water temperature; avoid harsh soaps; use mild cleansers; humidification of indoor air; low-potency topical corticosteroids for inflamed areas; treat underlying conditions</text:p>
          </table:table-cell>
          <table:table-cell table:style-name="ce5" office:value-type="string" calcext:value-type="string">
            <text:p>N</text:p>
          </table:table-cell>
          <table:table-cell table:style-name="ce5" table:formula="of:=HYPERLINK(&quot;https://www.aafp.org/pubs/afp/issues/2007/0515/p1490.html&quot;)" office:value-type="string" office:string-value="https://www.aafp.org/pubs/afp/issues/2007/0515/p1490.html" calcext:value-type="string">
            <text:p>https://www.aafp.org/pubs/afp/issues/2007/0515/p1490.html</text:p>
          </table:table-cell>
          <table:table-cell table:style-name="ce5" table:number-columns-repeated="15"/>
          <table:table-cell table:number-columns-repeated="998"/>
        </table:table-row>
        <table:table-row table:style-name="ro24">
          <table:table-cell table:style-name="ce7" office:value-type="string" calcext:value-type="string">
            <text:p>Zinc Deficiency</text:p>
          </table:table-cell>
          <table:table-cell table:style-name="ce5" office:value-type="string" calcext:value-type="string">
            <text:p>Acrodermatitis enteropathica-like rash (periorificial and acral dermatitis), alopecia, diarrhea, growth retardation; "rash around mouth and on hands with diarrhea"; impaired wound healing; taste disorders</text:p>
          </table:table-cell>
          <table:table-cell table:style-name="ce5" office:value-type="string" calcext:value-type="string">
            <text:p>Deficiency of zinc (essential trace element); impaired DNA synthesis, RNA transcription, cell division; zinc required for hundreds of enzymes; causes: inadequate dietary intake, malabsorption (inflammatory bowel disease, celiac disease), increased losses (chronic liver disease, chronic kidney disease), acrodermatitis enteropathica (genetic zinc transporter defect), total parenteral nutrition without zinc supplementation</text:p>
          </table:table-cell>
          <table:table-cell table:style-name="ce5" office:value-type="string" calcext:value-type="string">
            <text:p>Common in chronic liver disease (prevalence 84-96% in cirrhosis); acrodermatitis enteropathica rare (autosomal recessive); risk factors: malabsorption, chronic liver disease, chronic kidney disease, alcoholism, vegetarian diet, pregnancy, lactation</text:p>
          </table:table-cell>
          <table:table-cell table:style-name="ce5" office:value-type="string" calcext:value-type="string">
            <text:p>Dermatologic: periorificial and acral dermatitis (erythematous, scaly, sometimes vesiculobullous), alopecia, paronychia, impaired wound healing; Gastrointestinal: diarrhea, anorexia; Growth: growth retardation in children; Immune: increased susceptibility to infections; Other: hypogonadism, taste disorders (dysgeusia), night blindness, behavioral changes</text:p>
          </table:table-cell>
          <table:table-cell table:style-name="ce5" office:value-type="string" calcext:value-type="string">
            <text:p>Develops over weeks to months of inadequate intake or increased losses; symptoms improve within days to weeks of zinc supplementation; dermatitis resolves first</text:p>
          </table:table-cell>
          <table:table-cell table:style-name="ce5" office:value-type="string" calcext:value-type="string">
            <text:p>Acrodermatitis enteropathica (genetic form), biotin deficiency, essential fatty acid deficiency, necrolytic migratory erythema (glucagonoma), pellagra, other nutritional deficiencies</text:p>
          </table:table-cell>
          <table:table-cell table:style-name="ce5" office:value-type="string" calcext:value-type="string">
            <text:p>Plasma or serum zinc less than 10.4 micromol/L (less than 68 micrograms/dL) in women or less than 11.0 micromol/L (less than 72 micrograms/dL) in men indicates deficiency; adjust for inflammation (zinc decreases with inflammation); alkaline phosphatase may be low; clinical response to zinc supplementation confirms diagnosis</text:p>
          </table:table-cell>
          <table:table-cell table:style-name="ce5" office:value-type="string" calcext:value-type="string">
            <text:p>Zinc supplementation: zinc sulfate 220 mg (50 mg elemental zinc) orally 1-3 times daily; zinc acetate hydrate for chronic liver disease; treat underlying cause; dietary counseling (red meat, shellfish, legumes, nuts, whole grains); monitor for copper deficiency with prolonged high-dose zinc; symptoms improve within 1-2 week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5" table:number-rows-repeated="794">
          <table:table-cell table:style-name="ce7"/>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MSK" table:style-name="ta4">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15" table:default-cell-style-name="Default"/>
        <table:table-row table:style-name="ro36">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37">
          <table:table-cell table:style-name="ce7" office:value-type="string" calcext:value-type="string">
            <text:p>Achilles Tendinopathy</text:p>
          </table:table-cell>
          <table:table-cell table:style-name="ce5" office:value-type="string" calcext:value-type="string">
            <text:p>Middle-aged athlete with posterior heel or calf pain; pain and stiffness worse in morning and with activity initiation; tenderness 2 to 6 centimeters proximal to calcaneal insertion (midportion) or at insertion</text:p>
          </table:table-cell>
          <table:table-cell table:style-name="ce5" office:value-type="string" calcext:value-type="string">
            <text:p>Degenerative process with failed healing response; collagen disorganization; neovascularization; not primarily inflammatory; midportion (2 to 6 centimeters proximal to insertion) or insertional; risk factors include age, obesity, diabetes, fluoroquinolone use, sudden increase in activity</text:p>
          </table:table-cell>
          <table:table-cell table:style-name="ce5" office:value-type="string" calcext:value-type="string">
            <text:p>Affects 9 percent of recreational runners; incidence 2.35 per 1,000 in general population; male predominance; peak incidence 30 to 50 years</text:p>
          </table:table-cell>
          <table:table-cell table:style-name="ce5" office:value-type="string" calcext:value-type="string">
            <text:p>Pain and stiffness in Achilles tendon region; pain worse in morning and with activity initiation; tenderness on palpation; thickened tendon; pain with resisted plantarflexion; reduced ankle dorsiflexion; midportion or insertional location</text:p>
          </table:table-cell>
          <table:table-cell table:style-name="ce5" office:value-type="string" calcext:value-type="string">
            <text:p>Insidious onset over weeks to months; chronic course</text:p>
          </table:table-cell>
          <table:table-cell table:style-name="ce5" office:value-type="string" calcext:value-type="string">
            <text:p>Achilles tendon rupture, retrocalcaneal bursitis, Haglund deformity, posterior ankle impingement, calcaneal stress fracture, Sever disease in children</text:p>
          </table:table-cell>
          <table:table-cell table:style-name="ce5" office:value-type="string" calcext:value-type="string">
            <text:p>Clinical diagnosis based on pain location, pain during activity, tests that provoke pain, palpation to assess pain; imaging not routinely needed; ultrasound or magnetic resonance imaging shows thickened tendon with hypoechoic or hyperintense areas</text:p>
          </table:table-cell>
          <table:table-cell table:style-name="ce5" office:value-type="string" calcext:value-type="string">
            <text:p>Eccentric strengthening exercises (heel drops); load management; activity modification; nonsteroidal anti-inflammatory drugs; heel lifts; extracorporeal shockwave therapy; platelet-rich plasma injections; avoid corticosteroid injections (rupture risk);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achilles-tendinopathy-and-tendon-rupture" xlink:type="simple">https://www.uptodate.com/contents/achilles-tendinopathy-and-tendon-rupture</text:a></text:p>
          </table:table-cell>
          <table:table-cell table:style-name="ce9" table:number-columns-repeated="15"/>
          <table:table-cell table:number-columns-repeated="998"/>
        </table:table-row>
        <table:table-row table:style-name="ro17">
          <table:table-cell table:style-name="ce7" office:value-type="string" calcext:value-type="string">
            <text:p>Achondroplasia</text:p>
          </table:table-cell>
          <table:table-cell table:style-name="ce8" office:value-type="string" calcext:value-type="string">
            <text:p>Short-limbed dwarfism with frontal bossing, midface hypoplasia, and trident hand configuration; "rhizomelic shortening"</text:p>
          </table:table-cell>
          <table:table-cell table:style-name="ce8" office:value-type="string" calcext:value-type="string">
            <text:p>Autosomal dominant mutation in fibroblast growth factor receptor 3 gene causing impaired endochondral ossification while membranous ossification remains normal</text:p>
          </table:table-cell>
          <table:table-cell table:style-name="ce8" office:value-type="string" calcext:value-type="string">
            <text:p>Most common skeletal dysplasia; incidence approximately 1 in 15,000-40,000 live births; 80% are new mutations</text:p>
          </table:table-cell>
          <table:table-cell table:style-name="ce8" office:value-type="string" calcext:value-type="string">
            <text:p>Rhizomelic limb shortening, macrocephaly with frontal bossing, midface hypoplasia, lumbar lordosis, trident hands, normal intelligence</text:p>
          </table:table-cell>
          <table:table-cell table:style-name="ce8" office:value-type="string" calcext:value-type="string">
            <text:p>Present at birth, progressive skeletal manifestations through childhood</text:p>
          </table:table-cell>
          <table:table-cell table:style-name="ce5" office:value-type="string" calcext:value-type="string">
            <text:p>Hypochondroplasia, thanatophoric dysplasia, pseudoachondroplasia, other skeletal dysplasias</text:p>
          </table:table-cell>
          <table:table-cell table:style-name="ce5" office:value-type="string" calcext:value-type="string">
            <text:p>Clinical diagnosis confirmed by skeletal survey showing characteristic features; molecular genetic testing for fibroblast growth factor receptor 3 mutation</text:p>
          </table:table-cell>
          <table:table-cell table:style-name="ce5" office:value-type="string" calcext:value-type="string">
            <text:p>Supportive care including monitoring for complications such as foramen magnum stenosis, spinal stenosis, obstructive sleep apnea; limb lengthening procedures in select cases; genetic counseling</text:p>
          </table:table-cell>
          <table:table-cell table:style-name="ce5" office:value-type="string" calcext:value-type="string">
            <text:p>N</text:p>
          </table:table-cell>
          <table:table-cell table:style-name="ce10" office:value-type="string" calcext:value-type="string">
            <text:p><text:a xlink:href="https://www.ncbi.nlm.nih.gov/books/NBK1152/" xlink:type="simple">https://www.ncbi.nlm.nih.gov/books/NBK1152/</text:a></text:p>
          </table:table-cell>
          <table:table-cell table:style-name="ce9" table:number-columns-repeated="15"/>
          <table:table-cell table:number-columns-repeated="998"/>
        </table:table-row>
        <table:table-row table:style-name="ro38">
          <table:table-cell table:style-name="ce7" office:value-type="string" calcext:value-type="string">
            <text:p>Acromioclavicular Joint Separation</text:p>
          </table:table-cell>
          <table:table-cell table:style-name="ce5" office:value-type="string" calcext:value-type="string">
            <text:p>Young male athlete with shoulder pain after direct blow to lateral shoulder or fall onto outstretched arm; "shoulder pointer"</text:p>
          </table:table-cell>
          <table:table-cell table:style-name="ce5" office:value-type="string" calcext:value-type="string">
            <text:p>Disruption of acromioclavicular and coracoclavicular ligaments due to direct trauma, causing loss of static stabilization between clavicle and acromion</text:p>
          </table:table-cell>
          <table:table-cell table:style-name="ce5" office:value-type="string" calcext:value-type="string">
            <text:p>Common in males aged 20-49 years, especially contact sports like football and hockey</text:p>
          </table:table-cell>
          <table:table-cell table:style-name="ce5" office:value-type="string" calcext:value-type="string">
            <text:p>Pain over acromioclavicular joint, visible deformity with superior displacement of distal clavicle, pain with cross-body adduction, tenderness at joint</text:p>
          </table:table-cell>
          <table:table-cell table:style-name="ce5" office:value-type="string" calcext:value-type="string">
            <text:p>Acute onset following trauma</text:p>
          </table:table-cell>
          <table:table-cell table:style-name="ce5" office:value-type="string" calcext:value-type="string">
            <text:p>Clavicle fracture, shoulder dislocation, rotator cuff tear, acromioclavicular joint arthritis</text:p>
          </table:table-cell>
          <table:table-cell table:style-name="ce5" office:value-type="string" calcext:value-type="string">
            <text:p>Anteroposterior and Zanca radiographic views comparing injured to uninjured side; Rockwood classification Types I-VI based on displacement</text:p>
          </table:table-cell>
          <table:table-cell table:style-name="ce5" office:value-type="string" calcext:value-type="string">
            <text:p>Types I-II: nonoperative with sling for comfort; Type III: controversial, most nonoperative unless physically active patient; Types IV-VI: surgical intervention</text:p>
          </table:table-cell>
          <table:table-cell table:style-name="ce9" office:value-type="string" calcext:value-type="string">
            <text:p>N</text:p>
          </table:table-cell>
          <table:table-cell table:style-name="ce10" office:value-type="string" calcext:value-type="string">
            <text:p><text:a xlink:href="https://www.aafp.org/pubs/afp/issues/2023/0500/acute-shoulder-injuries.html" xlink:type="simple">https://www.aafp.org/pubs/afp/issues/2023/0500/acute-shoulder-injuries.html</text:a></text:p>
          </table:table-cell>
          <table:table-cell table:style-name="ce9" table:number-columns-repeated="15"/>
          <table:table-cell table:number-columns-repeated="998"/>
        </table:table-row>
        <table:table-row table:style-name="ro17">
          <table:table-cell table:style-name="ce7" office:value-type="string" calcext:value-type="string">
            <text:p>Acute Compartment Syndrome</text:p>
          </table:table-cell>
          <table:table-cell table:style-name="ce8" office:value-type="string" calcext:value-type="string">
            <text:p>Severe pain out of proportion to injury after tibial fracture or prolonged limb compression; pain with passive muscle stretch; "6 Ps" mnemonic</text:p>
          </table:table-cell>
          <table:table-cell table:style-name="ce8" office:value-type="string" calcext:value-type="string">
            <text:p>Increased pressure within closed fascial compartment causing decreased capillary perfusion, leading to muscle and nerve ischemia and potential necrosis</text:p>
          </table:table-cell>
          <table:table-cell table:style-name="ce8" office:value-type="string" calcext:value-type="string">
            <text:p>Incidence 3.1 per 100,000 people per year; male predominance 7.3 per 100,000 men versus 0.7 per 100,000 women; occurs in 1-9% of lower extremity fractures</text:p>
          </table:table-cell>
          <table:table-cell table:style-name="ce8" office:value-type="string" calcext:value-type="string">
            <text:p>Pain out of proportion to injury, pain with passive stretch, progressive paresthesias, tense compartment; late findings include paralysis, pallor, pulselessness</text:p>
          </table:table-cell>
          <table:table-cell table:style-name="ce8" office:value-type="string" calcext:value-type="string">
            <text:p>Develops within 6-10 hours of inciting event; irreversible tissue damage can occur within this timeframe</text:p>
          </table:table-cell>
          <table:table-cell table:style-name="ce5" office:value-type="string" calcext:value-type="string">
            <text:p>Fracture pain, deep vein thrombosis, peripheral vascular injury, cellulitis, necrotizing fasciitis</text:p>
          </table:table-cell>
          <table:table-cell table:style-name="ce5" office:value-type="string" calcext:value-type="string">
            <text:p>Clinical diagnosis in awake patients; intracompartmental pressure measurement when exam unreliable; absolute pressure greater than 30-45 millimeters of mercury or delta pressure less than 30 millimeters of mercury</text:p>
          </table:table-cell>
          <table:table-cell table:style-name="ce5" office:value-type="string" calcext:value-type="string">
            <text:p>Emergency fasciotomy of all affected compartments; delay risks irreversible muscle and nerve damage</text:p>
          </table:table-cell>
          <table:table-cell table:style-name="ce9" office:value-type="string" calcext:value-type="string">
            <text:p>Y</text:p>
          </table:table-cell>
          <table:table-cell table:style-name="ce10" office:value-type="string" calcext:value-type="string">
            <text:p><text:a xlink:href="https://www.orthobullets.com/trauma/1011/compartment-syndrome" xlink:type="simple">https://www.orthobullets.com/trauma/1011/compartment-syndrome</text:a></text:p>
          </table:table-cell>
          <table:table-cell table:style-name="ce5" table:number-columns-repeated="15"/>
          <table:table-cell table:number-columns-repeated="998"/>
        </table:table-row>
        <table:table-row table:style-name="ro39">
          <table:table-cell table:style-name="ce7" office:value-type="string" calcext:value-type="string">
            <text:p>Adhesive Capsulitis (Frozen Shoulder)</text:p>
          </table:table-cell>
          <table:table-cell table:style-name="ce5" office:value-type="string" calcext:value-type="string">
            <text:p>Middle-aged adult with insidious onset of shoulder pain and progressive loss of active and passive range of motion; difficulty with overhead activities and reaching behind back; "frozen shoulder"</text:p>
          </table:table-cell>
          <table:table-cell table:style-name="ce5" office:value-type="string" calcext:value-type="string">
            <text:p>Synovial inflammation and capsular fibrosis causing contracture; three phases: freezing (painful), frozen (stiff), thawing (recovery); associated with diabetes, thyroid disease, prolonged immobilization</text:p>
          </table:table-cell>
          <table:table-cell table:style-name="ce5" office:value-type="string" calcext:value-type="string">
            <text:p>Affects 2 to 5 percent of general population; peak incidence 40 to 60 years; female predominance; bilateral in 20 to 30 percent; 10 to 20 percent of diabetics affected</text:p>
          </table:table-cell>
          <table:table-cell table:style-name="ce5" office:value-type="string" calcext:value-type="string">
            <text:p>Progressive shoulder pain and stiffness; loss of active and passive range of motion in all planes (especially external rotation); pain worse at night; difficulty with activities of daily living</text:p>
          </table:table-cell>
          <table:table-cell table:style-name="ce5" office:value-type="string" calcext:value-type="string">
            <text:p>Freezing phase: 2 to 9 months; frozen phase: 4 to 12 months; thawing phase: 5 to 24 months; total duration 12 to 42 months</text:p>
          </table:table-cell>
          <table:table-cell table:style-name="ce5" office:value-type="string" calcext:value-type="string">
            <text:p>Rotator cuff tear, glenohumeral osteoarthritis, calcific tendinopathy, cervical radiculopathy, malignancy</text:p>
          </table:table-cell>
          <table:table-cell table:style-name="ce5" office:value-type="string" calcext:value-type="string">
            <text:p>Clinical diagnosis based on restricted passive range of motion; plain radiographs to exclude other pathology; magnetic resonance imaging shows thickened capsule and synovitis if diagnosis uncertain</text:p>
          </table:table-cell>
          <table:table-cell table:style-name="ce5" office:value-type="string" calcext:value-type="string">
            <text:p>Physical therapy with stretching exercises; nonsteroidal anti-inflammatory drugs; intra-articular corticosteroid injection; hydrodilatation; manipulation under anesthesia; arthroscopic capsular release for refractory cases</text:p>
          </table:table-cell>
          <table:table-cell table:style-name="ce9" office:value-type="string" calcext:value-type="string">
            <text:p>N</text:p>
          </table:table-cell>
          <table:table-cell table:style-name="ce10" office:value-type="string" calcext:value-type="string">
            <text:p><text:a xlink:href="https://www.uptodate.com/contents/adhesive-capsulitis" xlink:type="simple">https://www.uptodate.com/contents/adhesive-capsulitis</text:a></text:p>
          </table:table-cell>
          <table:table-cell table:style-name="ce9" table:number-columns-repeated="15"/>
          <table:table-cell table:number-columns-repeated="998"/>
        </table:table-row>
        <table:table-row table:style-name="ro17">
          <table:table-cell table:style-name="ce7" office:value-type="string" calcext:value-type="string">
            <text:p>Adolescent Idiopathic Scoliosis</text:p>
          </table:table-cell>
          <table:table-cell table:style-name="ce5" office:value-type="string" calcext:value-type="string">
            <text:p>Painless lateral spinal curvature with rib hump on forward bend test in adolescent female; "Adams forward bend test"</text:p>
          </table:table-cell>
          <table:table-cell table:style-name="ce5" office:value-type="string" calcext:value-type="string">
            <text:p>Unknown etiology; theories include genetic factors, asymmetric growth, neuromuscular imbalance; results in three-dimensional spinal deformity with lateral curvature and vertebral rotation</text:p>
          </table:table-cell>
          <table:table-cell table:style-name="ce5" office:value-type="string" calcext:value-type="string">
            <text:p>Most common form of scoliosis; prevalence 2-3% in adolescents aged 10-16 years; female predominance especially for curves requiring treatment</text:p>
          </table:table-cell>
          <table:table-cell table:style-name="ce5" office:value-type="string" calcext:value-type="string">
            <text:p>Asymmetric shoulder or hip height, rib prominence on forward bending, waistline asymmetry; typically painless unless severe</text:p>
          </table:table-cell>
          <table:table-cell table:style-name="ce5" office:value-type="string" calcext:value-type="string">
            <text:p>Onset during growth spurt, typically ages 10-16 years; progression risk highest during rapid growth phases</text:p>
          </table:table-cell>
          <table:table-cell table:style-name="ce5" office:value-type="string" calcext:value-type="string">
            <text:p>Congenital scoliosis, neuromuscular scoliosis, degenerative scoliosis, Scheuermann kyphosis, leg length discrepancy</text:p>
          </table:table-cell>
          <table:table-cell table:style-name="ce5" office:value-type="string" calcext:value-type="string">
            <text:p>Standing posteroanterior and lateral spine radiographs; Cobb angle measurement; skeletal maturity assessment with Risser sign</text:p>
          </table:table-cell>
          <table:table-cell table:style-name="ce5" office:value-type="string" calcext:value-type="string">
            <text:p>Observation for curves less than 25 degrees; bracing for curves 25-40 degrees in skeletally immature patients; surgical fusion for curves greater than 40-50 degrees or progressive curves despite bracing</text:p>
          </table:table-cell>
          <table:table-cell table:style-name="ce9" office:value-type="string" calcext:value-type="string">
            <text:p>N</text:p>
          </table:table-cell>
          <table:table-cell table:style-name="ce10" office:value-type="string" calcext:value-type="string">
            <text:p><text:a xlink:href="https://www.aaos.org/quality/quality-programs/lower-extremity-programs/adolescent-idiopathic-scoliosis/" xlink:type="simple">https://www.aaos.org/quality/quality-programs/lower-extremity-programs/adolescent-idiopathic-scoliosis/</text:a></text:p>
          </table:table-cell>
          <table:table-cell table:style-name="ce9" table:number-columns-repeated="15"/>
          <table:table-cell table:number-columns-repeated="998"/>
        </table:table-row>
        <table:table-row table:style-name="ro17">
          <table:table-cell table:style-name="ce7" office:value-type="string" calcext:value-type="string">
            <text:p>Adult Sagittal Deformity</text:p>
          </table:table-cell>
          <table:table-cell table:style-name="ce5" office:value-type="string" calcext:value-type="string">
            <text:p>Progressive forward stooping posture with inability to stand upright in older adult; difficulty with horizontal gaze; "chin-on-chest deformity"</text:p>
          </table:table-cell>
          <table:table-cell table:style-name="ce5" office:value-type="string" calcext:value-type="string">
            <text:p>Degenerative changes including disc degeneration, facet arthropathy, vertebral compression fractures causing loss of lumbar lordosis and positive sagittal balance; may be iatrogenic after fusion</text:p>
          </table:table-cell>
          <table:table-cell table:style-name="ce5" office:value-type="string" calcext:value-type="string">
            <text:p>Increasing prevalence with aging population; affects up to 60% of adults over age 60 to some degree; female predominance</text:p>
          </table:table-cell>
          <table:table-cell table:style-name="ce5" office:value-type="string" calcext:value-type="string">
            <text:p>Forward trunk inclination, inability to stand erect, compensatory knee and hip flexion, neck hyperextension to maintain horizontal gaze, back and leg pain, early fatigue with walking</text:p>
          </table:table-cell>
          <table:table-cell table:style-name="ce5" office:value-type="string" calcext:value-type="string">
            <text:p>Gradual onset over years; progressive with aging and degenerative changes</text:p>
          </table:table-cell>
          <table:table-cell table:style-name="ce5" office:value-type="string" calcext:value-type="string">
            <text:p>Ankylosing spondylitis, Parkinson disease, neuromuscular disorders, post-laminectomy kyphosis, osteoporotic compression fractures</text:p>
          </table:table-cell>
          <table:table-cell table:style-name="ce5" office:value-type="string" calcext:value-type="string">
            <text:p>Standing full-length lateral spine radiographs measuring sagittal vertical axis, pelvic incidence, lumbar lordosis, pelvic tilt; assessment of spinopelvic parameters</text:p>
          </table:table-cell>
          <table:table-cell table:style-name="ce5" office:value-type="string" calcext:value-type="string">
            <text:p>Conservative management with physical therapy, analgesics, assistive devices; surgical correction with osteotomies and instrumented fusion for severe symptomatic deformity refractory to conservative treatment</text:p>
          </table:table-cell>
          <table:table-cell table:style-name="ce9" office:value-type="string" calcext:value-type="string">
            <text:p>N</text:p>
          </table:table-cell>
          <table:table-cell table:style-name="ce10" office:value-type="string" calcext:value-type="string">
            <text:p><text:a xlink:href="https://www.spine.org/KnowYourBack/Conditions/Deformities/AdultSagittalDeformity" xlink:type="simple">https://www.spine.org/KnowYourBack/Conditions/Deformities/AdultSagittalDeformity</text:a></text:p>
          </table:table-cell>
          <table:table-cell table:style-name="ce9" table:number-columns-repeated="15"/>
          <table:table-cell table:number-columns-repeated="998"/>
        </table:table-row>
        <table:table-row table:style-name="ro17">
          <table:table-cell table:style-name="ce7" office:value-type="string" calcext:value-type="string">
            <text:p>Amniotic Band Syndrome</text:p>
          </table:table-cell>
          <table:table-cell table:style-name="ce5" office:value-type="string" calcext:value-type="string">
            <text:p>Newborn with constriction rings, limb amputations, or craniofacial defects; "constriction band sequence"</text:p>
          </table:table-cell>
          <table:table-cell table:style-name="ce5" office:value-type="string" calcext:value-type="string">
            <text:p>Rupture of amniotic membrane in early pregnancy with formation of fibrous strands that entangle and constrict fetal parts, causing vascular compromise and tissue damage</text:p>
          </table:table-cell>
          <table:table-cell table:style-name="ce5" office:value-type="string" calcext:value-type="string">
            <text:p>Incidence 1 in 1,200 to 1 in 15,000 live births; sporadic occurrence with no clear genetic pattern</text:p>
          </table:table-cell>
          <table:table-cell table:style-name="ce5" office:value-type="string" calcext:value-type="string">
            <text:p>Constriction rings on limbs, distal limb amputations, pseudosyndactyly, craniofacial defects including cleft lip and palate, body wall defects; severity varies from isolated limb constrictions to incompatible with life anomalies</text:p>
          </table:table-cell>
          <table:table-cell table:style-name="ce5" office:value-type="string" calcext:value-type="string">
            <text:p>Occurs during early pregnancy; constriction develops progressively in utero</text:p>
          </table:table-cell>
          <table:table-cell table:style-name="ce5" office:value-type="string" calcext:value-type="string">
            <text:p>Focal dermal hypoplasia, Adams-Oliver syndrome, terminal transverse limb defects, other limb reduction defects</text:p>
          </table:table-cell>
          <table:table-cell table:style-name="ce5" office:value-type="string" calcext:value-type="string">
            <text:p>Prenatal ultrasound showing limb constrictions, amputations, or amniotic bands; postnatal clinical examination; magnetic resonance imaging may be adjunctive but not superior to ultrasound</text:p>
          </table:table-cell>
          <table:table-cell table:style-name="ce5" office:value-type="string" calcext:value-type="string">
            <text:p>Prenatal: fetoscopic lysis of bands in select cases; postnatal: surgical release of constriction rings, reconstructive surgery for limb and craniofacial defects, multidisciplinary supportive care</text:p>
          </table:table-cell>
          <table:table-cell table:style-name="ce9" office:value-type="string" calcext:value-type="string">
            <text:p>N</text:p>
          </table:table-cell>
          <table:table-cell table:style-name="ce10" office:value-type="string" calcext:value-type="string">
            <text:p><text:a xlink:href="https://www.ncbi.nlm.nih.gov/books/NBK559171/" xlink:type="simple">https://www.ncbi.nlm.nih.gov/books/NBK559171/</text:a></text:p>
          </table:table-cell>
          <table:table-cell table:style-name="ce9" table:number-columns-repeated="15"/>
          <table:table-cell table:number-columns-repeated="998"/>
        </table:table-row>
        <table:table-row table:style-name="ro39">
          <table:table-cell table:style-name="ce7" office:value-type="string" calcext:value-type="string">
            <text:p>Aneurysmal Bone Cyst</text:p>
          </table:table-cell>
          <table:table-cell table:style-name="ce8" office:value-type="string" calcext:value-type="string">
            <text:p>Child or adolescent with painful, expansile lytic bone lesion; fluid-fluid levels on magnetic resonance imaging</text:p>
          </table:table-cell>
          <table:table-cell table:style-name="ce8" office:value-type="string" calcext:value-type="string">
            <text:p>Primary aneurysmal bone cyst is a true neoplasm with characteristic chromosomal translocations; secondary aneurysmal bone cyst represents reactive changes to other bone lesions; both result in blood-filled cystic spaces separated by fibrous septa</text:p>
          </table:table-cell>
          <table:table-cell table:style-name="ce8" office:value-type="string" calcext:value-type="string">
            <text:p>Accounts for approximately 1-2% of primary bone tumors; predominantly affects children and young adults under age 20 years; slight female predominance</text:p>
          </table:table-cell>
          <table:table-cell table:style-name="ce8" office:value-type="string" calcext:value-type="string">
            <text:p>Pain and swelling over affected bone, pathologic fracture possible; most commonly involves metaphysis of long bones, spine, pelvis; expansile, eccentric lesion</text:p>
          </table:table-cell>
          <table:table-cell table:style-name="ce8" office:value-type="string" calcext:value-type="string">
            <text:p>Gradual onset over weeks to months; can be locally aggressive with bone destruction</text:p>
          </table:table-cell>
          <table:table-cell table:style-name="ce5" office:value-type="string" calcext:value-type="string">
            <text:p>Unicameral bone cyst, telangiectatic osteosarcoma, giant cell tumor, chondroblastoma, fibrous dysplasia</text:p>
          </table:table-cell>
          <table:table-cell table:style-name="ce5" office:value-type="string" calcext:value-type="string">
            <text:p>Radiographs show expansile, lytic, eccentric metaphyseal lesion; magnetic resonance imaging demonstrates fluid-fluid levels; biopsy required to exclude telangiectatic osteosarcoma</text:p>
          </table:table-cell>
          <table:table-cell table:style-name="ce5" office:value-type="string" calcext:value-type="string">
            <text:p>Curettage with bone grafting or bone substitute; adjuvant treatments include phenol, liquid nitrogen, argon laser; sclerotherapy with various agents; denosumab for unresectable lesions; en bloc resection for aggressive cases</text:p>
          </table:table-cell>
          <table:table-cell table:style-name="ce9" office:value-type="string" calcext:value-type="string">
            <text:p>N</text:p>
          </table:table-cell>
          <table:table-cell table:style-name="ce10" office:value-type="string" calcext:value-type="string">
            <text:p><text:a xlink:href="https://www.orthobullets.com/pathology/4061/aneurysmal-bone-cyst" xlink:type="simple">https://www.orthobullets.com/pathology/4061/aneurysmal-bone-cyst</text:a></text:p>
          </table:table-cell>
          <table:table-cell table:style-name="ce9" table:number-columns-repeated="15"/>
          <table:table-cell table:number-columns-repeated="998"/>
        </table:table-row>
        <table:table-row table:style-name="ro17">
          <table:table-cell table:style-name="ce7" office:value-type="string" calcext:value-type="string">
            <text:p>Ankle Sprains</text:p>
          </table:table-cell>
          <table:table-cell table:style-name="ce5" office:value-type="string" calcext:value-type="string">
            <text:p>Athlete with acute ankle pain after inversion injury; lateral ankle swelling and ecchymosis; able to bear weight for four steps; most common lower extremity injury in sports</text:p>
          </table:table-cell>
          <table:table-cell table:style-name="ce5" office:value-type="string" calcext:value-type="string">
            <text:p>Inversion injury causing damage to lateral ankle ligaments (anterior talofibular, calcaneofibular, posterior talofibular); anterior talofibular ligament most commonly injured; high ankle sprains involve tibiofibular syndesmosis</text:p>
          </table:table-cell>
          <table:table-cell table:style-name="ce5" office:value-type="string" calcext:value-type="string">
            <text:p>Most common musculoskeletal injury; affects teenagers and young adults; higher incidence in athletes; previous ankle sprain is greatest risk factor for recurrence</text:p>
          </table:table-cell>
          <table:table-cell table:style-name="ce5" office:value-type="string" calcext:value-type="string">
            <text:p>Lateral ankle pain and swelling; ecchymosis; tenderness over lateral ligaments; positive anterior drawer test; positive talar tilt test; antalgic gait; ability to bear weight variable</text:p>
          </table:table-cell>
          <table:table-cell table:style-name="ce5" office:value-type="string" calcext:value-type="string">
            <text:p>Acute onset at time of injury; healing 3 to 7 days for mild sprains, up to 6 weeks for severe sprains</text:p>
          </table:table-cell>
          <table:table-cell table:style-name="ce5" office:value-type="string" calcext:value-type="string">
            <text:p>Ankle fracture, high ankle sprain (syndesmosis injury), peroneal tendon subluxation, talar dome injury, fifth metatarsal fracture</text:p>
          </table:table-cell>
          <table:table-cell table:style-name="ce5" office:value-type="string" calcext:value-type="string">
            <text:p>Ottawa ankle rules to determine need for radiography: pain in malleolar or midfoot zone plus bone tenderness or inability to bear weight for four steps; clinical grading: Grade I (mild), Grade II (moderate), Grade III (severe)</text:p>
          </table:table-cell>
          <table:table-cell table:style-name="ce5" office:value-type="string" calcext:value-type="string">
            <text:p>Cryotherapy for first 3 to 7 days; lace-up ankle support or air stirrup brace with elastic compression wrap; early mobilization; nonsteroidal anti-inflammatory drugs; physical therapy with neuromuscular training</text:p>
          </table:table-cell>
          <table:table-cell table:style-name="ce9" office:value-type="string" calcext:value-type="string">
            <text:p>N</text:p>
          </table:table-cell>
          <table:table-cell table:style-name="ce10" office:value-type="string" calcext:value-type="string">
            <text:p><text:a xlink:href="https://www.uptodate.com/contents/ankle-sprain" xlink:type="simple">https://www.uptodate.com/contents/ankle-sprain</text:a></text:p>
          </table:table-cell>
          <table:table-cell table:style-name="ce9" table:number-columns-repeated="15"/>
          <table:table-cell table:number-columns-repeated="998"/>
        </table:table-row>
        <table:table-row table:style-name="ro39">
          <table:table-cell table:style-name="ce7" office:value-type="string" calcext:value-type="string">
            <text:p>Ankylosing Spondylitis</text:p>
          </table:table-cell>
          <table:table-cell table:style-name="ce5" office:value-type="string" calcext:value-type="string">
            <text:p>Young male with chronic lower back pain and morning stiffness that improves with exercise; "bamboo spine" on radiographs</text:p>
          </table:table-cell>
          <table:table-cell table:style-name="ce5" office:value-type="string" calcext:value-type="string">
            <text:p>Chronic inflammatory disease primarily affecting sacroiliac joints and spine; human leukocyte antigen B27 association; inflammation leads to erosions followed by pathological new bone formation causing fusion and ankylosis</text:p>
          </table:table-cell>
          <table:table-cell table:style-name="ce5" office:value-type="string" calcext:value-type="string">
            <text:p>Prevalence approximately 0.1-1.4% in general population; male predominance 2-3 to 1; typical onset before age 45 years, often in late teens to early twenties</text:p>
          </table:table-cell>
          <table:table-cell table:style-name="ce5" office:value-type="string" calcext:value-type="string">
            <text:p>Inflammatory back pain with gradual onset, morning stiffness lasting over 30 minutes, improvement with activity but not rest, alternating buttock pain, reduced spinal mobility, peripheral arthritis, enthesitis, uveitis possible</text:p>
          </table:table-cell>
          <table:table-cell table:style-name="ce5" office:value-type="string" calcext:value-type="string">
            <text:p>Chronic progressive course over years; symptoms typically begin before age 45 years</text:p>
          </table:table-cell>
          <table:table-cell table:style-name="ce5" office:value-type="string" calcext:value-type="string">
            <text:p>Mechanical back pain, diffuse idiopathic skeletal hyperostosis, osteitis condensans ilii, degenerative disc disease, other spondyloarthropathies including psoriatic arthritis and reactive arthritis</text:p>
          </table:table-cell>
          <table:table-cell table:style-name="ce5" office:value-type="string" calcext:value-type="string">
            <text:p>Sacroiliac joint radiographs showing sacroiliitis; magnetic resonance imaging detects earlier inflammation; human leukocyte antigen B27 testing; elevated C-reactive protein; rheumatology referral for confirmation</text:p>
          </table:table-cell>
          <table:table-cell table:style-name="ce5" office:value-type="string" calcext:value-type="string">
            <text:p>Nonsteroidal anti-inflammatory drugs as first-line; physical therapy to maintain mobility and posture; tumor necrosis factor inhibitors, interleukin 17 inhibitors, or Janus kinase inhibitors for inadequate response to nonsteroidal anti-inflammatory drugs</text:p>
          </table:table-cell>
          <table:table-cell table:style-name="ce9" office:value-type="string" calcext:value-type="string">
            <text:p>N</text:p>
          </table:table-cell>
          <table:table-cell table:style-name="ce10" office:value-type="string" calcext:value-type="string">
            <text:p><text:a xlink:href="https://www.rheumatology.org/patients/ankylosing-spondylitis" xlink:type="simple">https://www.rheumatology.org/patients/ankylosing-spondylitis</text:a></text:p>
          </table:table-cell>
          <table:table-cell table:style-name="ce9" table:number-columns-repeated="15"/>
          <table:table-cell table:number-columns-repeated="998"/>
        </table:table-row>
        <table:table-row table:style-name="ro6">
          <table:table-cell table:style-name="ce7" office:value-type="string" calcext:value-type="string">
            <text:p>Anterior Cruciate Ligament Tear</text:p>
          </table:table-cell>
          <table:table-cell table:style-name="ce5" office:value-type="string" calcext:value-type="string">
            <text:p>Athlete with acute knee injury during pivoting or cutting; audible "pop" at time of injury; immediate effusion; inability to continue activity; positive Lachman test</text:p>
          </table:table-cell>
          <table:table-cell table:style-name="ce5" office:value-type="string" calcext:value-type="string">
            <text:p>Noncontact injury from deceleration, pivoting, or landing; contact injury from direct blow; ligament disruption allows abnormal anterior translation of tibia on femur; associated injuries include meniscal tears, bone bruising, collateral ligament injury</text:p>
          </table:table-cell>
          <table:table-cell table:style-name="ce5" office:value-type="string" calcext:value-type="string">
            <text:p>Annual incidence approximately 200,000 in United States; affects athletes and active individuals; female athletes have 2 to 8 times higher risk than males in similar sports; mean age 29 years but increasing in patients under 14 and over 40 years</text:p>
          </table:table-cell>
          <table:table-cell table:style-name="ce5" office:value-type="string" calcext:value-type="string">
            <text:p>Acute knee pain; audible pop; immediate effusion; difficulty bearing weight; giving way or buckling; positive Lachman test (87 percent sensitive, 97 percent specific); positive pivot shift test (49 percent sensitive, 98 percent specific); positive anterior drawer test</text:p>
          </table:table-cell>
          <table:table-cell table:style-name="ce5" office:value-type="string" calcext:value-type="string">
            <text:p>Acute onset at time of injury; chronic instability if untreated</text:p>
          </table:table-cell>
          <table:table-cell table:style-name="ce5" office:value-type="string" calcext:value-type="string">
            <text:p>Meniscal tear, posterior cruciate ligament tear, collateral ligament injury, patellar dislocation, fracture</text:p>
          </table:table-cell>
          <table:table-cell table:style-name="ce5" office:value-type="string" calcext:value-type="string">
            <text:p>Clinical diagnosis with Lachman test most sensitive; magnetic resonance imaging 97 percent sensitive and 100 percent specific; evaluates concomitant meniscal, cartilage, and ligament injuries; plain radiographs to exclude fracture</text:p>
          </table:table-cell>
          <table:table-cell table:style-name="ce5" office:value-type="string" calcext:value-type="string">
            <text:p>Nonoperative: physical therapy with quadriceps strengthening for less active patients with less laxity; Operative: anterior cruciate ligament reconstruction (hamstring autograft or patellar tendon autograft) for active patients with instability; both autografts and allografts have similar outcomes</text:p>
          </table:table-cell>
          <table:table-cell table:style-name="ce9" office:value-type="string" calcext:value-type="string">
            <text:p>N</text:p>
          </table:table-cell>
          <table:table-cell table:style-name="ce10" office:value-type="string" calcext:value-type="string">
            <text:p><text:a xlink:href="https://www.uptodate.com/contents/anterior-cruciate-ligament-injury" xlink:type="simple">https://www.uptodate.com/contents/anterior-cruciate-ligament-injury</text:a></text:p>
          </table:table-cell>
          <table:table-cell table:style-name="ce9" table:number-columns-repeated="15"/>
          <table:table-cell table:number-columns-repeated="998"/>
        </table:table-row>
        <table:table-row table:style-name="ro17">
          <table:table-cell table:style-name="ce7" office:value-type="string" calcext:value-type="string">
            <text:p>Avascular Necrosis</text:p>
          </table:table-cell>
          <table:table-cell table:style-name="ce5" office:value-type="string" calcext:value-type="string">
            <text:p>Adult with hip or shoulder pain and risk factors such as corticosteroid use, alcohol abuse, or trauma; "crescent sign" on radiographs</text:p>
          </table:table-cell>
          <table:table-cell table:style-name="ce5" office:value-type="string" calcext:value-type="string">
            <text:p>Bone death due to inadequate vascular supply from vascular interruption, occlusion, or extravascular compression; leads to subchondral fracture and secondary osteoarthritis if untreated</text:p>
          </table:table-cell>
          <table:table-cell table:style-name="ce5" office:value-type="string" calcext:value-type="string">
            <text:p>Incidence 10,000-20,000 new symptomatic cases per year in United States; most common in third to fifth decades of life; bilateral femoral head involvement in 70-80% of nontraumatic cases</text:p>
          </table:table-cell>
          <table:table-cell table:style-name="ce5" office:value-type="string" calcext:value-type="string">
            <text:p>Pain in affected joint, especially with weight-bearing; limited range of motion; most commonly affects femoral head, also humeral head, knee, talus, scaphoid, lunate</text:p>
          </table:table-cell>
          <table:table-cell table:style-name="ce5" office:value-type="string" calcext:value-type="string">
            <text:p>Gradual onset; progressive collapse without treatment; early stages may be asymptomatic</text:p>
          </table:table-cell>
          <table:table-cell table:style-name="ce5" office:value-type="string" calcext:value-type="string">
            <text:p>Osteoarthritis, inflammatory arthritis, transient osteoporosis of hip, bone tumor, stress fracture</text:p>
          </table:table-cell>
          <table:table-cell table:style-name="ce5" office:value-type="string" calcext:value-type="string">
            <text:p>Radiographs may be normal early; magnetic resonance imaging is most sensitive for early detection showing bone marrow edema and subchondral changes; computed tomography shows structural changes</text:p>
          </table:table-cell>
          <table:table-cell table:style-name="ce5" office:value-type="string" calcext:value-type="string">
            <text:p>Early stage: core decompression, bone grafting, vascularized bone grafts; advanced stage with collapse: joint replacement; risk factor modification including cessation of corticosteroids and alcohol</text:p>
          </table:table-cell>
          <table:table-cell table:style-name="ce9" office:value-type="string" calcext:value-type="string">
            <text:p>N</text:p>
          </table:table-cell>
          <table:table-cell table:style-name="ce10" office:value-type="string" calcext:value-type="string">
            <text:p><text:a xlink:href="https://orthoinfo.aaos.org/en/diseases--conditions/osteonecrosis-of-the-hip/" xlink:type="simple">https://orthoinfo.aaos.org/en/diseases--conditions/osteonecrosis-of-the-hip/</text:a></text:p>
          </table:table-cell>
          <table:table-cell table:style-name="ce9" table:number-columns-repeated="15"/>
          <table:table-cell table:number-columns-repeated="998"/>
        </table:table-row>
        <table:table-row table:style-name="ro6">
          <table:table-cell table:style-name="ce7" office:value-type="string" calcext:value-type="string">
            <text:p>Becker Muscular Dystrophy</text:p>
          </table:table-cell>
          <table:table-cell table:style-name="ce5" office:value-type="string" calcext:value-type="string">
            <text:p>Adolescent or young adult male with proximal muscle weakness, calf pseudohypertrophy, and elevated creatine kinase; later onset and milder than Duchenne muscular dystrophy</text:p>
          </table:table-cell>
          <table:table-cell table:style-name="ce5" office:value-type="string" calcext:value-type="string">
            <text:p>X-linked recessive disorder caused by in-frame mutations in dystrophin gene resulting in reduced or abnormal but partially functional dystrophin protein</text:p>
          </table:table-cell>
          <table:table-cell table:style-name="ce5" office:value-type="string" calcext:value-type="string">
            <text:p>Incidence approximately 1 in 19,000 male births; X-linked recessive inheritance</text:p>
          </table:table-cell>
          <table:table-cell table:style-name="ce5" office:value-type="string" calcext:value-type="string">
            <text:p>Proximal muscle weakness predominantly affecting hip girdle and thigh extensors, onset typically age 10-13 years; calf pseudohypertrophy, muscle cramping with activity, elevated creatine kinase; dilated cardiomyopathy often disproportionate to skeletal muscle involvement; remain ambulatory past age 16 years</text:p>
          </table:table-cell>
          <table:table-cell table:style-name="ce5" office:value-type="string" calcext:value-type="string">
            <text:p>Gradual progressive weakness over years to decades; many remain ambulatory into adulthood or throughout life; cardiomyopathy develops mean age 14.5 years</text:p>
          </table:table-cell>
          <table:table-cell table:style-name="ce5" office:value-type="string" calcext:value-type="string">
            <text:p>Duchenne muscular dystrophy, limb-girdle muscular dystrophies, spinal muscular atrophy, metabolic myopathies, inflammatory myopathies</text:p>
          </table:table-cell>
          <table:table-cell table:style-name="ce5" office:value-type="string" calcext:value-type="string">
            <text:p>Elevated creatine kinase often markedly elevated; genetic testing showing in-frame dystrophin gene mutations; muscle biopsy shows reduced or abnormal dystrophin; electromyography shows myopathic pattern</text:p>
          </table:table-cell>
          <table:table-cell table:style-name="ce5" office:value-type="string" calcext:value-type="string">
            <text:p>Corticosteroids may slow progression; cardiac monitoring and treatment with angiotensin-converting enzyme inhibitors or beta-blockers for cardiomyopathy; physical therapy; respiratory support as needed; genetic counseling</text:p>
          </table:table-cell>
          <table:table-cell table:style-name="ce9" office:value-type="string" calcext:value-type="string">
            <text:p>N</text:p>
          </table:table-cell>
          <table:table-cell table:style-name="ce10" office:value-type="string" calcext:value-type="string">
            <text:p><text:a xlink:href="https://www.mda.org/disease/becker-muscular-dystrophy" xlink:type="simple">https://www.mda.org/disease/becker-muscular-dystrophy</text:a></text:p>
          </table:table-cell>
          <table:table-cell table:style-name="ce9" table:number-columns-repeated="15"/>
          <table:table-cell table:number-columns-repeated="998"/>
        </table:table-row>
        <table:table-row table:style-name="ro6">
          <table:table-cell table:style-name="ce7" office:value-type="string" calcext:value-type="string">
            <text:p>Behçet Disease</text:p>
          </table:table-cell>
          <table:table-cell table:style-name="ce5" office:value-type="string" calcext:value-type="string">
            <text:p>Young adult from Mediterranean or East Asian descent with recurrent oral and genital ulcers, uveitis, and skin lesions; "Silk Road disease"; pathergy test positive</text:p>
          </table:table-cell>
          <table:table-cell table:style-name="ce5" office:value-type="string" calcext:value-type="string">
            <text:p>Systemic vasculitis affecting vessels of all sizes; neutrophil hyperfunction; genetic predisposition (human leukocyte antigen B51); environmental triggers; immune dysregulation with elevated interleukin-17 and tumor necrosis factor alpha</text:p>
          </table:table-cell>
          <table:table-cell table:style-name="ce5" office:value-type="string" calcext:value-type="string">
            <text:p>Highest prevalence along ancient Silk Road (Turkey, Middle East, East Asia); rare in Northern Europe and North America; male predominance in some regions; peak onset 20 to 40 years</text:p>
          </table:table-cell>
          <table:table-cell table:style-name="ce5" office:value-type="string" calcext:value-type="string">
            <text:p>Recurrent oral ulcers (98 percent); genital ulcers; uveitis (posterior more common); skin lesions (erythema nodosum, pseudofolliculitis); arthritis; deep vein thrombosis; arterial aneurysms; central nervous system involvement; gastrointestinal ulcers; positive pathergy test</text:p>
          </table:table-cell>
          <table:table-cell table:style-name="ce5" office:value-type="string" calcext:value-type="string">
            <text:p>Chronic relapsing-remitting course; flares and remissions over years; may improve with age</text:p>
          </table:table-cell>
          <table:table-cell table:style-name="ce5" office:value-type="string" calcext:value-type="string">
            <text:p>Herpes simplex virus infection, inflammatory bowel disease, reactive arthritis, systemic lupus erythematosus, sarcoidosis, Sweet syndrome</text:p>
          </table:table-cell>
          <table:table-cell table:style-name="ce5" office:value-type="string" calcext:value-type="string">
            <text:p>Clinical diagnosis: recurrent oral ulcers plus two of genital ulcers, eye lesions, skin lesions, positive pathergy test; no specific laboratory test; elevated inflammatory markers during flares</text:p>
          </table:table-cell>
          <table:table-cell table:style-name="ce5" office:value-type="string" calcext:value-type="string">
            <text:p>Colchicine for mucocutaneous manifestations; glucocorticoids for acute flares; azathioprine or tumor necrosis factor inhibitors (infliximab, adalimumab) for severe disease; anticoagulation for thrombosis; interleukin-1 inhibitors (anakinra) for refractory cases</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behcet-syndrome" xlink:type="simple">https://www.uptodate.com/contents/clinical-manifestations-and-diagnosis-of-behcet-syndrome</text:a></text:p>
          </table:table-cell>
          <table:table-cell table:style-name="ce9" table:number-columns-repeated="15"/>
          <table:table-cell table:number-columns-repeated="998"/>
        </table:table-row>
        <table:table-row table:style-name="ro6">
          <table:table-cell table:style-name="ce7" office:value-type="string" calcext:value-type="string">
            <text:p>Boxer's Fracture</text:p>
          </table:table-cell>
          <table:table-cell table:style-name="ce5" office:value-type="string" calcext:value-type="string">
            <text:p>Young male with hand pain after punching wall or person; fracture of fifth metacarpal neck with volar angulation</text:p>
          </table:table-cell>
          <table:table-cell table:style-name="ce5" office:value-type="string" calcext:value-type="string">
            <text:p>Fracture of metacarpal neck, most commonly fifth metacarpal, with apex dorsal angulation from axial loading force transmitted through flexed metacarpophalangeal joint during punching</text:p>
          </table:table-cell>
          <table:table-cell table:style-name="ce5" office:value-type="string" calcext:value-type="string">
            <text:p>Most common metacarpal fracture; typically affects young males aged 10 to 29 years; fifth metacarpal most common, followed by fourth</text:p>
          </table:table-cell>
          <table:table-cell table:style-name="ce5" office:value-type="string" calcext:value-type="string">
            <text:p>Pain, swelling, tenderness over metacarpal neck; loss of knuckle prominence; rotational deformity; assess for fight bite with tooth penetration and infection risk</text:p>
          </table:table-cell>
          <table:table-cell table:style-name="ce5" office:value-type="string" calcext:value-type="string">
            <text:p>Healing occurs over 4 to 6 weeks with immobilization; functional outcome generally excellent with conservative management</text:p>
          </table:table-cell>
          <table:table-cell table:style-name="ce5" office:value-type="string" calcext:value-type="string">
            <text:p>Fourth metacarpal neck fracture, metacarpal shaft fracture, metacarpophalangeal joint dislocation, extensor tendon injury</text:p>
          </table:table-cell>
          <table:table-cell table:style-name="ce5" office:value-type="string" calcext:value-type="string">
            <text:p>Posteroanterior, lateral, and oblique hand radiographs; assess degree of angulation and rotational deformity; examine for open fracture from tooth penetration in fight bite</text:p>
          </table:table-cell>
          <table:table-cell table:style-name="ce5" office:value-type="string" calcext:value-type="string">
            <text:p>Ulnar gutter splint with metacarpophalangeal joint in 70 to 90 degrees flexion for 3 to 4 weeks; acceptable angulation up to 40 degrees for fifth metacarpal, 20 degrees for fourth; surgical fixation for excessive angulation, rotational deformity, or open fracture; antibiotics for fight bite</text:p>
          </table:table-cell>
          <table:table-cell table:style-name="ce9" office:value-type="string" calcext:value-type="string">
            <text:p>N</text:p>
          </table:table-cell>
          <table:table-cell table:style-name="ce10" office:value-type="string" calcext:value-type="string">
            <text:p><text:a xlink:href="https://www.aafp.org/pubs/afp/issues/2016/0701/p102.html" xlink:type="simple">https://www.aafp.org/pubs/afp/issues/2016/0701/p102.html</text:a></text:p>
          </table:table-cell>
          <table:table-cell table:style-name="ce9" table:number-columns-repeated="15"/>
          <table:table-cell table:number-columns-repeated="998"/>
        </table:table-row>
        <table:table-row table:style-name="ro39">
          <table:table-cell table:style-name="ce7" office:value-type="string" calcext:value-type="string">
            <text:p>Brodie Abscess</text:p>
          </table:table-cell>
          <table:table-cell table:style-name="ce5" office:value-type="string" calcext:value-type="string">
            <text:p>Child or adolescent with insidious onset of localized bone pain; low-grade fever or afebrile; metaphyseal lucent lesion on radiograph; subacute osteomyelitis</text:p>
          </table:table-cell>
          <table:table-cell table:style-name="ce5" office:value-type="string" calcext:value-type="string">
            <text:p>Subacute hematogenous osteomyelitis with intraosseous abscess formation; low-grade pyogenic infection; Staphylococcus aureus most common organism (65 percent); abscess cavity surrounded by sclerotic bone</text:p>
          </table:table-cell>
          <table:table-cell table:style-name="ce5" office:value-type="string" calcext:value-type="string">
            <text:p>Rare variant of subacute osteomyelitis; affects children and young adults (mean age 21.5 years); male predominance (75 percent); tibia most common (50 percent), followed by femur (30 percent)</text:p>
          </table:table-cell>
          <table:table-cell table:style-name="ce5" office:value-type="string" calcext:value-type="string">
            <text:p>Localized bone pain; tenderness; low-grade fever or afebrile; minimal systemic symptoms; limp if lower extremity involved; metaphyseal or diaphyseal involvement</text:p>
          </table:table-cell>
          <table:table-cell table:style-name="ce5" office:value-type="string" calcext:value-type="string">
            <text:p>Insidious onset over weeks to months; chronic indolent course</text:p>
          </table:table-cell>
          <table:table-cell table:style-name="ce5" office:value-type="string" calcext:value-type="string">
            <text:p>Acute osteomyelitis, osteoid osteoma, Ewing sarcoma, bone cyst, stress fracture, Langerhans cell histiocytosis</text:p>
          </table:table-cell>
          <table:table-cell table:style-name="ce5" office:value-type="string" calcext:value-type="string">
            <text:p>Plain radiographs show well-defined radiolucent lesion with surrounding sclerosis; magnetic resonance imaging shows abscess cavity with rim enhancement; bone biopsy with culture (Staphylococcus aureus in 65 percent); elevated inflammatory markers may be absent</text:p>
          </table:table-cell>
          <table:table-cell table:style-name="ce5" office:value-type="string" calcext:value-type="string">
            <text:p>Surgical curettage of abscess cavity; cancellous bone grafting; prolonged antibiotics (6 weeks) including antistaphylococcal coverage; excellent outcomes with complete incorporation of grafts and no recurrence</text:p>
          </table:table-cell>
          <table:table-cell table:style-name="ce9" office:value-type="string" calcext:value-type="string">
            <text:p>N</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37">
          <table:table-cell table:style-name="ce7" office:value-type="string" calcext:value-type="string">
            <text:p>C7 Radiculopathy</text:p>
          </table:table-cell>
          <table:table-cell table:style-name="ce5" office:value-type="string" calcext:value-type="string">
            <text:p>Neck and arm pain radiating to shoulder girdle and forearm with numbness in middle finger; diminished triceps reflex</text:p>
          </table:table-cell>
          <table:table-cell table:style-name="ce5" office:value-type="string" calcext:value-type="string">
            <text:p>Mechanical compression and inflammation of C7 nerve root from disc herniation or degenerative changes including facet hypertrophy and osteophytes</text:p>
          </table:table-cell>
          <table:table-cell table:style-name="ce5" office:value-type="string" calcext:value-type="string">
            <text:p>Most common cervical radiculopathy along with C6; peak onset in fifth decade; annual incidence 83 per 100,000 persons</text:p>
          </table:table-cell>
          <table:table-cell table:style-name="ce5" office:value-type="string" calcext:value-type="string">
            <text:p>Neck pain with radiation to shoulder girdle, arm, and forearm; numbness and paresthesias in middle finger and central hand; triceps weakness; diminished triceps reflex; pain worsened by Spurling test</text:p>
          </table:table-cell>
          <table:table-cell table:style-name="ce5" office:value-type="string" calcext:value-type="string">
            <text:p>Acute onset with disc herniation or chronic with degenerative changes; most cases resolve spontaneously within 4-6 weeks</text:p>
          </table:table-cell>
          <table:table-cell table:style-name="ce5" office:value-type="string" calcext:value-type="string">
            <text:p>C6 radiculopathy, C8 radiculopathy, carpal tunnel syndrome, peripheral neuropathy, rotator cuff pathology, cervical myelopathy</text:p>
          </table:table-cell>
          <table:table-cell table:style-name="ce5" office:value-type="string" calcext:value-type="string">
            <text:p>Clinical diagnosis; magnetic resonance imaging if red flags, trauma, or persistent symptoms after 4-6 weeks; electrodiagnostic studies if diagnosis unclear or peripheral neuropathy suspected</text:p>
          </table:table-cell>
          <table:table-cell table:style-name="ce5" office:value-type="string" calcext:value-type="string">
            <text:p>Conservative management with nonsteroidal anti-inflammatory drugs, physical therapy, muscle relaxants; epidural steroid injections for refractory symptoms; surgery for persistent symptoms or neurologic deficit after 4-6 weeks of conservative treatment</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37">
          <table:table-cell table:style-name="ce7" office:value-type="string" calcext:value-type="string">
            <text:p>Carpal Tunnel Syndrome</text:p>
          </table:table-cell>
          <table:table-cell table:style-name="ce5" office:value-type="string" calcext:value-type="string">
            <text:p>Nighttime hand pain and paresthesias in thumb, index, middle, and radial half of ring finger; positive Phalen test and Tinel sign; "flick sign"</text:p>
          </table:table-cell>
          <table:table-cell table:style-name="ce5" office:value-type="string" calcext:value-type="string">
            <text:p>Compression of median nerve as it travels through carpal tunnel causing nerve ischemia and demyelination</text:p>
          </table:table-cell>
          <table:table-cell table:style-name="ce5" office:value-type="string" calcext:value-type="string">
            <text:p>Most common entrapment neuropathy; prevalence 0.6-5.8% in general population, 3-6% in adults; highest after age 45 years; more common in women</text:p>
          </table:table-cell>
          <table:table-cell table:style-name="ce5" office:value-type="string" calcext:value-type="string">
            <text:p>Pain, paresthesias, and numbness in median nerve distribution; weakness and thenar atrophy in severe cases; positive Phalen maneuver, Tinel sign, median nerve compression test, flick sign</text:p>
          </table:table-cell>
          <table:table-cell table:style-name="ce5" office:value-type="string" calcext:value-type="string">
            <text:p>Gradual onset over weeks to months; symptoms often worse at night</text:p>
          </table:table-cell>
          <table:table-cell table:style-name="ce5" office:value-type="string" calcext:value-type="string">
            <text:p>Cervical radiculopathy, pronator syndrome, anterior interosseous syndrome, peripheral neuropathy, thoracic outlet syndrome, de Quervain tenosynovitis</text:p>
          </table:table-cell>
          <table:table-cell table:style-name="ce5" office:value-type="string" calcext:value-type="string">
            <text:p>Clinical diagnosis in typical cases; nerve conduction studies and electromyography confirm diagnosis in atypical cases, exclude other causes, and gauge severity for surgical prognosis; ultrasonography shows median nerve compression</text:p>
          </table:table-cell>
          <table:table-cell table:style-name="ce5" office:value-type="string" calcext:value-type="string">
            <text:p>Mild to moderate: wrist splinting in neutral position, corticosteroid injection; severe with objective weakness or sensory deficits: surgical decompression with open or endoscopic carpal tunnel release; avoid nonsteroidal anti-inflammatory drugs, diuretics, vitamin B6</text:p>
          </table:table-cell>
          <table:table-cell table:style-name="ce9" office:value-type="string" calcext:value-type="string">
            <text:p>N</text:p>
          </table:table-cell>
          <table:table-cell table:style-name="ce10" office:value-type="string" calcext:value-type="string">
            <text:p><text:a xlink:href="https://www.aafp.org/pubs/afp/issues/2016/1215/p993.html" xlink:type="simple">https://www.aafp.org/pubs/afp/issues/2016/1215/p993.html</text:a></text:p>
          </table:table-cell>
          <table:table-cell table:style-name="ce9" table:number-columns-repeated="15"/>
          <table:table-cell table:number-columns-repeated="998"/>
        </table:table-row>
        <table:table-row table:style-name="ro17">
          <table:table-cell table:style-name="ce7" office:value-type="string" calcext:value-type="string">
            <text:p>Cauda Equina Syndrome</text:p>
          </table:table-cell>
          <table:table-cell table:style-name="ce5" office:value-type="string" calcext:value-type="string">
            <text:p>Low back pain with bilateral leg pain, saddle anesthesia, urinary retention, and loss of anal sphincter tone; "red flag" emergency</text:p>
          </table:table-cell>
          <table:table-cell table:style-name="ce5" office:value-type="string" calcext:value-type="string">
            <text:p>Compression of cauda equina nerve roots in lumbosacral spinal canal from disc herniation, tumor, abscess, or trauma causing ischemia and neural damage</text:p>
          </table:table-cell>
          <table:table-cell table:style-name="ce5" office:value-type="string" calcext:value-type="string">
            <text:p>Rare; exact incidence unclear; most commonly caused by large central disc herniation</text:p>
          </table:table-cell>
          <table:table-cell table:style-name="ce5" office:value-type="string" calcext:value-type="string">
            <text:p>Bilateral neurogenic sciatica, reduced perineal and saddle sensation, painless urinary retention with elevated post-void residual, loss of anal tone, sexual dysfunction, bilateral lower extremity motor and sensory deficits</text:p>
          </table:table-cell>
          <table:table-cell table:style-name="ce5" office:value-type="string" calcext:value-type="string">
            <text:p>Can be sudden or gradual; neurological deterioration can occur rapidly and unpredictably; irreversible damage occurs without urgent treatment</text:p>
          </table:table-cell>
          <table:table-cell table:style-name="ce5" office:value-type="string" calcext:value-type="string">
            <text:p>Conus medullaris syndrome, spinal cord compression, lumbar radiculopathy, spinal stenosis, peripheral neuropathy, spinal abscess, spinal tumor</text:p>
          </table:table-cell>
          <table:table-cell table:style-name="ce5" office:value-type="string" calcext:value-type="string">
            <text:p>Urgent magnetic resonance imaging or computed tomography myelography if magnetic resonance imaging unavailable; post-void residual bladder volume; digital rectal examination for anal tone</text:p>
          </table:table-cell>
          <table:table-cell table:style-name="ce5" office:value-type="string" calcext:value-type="string">
            <text:p>Emergent neurosurgical or orthopedic spine consultation; urgent surgical decompression as soon as practically possible; early intervention improves neurologic recovery</text:p>
          </table:table-cell>
          <table:table-cell table:style-name="ce9" office:value-type="string" calcext:value-type="string">
            <text:p>Y</text:p>
          </table:table-cell>
          <table:table-cell table:style-name="ce10" office:value-type="string" calcext:value-type="string">
            <text:p><text:a xlink:href="https://www.orthobullets.com/spine/2033/cauda-equina-syndrome" xlink:type="simple">https://www.orthobullets.com/spine/2033/cauda-equina-syndrome</text:a></text:p>
          </table:table-cell>
          <table:table-cell table:style-name="ce9" table:number-columns-repeated="15"/>
          <table:table-cell table:number-columns-repeated="998"/>
        </table:table-row>
        <table:table-row table:style-name="ro37">
          <table:table-cell table:style-name="ce7" office:value-type="string" calcext:value-type="string">
            <text:p>Cerebral Palsy</text:p>
          </table:table-cell>
          <table:table-cell table:style-name="ce5" office:value-type="string" calcext:value-type="string">
            <text:p>Child with delayed motor milestones, spasticity, abnormal tone, and nonprogressive motor disorder; Gowers sign may be absent unlike muscular dystrophy</text:p>
          </table:table-cell>
          <table:table-cell table:style-name="ce5" office:value-type="string" calcext:value-type="string">
            <text:p>Group of permanent disorders from nonprogressive disturbances in developing fetal or infant brain; causes include prematurity, hypoxic-ischemic encephalopathy, periventricular leukomalacia, stroke, infections, genetic factors</text:p>
          </table:table-cell>
          <table:table-cell table:style-name="ce5" office:value-type="string" calcext:value-type="string">
            <text:p>Most common childhood physical disability; prevalence 1.4-3.1 per 1000 live births in high-income countries; higher in low- to middle-income countries; 94% prenatal or perinatal, 6% postnatal</text:p>
          </table:table-cell>
          <table:table-cell table:style-name="ce5" office:value-type="string" calcext:value-type="string">
            <text:p>Spasticity 92%, dyskinesia 4%, ataxia 1%, hypotonia 2%; unilateral or bilateral involvement; delayed motor milestones, abnormal tone, persistent primitive reflexes, asymmetry; comorbidities include epilepsy 35%, intellectual disability 49%, pain 75%</text:p>
          </table:table-cell>
          <table:table-cell table:style-name="ce5" office:value-type="string" calcext:value-type="string">
            <text:p>Nonprogressive brain injury but motor manifestations evolve during first 2 years; diagnosis typically 12-24 months but can be earlier with advanced tools</text:p>
          </table:table-cell>
          <table:table-cell table:style-name="ce5" office:value-type="string" calcext:value-type="string">
            <text:p>Muscular dystrophy, spinal muscular atrophy, metabolic disorders, genetic syndromes, progressive neurologic disorders, benign hypotonia of infancy</text:p>
          </table:table-cell>
          <table:table-cell table:style-name="ce5" office:value-type="string" calcext:value-type="string">
            <text:p>Clinical diagnosis; magnetic resonance imaging brain shows underlying lesion in most cases; Prechtl general movement assessment and Hammersmith Infant Neurologic Examination for early detection; motor screening at 9, 18, 30, 48 months</text:p>
          </table:table-cell>
          <table:table-cell table:style-name="ce5" office:value-type="string" calcext:value-type="string">
            <text:p>Early intervention with physical therapy, occupational therapy, speech therapy; spasticity management with botulinum toxin, baclofen, selective dorsal rhizotomy; orthopedic management of contractures and hip displacement; treatment of comorbidities</text:p>
          </table:table-cell>
          <table:table-cell table:style-name="ce9" office:value-type="string" calcext:value-type="string">
            <text:p>N</text:p>
          </table:table-cell>
          <table:table-cell table:style-name="ce10" office:value-type="string" calcext:value-type="string">
            <text:p><text:a xlink:href="https://www.aap.org/en/patient-care/cerebral-palsy/" xlink:type="simple">https://www.aap.org/en/patient-care/cerebral-palsy/</text:a></text:p>
          </table:table-cell>
          <table:table-cell table:style-name="ce9" table:number-columns-repeated="15"/>
          <table:table-cell table:number-columns-repeated="998"/>
        </table:table-row>
        <table:table-row table:style-name="ro37">
          <table:table-cell table:style-name="ce7" office:value-type="string" calcext:value-type="string">
            <text:p>Cervical Radiculopathy (General)</text:p>
          </table:table-cell>
          <table:table-cell table:style-name="ce5" office:value-type="string" calcext:value-type="string">
            <text:p>Adult with neck pain radiating to arm in dermatomal distribution; paresthesias and numbness; diminished reflexes (biceps for C6, triceps for C7); positive Spurling test</text:p>
          </table:table-cell>
          <table:table-cell table:style-name="ce5" office:value-type="string" calcext:value-type="string">
            <text:p>Mechanical compression and inflammation of cervical nerve root from herniated disc, foraminal stenosis, or hypertrophied facet joints; C6 and C7 most commonly affected</text:p>
          </table:table-cell>
          <table:table-cell table:style-name="ce5" office:value-type="string" calcext:value-type="string">
            <text:p>Affects adults; peak incidence 50 to 54 years; lifetime prevalence approximately 14 percent; male predominance</text:p>
          </table:table-cell>
          <table:table-cell table:style-name="ce5" office:value-type="string" calcext:value-type="string">
            <text:p>Neck pain radiating to shoulder and arm in dermatomal pattern; paresthesias; numbness; weakness; diminished deep tendon reflexes; positive Spurling test, shoulder abduction test, cervical traction test</text:p>
          </table:table-cell>
          <table:table-cell table:style-name="ce5" office:value-type="string" calcext:value-type="string">
            <text:p>Acute onset over days to weeks for disc herniation; insidious onset over months for degenerative stenosis</text:p>
          </table:table-cell>
          <table:table-cell table:style-name="ce5" office:value-type="string" calcext:value-type="string">
            <text:p>Rotator cuff pathology, shoulder impingement, brachial plexopathy, peripheral nerve entrapment, cervical myelopathy, thoracic outlet syndrome</text:p>
          </table:table-cell>
          <table:table-cell table:style-name="ce5" office:value-type="string" calcext:value-type="string">
            <text:p>Clinical diagnosis with provocative tests; magnetic resonance imaging for definitive diagnosis and surgical planning; electromyography and nerve conduction studies if diagnosis unclear</text:p>
          </table:table-cell>
          <table:table-cell table:style-name="ce5" office:value-type="string" calcext:value-type="string">
            <text:p>Conservative management for 4 to 6 weeks: activity modification, physical therapy, nonsteroidal anti-inflammatory drugs, neuropathic pain medications; epidural steroid injections; surgical decompression for progressive neurological deficit or refractory pain</text:p>
          </table:table-cell>
          <table:table-cell table:style-name="ce9" office:value-type="string" calcext:value-type="string">
            <text:p>N</text:p>
          </table:table-cell>
          <table:table-cell table:style-name="ce10" office:value-type="string" calcext:value-type="string">
            <text:p><text:a xlink:href="https://www.uptodate.com/contents/cervical-radiculopathy" xlink:type="simple">https://www.uptodate.com/contents/cervical-radiculopathy</text:a></text:p>
          </table:table-cell>
          <table:table-cell table:style-name="ce9" table:number-columns-repeated="15"/>
          <table:table-cell table:number-columns-repeated="998"/>
        </table:table-row>
        <table:table-row table:style-name="ro37">
          <table:table-cell table:style-name="ce7" office:value-type="string" calcext:value-type="string">
            <text:p>Charcot Arthropathy</text:p>
          </table:table-cell>
          <table:table-cell table:style-name="ce5" office:value-type="string" calcext:value-type="string">
            <text:p>Patient over 40 years with diabetes and peripheral neuropathy presenting with warm, swollen, insensate foot after minimal trauma; rocker-bottom foot deformity</text:p>
          </table:table-cell>
          <table:table-cell table:style-name="ce5" office:value-type="string" calcext:value-type="string">
            <text:p>Repetitive microtrauma and abnormal neurovascular response in neuropathic limb causing progressive bone and joint destruction; uncoupling of bone remodeling with increased osteoclast activity</text:p>
          </table:table-cell>
          <table:table-cell table:style-name="ce5" office:value-type="string" calcext:value-type="string">
            <text:p>Most common in diabetic patients; typically presents in patients over 40 years; midfoot most commonly affected; also associated with neurosyphilis historically</text:p>
          </table:table-cell>
          <table:table-cell table:style-name="ce5" office:value-type="string" calcext:value-type="string">
            <text:p>Warm, swollen, erythematous foot or ankle with minimal to no pain despite severe joint destruction; joint instability; deformity develops if untreated; may have concomitant ulceration</text:p>
          </table:table-cell>
          <table:table-cell table:style-name="ce5" office:value-type="string" calcext:value-type="string">
            <text:p>Acute phase with warmth and swelling lasts months; consolidation phase follows; chronic deformity develops without treatment; average time to diagnosis 2 to 4 years</text:p>
          </table:table-cell>
          <table:table-cell table:style-name="ce5" office:value-type="string" calcext:value-type="string">
            <text:p>Osteomyelitis, cellulitis, deep venous thrombosis, gout, septic arthritis, stress fracture</text:p>
          </table:table-cell>
          <table:table-cell table:style-name="ce5" office:value-type="string" calcext:value-type="string">
            <text:p>Clinical diagnosis in patient with neuropathy and characteristic presentation; radiographs show bone resorption and fragmentation; MRI or CT if radiographs normal; elevated skin temperature compared to contralateral limb; normal or mildly elevated inflammatory markers distinguish from osteomyelitis</text:p>
          </table:table-cell>
          <table:table-cell table:style-name="ce5" office:value-type="string" calcext:value-type="string">
            <text:p>Immediate immobilization with total contact casting or boot until edema and warmth resolve; non-weight bearing initially; intranasal calcitonin salmon as adjunctive therapy; surgery for severe instability or deformity; bisphosphonates off-label</text:p>
          </table:table-cell>
          <table:table-cell table:style-name="ce9" office:value-type="string" calcext:value-type="string">
            <text:p>Y</text:p>
          </table:table-cell>
          <table:table-cell table:style-name="ce10" office:value-type="string" calcext:value-type="string">
            <text:p><text:a xlink:href="https://www.aafp.org/pubs/afp/issues/2018/0501/p594.html" xlink:type="simple">https://www.aafp.org/pubs/afp/issues/2018/0501/p594.html</text:a></text:p>
          </table:table-cell>
          <table:table-cell table:style-name="ce9" table:number-columns-repeated="15"/>
          <table:table-cell table:number-columns-repeated="998"/>
        </table:table-row>
        <table:table-row table:style-name="ro12">
          <table:table-cell table:style-name="ce7" office:value-type="string" calcext:value-type="string">
            <text:p>Chondrosarcoma</text:p>
          </table:table-cell>
          <table:table-cell table:style-name="ce8" office:value-type="string" calcext:value-type="string">
            <text:p>Middle-aged to older adult with dull, aching bone pain and palpable mass; "ring and arc" calcifications on radiograph</text:p>
          </table:table-cell>
          <table:table-cell table:style-name="ce8" office:value-type="string" calcext:value-type="string">
            <text:p>Malignant bone tumor with hyaline cartilage differentiation; conventional type has isocitrate dehydrogenase 1 or 2 mutations; arises de novo or secondary to enchondroma or osteochondroma</text:p>
          </table:table-cell>
          <table:table-cell table:style-name="ce8" office:value-type="string" calcext:value-type="string">
            <text:p>Second most common primary malignant bone tumor; incidence 0.5 per 100,000 patient-years; peak age 40-70 years; slight male predominance</text:p>
          </table:table-cell>
          <table:table-cell table:style-name="ce8" office:value-type="string" calcext:value-type="string">
            <text:p>Persistent dull, aching pain for months to years; palpable mass; bone expansion with cortical thickening; most common sites are pelvis, femur, humerus, ribs; symptoms vary by location</text:p>
          </table:table-cell>
          <table:table-cell table:style-name="ce8" office:value-type="string" calcext:value-type="string">
            <text:p>Slow-growing over months to years; grade 1 rarely metastasizes with greater than 80% 10-year survival; grade 3 has greater than 50% lung metastasis rate with less than 30% 10-year survival</text:p>
          </table:table-cell>
          <table:table-cell table:style-name="ce5" office:value-type="string" calcext:value-type="string">
            <text:p>Enchondroma, osteochondroma, osteosarcoma, chordoma, bone metastases, fibrous dysplasia</text:p>
          </table:table-cell>
          <table:table-cell table:style-name="ce5" office:value-type="string" calcext:value-type="string">
            <text:p>Radiographs show bone expansion, radiolucent areas with ring-like or punctate calcifications, endosteal scalloping; magnetic resonance imaging delineates extent; computed tomography for pelvis and flat bones; biopsy required for diagnosis and grading</text:p>
          </table:table-cell>
          <table:table-cell table:style-name="ce5" office:value-type="string" calcext:value-type="string">
            <text:p>Wide en-bloc surgical resection with negative margins for high-grade; intralesional curettage with adjuvants for low-grade; radiation therapy greater than 60 gray for unresectable tumors; conventional chondrosarcoma resistant to chemotherapy; ivosidenib for isocitrate dehydrogenase 1 mutations</text:p>
          </table:table-cell>
          <table:table-cell table:style-name="ce9" office:value-type="string" calcext:value-type="string">
            <text:p>N</text:p>
          </table:table-cell>
          <table:table-cell table:style-name="ce10" office:value-type="string" calcext:value-type="string">
            <text:p><text:a xlink:href="https://www.nccn.org/professionals/physician_gls/pdf/bone.pdf" xlink:type="simple">https://www.nccn.org/professionals/physician_gls/pdf/bone.pdf</text:a></text:p>
          </table:table-cell>
          <table:table-cell table:style-name="ce9" table:number-columns-repeated="15"/>
          <table:table-cell table:number-columns-repeated="998"/>
        </table:table-row>
        <table:table-row table:style-name="ro6">
          <table:table-cell table:style-name="ce7" office:value-type="string" calcext:value-type="string">
            <text:p>Chronic Exertional Compartment Syndrome</text:p>
          </table:table-cell>
          <table:table-cell table:style-name="ce5" office:value-type="string" calcext:value-type="string">
            <text:p>Young athlete or military recruit with reproducible leg pain, tightness, and cramping during running that resolves with rest; anterior compartment most common</text:p>
          </table:table-cell>
          <table:table-cell table:style-name="ce5" office:value-type="string" calcext:value-type="string">
            <text:p>Increased intracompartmental pressure during exercise from venous outflow obstruction due to functional muscular compression; leads to compromised tissue perfusion and ischemic pain</text:p>
          </table:table-cell>
          <table:table-cell table:style-name="ce5" office:value-type="string" calcext:value-type="string">
            <text:p>Young athletic individuals aged 20 to 30 years; military personnel and runners at higher risk; anterior and lateral compartments of lower leg most commonly affected</text:p>
          </table:table-cell>
          <table:table-cell table:style-name="ce5" office:value-type="string" calcext:value-type="string">
            <text:p>Pain, tightness, cramping, weakness, paresthesias in affected compartment during exertion; symptoms reproducible at same exercise intensity; resolve within minutes to hours of rest; muscle herniation may be palpable</text:p>
          </table:table-cell>
          <table:table-cell table:style-name="ce5" office:value-type="string" calcext:value-type="string">
            <text:p>Chronic condition with symptoms occurring predictably during exercise; no permanent tissue damage if activity ceased; symptoms recur with return to activity</text:p>
          </table:table-cell>
          <table:table-cell table:style-name="ce5" office:value-type="string" calcext:value-type="string">
            <text:p>Medial tibial stress syndrome, stress fracture, popliteal artery entrapment, nerve entrapment, muscle strain, deep venous thrombosis</text:p>
          </table:table-cell>
          <table:table-cell table:style-name="ce5" office:value-type="string" calcext:value-type="string">
            <text:p>Clinical diagnosis based on history and physical exam; intracompartmental pressure measurement during and after exercise confirms diagnosis; Pedowitz criteria 30 mm Hg at 1 minute or 20 mm Hg at 5 minutes post-exercise; newer criteria suggest 105 mm Hg during exercise; MRI and near-infrared spectroscopy may aid diagnosis</text:p>
          </table:table-cell>
          <table:table-cell table:style-name="ce5" office:value-type="string" calcext:value-type="string">
            <text:p>Conservative management with activity modification, gait retraining, or botulinum toxin injection; fasciotomy for patients failing conservative treatment or unable to modify activity; success rates 48 to 94 percent with surgery</text:p>
          </table:table-cell>
          <table:table-cell table:style-name="ce9" office:value-type="string" calcext:value-type="string">
            <text:p>N</text:p>
          </table:table-cell>
          <table:table-cell table:style-name="ce10" office:value-type="string" calcext:value-type="string">
            <text:p><text:a xlink:href="https://www.aafp.org/pubs/afp/issues/2012/0215/p367.html" xlink:type="simple">https://www.aafp.org/pubs/afp/issues/2012/0215/p367.html</text:a></text:p>
          </table:table-cell>
          <table:table-cell table:style-name="ce9" table:number-columns-repeated="15"/>
          <table:table-cell table:number-columns-repeated="998"/>
        </table:table-row>
        <table:table-row table:style-name="ro39">
          <table:table-cell table:style-name="ce7" office:value-type="string" calcext:value-type="string">
            <text:p>Clavicle Fracture</text:p>
          </table:table-cell>
          <table:table-cell table:style-name="ce5" office:value-type="string" calcext:value-type="string">
            <text:p>Young adult or child with fall onto shoulder or outstretched hand; middle third fracture most common; figure-of-eight brace historically used</text:p>
          </table:table-cell>
          <table:table-cell table:style-name="ce5" office:value-type="string" calcext:value-type="string">
            <text:p>Fracture of clavicle from direct blow to shoulder or fall on outstretched hand; middle third fractures account for 80 percent; medial fragment pulled superiorly by sternocleidomastoid; lateral fragment displaced inferiorly by weight of arm</text:p>
          </table:table-cell>
          <table:table-cell table:style-name="ce5" office:value-type="string" calcext:value-type="string">
            <text:p>Most common fracture in children; accounts for 5 to 10 percent of all fractures; middle third most common; affects males more than females; peak incidence in children and young adults</text:p>
          </table:table-cell>
          <table:table-cell table:style-name="ce5" office:value-type="string" calcext:value-type="string">
            <text:p>Shoulder pain, swelling, deformity; visible or palpable fracture; arm held adducted against chest; assess for skin tenting, neurovascular compromise, pneumothorax</text:p>
          </table:table-cell>
          <table:table-cell table:style-name="ce5" office:value-type="string" calcext:value-type="string">
            <text:p>Healing occurs over 6 to 12 weeks; nonunion rate 0.1 to 0.8 percent with conservative treatment, higher with displaced fractures; excellent functional outcomes in most cases</text:p>
          </table:table-cell>
          <table:table-cell table:style-name="ce5" office:value-type="string" calcext:value-type="string">
            <text:p>Acromioclavicular separation, sternoclavicular dislocation, scapula fracture, proximal humerus fracture, rib fractures</text:p>
          </table:table-cell>
          <table:table-cell table:style-name="ce5" office:value-type="string" calcext:value-type="string">
            <text:p>Anteroposterior chest radiograph includes both clavicles; dedicated clavicle views with 45-degree cephalic tilt; assess for displacement, comminution, shortening</text:p>
          </table:table-cell>
          <table:table-cell table:style-name="ce5" office:value-type="string" calcext:value-type="string">
            <text:p>Sling immobilization for 2 to 6 weeks for nondisplaced or minimally displaced fractures; open reduction internal fixation for displaced middle third fractures with over 2 cm shortening, skin tenting, neurovascular compromise, open fractures, or polytrauma</text:p>
          </table:table-cell>
          <table:table-cell table:style-name="ce9" office:value-type="string" calcext:value-type="string">
            <text:p>N</text:p>
          </table:table-cell>
          <table:table-cell table:style-name="ce10" office:value-type="string" calcext:value-type="string">
            <text:p><text:a xlink:href="https://www.aafp.org/pubs/afp/issues/2008/0115/p65.html" xlink:type="simple">https://www.aafp.org/pubs/afp/issues/2008/0115/p65.html</text:a></text:p>
          </table:table-cell>
          <table:table-cell table:style-name="ce9" table:number-columns-repeated="15"/>
          <table:table-cell table:number-columns-repeated="998"/>
        </table:table-row>
        <table:table-row table:style-name="ro37">
          <table:table-cell table:style-name="ce7" office:value-type="string" calcext:value-type="string">
            <text:p>Colles Fracture</text:p>
          </table:table-cell>
          <table:table-cell table:style-name="ce5" office:value-type="string" calcext:value-type="string">
            <text:p>Elderly patient with fall on outstretched hand with wrist extended; dinner fork or silver fork deformity on exam</text:p>
          </table:table-cell>
          <table:table-cell table:style-name="ce5" office:value-type="string" calcext:value-type="string">
            <text:p>Transverse fracture of distal radius with dorsal displacement of distal fragment and carpal bones; occurs when compressive forces exceed bone strength during fall on outstretched hand with forearm pronated</text:p>
          </table:table-cell>
          <table:table-cell table:style-name="ce5" office:value-type="string" calcext:value-type="string">
            <text:p>Most common distal radius fracture; typically affects postmenopausal women with osteoporosis; accounts for 15 percent of all fractures in adults</text:p>
          </table:table-cell>
          <table:table-cell table:style-name="ce5" office:value-type="string" calcext:value-type="string">
            <text:p>Wrist pain, swelling, tenderness over distal radius; dinner fork deformity with dorsal angulation; assess median nerve function for acute carpal tunnel syndrome</text:p>
          </table:table-cell>
          <table:table-cell table:style-name="ce5" office:value-type="string" calcext:value-type="string">
            <text:p>Healing occurs over 6 to 8 weeks with immobilization; complications include malunion, median nerve injury, compartment syndrome, complex regional pain syndrome</text:p>
          </table:table-cell>
          <table:table-cell table:style-name="ce5" office:value-type="string" calcext:value-type="string">
            <text:p>Smith fracture, scaphoid fracture, distal radioulnar joint injury, carpal fractures, Barton fracture</text:p>
          </table:table-cell>
          <table:table-cell table:style-name="ce5" office:value-type="string" calcext:value-type="string">
            <text:p>Posteroanterior and lateral wrist radiographs; assess for intra-articular extension, radial shortening, dorsal angulation, ulnar styloid fracture; CT for complex intra-articular fractures</text:p>
          </table:table-cell>
          <table:table-cell table:style-name="ce5" office:value-type="string" calcext:value-type="string">
            <text:p>Closed reduction and immobilization in sugar tong splint or short arm cast for nondisplaced or minimally displaced fractures; open reduction internal fixation for displaced, comminuted, or intra-articular fractures; assess and document neurovascular status</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12">
          <table:table-cell table:style-name="ce7" office:value-type="string" calcext:value-type="string">
            <text:p>Complex Regional Pain Syndrome</text:p>
          </table:table-cell>
          <table:table-cell table:style-name="ce5" office:value-type="string" calcext:value-type="string">
            <text:p>Patient with severe burning pain, swelling, and color changes in distal limb after fracture or surgery; pain disproportionate to injury</text:p>
          </table:table-cell>
          <table:table-cell table:style-name="ce5" office:value-type="string" calcext:value-type="string">
            <text:p>Nociplastic pain from dysfunction of peripheral or central nervous system; may involve autoimmune mechanisms; abnormally sensitized pain nerves; no direct nerve lesion identified</text:p>
          </table:table-cell>
          <table:table-cell table:style-name="ce5" office:value-type="string" calcext:value-type="string">
            <text:p>Rare orphan disease affecting all races; 90 percent triggered by physical limb trauma; typically begins immediately to less than 1 month after inciting event</text:p>
          </table:table-cell>
          <table:table-cell table:style-name="ce5" office:value-type="string" calcext:value-type="string">
            <text:p>Substantial distal limb pain disproportionate to trauma; allodynia and hyperalgesia; temperature asymmetry; skin color changes; swelling; sweating changes; decreased range of motion; motor dysfunction; trophic changes</text:p>
          </table:table-cell>
          <table:table-cell table:style-name="ce5" office:value-type="string" calcext:value-type="string">
            <text:p>80 percent have substantial improvement within 18 months; improvement rarely starts after 18 months; persistent CRPS develops in 20 percent</text:p>
          </table:table-cell>
          <table:table-cell table:style-name="ce5" office:value-type="string" calcext:value-type="string">
            <text:p>Cellulitis, deep venous thrombosis, peripheral neuropathy, nerve impingement, compartment syndrome, stress fracture, Raynaud phenomenon, rheumatologic disease</text:p>
          </table:table-cell>
          <table:table-cell table:style-name="ce5" office:value-type="string" calcext:value-type="string">
            <text:p>Clinical diagnosis using Budapest criteria requiring ongoing pain plus symptoms in 3 of 4 categories and signs in 2 of 4 categories: sensory, vasomotor, sudomotor or edema, motor or trophic; exclude other diagnoses with imaging and labs as indicated</text:p>
          </table:table-cell>
          <table:table-cell table:style-name="ce5" office:value-type="string" calcext:value-type="string">
            <text:p>CRPS-specific physical and occupational therapy; bisphosphonates or short course oral corticosteroids in early disease; tricyclic antidepressants or serotonin-norepinephrine reuptake inhibitors; multidisciplinary pain management with cognitive behavioral therapy; spinal cord stimulator for persistent cases</text:p>
          </table:table-cell>
          <table:table-cell table:style-name="ce9" office:value-type="string" calcext:value-type="string">
            <text:p>N</text:p>
          </table:table-cell>
          <table:table-cell table:style-name="ce10" office:value-type="string" calcext:value-type="string">
            <text:p><text:a xlink:href="https://www.nejm.org/doi/full/10.1056/NEJMcp2415752" xlink:type="simple">https://www.nejm.org/doi/full/10.1056/NEJMcp2415752</text:a></text:p>
          </table:table-cell>
          <table:table-cell table:style-name="ce9" table:number-columns-repeated="15"/>
          <table:table-cell table:number-columns-repeated="998"/>
        </table:table-row>
        <table:table-row table:style-name="ro39">
          <table:table-cell table:style-name="ce7" office:value-type="string" calcext:value-type="string">
            <text:p>Congenital Talipes Equinovarus (Clubfoot)</text:p>
          </table:table-cell>
          <table:table-cell table:style-name="ce5" office:value-type="string" calcext:value-type="string">
            <text:p>Newborn with rigid foot deformity showing midfoot cavus, forefoot adductus, hindfoot varus and equinus; "bean-shaped foot"</text:p>
          </table:table-cell>
          <table:table-cell table:style-name="ce5" office:value-type="string" calcext:value-type="string">
            <text:p>Multifactorial etiology with strong genetic and environmental factors causing abnormal development of bones, ligaments, and muscles; results in characteristic four-component deformity</text:p>
          </table:table-cell>
          <table:table-cell table:style-name="ce5" office:value-type="string" calcext:value-type="string">
            <text:p>Incidence 1-2 per 1000 live births; 2:1 male predominance; 30-50% bilateral; higher rates in Hawaiian and Maori populations, lower in Japanese and Filipino populations</text:p>
          </table:table-cell>
          <table:table-cell table:style-name="ce5" office:value-type="string" calcext:value-type="string">
            <text:p>Rigid foot deformity with midfoot cavus, forefoot adductus, hindfoot varus and equinus; medial crease; posterior crease; calf atrophy; otherwise normal infant in idiopathic cases</text:p>
          </table:table-cell>
          <table:table-cell table:style-name="ce5" office:value-type="string" calcext:value-type="string">
            <text:p>Present at birth; persists without treatment causing lifelong disability</text:p>
          </table:table-cell>
          <table:table-cell table:style-name="ce5" office:value-type="string" calcext:value-type="string">
            <text:p>Positional foot deformity, metatarsus adductus, calcaneovalgus foot, vertical talus, syndromic clubfoot, neurogenic clubfoot</text:p>
          </table:table-cell>
          <table:table-cell table:style-name="ce5" office:value-type="string" calcext:value-type="string">
            <text:p>Clinical diagnosis; radiography shows talocalcaneal angle less than 20 degrees and talus-first metatarsal angle greater than 15 degrees; ultrasound useful for monitoring treatment response</text:p>
          </table:table-cell>
          <table:table-cell table:style-name="ce5" office:value-type="string" calcext:value-type="string">
            <text:p>Ponseti method: serial manipulation and casting weekly for 5-7 weeks, Achilles tenotomy in 80-90%, followed by foot abduction orthosis bracing 23 hours daily for 3 months then nighttime until age 4-5 years; surgery reserved for failures</text:p>
          </table:table-cell>
          <table:table-cell table:style-name="ce9" office:value-type="string" calcext:value-type="string">
            <text:p>N</text:p>
          </table:table-cell>
          <table:table-cell table:style-name="ce10" office:value-type="string" calcext:value-type="string">
            <text:p><text:a xlink:href="https://publications.aap.org/pediatrics/article/149/2/e2021055555/184906/Diagnosis-and-Treatment-of-Idiopathic-Congenital" xlink:type="simple">https://publications.aap.org/pediatrics/article/149/2/e2021055555/184906/Diagnosis-and-Treatment-of-Idiopathic-Congenital</text:a></text:p>
          </table:table-cell>
          <table:table-cell table:style-name="ce9" table:number-columns-repeated="15"/>
          <table:table-cell table:number-columns-repeated="998"/>
        </table:table-row>
        <table:table-row table:style-name="ro37">
          <table:table-cell table:style-name="ce7" office:value-type="string" calcext:value-type="string">
            <text:p>Cubital Tunnel Syndrome (Ulnar Neuropathy)</text:p>
          </table:table-cell>
          <table:table-cell table:style-name="ce5" office:value-type="string" calcext:value-type="string">
            <text:p>Numbness and tingling in ring and small fingers, worse with elbow flexion; hand muscle weakness and atrophy in severe cases; positive elbow flexion test</text:p>
          </table:table-cell>
          <table:table-cell table:style-name="ce5" office:value-type="string" calcext:value-type="string">
            <text:p>Compression of ulnar nerve at elbow from static compression by cubital tunnel retinaculum and Osborne ligament or dynamic compression from nerve subluxation; causes nerve ischemia and demyelination</text:p>
          </table:table-cell>
          <table:table-cell table:style-name="ce5" office:value-type="string" calcext:value-type="string">
            <text:p>Second most common upper extremity compressive neuropathy after carpal tunnel syndrome; affects adults, particularly those with repetitive elbow flexion or prolonged flexion postures</text:p>
          </table:table-cell>
          <table:table-cell table:style-name="ce5" office:value-type="string" calcext:value-type="string">
            <text:p>Paresthesias in ulnar nerve distribution including ulnar half of ring finger and small finger; intrinsic hand muscle weakness; Froment sign; Wartenberg sign; positive Tinel sign at elbow; positive elbow flexion test</text:p>
          </table:table-cell>
          <table:table-cell table:style-name="ce5" office:value-type="string" calcext:value-type="string">
            <text:p>Gradual onset over weeks to months; symptoms often worse at night or with prolonged elbow flexion</text:p>
          </table:table-cell>
          <table:table-cell table:style-name="ce5" office:value-type="string" calcext:value-type="string">
            <text:p>C8 radiculopathy, thoracic outlet syndrome, ulnar nerve compression at Guyon canal, medial epicondylitis, cervical myelopathy</text:p>
          </table:table-cell>
          <table:table-cell table:style-name="ce5" office:value-type="string" calcext:value-type="string">
            <text:p>Clinical diagnosis confirmed by nerve conduction studies with inching technique to localize compression site; ultrasonography shows nerve thickening and reduced echogenicity</text:p>
          </table:table-cell>
          <table:table-cell table:style-name="ce5" office:value-type="string" calcext:value-type="string">
            <text:p>Conservative: patient education to avoid elbow flexion, nocturnal elbow extension splinting, physical therapy; surgical: in-situ decompression for stable nerve, anterior subcutaneous transposition or medial epicondylectomy for unstable nerve</text:p>
          </table:table-cell>
          <table:table-cell table:style-name="ce9" office:value-type="string" calcext:value-type="string">
            <text:p>N</text:p>
          </table:table-cell>
          <table:table-cell table:style-name="ce10" office:value-type="string" calcext:value-type="string">
            <text:p><text:a xlink:href="https://www.assh.org/handcare/condition/cubital-tunnel-syndrome" xlink:type="simple">https://www.assh.org/handcare/condition/cubital-tunnel-syndrome</text:a></text:p>
          </table:table-cell>
          <table:table-cell table:style-name="ce9" table:number-columns-repeated="15"/>
          <table:table-cell table:number-columns-repeated="998"/>
        </table:table-row>
        <table:table-row table:style-name="ro39">
          <table:table-cell table:style-name="ce7" office:value-type="string" calcext:value-type="string">
            <text:p>Degenerative Spondylolisthesis</text:p>
          </table:table-cell>
          <table:table-cell table:style-name="ce5" office:value-type="string" calcext:value-type="string">
            <text:p>Middle-aged to older woman with neurogenic claudication: leg pain and weakness with walking or standing that improves with sitting or forward flexion; "shopping cart sign"</text:p>
          </table:table-cell>
          <table:table-cell table:style-name="ce5" office:value-type="string" calcext:value-type="string">
            <text:p>Degeneration of facet joints and intervertebral discs causing segmental instability and anterior slippage of vertebra without pars defect; progresses through dysfunction, instability, and restabilization phases</text:p>
          </table:table-cell>
          <table:table-cell table:style-name="ce5" office:value-type="string" calcext:value-type="string">
            <text:p>Rarely occurs before age 50 years; female predominance approximately 6:1, particularly black women; most commonly at L4-L5 level; slippage rarely exceeds 30% of vertebral width</text:p>
          </table:table-cell>
          <table:table-cell table:style-name="ce5" office:value-type="string" calcext:value-type="string">
            <text:p>Neurogenic claudication with leg pain, numbness, weakness with walking or standing; low back pain; symptoms improve with sitting or lumbar flexion; radiculopathy possible; normal peripheral pulses distinguish from vascular claudication</text:p>
          </table:table-cell>
          <table:table-cell table:style-name="ce5" office:value-type="string" calcext:value-type="string">
            <text:p>Gradual onset over months to years; progressive degeneration with aging</text:p>
          </table:table-cell>
          <table:table-cell table:style-name="ce5" office:value-type="string" calcext:value-type="string">
            <text:p>Isthmic spondylolisthesis, spinal stenosis without spondylolisthesis, vascular claudication, lumbar disc herniation, facet arthropathy</text:p>
          </table:table-cell>
          <table:table-cell table:style-name="ce5" office:value-type="string" calcext:value-type="string">
            <text:p>Standing lateral lumbar radiographs show anterior vertebral displacement; flexion-extension views assess instability; magnetic resonance imaging shows neural compression, facet arthropathy, disc degeneration; graded by Meyerding classification</text:p>
          </table:table-cell>
          <table:table-cell table:style-name="ce5" office:value-type="string" calcext:value-type="string">
            <text:p>Conservative trial first: physical therapy, epidural steroid injections, pain medications; surgical decompression with or without fusion for refractory symptoms, progressive neurologic deficit, or severe stenosis</text:p>
          </table:table-cell>
          <table:table-cell table:style-name="ce9" office:value-type="string" calcext:value-type="string">
            <text:p>N</text:p>
          </table:table-cell>
          <table:table-cell table:style-name="ce10" office:value-type="string" calcext:value-type="string">
            <text:p><text:a xlink:href="https://www.spine.org/KnowYourBack/Conditions/DegenerativeConditions/DegenerativeSpondylolisthesis" xlink:type="simple">https://www.spine.org/KnowYourBack/Conditions/DegenerativeConditions/DegenerativeSpondylolisthesis</text:a></text:p>
          </table:table-cell>
          <table:table-cell table:style-name="ce9" table:number-columns-repeated="15"/>
          <table:table-cell table:number-columns-repeated="998"/>
        </table:table-row>
        <table:table-row table:style-name="ro6">
          <table:table-cell table:style-name="ce7" office:value-type="string" calcext:value-type="string">
            <text:p>Dermatomyositis</text:p>
          </table:table-cell>
          <table:table-cell table:style-name="ce5" office:value-type="string" calcext:value-type="string">
            <text:p>Proximal muscle weakness with heliotrope rash and Gottron papules; "shawl sign" and "mechanic's hands"</text:p>
          </table:table-cell>
          <table:table-cell table:style-name="ce5" office:value-type="string" calcext:value-type="string">
            <text:p>Autoimmune inflammatory myopathy with type I interferon-driven pathways causing muscle fiber necrosis and perifascicular atrophy; associated with myositis-specific autoantibodies</text:p>
          </table:table-cell>
          <table:table-cell table:style-name="ce5" office:value-type="string" calcext:value-type="string">
            <text:p>Rare disease with two peaks: childhood ages 5-15 years and adulthood ages 40-60 years; female predominance; incidence approximately 1-10 per million per year</text:p>
          </table:table-cell>
          <table:table-cell table:style-name="ce5" office:value-type="string" calcext:value-type="string">
            <text:p>Proximal muscle weakness developing over weeks to months; heliotrope rash with periorbital violaceous edema; Gottron papules on extensor surfaces; photosensitive rash; dysphagia; interstitial lung disease; elevated muscle enzymes; myalgia; pruritus</text:p>
          </table:table-cell>
          <table:table-cell table:style-name="ce5" office:value-type="string" calcext:value-type="string">
            <text:p>Subacute onset over weeks to months; progressive without treatment; associated malignancy risk especially within 1 year of diagnosis</text:p>
          </table:table-cell>
          <table:table-cell table:style-name="ce5" office:value-type="string" calcext:value-type="string">
            <text:p>Polymyositis, inclusion body myositis, immune-mediated necrotizing myopathy, muscular dystrophy, drug-induced myopathy, hypothyroidism, statin myopathy</text:p>
          </table:table-cell>
          <table:table-cell table:style-name="ce5" office:value-type="string" calcext:value-type="string">
            <text:p>Elevated creatine kinase and aldolase; myositis-specific autoantibodies including anti-Mi-2, anti-TIF1-gamma, anti-MDA5; electromyography shows myopathic pattern; muscle biopsy reveals perifascicular atrophy; magnetic resonance imaging shows muscle inflammation; malignancy screening</text:p>
          </table:table-cell>
          <table:table-cell table:style-name="ce5" office:value-type="string" calcext:value-type="string">
            <text:p>Glucocorticoids first-line; steroid-sparing agents including methotrexate, azathioprine, mycophenolate; intravenous immunoglobulin for refractory cases; rituximab for severe disease; Janus kinase inhibitors emerging; photoprotection and antimalarials for skin; physical therapy</text:p>
          </table:table-cell>
          <table:table-cell table:style-name="ce9" office:value-type="string" calcext:value-type="string">
            <text:p>Y</text:p>
          </table:table-cell>
          <table:table-cell table:style-name="ce10" office:value-type="string" calcext:value-type="string">
            <text:p><text:a xlink:href="https://www.rheumatology.org/patients/dermatomyositis" xlink:type="simple">https://www.rheumatology.org/patients/dermatomyositis</text:a></text:p>
          </table:table-cell>
          <table:table-cell table:style-name="ce9" table:number-columns-repeated="15"/>
          <table:table-cell table:number-columns-repeated="998"/>
        </table:table-row>
        <table:table-row table:style-name="ro37">
          <table:table-cell table:style-name="ce7" office:value-type="string" calcext:value-type="string">
            <text:p>Developmental Dysplasia of the Hip</text:p>
          </table:table-cell>
          <table:table-cell table:style-name="ce5" office:value-type="string" calcext:value-type="string">
            <text:p>Newborn with positive Barlow or Ortolani maneuver; risk factors include breech presentation, female sex, family history; "clunk" on examination</text:p>
          </table:table-cell>
          <table:table-cell table:style-name="ce5" office:value-type="string" calcext:value-type="string">
            <text:p>Spectrum of hip abnormalities from instability to dislocation due to abnormal development of acetabulum and femoral head; multifactorial etiology including mechanical factors and ligamentous laxity</text:p>
          </table:table-cell>
          <table:table-cell table:style-name="ce5" office:value-type="string" calcext:value-type="string">
            <text:p>Incidence 1-2 per 1000 live births for clinical dislocation; up to 15% have hip instability or immaturity on imaging; female predominance; higher in breech presentation, first-born, family history</text:p>
          </table:table-cell>
          <table:table-cell table:style-name="ce5" office:value-type="string" calcext:value-type="string">
            <text:p>Positive Barlow maneuver with posterior hip dislocation on adduction; positive Ortolani maneuver with relocation on abduction; limited hip abduction greater than 20 degrees asymmetry; leg length discrepancy with positive Galeazzi sign; asymmetric thigh folds</text:p>
          </table:table-cell>
          <table:table-cell table:style-name="ce5" office:value-type="string" calcext:value-type="string">
            <text:p>Present at birth; many mild forms resolve spontaneously; delayed diagnosis after 4-6 months requires more invasive treatment; can lead to early degenerative joint disease if untreated</text:p>
          </table:table-cell>
          <table:table-cell table:style-name="ce5" office:value-type="string" calcext:value-type="string">
            <text:p>Septic arthritis, proximal femoral focal deficiency, congenital coxa vara, neuromuscular hip dislocation, teratologic hip dislocation</text:p>
          </table:table-cell>
          <table:table-cell table:style-name="ce5" office:value-type="string" calcext:value-type="string">
            <text:p>Clinical examination with Barlow and Ortolani maneuvers in infants under 3 months; ultrasonography preferred imaging modality under 4-6 months using Graf criteria; plain radiography after 4 months; screening at birth and 6-8 weeks</text:p>
          </table:table-cell>
          <table:table-cell table:style-name="ce5" office:value-type="string" calcext:value-type="string">
            <text:p>Abduction bracing with Pavlik harness first-line for infants under 6 months with 90% success; weekly monitoring with proper strap placement; surgical closed or open reduction for failures or infants over 6 months; spica casting post-reduction</text:p>
          </table:table-cell>
          <table:table-cell table:style-name="ce9" office:value-type="string" calcext:value-type="string">
            <text:p>N</text:p>
          </table:table-cell>
          <table:table-cell table:style-name="ce10" office:value-type="string" calcext:value-type="string">
            <text:p><text:a xlink:href="https://publications.aap.org/pediatrics/article/138/6/e20163107/60215/Evaluation-and-Referral-for-Developmental-Dysplasia" xlink:type="simple">https://publications.aap.org/pediatrics/article/138/6/e20163107/60215/Evaluation-and-Referral-for-Developmental-Dysplasia</text:a></text:p>
          </table:table-cell>
          <table:table-cell table:style-name="ce9" table:number-columns-repeated="15"/>
          <table:table-cell table:number-columns-repeated="998"/>
        </table:table-row>
        <table:table-row table:style-name="ro12">
          <table:table-cell table:style-name="ce7" office:value-type="string" calcext:value-type="string">
            <text:p>Duchenne Muscular Dystrophy</text:p>
          </table:table-cell>
          <table:table-cell table:style-name="ce5" office:value-type="string" calcext:value-type="string">
            <text:p>Young boy age 3-5 years with proximal muscle weakness, Gowers sign, calf pseudohypertrophy, and markedly elevated creatine kinase</text:p>
          </table:table-cell>
          <table:table-cell table:style-name="ce5" office:value-type="string" calcext:value-type="string">
            <text:p>X-linked recessive disorder caused by out-of-frame mutations in dystrophin gene resulting in absent or severely deficient dystrophin protein; leads to progressive muscle fiber damage and replacement with connective and adipose tissue</text:p>
          </table:table-cell>
          <table:table-cell table:style-name="ce5" office:value-type="string" calcext:value-type="string">
            <text:p>Incidence 1 in 3,600-6,000 live male births; affects approximately 10.71-27.78 males per 100,000</text:p>
          </table:table-cell>
          <table:table-cell table:style-name="ce5" office:value-type="string" calcext:value-type="string">
            <text:p>Delayed motor milestones, difficulty running and jumping, proximal muscle weakness, Gowers maneuver when rising from floor, calf pseudohypertrophy, progressive weakness leading to wheelchair dependence, scoliosis, dilated cardiomyopathy, respiratory failure; cognitive impairment possible</text:p>
          </table:table-cell>
          <table:table-cell table:style-name="ce5" office:value-type="string" calcext:value-type="string">
            <text:p>Progressive; diagnosis typically age 5 years; loss of ambulation by early teens without treatment; death typically late teens to twenties without intervention, now prolonged with multidisciplinary care</text:p>
          </table:table-cell>
          <table:table-cell table:style-name="ce5" office:value-type="string" calcext:value-type="string">
            <text:p>Becker muscular dystrophy, limb-girdle muscular dystrophies, spinal muscular atrophy, congenital myopathies, inflammatory myopathies</text:p>
          </table:table-cell>
          <table:table-cell table:style-name="ce5" office:value-type="string" calcext:value-type="string">
            <text:p>Markedly elevated creatine kinase often 10-100 times normal; genetic testing showing out-of-frame dystrophin mutations; muscle biopsy shows absent dystrophin; electromyography shows myopathic changes</text:p>
          </table:table-cell>
          <table:table-cell table:style-name="ce5" office:value-type="string" calcext:value-type="string">
            <text:p>Corticosteroids prolong ambulation and slow progression; cardiac monitoring and treatment; respiratory support including noninvasive ventilation; physical therapy and orthopedic management; emerging therapies include exon-skipping antisense oligonucleotides and gene therapy; multidisciplinary care</text:p>
          </table:table-cell>
          <table:table-cell table:style-name="ce9" office:value-type="string" calcext:value-type="string">
            <text:p>Y</text:p>
          </table:table-cell>
          <table:table-cell table:style-name="ce10" office:value-type="string" calcext:value-type="string">
            <text:p><text:a xlink:href="https://www.mda.org/disease/duchenne-muscular-dystrophy" xlink:type="simple">https://www.mda.org/disease/duchenne-muscular-dystrophy</text:a></text:p>
          </table:table-cell>
          <table:table-cell table:style-name="ce9" table:number-columns-repeated="15"/>
          <table:table-cell table:number-columns-repeated="998"/>
        </table:table-row>
        <table:table-row table:style-name="ro39">
          <table:table-cell table:style-name="ce7" office:value-type="string" calcext:value-type="string">
            <text:p>Dupuytren Contracture</text:p>
          </table:table-cell>
          <table:table-cell table:style-name="ce5" office:value-type="string" calcext:value-type="string">
            <text:p>Middle-aged to older man of Northern European descent with progressive flexion contracture of ring and little fingers; palpable nodules and cords in palm; "Viking disease"</text:p>
          </table:table-cell>
          <table:table-cell table:style-name="ce5" office:value-type="string" calcext:value-type="string">
            <text:p>Fibroproliferative disorder with pathologic collagen production and deposition in palmar fascia; nodules form, then cords develop causing progressive finger flexion contractures</text:p>
          </table:table-cell>
          <table:table-cell table:style-name="ce5" office:value-type="string" calcext:value-type="string">
            <text:p>Prevalence 3 to 6 percent in whites; highest in Northern European descent; male predominance; increases with age; associated with smoking, alcohol, diabetes, epilepsy</text:p>
          </table:table-cell>
          <table:table-cell table:style-name="ce5" office:value-type="string" calcext:value-type="string">
            <text:p>Palpable nodules in palm; fibrous cords; progressive flexion contractures of metacarpophalangeal and proximal interphalangeal joints; ring finger most commonly affected, then little finger; bilateral in 80 percent eventually</text:p>
          </table:table-cell>
          <table:table-cell table:style-name="ce5" office:value-type="string" calcext:value-type="string">
            <text:p>Chronic progressive over months to years; may stabilize or progress</text:p>
          </table:table-cell>
          <table:table-cell table:style-name="ce5" office:value-type="string" calcext:value-type="string">
            <text:p>Trigger finger, flexor tendon injury, arthritis, other fibromatoses</text:p>
          </table:table-cell>
          <table:table-cell table:style-name="ce5" office:value-type="string" calcext:value-type="string">
            <text:p>Clinical diagnosis; palpable nodules and cords with flexion contractures; no imaging typically needed</text:p>
          </table:table-cell>
          <table:table-cell table:style-name="ce5" office:value-type="string" calcext:value-type="string">
            <text:p>Observation for mild disease; needle aponeurotomy; collagenase clostridium histolyticum injection with manipulation; surgical fasciectomy for severe contractures (metacarpophalangeal joint 30 degrees or more)</text:p>
          </table:table-cell>
          <table:table-cell table:style-name="ce9" office:value-type="string" calcext:value-type="string">
            <text:p>N</text:p>
          </table:table-cell>
          <table:table-cell table:style-name="ce10" office:value-type="string" calcext:value-type="string">
            <text:p><text:a xlink:href="https://www.uptodate.com/contents/dupuytren-disease" xlink:type="simple">https://www.uptodate.com/contents/dupuytren-disease</text:a></text:p>
          </table:table-cell>
          <table:table-cell table:style-name="ce9" table:number-columns-repeated="15"/>
          <table:table-cell table:number-columns-repeated="998"/>
        </table:table-row>
        <table:table-row table:style-name="ro6">
          <table:table-cell table:style-name="ce7" office:value-type="string" calcext:value-type="string">
            <text:p>Ehlers-Danlos Syndrome</text:p>
          </table:table-cell>
          <table:table-cell table:style-name="ce8" office:value-type="string" calcext:value-type="string">
            <text:p>Joint hypermobility, skin hyperextensibility, easy bruising, and abnormal scarring; vascular type with arterial rupture; "cigarette paper scars"</text:p>
          </table:table-cell>
          <table:table-cell table:style-name="ce8" office:value-type="string" calcext:value-type="string">
            <text:p>Heterogeneous group of hereditary connective tissue disorders caused by variants in genes encoding fibrillar collagens types I, III, V and modifying enzymes; affects extracellular matrix integrity</text:p>
          </table:table-cell>
          <table:table-cell table:style-name="ce8" office:value-type="string" calcext:value-type="string">
            <text:p>Fourteen subtypes recognized; hypermobile type most common; classical type prevalence approximately 1 in 20,000; vascular type rare; slight female predominance overall</text:p>
          </table:table-cell>
          <table:table-cell table:style-name="ce8" office:value-type="string" calcext:value-type="string">
            <text:p>Joint hypermobility with dislocations and chronic pain; soft velvety hyperextensible skin; easy bruising; atrophic scarring; vascular type with arterial aneurysm and dissection, bowel perforation, pneumothorax; chronic pain and fatigue; gastrointestinal complications; neuropsychiatric manifestations</text:p>
          </table:table-cell>
          <table:table-cell table:style-name="ce8" office:value-type="string" calcext:value-type="string">
            <text:p>Present from birth; progressive complications with age including joint instability, vascular events in vascular type, chronic pain syndromes</text:p>
          </table:table-cell>
          <table:table-cell table:style-name="ce5" office:value-type="string" calcext:value-type="string">
            <text:p>Marfan syndrome, Loeys-Dietz syndrome, hypermobility spectrum disorders, osteogenesis imperfecta, cutis laxa</text:p>
          </table:table-cell>
          <table:table-cell table:style-name="ce5" office:value-type="string" calcext:value-type="string">
            <text:p>Clinical diagnosis based on 2017 International Classification criteria; genetic testing identifies variants in 20 different genes for 13 of 14 subtypes; hypermobile type lacks identified genetic cause; skin biopsy with electron microscopy shows collagen abnormalities in some types</text:p>
          </table:table-cell>
          <table:table-cell table:style-name="ce5" office:value-type="string" calcext:value-type="string">
            <text:p>No specific medical or genetic therapies; multidisciplinary care with surveillance for major complications; physical therapy and rehabilitation for joint stability; pain management; cardiovascular monitoring for vascular type; genetic counseling; avoid contact sports and activities causing joint trauma</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39">
          <table:table-cell table:style-name="ce7" office:value-type="string" calcext:value-type="string">
            <text:p>Enchondroma</text:p>
          </table:table-cell>
          <table:table-cell table:style-name="ce5" office:value-type="string" calcext:value-type="string">
            <text:p>Asymptomatic radiolucent lesion in hand bone found incidentally or presenting as pathologic fracture; most common primary bone tumor of hand</text:p>
          </table:table-cell>
          <table:table-cell table:style-name="ce5" office:value-type="string" calcext:value-type="string">
            <text:p>Benign cartilaginous tumor consisting of well-differentiated hyaline cartilage with calcification arising in medullary cavity; solitary lesions have very low malignant transformation risk</text:p>
          </table:table-cell>
          <table:table-cell table:style-name="ce5" office:value-type="string" calcext:value-type="string">
            <text:p>Most common primary bone tumor of hand accounting for 90% of hand bone tumors; typically affects adults; solitary lesions most common; multiple enchondromatosis in Ollier disease and Maffucci syndrome</text:p>
          </table:table-cell>
          <table:table-cell table:style-name="ce5" office:value-type="string" calcext:value-type="string">
            <text:p>Often asymptomatic; pain related to tumor growth or pathologic fracture; swelling; most commonly involves proximal phalanx, metacarpal, middle phalanx in hand; can occur in long bones</text:p>
          </table:table-cell>
          <table:table-cell table:style-name="ce5" office:value-type="string" calcext:value-type="string">
            <text:p>Slow-growing; may remain stable for years; pathologic fracture common presentation</text:p>
          </table:table-cell>
          <table:table-cell table:style-name="ce5" office:value-type="string" calcext:value-type="string">
            <text:p>Low-grade chondrosarcoma, bone infarct, fibrous dysplasia, giant cell tumor, aneurysmal bone cyst</text:p>
          </table:table-cell>
          <table:table-cell table:style-name="ce5" office:value-type="string" calcext:value-type="string">
            <text:p>Radiographs show symmetrical radiolucent lesion in diaphysis with cortical thinning, scalloped appearance, punctate or ring-like calcifications; magnetic resonance imaging shows cartilage signal; biopsy if malignancy suspected based on pain, soft tissue mass, cortical disruption</text:p>
          </table:table-cell>
          <table:table-cell table:style-name="ce5" office:value-type="string" calcext:value-type="string">
            <text:p>Observation for asymptomatic stable lesions; immobilization for pathologic fracture followed by curettage once healed; curettage with bone grafting for symptomatic or expanding lesions; low recurrence rate after curettage</text:p>
          </table:table-cell>
          <table:table-cell table:style-name="ce9" office:value-type="string" calcext:value-type="string">
            <text:p>N</text:p>
          </table:table-cell>
          <table:table-cell table:style-name="ce10" office:value-type="string" calcext:value-type="string">
            <text:p><text:a xlink:href="https://orthoinfo.aaos.org/en/diseases--conditions/enchondroma/" xlink:type="simple">https://orthoinfo.aaos.org/en/diseases--conditions/enchondroma/</text:a></text:p>
          </table:table-cell>
          <table:table-cell table:style-name="ce9" table:number-columns-repeated="15"/>
          <table:table-cell table:number-columns-repeated="998"/>
        </table:table-row>
        <table:table-row table:style-name="ro6">
          <table:table-cell table:style-name="ce7" office:value-type="string" calcext:value-type="string">
            <text:p>Erb-Duchenne Palsy</text:p>
          </table:table-cell>
          <table:table-cell table:style-name="ce5" office:value-type="string" calcext:value-type="string">
            <text:p>Newborn with arm adducted, internally rotated, and extended at elbow after difficult delivery; "waiter's tip" position; upper brachial plexus injury C5-C6</text:p>
          </table:table-cell>
          <table:table-cell table:style-name="ce5" office:value-type="string" calcext:value-type="string">
            <text:p>Traction injury to upper brachial plexus nerve roots C5-C6 and sometimes C7 during delivery causing nerve damage ranging from neurapraxia to avulsion; associated with shoulder dystocia, macrosomia, difficult delivery</text:p>
          </table:table-cell>
          <table:table-cell table:style-name="ce5" office:value-type="string" calcext:value-type="string">
            <text:p>Neonatal brachial plexus palsy incidence 0.4-5.1 per 1000 live births; upper plexus Erb palsy most common pattern; risk factors include macrosomia, shoulder dystocia, breech delivery, instrumental delivery</text:p>
          </table:table-cell>
          <table:table-cell table:style-name="ce5" office:value-type="string" calcext:value-type="string">
            <text:p>Affected arm held in adducted, internally rotated position with elbow extended and forearm pronated; waiter's tip posture; absent Moro reflex on affected side; weakness of shoulder abduction, external rotation, elbow flexion, forearm supination; preserved hand function</text:p>
          </table:table-cell>
          <table:table-cell table:style-name="ce5" office:value-type="string" calcext:value-type="string">
            <text:p>Present at birth; majority recover spontaneously with good prognosis; early improvement associated with favorable outcomes; persistent deficits after 3-6 months indicate need for surgical evaluation</text:p>
          </table:table-cell>
          <table:table-cell table:style-name="ce5" office:value-type="string" calcext:value-type="string">
            <text:p>Clavicle fracture, humerus fracture, septic arthritis, osteomyelitis, total brachial plexus palsy, Klumpke palsy</text:p>
          </table:table-cell>
          <table:table-cell table:style-name="ce5" office:value-type="string" calcext:value-type="string">
            <text:p>Clinical diagnosis with physical examination using Active Movement Scale; sequential examinations to assess spontaneous recovery; magnetic resonance imaging and electrodiagnostic studies adjunctive; cookie test and towel test at 9 months assess function</text:p>
          </table:table-cell>
          <table:table-cell table:style-name="ce5" office:value-type="string" calcext:value-type="string">
            <text:p>Early physical and occupational therapy to support spontaneous recovery and prevent contractures; most recover without surgery; nerve reconstruction surgery for panplexopathy, preganglionic lesions, or lack of recovery by 3-6 months; early referral to specialty center improves outcomes</text:p>
          </table:table-cell>
          <table:table-cell table:style-name="ce9" office:value-type="string" calcext:value-type="string">
            <text:p>N</text:p>
          </table:table-cell>
          <table:table-cell table:style-name="ce10" office:value-type="string" calcext:value-type="string">
            <text:p><text:a xlink:href="https://www.aafp.org/pubs/afp/issues/2014/0615/p981.html" xlink:type="simple">https://www.aafp.org/pubs/afp/issues/2014/0615/p981.html</text:a></text:p>
          </table:table-cell>
          <table:table-cell table:style-name="ce9" table:number-columns-repeated="15"/>
          <table:table-cell table:number-columns-repeated="998"/>
        </table:table-row>
        <table:table-row table:style-name="ro7">
          <table:table-cell table:style-name="ce7" office:value-type="string" calcext:value-type="string">
            <text:p>Ewing Sarcoma</text:p>
          </table:table-cell>
          <table:table-cell table:style-name="ce5" office:value-type="string" calcext:value-type="string">
            <text:p>Child or adolescent with bone pain, swelling, and fever; "onion peel" periosteal reaction and "moth-eaten" lytic lesions on radiograph; small round blue cells with CD99 positivity</text:p>
          </table:table-cell>
          <table:table-cell table:style-name="ce5" office:value-type="string" calcext:value-type="string">
            <text:p>Aggressive small round cell malignancy characterized by EWSR1-FLI1 fusion in 85% of cases from translocation between chromosome 22 and 11; chimeric transcription factor drives oncogenesis</text:p>
          </table:table-cell>
          <table:table-cell table:style-name="ce5" office:value-type="string" calcext:value-type="string">
            <text:p>Second most common bone cancer in children and adolescents; incidence 1 per 1.5 million; peak age 15 years; male predominance 1.6:1; 10 times more common in European ancestry than African ancestry; 20-25% have metastases at diagnosis</text:p>
          </table:table-cell>
          <table:table-cell table:style-name="ce5" office:value-type="string" calcext:value-type="string">
            <text:p>Localized bone pain often mild, worse at night; swelling and palpable mass; pathologic fracture in 10-15%; fever, night sweats, fatigue, weight loss in advanced disease; most commonly pelvis and proximal long bones; can be extraosseous</text:p>
          </table:table-cell>
          <table:table-cell table:style-name="ce5" office:value-type="string" calcext:value-type="string">
            <text:p>Progressive; metastases present in 20-25% at diagnosis to lungs, bone, bone marrow; 5-year survival 70-80% for localized disease, less than 30% for metastatic disease</text:p>
          </table:table-cell>
          <table:table-cell table:style-name="ce5" office:value-type="string" calcext:value-type="string">
            <text:p>Osteosarcoma, lymphoma, neuroblastoma, rhabdomyosarcoma, osteomyelitis, Langerhans cell histiocytosis, other small round blue cell tumors</text:p>
          </table:table-cell>
          <table:table-cell table:style-name="ce5" office:value-type="string" calcext:value-type="string">
            <text:p>Radiographs show moth-eaten lytic lesions, onion peel periosteal reaction, Codman triangle; magnetic resonance imaging or computed tomography of primary site; chest computed tomography; FDG-PET or bone scan; biopsy shows small round blue cells with strong CD99 membrane expression; molecular testing for EWSR1-FLI1 or other FET-ETS fusions; elevated lactate dehydrogenase</text:p>
          </table:table-cell>
          <table:table-cell table:style-name="ce5" office:value-type="string" calcext:value-type="string">
            <text:p>Multiagent chemotherapy for at least 9 weeks including vincristine, doxorubicin, cyclophosphamide, ifosfamide, etoposide; local control with wide surgical excision or definitive radiotherapy; total 28-49 weeks chemotherapy; metastasectomy for oligometastatic disease; multidisciplinary care</text:p>
          </table:table-cell>
          <table:table-cell table:style-name="ce9" office:value-type="string" calcext:value-type="string">
            <text:p>Y</text:p>
          </table:table-cell>
          <table:table-cell table:style-name="ce10" office:value-type="string" calcext:value-type="string">
            <text:p><text:a xlink:href="https://www.cancer.gov/types/bone/patient/ewing-treatment-pdq" xlink:type="simple">https://www.cancer.gov/types/bone/patient/ewing-treatment-pdq</text:a></text:p>
          </table:table-cell>
          <table:table-cell table:style-name="ce9" table:number-columns-repeated="15"/>
          <table:table-cell table:number-columns-repeated="998"/>
        </table:table-row>
        <table:table-row table:style-name="ro17">
          <table:table-cell table:style-name="ce7" office:value-type="string" calcext:value-type="string">
            <text:p>Femoral Anteversion</text:p>
          </table:table-cell>
          <table:table-cell table:style-name="ce5" office:value-type="string" calcext:value-type="string">
            <text:p>Young child with in-toeing gait and "W-sitting" position; increased internal hip rotation on examination</text:p>
          </table:table-cell>
          <table:table-cell table:style-name="ce5" office:value-type="string" calcext:value-type="string">
            <text:p>Persistence of normal fetal femoral torsion; femoral neck rotated anteriorly relative to femoral condyles; angle between femoral neck and distal femur normally decreases from 40 degrees at birth to 10-15 degrees in adults</text:p>
          </table:table-cell>
          <table:table-cell table:style-name="ce5" office:value-type="string" calcext:value-type="string">
            <text:p>Common developmental variant; affects approximately 10% of children; slight female predominance; usually bilateral</text:p>
          </table:table-cell>
          <table:table-cell table:style-name="ce5" office:value-type="string" calcext:value-type="string">
            <text:p>In-toeing gait, W-sitting position, increased internal hip rotation often greater than 70 degrees, decreased external hip rotation less than 20 degrees, tripping and clumsiness, cosmetic concerns</text:p>
          </table:table-cell>
          <table:table-cell table:style-name="ce5" office:value-type="string" calcext:value-type="string">
            <text:p>Present from early childhood; typically improves spontaneously with growth; most resolve by age 8-10 years</text:p>
          </table:table-cell>
          <table:table-cell table:style-name="ce5" office:value-type="string" calcext:value-type="string">
            <text:p>Tibial torsion, metatarsus adductus, femoral retroversion, neuromuscular disorders, cerebral palsy</text:p>
          </table:table-cell>
          <table:table-cell table:style-name="ce5" office:value-type="string" calcext:value-type="string">
            <text:p>Clinical diagnosis with Craig test or prone hip rotation measurement; computed tomography or magnetic resonance imaging if surgical intervention considered; normal anteversion 10-20 degrees in adults</text:p>
          </table:table-cell>
          <table:table-cell table:style-name="ce5" office:value-type="string" calcext:value-type="string">
            <text:p>Observation and reassurance for most cases; spontaneous resolution expected; physical therapy ineffective; femoral derotational osteotomy reserved for severe persistent cases after age 8-10 years with functional impairment</text:p>
          </table:table-cell>
          <table:table-cell table:style-name="ce9" office:value-type="string" calcext:value-type="string">
            <text:p>N</text:p>
          </table:table-cell>
          <table:table-cell table:style-name="ce10" office:value-type="string" calcext:value-type="string">
            <text:p><text:a xlink:href="https://orthoinfo.aaos.org/en/diseases--conditions/intoeing/" xlink:type="simple">https://orthoinfo.aaos.org/en/diseases--conditions/intoeing/</text:a></text:p>
          </table:table-cell>
          <table:table-cell table:style-name="ce9" table:number-columns-repeated="15"/>
          <table:table-cell table:number-columns-repeated="998"/>
        </table:table-row>
        <table:table-row table:style-name="ro39">
          <table:table-cell table:style-name="ce7" office:value-type="string" calcext:value-type="string">
            <text:p>Femoral Retroversion</text:p>
          </table:table-cell>
          <table:table-cell table:style-name="ce5" office:value-type="string" calcext:value-type="string">
            <text:p>Adolescent or young adult with out-toeing gait, hip pain, and decreased internal hip rotation; associated with slipped capital femoral epiphysis</text:p>
          </table:table-cell>
          <table:table-cell table:style-name="ce5" office:value-type="string" calcext:value-type="string">
            <text:p>Decreased femoral neck anteversion or actual posterior rotation; femoral neck version less than 10 degrees or negative values; alters hip biomechanics and impingement-free range of motion</text:p>
          </table:table-cell>
          <table:table-cell table:style-name="ce5" office:value-type="string" calcext:value-type="string">
            <text:p>Less common than anteversion; increased prevalence in patients with slipped capital femoral epiphysis where 58-91% have retroversion; associated with hip impingement and pain</text:p>
          </table:table-cell>
          <table:table-cell table:style-name="ce5" office:value-type="string" calcext:value-type="string">
            <text:p>Out-toeing gait, hip or knee pain especially with activity, decreased internal hip rotation often less than 10 degrees, increased external hip rotation, anterior hip impingement symptoms, difficulty with activities requiring internal rotation</text:p>
          </table:table-cell>
          <table:table-cell table:style-name="ce5" office:value-type="string" calcext:value-type="string">
            <text:p>May be congenital or develop secondary to slipped capital femoral epiphysis; progressive symptoms in adolescence and young adulthood</text:p>
          </table:table-cell>
          <table:table-cell table:style-name="ce5" office:value-type="string" calcext:value-type="string">
            <text:p>Femoral anteversion, hip dysplasia, femoroacetabular impingement, slipped capital femoral epiphysis, labral pathology</text:p>
          </table:table-cell>
          <table:table-cell table:style-name="ce5" office:value-type="string" calcext:value-type="string">
            <text:p>Computed tomography or magnetic resonance imaging to measure femoral version; multiple measurement methods exist with different reference points yielding different values; clinical examination with hip rotation assessment</text:p>
          </table:table-cell>
          <table:table-cell table:style-name="ce5" office:value-type="string" calcext:value-type="string">
            <text:p>Conservative management with activity modification and physical therapy initially; femoral derotational osteotomy for persistent pain and functional limitation; may combine with hip arthroscopy for concurrent labral or impingement pathology</text:p>
          </table:table-cell>
          <table:table-cell table:style-name="ce9" office:value-type="string" calcext:value-type="string">
            <text:p>N</text:p>
          </table:table-cell>
          <table:table-cell table:style-name="ce10" office:value-type="string" calcext:value-type="string">
            <text:p><text:a xlink:href="https://www.ncbi.nlm.nih.gov/pmc/articles/PMC7039633/" xlink:type="simple">https://www.ncbi.nlm.nih.gov/pmc/articles/PMC7039633/</text:a></text:p>
          </table:table-cell>
          <table:table-cell table:style-name="ce9" table:number-columns-repeated="15"/>
          <table:table-cell table:number-columns-repeated="998"/>
        </table:table-row>
        <table:table-row table:style-name="ro17">
          <table:table-cell table:style-name="ce7" office:value-type="string" calcext:value-type="string">
            <text:p>Femoroacetabular Impingement</text:p>
          </table:table-cell>
          <table:table-cell table:style-name="ce5" office:value-type="string" calcext:value-type="string">
            <text:p>Young athletic adult with anterior hip or groin pain worse with prolonged sitting, pivoting, or hip flexion activities; positive flexion adduction internal rotation test and flexion abduction external rotation test</text:p>
          </table:table-cell>
          <table:table-cell table:style-name="ce5" office:value-type="string" calcext:value-type="string">
            <text:p>Abnormal contact between femoral head-neck junction and acetabular rim; cam morphology (aspherical femoral head), pincer morphology (acetabular overcoverage), or mixed; repetitive microtrauma causes labral and cartilage damage</text:p>
          </table:table-cell>
          <table:table-cell table:style-name="ce5" office:value-type="string" calcext:value-type="string">
            <text:p>Affects young active adults; peak incidence 20 to 40 years; cam morphology more common in males; pincer morphology more common in females; radiographic findings in 37 percent of asymptomatic hips</text:p>
          </table:table-cell>
          <table:table-cell table:style-name="ce5" office:value-type="string" calcext:value-type="string">
            <text:p>Anterior hip or groin pain; pain with prolonged sitting (C sign); mechanical symptoms (clicking, catching); positive flexion adduction internal rotation test; positive flexion abduction external rotation test; limited hip internal rotation</text:p>
          </table:table-cell>
          <table:table-cell table:style-name="ce5" office:value-type="string" calcext:value-type="string">
            <text:p>Insidious onset over months to years; progressive with continued activity</text:p>
          </table:table-cell>
          <table:table-cell table:style-name="ce5" office:value-type="string" calcext:value-type="string">
            <text:p>Labral tear, hip osteoarthritis, athletic pubalgia, iliopsoas tendinopathy, stress fracture, avascular necrosis</text:p>
          </table:table-cell>
          <table:table-cell table:style-name="ce5" office:value-type="string" calcext:value-type="string">
            <text:p>Plain radiographs (anteroposterior pelvis, lateral views) show cam or pincer morphology; magnetic resonance imaging or magnetic resonance arthrography for labral and cartilage assessment</text:p>
          </table:table-cell>
          <table:table-cell table:style-name="ce5" office:value-type="string" calcext:value-type="string">
            <text:p>Conservative management: activity modification, physical therapy, nonsteroidal anti-inflammatory drugs; hip arthroscopy with labral repair and osteochondroplasty for symptomatic patients failing conservative treatment</text:p>
          </table:table-cell>
          <table:table-cell table:style-name="ce9" office:value-type="string" calcext:value-type="string">
            <text:p>N</text:p>
          </table:table-cell>
          <table:table-cell table:style-name="ce10" office:value-type="string" calcext:value-type="string">
            <text:p><text:a xlink:href="https://www.uptodate.com/contents/femoroacetabular-impingement" xlink:type="simple">https://www.uptodate.com/contents/femoroacetabular-impingement</text:a></text:p>
          </table:table-cell>
          <table:table-cell table:style-name="ce9" table:number-columns-repeated="15"/>
          <table:table-cell table:number-columns-repeated="998"/>
        </table:table-row>
        <table:table-row table:style-name="ro37">
          <table:table-cell table:style-name="ce7" office:value-type="string" calcext:value-type="string">
            <text:p>Fibromyalgia</text:p>
          </table:table-cell>
          <table:table-cell table:style-name="ce5" office:value-type="string" calcext:value-type="string">
            <text:p>Middle-aged woman with chronic widespread pain, fatigue, non-restorative sleep, and cognitive fog; no objective findings on exam or labs</text:p>
          </table:table-cell>
          <table:table-cell table:style-name="ce5" office:value-type="string" calcext:value-type="string">
            <text:p>Central sensitization with altered pain modulation; neuroinflammation; mitochondrial dysfunction; autonomic imbalance; genetic and epigenetic factors; nociplastic pain mechanism</text:p>
          </table:table-cell>
          <table:table-cell table:style-name="ce5" office:value-type="string" calcext:value-type="string">
            <text:p>Global prevalence 2 to 8 percent; strong female predominance; peak incidence in fourth decade; significant impact on quality of life</text:p>
          </table:table-cell>
          <table:table-cell table:style-name="ce5" office:value-type="string" calcext:value-type="string">
            <text:p>Widespread musculoskeletal pain for over 3 months; fatigue; non-restorative sleep; cognitive impairment or brain fog; mood disturbances; no inflammation or tissue injury</text:p>
          </table:table-cell>
          <table:table-cell table:style-name="ce5" office:value-type="string" calcext:value-type="string">
            <text:p>Chronic condition; symptoms fluctuate over time; may improve with treatment but rarely resolves completely</text:p>
          </table:table-cell>
          <table:table-cell table:style-name="ce5" office:value-type="string" calcext:value-type="string">
            <text:p>Rheumatoid arthritis, systemic lupus erythematosus, polymyalgia rheumatica, hypothyroidism, depression, chronic fatigue syndrome, myofascial pain syndrome</text:p>
          </table:table-cell>
          <table:table-cell table:style-name="ce5" office:value-type="string" calcext:value-type="string">
            <text:p>Clinical diagnosis using 2016 ACR criteria requiring generalized pain in at least 4 of 5 regions for 3 months plus minimum scores on widespread pain index and symptom severity scale; or AAPT 2019 criteria requiring pain in 6 of 9 regions with moderate to severe sleep problems or fatigue; labs to exclude other conditions</text:p>
          </table:table-cell>
          <table:table-cell table:style-name="ce5" office:value-type="string" calcext:value-type="string">
            <text:p>Multidisciplinary approach with patient education, graded aerobic exercise, cognitive behavioral therapy; duloxetine, milnacipran, pregabalin, amitriptyline, or cyclobenzaprine for pain; sleep hygiene; stress management</text:p>
          </table:table-cell>
          <table:table-cell table:style-name="ce9" office:value-type="string" calcext:value-type="string">
            <text:p>N</text:p>
          </table:table-cell>
          <table:table-cell table:style-name="ce10" office:value-type="string" calcext:value-type="string">
            <text:p><text:a xlink:href="https://www.aafp.org/pubs/afp/issues/2023/0200/p137.html" xlink:type="simple">https://www.aafp.org/pubs/afp/issues/2023/0200/p137.html</text:a></text:p>
          </table:table-cell>
          <table:table-cell table:style-name="ce9" table:number-columns-repeated="15"/>
          <table:table-cell table:number-columns-repeated="998"/>
        </table:table-row>
        <table:table-row table:style-name="ro17">
          <table:table-cell table:style-name="ce7" office:value-type="string" calcext:value-type="string">
            <text:p>Fibrous Dysplasia</text:p>
          </table:table-cell>
          <table:table-cell table:style-name="ce5" office:value-type="string" calcext:value-type="string">
            <text:p>Adolescent with painless bone expansion and cafe-au-lait spots; shepherd crook deformity of proximal femur; ground glass appearance on radiograph</text:p>
          </table:table-cell>
          <table:table-cell table:style-name="ce5" office:value-type="string" calcext:value-type="string">
            <text:p>Postzygotic somatic activating mutation in GNAS gene causing defective osteoblast differentiation and replacement of normal bone with fibro-osseous tissue</text:p>
          </table:table-cell>
          <table:table-cell table:style-name="ce5" office:value-type="string" calcext:value-type="string">
            <text:p>Can occur at any age but typically presents in childhood and adolescence; monostotic form more common than polyostotic; craniofacial bones, ribs, and long bones most affected</text:p>
          </table:table-cell>
          <table:table-cell table:style-name="ce5" office:value-type="string" calcext:value-type="string">
            <text:p>Painless bone enlargement, bone pain, deformity, pathologic fractures; may be associated with McCune-Albright syndrome with endocrinopathies and cafe-au-lait macules</text:p>
          </table:table-cell>
          <table:table-cell table:style-name="ce5" office:value-type="string" calcext:value-type="string">
            <text:p>Progressive during growth, stabilizes at skeletal maturity; symptoms may persist into adulthood</text:p>
          </table:table-cell>
          <table:table-cell table:style-name="ce5" office:value-type="string" calcext:value-type="string">
            <text:p>Paget disease, ossifying fibroma, osteofibrous dysplasia, adamantinoma, low-grade osteosarcoma</text:p>
          </table:table-cell>
          <table:table-cell table:style-name="ce5" office:value-type="string" calcext:value-type="string">
            <text:p>Radiograph shows ground glass appearance with well-defined borders; bone scan shows increased uptake; GNAS mutation testing confirms diagnosis; biopsy if diagnosis uncertain</text:p>
          </table:table-cell>
          <table:table-cell table:style-name="ce5" office:value-type="string" calcext:value-type="string">
            <text:p>Observation for asymptomatic lesions; intravenous bisphosphonates for bone pain; surgery for fracture prevention, deformity correction, or symptomatic lesions; calcium and vitamin D supplementation</text:p>
          </table:table-cell>
          <table:table-cell table:style-name="ce9" office:value-type="string" calcext:value-type="string">
            <text:p>N</text:p>
          </table:table-cell>
          <table:table-cell table:style-name="ce10" office:value-type="string" calcext:value-type="string">
            <text:p><text:a xlink:href="https://www.ncbi.nlm.nih.gov/books/NBK274564/" xlink:type="simple">https://www.ncbi.nlm.nih.gov/books/NBK274564/</text:a></text:p>
          </table:table-cell>
          <table:table-cell table:style-name="ce9" table:number-columns-repeated="15"/>
          <table:table-cell table:number-columns-repeated="998"/>
        </table:table-row>
        <table:table-row table:style-name="ro37">
          <table:table-cell table:style-name="ce7" office:value-type="string" calcext:value-type="string">
            <text:p>Fibular Hemimelia</text:p>
          </table:table-cell>
          <table:table-cell table:style-name="ce5" office:value-type="string" calcext:value-type="string">
            <text:p>Infant or child with limb length discrepancy, ankle valgus deformity, and absent or hypoplastic lateral foot rays; most common congenital long bone deficiency</text:p>
          </table:table-cell>
          <table:table-cell table:style-name="ce5" office:value-type="string" calcext:value-type="string">
            <text:p>Congenital longitudinal deficiency of fibula ranging from partial hypoplasia to complete absence; associated femoral and tibial shortening, ankle instability, foot ray deficiency</text:p>
          </table:table-cell>
          <table:table-cell table:style-name="ce5" office:value-type="string" calcext:value-type="string">
            <text:p>Most common congenital long bone deficiency; incidence approximately 1 in 50,000 live births; usually unilateral; male predominance</text:p>
          </table:table-cell>
          <table:table-cell table:style-name="ce5" office:value-type="string" calcext:value-type="string">
            <text:p>Limb length discrepancy that increases with growth, ankle valgus and instability, foot deformity with absent lateral rays, knee valgus from lateral tibial plateau hypoplasia, femoral shortening in 85%</text:p>
          </table:table-cell>
          <table:table-cell table:style-name="ce5" office:value-type="string" calcext:value-type="string">
            <text:p>Present at birth; progressive limb length discrepancy with growth; proportional shortening in most cases</text:p>
          </table:table-cell>
          <table:table-cell table:style-name="ce5" office:value-type="string" calcext:value-type="string">
            <text:p>Tibial hemimelia, proximal femoral focal deficiency, congenital short femur, posteromedial tibial bowing</text:p>
          </table:table-cell>
          <table:table-cell table:style-name="ce5" office:value-type="string" calcext:value-type="string">
            <text:p>Clinical examination and radiographs showing fibular deficiency, tibial bowing, ankle mortise abnormality, foot ray count; full-length lower extremity radiographs to assess limb length discrepancy</text:p>
          </table:table-cell>
          <table:table-cell table:style-name="ce5" office:value-type="string" calcext:value-type="string">
            <text:p>Treatment based on foot ray count and limb length discrepancy; limb salvage with reconstruction for 4-5 rays; amputation with Syme or Boyd procedure for severe deformity with fewer than 3 rays; limb lengthening procedures for salvageable limbs</text:p>
          </table:table-cell>
          <table:table-cell table:style-name="ce9" office:value-type="string" calcext:value-type="string">
            <text:p>N</text:p>
          </table:table-cell>
          <table:table-cell table:style-name="ce10" office:value-type="string" calcext:value-type="string">
            <text:p><text:a xlink:href="https://orthoinfo.aaos.org/en/diseases--conditions/fibular-hemimelia/" xlink:type="simple">https://orthoinfo.aaos.org/en/diseases--conditions/fibular-hemimelia/</text:a></text:p>
          </table:table-cell>
          <table:table-cell table:style-name="ce9" table:number-columns-repeated="15"/>
          <table:table-cell table:number-columns-repeated="998"/>
        </table:table-row>
        <table:table-row table:style-name="ro39">
          <table:table-cell table:style-name="ce7" office:value-type="string" calcext:value-type="string">
            <text:p>Ganglion Cyst</text:p>
          </table:table-cell>
          <table:table-cell table:style-name="ce5" office:value-type="string" calcext:value-type="string">
            <text:p>Painless fluctuating soft tissue mass on dorsal or volar wrist; transilluminates with light; most common hand and wrist mass</text:p>
          </table:table-cell>
          <table:table-cell table:style-name="ce5" office:value-type="string" calcext:value-type="string">
            <text:p>Benign mucin-filled cyst connected to joint capsule or tendon sheath by narrow stalk; exact etiology unclear; does not undergo malignant transformation</text:p>
          </table:table-cell>
          <table:table-cell table:style-name="ce5" office:value-type="string" calcext:value-type="string">
            <text:p>Most common soft tissue mass of hand and wrist; can occur at any age but peak in young to middle-aged adults; female predominance</text:p>
          </table:table-cell>
          <table:table-cell table:style-name="ce5" office:value-type="string" calcext:value-type="string">
            <text:p>Fluctuating soft tissue mass most commonly dorsal wrist, volar wrist, dorsal distal interphalangeal joint, or volar metacarpophalangeal joint; transillumination positive; may cause pain or discomfort; size varies over time</text:p>
          </table:table-cell>
          <table:table-cell table:style-name="ce5" office:value-type="string" calcext:value-type="string">
            <text:p>Variable; may spontaneously resolve, remain stable, or fluctuate in size over months to years</text:p>
          </table:table-cell>
          <table:table-cell table:style-name="ce5" office:value-type="string" calcext:value-type="string">
            <text:p>Lipoma, giant cell tumor of tendon sheath, epidermoid inclusion cyst, vascular malformation, soft tissue sarcoma, intraosseous ganglion</text:p>
          </table:table-cell>
          <table:table-cell table:style-name="ce5" office:value-type="string" calcext:value-type="string">
            <text:p>Clinical diagnosis with transillumination and aspiration yielding clear gelatinous fluid; ultrasonography shows cystic lesion; magnetic resonance imaging reserved for atypical presentations or concern for solid tumor</text:p>
          </table:table-cell>
          <table:table-cell table:style-name="ce5" office:value-type="string" calcext:value-type="string">
            <text:p>Observation first-line as over 50% resolve spontaneously; aspiration with or without corticosteroid injection for symptomatic cysts with 35-70% recurrence; surgical excision including stalk for persistent symptoms with 7-39% recurrence</text:p>
          </table:table-cell>
          <table:table-cell table:style-name="ce9" office:value-type="string" calcext:value-type="string">
            <text:p>N</text:p>
          </table:table-cell>
          <table:table-cell table:style-name="ce10" office:value-type="string" calcext:value-type="string">
            <text:p><text:a xlink:href="https://www.assh.org/handcare/condition/ganglion-cyst" xlink:type="simple">https://www.assh.org/handcare/condition/ganglion-cyst</text:a></text:p>
          </table:table-cell>
          <table:table-cell table:style-name="ce9" table:number-columns-repeated="15"/>
          <table:table-cell table:number-columns-repeated="998"/>
        </table:table-row>
        <table:table-row table:style-name="ro37">
          <table:table-cell table:style-name="ce7" office:value-type="string" calcext:value-type="string">
            <text:p>Genu Valgum (Knock Knees)</text:p>
          </table:table-cell>
          <table:table-cell table:style-name="ce5" office:value-type="string" calcext:value-type="string">
            <text:p>Child age 3-4 years with knees touching when standing; physiologic variant in most cases; "windswept deformity" if asymmetric</text:p>
          </table:table-cell>
          <table:table-cell table:style-name="ce5" office:value-type="string" calcext:value-type="string">
            <text:p>Physiologic developmental variant with peak valgus at age 3-4 years; pathologic causes include skeletal dysplasia, metabolic bone disease, trauma, infection, tumor</text:p>
          </table:table-cell>
          <table:table-cell table:style-name="ce5" office:value-type="string" calcext:value-type="string">
            <text:p>Physiologic genu valgum affects majority of children age 3-4 years; pathologic genu valgum less common; slight female predominance for physiologic variant</text:p>
          </table:table-cell>
          <table:table-cell table:style-name="ce5" office:value-type="string" calcext:value-type="string">
            <text:p>Knees touch when standing with ankles separated, intermalleolar distance measured with knees together, mechanical tibiofemoral angle measurement, typically painless unless pathologic</text:p>
          </table:table-cell>
          <table:table-cell table:style-name="ce5" office:value-type="string" calcext:value-type="string">
            <text:p>Physiologic: develops age 2-3 years, peaks age 3-4 years with valgus up to 12 degrees, spontaneous resolution by age 7-8 years; pathologic: progressive or persistent beyond age 8</text:p>
          </table:table-cell>
          <table:table-cell table:style-name="ce5" office:value-type="string" calcext:value-type="string">
            <text:p>Physiologic genu valgum, skeletal dysplasia, rickets, renal osteodystrophy, post-traumatic growth arrest, juvenile idiopathic arthritis, multiple epiphyseal dysplasia</text:p>
          </table:table-cell>
          <table:table-cell table:style-name="ce5" office:value-type="string" calcext:value-type="string">
            <text:p>Clinical examination with intermalleolar distance; standing anteroposterior full-length lower extremity radiographs measuring mechanical tibiofemoral angle and mechanical axis deviation; metabolic workup if pathologic suspected</text:p>
          </table:table-cell>
          <table:table-cell table:style-name="ce5" office:value-type="string" calcext:value-type="string">
            <text:p>Observation for physiologic variant; treatment of underlying condition for pathologic cases; guided growth with tension band plating or stapling for progressive deformity; corrective osteotomy for severe or skeletally mature patients</text:p>
          </table:table-cell>
          <table:table-cell table:style-name="ce9" office:value-type="string" calcext:value-type="string">
            <text:p>N</text:p>
          </table:table-cell>
          <table:table-cell table:style-name="ce10" office:value-type="string" calcext:value-type="string">
            <text:p><text:a xlink:href="https://orthoinfo.aaos.org/en/diseases--conditions/knock-knees-genu-valgum/" xlink:type="simple">https://orthoinfo.aaos.org/en/diseases--conditions/knock-knees-genu-valgum/</text:a></text:p>
          </table:table-cell>
          <table:table-cell table:style-name="ce9" table:number-columns-repeated="15"/>
          <table:table-cell table:number-columns-repeated="998"/>
        </table:table-row>
        <table:table-row table:style-name="ro39">
          <table:table-cell table:style-name="ce7" office:value-type="string" calcext:value-type="string">
            <text:p>Genu Varum (Bow Legs)</text:p>
          </table:table-cell>
          <table:table-cell table:style-name="ce5" office:value-type="string" calcext:value-type="string">
            <text:p>Infant or toddler with bowed legs and gap between knees when standing; physiologic in children under 18 months; "Blount disease" if pathologic</text:p>
          </table:table-cell>
          <table:table-cell table:style-name="ce5" office:value-type="string" calcext:value-type="string">
            <text:p>Physiologic developmental variant common in infants; pathologic causes include Blount disease with abnormal medial proximal tibial growth plate, rickets, skeletal dysplasia</text:p>
          </table:table-cell>
          <table:table-cell table:style-name="ce5" office:value-type="string" calcext:value-type="string">
            <text:p>Physiologic genu varum present in most infants; peaks before 18 months then improves; pathologic genu varum including infantile Blount disease more common in early walkers, African ancestry, obesity</text:p>
          </table:table-cell>
          <table:table-cell table:style-name="ce5" office:value-type="string" calcext:value-type="string">
            <text:p>Bowed appearance of legs, gap between knees when ankles together, metaphyseal-diaphyseal angle measured on radiographs, typically painless unless pathologic; Blount disease shows medial tibial plateau depression</text:p>
          </table:table-cell>
          <table:table-cell table:style-name="ce5" office:value-type="string" calcext:value-type="string">
            <text:p>Physiologic: present at birth, peaks by 18 months, spontaneous resolution by 24-30 months; pathologic: progressive beyond 24 months or worsening deformity</text:p>
          </table:table-cell>
          <table:table-cell table:style-name="ce5" office:value-type="string" calcext:value-type="string">
            <text:p>Physiologic genu varum, infantile Blount disease, rickets, achondroplasia, focal fibrocartilaginous dysplasia, metaphyseal chondrodysplasia, osteogenesis imperfecta</text:p>
          </table:table-cell>
          <table:table-cell table:style-name="ce5" office:value-type="string" calcext:value-type="string">
            <text:p>Clinical examination with intercondylar distance; standing anteroposterior radiographs measuring metaphyseal-diaphyseal angle and tibiofemoral angle; metabolic workup including alkaline phosphatase, vitamin D, parathyroid hormone if rickets suspected</text:p>
          </table:table-cell>
          <table:table-cell table:style-name="ce5" office:value-type="string" calcext:value-type="string">
            <text:p>Observation for physiologic variant; bracing controversial for early Blount disease; corrective osteotomy for progressive Blount disease or pathologic bowing; treatment of underlying metabolic condition</text:p>
          </table:table-cell>
          <table:table-cell table:style-name="ce9" office:value-type="string" calcext:value-type="string">
            <text:p>N</text:p>
          </table:table-cell>
          <table:table-cell table:style-name="ce10" office:value-type="string" calcext:value-type="string">
            <text:p><text:a xlink:href="https://orthoinfo.aaos.org/en/diseases--conditions/bow-legs-blounts-disease/" xlink:type="simple">https://orthoinfo.aaos.org/en/diseases--conditions/bow-legs-blounts-disease/</text:a></text:p>
          </table:table-cell>
          <table:table-cell table:style-name="ce9" table:number-columns-repeated="15"/>
          <table:table-cell table:number-columns-repeated="998"/>
        </table:table-row>
        <table:table-row table:style-name="ro14">
          <table:table-cell table:style-name="ce7" office:value-type="string" calcext:value-type="string">
            <text:p>Giant Cell Arteritis</text:p>
          </table:table-cell>
          <table:table-cell table:style-name="ce5" office:value-type="string" calcext:value-type="string">
            <text:p>Adult over 50 years with new-onset headache, jaw claudication, visual disturbances, scalp tenderness; markedly elevated erythrocyte sedimentation rate; "temporal arteritis"</text:p>
          </table:table-cell>
          <table:table-cell table:style-name="ce5" office:value-type="string" calcext:value-type="string">
            <text:p>Granulomatous vasculitis affecting medium and large arteries, particularly branches of external carotid (temporal, occipital arteries); immune-mediated inflammation with interleukin-6 elevation; can affect any medium or large artery including aorta</text:p>
          </table:table-cell>
          <table:table-cell table:style-name="ce5" office:value-type="string" calcext:value-type="string">
            <text:p>Most common vasculitis in adults over 50 years; peak incidence 70 to 75 years; female to male ratio 2 to 3 to 1; prevalence 0.5 to 0.7 percent in those over 50 years; associated with polymyalgia rheumatica in 16 to 21 percent</text:p>
          </table:table-cell>
          <table:table-cell table:style-name="ce5" office:value-type="string" calcext:value-type="string">
            <text:p>New-onset headache; jaw or tongue claudication; sudden visual loss or amaurosis fugax; scalp tenderness; temporal artery abnormalities (enlargement, loss of pulses, nodularity, tenderness); constitutional symptoms (fever, weight loss, fatigue); limb claudication; stroke or transient ischemic attack</text:p>
          </table:table-cell>
          <table:table-cell table:style-name="ce5" office:value-type="string" calcext:value-type="string">
            <text:p>Acute to subacute onset over days to weeks; permanent vision loss can occur within hours if untreated</text:p>
          </table:table-cell>
          <table:table-cell table:style-name="ce5" office:value-type="string" calcext:value-type="string">
            <text:p>Polymyalgia rheumatica, migraine, trigeminal neuralgia, temporomandibular disorders, dental conditions, other vasculitides, cerebrovascular accident, meningitis</text:p>
          </table:table-cell>
          <table:table-cell table:style-name="ce5" office:value-type="string" calcext:value-type="string">
            <text:p>Elevated erythrocyte sedimentation rate (typically 40 to 60 millimeters per hour or greater) or C-reactive protein (10 milligrams per liter or greater); temporal artery biopsy (highly specific); vascular imaging (ultrasound showing halo sign, magnetic resonance imaging, computed tomography, positron emission tomography); 2022 American College of Rheumatology and European Alliance of Associations for Rheumatology criteria require age 50 years or greater plus score 6 or greater</text:p>
          </table:table-cell>
          <table:table-cell table:style-name="ce5" office:value-type="string" calcext:value-type="string">
            <text:p>High-dose glucocorticoids (40 to 60 milligrams prednisone daily) immediately upon clinical suspicion; do not delay for biopsy; prolonged taper over 12 to 24 months; tocilizumab as glucocorticoid-sparing agent; temporal artery biopsy within 1 to 2 weeks of starting treatment</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giant-cell-arteritis" xlink:type="simple">https://www.uptodate.com/contents/clinical-manifestations-and-diagnosis-of-giant-cell-arteritis</text:a></text:p>
          </table:table-cell>
          <table:table-cell table:style-name="ce9" table:number-columns-repeated="15"/>
          <table:table-cell table:number-columns-repeated="998"/>
        </table:table-row>
        <table:table-row table:style-name="ro39">
          <table:table-cell table:style-name="ce7" office:value-type="string" calcext:value-type="string">
            <text:p>Giant Cell Tumor of Bone</text:p>
          </table:table-cell>
          <table:table-cell table:style-name="ce8" office:value-type="string" calcext:value-type="string">
            <text:p>Young adult with eccentric lytic lesion extending to subchondral bone at distal femur or proximal tibia; "soap bubble" appearance on radiograph</text:p>
          </table:table-cell>
          <table:table-cell table:style-name="ce8" office:value-type="string" calcext:value-type="string">
            <text:p>Benign but locally aggressive tumor composed of multinucleated giant cells and mononuclear stromal cells; RANK-RANKL pathway activation drives osteoclast-like giant cell formation; H3F3A mutations in 90%</text:p>
          </table:table-cell>
          <table:table-cell table:style-name="ce8" office:value-type="string" calcext:value-type="string">
            <text:p>Accounts for 5% of primary bone tumors; peak age 20-40 years; slight female predominance; 50% occur around knee; rare before physeal closure</text:p>
          </table:table-cell>
          <table:table-cell table:style-name="ce8" office:value-type="string" calcext:value-type="string">
            <text:p>Pain and swelling at affected joint, pathologic fracture in 10-30%, restricted range of motion; eccentric epiphyseal location extending to articular surface after skeletal maturity</text:p>
          </table:table-cell>
          <table:table-cell table:style-name="ce8" office:value-type="string" calcext:value-type="string">
            <text:p>Gradual onset over months; locally aggressive with bone destruction; 1-2% metastasize to lungs despite benign histology; 5-10% local recurrence after curettage</text:p>
          </table:table-cell>
          <table:table-cell table:style-name="ce5" office:value-type="string" calcext:value-type="string">
            <text:p>Aneurysmal bone cyst, chondroblastoma, osteosarcoma, brown tumor of hyperparathyroidism, telangiectatic osteosarcoma</text:p>
          </table:table-cell>
          <table:table-cell table:style-name="ce5" office:value-type="string" calcext:value-type="string">
            <text:p>Radiographs show eccentric lytic lesion in epiphysis extending to subchondral bone without sclerotic rim; magnetic resonance imaging for surgical planning; computed tomography chest to exclude pulmonary metastases; biopsy confirms diagnosis</text:p>
          </table:table-cell>
          <table:table-cell table:style-name="ce5" office:value-type="string" calcext:value-type="string">
            <text:p>Intralesional curettage with local adjuvants including phenol, liquid nitrogen, or argon beam; bone grafting or cement reconstruction; en bloc resection for expendable bones or recurrent tumors; denosumab for unresectable or metastatic disease</text:p>
          </table:table-cell>
          <table:table-cell table:style-name="ce9" office:value-type="string" calcext:value-type="string">
            <text:p>N</text:p>
          </table:table-cell>
          <table:table-cell table:style-name="ce10" office:value-type="string" calcext:value-type="string">
            <text:p><text:a xlink:href="https://orthoinfo.aaos.org/en/diseases--conditions/giant-cell-tumor-of-bone/" xlink:type="simple">https://orthoinfo.aaos.org/en/diseases--conditions/giant-cell-tumor-of-bone/</text:a></text:p>
          </table:table-cell>
          <table:table-cell table:style-name="ce9" table:number-columns-repeated="15"/>
          <table:table-cell table:number-columns-repeated="998"/>
        </table:table-row>
        <table:table-row table:style-name="ro37">
          <table:table-cell table:style-name="ce7" office:value-type="string" calcext:value-type="string">
            <text:p>Glenohumeral Dislocation</text:p>
          </table:table-cell>
          <table:table-cell table:style-name="ce5" office:value-type="string" calcext:value-type="string">
            <text:p>Young adult with shoulder pain after trauma; arm held in abduction and external rotation; "squared-off" shoulder contour; anterior dislocation in 95%</text:p>
          </table:table-cell>
          <table:table-cell table:style-name="ce5" office:value-type="string" calcext:value-type="string">
            <text:p>Humeral head displacement from glenoid fossa; anterior dislocation from abduction, extension, external rotation force; posterior from axial load on adducted, internally rotated arm or seizure; associated injuries include Bankart lesion, Hill-Sachs lesion, rotator cuff tear, axillary nerve injury</text:p>
          </table:table-cell>
          <table:table-cell table:style-name="ce5" office:value-type="string" calcext:value-type="string">
            <text:p>Accounts for 50% of all joint dislocations; incidence 23.9 per 100,000 person-years; male predominance; peak age 20-30 years; 95% anterior, 2-4% posterior, less than 1% inferior</text:p>
          </table:table-cell>
          <table:table-cell table:style-name="ce5" office:value-type="string" calcext:value-type="string">
            <text:p>Severe shoulder pain, inability to move arm, visible deformity with loss of normal shoulder contour, arm held in characteristic position; anterior: abduction and external rotation; posterior: adduction and internal rotation; assess axillary nerve function</text:p>
          </table:table-cell>
          <table:table-cell table:style-name="ce5" office:value-type="string" calcext:value-type="string">
            <text:p>Acute onset following trauma; high recurrence risk especially in young patients; first-time dislocation recurrence rate 70-90% in patients under 20 years</text:p>
          </table:table-cell>
          <table:table-cell table:style-name="ce5" office:value-type="string" calcext:value-type="string">
            <text:p>Shoulder fracture, acromioclavicular separation, rotator cuff tear, proximal humerus fracture-dislocation</text:p>
          </table:table-cell>
          <table:table-cell table:style-name="ce5" office:value-type="string" calcext:value-type="string">
            <text:p>Anteroposterior, scapular Y, and axillary radiographic views before and after reduction; computed tomography or magnetic resonance imaging for associated fractures, labral tears, rotator cuff injury; assess neurovascular status especially axillary nerve</text:p>
          </table:table-cell>
          <table:table-cell table:style-name="ce5" office:value-type="string" calcext:value-type="string">
            <text:p>Closed reduction with adequate analgesia and muscle relaxation; immobilization in sling for 2-4 weeks; physical therapy; surgical stabilization for recurrent dislocations, young athletes, significant bone loss, or associated rotator cuff tear</text:p>
          </table:table-cell>
          <table:table-cell table:style-name="ce9" office:value-type="string" calcext:value-type="string">
            <text:p>Y</text:p>
          </table:table-cell>
          <table:table-cell table:style-name="ce10" office:value-type="string" calcext:value-type="string">
            <text:p><text:a xlink:href="https://orthoinfo.aaos.org/en/diseases--conditions/shoulder-dislocation/" xlink:type="simple">https://orthoinfo.aaos.org/en/diseases--conditions/shoulder-dislocation/</text:a></text:p>
          </table:table-cell>
          <table:table-cell table:style-name="ce9" table:number-columns-repeated="15"/>
          <table:table-cell table:number-columns-repeated="998"/>
        </table:table-row>
        <table:table-row table:style-name="ro37">
          <table:table-cell table:style-name="ce7" office:value-type="string" calcext:value-type="string">
            <text:p>Glycogen Storage Disease Type I (Von Gierke Disease)</text:p>
          </table:table-cell>
          <table:table-cell table:style-name="ce5" office:value-type="string" calcext:value-type="string">
            <text:p>Infant with severe fasting hypoglycemia, hepatomegaly, lactic acidosis, hyperuricemia, and hyperlipidemia; "doll-like" facies with fat cheeks</text:p>
          </table:table-cell>
          <table:table-cell table:style-name="ce5" office:value-type="string" calcext:value-type="string">
            <text:p>Deficiency of glucose-6-phosphatase enzyme preventing final step of gluconeogenesis and glycogenolysis; causes severe fasting hypoglycemia, lactic acidosis, and glycogen accumulation in liver and kidneys</text:p>
          </table:table-cell>
          <table:table-cell table:style-name="ce5" office:value-type="string" calcext:value-type="string">
            <text:p>Most common glycogen storage disease affecting gluconeogenesis; incidence 1 in 100,000 live births; autosomal recessive inheritance; type Ia accounts for 80% with G6PC mutations, type Ib 20% with G6PT mutations</text:p>
          </table:table-cell>
          <table:table-cell table:style-name="ce5" office:value-type="string" calcext:value-type="string">
            <text:p>Severe fasting hypoglycemia within 3-4 hours, massive hepatomegaly, growth retardation, doll-like facies with fat cheeks, protuberant abdomen, delayed puberty, lactic acidosis, hyperuricemia, hyperlipidemia, recurrent infections in type Ib</text:p>
          </table:table-cell>
          <table:table-cell table:style-name="ce5" office:value-type="string" calcext:value-type="string">
            <text:p>Presents in infancy with hypoglycemia and hepatomegaly; lifelong condition requiring continuous dietary management; complications include hepatic adenomas, gout, chronic kidney disease, osteoporosis</text:p>
          </table:table-cell>
          <table:table-cell table:style-name="ce5" office:value-type="string" calcext:value-type="string">
            <text:p>Other glycogen storage diseases, hereditary fructose intolerance, fatty acid oxidation disorders, organic acidemias</text:p>
          </table:table-cell>
          <table:table-cell table:style-name="ce5" office:value-type="string" calcext:value-type="string">
            <text:p>Hypoglycemia with inappropriately low ketones, elevated lactate, hyperuricemia, hypertriglyceridemia, elevated transaminases; genetic testing for G6PC or G6PT mutations; liver biopsy shows glycogen accumulation but rarely needed</text:p>
          </table:table-cell>
          <table:table-cell table:style-name="ce5" office:value-type="string" calcext:value-type="string">
            <text:p>Frequent feeding with cornstarch to prevent hypoglycemia; continuous overnight gastric drip feeding in infants; avoid fructose and galactose; allopurinol for hyperuricemia; lipid-lowering agents; surveillance for hepatic adenomas with imaging</text:p>
          </table:table-cell>
          <table:table-cell table:style-name="ce9" office:value-type="string" calcext:value-type="string">
            <text:p>N</text:p>
          </table:table-cell>
          <table:table-cell table:style-name="ce10" office:value-type="string" calcext:value-type="string">
            <text:p><text:a xlink:href="https://www.ncbi.nlm.nih.gov/books/NBK1312/" xlink:type="simple">https://www.ncbi.nlm.nih.gov/books/NBK1312/</text:a></text:p>
          </table:table-cell>
          <table:table-cell table:style-name="ce9" table:number-columns-repeated="15"/>
          <table:table-cell table:number-columns-repeated="998"/>
        </table:table-row>
        <table:table-row table:style-name="ro37">
          <table:table-cell table:style-name="ce7" office:value-type="string" calcext:value-type="string">
            <text:p>Glycogen Storage Disease Type II (Pompe Disease)</text:p>
          </table:table-cell>
          <table:table-cell table:style-name="ce5" office:value-type="string" calcext:value-type="string">
            <text:p>Infant with hypotonia, cardiomegaly, macroglossia, and respiratory distress; "floppy baby" with massive cardiomegaly on chest radiograph</text:p>
          </table:table-cell>
          <table:table-cell table:style-name="ce5" office:value-type="string" calcext:value-type="string">
            <text:p>Deficiency of acid alpha-glucosidase enzyme causing lysosomal glycogen accumulation in all tissues, particularly cardiac and skeletal muscle; autosomal recessive GAA gene mutations</text:p>
          </table:table-cell>
          <table:table-cell table:style-name="ce5" office:value-type="string" calcext:value-type="string">
            <text:p>Incidence 1 in 40,000 live births for infantile form; late-onset form more common; autosomal recessive inheritance; higher prevalence in African American and Chinese populations</text:p>
          </table:table-cell>
          <table:table-cell table:style-name="ce5" office:value-type="string" calcext:value-type="string">
            <text:p>Infantile form: hypotonia, feeding difficulties, failure to thrive, macroglossia, massive cardiomegaly, hepatomegaly, respiratory distress, death by age 2 years without treatment; late-onset: progressive proximal muscle weakness, respiratory insufficiency, no cardiac involvement</text:p>
          </table:table-cell>
          <table:table-cell table:style-name="ce5" office:value-type="string" calcext:value-type="string">
            <text:p>Infantile form presents first few months of life with rapid progression; late-onset presents childhood to adulthood with slow progression over years to decades</text:p>
          </table:table-cell>
          <table:table-cell table:style-name="ce5" office:value-type="string" calcext:value-type="string">
            <text:p>Spinal muscular atrophy, congenital myopathies, mitochondrial disorders, other glycogen storage diseases, endocardial fibroelastosis, dilated cardiomyopathy</text:p>
          </table:table-cell>
          <table:table-cell table:style-name="ce5" office:value-type="string" calcext:value-type="string">
            <text:p>Elevated creatine kinase; markedly elevated urine glucose tetrasaccharide; low or absent acid alpha-glucosidase activity in dried blood spot or fibroblasts; genetic testing for GAA mutations; electromyography shows myopathic pattern with myotonic discharges; muscle biopsy shows vacuolar myopathy</text:p>
          </table:table-cell>
          <table:table-cell table:style-name="ce5" office:value-type="string" calcext:value-type="string">
            <text:p>Enzyme replacement therapy with alglucosidase alfa improves survival and cardiac function in infantile form; supportive care including respiratory support, physical therapy, nutritional support; newborn screening implemented in many states</text:p>
          </table:table-cell>
          <table:table-cell table:style-name="ce9" office:value-type="string" calcext:value-type="string">
            <text:p>Y</text:p>
          </table:table-cell>
          <table:table-cell table:style-name="ce10" office:value-type="string" calcext:value-type="string">
            <text:p><text:a xlink:href="https://www.ncbi.nlm.nih.gov/books/NBK1261/" xlink:type="simple">https://www.ncbi.nlm.nih.gov/books/NBK1261/</text:a></text:p>
          </table:table-cell>
          <table:table-cell table:style-name="ce9" table:number-columns-repeated="15"/>
          <table:table-cell table:number-columns-repeated="998"/>
        </table:table-row>
        <table:table-row table:style-name="ro39">
          <table:table-cell table:style-name="ce7" office:value-type="string" calcext:value-type="string">
            <text:p>Glycogen Storage Disease Type III (Cori Disease)</text:p>
          </table:table-cell>
          <table:table-cell table:style-name="ce5" office:value-type="string" calcext:value-type="string">
            <text:p>Child with hepatomegaly, growth retardation, and fasting hypoglycemia milder than Von Gierke disease; normal lactate and uric acid</text:p>
          </table:table-cell>
          <table:table-cell table:style-name="ce5" office:value-type="string" calcext:value-type="string">
            <text:p>Deficiency of glycogen debranching enzyme causing accumulation of abnormal glycogen with short outer branches; affects liver and muscle in type IIIa, liver only in type IIIb; autosomal recessive AGL gene mutations</text:p>
          </table:table-cell>
          <table:table-cell table:style-name="ce5" office:value-type="string" calcext:value-type="string">
            <text:p>Third most common glycogen storage disease; incidence 1 in 100,000 live births; autosomal recessive inheritance; type IIIa accounts for 85%, type IIIb 15%</text:p>
          </table:table-cell>
          <table:table-cell table:style-name="ce5" office:value-type="string" calcext:value-type="string">
            <text:p>Hepatomegaly, growth retardation, fasting hypoglycemia less severe than type I, hyperlipidemia, elevated transaminases; progressive myopathy and cardiomyopathy in type IIIa; hepatomegaly often improves after puberty</text:p>
          </table:table-cell>
          <table:table-cell table:style-name="ce5" office:value-type="string" calcext:value-type="string">
            <text:p>Presents in infancy or early childhood; hepatomegaly often improves after puberty as gluconeogenesis matures; progressive muscle weakness and cardiomyopathy develop in adulthood in type IIIa</text:p>
          </table:table-cell>
          <table:table-cell table:style-name="ce5" office:value-type="string" calcext:value-type="string">
            <text:p>Glycogen storage disease types I, VI, IX, fatty acid oxidation disorders, other causes of hepatomegaly</text:p>
          </table:table-cell>
          <table:table-cell table:style-name="ce5" office:value-type="string" calcext:value-type="string">
            <text:p>Fasting hypoglycemia with elevated ketones, normal lactate and uric acid, hyperlipidemia, elevated creatine kinase in type IIIa; genetic testing for AGL mutations; liver biopsy shows glycogen with short outer branches; enzyme assay in liver, muscle, or fibroblasts</text:p>
          </table:table-cell>
          <table:table-cell table:style-name="ce5" office:value-type="string" calcext:value-type="string">
            <text:p>Frequent high-protein meals, cornstarch supplementation to prevent hypoglycemia; high-protein diet may benefit muscle disease; cardiac monitoring for cardiomyopathy; liver transplantation rarely needed for hepatic complications</text:p>
          </table:table-cell>
          <table:table-cell table:style-name="ce9" office:value-type="string" calcext:value-type="string">
            <text:p>N</text:p>
          </table:table-cell>
          <table:table-cell table:style-name="ce10" office:value-type="string" calcext:value-type="string">
            <text:p><text:a xlink:href="https://www.ncbi.nlm.nih.gov/books/NBK1116/" xlink:type="simple">https://www.ncbi.nlm.nih.gov/books/NBK1116/</text:a></text:p>
          </table:table-cell>
          <table:table-cell table:style-name="ce9" table:number-columns-repeated="15"/>
          <table:table-cell table:number-columns-repeated="998"/>
        </table:table-row>
        <table:table-row table:style-name="ro6">
          <table:table-cell table:style-name="ce7" office:value-type="string" calcext:value-type="string">
            <text:p>Glycogen Storage Disease Type V (McArdle Disease)</text:p>
          </table:table-cell>
          <table:table-cell table:style-name="ce5" office:value-type="string" calcext:value-type="string">
            <text:p>Adolescent or young adult with exercise intolerance, muscle cramps, myoglobinuria after intense exercise; "second wind" phenomenon with improved exercise tolerance after brief rest</text:p>
          </table:table-cell>
          <table:table-cell table:style-name="ce5" office:value-type="string" calcext:value-type="string">
            <text:p>Deficiency of muscle glycogen phosphorylase enzyme preventing glycogen breakdown in skeletal muscle; autosomal recessive PYGM gene mutations; muscle cannot utilize glycogen for energy during exercise</text:p>
          </table:table-cell>
          <table:table-cell table:style-name="ce5" office:value-type="string" calcext:value-type="string">
            <text:p>Most common glycogen storage disease affecting muscle; prevalence 1 in 100,000; autosomal recessive inheritance; presents adolescence to early adulthood</text:p>
          </table:table-cell>
          <table:table-cell table:style-name="ce5" office:value-type="string" calcext:value-type="string">
            <text:p>Exercise intolerance, muscle cramps and pain with strenuous activity, myoglobinuria after intense exercise, second wind phenomenon with improved tolerance after brief rest, fixed weakness in some patients, elevated creatine kinase at baseline</text:p>
          </table:table-cell>
          <table:table-cell table:style-name="ce5" office:value-type="string" calcext:value-type="string">
            <text:p>Symptoms typically begin adolescence or early adulthood; lifelong condition; acute rhabdomyolysis risk with intense exercise; some develop fixed proximal weakness in later life</text:p>
          </table:table-cell>
          <table:table-cell table:style-name="ce5" office:value-type="string" calcext:value-type="string">
            <text:p>Other metabolic myopathies, mitochondrial disorders, muscular dystrophies, inflammatory myopathies, malignant hyperthermia</text:p>
          </table:table-cell>
          <table:table-cell table:style-name="ce5" office:value-type="string" calcext:value-type="string">
            <text:p>Elevated creatine kinase at baseline, further elevated after exercise; myoglobinuria with intense exercise; ischemic forearm exercise test shows no rise in lactate with flat venous lactate curve; genetic testing for PYGM mutations; muscle biopsy shows subsarcolemmal glycogen accumulation, absent phosphorylase staining</text:p>
          </table:table-cell>
          <table:table-cell table:style-name="ce5" office:value-type="string" calcext:value-type="string">
            <text:p>Avoid intense isometric exercise; moderate aerobic exercise beneficial; oral sucrose before exercise may help; high-protein diet; creatine supplementation may improve exercise capacity; no specific enzyme replacement therapy available</text:p>
          </table:table-cell>
          <table:table-cell table:style-name="ce9" office:value-type="string" calcext:value-type="string">
            <text:p>N</text:p>
          </table:table-cell>
          <table:table-cell table:style-name="ce10" office:value-type="string" calcext:value-type="string">
            <text:p><text:a xlink:href="https://www.ncbi.nlm.nih.gov/books/NBK1344/" xlink:type="simple">https://www.ncbi.nlm.nih.gov/books/NBK1344/</text:a></text:p>
          </table:table-cell>
          <table:table-cell table:style-name="ce9" table:number-columns-repeated="15"/>
          <table:table-cell table:number-columns-repeated="998"/>
        </table:table-row>
        <table:table-row table:style-name="ro37">
          <table:table-cell table:style-name="ce7" office:value-type="string" calcext:value-type="string">
            <text:p>Gout</text:p>
          </table:table-cell>
          <table:table-cell table:style-name="ce5" office:value-type="string" calcext:value-type="string">
            <text:p>Middle-aged man with sudden onset severe pain, erythema, and swelling of first metatarsophalangeal joint; "podagra"; history of hyperuricemia</text:p>
          </table:table-cell>
          <table:table-cell table:style-name="ce5" office:value-type="string" calcext:value-type="string">
            <text:p>Monosodium urate crystal deposition in joints and soft tissues from chronic hyperuricemia; crystals trigger innate immune response via NLRP3 inflammasome activation causing acute inflammatory arthritis</text:p>
          </table:table-cell>
          <table:table-cell table:style-name="ce5" office:value-type="string" calcext:value-type="string">
            <text:p>Prevalence 3.9% in United States adults; male predominance 3-4:1; increases with age; risk factors include hyperuricemia, obesity, alcohol, high-purine diet, diuretics, chronic kidney disease</text:p>
          </table:table-cell>
          <table:table-cell table:style-name="ce5" office:value-type="string" calcext:value-type="string">
            <text:p>Acute monosodium urate crystal arthritis with severe pain, erythema, warmth, swelling; first metatarsophalangeal joint in 50% of initial attacks; podagra; polyarticular in 10-20%; chronic tophaceous gout with subcutaneous deposits; kidney stones</text:p>
          </table:table-cell>
          <table:table-cell table:style-name="ce5" office:value-type="string" calcext:value-type="string">
            <text:p>Acute flares last days to weeks without treatment; intercritical periods asymptomatic; chronic tophaceous gout develops after years of recurrent flares without urate-lowering therapy</text:p>
          </table:table-cell>
          <table:table-cell table:style-name="ce5" office:value-type="string" calcext:value-type="string">
            <text:p>Pseudogout, septic arthritis, cellulitis, trauma, osteoarthritis, rheumatoid arthritis, reactive arthritis, psoriatic arthritis</text:p>
          </table:table-cell>
          <table:table-cell table:style-name="ce5" office:value-type="string" calcext:value-type="string">
            <text:p>Synovial fluid analysis showing negatively birefringent needle-shaped monosodium urate crystals; synovial fluid white blood cell count typically 2,000-100,000 per microliter; serum uric acid often elevated but may be normal during acute flare; dual-energy computed tomography or ultrasound shows urate deposits</text:p>
          </table:table-cell>
          <table:table-cell table:style-name="ce5" office:value-type="string" calcext:value-type="string">
            <text:p>Acute flare: nonsteroidal anti-inflammatory drugs, colchicine, or glucocorticoids; urate-lowering therapy with allopurinol or febuxostat for recurrent flares, tophi, chronic kidney disease, or urolithiasis; target serum uric acid less than 6 milligrams per deciliter</text:p>
          </table:table-cell>
          <table:table-cell table:style-name="ce9" office:value-type="string" calcext:value-type="string">
            <text:p>N</text:p>
          </table:table-cell>
          <table:table-cell table:style-name="ce10" office:value-type="string" calcext:value-type="string">
            <text:p><text:a xlink:href="https://www.rheumatology.org/patients/gout" xlink:type="simple">https://www.rheumatology.org/patients/gout</text:a></text:p>
          </table:table-cell>
          <table:table-cell table:style-name="ce9" table:number-columns-repeated="15"/>
          <table:table-cell table:number-columns-repeated="998"/>
        </table:table-row>
        <table:table-row table:style-name="ro37">
          <table:table-cell table:style-name="ce7" office:value-type="string" calcext:value-type="string">
            <text:p>Greater Trochanteric Pain Syndrome (Trochanteric Bursitis)</text:p>
          </table:table-cell>
          <table:table-cell table:style-name="ce5" office:value-type="string" calcext:value-type="string">
            <text:p>Middle-aged woman with lateral hip pain worse with lying on affected side, climbing stairs, or prolonged standing; tenderness over greater trochanter; Trendelenburg gait</text:p>
          </table:table-cell>
          <table:table-cell table:style-name="ce5" office:value-type="string" calcext:value-type="string">
            <text:p>Encompasses gluteus medius and minimus tendinopathy or tears, trochanteric bursitis, iliotibial band friction, external snapping hip; not primarily bursitis; degenerative tendon changes with failed healing response</text:p>
          </table:table-cell>
          <table:table-cell table:style-name="ce5" office:value-type="string" calcext:value-type="string">
            <text:p>Affects 10 to 25 percent of general population; female to male ratio 4 to 1; peak incidence 40 to 60 years; risk factors include obesity, leg length discrepancy, lumbar spine disease</text:p>
          </table:table-cell>
          <table:table-cell table:style-name="ce5" office:value-type="string" calcext:value-type="string">
            <text:p>Lateral hip pain; pain worse with lying on affected side or climbing stairs; tenderness over greater trochanter; positive resisted external rotation test; Trendelenburg gait or positive Trendelenburg test; pain with flexion abduction external rotation test</text:p>
          </table:table-cell>
          <table:table-cell table:style-name="ce5" office:value-type="string" calcext:value-type="string">
            <text:p>Insidious onset over weeks to months; chronic course</text:p>
          </table:table-cell>
          <table:table-cell table:style-name="ce5" office:value-type="string" calcext:value-type="string">
            <text:p>Hip osteoarthritis, lumbar radiculopathy, iliotibial band syndrome, stress fracture, avascular necrosis, referred pain from spine</text:p>
          </table:table-cell>
          <table:table-cell table:style-name="ce5" office:value-type="string" calcext:value-type="string">
            <text:p>Clinical diagnosis: lateral hip pain, tenderness over greater trochanter, pain with flexion abduction external rotation test; ultrasound or magnetic resonance imaging to evaluate for gluteus medius tears if not responding to conservative therapy</text:p>
          </table:table-cell>
          <table:table-cell table:style-name="ce5" office:value-type="string" calcext:value-type="string">
            <text:p>Activity modification; physical therapy with hip abductor strengthening; nonsteroidal anti-inflammatory drugs; trochanteric bursa corticosteroid injection; extracorporeal shockwave therapy; surgical repair for full-thickness gluteus medius tears</text:p>
          </table:table-cell>
          <table:table-cell table:style-name="ce9" office:value-type="string" calcext:value-type="string">
            <text:p>N</text:p>
          </table:table-cell>
          <table:table-cell table:style-name="ce10" office:value-type="string" calcext:value-type="string">
            <text:p><text:a xlink:href="https://www.uptodate.com/contents/greater-trochanteric-pain-syndrome" xlink:type="simple">https://www.uptodate.com/contents/greater-trochanteric-pain-syndrome</text:a></text:p>
          </table:table-cell>
          <table:table-cell table:style-name="ce9" table:number-columns-repeated="15"/>
          <table:table-cell table:number-columns-repeated="998"/>
        </table:table-row>
        <table:table-row table:style-name="ro39">
          <table:table-cell table:style-name="ce7" office:value-type="string" calcext:value-type="string">
            <text:p>Guyon Canal Syndrome</text:p>
          </table:table-cell>
          <table:table-cell table:style-name="ce5" office:value-type="string" calcext:value-type="string">
            <text:p>Adult with numbness in ring and small fingers, weakness of hand intrinsic muscles, and history of repetitive wrist trauma or ganglion cyst; spares dorsal hand sensation</text:p>
          </table:table-cell>
          <table:table-cell table:style-name="ce5" office:value-type="string" calcext:value-type="string">
            <text:p>Compression of ulnar nerve at wrist as it passes through Guyon canal; causes include ganglion cyst, trauma, repetitive compression, anatomic variants, fractures</text:p>
          </table:table-cell>
          <table:table-cell table:style-name="ce5" office:value-type="string" calcext:value-type="string">
            <text:p>Rare compressive neuropathy; most common in males, office workers, and those with repetitive wrist activities; ganglion cyst most common cause in surgical series</text:p>
          </table:table-cell>
          <table:table-cell table:style-name="ce5" office:value-type="string" calcext:value-type="string">
            <text:p>Zone I: motor and sensory deficits with weakness of all ulnar-innervated hand muscles and numbness in ulnar distribution; Zone II: isolated motor deficits with claw hand deformity; Zone III: isolated sensory deficits; dorsal hand sensation preserved</text:p>
          </table:table-cell>
          <table:table-cell table:style-name="ce5" office:value-type="string" calcext:value-type="string">
            <text:p>Gradual onset over weeks to months; symptoms may progress with continued compression</text:p>
          </table:table-cell>
          <table:table-cell table:style-name="ce5" office:value-type="string" calcext:value-type="string">
            <text:p>Cubital tunnel syndrome, C8 radiculopathy, thoracic outlet syndrome, carpal tunnel syndrome, ulnar nerve compression at other sites</text:p>
          </table:table-cell>
          <table:table-cell table:style-name="ce5" office:value-type="string" calcext:value-type="string">
            <text:p>Clinical diagnosis with zone-specific pattern; nerve conduction studies show slowing across wrist; ultrasonography or magnetic resonance imaging identifies space-occupying lesions like ganglion cyst</text:p>
          </table:table-cell>
          <table:table-cell table:style-name="ce5" office:value-type="string" calcext:value-type="string">
            <text:p>Conservative: activity modification, splinting; surgical: decompression of Guyon canal with excision of space-occupying lesions; early decompression improves recovery</text:p>
          </table:table-cell>
          <table:table-cell table:style-name="ce9" office:value-type="string" calcext:value-type="string">
            <text:p>N</text:p>
          </table:table-cell>
          <table:table-cell table:style-name="ce10" office:value-type="string" calcext:value-type="string">
            <text:p><text:a xlink:href="https://www.assh.org/handcare/condition/ulnar-tunnel-syndrome" xlink:type="simple">https://www.assh.org/handcare/condition/ulnar-tunnel-syndrome</text:a></text:p>
          </table:table-cell>
          <table:table-cell table:style-name="ce9" table:number-columns-repeated="15"/>
          <table:table-cell table:number-columns-repeated="998"/>
        </table:table-row>
        <table:table-row table:style-name="ro37">
          <table:table-cell table:style-name="ce7" office:value-type="string" calcext:value-type="string">
            <text:p>Hallux Valgus (Bunion)</text:p>
          </table:table-cell>
          <table:table-cell table:style-name="ce5" office:value-type="string" calcext:value-type="string">
            <text:p>Middle-aged woman with painful medial prominence at first metatarsophalangeal joint; difficulty with shoe wear; progressive lateral deviation of great toe; "bunion deformity"</text:p>
          </table:table-cell>
          <table:table-cell table:style-name="ce5" office:value-type="string" calcext:value-type="string">
            <text:p>Lateral deviation of hallux with medial deviation of first metatarsal; multifactorial etiology including genetic predisposition, improper footwear, biomechanical factors; pronation deformity from first tarsometatarsal joint rotation; progressive subluxation of first metatarsophalangeal joint</text:p>
          </table:table-cell>
          <table:table-cell table:style-name="ce5" office:value-type="string" calcext:value-type="string">
            <text:p>Affects up to 23 percent of adults aged 18 to 65 years and 36 percent over 65 years; female to male ratio greater than 4 to 1; bilateral in majority of cases</text:p>
          </table:table-cell>
          <table:table-cell table:style-name="ce5" office:value-type="string" calcext:value-type="string">
            <text:p>Medial prominence (bunion) at first metatarsophalangeal joint; lateral deviation of great toe; pain with shoe wear; callus formation; limited range of motion; pronation of hallux; overlapping second toe in severe cases</text:p>
          </table:table-cell>
          <table:table-cell table:style-name="ce5" office:value-type="string" calcext:value-type="string">
            <text:p>Chronic progressive over years; worsens without intervention</text:p>
          </table:table-cell>
          <table:table-cell table:style-name="ce5" office:value-type="string" calcext:value-type="string">
            <text:p>Gout, rheumatoid arthritis, sesamoiditis, first metatarsophalangeal joint arthritis, stress fracture</text:p>
          </table:table-cell>
          <table:table-cell table:style-name="ce5" office:value-type="string" calcext:value-type="string">
            <text:p>Weightbearing radiographs: hallux valgus angle (normal less than 15 degrees), first-second intermetatarsal angle (normal less than 9 degrees), proximal articular set angle; assess joint congruity and degenerative changes</text:p>
          </table:table-cell>
          <table:table-cell table:style-name="ce5" office:value-type="string" calcext:value-type="string">
            <text:p>Conservative: wide toe-box shoes, padding, orthotics, nonsteroidal anti-inflammatory drugs; Surgical: various osteotomies (distal, proximal, or combined) based on deformity severity; arthrodesis for severe arthritis</text:p>
          </table:table-cell>
          <table:table-cell table:style-name="ce9" office:value-type="string" calcext:value-type="string">
            <text:p>N</text:p>
          </table:table-cell>
          <table:table-cell table:style-name="ce10" office:value-type="string" calcext:value-type="string">
            <text:p><text:a xlink:href="https://www.uptodate.com/contents/hallux-valgus" xlink:type="simple">https://www.uptodate.com/contents/hallux-valgus</text:a></text:p>
          </table:table-cell>
          <table:table-cell table:style-name="ce9" table:number-columns-repeated="15"/>
          <table:table-cell table:number-columns-repeated="998"/>
        </table:table-row>
        <table:table-row table:style-name="ro6">
          <table:table-cell table:style-name="ce7" office:value-type="string" calcext:value-type="string">
            <text:p>Herniated Nucleus Pulposus</text:p>
          </table:table-cell>
          <table:table-cell table:style-name="ce5" office:value-type="string" calcext:value-type="string">
            <text:p>Adult with acute low back pain radiating down leg; pain worse with sitting, coughing, sneezing; positive straight leg raise; dermatomal sensory loss and weakness</text:p>
          </table:table-cell>
          <table:table-cell table:style-name="ce5" office:value-type="string" calcext:value-type="string">
            <text:p>Degenerative changes or external forces cause annular tear with nucleus pulposus extrusion; herniated material compresses nerve root or dura mater; L4-L5 and L5-S1 most common levels</text:p>
          </table:table-cell>
          <table:table-cell table:style-name="ce5" office:value-type="string" calcext:value-type="string">
            <text:p>Common cause of radicular pain; affects adults; peak incidence 30 to 50 years; male predominance</text:p>
          </table:table-cell>
          <table:table-cell table:style-name="ce5" office:value-type="string" calcext:value-type="string">
            <text:p>Low back pain radiating down leg in dermatomal distribution; pain worse with sitting, Valsalva, forward flexion; positive straight leg raise; dermatomal sensory loss; motor weakness; diminished reflexes; cauda equina syndrome rare but emergent</text:p>
          </table:table-cell>
          <table:table-cell table:style-name="ce5" office:value-type="string" calcext:value-type="string">
            <text:p>Acute onset over hours to days; may have chronic course with exacerbations</text:p>
          </table:table-cell>
          <table:table-cell table:style-name="ce5" office:value-type="string" calcext:value-type="string">
            <text:p>Lumbar radiculopathy from other causes, spinal stenosis, piriformis syndrome, peripheral neuropathy, cauda equina syndrome, tumor, infection</text:p>
          </table:table-cell>
          <table:table-cell table:style-name="ce5" office:value-type="string" calcext:value-type="string">
            <text:p>Magnetic resonance imaging or computed tomography shows herniated disc material; protrusion (base wider than herniation), extrusion (herniation wider than base), sequestration (fragment separated from disc); imaging not needed if improving with conservative treatment</text:p>
          </table:table-cell>
          <table:table-cell table:style-name="ce5" office:value-type="string" calcext:value-type="string">
            <text:p>Conservative management for 4 to 6 weeks: activity modification, nonsteroidal anti-inflammatory drugs, physical therapy, epidural steroid injections; Surgery (discectomy) for cauda equina syndrome, progressive neurological deficit, or refractory pain after 6 weeks conservative treatment</text:p>
          </table:table-cell>
          <table:table-cell table:style-name="ce9" office:value-type="string" calcext:value-type="string">
            <text:p>Y</text:p>
          </table:table-cell>
          <table:table-cell table:style-name="ce10" office:value-type="string" calcext:value-type="string">
            <text:p><text:a xlink:href="https://www.uptodate.com/contents/lumbar-herniated-intervertebral-disk-clinical-manifestations-and-diagnosis" xlink:type="simple">https://www.uptodate.com/contents/lumbar-herniated-intervertebral-disk-clinical-manifestations-and-diagnosis</text:a></text:p>
          </table:table-cell>
          <table:table-cell table:style-name="ce9" table:number-columns-repeated="15"/>
          <table:table-cell table:number-columns-repeated="998"/>
        </table:table-row>
        <table:table-row table:style-name="ro37">
          <table:table-cell table:style-name="ce7" office:value-type="string" calcext:value-type="string">
            <text:p>Heterotopic Ossification</text:p>
          </table:table-cell>
          <table:table-cell table:style-name="ce5" office:value-type="string" calcext:value-type="string">
            <text:p>Patient with decreased range of motion and palpable mass after hip arthroplasty, traumatic brain injury, spinal cord injury, or severe burn; ectopic bone formation on imaging</text:p>
          </table:table-cell>
          <table:table-cell table:style-name="ce5" office:value-type="string" calcext:value-type="string">
            <text:p>Conversion of progenitor cells to osteogenic precursors through endochondral ossification; triggered by local tissue environment changes including oxygen tension, pH, micronutrients, and mechanical stimuli; six-stage progression from perivascular inflammation to bone formation</text:p>
          </table:table-cell>
          <table:table-cell table:style-name="ce5" office:value-type="string" calcext:value-type="string">
            <text:p>Most common after total hip arthroplasty, spinal cord injury, traumatic brain injury, blast trauma, elbow and acetabular fractures, thermal injury</text:p>
          </table:table-cell>
          <table:table-cell table:style-name="ce5" office:value-type="string" calcext:value-type="string">
            <text:p>Decreased range of motion; palpable periarticular mass; pain with movement; joint stiffness; may be asymptomatic if mild</text:p>
          </table:table-cell>
          <table:table-cell table:style-name="ce5" office:value-type="string" calcext:value-type="string">
            <text:p>Develops weeks to months after inciting event; progresses through inflammatory, proliferative, and ossification phases; matures over 12 to 18 months</text:p>
          </table:table-cell>
          <table:table-cell table:style-name="ce5" office:value-type="string" calcext:value-type="string">
            <text:p>Soft tissue tumor, myositis ossificans, osteosarcoma, calcific tendinitis, bone metastases</text:p>
          </table:table-cell>
          <table:table-cell table:style-name="ce5" office:value-type="string" calcext:value-type="string">
            <text:p>Radiographs show ectopic bone formation in soft tissues; alkaline phosphatase elevated during active formation; bone scan shows increased uptake; CT defines extent; MRI shows soft tissue involvement</text:p>
          </table:table-cell>
          <table:table-cell table:style-name="ce5" office:value-type="string" calcext:value-type="string">
            <text:p>Prophylaxis with NSAIDs or single-dose radiation after high-risk procedures; physical therapy to maintain range of motion; surgical excision after maturation at 12 to 18 months if symptomatic; indomethacin or radiation to prevent recurrence</text:p>
          </table:table-cell>
          <table:table-cell table:style-name="ce9" office:value-type="string" calcext:value-type="string">
            <text:p>N</text:p>
          </table:table-cell>
          <table:table-cell table:style-name="ce10" office:value-type="string" calcext:value-type="string">
            <text:p><text:a xlink:href="https://www.ncbi.nlm.nih.gov/pmc/articles/PMC4481236/" xlink:type="simple">https://www.ncbi.nlm.nih.gov/pmc/articles/PMC4481236/</text:a></text:p>
          </table:table-cell>
          <table:table-cell table:style-name="ce9" table:number-columns-repeated="15"/>
          <table:table-cell table:number-columns-repeated="998"/>
        </table:table-row>
        <table:table-row table:style-name="ro6">
          <table:table-cell table:style-name="ce7" office:value-type="string" calcext:value-type="string">
            <text:p>Hip Fractures: Femoral Neck versus Intertrochanteric</text:p>
          </table:table-cell>
          <table:table-cell table:style-name="ce5" office:value-type="string" calcext:value-type="string">
            <text:p>Elderly patient with fall and inability to bear weight; shortened, externally rotated leg; femoral neck fractures intracapsular with AVN risk; intertrochanteric fractures extracapsular with higher blood loss</text:p>
          </table:table-cell>
          <table:table-cell table:style-name="ce5" office:value-type="string" calcext:value-type="string">
            <text:p>Femoral neck fractures occur within hip joint capsule with disruption of retinacular blood supply creating avascular necrosis risk; intertrochanteric fractures occur between greater and lesser trochanters outside capsule with intact blood supply but higher perioperative mortality</text:p>
          </table:table-cell>
          <table:table-cell table:style-name="ce5" office:value-type="string" calcext:value-type="string">
            <text:p>Hip fractures affect 300,000 Americans annually; incidence increases with age; 90 percent occur in patients over 65 years; women affected 2 to 3 times more than men; intertrochanteric fractures more common in older patients</text:p>
          </table:table-cell>
          <table:table-cell table:style-name="ce5" office:value-type="string" calcext:value-type="string">
            <text:p>Groin or hip pain; inability to bear weight; shortened and externally rotated leg; femoral neck fractures may have less deformity; assess neurovascular status</text:p>
          </table:table-cell>
          <table:table-cell table:style-name="ce5" office:value-type="string" calcext:value-type="string">
            <text:p>Surgical intervention within 24 to 48 hours improves outcomes; mortality 20 to 30 percent at one year; complications include avascular necrosis, nonunion, venous thromboembolism, delirium</text:p>
          </table:table-cell>
          <table:table-cell table:style-name="ce5" office:value-type="string" calcext:value-type="string">
            <text:p>Intertrochanteric versus femoral neck fracture, hip dislocation, pubic ramus fracture, acetabular fracture, pathologic fracture</text:p>
          </table:table-cell>
          <table:table-cell table:style-name="ce5" office:value-type="string" calcext:value-type="string">
            <text:p>Anteroposterior pelvis and lateral hip radiographs; MRI if high suspicion with negative radiographs; Garden classification for femoral neck; Evans classification for intertrochanteric</text:p>
          </table:table-cell>
          <table:table-cell table:style-name="ce5" office:value-type="string" calcext:value-type="string">
            <text:p>Femoral neck: hemiarthroplasty or total hip arthroplasty for displaced fractures in elderly; internal fixation for nondisplaced or young patients; Intertrochanteric: sliding hip screw or intramedullary nail; early mobilization; venous thromboembolism prophylaxis; osteoporosis treatment</text:p>
          </table:table-cell>
          <table:table-cell table:style-name="ce9" office:value-type="string" calcext:value-type="string">
            <text:p>Y</text:p>
          </table:table-cell>
          <table:table-cell table:style-name="ce10" office:value-type="string" calcext:value-type="string">
            <text:p><text:a xlink:href="https://www.aafp.org/pubs/afp/issues/2014/0815/p257.html" xlink:type="simple">https://www.aafp.org/pubs/afp/issues/2014/0815/p257.html</text:a></text:p>
          </table:table-cell>
          <table:table-cell table:style-name="ce9" table:number-columns-repeated="15"/>
          <table:table-cell table:number-columns-repeated="998"/>
        </table:table-row>
        <table:table-row table:style-name="ro6">
          <table:table-cell table:style-name="ce7" office:value-type="string" calcext:value-type="string">
            <text:p>Hip Labral Tear</text:p>
          </table:table-cell>
          <table:table-cell table:style-name="ce5" office:value-type="string" calcext:value-type="string">
            <text:p>Young athletic adult with anterior hip pain and mechanical symptoms (clicking, popping, catching); history of sports-related or traumatic injury; positive flexion adduction internal rotation and flexion abduction external rotation tests</text:p>
          </table:table-cell>
          <table:table-cell table:style-name="ce5" office:value-type="string" calcext:value-type="string">
            <text:p>Traumatic tear from acute injury or repetitive microtrauma; degenerative tear associated with femoroacetabular impingement, hip dysplasia, or osteoarthritis; labrum provides stability and load distribution</text:p>
          </table:table-cell>
          <table:table-cell table:style-name="ce5" office:value-type="string" calcext:value-type="string">
            <text:p>Affects young active adults; associated with sports requiring pivoting, cutting, or extreme range of motion (dance, gymnastics, hockey, soccer); often coexists with femoroacetabular impingement</text:p>
          </table:table-cell>
          <table:table-cell table:style-name="ce5" office:value-type="string" calcext:value-type="string">
            <text:p>Anterior hip or groin pain; mechanical symptoms (clicking, popping, catching); positive flexion adduction internal rotation test; positive flexion abduction external rotation test; C sign (patient grasps hip with thumb posteriorly and fingers anteriorly)</text:p>
          </table:table-cell>
          <table:table-cell table:style-name="ce5" office:value-type="string" calcext:value-type="string">
            <text:p>Acute onset after injury or insidious onset over months with repetitive activities</text:p>
          </table:table-cell>
          <table:table-cell table:style-name="ce5" office:value-type="string" calcext:value-type="string">
            <text:p>Femoroacetabular impingement, hip flexor strain, athletic pubalgia, iliopsoas tendinopathy, stress fracture, osteoarthritis</text:p>
          </table:table-cell>
          <table:table-cell table:style-name="ce5" office:value-type="string" calcext:value-type="string">
            <text:p>Magnetic resonance imaging with specialized hip protocols (3-tesla) or magnetic resonance arthrography; plain radiographs to assess for femoroacetabular impingement morphology or dysplasia</text:p>
          </table:table-cell>
          <table:table-cell table:style-name="ce5" office:value-type="string" calcext:value-type="string">
            <text:p>Conservative management: activity modification, physical therapy, nonsteroidal anti-inflammatory drugs; hip arthroscopy with labral repair or debridement for symptomatic tears failing conservative treatment; address underlying femoroacetabular impingement or instability</text:p>
          </table:table-cell>
          <table:table-cell table:style-name="ce9" office:value-type="string" calcext:value-type="string">
            <text:p>N</text:p>
          </table:table-cell>
          <table:table-cell table:style-name="ce10" office:value-type="string" calcext:value-type="string">
            <text:p><text:a xlink:href="https://www.uptodate.com/contents/hip-labral-tears" xlink:type="simple">https://www.uptodate.com/contents/hip-labral-tears</text:a></text:p>
          </table:table-cell>
          <table:table-cell table:style-name="ce9" table:number-columns-repeated="15"/>
          <table:table-cell table:number-columns-repeated="998"/>
        </table:table-row>
        <table:table-row table:style-name="ro6">
          <table:table-cell table:style-name="ce7" office:value-type="string" calcext:value-type="string">
            <text:p>Hyperparathyroidism (Bone Manifestations)</text:p>
          </table:table-cell>
          <table:table-cell table:style-name="ce5" office:value-type="string" calcext:value-type="string">
            <text:p>Adult with incidental hypercalcemia and elevated parathyroid hormone; bone pain, fragility fractures, or osteoporosis; "stones, bones, groans, and psychiatric overtones"; renal stones may be present</text:p>
          </table:table-cell>
          <table:table-cell table:style-name="ce5" office:value-type="string" calcext:value-type="string">
            <text:p>Excessive parathyroid hormone secretion from parathyroid adenoma (most common), hyperplasia, or carcinoma; increased bone resorption and turnover; preferential cortical bone loss; increased osteoclast activity</text:p>
          </table:table-cell>
          <table:table-cell table:style-name="ce5" office:value-type="string" calcext:value-type="string">
            <text:p>Prevalence 0.5 to 0.7 percent; female to male ratio 3 to 1; peak incidence 50 to 60 years; most cases now diagnosed as asymptomatic hypercalcemia on routine laboratory testing</text:p>
          </table:table-cell>
          <table:table-cell table:style-name="ce5" office:value-type="string" calcext:value-type="string">
            <text:p>Hypercalcemia; elevated or inappropriately normal parathyroid hormone; bone pain; fragility fractures; osteoporosis (especially cortical sites like distal radius); osteitis fibrosa cystica (rare); brown tumors (rare); nephrolithiasis; neuropsychiatric symptoms</text:p>
          </table:table-cell>
          <table:table-cell table:style-name="ce5" office:value-type="string" calcext:value-type="string">
            <text:p>Chronic progressive over years; early diagnosis in recent decades results in milder bone involvement</text:p>
          </table:table-cell>
          <table:table-cell table:style-name="ce5" office:value-type="string" calcext:value-type="string">
            <text:p>Malignancy-associated hypercalcemia, familial hypocalciuric hypercalcemia, vitamin D intoxication, granulomatous disease, thiazide diuretics, lithium</text:p>
          </table:table-cell>
          <table:table-cell table:style-name="ce5" office:value-type="string" calcext:value-type="string">
            <text:p>Elevated serum calcium with elevated or inappropriately normal parathyroid hormone; low 25-hydroxyvitamin D common; 24-hour urine calcium; dual-energy x-ray absorptiometry showing low bone mineral density at cortical sites (distal radius, hip); renal ultrasound for stones</text:p>
          </table:table-cell>
          <table:table-cell table:style-name="ce5" office:value-type="string" calcext:value-type="string">
            <text:p>Parathyroidectomy for patients under 50 years, clinically significant hypercalcemia, osteoporosis, fragility fracture, renal calculi, hypercalciuria, or impaired renal function; bisphosphonates improve bone mineral density if surgery declined; cinacalcet lowers calcium but not bone mineral density</text:p>
          </table:table-cell>
          <table:table-cell table:style-name="ce9" office:value-type="string" calcext:value-type="string">
            <text:p>N</text:p>
          </table:table-cell>
          <table:table-cell table:style-name="ce10" office:value-type="string" calcext:value-type="string">
            <text:p><text:a xlink:href="https://www.uptodate.com/contents/primary-hyperparathyroidism-management" xlink:type="simple">https://www.uptodate.com/contents/primary-hyperparathyroidism-management</text:a></text:p>
          </table:table-cell>
          <table:table-cell table:style-name="ce9" table:number-columns-repeated="15"/>
          <table:table-cell table:number-columns-repeated="998"/>
        </table:table-row>
        <table:table-row table:style-name="ro7">
          <table:table-cell table:style-name="ce7" office:value-type="string" calcext:value-type="string">
            <text:p>Hypoparathyroidism</text:p>
          </table:table-cell>
          <table:table-cell table:style-name="ce5" office:value-type="string" calcext:value-type="string">
            <text:p>Adult with hypocalcemia and low or undetectable parathyroid hormone; history of anterior neck surgery; paresthesias, muscle cramps, tetany; Chvostek and Trousseau signs positive</text:p>
          </table:table-cell>
          <table:table-cell table:style-name="ce5" office:value-type="string" calcext:value-type="string">
            <text:p>Inadequate parathyroid hormone secretion or action; most commonly from surgical removal or damage to parathyroid glands; autoimmune destruction; genetic causes; results in hypocalcemia, hyperphosphatemia, low 1,25-dihydroxyvitamin D</text:p>
          </table:table-cell>
          <table:table-cell table:style-name="ce5" office:value-type="string" calcext:value-type="string">
            <text:p>Rare; most cases from anterior neck surgery; autoimmune and genetic causes represent most other etiologies; female predominance due to higher thyroidectomy rates</text:p>
          </table:table-cell>
          <table:table-cell table:style-name="ce5" office:value-type="string" calcext:value-type="string">
            <text:p>Hypocalcemia; paresthesias; muscle cramps; tetany; seizures; laryngospasm; Chvostek sign; Trousseau sign; basal ganglia calcification; cataracts; neuropsychiatric symptoms; prolonged QT interval; inactive skeleton with increased bone mineral density</text:p>
          </table:table-cell>
          <table:table-cell table:style-name="ce5" office:value-type="string" calcext:value-type="string">
            <text:p>Acute onset if postsurgical; chronic if autoimmune or genetic</text:p>
          </table:table-cell>
          <table:table-cell table:style-name="ce5" office:value-type="string" calcext:value-type="string">
            <text:p>Vitamin D deficiency, hypomagnesemia, pseudohypoparathyroidism, hungry bone syndrome, acute pancreatitis, chronic kidney disease</text:p>
          </table:table-cell>
          <table:table-cell table:style-name="ce5" office:value-type="string" calcext:value-type="string">
            <text:p>Low serum calcium; low or undetectable parathyroid hormone; elevated phosphate; low 1,25-dihydroxyvitamin D; prolonged QT interval on electrocardiogram; imaging may show basal ganglia calcification, cataracts</text:p>
          </table:table-cell>
          <table:table-cell table:style-name="ce5" office:value-type="string" calcext:value-type="string">
            <text:p>Oral calcium (1 to 3 grams elemental calcium daily) and active vitamin D (calcitriol 0.25 to 2 micrograms daily or alfacalcidol); goal: serum calcium near low-normal range; recombinant human parathyroid hormone 1-84 or palopegteriparatide for replacement therapy; monitor for hypercalciuria, nephrocalcinosis, nephrolithiasis</text:p>
          </table:table-cell>
          <table:table-cell table:style-name="ce9" office:value-type="string" calcext:value-type="string">
            <text:p>Y</text:p>
          </table:table-cell>
          <table:table-cell table:style-name="ce10" office:value-type="string" calcext:value-type="string">
            <text:p><text:a xlink:href="https://www.uptodate.com/contents/hypoparathyroidism-in-adults-treatment" xlink:type="simple">https://www.uptodate.com/contents/hypoparathyroidism-in-adults-treatment</text:a></text:p>
          </table:table-cell>
          <table:table-cell table:style-name="ce9" table:number-columns-repeated="15"/>
          <table:table-cell table:number-columns-repeated="998"/>
        </table:table-row>
        <table:table-row table:style-name="ro37">
          <table:table-cell table:style-name="ce7" office:value-type="string" calcext:value-type="string">
            <text:p>Iliotibial Band Syndrome</text:p>
          </table:table-cell>
          <table:table-cell table:style-name="ce5" office:value-type="string" calcext:value-type="string">
            <text:p>Runner with lateral knee pain; pain worse with running downhill or descending stairs; tenderness over lateral femoral epicondyle; "runner's knee"</text:p>
          </table:table-cell>
          <table:table-cell table:style-name="ce5" office:value-type="string" calcext:value-type="string">
            <text:p>Repetitive friction of iliotibial band over lateral femoral epicondyle during knee flexion and extension; overuse injury from running, cycling; biomechanical factors include weak hip abductors, excessive foot pronation, leg-length discrepancy</text:p>
          </table:table-cell>
          <table:table-cell table:style-name="ce5" office:value-type="string" calcext:value-type="string">
            <text:p>Most common cause of lateral knee pain in runners; affects 5 to 14 percent of runners; male predominance; also common in cyclists</text:p>
          </table:table-cell>
          <table:table-cell table:style-name="ce5" office:value-type="string" calcext:value-type="string">
            <text:p>Lateral knee pain; tenderness over lateral femoral epicondyle; pain worse with running, especially downhill; pain at 30 degrees of knee flexion; positive Ober test; positive Noble compression test; no swelling or effusion</text:p>
          </table:table-cell>
          <table:table-cell table:style-name="ce5" office:value-type="string" calcext:value-type="string">
            <text:p>Insidious onset over weeks; progressive with continued activity</text:p>
          </table:table-cell>
          <table:table-cell table:style-name="ce5" office:value-type="string" calcext:value-type="string">
            <text:p>Lateral meniscal tear, lateral collateral ligament injury, biceps femoris tendinopathy, stress fracture, patellofemoral pain syndrome</text:p>
          </table:table-cell>
          <table:table-cell table:style-name="ce5" office:value-type="string" calcext:value-type="string">
            <text:p>Clinical diagnosis; imaging not routinely needed; magnetic resonance imaging may show thickening of iliotibial band and fluid deep to band if diagnosis uncertain</text:p>
          </table:table-cell>
          <table:table-cell table:style-name="ce5" office:value-type="string" calcext:value-type="string">
            <text:p>Activity modification; rest from aggravating activities; ice; nonsteroidal anti-inflammatory drugs; stretching of iliotibial band; strengthening of hip abductors; foam rolling; correction of biomechanical factors; gradual return to activity; corticosteroid injection for refractory cases</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37">
          <table:table-cell table:style-name="ce7" office:value-type="string" calcext:value-type="string">
            <text:p>Irreducible Dislocation</text:p>
          </table:table-cell>
          <table:table-cell table:style-name="ce5" office:value-type="string" calcext:value-type="string">
            <text:p>Patient with joint dislocation that cannot be reduced by closed manipulation; most commonly posterolateral knee dislocation with "dimple sign" on medial knee</text:p>
          </table:table-cell>
          <table:table-cell table:style-name="ce5" office:value-type="string" calcext:value-type="string">
            <text:p>Soft tissue interposition preventing closed reduction; knee: medial femoral condyle buttonholes through medial capsule with medial collateral ligament and retinaculum blocking reduction</text:p>
          </table:table-cell>
          <table:table-cell table:style-name="ce5" office:value-type="string" calcext:value-type="string">
            <text:p>Rare; 4% of knee dislocations are irreducible; posterolateral knee dislocation most common irreducible type accounting for 85% of cases</text:p>
          </table:table-cell>
          <table:table-cell table:style-name="ce5" office:value-type="string" calcext:value-type="string">
            <text:p>Knee: persistent deformity after attempted reduction, dimple sign on medial aspect in 70%, valgus alignment, pain, inability to bear weight; neurovascular injury in 9%</text:p>
          </table:table-cell>
          <table:table-cell table:style-name="ce5" office:value-type="string" calcext:value-type="string">
            <text:p>Acute presentation following high-energy trauma; requires urgent reduction to prevent neurovascular compromise and joint damage</text:p>
          </table:table-cell>
          <table:table-cell table:style-name="ce5" office:value-type="string" calcext:value-type="string">
            <text:p>Reducible dislocation, fracture-dislocation, ligamentous injury without dislocation</text:p>
          </table:table-cell>
          <table:table-cell table:style-name="ce5" office:value-type="string" calcext:value-type="string">
            <text:p>Radiographs show persistent joint incongruity; magnetic resonance imaging demonstrates soft tissue interposition and associated ligamentous injuries; assess neurovascular status</text:p>
          </table:table-cell>
          <table:table-cell table:style-name="ce5" office:value-type="string" calcext:value-type="string">
            <text:p>Immediate neurovascular assessment; open or arthroscopic reduction required as closed reduction fails; repair of interposed structures including medial collateral ligament and retinaculum; ligament reconstruction staged or concurrent</text:p>
          </table:table-cell>
          <table:table-cell table:style-name="ce9" office:value-type="string" calcext:value-type="string">
            <text:p>Y</text:p>
          </table:table-cell>
          <table:table-cell table:style-name="ce10" office:value-type="string" calcext:value-type="string">
            <text:p><text:a xlink:href="https://www.ncbi.nlm.nih.gov/pmc/articles/PMC6598941/" xlink:type="simple">https://www.ncbi.nlm.nih.gov/pmc/articles/PMC6598941/</text:a></text:p>
          </table:table-cell>
          <table:table-cell table:style-name="ce9" table:number-columns-repeated="15"/>
          <table:table-cell table:number-columns-repeated="998"/>
        </table:table-row>
        <table:table-row table:style-name="ro37">
          <table:table-cell table:style-name="ce7" office:value-type="string" calcext:value-type="string">
            <text:p>Isthmic Spondylolisthesis</text:p>
          </table:table-cell>
          <table:table-cell table:style-name="ce5" office:value-type="string" calcext:value-type="string">
            <text:p>Adolescent athlete in gymnastics, diving, or football with low back pain; pars interarticularis defect with forward vertebral slip; "Scotty dog with collar" on oblique radiograph</text:p>
          </table:table-cell>
          <table:table-cell table:style-name="ce5" office:value-type="string" calcext:value-type="string">
            <text:p>Defect in pars interarticularis from stress fracture allowing anterior translation of vertebra; repetitive hyperextension causes fatigue fracture; most commonly L5 on S1</text:p>
          </table:table-cell>
          <table:table-cell table:style-name="ce5" office:value-type="string" calcext:value-type="string">
            <text:p>Prevalence 4-6% in general population; higher in athletes with repetitive hyperextension; onset typically adolescence; slight male predominance</text:p>
          </table:table-cell>
          <table:table-cell table:style-name="ce5" office:value-type="string" calcext:value-type="string">
            <text:p>Low back pain worse with extension and activity, radicular leg pain if nerve root compression, hamstring tightness, hyperlordosis, palpable step-off at lumbosacral junction in high-grade slips</text:p>
          </table:table-cell>
          <table:table-cell table:style-name="ce5" office:value-type="string" calcext:value-type="string">
            <text:p>Develops during adolescence with repetitive stress; may remain asymptomatic; progression more common during growth; stabilizes after skeletal maturity</text:p>
          </table:table-cell>
          <table:table-cell table:style-name="ce5" office:value-type="string" calcext:value-type="string">
            <text:p>Degenerative spondylolisthesis, muscle strain, disc herniation, spinal stenosis, facet arthropathy, spondylolysis without slip</text:p>
          </table:table-cell>
          <table:table-cell table:style-name="ce5" office:value-type="string" calcext:value-type="string">
            <text:p>Standing lateral lumbar radiographs show anterior slip; oblique views show pars defect; graded by Meyerding classification; computed tomography shows pars defect; magnetic resonance imaging for neural compression; single-photon emission computed tomography for acute stress reaction</text:p>
          </table:table-cell>
          <table:table-cell table:style-name="ce5" office:value-type="string" calcext:value-type="string">
            <text:p>Conservative: activity modification, physical therapy, bracing for acute pars stress reaction; surgical: posterolateral fusion with or without decompression for high-grade slip, neurologic deficit, or refractory pain</text:p>
          </table:table-cell>
          <table:table-cell table:style-name="ce9" office:value-type="string" calcext:value-type="string">
            <text:p>N</text:p>
          </table:table-cell>
          <table:table-cell table:style-name="ce10" office:value-type="string" calcext:value-type="string">
            <text:p><text:a xlink:href="https://orthoinfo.aaos.org/en/diseases--conditions/spondylolysis-and-spondylolisthesis/" xlink:type="simple">https://orthoinfo.aaos.org/en/diseases--conditions/spondylolysis-and-spondylolisthesis/</text:a></text:p>
          </table:table-cell>
          <table:table-cell table:style-name="ce9" table:number-columns-repeated="15"/>
          <table:table-cell table:number-columns-repeated="998"/>
        </table:table-row>
        <table:table-row table:style-name="ro6">
          <table:table-cell table:style-name="ce7" office:value-type="string" calcext:value-type="string">
            <text:p>Jersey Finger</text:p>
          </table:table-cell>
          <table:table-cell table:style-name="ce5" office:value-type="string" calcext:value-type="string">
            <text:p>Athlete in football or rugby with inability to flex distal interphalangeal joint after grabbing opponent's jersey; ring finger most commonly affected</text:p>
          </table:table-cell>
          <table:table-cell table:style-name="ce5" office:value-type="string" calcext:value-type="string">
            <text:p>Avulsion of flexor digitorum profundus tendon from distal phalanx insertion during forceful passive extension of actively flexed distal interphalangeal joint; tendon retracts proximally</text:p>
          </table:table-cell>
          <table:table-cell table:style-name="ce5" office:value-type="string" calcext:value-type="string">
            <text:p>Most common in contact sports including football, rugby, basketball; ring finger affected in 75% due to weakest flexor digitorum profundus; young male athletes</text:p>
          </table:table-cell>
          <table:table-cell table:style-name="ce5" office:value-type="string" calcext:value-type="string">
            <text:p>Inability to actively flex distal interphalangeal joint, pain and swelling in finger, palpable tender mass from retracted tendon; Leddy-Packer classification: Type I retracted to palm, Type II to proximal interphalangeal joint, Type III bony avulsion, Type IV with fracture and tendon rupture, Type V with fracture</text:p>
          </table:table-cell>
          <table:table-cell table:style-name="ce5" office:value-type="string" calcext:value-type="string">
            <text:p>Acute onset during sports activity; tendon retracts immediately; delayed diagnosis common as injury often missed initially</text:p>
          </table:table-cell>
          <table:table-cell table:style-name="ce5" office:value-type="string" calcext:value-type="string">
            <text:p>Mallet finger, distal phalanx fracture, flexor digitorum superficialis injury, proximal interphalangeal joint dislocation</text:p>
          </table:table-cell>
          <table:table-cell table:style-name="ce5" office:value-type="string" calcext:value-type="string">
            <text:p>Clinical examination shows inability to flex distal interphalangeal joint with proximal interphalangeal joint held in extension; radiographs may show avulsion fracture; ultrasonography or magnetic resonance imaging localizes retracted tendon</text:p>
          </table:table-cell>
          <table:table-cell table:style-name="ce5" office:value-type="string" calcext:value-type="string">
            <text:p>Surgical repair within 7-10 days for optimal outcome; direct reinsertion for Type II and III; tendon advancement or grafting for delayed presentation or Type I; earlier surgery better prognosis</text:p>
          </table:table-cell>
          <table:table-cell table:style-name="ce9" office:value-type="string" calcext:value-type="string">
            <text:p>N</text:p>
          </table:table-cell>
          <table:table-cell table:style-name="ce10" office:value-type="string" calcext:value-type="string">
            <text:p><text:a xlink:href="https://www.aafp.org/pubs/afp/issues/2025/0700/p47.html" xlink:type="simple">https://www.aafp.org/pubs/afp/issues/2025/0700/p47.html</text:a></text:p>
          </table:table-cell>
          <table:table-cell table:style-name="ce9" table:number-columns-repeated="15"/>
          <table:table-cell table:number-columns-repeated="998"/>
        </table:table-row>
        <table:table-row table:style-name="ro17">
          <table:table-cell table:style-name="ce7" office:value-type="string" calcext:value-type="string">
            <text:p>Jones Fracture</text:p>
          </table:table-cell>
          <table:table-cell table:style-name="ce5" office:value-type="string" calcext:value-type="string">
            <text:p>Athlete or active individual with acute lateral foot pain after twisting injury or repetitive stress; fracture at metaphyseal-diaphyseal junction of fifth metatarsal; associated with varus hindfoot alignment</text:p>
          </table:table-cell>
          <table:table-cell table:style-name="ce5" office:value-type="string" calcext:value-type="string">
            <text:p>Fracture at metaphyseal-diaphyseal junction (zone 2) of fifth metatarsal base; watershed area with poor blood supply; high risk for nonunion and delayed union; varus hindfoot alignment may predispose to injury</text:p>
          </table:table-cell>
          <table:table-cell table:style-name="ce5" office:value-type="string" calcext:value-type="string">
            <text:p>Represents 6.8 percent of fifth metatarsal fractures; affects athletes and active individuals; associated with varus hindfoot alignment in majority of cases</text:p>
          </table:table-cell>
          <table:table-cell table:style-name="ce5" office:value-type="string" calcext:value-type="string">
            <text:p>Lateral foot pain; tenderness at fifth metatarsal base; difficulty weight-bearing; swelling; ecchymosis; pain with resisted ankle eversion</text:p>
          </table:table-cell>
          <table:table-cell table:style-name="ce5" office:value-type="string" calcext:value-type="string">
            <text:p>Acute onset after injury; healing takes 12 to 13 weeks with either operative or nonoperative treatment</text:p>
          </table:table-cell>
          <table:table-cell table:style-name="ce5" office:value-type="string" calcext:value-type="string">
            <text:p>Fifth metatarsal avulsion fracture (zone 1), diaphyseal stress fracture (zone 3), soft tissue injury, peroneal tendinopathy</text:p>
          </table:table-cell>
          <table:table-cell table:style-name="ce5" office:value-type="string" calcext:value-type="string">
            <text:p>Plain radiographs showing fracture at metaphyseal-diaphyseal junction distal to fourth-fifth metatarsal articulation on oblique view; computed tomography or magnetic resonance imaging if diagnosis unclear</text:p>
          </table:table-cell>
          <table:table-cell table:style-name="ce5" office:value-type="string" calcext:value-type="string">
            <text:p>Nonoperative: non-weight-bearing cast immobilization for 6 to 8 weeks; Operative: intramedullary screw fixation; both achieve 96 percent healing rate; lateral hindfoot and forefoot posted orthotics for varus alignment</text:p>
          </table:table-cell>
          <table:table-cell table:style-name="ce9" office:value-type="string" calcext:value-type="string">
            <text:p>N</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39">
          <table:table-cell table:style-name="ce7" office:value-type="string" calcext:value-type="string">
            <text:p>Klumpke Palsy</text:p>
          </table:table-cell>
          <table:table-cell table:style-name="ce5" office:value-type="string" calcext:value-type="string">
            <text:p>Newborn with claw hand deformity, intrinsic hand muscle weakness, and Horner syndrome after breech delivery with arm overhead; lower brachial plexus injury C8-T1</text:p>
          </table:table-cell>
          <table:table-cell table:style-name="ce5" office:value-type="string" calcext:value-type="string">
            <text:p>Traction injury to lower brachial plexus nerve roots C8-T1 during delivery; associated with hyperabduction with arm overhead, breech presentation, or compound arm presentation; may involve T1 sympathetic fibers causing Horner syndrome</text:p>
          </table:table-cell>
          <table:table-cell table:style-name="ce5" office:value-type="string" calcext:value-type="string">
            <text:p>Extremely rare; less than 1% of neonatal brachial plexus palsies; associated with breech presentation and hyperabduction injury mechanism</text:p>
          </table:table-cell>
          <table:table-cell table:style-name="ce5" office:value-type="string" calcext:value-type="string">
            <text:p>Claw hand deformity with intrinsic minus position, weakness of finger flexors and intrinsic hand muscles, preserved shoulder and elbow function, Horner syndrome with ptosis and miosis if T1 involved, thenar and hypothenar atrophy</text:p>
          </table:table-cell>
          <table:table-cell table:style-name="ce5" office:value-type="string" calcext:value-type="string">
            <text:p>Present at birth; prognosis guarded compared to Erb palsy; spontaneous recovery less common; persistent deficits likely without intervention</text:p>
          </table:table-cell>
          <table:table-cell table:style-name="ce5" office:value-type="string" calcext:value-type="string">
            <text:p>Erb palsy, total brachial plexus palsy, spinal cord injury, clavicle fracture, septic arthritis</text:p>
          </table:table-cell>
          <table:table-cell table:style-name="ce5" office:value-type="string" calcext:value-type="string">
            <text:p>Clinical diagnosis with physical examination; magnetic resonance imaging shows nerve root avulsion and pseudomeningoceles; electrodiagnostic studies show denervation of C8-T1 innervated muscles</text:p>
          </table:table-cell>
          <table:table-cell table:style-name="ce5" office:value-type="string" calcext:value-type="string">
            <text:p>Early physical and occupational therapy; nerve reconstruction surgery for preganglionic lesions or lack of recovery by 3-6 months; nerve transfers for intrinsic hand function; secondary tendon transfers for persistent deficits</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37">
          <table:table-cell table:style-name="ce7" office:value-type="string" calcext:value-type="string">
            <text:p>L5 Radiculopathy</text:p>
          </table:table-cell>
          <table:table-cell table:style-name="ce5" office:value-type="string" calcext:value-type="string">
            <text:p>Adult with radiating leg pain down lateral leg to dorsum of foot, weakness of ankle dorsiflexion and great toe extension; "foot drop" gait</text:p>
          </table:table-cell>
          <table:table-cell table:style-name="ce5" office:value-type="string" calcext:value-type="string">
            <text:p>Compression of L5 nerve root from disc herniation, spinal stenosis, or degenerative changes causing nerve ischemia and inflammation; most commonly from L4-L5 disc herniation</text:p>
          </table:table-cell>
          <table:table-cell table:style-name="ce5" office:value-type="string" calcext:value-type="string">
            <text:p>Most common lumbar radiculopathy along with S1; annual incidence approximately 83 per 100,000 persons; peak onset in fifth decade</text:p>
          </table:table-cell>
          <table:table-cell table:style-name="ce5" office:value-type="string" calcext:value-type="string">
            <text:p>Radiating pain from low back down lateral thigh and leg to dorsum of foot and great toe; weakness of ankle dorsiflexion, great toe extension, hip abduction; numbness in L5 dermatome; positive straight leg raise; diminished sensation over dorsum of foot</text:p>
          </table:table-cell>
          <table:table-cell table:style-name="ce5" office:value-type="string" calcext:value-type="string">
            <text:p>Acute onset with disc herniation or gradual with degenerative changes; most cases resolve spontaneously within 4-6 weeks with conservative management</text:p>
          </table:table-cell>
          <table:table-cell table:style-name="ce5" office:value-type="string" calcext:value-type="string">
            <text:p>S1 radiculopathy, common peroneal neuropathy, sciatic neuropathy, lumbar plexopathy, hip osteoarthritis, greater trochanteric pain syndrome</text:p>
          </table:table-cell>
          <table:table-cell table:style-name="ce5" office:value-type="string" calcext:value-type="string">
            <text:p>Clinical diagnosis; magnetic resonance imaging if red flags, trauma, or persistent symptoms after 4-6 weeks; electromyography has high specificity but lower sensitivity; shows denervation in L5 myotomes</text:p>
          </table:table-cell>
          <table:table-cell table:style-name="ce5" office:value-type="string" calcext:value-type="string">
            <text:p>Conservative management with nonsteroidal anti-inflammatory drugs, physical therapy, activity modification; epidural steroid injections for refractory symptoms; surgery for cauda equina syndrome, progressive neurologic deficit, or persistent symptoms after 6-12 weeks</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39">
          <table:table-cell table:style-name="ce7" office:value-type="string" calcext:value-type="string">
            <text:p>Lateral Epicondylitis</text:p>
          </table:table-cell>
          <table:table-cell table:style-name="ce5" office:value-type="string" calcext:value-type="string">
            <text:p>Adult age 40-49 years with gradual onset lateral elbow pain without trauma; pain with lifting coffee cup; positive Thomsen test with resisted wrist extension</text:p>
          </table:table-cell>
          <table:table-cell table:style-name="ce5" office:value-type="string" calcext:value-type="string">
            <text:p>Chronic degenerative tendinopathy at origin of elbow extensor tendons; angiofibroblastic tendinosis with fibroblast infiltration, vascular hyperplasia, disorganized collagen; elevated inflammatory cytokines including interleukin-1 alpha and tumor necrosis factor</text:p>
          </table:table-cell>
          <table:table-cell table:style-name="ce5" office:value-type="string" calcext:value-type="string">
            <text:p>Incidence 3.4 per 1000 person-years; affects 1-3% of adults; equal in men and women; peak age 40-49 years; associated with high physical load, obesity, tobacco use</text:p>
          </table:table-cell>
          <table:table-cell table:style-name="ce5" office:value-type="string" calcext:value-type="string">
            <text:p>Gradual onset lateral elbow pain, tenderness at lateral epicondyle, pain or weakness with resisted wrist extension, pain with lifting even light objects; no history of trauma</text:p>
          </table:table-cell>
          <table:table-cell table:style-name="ce5" office:value-type="string" calcext:value-type="string">
            <text:p>Typically resolves spontaneously; 97% resolution within 2 years without intervention; symptoms may persist 12-18 months</text:p>
          </table:table-cell>
          <table:table-cell table:style-name="ce5" office:value-type="string" calcext:value-type="string">
            <text:p>Radial tunnel syndrome, elbow osteoarthritis, ulnar nerve compression, radial head fracture, lateral collateral ligament injury</text:p>
          </table:table-cell>
          <table:table-cell table:style-name="ce5" office:value-type="string" calcext:value-type="string">
            <text:p>Clinical diagnosis with point tenderness at lateral epicondyle and positive Thomsen test; imaging not recommended as findings nonspecific and seen in asymptomatic persons; radiographs only if fracture or osteoarthritis suspected</text:p>
          </table:table-cell>
          <table:table-cell table:style-name="ce5" office:value-type="string" calcext:value-type="string">
            <text:p>Education about natural resolution; physiotherapy; activity modification; avoid glucocorticoid injections due to worse long-term outcomes; surgery reserved for persistent pain after at least 1 year</text:p>
          </table:table-cell>
          <table:table-cell table:style-name="ce9" office:value-type="string" calcext:value-type="string">
            <text:p>N</text:p>
          </table:table-cell>
          <table:table-cell table:style-name="ce10" office:value-type="string" calcext:value-type="string">
            <text:p><text:a xlink:href="https://www.nejm.org/doi/full/10.1056/NEJMcp2216734" xlink:type="simple">https://www.nejm.org/doi/full/10.1056/NEJMcp2216734</text:a></text:p>
          </table:table-cell>
          <table:table-cell table:style-name="ce9" table:number-columns-repeated="15"/>
          <table:table-cell table:number-columns-repeated="998"/>
        </table:table-row>
        <table:table-row table:style-name="ro39">
          <table:table-cell table:style-name="ce7" office:value-type="string" calcext:value-type="string">
            <text:p>Lateral Femoral Cutaneous Neuropathy (Meralgia Paresthetica)</text:p>
          </table:table-cell>
          <table:table-cell table:style-name="ce5" office:value-type="string" calcext:value-type="string">
            <text:p>Adult with burning pain, numbness, and paresthesias over anterolateral thigh; associated with obesity, diabetes, tight clothing, or weight gain</text:p>
          </table:table-cell>
          <table:table-cell table:style-name="ce5" office:value-type="string" calcext:value-type="string">
            <text:p>Entrapment of lateral femoral cutaneous nerve at inguinal ligament near anterior superior iliac spine; purely sensory nerve from L2-L3 roots; compression causes nerve ischemia</text:p>
          </table:table-cell>
          <table:table-cell table:style-name="ce5" office:value-type="string" calcext:value-type="string">
            <text:p>Incidence 32 per 100,000 persons per year; increasing with rising obesity and diabetes prevalence; can occur at any age</text:p>
          </table:table-cell>
          <table:table-cell table:style-name="ce5" office:value-type="string" calcext:value-type="string">
            <text:p>Burning pain, numbness, paresthesias, dysesthesia over anterolateral thigh; symptoms worse with walking or prolonged standing; no motor deficits; sensory changes in lateral femoral cutaneous nerve distribution</text:p>
          </table:table-cell>
          <table:table-cell table:style-name="ce5" office:value-type="string" calcext:value-type="string">
            <text:p>Variable; may resolve with weight loss or removal of inciting factor; can be chronic and persistent</text:p>
          </table:table-cell>
          <table:table-cell table:style-name="ce5" office:value-type="string" calcext:value-type="string">
            <text:p>L2-L3 radiculopathy, lumbar plexopathy, femoral neuropathy, trochanteric bursitis, hip pathology</text:p>
          </table:table-cell>
          <table:table-cell table:style-name="ce5" office:value-type="string" calcext:value-type="string">
            <text:p>Clinical diagnosis based on typical symptoms and positive response to diagnostic infiltration; ultrasonography shows hypoechoic swollen nerve; electromyography not routinely performed; magnetic resonance imaging in atypical cases</text:p>
          </table:table-cell>
          <table:table-cell table:style-name="ce5" office:value-type="string" calcext:value-type="string">
            <text:p>Conservative: weight loss, loose clothing, abdominal muscle strengthening; infiltration with local anesthetic and corticosteroid provides relief in 22-85% of cases; surgical decompression in 63% or neurectomy in 85% for refractory cases</text:p>
          </table:table-cell>
          <table:table-cell table:style-name="ce9" office:value-type="string" calcext:value-type="string">
            <text:p>N</text:p>
          </table:table-cell>
          <table:table-cell table:style-name="ce10" office:value-type="string" calcext:value-type="string">
            <text:p><text:a xlink:href="https://pubmed.ncbi.nlm.nih.gov/37534445" xlink:type="simple">https://pubmed.ncbi.nlm.nih.gov/37534445</text:a></text:p>
          </table:table-cell>
          <table:table-cell table:style-name="ce9" table:number-columns-repeated="15"/>
          <table:table-cell table:number-columns-repeated="998"/>
        </table:table-row>
        <table:table-row table:style-name="ro37">
          <table:table-cell table:style-name="ce7" office:value-type="string" calcext:value-type="string">
            <text:p>Legg-Calvé-Perthes Disease</text:p>
          </table:table-cell>
          <table:table-cell table:style-name="ce8" office:value-type="string" calcext:value-type="string">
            <text:p>Child age 4-8 years with painless limp and limited hip range of motion, especially abduction and internal rotation; male predominance</text:p>
          </table:table-cell>
          <table:table-cell table:style-name="ce8" office:value-type="string" calcext:value-type="string">
            <text:p>Idiopathic avascular necrosis of femoral head in children; follows predictable course of bone death, revascularization, resorption, and reossification; pathologic repair with imbalance of bone resorption and formation causes femoral head deformity</text:p>
          </table:table-cell>
          <table:table-cell table:style-name="ce8" office:value-type="string" calcext:value-type="string">
            <text:p>Incidence approximately 1 in 1200 children; male to female ratio 4-5:1; peak age 4-8 years; bilateral in 10-12%</text:p>
          </table:table-cell>
          <table:table-cell table:style-name="ce8" office:value-type="string" calcext:value-type="string">
            <text:p>Painless limp, hip or referred knee pain, limited hip range of motion especially abduction and internal rotation, antalgic gait, thigh muscle atrophy; pain typically mild</text:p>
          </table:table-cell>
          <table:table-cell table:style-name="ce8" office:value-type="string" calcext:value-type="string">
            <text:p>Insidious onset; disease course 2-4 years through stages of necrosis, fragmentation, reossification, and remodeling; prognosis better in children under 6 years, poor over 8-10 years</text:p>
          </table:table-cell>
          <table:table-cell table:style-name="ce5" office:value-type="string" calcext:value-type="string">
            <text:p>Septic arthritis, transient synovitis, juvenile idiopathic arthritis, slipped capital femoral epiphysis, developmental dysplasia of hip, bone tumor</text:p>
          </table:table-cell>
          <table:table-cell table:style-name="ce5" office:value-type="string" calcext:value-type="string">
            <text:p>Anteroposterior and frog-leg lateral hip radiographs show femoral head changes; magnetic resonance imaging or arthrography for early detection and surgical planning; staging systems include Herring lateral pillar classification</text:p>
          </table:table-cell>
          <table:table-cell table:style-name="ce5" office:value-type="string" calcext:value-type="string">
            <text:p>Age under 6 years: observation with activity modification and range of motion exercises; age over 8 years: surgical containment with femoral or pelvic osteotomy; goal is maintain containment and preserve range of motion to prevent femoral head deformity</text:p>
          </table:table-cell>
          <table:table-cell table:style-name="ce9" office:value-type="string" calcext:value-type="string">
            <text:p>N</text:p>
          </table:table-cell>
          <table:table-cell table:style-name="ce10" office:value-type="string" calcext:value-type="string">
            <text:p><text:a xlink:href="https://pubmed.ncbi.nlm.nih.gov/21041802" xlink:type="simple">https://pubmed.ncbi.nlm.nih.gov/21041802</text:a></text:p>
          </table:table-cell>
          <table:table-cell table:style-name="ce9" table:number-columns-repeated="15"/>
          <table:table-cell table:number-columns-repeated="998"/>
        </table:table-row>
        <table:table-row table:style-name="ro37">
          <table:table-cell table:style-name="ce7" office:value-type="string" calcext:value-type="string">
            <text:p>Leiomyoma</text:p>
          </table:table-cell>
          <table:table-cell table:style-name="ce5" office:value-type="string" calcext:value-type="string">
            <text:p>Premenopausal woman with heavy menstrual bleeding, pelvic pressure, and enlarged uterus on examination; "fibroids"</text:p>
          </table:table-cell>
          <table:table-cell table:style-name="ce5" office:value-type="string" calcext:value-type="string">
            <text:p>Benign smooth muscle tumors arising from uterine myometrium; estrogen and progesterone dependent; growth driven by hormonal stimulation</text:p>
          </table:table-cell>
          <table:table-cell table:style-name="ce5" office:value-type="string" calcext:value-type="string">
            <text:p>Most common pelvic tumor in women; prevalence 70-80% by age 50 years; higher incidence in Black women; typically diagnosed age 30-40 years</text:p>
          </table:table-cell>
          <table:table-cell table:style-name="ce5" office:value-type="string" calcext:value-type="string">
            <text:p>Heavy or prolonged menstrual bleeding, pelvic pressure, urinary frequency, constipation, enlarged irregular uterus on examination; many asymptomatic; bulk symptoms from large leiomyomas</text:p>
          </table:table-cell>
          <table:table-cell table:style-name="ce5" office:value-type="string" calcext:value-type="string">
            <text:p>Develop during reproductive years; growth accelerates with pregnancy; regress after menopause due to decreased estrogen and progesterone</text:p>
          </table:table-cell>
          <table:table-cell table:style-name="ce5" office:value-type="string" calcext:value-type="string">
            <text:p>Adenomyosis, endometrial polyps, endometrial hyperplasia, leiomyosarcoma, ovarian masses, pregnancy</text:p>
          </table:table-cell>
          <table:table-cell table:style-name="ce5" office:value-type="string" calcext:value-type="string">
            <text:p>Transvaginal ultrasonography first-line; sonohysterography distinguishes submucosal types; magnetic resonance imaging for surgical planning and distinguishing vascularity</text:p>
          </table:table-cell>
          <table:table-cell table:style-name="ce5" office:value-type="string" calcext:value-type="string">
            <text:p>Expectant management if asymptomatic; medical therapy with gonadotropin-releasing hormone agonists or antagonists, levonorgestrel intrauterine device, tranexamic acid; surgical options include myomectomy, hysterectomy, uterine artery embolization</text:p>
          </table:table-cell>
          <table:table-cell table:style-name="ce9" office:value-type="string" calcext:value-type="string">
            <text:p>N</text:p>
          </table:table-cell>
          <table:table-cell table:style-name="ce10" office:value-type="string" calcext:value-type="string">
            <text:p><text:a xlink:href="https://www.acog.org/clinical/clinical-guidance/practice-bulletin/articles/2021/06/management-of-symptomatic-uterine-leiomyomas" xlink:type="simple">https://www.acog.org/clinical/clinical-guidance/practice-bulletin/articles/2021/06/management-of-symptomatic-uterine-leiomyomas</text:a></text:p>
          </table:table-cell>
          <table:table-cell table:style-name="ce9" table:number-columns-repeated="15"/>
          <table:table-cell table:number-columns-repeated="998"/>
        </table:table-row>
        <table:table-row table:style-name="ro6">
          <table:table-cell table:style-name="ce7" office:value-type="string" calcext:value-type="string">
            <text:p>Leiomyosarcoma</text:p>
          </table:table-cell>
          <table:table-cell table:style-name="ce5" office:value-type="string" calcext:value-type="string">
            <text:p>Adult with enlarging painful soft tissue mass on extremity or abdomen; retroperitoneal or uterine location common; aggressive malignancy</text:p>
          </table:table-cell>
          <table:table-cell table:style-name="ce5" office:value-type="string" calcext:value-type="string">
            <text:p>Malignant smooth muscle tumor with high metastatic potential; derived from smooth muscle cells; characterized by cytologic atypia, high mitotic index, tumor necrosis</text:p>
          </table:table-cell>
          <table:table-cell table:style-name="ce5" office:value-type="string" calcext:value-type="string">
            <text:p>Accounts for 10-20% of soft tissue sarcomas; peak age over 55 years; uterine leiomyosarcoma most common uterine sarcoma; retroperitoneal and extremity sites also common</text:p>
          </table:table-cell>
          <table:table-cell table:style-name="ce5" office:value-type="string" calcext:value-type="string">
            <text:p>Enlarging mass on limbs, abdomen, or retroperitoneum; abdominal or back pain; palpable mass; uterine leiomyosarcoma presents with abnormal bleeding, pelvic pain, rapidly enlarging uterus</text:p>
          </table:table-cell>
          <table:table-cell table:style-name="ce5" office:value-type="string" calcext:value-type="string">
            <text:p>Progressive growth over months; high metastatic rate to lungs; poor prognosis with 5-year survival 40-60% for localized disease, worse for metastatic</text:p>
          </table:table-cell>
          <table:table-cell table:style-name="ce5" office:value-type="string" calcext:value-type="string">
            <text:p>Leiomyoma, other soft tissue sarcomas including liposarcoma, benign smooth muscle tumors, gastrointestinal stromal tumor</text:p>
          </table:table-cell>
          <table:table-cell table:style-name="ce5" office:value-type="string" calcext:value-type="string">
            <text:p>Computed tomography or magnetic resonance imaging shows heterogeneous mass; core needle biopsy for diagnosis; histology shows cytologic atypia, high mitotic index, necrosis</text:p>
          </table:table-cell>
          <table:table-cell table:style-name="ce5" office:value-type="string" calcext:value-type="string">
            <text:p>Wide surgical excision with negative margins; neoadjuvant or adjuvant chemotherapy with doxorubicin-based regimens; radiation therapy for local control; targeted therapy with pazopanib; immunotherapy with nivolumab or pembrolizumab for advanced disease</text:p>
          </table:table-cell>
          <table:table-cell table:style-name="ce9" office:value-type="string" calcext:value-type="string">
            <text:p>N</text:p>
          </table:table-cell>
          <table:table-cell table:style-name="ce10" office:value-type="string" calcext:value-type="string">
            <text:p><text:a xlink:href="https://pubmed.ncbi.nlm.nih.gov/35715148" xlink:type="simple">https://pubmed.ncbi.nlm.nih.gov/35715148</text:a></text:p>
          </table:table-cell>
          <table:table-cell table:style-name="ce9" table:number-columns-repeated="15"/>
          <table:table-cell table:number-columns-repeated="998"/>
        </table:table-row>
        <table:table-row table:style-name="ro40">
          <table:table-cell table:style-name="ce7" office:value-type="string" calcext:value-type="string">
            <text:p>Lipoma</text:p>
          </table:table-cell>
          <table:table-cell table:style-name="ce5" office:value-type="string" calcext:value-type="string">
            <text:p>Adult age 40-70 years with soft, mobile, painless subcutaneous mass on trunk or proximal extremities; "doughy" feel on palpation</text:p>
          </table:table-cell>
          <table:table-cell table:style-name="ce5" office:value-type="string" calcext:value-type="string">
            <text:p>Benign adipose tumor composed of mature fat cells; slow-growing; encapsulated; familial multiple lipomatosis associated with genetic predisposition</text:p>
          </table:table-cell>
          <table:table-cell table:style-name="ce5" office:value-type="string" calcext:value-type="string">
            <text:p>Most common benign soft tissue tumor; accounts for 50% of benign soft tissue masses; affects 1% of population; peak age 40-70 years; associated with obesity</text:p>
          </table:table-cell>
          <table:table-cell table:style-name="ce5" office:value-type="string" calcext:value-type="string">
            <text:p>Soft, mobile, painless subcutaneous mass with characteristic doughy consistency; well-circumscribed; typically 2-10 centimeters; most common on trunk, shoulders, neck, proximal extremities</text:p>
          </table:table-cell>
          <table:table-cell table:style-name="ce5" office:value-type="string" calcext:value-type="string">
            <text:p>Slow growth over years; may grow rapidly during weight gain; stable size in most cases</text:p>
          </table:table-cell>
          <table:table-cell table:style-name="ce5" office:value-type="string" calcext:value-type="string">
            <text:p>Liposarcoma, epidermal cyst, lipoblastoma in children, angiolipoma, fibroma, soft tissue sarcoma</text:p>
          </table:table-cell>
          <table:table-cell table:style-name="ce5" office:value-type="string" calcext:value-type="string">
            <text:p>Clinical diagnosis; ultrasonography shows elongated well-circumscribed solid mass with fibrous capsule; magnetic resonance imaging if deep to fascia or concern for liposarcoma</text:p>
          </table:table-cell>
          <table:table-cell table:style-name="ce5" office:value-type="string" calcext:value-type="string">
            <text:p>Observation if asymptomatic; excision if painful, rapidly growing, or cosmetic concern; steroid injection alternative for small lipomas</text:p>
          </table:table-cell>
          <table:table-cell table:style-name="ce9" office:value-type="string" calcext:value-type="string">
            <text:p>N</text:p>
          </table:table-cell>
          <table:table-cell table:style-name="ce10" office:value-type="string" calcext:value-type="string">
            <text:p><text:a xlink:href="https://pubmed.ncbi.nlm.nih.gov/11898962" xlink:type="simple">https://pubmed.ncbi.nlm.nih.gov/11898962</text:a></text:p>
          </table:table-cell>
          <table:table-cell table:style-name="ce9" table:number-columns-repeated="15"/>
          <table:table-cell table:number-columns-repeated="998"/>
        </table:table-row>
        <table:table-row table:style-name="ro39">
          <table:table-cell table:style-name="ce7" office:value-type="string" calcext:value-type="string">
            <text:p>Lisfranc Injury</text:p>
          </table:table-cell>
          <table:table-cell table:style-name="ce5" office:value-type="string" calcext:value-type="string">
            <text:p>Patient with midfoot pain and swelling after twisting injury or axial load to plantar-flexed foot; inability to bear weight; plantar ecchymosis pathognomonic; "subtle injury easily missed"</text:p>
          </table:table-cell>
          <table:table-cell table:style-name="ce5" office:value-type="string" calcext:value-type="string">
            <text:p>Fracture-dislocation of tarsometatarsal joints from high-energy or low-energy trauma; ligamentous disruption (Lisfranc ligament between medial cuneiform and second metatarsal base) or bony injury; stability-based classification guides treatment</text:p>
          </table:table-cell>
          <table:table-cell table:style-name="ce5" office:value-type="string" calcext:value-type="string">
            <text:p>True incidence higher than previously thought due to improved imaging; affects athletes and trauma patients; commonly missed on initial presentation</text:p>
          </table:table-cell>
          <table:table-cell table:style-name="ce5" office:value-type="string" calcext:value-type="string">
            <text:p>Midfoot pain and swelling; plantar ecchymosis; inability to bear weight; tenderness over tarsometatarsal joints; pain with passive abduction of forefoot; positive piano key test</text:p>
          </table:table-cell>
          <table:table-cell table:style-name="ce5" office:value-type="string" calcext:value-type="string">
            <text:p>Acute onset after injury; displaced or unstable injuries require surgical intervention within days to weeks</text:p>
          </table:table-cell>
          <table:table-cell table:style-name="ce5" office:value-type="string" calcext:value-type="string">
            <text:p>Midfoot sprain, metatarsal fracture, navicular fracture, cuboid fracture, Chopart injury</text:p>
          </table:table-cell>
          <table:table-cell table:style-name="ce5" office:value-type="string" calcext:value-type="string">
            <text:p>Weightbearing radiographs (anteroposterior, lateral, oblique) showing diastasis between first and second metatarsal bases or loss of alignment; weightbearing computed tomography increasingly used; magnetic resonance imaging for subtle ligamentous injuries</text:p>
          </table:table-cell>
          <table:table-cell table:style-name="ce5" office:value-type="string" calcext:value-type="string">
            <text:p>Stable injuries: immobilization and non-weightbearing for 6 weeks; Unstable or displaced injuries: open reduction and internal fixation with bridge plating; primary arthrodesis for select cases</text:p>
          </table:table-cell>
          <table:table-cell table:style-name="ce9" office:value-type="string" calcext:value-type="string">
            <text:p>Y</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6">
          <table:table-cell table:style-name="ce7" office:value-type="string" calcext:value-type="string">
            <text:p>Lyme Arthritis</text:p>
          </table:table-cell>
          <table:table-cell table:style-name="ce5" office:value-type="string" calcext:value-type="string">
            <text:p>Child or adult in endemic area with acute monoarthritis of knee; marked swelling with less pain than expected; history of tick bite or erythema migrans weeks to months prior</text:p>
          </table:table-cell>
          <table:table-cell table:style-name="ce5" office:value-type="string" calcext:value-type="string">
            <text:p>Late manifestation of Borrelia burgdorferi infection; hematogenous spread to joint; inflammatory arthritis with synovial proliferation; begins months after tick bite</text:p>
          </table:table-cell>
          <table:table-cell table:style-name="ce5" office:value-type="string" calcext:value-type="string">
            <text:p>Most common late manifestation of Lyme disease in United States; 30 percent annual incidence as presenting manifestation; affects all ages; endemic in New England, Mid-Atlantic, upper Midwest</text:p>
          </table:table-cell>
          <table:table-cell table:style-name="ce5" office:value-type="string" calcext:value-type="string">
            <text:p>Marked swelling of one or few large joints (knee in 50 percent); less pain than expected for degree of swelling; may mimic septic arthritis in young children with fever and painful joint; intermittent episodes; popliteal cyst formation and rupture possible</text:p>
          </table:table-cell>
          <table:table-cell table:style-name="ce5" office:value-type="string" calcext:value-type="string">
            <text:p>Develops months after tick bite; intermittent episodes lasting weeks to months; may become chronic in small percentage</text:p>
          </table:table-cell>
          <table:table-cell table:style-name="ce5" office:value-type="string" calcext:value-type="string">
            <text:p>Septic arthritis, reactive arthritis, juvenile idiopathic arthritis, gout, pseudogout, rheumatoid arthritis</text:p>
          </table:table-cell>
          <table:table-cell table:style-name="ce5" office:value-type="string" calcext:value-type="string">
            <text:p>Serology invariably positive (95 to 100 percent sensitivity); expanded IgG response with at least 5 of 10 bands on Western blot; synovial fluid white blood cell count 46,000 to 60,000 per microliter in children (lower in adults) with neutrophil predominance; synovial fluid polymerase chain reaction less sensitive than serology</text:p>
          </table:table-cell>
          <table:table-cell table:style-name="ce5" office:value-type="string" calcext:value-type="string">
            <text:p>Oral doxycycline 100 milligrams twice daily for 28 days (first-line); alternative: amoxicillin, cefuroxime; intravenous ceftriaxone for refractory cases; nonsteroidal anti-inflammatory drugs or disease-modifying antirheumatic drugs for postinfectious antibiotic-refractory arthritis</text:p>
          </table:table-cell>
          <table:table-cell table:style-name="ce9" office:value-type="string" calcext:value-type="string">
            <text:p>N</text:p>
          </table:table-cell>
          <table:table-cell table:style-name="ce10" office:value-type="string" calcext:value-type="string">
            <text:p><text:a xlink:href="https://www.uptodate.com/contents/lyme-disease-treatment-and-prevention" xlink:type="simple">https://www.uptodate.com/contents/lyme-disease-treatment-and-prevention</text:a></text:p>
          </table:table-cell>
          <table:table-cell table:style-name="ce9" table:number-columns-repeated="15"/>
          <table:table-cell table:number-columns-repeated="998"/>
        </table:table-row>
        <table:table-row table:style-name="ro39">
          <table:table-cell table:style-name="ce7" office:value-type="string" calcext:value-type="string">
            <text:p>Mallet Finger</text:p>
          </table:table-cell>
          <table:table-cell table:style-name="ce5" office:value-type="string" calcext:value-type="string">
            <text:p>Patient with inability to actively extend distal interphalangeal joint after forced flexion injury; "drooping" fingertip; "baseball finger"</text:p>
          </table:table-cell>
          <table:table-cell table:style-name="ce5" office:value-type="string" calcext:value-type="string">
            <text:p>Disruption of extensor tendon mechanism at distal interphalangeal joint from forced flexion against resistance; can be tendon rupture or dorsal avulsion fracture of distal phalanx</text:p>
          </table:table-cell>
          <table:table-cell table:style-name="ce5" office:value-type="string" calcext:value-type="string">
            <text:p>Common finger injury; occurs at all ages; associated with sports including baseball, basketball, volleyball</text:p>
          </table:table-cell>
          <table:table-cell table:style-name="ce5" office:value-type="string" calcext:value-type="string">
            <text:p>Inability to actively extend distal interphalangeal joint; fingertip rests in flexion; pain and swelling at dorsal distal interphalangeal joint; passive extension preserved</text:p>
          </table:table-cell>
          <table:table-cell table:style-name="ce5" office:value-type="string" calcext:value-type="string">
            <text:p>Acute onset with injury; requires 8 weeks strict immobilization; premature flexion prolongs recovery; extension lag common complication</text:p>
          </table:table-cell>
          <table:table-cell table:style-name="ce5" office:value-type="string" calcext:value-type="string">
            <text:p>Flexor digitorum profundus avulsion, distal phalanx fracture, proximal interphalangeal joint injury, extensor tendon laceration</text:p>
          </table:table-cell>
          <table:table-cell table:style-name="ce5" office:value-type="string" calcext:value-type="string">
            <text:p>Clinical diagnosis with inability to actively extend distal interphalangeal joint; radiographs show dorsal avulsion fracture in some cases; greater than 30% intra-articular involvement requires referral</text:p>
          </table:table-cell>
          <table:table-cell table:style-name="ce5" office:value-type="string" calcext:value-type="string">
            <text:p>Strict splinting of distal interphalangeal joint in full extension to slight hyperextension for 8 weeks continuously; dorsally padded aluminum splint, volar splint, or stack splint; surgery for large avulsion fractures or open injuries</text:p>
          </table:table-cell>
          <table:table-cell table:style-name="ce9" office:value-type="string" calcext:value-type="string">
            <text:p>N</text:p>
          </table:table-cell>
          <table:table-cell table:style-name="ce10" office:value-type="string" calcext:value-type="string">
            <text:p><text:a xlink:href="https://www.aafp.org/pubs/afp/issues/2022/0600/p631.html" xlink:type="simple">https://www.aafp.org/pubs/afp/issues/2022/0600/p631.html</text:a></text:p>
          </table:table-cell>
          <table:table-cell table:style-name="ce9" table:number-columns-repeated="15"/>
          <table:table-cell table:number-columns-repeated="998"/>
        </table:table-row>
        <table:table-row table:style-name="ro37">
          <table:table-cell table:style-name="ce7" office:value-type="string" calcext:value-type="string">
            <text:p>Marfan Syndrome</text:p>
          </table:table-cell>
          <table:table-cell table:style-name="ce5" office:value-type="string" calcext:value-type="string">
            <text:p>Tall thin adolescent or young adult with arachnodactyly, pectus deformity, ectopia lentis, and aortic root dilation; "thumb and wrist signs" positive</text:p>
          </table:table-cell>
          <table:table-cell table:style-name="ce5" office:value-type="string" calcext:value-type="string">
            <text:p>Autosomal dominant disorder caused by FBN1 gene mutations affecting fibrillin-1 protein; impaired extracellular matrix formation; altered transforming growth factor beta signaling causes connective tissue abnormalities</text:p>
          </table:table-cell>
          <table:table-cell table:style-name="ce5" office:value-type="string" calcext:value-type="string">
            <text:p>Prevalence 1 in 5,000-15,000; autosomal dominant inheritance; 25% de novo mutations; affects all ethnic groups equally</text:p>
          </table:table-cell>
          <table:table-cell table:style-name="ce5" office:value-type="string" calcext:value-type="string">
            <text:p>Skeletal: tall stature, arachnodactyly, pectus deformity, scoliosis, joint hypermobility; ocular: ectopia lentis, myopia; cardiovascular: aortic root aneurysm, mitral valve prolapse, aortic dissection; dural ectasia</text:p>
          </table:table-cell>
          <table:table-cell table:style-name="ce5" office:value-type="string" calcext:value-type="string">
            <text:p>Present from birth but manifestations develop over time; aortic root dilation progressive; life-threatening aortic dissection risk increases with age and aortic diameter</text:p>
          </table:table-cell>
          <table:table-cell table:style-name="ce5" office:value-type="string" calcext:value-type="string">
            <text:p>Loeys-Dietz syndrome, Ehlers-Danlos syndrome vascular type, homocystinuria, congenital contractural arachnodactyly, familial thoracic aortic aneurysm</text:p>
          </table:table-cell>
          <table:table-cell table:style-name="ce5" office:value-type="string" calcext:value-type="string">
            <text:p>Clinical diagnosis using Ghent II nosology; genetic testing for FBN1 mutations confirmatory; echocardiography or magnetic resonance imaging for aortic root measurement; ophthalmologic examination for ectopia lentis</text:p>
          </table:table-cell>
          <table:table-cell table:style-name="ce5" office:value-type="string" calcext:value-type="string">
            <text:p>Beta-blockers or angiotensin receptor blockers to slow aortic growth; prophylactic aortic root replacement when diameter reaches 4.5-5.0 centimeters or earlier with family history of dissection; annual imaging surveillance; ophthalmologic and orthopedic management</text:p>
          </table:table-cell>
          <table:table-cell table:style-name="ce9" office:value-type="string" calcext:value-type="string">
            <text:p>Y</text:p>
          </table:table-cell>
          <table:table-cell table:style-name="ce10" office:value-type="string" calcext:value-type="string">
            <text:p><text:a xlink:href="https://publications.aap.org/pediatrics/article/151/4/e2023061450/191225/Health-Supervision-for-Children-and-Adolescents" xlink:type="simple">https://publications.aap.org/pediatrics/article/151/4/e2023061450/191225/Health-Supervision-for-Children-and-Adolescents</text:a></text:p>
          </table:table-cell>
          <table:table-cell table:style-name="ce9" table:number-columns-repeated="15"/>
          <table:table-cell table:number-columns-repeated="998"/>
        </table:table-row>
        <table:table-row table:style-name="ro39">
          <table:table-cell table:style-name="ce7" office:value-type="string" calcext:value-type="string">
            <text:p>Medial Tibial Stress Syndrome (Shin Splints)</text:p>
          </table:table-cell>
          <table:table-cell table:style-name="ce5" office:value-type="string" calcext:value-type="string">
            <text:p>Runner or military recruit with diffuse pain along posteromedial tibial shaft; pain with activity; no focal tenderness or edema; "shin splints"</text:p>
          </table:table-cell>
          <table:table-cell table:style-name="ce5" office:value-type="string" calcext:value-type="string">
            <text:p>Periostitis of posteromedial tibia from repetitive stress; traction injury from soleus and flexor digitorum longus; bone remodeling response to repetitive loading; risk factors include sudden increase in training, hard running surfaces, improper footwear</text:p>
          </table:table-cell>
          <table:table-cell table:style-name="ce5" office:value-type="string" calcext:value-type="string">
            <text:p>Common overuse injury in runners and military recruits; affects 13 to 20 percent of runners; female predominance</text:p>
          </table:table-cell>
          <table:table-cell table:style-name="ce5" office:value-type="string" calcext:value-type="string">
            <text:p>Diffuse pain along distal two-thirds of posteromedial tibial shaft; pain with running or jumping; tenderness over length of posteromedial tibia (greater than 5 centimeters); no focal tenderness; no edema; pain reproduced with resisted plantarflexion</text:p>
          </table:table-cell>
          <table:table-cell table:style-name="ce5" office:value-type="string" calcext:value-type="string">
            <text:p>Insidious onset over weeks; progressive with continued activity</text:p>
          </table:table-cell>
          <table:table-cell table:style-name="ce5" office:value-type="string" calcext:value-type="string">
            <text:p>Tibial stress fracture, chronic exertional compartment syndrome, popliteal artery entrapment, nerve entrapment</text:p>
          </table:table-cell>
          <table:table-cell table:style-name="ce5" office:value-type="string" calcext:value-type="string">
            <text:p>Clinical diagnosis; diffuse tenderness along posteromedial tibial shaft distinguishes from stress fracture (focal tenderness); imaging if stress fracture suspected; radiographs often normal; magnetic resonance imaging or bone scan if diagnosis uncertain</text:p>
          </table:table-cell>
          <table:table-cell table:style-name="ce5" office:value-type="string" calcext:value-type="string">
            <text:p>Activity modification; relative rest; ice; nonsteroidal anti-inflammatory drugs; gradual return to activity; stretching and strengthening exercises; orthotics for overpronation; proper footwear; avoid hard surfaces; cross-training</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37">
          <table:table-cell table:style-name="ce7" office:value-type="string" calcext:value-type="string">
            <text:p>Meniscal Tears</text:p>
          </table:table-cell>
          <table:table-cell table:style-name="ce5" office:value-type="string" calcext:value-type="string">
            <text:p>Acute traumatic tear: young adult with twisting injury and joint line pain; Degenerative tear: middle-aged or older adult with insidious knee pain; mechanical symptoms (clicking, catching, locking) have modest predictive value</text:p>
          </table:table-cell>
          <table:table-cell table:style-name="ce5" office:value-type="string" calcext:value-type="string">
            <text:p>Traumatic tears from acute twisting or rotatory injury in younger patients; degenerative tears from chronic wear in middle-aged and older adults, often associated with osteoarthritis; displaced tissue can cause mechanical symptoms</text:p>
          </table:table-cell>
          <table:table-cell table:style-name="ce5" office:value-type="string" calcext:value-type="string">
            <text:p>Affects 12 percent of adult population; traumatic tears in patients under 40 years; degenerative tears in patients over 40 years; risk factors include age over 60 years, male sex, work-related kneeling and squatting, heavy lifting</text:p>
          </table:table-cell>
          <table:table-cell table:style-name="ce5" office:value-type="string" calcext:value-type="string">
            <text:p>Joint line pain; effusion; mechanical symptoms (clicking, catching, locking) with modest sensitivity and specificity; positive McMurray test (61 percent sensitive, 84 percent specific); joint line tenderness (83 percent sensitive, 83 percent specific)</text:p>
          </table:table-cell>
          <table:table-cell table:style-name="ce5" office:value-type="string" calcext:value-type="string">
            <text:p>Traumatic: acute onset after injury; Degenerative: insidious onset over weeks to months</text:p>
          </table:table-cell>
          <table:table-cell table:style-name="ce5" office:value-type="string" calcext:value-type="string">
            <text:p>Anterior cruciate ligament tear, osteoarthritis, patellofemoral pain syndrome, collateral ligament injury, patellar tendinopathy</text:p>
          </table:table-cell>
          <table:table-cell table:style-name="ce5" office:value-type="string" calcext:value-type="string">
            <text:p>Clinical diagnosis with McMurray test and joint line tenderness; combination of tests better than individual findings; magnetic resonance imaging 78 to 89 percent sensitive, 88 to 95 percent specific; reserved for complicated cases or preoperative planning</text:p>
          </table:table-cell>
          <table:table-cell table:style-name="ce5" office:value-type="string" calcext:value-type="string">
            <text:p>Conservative management first-line: exercise therapy for 4 to 6 weeks; nonsteroidal anti-inflammatory drugs; activity modification; surgery for severe traumatic bucket-handle tears with displaced tissue; degenerative tears treated with exercise even with mechanical symptoms</text:p>
          </table:table-cell>
          <table:table-cell table:style-name="ce9" office:value-type="string" calcext:value-type="string">
            <text:p>N</text:p>
          </table:table-cell>
          <table:table-cell table:style-name="ce10" office:value-type="string" calcext:value-type="string">
            <text:p><text:a xlink:href="https://www.uptodate.com/contents/meniscal-injury-of-the-knee" xlink:type="simple">https://www.uptodate.com/contents/meniscal-injury-of-the-knee</text:a></text:p>
          </table:table-cell>
          <table:table-cell table:style-name="ce9" table:number-columns-repeated="15"/>
          <table:table-cell table:number-columns-repeated="998"/>
        </table:table-row>
        <table:table-row table:style-name="ro37">
          <table:table-cell table:style-name="ce7" office:value-type="string" calcext:value-type="string">
            <text:p>Menkes Disease</text:p>
          </table:table-cell>
          <table:table-cell table:style-name="ce8" office:value-type="string" calcext:value-type="string">
            <text:p>Male infant with seizures, hypotonia, failure to thrive, and kinky sparse hair; "kinky hair disease"; X-linked recessive</text:p>
          </table:table-cell>
          <table:table-cell table:style-name="ce8" office:value-type="string" calcext:value-type="string">
            <text:p>X-linked recessive disorder caused by ATP7A gene mutations affecting copper transport; copper deficiency impairs multiple copper-dependent enzymes including lysyl oxidase affecting connective tissue and cytochrome c oxidase affecting energy metabolism</text:p>
          </table:table-cell>
          <table:table-cell table:style-name="ce8" office:value-type="string" calcext:value-type="string">
            <text:p>Incidence 1 in 100,000-250,000 live births; X-linked recessive inheritance affecting males; carrier females usually asymptomatic</text:p>
          </table:table-cell>
          <table:table-cell table:style-name="ce8" office:value-type="string" calcext:value-type="string">
            <text:p>Seizures beginning at 2-3 months, severe developmental delay, hypotonia, failure to thrive, hypothermia, kinky sparse depigmented hair, loose skin, vascular tortuosity, skeletal abnormalities including metaphyseal spurring</text:p>
          </table:table-cell>
          <table:table-cell table:style-name="ce8" office:value-type="string" calcext:value-type="string">
            <text:p>Symptoms begin 6-8 weeks of age; progressive neurodegeneration; death typically by age 3 years without treatment; milder forms exist with later onset</text:p>
          </table:table-cell>
          <table:table-cell table:style-name="ce5" office:value-type="string" calcext:value-type="string">
            <text:p>Ehlers-Danlos syndrome, other causes of infantile seizures, metabolic disorders, mitochondrial disorders, child abuse</text:p>
          </table:table-cell>
          <table:table-cell table:style-name="ce5" office:value-type="string" calcext:value-type="string">
            <text:p>Low serum copper and ceruloplasmin; elevated copper to ceruloplasmin ratio; genetic testing for ATP7A mutations; brain magnetic resonance imaging shows cerebral atrophy and white matter changes; skeletal survey shows metaphyseal spurring and wormian bones</text:p>
          </table:table-cell>
          <table:table-cell table:style-name="ce5" office:value-type="string" calcext:value-type="string">
            <text:p>Early copper histidine subcutaneous injections may improve outcomes if started before 4 weeks of age; supportive care for seizures and feeding difficulties; physical therapy; poor prognosis despite treatment</text:p>
          </table:table-cell>
          <table:table-cell table:style-name="ce9" office:value-type="string" calcext:value-type="string">
            <text:p>Y</text:p>
          </table:table-cell>
          <table:table-cell table:style-name="ce10" office:value-type="string" calcext:value-type="string">
            <text:p><text:a xlink:href="https://www.ncbi.nlm.nih.gov/books/NBK1224/" xlink:type="simple">https://www.ncbi.nlm.nih.gov/books/NBK1224/</text:a></text:p>
          </table:table-cell>
          <table:table-cell table:style-name="ce9" table:number-columns-repeated="15"/>
          <table:table-cell table:number-columns-repeated="998"/>
        </table:table-row>
        <table:table-row table:style-name="ro37">
          <table:table-cell table:style-name="ce7" office:value-type="string" calcext:value-type="string">
            <text:p>Metastatic Bone Disease</text:p>
          </table:table-cell>
          <table:table-cell table:style-name="ce5" office:value-type="string" calcext:value-type="string">
            <text:p>Adult with known primary malignancy presenting with new bone pain; breast, prostate, lung, kidney, or thyroid cancer most common primaries</text:p>
          </table:table-cell>
          <table:table-cell table:style-name="ce5" office:value-type="string" calcext:value-type="string">
            <text:p>Tumor cells colonize bone marrow niches and disrupt normal bone remodeling; osteolytic lesions from increased osteoclast activity; osteoblastic lesions from increased osteoblast activity; vicious cycle between tumor growth and bone destruction</text:p>
          </table:table-cell>
          <table:table-cell table:style-name="ce5" office:value-type="string" calcext:value-type="string">
            <text:p>Most common malignant bone tumor in adults; breast and prostate cancer most frequently metastasize to bone; spine, pelvis, ribs, skull, and proximal long bones most common sites</text:p>
          </table:table-cell>
          <table:table-cell table:style-name="ce5" office:value-type="string" calcext:value-type="string">
            <text:p>Bone pain often worse at night, pathologic fractures, hypercalcemia, spinal cord compression, reduced mobility; pain may be disproportionate to imaging findings</text:p>
          </table:table-cell>
          <table:table-cell table:style-name="ce5" office:value-type="string" calcext:value-type="string">
            <text:p>Variable depending on primary tumor; median survival months to years; skeletal-related events occur in 50 percent of patients with bone metastases</text:p>
          </table:table-cell>
          <table:table-cell table:style-name="ce5" office:value-type="string" calcext:value-type="string">
            <text:p>Multiple myeloma, primary bone tumors, osteoporotic fractures, Paget disease, infection</text:p>
          </table:table-cell>
          <table:table-cell table:style-name="ce5" office:value-type="string" calcext:value-type="string">
            <text:p>Radiographs show lytic, blastic, or mixed lesions; bone scan or PET-CT for staging; CT or MRI for detailed assessment; biopsy if primary unknown; serum protein electrophoresis to exclude myeloma</text:p>
          </table:table-cell>
          <table:table-cell table:style-name="ce5" office:value-type="string" calcext:value-type="string">
            <text:p>Treat underlying malignancy with systemic therapy; bisphosphonates or denosumab to reduce skeletal-related events; radiation therapy for pain or impending fracture; surgery for fractures or spinal cord compression; analgesics per WHO ladder</text:p>
          </table:table-cell>
          <table:table-cell table:style-name="ce9" office:value-type="string" calcext:value-type="string">
            <text:p>Y</text:p>
          </table:table-cell>
          <table:table-cell table:style-name="ce10" office:value-type="string" calcext:value-type="string">
            <text:p><text:a xlink:href="https://www.cancer.gov/types/metastatic-cancer" xlink:type="simple">https://www.cancer.gov/types/metastatic-cancer</text:a></text:p>
          </table:table-cell>
          <table:table-cell table:style-name="ce9" table:number-columns-repeated="15"/>
          <table:table-cell table:number-columns-repeated="998"/>
        </table:table-row>
        <table:table-row table:style-name="ro17">
          <table:table-cell table:style-name="ce7" office:value-type="string" calcext:value-type="string">
            <text:p>Morton Neuroma</text:p>
          </table:table-cell>
          <table:table-cell table:style-name="ce5" office:value-type="string" calcext:value-type="string">
            <text:p>Middle-aged woman with burning pain between metatarsal heads radiating to toes; pain worse with tight shoes or high heels; "interdigital neuroma"; third webspace most common</text:p>
          </table:table-cell>
          <table:table-cell table:style-name="ce5" office:value-type="string" calcext:value-type="string">
            <text:p>Epineural and perineural fibrosis with decreased myelination of interdigital nerve; not a true neuroma or tumor; third digital nerve most commonly affected (87 percent); etiology unclear</text:p>
          </table:table-cell>
          <table:table-cell table:style-name="ce5" office:value-type="string" calcext:value-type="string">
            <text:p>Second most common compressive neuropathy after carpal tunnel syndrome; peak incidence 45 to 54 years; female to male ratio greater than 4 to 1; bilateral in 21 percent</text:p>
          </table:table-cell>
          <table:table-cell table:style-name="ce5" office:value-type="string" calcext:value-type="string">
            <text:p>Burning pain between metatarsal heads; pain radiating to adjacent toes; numbness or electrical sensations in toes; pain worse with walking and tight shoes; positive thumb-index finger squeeze test; positive Mulder sign; positive Tinel sign</text:p>
          </table:table-cell>
          <table:table-cell table:style-name="ce5" office:value-type="string" calcext:value-type="string">
            <text:p>Insidious onset over weeks to months; progressive with continued aggravating activities</text:p>
          </table:table-cell>
          <table:table-cell table:style-name="ce5" office:value-type="string" calcext:value-type="string">
            <text:p>Metatarsalgia, stress fracture, metatarsophalangeal joint synovitis, Freiberg disease, tarsal tunnel syndrome</text:p>
          </table:table-cell>
          <table:table-cell table:style-name="ce5" office:value-type="string" calcext:value-type="string">
            <text:p>Clinical diagnosis based on history and physical examination (97.5 percent histologically confirmed); ultrasound (91 percent sensitivity, 85 percent specificity) or magnetic resonance imaging (90 percent sensitivity, 100 percent specificity) if diagnosis uncertain</text:p>
          </table:table-cell>
          <table:table-cell table:style-name="ce5" office:value-type="string" calcext:value-type="string">
            <text:p>Wide toe-box shoes with cushioning; metatarsal or neuroma pads; custom orthotics; corticosteroid injection for short-term relief; surgical excision for refractory cases</text:p>
          </table:table-cell>
          <table:table-cell table:style-name="ce9" office:value-type="string" calcext:value-type="string">
            <text:p>N</text:p>
          </table:table-cell>
          <table:table-cell table:style-name="ce10" office:value-type="string" calcext:value-type="string">
            <text:p><text:a xlink:href="https://www.uptodate.com/contents/morton-neuroma" xlink:type="simple">https://www.uptodate.com/contents/morton-neuroma</text:a></text:p>
          </table:table-cell>
          <table:table-cell table:style-name="ce9" table:number-columns-repeated="15"/>
          <table:table-cell table:number-columns-repeated="998"/>
        </table:table-row>
        <table:table-row table:style-name="ro6">
          <table:table-cell table:style-name="ce7" office:value-type="string" calcext:value-type="string">
            <text:p>Multiple Myeloma (bone manifestations)</text:p>
          </table:table-cell>
          <table:table-cell table:style-name="ce5" office:value-type="string" calcext:value-type="string">
            <text:p>Elderly patient with bone pain, anemia, hypercalcemia, renal insufficiency, and punched-out lytic lesions on skull radiograph</text:p>
          </table:table-cell>
          <table:table-cell table:style-name="ce5" office:value-type="string" calcext:value-type="string">
            <text:p>Clonal plasma cell proliferation in bone marrow causing uncoupling of bone remodeling with increased osteoclast activity and decreased osteoblast activity via RANKL, DKK1, and other factors</text:p>
          </table:table-cell>
          <table:table-cell table:style-name="ce5" office:value-type="string" calcext:value-type="string">
            <text:p>Median age 65 to 70 years; more common in males and African Americans; accounts for 10 percent of hematologic malignancies</text:p>
          </table:table-cell>
          <table:table-cell table:style-name="ce5" office:value-type="string" calcext:value-type="string">
            <text:p>Bone pain especially back and ribs, pathologic fractures, hypercalcemia, anemia, renal insufficiency, recurrent infections; 80 percent have lytic bone lesions at diagnosis</text:p>
          </table:table-cell>
          <table:table-cell table:style-name="ce5" office:value-type="string" calcext:value-type="string">
            <text:p>Progressive disease with median survival 2 to 3 years for stage IV disease; bone disease present in 70 percent at diagnosis</text:p>
          </table:table-cell>
          <table:table-cell table:style-name="ce5" office:value-type="string" calcext:value-type="string">
            <text:p>Metastatic bone disease, osteoporosis with fractures, hyperparathyroidism, Paget disease, lymphoma</text:p>
          </table:table-cell>
          <table:table-cell table:style-name="ce5" office:value-type="string" calcext:value-type="string">
            <text:p>Bone marrow biopsy with 10 percent or greater clonal plasma cells; serum and urine protein electrophoresis with monoclonal protein; serum free light chains; whole-body PET-CT or low-dose CT preferred over skeletal survey; CRAB criteria or myeloma-defining biomarkers</text:p>
          </table:table-cell>
          <table:table-cell table:style-name="ce5" office:value-type="string" calcext:value-type="string">
            <text:p>Systemic antimyeloma therapy; bisphosphonates or denosumab for all patients receiving therapy; radiation therapy for pain or impending fracture; orthopedic consultation for fractures or spinal cord compression; vertebroplasty or kyphoplasty for vertebral compression fractures</text:p>
          </table:table-cell>
          <table:table-cell table:style-name="ce9" office:value-type="string" calcext:value-type="string">
            <text:p>Y</text:p>
          </table:table-cell>
          <table:table-cell table:style-name="ce10" office:value-type="string" calcext:value-type="string">
            <text:p><text:a xlink:href="https://www.nccn.org/guidelines/guidelines-detail?category=1=1445" xlink:type="simple">https://www.nccn.org/guidelines/guidelines-detail?category=1=1445</text:a></text:p>
          </table:table-cell>
          <table:table-cell table:style-name="ce9" table:number-columns-repeated="15"/>
          <table:table-cell table:number-columns-repeated="998"/>
        </table:table-row>
        <table:table-row table:style-name="ro37">
          <table:table-cell table:style-name="ce7" office:value-type="string" calcext:value-type="string">
            <text:p>Myasthenia Gravis</text:p>
          </table:table-cell>
          <table:table-cell table:style-name="ce5" office:value-type="string" calcext:value-type="string">
            <text:p>Ptosis and diplopia that worsen with sustained activity; "ice pack test" improves ptosis</text:p>
          </table:table-cell>
          <table:table-cell table:style-name="ce5" office:value-type="string" calcext:value-type="string">
            <text:p>Autoantibodies against acetylcholine receptor, muscle-specific kinase, or other postsynaptic proteins impair neuromuscular transmission</text:p>
          </table:table-cell>
          <table:table-cell table:style-name="ce5" office:value-type="string" calcext:value-type="string">
            <text:p>Affects all ages; female predominance in early onset (less than 50 years); associated with thymic abnormalities</text:p>
          </table:table-cell>
          <table:table-cell table:style-name="ce5" office:value-type="string" calcext:value-type="string">
            <text:p>Fluctuating muscle weakness worsening with activity; ocular symptoms (ptosis, diplopia); bulbar weakness (dysphagia, dysarthria); respiratory muscle involvement in crisis</text:p>
          </table:table-cell>
          <table:table-cell table:style-name="ce5" office:value-type="string" calcext:value-type="string">
            <text:p>Chronic progressive with fluctuations; myasthenic crisis can develop acutely</text:p>
          </table:table-cell>
          <table:table-cell table:style-name="ce5" office:value-type="string" calcext:value-type="string">
            <text:p>Lambert-Eaton myasthenic syndrome, botulism, oculopharyngeal muscular dystrophy, mitochondrial myopathy, brainstem lesions</text:p>
          </table:table-cell>
          <table:table-cell table:style-name="ce5" office:value-type="string" calcext:value-type="string">
            <text:p>Acetylcholine receptor or muscle-specific kinase antibodies; repetitive nerve stimulation showing decremental response; single-fiber electromyography; edrophonium test; chest imaging for thymoma</text:p>
          </table:table-cell>
          <table:table-cell table:style-name="ce5" office:value-type="string" calcext:value-type="string">
            <text:p>Acetylcholinesterase inhibitors (pyridostigmine); immunosuppression (azathioprine, corticosteroids); thymectomy in selected cases; intravenous immunoglobulin or plasma exchange for exacerbations; eculizumab for refractory cases</text:p>
          </table:table-cell>
          <table:table-cell table:style-name="ce9" office:value-type="string" calcext:value-type="string">
            <text:p>N</text:p>
          </table:table-cell>
          <table:table-cell table:style-name="ce10" office:value-type="string" calcext:value-type="string">
            <text:p><text:a xlink:href="https://www.uptodate.com/contents/myasthenia-gravis" xlink:type="simple">https://www.uptodate.com/contents/myasthenia-gravis</text:a></text:p>
          </table:table-cell>
          <table:table-cell table:style-name="ce9" table:number-columns-repeated="15"/>
          <table:table-cell table:number-columns-repeated="998"/>
        </table:table-row>
        <table:table-row table:style-name="ro39">
          <table:table-cell table:style-name="ce7" office:value-type="string" calcext:value-type="string">
            <text:p>Myelomeningocele</text:p>
          </table:table-cell>
          <table:table-cell table:style-name="ce5" office:value-type="string" calcext:value-type="string">
            <text:p>Newborn with visible open spinal defect, typically thoracolumbar; associated with Chiari II malformation and hydrocephalus</text:p>
          </table:table-cell>
          <table:table-cell table:style-name="ce5" office:value-type="string" calcext:value-type="string">
            <text:p>Failure of posterior neuropore closure during neurulation resulting in exposed neural placode</text:p>
          </table:table-cell>
          <table:table-cell table:style-name="ce5" office:value-type="string" calcext:value-type="string">
            <text:p>Approximately 1 in 3,000 live births in United States; preventable with maternal folic acid supplementation</text:p>
          </table:table-cell>
          <table:table-cell table:style-name="ce5" office:value-type="string" calcext:value-type="string">
            <text:p>Open spinal lesion with exposed neural tissue; motor and sensory deficits below lesion level; bladder and bowel dysfunction; lower extremity paralysis; hydrocephalus; Chiari II malformation</text:p>
          </table:table-cell>
          <table:table-cell table:style-name="ce5" office:value-type="string" calcext:value-type="string">
            <text:p>Congenital defect present at birth; complications develop over time</text:p>
          </table:table-cell>
          <table:table-cell table:style-name="ce5" office:value-type="string" calcext:value-type="string">
            <text:p>Other neural tube defects (meningocele, lipomyelomeningocele), sacrococcygeal teratoma</text:p>
          </table:table-cell>
          <table:table-cell table:style-name="ce5" office:value-type="string" calcext:value-type="string">
            <text:p>Prenatal ultrasound and elevated maternal serum alpha-fetoprotein; prenatal magnetic resonance imaging; postnatal physical examination and imaging</text:p>
          </table:table-cell>
          <table:table-cell table:style-name="ce5" office:value-type="string" calcext:value-type="string">
            <text:p>Early surgical closure within 24 to 48 hours after birth; fetal surgery increasingly performed; ventriculoperitoneal shunt for hydrocephalus; multidisciplinary management of neurologic, orthopedic, and urologic complications</text:p>
          </table:table-cell>
          <table:table-cell table:style-name="ce9" office:value-type="string" calcext:value-type="string">
            <text:p>Y</text:p>
          </table:table-cell>
          <table:table-cell table:style-name="ce10" office:value-type="string" calcext:value-type="string">
            <text:p><text:a xlink:href="https://www.uptodate.com/contents/myelomeningocele-meningomyelocele" xlink:type="simple">https://www.uptodate.com/contents/myelomeningocele-meningomyelocele</text:a></text:p>
          </table:table-cell>
          <table:table-cell table:style-name="ce9" table:number-columns-repeated="15"/>
          <table:table-cell table:number-columns-repeated="998"/>
        </table:table-row>
        <table:table-row table:style-name="ro37">
          <table:table-cell table:style-name="ce7" office:value-type="string" calcext:value-type="string">
            <text:p>Myonecrosis (Gas Gangrene)</text:p>
          </table:table-cell>
          <table:table-cell table:style-name="ce5" office:value-type="string" calcext:value-type="string">
            <text:p>Severe pain out of proportion to examination; crepitus; bronze or purplish skin discoloration; "dishwater" exudate; rapid progression</text:p>
          </table:table-cell>
          <table:table-cell table:style-name="ce5" office:value-type="string" calcext:value-type="string">
            <text:p>Clostridium perfringens or other Clostridium species produce toxins (alpha, theta) causing muscle necrosis, hemolysis, and vascular thrombosis in anaerobic conditions</text:p>
          </table:table-cell>
          <table:table-cell table:style-name="ce5" office:value-type="string" calcext:value-type="string">
            <text:p>Approximately 1,000 cases per year in United States; higher in developing countries; traumatic form follows deep tissue injury; spontaneous form in immunocompromised or malignancy patients</text:p>
          </table:table-cell>
          <table:table-cell table:style-name="ce5" office:value-type="string" calcext:value-type="string">
            <text:p>Severe pain at injury site; tense, tender tissue; skin color progression from pale to bronze to purplish-red; bullae with reddish-blue fluid; crepitus; systemic toxicity with tachycardia, fever, shock</text:p>
          </table:table-cell>
          <table:table-cell table:style-name="ce5" office:value-type="string" calcext:value-type="string">
            <text:p>Rapid progression within 24 hours of injury or onset</text:p>
          </table:table-cell>
          <table:table-cell table:style-name="ce5" office:value-type="string" calcext:value-type="string">
            <text:p>Necrotizing fasciitis, anaerobic cellulitis, pyomyositis, compartment syndrome</text:p>
          </table:table-cell>
          <table:table-cell table:style-name="ce5" office:value-type="string" calcext:value-type="string">
            <text:p>Clinical diagnosis; imaging shows gas in tissue; Gram stain reveals large gram-positive rods; tissue culture; surgical exploration</text:p>
          </table:table-cell>
          <table:table-cell table:style-name="ce5" office:value-type="string" calcext:value-type="string">
            <text:p>Urgent surgical debridement; broad-spectrum antibiotics (vancomycin plus piperacillin-tazobactam or carbapenem); definitive therapy with penicillin plus clindamycin; aggressive fluid resuscitation; hyperbaric oxygen not recommended as delays surgery</text:p>
          </table:table-cell>
          <table:table-cell table:style-name="ce9" office:value-type="string" calcext:value-type="string">
            <text:p>Y</text:p>
          </table:table-cell>
          <table:table-cell table:style-name="ce10" office:value-type="string" calcext:value-type="string">
            <text:p><text:a xlink:href="https://www.uptodate.com/contents/gas-gangrene-and-other-clostridial-infections" xlink:type="simple">https://www.uptodate.com/contents/gas-gangrene-and-other-clostridial-infections</text:a></text:p>
          </table:table-cell>
          <table:table-cell table:style-name="ce9" table:number-columns-repeated="15"/>
          <table:table-cell table:number-columns-repeated="998"/>
        </table:table-row>
        <table:table-row table:style-name="ro38">
          <table:table-cell table:style-name="ce7" office:value-type="string" calcext:value-type="string">
            <text:p>Myxoid Liposarcoma</text:p>
          </table:table-cell>
          <table:table-cell table:style-name="ce5" office:value-type="string" calcext:value-type="string">
            <text:p>Young to middle-aged adult with painless, slowly enlarging soft tissue mass in extremity (especially thigh)</text:p>
          </table:table-cell>
          <table:table-cell table:style-name="ce5" office:value-type="string" calcext:value-type="string">
            <text:p>Chromosomal translocation t(12;16) producing FUS-DDIT3 fusion protein or less commonly t(12;22) producing EWSR1-DDIT3 fusion; blocks lipogenic differentiation</text:p>
          </table:table-cell>
          <table:table-cell table:style-name="ce5" office:value-type="string" calcext:value-type="string">
            <text:p>Second most common liposarcoma subtype; predilection for extremities; metastasizes to soft tissues and bone rather than lung</text:p>
          </table:table-cell>
          <table:table-cell table:style-name="ce5" office:value-type="string" calcext:value-type="string">
            <text:p>Painless soft tissue mass; local recurrence in 10 to 20 percent; distant metastases in 30 to 60 percent; tumors with greater than 5 percent hypercellularity are high risk</text:p>
          </table:table-cell>
          <table:table-cell table:style-name="ce5" office:value-type="string" calcext:value-type="string">
            <text:p>Slow growth over months to years; metastases may occur years after initial diagnosis</text:p>
          </table:table-cell>
          <table:table-cell table:style-name="ce5" office:value-type="string" calcext:value-type="string">
            <text:p>Other liposarcoma subtypes (well-differentiated, dedifferentiated, pleomorphic), other soft tissue sarcomas, lipoma</text:p>
          </table:table-cell>
          <table:table-cell table:style-name="ce5" office:value-type="string" calcext:value-type="string">
            <text:p>Magnetic resonance imaging; biopsy with histology showing myxoid stroma and lipoblasts; molecular testing for FUS-DDIT3 or EWSR1-DDIT3 fusion</text:p>
          </table:table-cell>
          <table:table-cell table:style-name="ce5" office:value-type="string" calcext:value-type="string">
            <text:p>Surgical resection with wide margins; radiotherapy (highly radiosensitive); trabectedin for advanced disease; anthracycline-based chemotherapy</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17">
          <table:table-cell table:style-name="ce7" office:value-type="string" calcext:value-type="string">
            <text:p>Necrotizing Cellulitis</text:p>
          </table:table-cell>
          <table:table-cell table:style-name="ce5" office:value-type="string" calcext:value-type="string">
            <text:p>Rapidly progressive skin infection with pain out of proportion to examination; skin necrosis; systemic toxicity</text:p>
          </table:table-cell>
          <table:table-cell table:style-name="ce5" office:value-type="string" calcext:value-type="string">
            <text:p>Bacterial invasion of dermis and subcutaneous tissue with necrotizing component; polymicrobial (mixed aerobic-anaerobic) or monomicrobial (Streptococcus, Staphylococcus aureus)</text:p>
          </table:table-cell>
          <table:table-cell table:style-name="ce5" office:value-type="string" calcext:value-type="string">
            <text:p>Occurs after trauma, surgery, or minor skin breaches; risk factors include diabetes, immunosuppression, peripheral vascular disease</text:p>
          </table:table-cell>
          <table:table-cell table:style-name="ce5" office:value-type="string" calcext:value-type="string">
            <text:p>Severe pain; erythema; edema; skin necrosis; bullae; crepitus may be present; systemic toxicity with fever, hypotension</text:p>
          </table:table-cell>
          <table:table-cell table:style-name="ce5" office:value-type="string" calcext:value-type="string">
            <text:p>Rapid progression over hours to days</text:p>
          </table:table-cell>
          <table:table-cell table:style-name="ce5" office:value-type="string" calcext:value-type="string">
            <text:p>Cellulitis without necrosis, necrotizing fasciitis, gas gangrene, pyomyositis</text:p>
          </table:table-cell>
          <table:table-cell table:style-name="ce5" office:value-type="string" calcext:value-type="string">
            <text:p>Clinical diagnosis; elevated white blood cell count, low sodium, elevated lactate suggest necrotizing infection; imaging shows gas or fluid collections; surgical exploration definitive</text:p>
          </table:table-cell>
          <table:table-cell table:style-name="ce5" office:value-type="string" calcext:value-type="string">
            <text:p>Urgent surgical debridement; broad-spectrum antibiotics covering methicillin-resistant Staphylococcus aureus and anaerobes (vancomycin or linezolid plus piperacillin-tazobactam or carbapenem); aggressive supportive care</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6">
          <table:table-cell table:style-name="ce7" office:value-type="string" calcext:value-type="string">
            <text:p>Necrotizing Fasciitis</text:p>
          </table:table-cell>
          <table:table-cell table:style-name="ce5" office:value-type="string" calcext:value-type="string">
            <text:p>Pain out of proportion to examination; "dishwater gray" exudate; friable fascia; absence of pus; rapid progression with systemic toxicity</text:p>
          </table:table-cell>
          <table:table-cell table:style-name="ce5" office:value-type="string" calcext:value-type="string">
            <text:p>Bacterial invasion along fascial planes causing thrombosis of perforating vessels and tissue necrosis; polymicrobial (type 1) or monomicrobial (type 2, typically Streptococcus pyogenes or Staphylococcus aureus)</text:p>
          </table:table-cell>
          <table:table-cell table:style-name="ce5" office:value-type="string" calcext:value-type="string">
            <text:p>Rare; risk factors include diabetes, immunosuppression, trauma, surgery, injection drug use</text:p>
          </table:table-cell>
          <table:table-cell table:style-name="ce5" office:value-type="string" calcext:value-type="string">
            <text:p>Severe pain; erythema extending beyond visible skin changes; edema; skin necrosis; bullae; crepitus; systemic toxicity; hypotension; altered mental status</text:p>
          </table:table-cell>
          <table:table-cell table:style-name="ce5" office:value-type="string" calcext:value-type="string">
            <text:p>Rapid progression over hours; high mortality if treatment delayed</text:p>
          </table:table-cell>
          <table:table-cell table:style-name="ce5" office:value-type="string" calcext:value-type="string">
            <text:p>Cellulitis, necrotizing cellulitis, gas gangrene, pyomyositis, deep vein thrombosis</text:p>
          </table:table-cell>
          <table:table-cell table:style-name="ce5" office:value-type="string" calcext:value-type="string">
            <text:p>Clinical diagnosis; Laboratory Risk Indicator for Necrotizing Fasciitis score; imaging shows fascial thickening and gas; surgical exploration with finding of friable fascia and dishwater exudate</text:p>
          </table:table-cell>
          <table:table-cell table:style-name="ce5" office:value-type="string" calcext:value-type="string">
            <text:p>Immediate surgical debridement with repeat operations every 24 to 36 hours until no further debridement needed; broad-spectrum antibiotics (vancomycin or linezolid plus piperacillin-tazobactam or carbapenem); aggressive fluid resuscitation; intensive care support</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6">
          <table:table-cell table:style-name="ce7" office:value-type="string" calcext:value-type="string">
            <text:p>Nursemaid's Elbow (Radial Head Subluxation)</text:p>
          </table:table-cell>
          <table:table-cell table:style-name="ce5" office:value-type="string" calcext:value-type="string">
            <text:p>Child under 5 years with sudden onset of elbow pain and refusal to use arm after being pulled or lifted by the hand or wrist; arm held in pronation with elbow slightly flexed; most common upper extremity injury in children under 5 years</text:p>
          </table:table-cell>
          <table:table-cell table:style-name="ce5" office:value-type="string" calcext:value-type="string">
            <text:p>Annular ligament displacement and interposition between radial head and capitellum; occurs when longitudinal traction applied to extended, pronated arm; beveled peripheral rim of radial head epiphysis and relationship with posterior synovial fringe contribute to mechanism</text:p>
          </table:table-cell>
          <table:table-cell table:style-name="ce5" office:value-type="string" calcext:value-type="string">
            <text:p>Most common upper extremity injury in children under 5 years; peak incidence 1 to 3 years; slight female predominance; recurrence rate approximately 25 percent</text:p>
          </table:table-cell>
          <table:table-cell table:style-name="ce5" office:value-type="string" calcext:value-type="string">
            <text:p>Sudden onset of elbow pain; refusal to use affected arm; arm held in pronation with elbow slightly flexed; no visible deformity or swelling; tenderness over radial head; child resists supination; "partial eclipse sign" on ultrasound before reduction</text:p>
          </table:table-cell>
          <table:table-cell table:style-name="ce5" office:value-type="string" calcext:value-type="string">
            <text:p>Acute onset; immediate relief after successful reduction</text:p>
          </table:table-cell>
          <table:table-cell table:style-name="ce5" office:value-type="string" calcext:value-type="string">
            <text:p>Fracture (radial head, radial neck, supracondylar humerus), elbow dislocation, soft tissue injury, osteomyelitis, septic arthritis</text:p>
          </table:table-cell>
          <table:table-cell table:style-name="ce5" office:value-type="string" calcext:value-type="string">
            <text:p>Clinical diagnosis; radiographs only if fracture suspected or reduction unsuccessful; ultrasound shows "partial eclipse sign" (posterior synovial fringe interposed between radial head and capitellum) before reduction, disappears after reduction</text:p>
          </table:table-cell>
          <table:table-cell table:style-name="ce5" office:value-type="string" calcext:value-type="string">
            <text:p>Closed reduction by supination-flexion or hyperpronation technique (hyperpronation more successful and less painful); palpable click with successful reduction; immediate return to normal arm use; no immobilization needed; parent education to prevent recurrence</text:p>
          </table:table-cell>
          <table:table-cell table:style-name="ce9" office:value-type="string" calcext:value-type="string">
            <text:p>N</text:p>
          </table:table-cell>
          <table:table-cell table:style-name="ce10" office:value-type="string" calcext:value-type="string">
            <text:p><text:a xlink:href="https://www.uptodate.com/contents/radial-head-subluxation-nursemaids-elbow" xlink:type="simple">https://www.uptodate.com/contents/radial-head-subluxation-nursemaids-elbow</text:a></text:p>
          </table:table-cell>
          <table:table-cell table:style-name="ce9" table:number-columns-repeated="15"/>
          <table:table-cell table:number-columns-repeated="998"/>
        </table:table-row>
        <table:table-row table:style-name="ro6">
          <table:table-cell table:style-name="ce7" office:value-type="string" calcext:value-type="string">
            <text:p>Olecranon Bursitis</text:p>
          </table:table-cell>
          <table:table-cell table:style-name="ce5" office:value-type="string" calcext:value-type="string">
            <text:p>Swollen elbow with fluctuant mass over olecranon; history of repetitive trauma or pressure ("student's elbow")</text:p>
          </table:table-cell>
          <table:table-cell table:style-name="ce5" office:value-type="string" calcext:value-type="string">
            <text:p>Inflammation of olecranon bursa from microtrauma, direct trauma, infection, or crystal deposition; septic cases most commonly from Staphylococcus aureus</text:p>
          </table:table-cell>
          <table:table-cell table:style-name="ce5" office:value-type="string" calcext:value-type="string">
            <text:p>Annual incidence approximately 10 per 100,000; predominantly affects males aged 40 to 60 years; approximately one-third septic, two-thirds nonseptic</text:p>
          </table:table-cell>
          <table:table-cell table:style-name="ce5" office:value-type="string" calcext:value-type="string">
            <text:p>Swelling over posterior elbow; tenderness; warmth; erythema in septic cases; fever more common in septic bursitis; limited range of motion uncommon</text:p>
          </table:table-cell>
          <table:table-cell table:style-name="ce5" office:value-type="string" calcext:value-type="string">
            <text:p>Acute onset over days to weeks; chronic cases develop over months</text:p>
          </table:table-cell>
          <table:table-cell table:style-name="ce5" office:value-type="string" calcext:value-type="string">
            <text:p>Septic arthritis, cellulitis, gout, rheumatoid nodule, fracture</text:p>
          </table:table-cell>
          <table:table-cell table:style-name="ce5" office:value-type="string" calcext:value-type="string">
            <text:p>Clinical examination; bursal aspiration with fluid analysis (cell count, glucose, Gram stain, culture); white blood cell count greater than 3,000 cells per microliter and polymorphonuclear cells greater than 50 percent suggest septic bursitis</text:p>
          </table:table-cell>
          <table:table-cell table:style-name="ce5" office:value-type="string" calcext:value-type="string">
            <text:p>Nonseptic: aspiration, nonsteroidal anti-inflammatory drugs, rest, ice, compression, elevation; consider intrabursal corticosteroid injection for refractory cases; Septic: aspiration, antibiotics covering Staphylococcus aureus; surgical drainage or bursectomy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olecranon-bursitis" xlink:type="simple">https://www.uptodate.com/contents/olecranon-bursitis</text:a></text:p>
          </table:table-cell>
          <table:table-cell table:style-name="ce9" table:number-columns-repeated="15"/>
          <table:table-cell table:number-columns-repeated="998"/>
        </table:table-row>
        <table:table-row table:style-name="ro6">
          <table:table-cell table:style-name="ce7" office:value-type="string" calcext:value-type="string">
            <text:p>Osgood-Schlatter Disease</text:p>
          </table:table-cell>
          <table:table-cell table:style-name="ce5" office:value-type="string" calcext:value-type="string">
            <text:p>Adolescent athlete with anterior knee pain and swelling over tibial tuberosity; pain worse with jumping, running, kneeling; "traction apophysitis"</text:p>
          </table:table-cell>
          <table:table-cell table:style-name="ce5" office:value-type="string" calcext:value-type="string">
            <text:p>Traction apophysitis of tibial tubercle from repetitive strain on secondary ossification center; microtrauma from quadriceps contraction transmitted through patellar tendon causes inflammation and fragmentation of tibial tuberosity</text:p>
          </table:table-cell>
          <table:table-cell table:style-name="ce5" office:value-type="string" calcext:value-type="string">
            <text:p>Most common cause of anterior knee pain in adolescents; peak incidence boys 12 to 15 years, girls 8 to 12 years; no sex difference with increased female sports participation; risk factors include body weight, muscle tightness, hamstring inflexibility</text:p>
          </table:table-cell>
          <table:table-cell table:style-name="ce5" office:value-type="string" calcext:value-type="string">
            <text:p>Anterior knee pain; swelling and tenderness over tibial tuberosity; pain with jumping, running, kneeling; exacerbated by sports activities; prominent tibial tubercle</text:p>
          </table:table-cell>
          <table:table-cell table:style-name="ce5" office:value-type="string" calcext:value-type="string">
            <text:p>Insidious onset over weeks to months; self-limiting; resolves with physeal closure; symptoms may persist into adulthood in 10 percent</text:p>
          </table:table-cell>
          <table:table-cell table:style-name="ce5" office:value-type="string" calcext:value-type="string">
            <text:p>Patellar tendinopathy, prepatellar bursitis, Sinding-Larsen-Johansson syndrome, tibial stress fracture, osteomyelitis, bone tumor</text:p>
          </table:table-cell>
          <table:table-cell table:style-name="ce5" office:value-type="string" calcext:value-type="string">
            <text:p>Clinical diagnosis; plain radiographs show irregularity and fragmentation of tibial tuberosity apophysis; imaging not required for diagnosis</text:p>
          </table:table-cell>
          <table:table-cell table:style-name="ce5" office:value-type="string" calcext:value-type="string">
            <text:p>Activity modification; rest from aggravating activities; ice; nonsteroidal anti-inflammatory drugs; quadriceps and hamstring stretching; knee pads for kneeling; over 90 percent respond to conservative treatment; surgical excision of ossicle for persistent symptoms after physeal closure</text:p>
          </table:table-cell>
          <table:table-cell table:style-name="ce9" office:value-type="string" calcext:value-type="string">
            <text:p>N</text:p>
          </table:table-cell>
          <table:table-cell table:style-name="ce10" office:value-type="string" calcext:value-type="string">
            <text:p><text:a xlink:href="https://www.uptodate.com/contents/osgood-schlatter-disease-and-tibial-tuberosity-apophysitis" xlink:type="simple">https://www.uptodate.com/contents/osgood-schlatter-disease-and-tibial-tuberosity-apophysitis</text:a></text:p>
          </table:table-cell>
          <table:table-cell table:style-name="ce9" table:number-columns-repeated="15"/>
          <table:table-cell table:number-columns-repeated="998"/>
        </table:table-row>
        <table:table-row table:style-name="ro17">
          <table:table-cell table:style-name="ce7" office:value-type="string" calcext:value-type="string">
            <text:p>Osteoarthritis (Degenerative Joint Disease)</text:p>
          </table:table-cell>
          <table:table-cell table:style-name="ce8" office:value-type="string" calcext:value-type="string">
            <text:p>Older adult with joint pain worse with activity and better with rest; morning stiffness lasting less than 30 minutes; bony enlargement (Heberden and Bouchard nodes in hands)</text:p>
          </table:table-cell>
          <table:table-cell table:style-name="ce8" office:value-type="string" calcext:value-type="string">
            <text:p>Cartilage breakdown with subchondral bone changes, osteophyte formation, synovial inflammation, and alterations in ligaments, muscles, and periarticular fat</text:p>
          </table:table-cell>
          <table:table-cell table:style-name="ce8" office:value-type="string" calcext:value-type="string">
            <text:p>Most common joint disease; affects over 32 million adults in United States; prevalence 23 percent in adults over 40 years; 33 percent of those over 75 years have symptomatic knee osteoarthritis; female predominance</text:p>
          </table:table-cell>
          <table:table-cell table:style-name="ce8" office:value-type="string" calcext:value-type="string">
            <text:p>Joint pain worsening with activity; stiffness after inactivity; crepitus; bony enlargement; limited range of motion; commonly affects hands, knees, hips, spine</text:p>
          </table:table-cell>
          <table:table-cell table:style-name="ce8" office:value-type="string" calcext:value-type="string">
            <text:p>Chronic progressive over years; symptoms fluctuate</text:p>
          </table:table-cell>
          <table:table-cell table:style-name="ce5" office:value-type="string" calcext:value-type="string">
            <text:p>Rheumatoid arthritis, gout, pseudogout, septic arthritis, avascular necrosis</text:p>
          </table:table-cell>
          <table:table-cell table:style-name="ce5" office:value-type="string" calcext:value-type="string">
            <text:p>Clinical diagnosis; radiographs show joint space narrowing, osteophytes, subchondral sclerosis, subchondral cysts</text:p>
          </table:table-cell>
          <table:table-cell table:style-name="ce5" office:value-type="string" calcext:value-type="string">
            <text:p>Exercise, weight loss, education; topical or oral nonsteroidal anti-inflammatory drugs; intra-articular corticosteroid injections; duloxetine; total joint replacement for advanced disease</text:p>
          </table:table-cell>
          <table:table-cell table:style-name="ce9" office:value-type="string" calcext:value-type="string">
            <text:p>N</text:p>
          </table:table-cell>
          <table:table-cell table:style-name="ce10" office:value-type="string" calcext:value-type="string">
            <text:p><text:a xlink:href="https://www.uptodate.com/contents/osteoarthritis" xlink:type="simple">https://www.uptodate.com/contents/osteoarthritis</text:a></text:p>
          </table:table-cell>
          <table:table-cell table:style-name="ce9" table:number-columns-repeated="15"/>
          <table:table-cell table:number-columns-repeated="998"/>
        </table:table-row>
        <table:table-row table:style-name="ro39">
          <table:table-cell table:style-name="ce7" office:value-type="string" calcext:value-type="string">
            <text:p>Osteochondroma</text:p>
          </table:table-cell>
          <table:table-cell table:style-name="ce5" office:value-type="string" calcext:value-type="string">
            <text:p>Child or adolescent with painless, slow-growing bony mass near growth plate; "points away from joint"; most common benign bone tumor</text:p>
          </table:table-cell>
          <table:table-cell table:style-name="ce5" office:value-type="string" calcext:value-type="string">
            <text:p>Cartilage-capped bony projection from bone surface; 85 percent solitary; 15 percent multiple (hereditary multiple exostoses); caused by mutations in EXT1 or EXT2 genes affecting heparan sulfate proteoglycan biosynthesis</text:p>
          </table:table-cell>
          <table:table-cell table:style-name="ce5" office:value-type="string" calcext:value-type="string">
            <text:p>Most common benign bone tumor; 20 to 50 percent of all benign bone tumors; typically presents in children and adolescents; male predominance</text:p>
          </table:table-cell>
          <table:table-cell table:style-name="ce5" office:value-type="string" calcext:value-type="string">
            <text:p>Painless mass; complications include fracture, vascular or nerve compression, bursa formation, bony deformity, mechanical joint problems</text:p>
          </table:table-cell>
          <table:table-cell table:style-name="ce5" office:value-type="string" calcext:value-type="string">
            <text:p>Slow growth during skeletal development; stops growing at skeletal maturity</text:p>
          </table:table-cell>
          <table:table-cell table:style-name="ce5" office:value-type="string" calcext:value-type="string">
            <text:p>Osteosarcoma, chondrosarcoma, parosteal osteosarcoma, myositis ossificans</text:p>
          </table:table-cell>
          <table:table-cell table:style-name="ce5" office:value-type="string" calcext:value-type="string">
            <text:p>Radiographs show bony projection continuous with parent bone cortex and medullary canal; cartilage cap visible on magnetic resonance imaging or computed tomography; cap thickness greater than 2 centimeters in adults or 3 centimeters in children suggests malignant transformation</text:p>
          </table:table-cell>
          <table:table-cell table:style-name="ce5" office:value-type="string" calcext:value-type="string">
            <text:p>Observation for asymptomatic lesions; surgical excision for symptomatic lesions, complications, cosmetic concerns, or malignant transformation</text:p>
          </table:table-cell>
          <table:table-cell table:style-name="ce9" office:value-type="string" calcext:value-type="string">
            <text:p>N</text:p>
          </table:table-cell>
          <table:table-cell table:style-name="ce10" office:value-type="string" calcext:value-type="string">
            <text:p><text:a xlink:href="https://www.uptodate.com/contents/osteochondroma" xlink:type="simple">https://www.uptodate.com/contents/osteochondroma</text:a></text:p>
          </table:table-cell>
          <table:table-cell table:style-name="ce9" table:number-columns-repeated="15"/>
          <table:table-cell table:number-columns-repeated="998"/>
        </table:table-row>
        <table:table-row table:style-name="ro40">
          <table:table-cell table:style-name="ce7" office:value-type="string" calcext:value-type="string">
            <text:p>Osteogenesis Imperfecta</text:p>
          </table:table-cell>
          <table:table-cell table:style-name="ce5" office:value-type="string" calcext:value-type="string">
            <text:p>Child with multiple fractures from minimal trauma; blue sclerae; family history may be absent due to de novo mutations</text:p>
          </table:table-cell>
          <table:table-cell table:style-name="ce5" office:value-type="string" calcext:value-type="string">
            <text:p>Genetic disorder affecting type I collagen; 80 to 85 percent autosomal dominant (COL1A1, COL1A2 mutations); 15 to 20 percent autosomal recessive; defective collagen leads to bone fragility</text:p>
          </table:table-cell>
          <table:table-cell table:style-name="ce5" office:value-type="string" calcext:value-type="string">
            <text:p>Rare; variable severity from perinatal lethal to mild forms; many cases from de novo mutations</text:p>
          </table:table-cell>
          <table:table-cell table:style-name="ce5" office:value-type="string" calcext:value-type="string">
            <text:p>Fractures from minimal trauma; bone deformities; blue sclerae; dentinogenesis imperfecta; hearing loss; short stature; macrocephaly; Wormian bones on skull radiographs; hyperextensible joints</text:p>
          </table:table-cell>
          <table:table-cell table:style-name="ce5" office:value-type="string" calcext:value-type="string">
            <text:p>Lifelong; fracture frequency may decrease after puberty</text:p>
          </table:table-cell>
          <table:table-cell table:style-name="ce5" office:value-type="string" calcext:value-type="string">
            <text:p>Child abuse, rickets, hypophosphatasia, other metabolic bone diseases</text:p>
          </table:table-cell>
          <table:table-cell table:style-name="ce5" office:value-type="string" calcext:value-type="string">
            <text:p>Clinical and radiographic findings; genetic testing for COL1A1, COL1A2, and other causative genes; bone density measurement; bone biopsy rarely needed</text:p>
          </table:table-cell>
          <table:table-cell table:style-name="ce5" office:value-type="string" calcext:value-type="string">
            <text:p>Bisphosphonates; multidisciplinary care including orthopedics, physical therapy, genetics; fracture management; surgical correction of deformities</text:p>
          </table:table-cell>
          <table:table-cell table:style-name="ce9" office:value-type="string" calcext:value-type="string">
            <text:p>Y</text:p>
          </table:table-cell>
          <table:table-cell table:style-name="ce10" office:value-type="string" calcext:value-type="string">
            <text:p><text:a xlink:href="https://www.uptodate.com/contents/osteogenesis-imperfecta" xlink:type="simple">https://www.uptodate.com/contents/osteogenesis-imperfecta</text:a></text:p>
          </table:table-cell>
          <table:table-cell table:style-name="ce9" table:number-columns-repeated="15"/>
          <table:table-cell table:number-columns-repeated="998"/>
        </table:table-row>
        <table:table-row table:style-name="ro38">
          <table:table-cell table:style-name="ce7" office:value-type="string" calcext:value-type="string">
            <text:p>Osteoid Osteoma</text:p>
          </table:table-cell>
          <table:table-cell table:style-name="ce8" office:value-type="string" calcext:value-type="string">
            <text:p>Young male with nocturnal bone pain relieved by aspirin or nonsteroidal anti-inflammatory drugs; third most common benign bone tumor</text:p>
          </table:table-cell>
          <table:table-cell table:style-name="ce8" office:value-type="string" calcext:value-type="string">
            <text:p>Benign osteoblastic lesion with central nidus (less than 1 centimeter) surrounded by reactive sclerosis; high prostaglandin production causes pain</text:p>
          </table:table-cell>
          <table:table-cell table:style-name="ce8" office:value-type="string" calcext:value-type="string">
            <text:p>Affects young males predominantly; typically ages 5 to 25 years; commonly in long bone cortex (femur, tibia)</text:p>
          </table:table-cell>
          <table:table-cell table:style-name="ce8" office:value-type="string" calcext:value-type="string">
            <text:p>Nocturnal pain relieved by salicylates or nonsteroidal anti-inflammatory drugs; localized tenderness; painful scoliosis if spinal; limping if lower extremity</text:p>
          </table:table-cell>
          <table:table-cell table:style-name="ce8" office:value-type="string" calcext:value-type="string">
            <text:p>Chronic; may regress spontaneously over 2 to 6 years</text:p>
          </table:table-cell>
          <table:table-cell table:style-name="ce5" office:value-type="string" calcext:value-type="string">
            <text:p>Osteoblastoma, Brodie abscess, stress fracture, bone infection, bone malignancy</text:p>
          </table:table-cell>
          <table:table-cell table:style-name="ce5" office:value-type="string" calcext:value-type="string">
            <text:p>Radiographs show radiolucent nidus with surrounding sclerosis; computed tomography best for visualization; bone scan or positron emission tomography with fluoride shows intense uptake</text:p>
          </table:table-cell>
          <table:table-cell table:style-name="ce5" office:value-type="string" calcext:value-type="string">
            <text:p>Nonsteroidal anti-inflammatory drugs for symptom control; radiofrequency ablation or surgical excision for refractory pain or intolerance to prolonged medical therapy</text:p>
          </table:table-cell>
          <table:table-cell table:style-name="ce9" office:value-type="string" calcext:value-type="string">
            <text:p>N</text:p>
          </table:table-cell>
          <table:table-cell table:style-name="ce10" office:value-type="string" calcext:value-type="string">
            <text:p><text:a xlink:href="https://www.uptodate.com/contents/osteoid-osteoma" xlink:type="simple">https://www.uptodate.com/contents/osteoid-osteoma</text:a></text:p>
          </table:table-cell>
          <table:table-cell table:style-name="ce9" table:number-columns-repeated="15"/>
          <table:table-cell table:number-columns-repeated="998"/>
        </table:table-row>
        <table:table-row table:style-name="ro38">
          <table:table-cell table:style-name="ce7" office:value-type="string" calcext:value-type="string">
            <text:p>Osteoma</text:p>
          </table:table-cell>
          <table:table-cell table:style-name="ce8" office:value-type="string" calcext:value-type="string">
            <text:p>Asymptomatic bony hard mass in craniofacial region (frontal or ethmoid sinus, mandible); slow-growing; incidental finding on imaging</text:p>
          </table:table-cell>
          <table:table-cell table:style-name="ce8" office:value-type="string" calcext:value-type="string">
            <text:p>Benign proliferation of compact or cancellous bone; etiology unclear (possibly traumatic, infectious, or neoplastic origin)</text:p>
          </table:table-cell>
          <table:table-cell table:style-name="ce8" office:value-type="string" calcext:value-type="string">
            <text:p>Almost exclusive to craniofacial area; affects young adults; equal sex distribution; multiple osteomas suggest Gardner syndrome</text:p>
          </table:table-cell>
          <table:table-cell table:style-name="ce8" office:value-type="string" calcext:value-type="string">
            <text:p>Usually asymptomatic; facial asymmetry; functional impairment if large (sinusitis, headache, diplopia, malocclusion, temporomandibular dysfunction)</text:p>
          </table:table-cell>
          <table:table-cell table:style-name="ce8" office:value-type="string" calcext:value-type="string">
            <text:p>Very slow continuous growth over years; grows even in adulthood</text:p>
          </table:table-cell>
          <table:table-cell table:style-name="ce5" office:value-type="string" calcext:value-type="string">
            <text:p>Fibrous dysplasia, ossifying fibroma, osteoblastoma, osteosarcoma</text:p>
          </table:table-cell>
          <table:table-cell table:style-name="ce5" office:value-type="string" calcext:value-type="string">
            <text:p>Radiographs or computed tomography show well-defined radiopaque lesion with density similar to cortical bone; cone beam computed tomography optimal for surgical planning</text:p>
          </table:table-cell>
          <table:table-cell table:style-name="ce5" office:value-type="string" calcext:value-type="string">
            <text:p>Observation for asymptomatic lesions; surgical excision for symptomatic lesions causing functional or aesthetic problems</text:p>
          </table:table-cell>
          <table:table-cell table:style-name="ce9" office:value-type="string" calcext:value-type="string">
            <text:p>N</text:p>
          </table:table-cell>
          <table:table-cell table:style-name="ce10" office:value-type="string" calcext:value-type="string">
            <text:p><text:a xlink:href="https://www.uptodate.com/contents/osteoma" xlink:type="simple">https://www.uptodate.com/contents/osteoma</text:a></text:p>
          </table:table-cell>
          <table:table-cell table:style-name="ce9" table:number-columns-repeated="15"/>
          <table:table-cell table:number-columns-repeated="998"/>
        </table:table-row>
        <table:table-row table:style-name="ro17">
          <table:table-cell table:style-name="ce7" office:value-type="string" calcext:value-type="string">
            <text:p>Osteomalacia</text:p>
          </table:table-cell>
          <table:table-cell table:style-name="ce8" office:value-type="string" calcext:value-type="string">
            <text:p>Adult with bone pain, proximal muscle weakness, waddling gait; "Looser zones" or pseudofractures on radiographs</text:p>
          </table:table-cell>
          <table:table-cell table:style-name="ce8" office:value-type="string" calcext:value-type="string">
            <text:p>Defective bone mineralization due to vitamin D deficiency, phosphate deficiency, or impaired vitamin D metabolism; unmineralized osteoid accumulates</text:p>
          </table:table-cell>
          <table:table-cell table:style-name="ce8" office:value-type="string" calcext:value-type="string">
            <text:p>Increased prevalence in elderly, institutionalized, or homebound individuals; higher in regions with limited sunlight; nutritional deficiency most common cause</text:p>
          </table:table-cell>
          <table:table-cell table:style-name="ce8" office:value-type="string" calcext:value-type="string">
            <text:p>Diffuse bone pain; proximal muscle weakness; waddling gait; bone tenderness; pathologic fractures; hypocalcemia may cause tetany or seizures</text:p>
          </table:table-cell>
          <table:table-cell table:style-name="ce8" office:value-type="string" calcext:value-type="string">
            <text:p>Chronic progressive over months to years</text:p>
          </table:table-cell>
          <table:table-cell table:style-name="ce5" office:value-type="string" calcext:value-type="string">
            <text:p>Osteoporosis, fibromyalgia, polymyalgia rheumatica, primary hyperparathyroidism, Paget disease, metastatic bone disease</text:p>
          </table:table-cell>
          <table:table-cell table:style-name="ce5" office:value-type="string" calcext:value-type="string">
            <text:p>Elevated alkaline phosphatase; low or normal calcium; low phosphate; low 25-hydroxyvitamin D; elevated parathyroid hormone in vitamin D deficiency; radiographs show Looser zones; bone biopsy shows increased osteoid</text:p>
          </table:table-cell>
          <table:table-cell table:style-name="ce5" office:value-type="string" calcext:value-type="string">
            <text:p>Vitamin D and calcium supplementation for nutritional deficiency; phosphate replacement for hypophosphatemic forms; treat underlying cause; avoid bisphosphonates as they worsen mineralization defects</text:p>
          </table:table-cell>
          <table:table-cell table:style-name="ce9" office:value-type="string" calcext:value-type="string">
            <text:p>N</text:p>
          </table:table-cell>
          <table:table-cell table:style-name="ce10" office:value-type="string" calcext:value-type="string">
            <text:p><text:a xlink:href="https://www.uptodate.com/contents/clinical-manifestations-diagnosis-and-treatment-of-osteomalacia" xlink:type="simple">https://www.uptodate.com/contents/clinical-manifestations-diagnosis-and-treatment-of-osteomalacia</text:a></text:p>
          </table:table-cell>
          <table:table-cell table:style-name="ce9" table:number-columns-repeated="15"/>
          <table:table-cell table:number-columns-repeated="998"/>
        </table:table-row>
        <table:table-row table:style-name="ro39">
          <table:table-cell table:style-name="ce7" office:value-type="string" calcext:value-type="string">
            <text:p>Osteomyelitis</text:p>
          </table:table-cell>
          <table:table-cell table:style-name="ce5" office:value-type="string" calcext:value-type="string">
            <text:p>Fever, localized bone pain, and erythema over affected area; history of trauma, surgery, or diabetic foot ulcer with exposed bone</text:p>
          </table:table-cell>
          <table:table-cell table:style-name="ce5" office:value-type="string" calcext:value-type="string">
            <text:p>Bacterial infection of bone; hematogenous spread in children and vertebrae in adults; contiguous spread from trauma, surgery, or diabetic foot infections; Staphylococcus aureus most common pathogen</text:p>
          </table:table-cell>
          <table:table-cell table:style-name="ce5" office:value-type="string" calcext:value-type="string">
            <text:p>Annual incidence approximately 10 per 100,000; affects all ages; higher in diabetics, immunocompromised, injection drug users, and those with orthopedic hardware</text:p>
          </table:table-cell>
          <table:table-cell table:style-name="ce5" office:value-type="string" calcext:value-type="string">
            <text:p>Fever; localized bone pain and tenderness; erythema; swelling; decreased range of motion; draining sinus tract; exposed bone in diabetic foot infections</text:p>
          </table:table-cell>
          <table:table-cell table:style-name="ce5" office:value-type="string" calcext:value-type="string">
            <text:p>Acute onset over days to weeks; chronic form develops over months</text:p>
          </table:table-cell>
          <table:table-cell table:style-name="ce5" office:value-type="string" calcext:value-type="string">
            <text:p>Cellulitis, septic arthritis, gout, Charcot arthropathy, fracture, malignancy, bursitis</text:p>
          </table:table-cell>
          <table:table-cell table:style-name="ce5" office:value-type="string" calcext:value-type="string">
            <text:p>Bone biopsy with culture (gold standard); elevated erythrocyte sedimentation rate and C-reactive protein; blood cultures; magnetic resonance imaging preferred imaging; plain radiographs initially but 50 to 75 percent bone destruction needed to see changes</text:p>
          </table:table-cell>
          <table:table-cell table:style-name="ce5" office:value-type="string" calcext:value-type="string">
            <text:p>Prolonged antibiotics (4 to 6 weeks minimum); empiric coverage for Staphylococcus aureus; surgical debridement for chronic, hardware-associated, or refractory cases; parenteral followed by oral antibiotics as effective as long-term parenteral</text:p>
          </table:table-cell>
          <table:table-cell table:style-name="ce9" office:value-type="string" calcext:value-type="string">
            <text:p>Y</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6">
          <table:table-cell table:style-name="ce7" office:value-type="string" calcext:value-type="string">
            <text:p>Osteopenia</text:p>
          </table:table-cell>
          <table:table-cell table:style-name="ce5" office:value-type="string" calcext:value-type="string">
            <text:p>Asymptomatic; incidental finding on dual-energy x-ray absorptiometry screening; T-score between negative 1.0 and negative 2.49</text:p>
          </table:table-cell>
          <table:table-cell table:style-name="ce5" office:value-type="string" calcext:value-type="string">
            <text:p>Decreased bone mineral density without meeting criteria for osteoporosis; represents intermediate stage between normal bone density and osteoporosis</text:p>
          </table:table-cell>
          <table:table-cell table:style-name="ce5" office:value-type="string" calcext:value-type="string">
            <text:p>Extremely common with advancing age; affects millions of adults; prevalence increases with age, particularly postmenopausal women</text:p>
          </table:table-cell>
          <table:table-cell table:style-name="ce5" office:value-type="string" calcext:value-type="string">
            <text:p>Usually asymptomatic; no specific signs or symptoms; increased fracture risk compared to normal bone density but lower than osteoporosis</text:p>
          </table:table-cell>
          <table:table-cell table:style-name="ce5" office:value-type="string" calcext:value-type="string">
            <text:p>Chronic progressive; may progress to osteoporosis or stabilize with intervention</text:p>
          </table:table-cell>
          <table:table-cell table:style-name="ce5" office:value-type="string" calcext:value-type="string">
            <text:p>Osteoporosis, osteomalacia, secondary causes of bone loss</text:p>
          </table:table-cell>
          <table:table-cell table:style-name="ce5" office:value-type="string" calcext:value-type="string">
            <text:p>Dual-energy x-ray absorptiometry showing T-score between negative 1.0 and negative 2.49 at femoral neck or lumbar spine; Fracture Risk Assessment Tool to estimate 10-year fracture probability</text:p>
          </table:table-cell>
          <table:table-cell table:style-name="ce5" office:value-type="string" calcext:value-type="string">
            <text:p>Lifestyle modifications (weight-bearing exercise, adequate calcium and vitamin D, smoking cessation, limit alcohol); pharmacologic treatment if Fracture Risk Assessment Tool shows major osteoporotic fracture risk 20 percent or greater or hip fracture risk 3 percent or greater</text:p>
          </table:table-cell>
          <table:table-cell table:style-name="ce9" office:value-type="string" calcext:value-type="string">
            <text:p>N</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39">
          <table:table-cell table:style-name="ce7" office:value-type="string" calcext:value-type="string">
            <text:p>Osteoporosis</text:p>
          </table:table-cell>
          <table:table-cell table:style-name="ce5" office:value-type="string" calcext:value-type="string">
            <text:p>Postmenopausal woman or older man with low-trauma fracture (hip, spine, wrist); T-score negative 2.5 or less on dual-energy x-ray absorptiometry; height loss and kyphosis suggest vertebral fractures</text:p>
          </table:table-cell>
          <table:table-cell table:style-name="ce5" office:value-type="string" calcext:value-type="string">
            <text:p>Decreased bone mineral density and microarchitectural deterioration; imbalance between bone resorption and formation; accelerated bone loss after menopause due to estrogen deficiency</text:p>
          </table:table-cell>
          <table:table-cell table:style-name="ce5" office:value-type="string" calcext:value-type="string">
            <text:p>Affects over 10 million adults in United States; 33 percent of women over 75 years have symptomatic knee osteoarthritis; female predominance; prevalence increases with age</text:p>
          </table:table-cell>
          <table:table-cell table:style-name="ce5" office:value-type="string" calcext:value-type="string">
            <text:p>Often asymptomatic until fracture occurs; low-trauma fractures of hip, spine, wrist, humerus, pelvis; vertebral compression fractures may be asymptomatic; height loss; kyphosis; back pain</text:p>
          </table:table-cell>
          <table:table-cell table:style-name="ce5" office:value-type="string" calcext:value-type="string">
            <text:p>Chronic progressive over years; accelerated bone loss for decade following menopause</text:p>
          </table:table-cell>
          <table:table-cell table:style-name="ce5" office:value-type="string" calcext:value-type="string">
            <text:p>Osteomalacia, primary hyperparathyroidism, multiple myeloma, metastatic bone disease, chronic kidney disease mineral and bone disorder</text:p>
          </table:table-cell>
          <table:table-cell table:style-name="ce5" office:value-type="string" calcext:value-type="string">
            <text:p>Dual-energy x-ray absorptiometry showing T-score negative 2.5 or less; fragility fracture diagnostic regardless of T-score; vertebral imaging for height loss or kyphosis; laboratory evaluation to exclude secondary causes</text:p>
          </table:table-cell>
          <table:table-cell table:style-name="ce5" office:value-type="string" calcext:value-type="string">
            <text:p>Bisphosphonates (alendronate, risedronate, zoledronic acid); denosumab; anabolic agents (teriparatide, abaloparatide, romosozumab) for high-risk patients; calcium and vitamin D supplementation; fall prevention</text:p>
          </table:table-cell>
          <table:table-cell table:style-name="ce9" office:value-type="string" calcext:value-type="string">
            <text:p>Y</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17">
          <table:table-cell table:style-name="ce7" office:value-type="string" calcext:value-type="string">
            <text:p>Osteosarcoma</text:p>
          </table:table-cell>
          <table:table-cell table:style-name="ce8" office:value-type="string" calcext:value-type="string">
            <text:p>Adolescent or young adult with painful, enlarging mass near knee (distal femur or proximal tibia); "sunburst" or "Codman triangle" on radiograph; most common primary malignant bone tumor</text:p>
          </table:table-cell>
          <table:table-cell table:style-name="ce8" office:value-type="string" calcext:value-type="string">
            <text:p>Malignant tumor producing osteoid; bimodal age distribution (adolescents and elderly with Paget disease); associated with retinoblastoma, Li-Fraumeni syndrome, prior radiation</text:p>
          </table:table-cell>
          <table:table-cell table:style-name="ce8" office:value-type="string" calcext:value-type="string">
            <text:p>Peak incidence in second decade; approximately 1,000 cases per year in United States; slight male predominance; 50 percent occur around knee</text:p>
          </table:table-cell>
          <table:table-cell table:style-name="ce8" office:value-type="string" calcext:value-type="string">
            <text:p>Pain and swelling near affected bone; palpable mass; pathologic fracture; systemic symptoms uncommon initially; pulmonary metastases in 20 percent at presentation</text:p>
          </table:table-cell>
          <table:table-cell table:style-name="ce8" office:value-type="string" calcext:value-type="string">
            <text:p>Progressive over weeks to months</text:p>
          </table:table-cell>
          <table:table-cell table:style-name="ce5" office:value-type="string" calcext:value-type="string">
            <text:p>Ewing sarcoma, chondrosarcoma, osteomyelitis, bone cyst, fibrous dysplasia, osteochondroma</text:p>
          </table:table-cell>
          <table:table-cell table:style-name="ce5" office:value-type="string" calcext:value-type="string">
            <text:p>Radiographs show mixed lytic and sclerotic lesion with periosteal reaction; magnetic resonance imaging for local staging; computed tomography chest for metastases; biopsy for histologic confirmation; elevated alkaline phosphatase</text:p>
          </table:table-cell>
          <table:table-cell table:style-name="ce5" office:value-type="string" calcext:value-type="string">
            <text:p>Neoadjuvant chemotherapy followed by limb-salvage surgery or amputation; adjuvant chemotherapy; 5-year survival 60 to 70 percent for localized disease, 20 percent with metastases</text:p>
          </table:table-cell>
          <table:table-cell table:style-name="ce9" office:value-type="string" calcext:value-type="string">
            <text:p>Y</text:p>
          </table:table-cell>
          <table:table-cell table:style-name="ce10" office:value-type="string" calcext:value-type="string">
            <text:p><text:a xlink:href="https://www.uptodate.com/contents/clinical-presentation-histopathology-diagnostic-evaluation-and-staging-of-bone-tumors" xlink:type="simple">https://www.uptodate.com/contents/clinical-presentation-histopathology-diagnostic-evaluation-and-staging-of-bone-tumors</text:a></text:p>
          </table:table-cell>
          <table:table-cell table:style-name="ce9" table:number-columns-repeated="15"/>
          <table:table-cell table:number-columns-repeated="998"/>
        </table:table-row>
        <table:table-row table:style-name="ro39">
          <table:table-cell table:style-name="ce7" office:value-type="string" calcext:value-type="string">
            <text:p>Paget Disease of Bone</text:p>
          </table:table-cell>
          <table:table-cell table:style-name="ce8" office:value-type="string" calcext:value-type="string">
            <text:p>Elderly patient with elevated alkaline phosphatase; bone pain; enlarged skull with hearing loss; bowing of long bones; "cotton wool" skull on radiograph</text:p>
          </table:table-cell>
          <table:table-cell table:style-name="ce8" office:value-type="string" calcext:value-type="string">
            <text:p>Disorganized bone remodeling with excessive osteoclastic resorption followed by chaotic osteoblastic formation; likely paramyxoviral infection in genetically susceptible individuals</text:p>
          </table:table-cell>
          <table:table-cell table:style-name="ce8" office:value-type="string" calcext:value-type="string">
            <text:p>Prevalence 1 to 2 percent in adults over 55 years; 3 to 4 percent over 80 years; more common in Northern Europe; male predominance; decreasing incidence</text:p>
          </table:table-cell>
          <table:table-cell table:style-name="ce8" office:value-type="string" calcext:value-type="string">
            <text:p>Often asymptomatic; bone pain; bowing deformities; enlarged skull; hearing loss; pathologic fractures; high-output heart failure if extensive disease; increased warmth over affected bone</text:p>
          </table:table-cell>
          <table:table-cell table:style-name="ce8" office:value-type="string" calcext:value-type="string">
            <text:p>Chronic progressive; may remain stable or slowly progress over years</text:p>
          </table:table-cell>
          <table:table-cell table:style-name="ce5" office:value-type="string" calcext:value-type="string">
            <text:p>Osteomalacia, fibrous dysplasia, metastatic bone disease, primary hyperparathyroidism, osteosarcoma (rare complication)</text:p>
          </table:table-cell>
          <table:table-cell table:style-name="ce5" office:value-type="string" calcext:value-type="string">
            <text:p>Elevated alkaline phosphatase (correlates with disease activity); normal calcium and phosphate; radiographs show cortical thickening, coarsened trabeculae, bone expansion; bone scan most sensitive for extent</text:p>
          </table:table-cell>
          <table:table-cell table:style-name="ce5" office:value-type="string" calcext:value-type="string">
            <text:p>Bisphosphonates (zoledronic acid preferred, also pamidronate, alendronate, risedronate); calcitonin for bisphosphonate intolerance; ensure adequate calcium and vitamin D before treatment; treat symptomatic patients or those at risk for complications</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agets-disease-of-bone" xlink:type="simple">https://www.uptodate.com/contents/clinical-manifestations-and-diagnosis-of-pagets-disease-of-bone</text:a></text:p>
          </table:table-cell>
          <table:table-cell table:style-name="ce9" table:number-columns-repeated="15"/>
          <table:table-cell table:number-columns-repeated="998"/>
        </table:table-row>
        <table:table-row table:style-name="ro37">
          <table:table-cell table:style-name="ce7" office:value-type="string" calcext:value-type="string">
            <text:p>Patellofemoral Pain Syndrome</text:p>
          </table:table-cell>
          <table:table-cell table:style-name="ce5" office:value-type="string" calcext:value-type="string">
            <text:p>Physically active young adult with anterior knee pain around or behind patella; pain worse with squatting, stairs, prolonged sitting; "theater sign" (pain after prolonged sitting)</text:p>
          </table:table-cell>
          <table:table-cell table:style-name="ce5" office:value-type="string" calcext:value-type="string">
            <text:p>Multifactorial etiology including abnormal patellar tracking, increased patellofemoral joint stress, muscle imbalances (weak hip abductors and external rotators, weak vastus medialis obliquus), altered biomechanics</text:p>
          </table:table-cell>
          <table:table-cell table:style-name="ce5" office:value-type="string" calcext:value-type="string">
            <text:p>Lifetime prevalence approximately 25 percent; affects physically active individuals under 40 years; female predominance; most common cause of knee pain in adolescents and young adults</text:p>
          </table:table-cell>
          <table:table-cell table:style-name="ce5" office:value-type="string" calcext:value-type="string">
            <text:p>Anterior knee pain poorly localized around or behind patella; pain with squatting, stairs, kneeling, prolonged sitting; crepitus; pain with patellar compression; positive patellar apprehension test; no effusion; pain during squat 91 percent sensitive, 50 percent specific</text:p>
          </table:table-cell>
          <table:table-cell table:style-name="ce5" office:value-type="string" calcext:value-type="string">
            <text:p>Insidious onset over weeks to months; chronic course with fluctuations</text:p>
          </table:table-cell>
          <table:table-cell table:style-name="ce5" office:value-type="string" calcext:value-type="string">
            <text:p>Meniscal tear, patellar tendinopathy, plica syndrome, osteoarthritis, referred pain from hip, iliotibial band syndrome</text:p>
          </table:table-cell>
          <table:table-cell table:style-name="ce5" office:value-type="string" calcext:value-type="string">
            <text:p>Clinical diagnosis; radiographs not routinely needed; consider imaging for atypical presentations or refractory cases to exclude other pathology</text:p>
          </table:table-cell>
          <table:table-cell table:style-name="ce5" office:value-type="string" calcext:value-type="string">
            <text:p>Hip and knee strengthening exercises (quadriceps, hip abductors, external rotators); foot orthoses; patellar taping; activity modification; nonsteroidal anti-inflammatory drugs; no indication for surgery</text:p>
          </table:table-cell>
          <table:table-cell table:style-name="ce9" office:value-type="string" calcext:value-type="string">
            <text:p>N</text:p>
          </table:table-cell>
          <table:table-cell table:style-name="ce10" office:value-type="string" calcext:value-type="string">
            <text:p><text:a xlink:href="https://www.uptodate.com/contents/patellofemoral-pain" xlink:type="simple">https://www.uptodate.com/contents/patellofemoral-pain</text:a></text:p>
          </table:table-cell>
          <table:table-cell table:style-name="ce9" table:number-columns-repeated="15"/>
          <table:table-cell table:number-columns-repeated="998"/>
        </table:table-row>
        <table:table-row table:style-name="ro17">
          <table:table-cell table:style-name="ce7" office:value-type="string" calcext:value-type="string">
            <text:p>Peroneal Neuropathy (Common Fibular Neuropathy)</text:p>
          </table:table-cell>
          <table:table-cell table:style-name="ce5" office:value-type="string" calcext:value-type="string">
            <text:p>Foot drop with inability to dorsiflex ankle; history of leg crossing, recent weight loss, or fibular head trauma; "steppage gait"</text:p>
          </table:table-cell>
          <table:table-cell table:style-name="ce5" office:value-type="string" calcext:value-type="string">
            <text:p>Compression, stretch, or trauma to common peroneal nerve at fibular head; Staphylococcus aureus most common in septic cases; deep peroneal branch more affected than superficial</text:p>
          </table:table-cell>
          <table:table-cell table:style-name="ce5" office:value-type="string" calcext:value-type="string">
            <text:p>Most common lower extremity mononeuropathy; predominantly affects males aged 40 to 60 years; associated with leg crossing, prolonged squatting, weight loss, diabetes</text:p>
          </table:table-cell>
          <table:table-cell table:style-name="ce5" office:value-type="string" calcext:value-type="string">
            <text:p>Foot drop; weakness of ankle dorsiflexion and toe extension; weakness of foot eversion; sensory loss over dorsum of foot and lateral leg; preserved ankle inversion; steppage gait</text:p>
          </table:table-cell>
          <table:table-cell table:style-name="ce5" office:value-type="string" calcext:value-type="string">
            <text:p>Acute onset over days to weeks; may improve spontaneously over weeks to months</text:p>
          </table:table-cell>
          <table:table-cell table:style-name="ce5" office:value-type="string" calcext:value-type="string">
            <text:p>Lumbar radiculopathy (L5), sciatic neuropathy, anterior compartment syndrome, motor neuron disease, Charcot-Marie-Tooth disease</text:p>
          </table:table-cell>
          <table:table-cell table:style-name="ce5" office:value-type="string" calcext:value-type="string">
            <text:p>Clinical examination; electrodiagnostic studies (nerve conduction studies and electromyography) showing slowing or conduction block at fibular head; imaging if mass suspected</text:p>
          </table:table-cell>
          <table:table-cell table:style-name="ce5" office:value-type="string" calcext:value-type="string">
            <text:p>Remove compressive sources; ankle-foot orthosis for foot drop; physical therapy; surgical decompression for structural lesions or no recovery after 6 weeks; most recover spontaneously within 3 months</text:p>
          </table:table-cell>
          <table:table-cell table:style-name="ce9" office:value-type="string" calcext:value-type="string">
            <text:p>N</text:p>
          </table:table-cell>
          <table:table-cell table:style-name="ce10" office:value-type="string" calcext:value-type="string">
            <text:p><text:a xlink:href="https://www.uptodate.com/contents/peroneal-fibular-neuropathy" xlink:type="simple">https://www.uptodate.com/contents/peroneal-fibular-neuropathy</text:a></text:p>
          </table:table-cell>
          <table:table-cell table:style-name="ce9" table:number-columns-repeated="15"/>
          <table:table-cell table:number-columns-repeated="998"/>
        </table:table-row>
        <table:table-row table:style-name="ro12">
          <table:table-cell table:style-name="ce7" office:value-type="string" calcext:value-type="string">
            <text:p>Plantar Fasciitis</text:p>
          </table:table-cell>
          <table:table-cell table:style-name="ce5" office:value-type="string" calcext:value-type="string">
            <text:p>Middle-aged adult with heel pain worse with first steps in morning or after prolonged rest; pain improves with activity then worsens; tenderness at medial calcaneal tubercle</text:p>
          </table:table-cell>
          <table:table-cell table:style-name="ce5" office:value-type="string" calcext:value-type="string">
            <text:p>Degenerative process of plantar fascia at calcaneal origin; repetitive microtrauma causes collagen degeneration; not primarily inflammatory; risk factors include obesity, pes planus, pes cavus, prolonged standing, running</text:p>
          </table:table-cell>
          <table:table-cell table:style-name="ce5" office:value-type="string" calcext:value-type="string">
            <text:p>Most common cause of heel pain; affects 10 percent of population during lifetime; peak incidence 40 to 60 years; slight female predominance; bilateral in 30 percent</text:p>
          </table:table-cell>
          <table:table-cell table:style-name="ce5" office:value-type="string" calcext:value-type="string">
            <text:p>Heel pain worse with first steps in morning or after rest; pain at medial calcaneal tubercle; pain improves with initial activity then worsens; tenderness on palpation of plantar fascia origin; pain with passive dorsiflexion of toes</text:p>
          </table:table-cell>
          <table:table-cell table:style-name="ce5" office:value-type="string" calcext:value-type="string">
            <text:p>Insidious onset over weeks to months; self-limited in most cases; resolves within 12 months in 80 percent</text:p>
          </table:table-cell>
          <table:table-cell table:style-name="ce5" office:value-type="string" calcext:value-type="string">
            <text:p>Calcaneal stress fracture, tarsal tunnel syndrome, fat pad atrophy, Sever disease in children, plantar fascia rupture, nerve entrapment</text:p>
          </table:table-cell>
          <table:table-cell table:style-name="ce5" office:value-type="string" calcext:value-type="string">
            <text:p>Clinical diagnosis; imaging not routinely needed; radiographs may show calcaneal spur (present in 50 percent but not diagnostic); ultrasound or magnetic resonance imaging if diagnosis uncertain showing thickened plantar fascia (greater than 4 millimeters)</text:p>
          </table:table-cell>
          <table:table-cell table:style-name="ce5" office:value-type="string" calcext:value-type="string">
            <text:p>Stretching exercises (plantar fascia and Achilles tendon); nonsteroidal anti-inflammatory drugs; arch supports or orthotics; night splints; activity modification; extracorporeal shockwave therapy for refractory cases; corticosteroid injection (use cautiously due to rupture risk); platelet-rich plasma; surgery rarely needed</text:p>
          </table:table-cell>
          <table:table-cell table:style-name="ce9" office:value-type="string" calcext:value-type="string">
            <text:p>N</text:p>
          </table:table-cell>
          <table:table-cell table:style-name="ce10" office:value-type="string" calcext:value-type="string">
            <text:p><text:a xlink:href="https://www.uptodate.com/contents/plantar-fasciitis" xlink:type="simple">https://www.uptodate.com/contents/plantar-fasciitis</text:a></text:p>
          </table:table-cell>
          <table:table-cell table:style-name="ce9" table:number-columns-repeated="15"/>
          <table:table-cell table:number-columns-repeated="998"/>
        </table:table-row>
        <table:table-row table:style-name="ro6">
          <table:table-cell table:style-name="ce7" office:value-type="string" calcext:value-type="string">
            <text:p>Polymyalgia Rheumatica</text:p>
          </table:table-cell>
          <table:table-cell table:style-name="ce5" office:value-type="string" calcext:value-type="string">
            <text:p>Adult over 50 years with acute onset bilateral shoulder and hip girdle pain and stiffness; morning stiffness lasting over 30 minutes; markedly elevated erythrocyte sedimentation rate; dramatic response to glucocorticoids</text:p>
          </table:table-cell>
          <table:table-cell table:style-name="ce5" office:value-type="string" calcext:value-type="string">
            <text:p>Inflammatory condition with synovial and periarticular inflammation; muscular vasculopathy; systemic interleukin-6 signaling drives constitutional symptoms; associated with giant cell arteritis in 16 to 21 percent</text:p>
          </table:table-cell>
          <table:table-cell table:style-name="ce5" office:value-type="string" calcext:value-type="string">
            <text:p>Most common inflammatory rheumatic disease in adults over 50 years; peak incidence 70 to 75 years; female to male ratio 2 to 3 to 1; prevalence 0.5 to 0.7 percent in those over 50 years</text:p>
          </table:table-cell>
          <table:table-cell table:style-name="ce5" office:value-type="string" calcext:value-type="string">
            <text:p>Bilateral shoulder and pelvic girdle pain; morning stiffness over 30 minutes; difficulty rising from chair or lifting arms; constitutional symptoms (fatigue, fever, weight loss); no muscle weakness on examination; elevated inflammatory markers</text:p>
          </table:table-cell>
          <table:table-cell table:style-name="ce5" office:value-type="string" calcext:value-type="string">
            <text:p>Acute to subacute onset over days to weeks; relapses common; prolonged treatment often required</text:p>
          </table:table-cell>
          <table:table-cell table:style-name="ce5" office:value-type="string" calcext:value-type="string">
            <text:p>Rheumatoid arthritis, giant cell arteritis, rotator cuff disease, osteoarthritis, fibromyalgia, inflammatory myositis, malignancy, infection</text:p>
          </table:table-cell>
          <table:table-cell table:style-name="ce5" office:value-type="string" calcext:value-type="string">
            <text:p>Clinical diagnosis: age over 50 years, bilateral shoulder or pelvic girdle pain, morning stiffness, elevated erythrocyte sedimentation rate (often over 40 millimeters per hour) or C-reactive protein; ultrasound or magnetic resonance imaging shows bursitis and tenosynovitis; temporal artery evaluation to exclude giant cell arteritis</text:p>
          </table:table-cell>
          <table:table-cell table:style-name="ce5" office:value-type="string" calcext:value-type="string">
            <text:p>Glucocorticoids 15 to 25 milligrams prednisolone daily with prolonged taper over 12 to 24 months; dramatic response within days; methotrexate as glucocorticoid-sparing agent; monitor for glucocorticoid-related adverse effects and relapse</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algia-rheumatica" xlink:type="simple">https://www.uptodate.com/contents/clinical-manifestations-and-diagnosis-of-polymyalgia-rheumatica</text:a></text:p>
          </table:table-cell>
          <table:table-cell table:style-name="ce9" table:number-columns-repeated="15"/>
          <table:table-cell table:number-columns-repeated="998"/>
        </table:table-row>
        <table:table-row table:style-name="ro17">
          <table:table-cell table:style-name="ce7" office:value-type="string" calcext:value-type="string">
            <text:p>Polymyositis</text:p>
          </table:table-cell>
          <table:table-cell table:style-name="ce5" office:value-type="string" calcext:value-type="string">
            <text:p>Subacute symmetric proximal muscle weakness in adult without rash; difficulty rising from chair, climbing stairs, lifting arms overhead</text:p>
          </table:table-cell>
          <table:table-cell table:style-name="ce5" office:value-type="string" calcext:value-type="string">
            <text:p>Autoimmune inflammatory myopathy with endomysial CD8-positive T cell infiltration invading healthy muscle fibers expressing major histocompatibility complex class I antigen</text:p>
          </table:table-cell>
          <table:table-cell table:style-name="ce5" office:value-type="string" calcext:value-type="string">
            <text:p>Least common idiopathic inflammatory myopathy; diagnosis of exclusion; affects adults more than children; slight female predominance</text:p>
          </table:table-cell>
          <table:table-cell table:style-name="ce5" office:value-type="string" calcext:value-type="string">
            <text:p>Symmetric proximal muscle weakness; dysphagia; respiratory muscle weakness; no rash; elevated creatine kinase (up to 50 times upper limit of normal); extramuscular manifestations include interstitial lung disease</text:p>
          </table:table-cell>
          <table:table-cell table:style-name="ce5" office:value-type="string" calcext:value-type="string">
            <text:p>Subacute to chronic onset over weeks to months</text:p>
          </table:table-cell>
          <table:table-cell table:style-name="ce5" office:value-type="string" calcext:value-type="string">
            <text:p>Dermatomyositis, inclusion body myositis, necrotizing autoimmune myopathy, statin-induced myopathy, muscular dystrophy, hypothyroidism, sarcoidosis</text:p>
          </table:table-cell>
          <table:table-cell table:style-name="ce5" office:value-type="string" calcext:value-type="string">
            <text:p>Elevated creatine kinase and aldolase; muscle biopsy showing endomysial inflammation with CD8-positive T cells invading non-necrotic fibers; electromyography showing myopathic changes; autoantibodies (antisynthetase antibodies)</text:p>
          </table:table-cell>
          <table:table-cell table:style-name="ce5" office:value-type="string" calcext:value-type="string">
            <text:p>Glucocorticoids; immunosuppressive agents (azathioprine, mycophenolate mofetil, methotrexate); physical therapy; treat underlying malignancy if present</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ositis-and-dermatomyositis-in-adults" xlink:type="simple">https://www.uptodate.com/contents/clinical-manifestations-and-diagnosis-of-polymyositis-and-dermatomyositis-in-adults</text:a></text:p>
          </table:table-cell>
          <table:table-cell table:style-name="ce9" table:number-columns-repeated="15"/>
          <table:table-cell table:number-columns-repeated="998"/>
        </table:table-row>
        <table:table-row table:style-name="ro17">
          <table:table-cell table:style-name="ce7" office:value-type="string" calcext:value-type="string">
            <text:p>Posterior Interosseous Nerve Syndrome</text:p>
          </table:table-cell>
          <table:table-cell table:style-name="ce5" office:value-type="string" calcext:value-type="string">
            <text:p>Spontaneous onset of finger and thumb extension weakness without wrist drop; wrist extension preserved with radial deviation; no sensory loss</text:p>
          </table:table-cell>
          <table:table-cell table:style-name="ce5" office:value-type="string" calcext:value-type="string">
            <text:p>Motor-only neuropathy from compression of posterior interosseous nerve (deep branch of radial nerve) at arcade of Frohse or by space-occupying lesions; may result from fascicular radial nerve lesion at upper arm</text:p>
          </table:table-cell>
          <table:table-cell table:style-name="ce5" office:value-type="string" calcext:value-type="string">
            <text:p>Rare; affects adults; equal sex distribution; most cases from compression by lipoma, synovitis, or ganglion cyst</text:p>
          </table:table-cell>
          <table:table-cell table:style-name="ce5" office:value-type="string" calcext:value-type="string">
            <text:p>Weakness of finger and thumb metacarpophalangeal joint extension; preserved wrist extension with radial deviation due to intact extensor carpi radialis longus and brevis; no sensory deficits</text:p>
          </table:table-cell>
          <table:table-cell table:style-name="ce5" office:value-type="string" calcext:value-type="string">
            <text:p>Acute to subacute onset over days to weeks</text:p>
          </table:table-cell>
          <table:table-cell table:style-name="ce5" office:value-type="string" calcext:value-type="string">
            <text:p>Radial tunnel syndrome, extensor tendon rupture, radial nerve palsy, Parsonage-Turner syndrome, lead toxicity, motor neuron disease</text:p>
          </table:table-cell>
          <table:table-cell table:style-name="ce5" office:value-type="string" calcext:value-type="string">
            <text:p>Clinical examination; magnetic resonance imaging to identify structural lesions; electrodiagnostic studies; observation for 6 weeks if no structural cause identified</text:p>
          </table:table-cell>
          <table:table-cell table:style-name="ce5" office:value-type="string" calcext:value-type="string">
            <text:p>Observation for 6 weeks if no structural cause; surgical decompression and lesion removal if structural cause identified or no recovery after 6 weeks; physical therapy</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39">
          <table:table-cell table:style-name="ce7" office:value-type="string" calcext:value-type="string">
            <text:p>Proximal Femoral Focal Deficiency</text:p>
          </table:table-cell>
          <table:table-cell table:style-name="ce5" office:value-type="string" calcext:value-type="string">
            <text:p>Newborn or infant with shortened thigh and leg length discrepancy; hip held in flexion, abduction, external rotation; may have associated fibular hemimelia</text:p>
          </table:table-cell>
          <table:table-cell table:style-name="ce5" office:value-type="string" calcext:value-type="string">
            <text:p>Congenital transverse or longitudinal deficiency with globally smaller femur and proximal deformity at hip; etiology unclear; may include distal involvement of knee, leg, and feet</text:p>
          </table:table-cell>
          <table:table-cell table:style-name="ce5" office:value-type="string" calcext:value-type="string">
            <text:p>Rare; 0.11 to 0.2 per 10,000 live births; unilateral more common than bilateral; may be associated with other congenital anomalies</text:p>
          </table:table-cell>
          <table:table-cell table:style-name="ce5" office:value-type="string" calcext:value-type="string">
            <text:p>Limb length discrepancy; hip flexion contracture; femoral shortening; knee instability; patellar dislocation; fibular hemimelia; foot deformities; contralateral limb involvement possible</text:p>
          </table:table-cell>
          <table:table-cell table:style-name="ce5" office:value-type="string" calcext:value-type="string">
            <text:p>Congenital; progressive limb length discrepancy with growth</text:p>
          </table:table-cell>
          <table:table-cell table:style-name="ce5" office:value-type="string" calcext:value-type="string">
            <text:p>Congenital short femur, femoral hypoplasia, developmental dysplasia of hip, skeletal dysplasias</text:p>
          </table:table-cell>
          <table:table-cell table:style-name="ce5" office:value-type="string" calcext:value-type="string">
            <text:p>Prenatal ultrasound showing femoral shortening; postnatal radiographs; magnetic resonance imaging for soft tissue evaluation; classification systems (Aitken, Paley) guide treatment</text:p>
          </table:table-cell>
          <table:table-cell table:style-name="ce5" office:value-type="string" calcext:value-type="string">
            <text:p>Nonsurgical management with prosthetics; surgical options include limb lengthening, rotationplasty, amputation with prosthetic fitting; multidisciplinary approach; treatment individualized based on severity and family preferences</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39">
          <table:table-cell table:style-name="ce7" office:value-type="string" calcext:value-type="string">
            <text:p>Pseudogout</text:p>
          </table:table-cell>
          <table:table-cell table:style-name="ce5" office:value-type="string" calcext:value-type="string">
            <text:p>Elderly patient with acute monoarthritis of knee or wrist; chondrocalcinosis on radiograph; associated with hyperparathyroidism, hypothyroidism, hemochromatosis, hypomagnesemia</text:p>
          </table:table-cell>
          <table:table-cell table:style-name="ce5" office:value-type="string" calcext:value-type="string">
            <text:p>Acute calcium pyrophosphate crystal deposition in joints causing inflammatory arthritis; crystals are rhomboid-shaped with weak positive birefringence</text:p>
          </table:table-cell>
          <table:table-cell table:style-name="ce5" office:value-type="string" calcext:value-type="string">
            <text:p>Prevalence increases with age; affects 3 to 4 percent of adults over 60 years; equal sex distribution; associated with metabolic disorders</text:p>
          </table:table-cell>
          <table:table-cell table:style-name="ce5" office:value-type="string" calcext:value-type="string">
            <text:p>Acute monoarthritis or oligoarthritis; knee and wrist most commonly affected; joint pain, swelling, erythema; fever may be present; chondrocalcinosis on imaging</text:p>
          </table:table-cell>
          <table:table-cell table:style-name="ce5" office:value-type="string" calcext:value-type="string">
            <text:p>Acute onset over hours to days; self-limited attacks lasting days to weeks</text:p>
          </table:table-cell>
          <table:table-cell table:style-name="ce5" office:value-type="string" calcext:value-type="string">
            <text:p>Gout, septic arthritis, osteoarthritis, rheumatoid arthritis, trauma</text:p>
          </table:table-cell>
          <table:table-cell table:style-name="ce5" office:value-type="string" calcext:value-type="string">
            <text:p>Synovial fluid analysis showing rhomboid-shaped calcium pyrophosphate crystals with weak positive birefringence; elevated white blood cell count in synovial fluid; radiographs showing chondrocalcinosis; exclude infection with Gram stain and culture</text:p>
          </table:table-cell>
          <table:table-cell table:style-name="ce5" office:value-type="string" calcext:value-type="string">
            <text:p>Nonsteroidal anti-inflammatory drugs; colchicine; intraarticular or systemic corticosteroids; treat underlying metabolic disorders; joint aspiration for symptom relief</text:p>
          </table:table-cell>
          <table:table-cell table:style-name="ce9" office:value-type="string" calcext:value-type="string">
            <text:p>N</text:p>
          </table:table-cell>
          <table:table-cell table:style-name="ce10" office:value-type="string" calcext:value-type="string">
            <text:p><text:a xlink:href="https://www.uptodate.com/contents/calcium-pyrophosphate-deposition-disease" xlink:type="simple">https://www.uptodate.com/contents/calcium-pyrophosphate-deposition-disease</text:a></text:p>
          </table:table-cell>
          <table:table-cell table:style-name="ce9" table:number-columns-repeated="15"/>
          <table:table-cell table:number-columns-repeated="998"/>
        </table:table-row>
        <table:table-row table:style-name="ro6">
          <table:table-cell table:style-name="ce7" office:value-type="string" calcext:value-type="string">
            <text:p>Psoriatic Arthritis</text:p>
          </table:table-cell>
          <table:table-cell table:style-name="ce5" office:value-type="string" calcext:value-type="string">
            <text:p>Patient with psoriasis presenting with asymmetric oligoarthritis, dactylitis (sausage digits), nail pitting, or distal interphalangeal joint involvement; negative rheumatoid factor</text:p>
          </table:table-cell>
          <table:table-cell table:style-name="ce5" office:value-type="string" calcext:value-type="string">
            <text:p>Inflammatory arthritis associated with psoriasis; genetic predisposition (human leukocyte antigen B27); immune dysregulation with tumor necrosis factor alpha and interleukin-17 pathway activation</text:p>
          </table:table-cell>
          <table:table-cell table:style-name="ce5" office:value-type="string" calcext:value-type="string">
            <text:p>Affects 30 percent of patients with psoriasis; annual incidence 2.7 percent in psoriasis patients; prevalence 1 to 2 per 1,000 in general population; equal sex distribution; peak onset 30 to 50 years</text:p>
          </table:table-cell>
          <table:table-cell table:style-name="ce5" office:value-type="string" calcext:value-type="string">
            <text:p>Peripheral arthritis (asymmetric oligoarthritis or symmetric polyarthritis); dactylitis; enthesitis; axial involvement; skin psoriasis; nail changes (pitting, onycholysis); distal interphalangeal joint involvement</text:p>
          </table:table-cell>
          <table:table-cell table:style-name="ce5" office:value-type="string" calcext:value-type="string">
            <text:p>Chronic progressive; skin symptoms usually precede arthritis; 10 to 15 percent have arthritis before skin involvement</text:p>
          </table:table-cell>
          <table:table-cell table:style-name="ce5" office:value-type="string" calcext:value-type="string">
            <text:p>Rheumatoid arthritis, gout, reactive arthritis, osteoarthritis, ankylosing spondylitis</text:p>
          </table:table-cell>
          <table:table-cell table:style-name="ce5" office:value-type="string" calcext:value-type="string">
            <text:p>Clinical diagnosis using Classification of Psoriatic Arthritis criteria; inflammatory articular disease plus psoriasis, nail dystrophy, negative rheumatoid factor, dactylitis, or radiographic new bone formation; imaging shows erosions and new bone formation</text:p>
          </table:table-cell>
          <table:table-cell table:style-name="ce5" office:value-type="string" calcext:value-type="string">
            <text:p>Nonsteroidal anti-inflammatory drugs; conventional disease-modifying antirheumatic drugs (methotrexate, leflunomide, sulfasalazine); tumor necrosis factor inhibitors; interleukin-17 inhibitors; interleukin-12/23 inhibitors; Janus kinase inhibitors; phosphodiesterase 4 inhibitors; physical and occupational therapy</text:p>
          </table:table-cell>
          <table:table-cell table:style-name="ce9" office:value-type="string" calcext:value-type="string">
            <text:p>N</text:p>
          </table:table-cell>
          <table:table-cell table:style-name="ce10" office:value-type="string" calcext:value-type="string">
            <text:p><text:a xlink:href="https://www.uptodate.com/contents/psoriatic-arthritis-clinical-manifestations-and-diagnosis" xlink:type="simple">https://www.uptodate.com/contents/psoriatic-arthritis-clinical-manifestations-and-diagnosis</text:a></text:p>
          </table:table-cell>
          <table:table-cell table:style-name="ce9" table:number-columns-repeated="15"/>
          <table:table-cell table:number-columns-repeated="998"/>
        </table:table-row>
        <table:table-row table:style-name="ro39">
          <table:table-cell table:style-name="ce7" office:value-type="string" calcext:value-type="string">
            <text:p>Radial Neuropathy (Saturday Night Palsy)</text:p>
          </table:table-cell>
          <table:table-cell table:style-name="ce5" office:value-type="string" calcext:value-type="string">
            <text:p>Wrist drop and finger extension weakness after prolonged arm compression (sleeping with arm over chair); "wrist drop"; preserved wrist extension with radial deviation</text:p>
          </table:table-cell>
          <table:table-cell table:style-name="ce5" office:value-type="string" calcext:value-type="string">
            <text:p>Compression or stretch injury to radial nerve at spiral groove in mid-humerus; deep branch (posterior interosseous nerve) and superficial sensory branch affected</text:p>
          </table:table-cell>
          <table:table-cell table:style-name="ce5" office:value-type="string" calcext:value-type="string">
            <text:p>Most common upper extremity mononeuropathy after carpal tunnel syndrome; affects adults; associated with alcohol intoxication, deep sleep, arm compression</text:p>
          </table:table-cell>
          <table:table-cell table:style-name="ce5" office:value-type="string" calcext:value-type="string">
            <text:p>Weakness of wrist extension, finger extension, thumb extension; weakness of elbow flexion (brachioradialis); sensory loss over dorsal hand and posterior forearm; preserved wrist extension with radial deviation due to sparing of extensor carpi radialis longus</text:p>
          </table:table-cell>
          <table:table-cell table:style-name="ce5" office:value-type="string" calcext:value-type="string">
            <text:p>Acute onset; most recover spontaneously within 3 to 6 months</text:p>
          </table:table-cell>
          <table:table-cell table:style-name="ce5" office:value-type="string" calcext:value-type="string">
            <text:p>Posterior interosseous nerve syndrome, C7 radiculopathy, lead toxicity, motor neuron disease, extensor tendon rupture</text:p>
          </table:table-cell>
          <table:table-cell table:style-name="ce5" office:value-type="string" calcext:value-type="string">
            <text:p>Clinical examination; electrodiagnostic studies showing conduction block or slowing at spiral groove; imaging if fracture or mass suspected</text:p>
          </table:table-cell>
          <table:table-cell table:style-name="ce5" office:value-type="string" calcext:value-type="string">
            <text:p>Avoidance of repeat compression; cock-up splint for hand function; physical therapy; surgical exploration if humeral fracture with nerve compromise or no recovery after 3 to 4 months</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37">
          <table:table-cell table:style-name="ce7" office:value-type="string" calcext:value-type="string">
            <text:p>Reactive Arthritis</text:p>
          </table:table-cell>
          <table:table-cell table:style-name="ce5" office:value-type="string" calcext:value-type="string">
            <text:p>Young adult with asymmetric oligoarthritis of lower extremities 1 to 4 weeks after gastrointestinal or urogenital infection; "cannot see, cannot pee, cannot climb a tree" (conjunctivitis, urethritis, arthritis)</text:p>
          </table:table-cell>
          <table:table-cell table:style-name="ce5" office:value-type="string" calcext:value-type="string">
            <text:p>Sterile inflammatory arthritis triggered by remote bacterial infection (Chlamydia trachomatis, Salmonella, Shigella, Yersinia, Campylobacter); genetic susceptibility with human leukocyte antigen B27</text:p>
          </table:table-cell>
          <table:table-cell table:style-name="ce5" office:value-type="string" calcext:value-type="string">
            <text:p>Annual incidence 0.6 to 27 per 100,000; affects young adults aged 18 to 40 years; post-enteric form equal sex distribution; urogenital form male predominance 9 to 1; only 1 to 15 percent of infections develop reactive arthritis</text:p>
          </table:table-cell>
          <table:table-cell table:style-name="ce5" office:value-type="string" calcext:value-type="string">
            <text:p>Asymmetric oligoarthritis of large joints (knees, ankles); enthesitis; dactylitis; urethritis; conjunctivitis or uveitis; keratoderma blennorrhagicum; circinate balanitis; oral ulcers; inflammatory back pain</text:p>
          </table:table-cell>
          <table:table-cell table:style-name="ce5" office:value-type="string" calcext:value-type="string">
            <text:p>Develops 1 to 4 weeks after infection; acute arthritis lasts weeks to months; may become chronic or recurrent</text:p>
          </table:table-cell>
          <table:table-cell table:style-name="ce5" office:value-type="string" calcext:value-type="string">
            <text:p>Septic arthritis, gout, psoriatic arthritis, ankylosing spondylitis, inflammatory bowel disease-associated arthritis, gonococcal arthritis</text:p>
          </table:table-cell>
          <table:table-cell table:style-name="ce5" office:value-type="string" calcext:value-type="string">
            <text:p>Clinical diagnosis; evidence of preceding infection (stool or urogenital cultures, serology); elevated erythrocyte sedimentation rate and C-reactive protein; human leukocyte antigen B27 testing not diagnostic; synovial fluid analysis to exclude septic arthritis; imaging shows enthesitis</text:p>
          </table:table-cell>
          <table:table-cell table:style-name="ce5" office:value-type="string" calcext:value-type="string">
            <text:p>Nonsteroidal anti-inflammatory drugs; intraarticular corticosteroid injections; sulfasalazine or methotrexate for chronic disease; tumor necrosis factor inhibitors for refractory cases; prolonged antibiotics for Chlamydia-induced reactive arthritis may be beneficial</text:p>
          </table:table-cell>
          <table:table-cell table:style-name="ce9" office:value-type="string" calcext:value-type="string">
            <text:p>N</text:p>
          </table:table-cell>
          <table:table-cell table:style-name="ce10" office:value-type="string" calcext:value-type="string">
            <text:p><text:a xlink:href="https://www.uptodate.com/contents/reactive-arthritis" xlink:type="simple">https://www.uptodate.com/contents/reactive-arthritis</text:a></text:p>
          </table:table-cell>
          <table:table-cell table:style-name="ce9" table:number-columns-repeated="15"/>
          <table:table-cell table:number-columns-repeated="998"/>
        </table:table-row>
        <table:table-row table:style-name="ro39">
          <table:table-cell table:style-name="ce7" office:value-type="string" calcext:value-type="string">
            <text:p>Renal Osteodystrophy</text:p>
          </table:table-cell>
          <table:table-cell table:style-name="ce5" office:value-type="string" calcext:value-type="string">
            <text:p>Patient with chronic kidney disease presenting with bone pain, fractures, skeletal deformities; elevated parathyroid hormone and phosphate; low calcium and vitamin D</text:p>
          </table:table-cell>
          <table:table-cell table:style-name="ce5" office:value-type="string" calcext:value-type="string">
            <text:p>Chronic kidney disease causes decreased phosphate excretion, reduced calcitriol production, hypocalcemia, and secondary hyperparathyroidism; results in high-turnover bone disease (osteitis fibrosa cystica), low-turnover adynamic bone disease, or mixed disease</text:p>
          </table:table-cell>
          <table:table-cell table:style-name="ce5" office:value-type="string" calcext:value-type="string">
            <text:p>Affects majority of patients with chronic kidney disease stage 3 to 5; prevalence increases with declining glomerular filtration rate; equal sex distribution</text:p>
          </table:table-cell>
          <table:table-cell table:style-name="ce5" office:value-type="string" calcext:value-type="string">
            <text:p>Bone pain; fractures; skeletal deformities; growth retardation in children; muscle weakness; pruritus; vascular calcification; brown tumors (rare); rugger jersey spine on radiographs</text:p>
          </table:table-cell>
          <table:table-cell table:style-name="ce5" office:value-type="string" calcext:value-type="string">
            <text:p>Chronic progressive over months to years; develops as kidney function declines</text:p>
          </table:table-cell>
          <table:table-cell table:style-name="ce5" office:value-type="string" calcext:value-type="string">
            <text:p>Primary hyperparathyroidism, osteomalacia, osteoporosis, Paget disease, metastatic bone disease, multiple myeloma</text:p>
          </table:table-cell>
          <table:table-cell table:style-name="ce5" office:value-type="string" calcext:value-type="string">
            <text:p>Elevated parathyroid hormone; elevated phosphate; low or normal calcium; low 25-hydroxyvitamin D and 1,25-dihydroxyvitamin D; elevated alkaline phosphatase; bone biopsy gold standard but rarely performed; radiographs show subperiosteal resorption, rugger jersey spine, brown tumors</text:p>
          </table:table-cell>
          <table:table-cell table:style-name="ce5" office:value-type="string" calcext:value-type="string">
            <text:p>Phosphate binders; active vitamin D analogues (calcitriol, paricalcitol); calcimimetics (cinacalcet) to lower parathyroid hormone; parathyroidectomy for refractory hyperparathyroidism; kidney transplantation</text:p>
          </table:table-cell>
          <table:table-cell table:style-name="ce9" office:value-type="string" calcext:value-type="string">
            <text:p>N</text:p>
          </table:table-cell>
          <table:table-cell table:style-name="ce10" office:value-type="string" calcext:value-type="string">
            <text:p><text:a xlink:href="https://www.uptodate.com/contents/overview-of-chronic-kidney-disease-mineral-and-bone-disorder" xlink:type="simple">https://www.uptodate.com/contents/overview-of-chronic-kidney-disease-mineral-and-bone-disorder</text:a></text:p>
          </table:table-cell>
          <table:table-cell table:style-name="ce9" table:number-columns-repeated="15"/>
          <table:table-cell table:number-columns-repeated="998"/>
        </table:table-row>
        <table:table-row table:style-name="ro6">
          <table:table-cell table:style-name="ce7" office:value-type="string" calcext:value-type="string">
            <text:p>Rhabdomyolysis</text:p>
          </table:table-cell>
          <table:table-cell table:style-name="ce5" office:value-type="string" calcext:value-type="string">
            <text:p>Dark urine (tea or cola-colored) with muscle pain and weakness after strenuous exercise, trauma, prolonged immobilization, or drug use (statins, cocaine); elevated creatine kinase</text:p>
          </table:table-cell>
          <table:table-cell table:style-name="ce5" office:value-type="string" calcext:value-type="string">
            <text:p>Muscle cell breakdown releasing intracellular contents (myoglobin, creatine kinase, potassium, phosphate); myoglobin causes renal tubular injury and acute kidney injury; increased intracellular calcium initiates destructive processes</text:p>
          </table:table-cell>
          <table:table-cell table:style-name="ce5" office:value-type="string" calcext:value-type="string">
            <text:p>Annual incidence approximately 26,000 cases in United States; affects all ages; common causes include medications (statins), alcohol, illicit drugs, trauma, immobilization, extreme exertion</text:p>
          </table:table-cell>
          <table:table-cell table:style-name="ce5" office:value-type="string" calcext:value-type="string">
            <text:p>Muscle pain, weakness, swelling; dark urine; nausea, vomiting; confusion; hyperkalemia; hypocalcemia; hyperphosphatemia; acute kidney injury; compartment syndrome</text:p>
          </table:table-cell>
          <table:table-cell table:style-name="ce5" office:value-type="string" calcext:value-type="string">
            <text:p>Acute onset over hours to days after inciting event</text:p>
          </table:table-cell>
          <table:table-cell table:style-name="ce5" office:value-type="string" calcext:value-type="string">
            <text:p>Myositis, polymyositis, dermatomyositis, acute tubular necrosis from other causes, hemolytic anemia, compartment syndrome</text:p>
          </table:table-cell>
          <table:table-cell table:style-name="ce5" office:value-type="string" calcext:value-type="string">
            <text:p>Creatine kinase greater than 1,000 units per liter or five times upper limit of normal; myoglobinuria; elevated potassium, phosphate, uric acid; low calcium; elevated creatinine; urinalysis shows heme-positive urine without red blood cells</text:p>
          </table:table-cell>
          <table:table-cell table:style-name="ce5" office:value-type="string" calcext:value-type="string">
            <text:p>Aggressive intravenous fluid resuscitation (goal urine output 200 to 300 milliliters per hour); discontinue causative agents; treat hyperkalemia; monitor for compartment syndrome; renal replacement therapy for severe acute kidney injury; bicarbonate and mannitol lack strong evidence</text:p>
          </table:table-cell>
          <table:table-cell table:style-name="ce9" office:value-type="string" calcext:value-type="string">
            <text:p>Y</text:p>
          </table:table-cell>
          <table:table-cell table:style-name="ce10" office:value-type="string" calcext:value-type="string">
            <text:p><text:a xlink:href="https://www.uptodate.com/contents/rhabdomyolysis-clinical-manifestations-diagnosis-and-management" xlink:type="simple">https://www.uptodate.com/contents/rhabdomyolysis-clinical-manifestations-diagnosis-and-management</text:a></text:p>
          </table:table-cell>
          <table:table-cell table:style-name="ce9" table:number-columns-repeated="15"/>
          <table:table-cell table:number-columns-repeated="998"/>
        </table:table-row>
        <table:table-row table:style-name="ro39">
          <table:table-cell table:style-name="ce7" office:value-type="string" calcext:value-type="string">
            <text:p>Rhabdomyoma</text:p>
          </table:table-cell>
          <table:table-cell table:style-name="ce5" office:value-type="string" calcext:value-type="string">
            <text:p>Infant or child with cardiac mass detected on prenatal ultrasound or echocardiogram; associated with tuberous sclerosis complex (90 percent of cases); most common primary cardiac tumor in children</text:p>
          </table:table-cell>
          <table:table-cell table:style-name="ce5" office:value-type="string" calcext:value-type="string">
            <text:p>Benign hamartoma of cardiac muscle; associated with tuberous sclerosis complex due to mutations in TSC1 or TSC2 genes disrupting mechanistic target of rapamycin pathway</text:p>
          </table:table-cell>
          <table:table-cell table:style-name="ce5" office:value-type="string" calcext:value-type="string">
            <text:p>Most common primary cardiac tumor in children; 90 percent associated with tuberous sclerosis complex; about 50 percent of patients with tuberous sclerosis have at least one cardiac rhabdomyoma</text:p>
          </table:table-cell>
          <table:table-cell table:style-name="ce5" office:value-type="string" calcext:value-type="string">
            <text:p>Often asymptomatic; may cause arrhythmias (ventricular tachycardia); obstructive symptoms; heart failure; tuberous sclerosis features include ash-leaf spots, seizures, intellectual disability, renal angiomyolipomas</text:p>
          </table:table-cell>
          <table:table-cell table:style-name="ce5" office:value-type="string" calcext:value-type="string">
            <text:p>Congenital; often detected prenatally or in infancy; spontaneous regression common</text:p>
          </table:table-cell>
          <table:table-cell table:style-name="ce5" office:value-type="string" calcext:value-type="string">
            <text:p>Fibroma, myxoma, teratoma, other cardiac tumors</text:p>
          </table:table-cell>
          <table:table-cell table:style-name="ce5" office:value-type="string" calcext:value-type="string">
            <text:p>Echocardiography; cardiac magnetic resonance imaging; evaluation for tuberous sclerosis complex (genetic testing for TSC1 and TSC2, brain imaging, renal imaging, skin examination)</text:p>
          </table:table-cell>
          <table:table-cell table:style-name="ce5" office:value-type="string" calcext:value-type="string">
            <text:p>Observation for asymptomatic lesions; surgical resection for symptomatic obstructive lesions or refractory arrhythmias; mechanistic target of rapamycin inhibitors (everolimus) may reduce tumor size; treat tuberous sclerosis manifestations</text:p>
          </table:table-cell>
          <table:table-cell table:style-name="ce9" office:value-type="string" calcext:value-type="string">
            <text:p>N</text:p>
          </table:table-cell>
          <table:table-cell table:style-name="ce10" office:value-type="string" calcext:value-type="string">
            <text:p><text:a xlink:href="https://www.uptodate.com/contents/cardiac-tumors" xlink:type="simple">https://www.uptodate.com/contents/cardiac-tumors</text:a></text:p>
          </table:table-cell>
          <table:table-cell table:style-name="ce9" table:number-columns-repeated="15"/>
          <table:table-cell table:number-columns-repeated="998"/>
        </table:table-row>
        <table:table-row table:style-name="ro37">
          <table:table-cell table:style-name="ce7" office:value-type="string" calcext:value-type="string">
            <text:p>Rhabdomyosarcoma</text:p>
          </table:table-cell>
          <table:table-cell table:style-name="ce5" office:value-type="string" calcext:value-type="string">
            <text:p>Child or adolescent with rapidly growing soft tissue mass in head and neck, genitourinary tract, or extremity; most common soft tissue sarcoma in children</text:p>
          </table:table-cell>
          <table:table-cell table:style-name="ce5" office:value-type="string" calcext:value-type="string">
            <text:p>Malignant tumor of skeletal myoblast-like cells; embryonal subtype most common (60 to 70 percent); alveolar subtype with PAX3-FOXO1 or PAX7-FOXO1 fusions has worse prognosis; pleomorphic subtype in adults</text:p>
          </table:table-cell>
          <table:table-cell table:style-name="ce5" office:value-type="string" calcext:value-type="string">
            <text:p>Most common soft tissue sarcoma in children; annual incidence 4 to 5 per million children; peak incidence ages 2 to 6 years and adolescence; slight male predominance</text:p>
          </table:table-cell>
          <table:table-cell table:style-name="ce5" office:value-type="string" calcext:value-type="string">
            <text:p>Painless or painful mass; symptoms depend on location (proptosis for orbital, hematuria for bladder, nasal obstruction for parameningeal); 20 percent have metastases at presentation (lung, bone marrow, bone)</text:p>
          </table:table-cell>
          <table:table-cell table:style-name="ce5" office:value-type="string" calcext:value-type="string">
            <text:p>Progressive growth over weeks to months</text:p>
          </table:table-cell>
          <table:table-cell table:style-name="ce5" office:value-type="string" calcext:value-type="string">
            <text:p>Other soft tissue sarcomas, lymphoma, neuroblastoma, Ewing sarcoma, benign soft tissue masses</text:p>
          </table:table-cell>
          <table:table-cell table:style-name="ce5" office:value-type="string" calcext:value-type="string">
            <text:p>Biopsy with histology showing rhabdomyoblasts; immunohistochemistry for myogenin and MYOD1; molecular testing for fusion genes; imaging with magnetic resonance imaging of primary site and computed tomography chest; bone marrow biopsy and bone scan for staging</text:p>
          </table:table-cell>
          <table:table-cell table:style-name="ce5" office:value-type="string" calcext:value-type="string">
            <text:p>Multimodal therapy with chemotherapy (vincristine, dactinomycin, cyclophosphamide), surgery, and radiation; treatment intensity based on risk stratification; 5-year survival 60 to 70 percent overall, worse for alveolar subtype and metastatic disease</text:p>
          </table:table-cell>
          <table:table-cell table:style-name="ce9" office:value-type="string" calcext:value-type="string">
            <text:p>Y</text:p>
          </table:table-cell>
          <table:table-cell table:style-name="ce10" office:value-type="string" calcext:value-type="string">
            <text:p><text:a xlink:href="https://www.uptodate.com/contents/rhabdomyosarcoma-in-children-and-adolescents-epidemiology-pathology-and-molecular-genetics" xlink:type="simple">https://www.uptodate.com/contents/rhabdomyosarcoma-in-children-and-adolescents-epidemiology-pathology-and-molecular-genetics</text:a></text:p>
          </table:table-cell>
          <table:table-cell table:style-name="ce9" table:number-columns-repeated="15"/>
          <table:table-cell table:number-columns-repeated="998"/>
        </table:table-row>
        <table:table-row table:style-name="ro16">
          <table:table-cell table:style-name="ce7" office:value-type="string" calcext:value-type="string">
            <text:p>Rheumatoid Arthritis</text:p>
          </table:table-cell>
          <table:table-cell table:style-name="ce5" office:value-type="string" calcext:value-type="string">
            <text:p>Middle-aged woman with symmetric polyarthritis of small joints (metacarpophalangeal, proximal interphalangeal, wrists); morning stiffness lasting greater than 30 minutes; positive rheumatoid factor and anti-cyclic citrullinated peptide antibodies</text:p>
          </table:table-cell>
          <table:table-cell table:style-name="ce5" office:value-type="string" calcext:value-type="string">
            <text:p>Autoimmune inflammatory disease with synovial inflammation, pannus formation, cartilage and bone erosion; genetic predisposition (human leukocyte antigen-DRB1 shared epitope); environmental triggers (smoking); cytokine-mediated (tumor necrosis factor alpha, interleukin-6)</text:p>
          </table:table-cell>
          <table:table-cell table:style-name="ce5" office:value-type="string" calcext:value-type="string">
            <text:p>Prevalence 0.5 to 1 percent in North America; female to male ratio 3 to 1; peak onset 30 to 50 years; increased cardiovascular disease risk</text:p>
          </table:table-cell>
          <table:table-cell table:style-name="ce5" office:value-type="string" calcext:value-type="string">
            <text:p>Symmetric polyarthritis of small joints; morning stiffness greater than 30 minutes; metacarpophalangeal and proximal interphalangeal joint swelling; wrist involvement; metatarsophalangeal tenderness; constitutional symptoms; extra-articular manifestations (rheumatoid nodules, interstitial lung disease, vasculitis, scleritis)</text:p>
          </table:table-cell>
          <table:table-cell table:style-name="ce5" office:value-type="string" calcext:value-type="string">
            <text:p>Chronic progressive; may start with oligoarthritis or asymmetric involvement; window of opportunity for treatment in first 3 to 6 months</text:p>
          </table:table-cell>
          <table:table-cell table:style-name="ce5" office:value-type="string" calcext:value-type="string">
            <text:p>Psoriatic arthritis, systemic lupus erythematosus, polymyalgia rheumatica, osteoarthritis, viral arthritis, reactive arthritis</text:p>
          </table:table-cell>
          <table:table-cell table:style-name="ce5" office:value-type="string" calcext:value-type="string">
            <text:p>Rheumatoid factor and anti-cyclic citrullinated peptide antibodies; elevated C-reactive protein and erythrocyte sedimentation rate; 2010 American College of Rheumatology and European League Against Rheumatism classification criteria; radiographs show periarticular osteopenia and erosions; ultrasound or magnetic resonance imaging for early synovitis</text:p>
          </table:table-cell>
          <table:table-cell table:style-name="ce5" office:value-type="string" calcext:value-type="string">
            <text:p>Methotrexate first-line; treat-to-target approach aiming for remission; conventional disease-modifying antirheumatic drugs (hydroxychloroquine, sulfasalazine, leflunomide); biologic disease-modifying antirheumatic drugs (tumor necrosis factor inhibitors, interleukin-6 inhibitors, abatacept, rituximab); Janus kinase inhibitors; glucocorticoids for bridging therapy</text:p>
          </table:table-cell>
          <table:table-cell table:style-name="ce9" office:value-type="string" calcext:value-type="string">
            <text:p>N</text:p>
          </table:table-cell>
          <table:table-cell table:style-name="ce10" office:value-type="string" calcext:value-type="string">
            <text:p><text:a xlink:href="https://www.uptodate.com/contents/initial-treatment-of-rheumatoid-arthritis-in-adults" xlink:type="simple">https://www.uptodate.com/contents/initial-treatment-of-rheumatoid-arthritis-in-adults</text:a></text:p>
          </table:table-cell>
          <table:table-cell table:style-name="ce9" table:number-columns-repeated="15"/>
          <table:table-cell table:number-columns-repeated="998"/>
        </table:table-row>
        <table:table-row table:style-name="ro17">
          <table:table-cell table:style-name="ce7" office:value-type="string" calcext:value-type="string">
            <text:p>Rickets</text:p>
          </table:table-cell>
          <table:table-cell table:style-name="ce5" office:value-type="string" calcext:value-type="string">
            <text:p>Child with bowing deformities of legs, wrist widening, rachitic rosary (beading of ribs); delayed motor milestones; "Looser zones" or pseudofractures on radiographs</text:p>
          </table:table-cell>
          <table:table-cell table:style-name="ce5" office:value-type="string" calcext:value-type="string">
            <text:p>Defective bone mineralization due to vitamin D deficiency, calcium deficiency, phosphate deficiency, or genetic defects in vitamin D metabolism or phosphate handling; unmineralized osteoid accumulates at growth plates</text:p>
          </table:table-cell>
          <table:table-cell table:style-name="ce5" office:value-type="string" calcext:value-type="string">
            <text:p>Re-emerging even in well-resourced countries; affects breastfed infants with dark skin, premature infants, children with limited sunlight exposure; prevalence declined from 25 percent a century ago</text:p>
          </table:table-cell>
          <table:table-cell table:style-name="ce5" office:value-type="string" calcext:value-type="string">
            <text:p>Bowing deformities (bow-legs, knock-knees); short stature; widening of wrists and ankles; rachitic rosary; delayed motor development; bone pain; muscle weakness; hypocalcemic seizures or tetany in severe cases; dental abnormalities</text:p>
          </table:table-cell>
          <table:table-cell table:style-name="ce5" office:value-type="string" calcext:value-type="string">
            <text:p>Chronic progressive over months to years; develops during periods of rapid growth</text:p>
          </table:table-cell>
          <table:table-cell table:style-name="ce5" office:value-type="string" calcext:value-type="string">
            <text:p>Osteomalacia (adult form), osteogenesis imperfecta, hypophosphatasia, skeletal dysplasias, child abuse</text:p>
          </table:table-cell>
          <table:table-cell table:style-name="ce5" office:value-type="string" calcext:value-type="string">
            <text:p>Elevated alkaline phosphatase; low or normal calcium; low phosphate; low 25-hydroxyvitamin D in nutritional rickets; elevated parathyroid hormone; radiographs show metaphyseal widening, cupping, fraying, Looser zones; bone biopsy rarely needed</text:p>
          </table:table-cell>
          <table:table-cell table:style-name="ce5" office:value-type="string" calcext:value-type="string">
            <text:p>Nutritional rickets: vitamin D and calcium supplementation; phosphate replacement for hypophosphatemic forms; activated vitamin D metabolites for vitamin D metabolism defects; treat underlying cause</text:p>
          </table:table-cell>
          <table:table-cell table:style-name="ce9" office:value-type="string" calcext:value-type="string">
            <text:p>N</text:p>
          </table:table-cell>
          <table:table-cell table:style-name="ce10" office:value-type="string" calcext:value-type="string">
            <text:p><text:a xlink:href="https://www.uptodate.com/contents/causes-and-pathophysiology-of-vitamin-d-deficiency-and-resistance" xlink:type="simple">https://www.uptodate.com/contents/causes-and-pathophysiology-of-vitamin-d-deficiency-and-resistance</text:a></text:p>
          </table:table-cell>
          <table:table-cell table:style-name="ce9" table:number-columns-repeated="15"/>
          <table:table-cell table:number-columns-repeated="998"/>
        </table:table-row>
        <table:table-row table:style-name="ro37">
          <table:table-cell table:style-name="ce7" office:value-type="string" calcext:value-type="string">
            <text:p>Rotator Cuff Tear</text:p>
          </table:table-cell>
          <table:table-cell table:style-name="ce5" office:value-type="string" calcext:value-type="string">
            <text:p>Middle-aged or older adult with insidious onset of lateral shoulder pain worse at night; pain with overhead activities; weakness with arm elevation; positive empty-can test</text:p>
          </table:table-cell>
          <table:table-cell table:style-name="ce5" office:value-type="string" calcext:value-type="string">
            <text:p>Degenerative tendon changes with matrix disorganization, inflammatory changes, and progression from partial to full-thickness tears; traumatic tears from substantial injury; muscle quality and fatty infiltration influence outcomes</text:p>
          </table:table-cell>
          <table:table-cell table:style-name="ce5" office:value-type="string" calcext:value-type="string">
            <text:p>Most common upper extremity condition; prevalence increases with age; affects adults over 40 years; male predominance; risk factors include smoking, manual labor, diabetes, obesity, family history</text:p>
          </table:table-cell>
          <table:table-cell table:style-name="ce5" office:value-type="string" calcext:value-type="string">
            <text:p>Lateral shoulder pain worse at night; pain with overhead activities or reaching behind back; weakness of arm elevation; limited active range of motion; preserved passive range of motion; muscle atrophy in chronic cases; positive impingement signs</text:p>
          </table:table-cell>
          <table:table-cell table:style-name="ce5" office:value-type="string" calcext:value-type="string">
            <text:p>Degenerative tears: insidious onset over months to years; traumatic tears: acute onset; tears may enlarge over time (50 percent at 5 years)</text:p>
          </table:table-cell>
          <table:table-cell table:style-name="ce5" office:value-type="string" calcext:value-type="string">
            <text:p>Rotator cuff tendinopathy, adhesive capsulitis, subacromial bursitis, glenohumeral osteoarthritis, cervical radiculopathy, acromioclavicular joint arthritis</text:p>
          </table:table-cell>
          <table:table-cell table:style-name="ce5" office:value-type="string" calcext:value-type="string">
            <text:p>Clinical examination with impingement tests; plain radiographs to exclude other pathology; magnetic resonance imaging or ultrasound to confirm tear and assess size, location, muscle quality, fatty infiltration</text:p>
          </table:table-cell>
          <table:table-cell table:style-name="ce5" office:value-type="string" calcext:value-type="string">
            <text:p>Nonoperative management sufficient for most: physical therapy, nonsteroidal anti-inflammatory drugs, corticosteroid injections; arthroscopic repair for symptomatic tears not responding to conservative treatment; outcomes limited by tendon-to-bone healing</text:p>
          </table:table-cell>
          <table:table-cell table:style-name="ce5"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17">
          <table:table-cell table:style-name="ce7" office:value-type="string" calcext:value-type="string">
            <text:p>S1 Radiculopathy</text:p>
          </table:table-cell>
          <table:table-cell table:style-name="ce5" office:value-type="string" calcext:value-type="string">
            <text:p>Lower back pain radiating down posterior leg to lateral foot; weakness of ankle plantarflexion; diminished or absent Achilles reflex</text:p>
          </table:table-cell>
          <table:table-cell table:style-name="ce5" office:value-type="string" calcext:value-type="string">
            <text:p>Compression or irritation of S1 nerve root from herniated disc, spinal stenosis, spondylolisthesis, or lumbosacral transitional vertebra with pseudoarthrosis causing nerve root canal stenosis</text:p>
          </table:table-cell>
          <table:table-cell table:style-name="ce5" office:value-type="string" calcext:value-type="string">
            <text:p>Common cause of sciatica; affects adults; peak incidence in fourth and fifth decades</text:p>
          </table:table-cell>
          <table:table-cell table:style-name="ce5" office:value-type="string" calcext:value-type="string">
            <text:p>Pain radiating from lower back down posterior thigh and leg to lateral foot and heel; weakness of ankle plantarflexion and toe flexion; diminished or absent Achilles reflex; sensory loss over lateral foot and heel; positive straight leg raise</text:p>
          </table:table-cell>
          <table:table-cell table:style-name="ce5" office:value-type="string" calcext:value-type="string">
            <text:p>Acute to subacute onset over days to weeks; may become chronic</text:p>
          </table:table-cell>
          <table:table-cell table:style-name="ce5" office:value-type="string" calcext:value-type="string">
            <text:p>Lumbar radiculopathy (L5), sciatic neuropathy, piriformis syndrome, sacroiliac joint dysfunction, peripheral neuropathy, spinal stenosis</text:p>
          </table:table-cell>
          <table:table-cell table:style-name="ce5" office:value-type="string" calcext:value-type="string">
            <text:p>Clinical examination; magnetic resonance imaging of lumbosacral spine; coronal T1-weighted imaging valuable for lumbosacral transitional vertebra; electrodiagnostic studies if diagnosis unclear</text:p>
          </table:table-cell>
          <table:table-cell table:style-name="ce5" office:value-type="string" calcext:value-type="string">
            <text:p>Conservative management: physical therapy, nonsteroidal anti-inflammatory drugs, neuropathic pain medications; epidural steroid injections; surgical decompression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lumbosacral-radiculopathy-etiology-clinical-features-and-diagnosis" xlink:type="simple">https://www.uptodate.com/contents/lumbosacral-radiculopathy-etiology-clinical-features-and-diagnosis</text:a></text:p>
          </table:table-cell>
          <table:table-cell table:style-name="ce9" table:number-columns-repeated="15"/>
          <table:table-cell table:number-columns-repeated="998"/>
        </table:table-row>
        <table:table-row table:style-name="ro37">
          <table:table-cell table:style-name="ce7" office:value-type="string" calcext:value-type="string">
            <text:p>Salter-Harris Fractures (Classification System)</text:p>
          </table:table-cell>
          <table:table-cell table:style-name="ce5" office:value-type="string" calcext:value-type="string">
            <text:p>Child or adolescent with fracture involving growth plate (physis) after trauma; classification guides prognosis and treatment; Type II most common (75 percent); "SALTR" mnemonic (Slip, Above, Lower, Through, Rammed/cRush)</text:p>
          </table:table-cell>
          <table:table-cell table:style-name="ce5" office:value-type="string" calcext:value-type="string">
            <text:p>Fracture involving physis (growth plate); Type I: through physis only; Type II: through physis and metaphysis; Type III: through physis and epiphysis; Type IV: through physis, metaphysis, and epiphysis; Type V: crush injury to physis; higher types have worse prognosis for growth disturbance</text:p>
          </table:table-cell>
          <table:table-cell table:style-name="ce5" office:value-type="string" calcext:value-type="string">
            <text:p>Growth plate fractures represent 15 to 30 percent of all pediatric fractures; Type II most common (75 percent); Type I (6 percent); Type III (8 percent); Type IV (10 percent); Type V (1 percent, rare); distal radius, distal tibia, distal femur most common locations</text:p>
          </table:table-cell>
          <table:table-cell table:style-name="ce5" office:value-type="string" calcext:value-type="string">
            <text:p>Pain, swelling, deformity at fracture site; inability to bear weight or use extremity; tenderness over physis; Type I may have normal radiographs initially; complications include growth arrest, angular deformity, limb length discrepancy</text:p>
          </table:table-cell>
          <table:table-cell table:style-name="ce5" office:value-type="string" calcext:value-type="string">
            <text:p>Acute onset from trauma; healing typically 3 to 6 weeks; growth disturbance may manifest months to years later</text:p>
          </table:table-cell>
          <table:table-cell table:style-name="ce5" office:value-type="string" calcext:value-type="string">
            <text:p>Ligamentous injury, soft tissue injury, metaphyseal or diaphyseal fracture without physeal involvement</text:p>
          </table:table-cell>
          <table:table-cell table:style-name="ce5" office:value-type="string" calcext:value-type="string">
            <text:p>Plain radiographs (anteroposterior and lateral views); Type I may require comparison views of contralateral limb; magnetic resonance imaging if diagnosis unclear; follow-up imaging to monitor for growth disturbance (premature physeal closure, angular deformity)</text:p>
          </table:table-cell>
          <table:table-cell table:style-name="ce5" office:value-type="string" calcext:value-type="string">
            <text:p>Type I and II: closed reduction and immobilization; Type III and IV: often require open reduction and internal fixation for anatomic alignment; Type V: difficult to diagnose acutely, monitor for growth arrest; long-term follow-up until skeletal maturity to detect growth disturbances</text:p>
          </table:table-cell>
          <table:table-cell table:style-name="ce9" office:value-type="string" calcext:value-type="string">
            <text:p>Y</text:p>
          </table:table-cell>
          <table:table-cell table:style-name="ce10" office:value-type="string" calcext:value-type="string">
            <text:p><text:a xlink:href="https://www.uptodate.com/contents/growth-plate-fractures" xlink:type="simple">https://www.uptodate.com/contents/growth-plate-fractures</text:a></text:p>
          </table:table-cell>
          <table:table-cell table:style-name="ce9" table:number-columns-repeated="15"/>
          <table:table-cell table:number-columns-repeated="998"/>
        </table:table-row>
        <table:table-row table:style-name="ro17">
          <table:table-cell table:style-name="ce7" office:value-type="string" calcext:value-type="string">
            <text:p>Scaphoid Fracture</text:p>
          </table:table-cell>
          <table:table-cell table:style-name="ce5" office:value-type="string" calcext:value-type="string">
            <text:p>Young adult with fall on outstretched hand; anatomic snuffbox tenderness; normal initial radiographs in 25 percent</text:p>
          </table:table-cell>
          <table:table-cell table:style-name="ce5" office:value-type="string" calcext:value-type="string">
            <text:p>Fracture of scaphoid bone from fall on outstretched hand with wrist extended and radially deviated; retrograde blood supply from distal to proximal pole creates high risk of avascular necrosis for proximal pole fractures</text:p>
          </table:table-cell>
          <table:table-cell table:style-name="ce5" office:value-type="string" calcext:value-type="string">
            <text:p>Most common carpal bone fracture; accounts for 60 to 70 percent of carpal fractures; typically affects young active males aged 15 to 30 years</text:p>
          </table:table-cell>
          <table:table-cell table:style-name="ce5" office:value-type="string" calcext:value-type="string">
            <text:p>Radial-sided wrist pain; anatomic snuffbox tenderness; scaphoid tubercle tenderness; pain with axial loading of thumb; decreased grip strength</text:p>
          </table:table-cell>
          <table:table-cell table:style-name="ce5" office:value-type="string" calcext:value-type="string">
            <text:p>Healing takes 6 to 12 weeks for distal pole, 12 to 24 weeks for waist, longer for proximal pole; complications include nonunion in 5 to 12 percent and avascular necrosis</text:p>
          </table:table-cell>
          <table:table-cell table:style-name="ce5" office:value-type="string" calcext:value-type="string">
            <text:p>Distal radius fracture, radial styloid fracture, scapholunate ligament injury, de Quervain tenosynovitis, first carpometacarpal arthritis</text:p>
          </table:table-cell>
          <table:table-cell table:style-name="ce5" office:value-type="string" calcext:value-type="string">
            <text:p>Posteroanterior, lateral, and scaphoid view radiographs; MRI or CT if high clinical suspicion with negative radiographs; repeat radiographs in 10 to 14 days may show fracture line</text:p>
          </table:table-cell>
          <table:table-cell table:style-name="ce5" office:value-type="string" calcext:value-type="string">
            <text:p>Thumb spica cast or splint for nondisplaced fractures; surgical fixation with screw for displaced fractures over 1 mm, proximal pole fractures, nonunion; immobilize suspected fractures even with negative radiographs</text:p>
          </table:table-cell>
          <table:table-cell table:style-name="ce9" office:value-type="string" calcext:value-type="string">
            <text:p>Y</text:p>
          </table:table-cell>
          <table:table-cell table:style-name="ce10" office:value-type="string" calcext:value-type="string">
            <text:p><text:a xlink:href="https://www.aafp.org/pubs/afp/issues/2012/0101/p57.html" xlink:type="simple">https://www.aafp.org/pubs/afp/issues/2012/0101/p57.html</text:a></text:p>
          </table:table-cell>
          <table:table-cell table:style-name="ce9" table:number-columns-repeated="15"/>
          <table:table-cell table:number-columns-repeated="998"/>
        </table:table-row>
        <table:table-row table:style-name="ro39">
          <table:table-cell table:style-name="ce7" office:value-type="string" calcext:value-type="string">
            <text:p>Sciatic Neuropathy</text:p>
          </table:table-cell>
          <table:table-cell table:style-name="ce5" office:value-type="string" calcext:value-type="string">
            <text:p>Acute or subacute onset of posterior thigh and leg pain with weakness; foot drop more common than ankle plantarflexion weakness; history of hip surgery, prolonged sitting, or trauma</text:p>
          </table:table-cell>
          <table:table-cell table:style-name="ce5" office:value-type="string" calcext:value-type="string">
            <text:p>Compression, stretch, or trauma to sciatic nerve; hip replacement surgery most common cause (35 percent); inflammatory sciatic neuropathy in 7 percent; preferential involvement of peroneal division over tibial division</text:p>
          </table:table-cell>
          <table:table-cell table:style-name="ce5" office:value-type="string" calcext:value-type="string">
            <text:p>Uncommon focal mononeuropathy; affects adults; hip replacement surgery most common cause; other causes include external compression, trauma, injection injury, diabetes</text:p>
          </table:table-cell>
          <table:table-cell table:style-name="ce5" office:value-type="string" calcext:value-type="string">
            <text:p>Pain in posterior thigh and leg; weakness of ankle dorsiflexion and plantarflexion; foot drop; sensory loss over lateral leg and foot; preferential peroneal division involvement (39 percent) versus tibial (6 percent); incomplete recovery common</text:p>
          </table:table-cell>
          <table:table-cell table:style-name="ce5" office:value-type="string" calcext:value-type="string">
            <text:p>Acute to subacute onset; 46 percent require assistance for ambulation at final visit; young age and presence of tibial or sural responses predict better outcome</text:p>
          </table:table-cell>
          <table:table-cell table:style-name="ce5" office:value-type="string" calcext:value-type="string">
            <text:p>Lumbar radiculopathy (L5, S1), peroneal neuropathy, compartment syndrome, lumbosacral plexopathy</text:p>
          </table:table-cell>
          <table:table-cell table:style-name="ce5" office:value-type="string" calcext:value-type="string">
            <text:p>Clinical examination; electrodiagnostic studies showing axonal neuropathy (95 percent) with preferential peroneal division involvement; magnetic resonance imaging or ultrasound may show nerve abnormalities (29 percent)</text:p>
          </table:table-cell>
          <table:table-cell table:style-name="ce5" office:value-type="string" calcext:value-type="string">
            <text:p>Remove compressive sources; physical therapy; ankle-foot orthosis for foot drop; surgical exploration for structural lesions or nerve entrapment; pain management</text:p>
          </table:table-cell>
          <table:table-cell table:style-name="ce9" office:value-type="string" calcext:value-type="string">
            <text:p>N</text:p>
          </table:table-cell>
          <table:table-cell table:style-name="ce10" office:value-type="string" calcext:value-type="string">
            <text:p><text:a xlink:href="https://www.uptodate.com/contents/overview-of-lower-extremity-peripheral-nerve-syndromes" xlink:type="simple">https://www.uptodate.com/contents/overview-of-lower-extremity-peripheral-nerve-syndromes</text:a></text:p>
          </table:table-cell>
          <table:table-cell table:style-name="ce9" table:number-columns-repeated="15"/>
          <table:table-cell table:number-columns-repeated="998"/>
        </table:table-row>
        <table:table-row table:style-name="ro17">
          <table:table-cell table:style-name="ce7" office:value-type="string" calcext:value-type="string">
            <text:p>Scurvy</text:p>
          </table:table-cell>
          <table:table-cell table:style-name="ce5" office:value-type="string" calcext:value-type="string">
            <text:p>Malnourished patient with bleeding gums, perifollicular hemorrhages, corkscrew hairs, poor wound healing; "scorbutic rosary" in children</text:p>
          </table:table-cell>
          <table:table-cell table:style-name="ce5" office:value-type="string" calcext:value-type="string">
            <text:p>Vitamin C (ascorbic acid) deficiency impairs collagen synthesis; defective hydroxylation of proline and lysine residues; results in fragile blood vessels, impaired wound healing, and defective bone formation</text:p>
          </table:table-cell>
          <table:table-cell table:style-name="ce5" office:value-type="string" calcext:value-type="string">
            <text:p>Rare in developed countries; affects malnourished individuals, alcoholics, elderly with poor diet, patients with restrictive diets, infants fed only cow's milk</text:p>
          </table:table-cell>
          <table:table-cell table:style-name="ce5" office:value-type="string" calcext:value-type="string">
            <text:p>Bleeding gums; perifollicular hemorrhages; corkscrew hairs; petechiae; ecchymoses; poor wound healing; bone pain; subperiosteal hemorrhage in children; scorbutic rosary (costochondral beading); hemarthrosis; anemia</text:p>
          </table:table-cell>
          <table:table-cell table:style-name="ce5" office:value-type="string" calcext:value-type="string">
            <text:p>Develops after 1 to 3 months of inadequate vitamin C intake</text:p>
          </table:table-cell>
          <table:table-cell table:style-name="ce5" office:value-type="string" calcext:value-type="string">
            <text:p>Vasculitis, coagulopathy, child abuse, leukemia, other nutritional deficiencies, connective tissue disorders</text:p>
          </table:table-cell>
          <table:table-cell table:style-name="ce5" office:value-type="string" calcext:value-type="string">
            <text:p>Low plasma ascorbic acid level (less than 0.2 milligrams per deciliter); radiographs in children show ground-glass osteopenia, Wimberger sign (ring of sclerosis around epiphyses), Frankel line (dense metaphyseal line), Pelkan spurs</text:p>
          </table:table-cell>
          <table:table-cell table:style-name="ce5" office:value-type="string" calcext:value-type="string">
            <text:p>Vitamin C supplementation 100 to 300 milligrams daily for adults, 100 to 300 milligrams three times daily for severe cases; improvement within days to weeks; dietary counseling</text:p>
          </table:table-cell>
          <table:table-cell table:style-name="ce9" office:value-type="string" calcext:value-type="string">
            <text:p>N</text:p>
          </table:table-cell>
          <table:table-cell table:style-name="ce10" office:value-type="string" calcext:value-type="string">
            <text:p><text:a xlink:href="https://www.uptodate.com/contents/vitamin-c-deficiency-and-scurvy" xlink:type="simple">https://www.uptodate.com/contents/vitamin-c-deficiency-and-scurvy</text:a></text:p>
          </table:table-cell>
          <table:table-cell table:style-name="ce9" table:number-columns-repeated="15"/>
          <table:table-cell table:number-columns-repeated="998"/>
        </table:table-row>
        <table:table-row table:style-name="ro12">
          <table:table-cell table:style-name="ce7" office:value-type="string" calcext:value-type="string">
            <text:p>Septic Arthritis (Native Joint)</text:p>
          </table:table-cell>
          <table:table-cell table:style-name="ce5" office:value-type="string" calcext:value-type="string">
            <text:p>Acute monoarticular joint pain, swelling, warmth, and fever; inability to bear weight; knee most commonly affected; risk factors include rheumatoid arthritis, diabetes, immunosuppression</text:p>
          </table:table-cell>
          <table:table-cell table:style-name="ce5" office:value-type="string" calcext:value-type="string">
            <text:p>Hematogenous seeding of joint from bacteremia; direct inoculation; contiguous spread; Staphylococcus aureus most common (followed by Streptococcus species); synovial inflammation with cartilage and bone destruction if untreated</text:p>
          </table:table-cell>
          <table:table-cell table:style-name="ce5" office:value-type="string" calcext:value-type="string">
            <text:p>Annual incidence 4 to 29 per 100,000; increases with age, immunosuppression, lower socioeconomic status; 80 percent monoarticular, 20 percent oligoarticular</text:p>
          </table:table-cell>
          <table:table-cell table:style-name="ce5" office:value-type="string" calcext:value-type="string">
            <text:p>Acute joint pain, swelling, warmth, erythema; fever (50 percent); limited range of motion; inability to bear weight; knee most common (50 percent), followed by hip, shoulder, ankle; systemic symptoms (sweats, rigors) less common</text:p>
          </table:table-cell>
          <table:table-cell table:style-name="ce5" office:value-type="string" calcext:value-type="string">
            <text:p>Acute onset over hours to days; permanent joint damage if treatment delayed beyond 24 to 48 hours</text:p>
          </table:table-cell>
          <table:table-cell table:style-name="ce5" office:value-type="string" calcext:value-type="string">
            <text:p>Gout, pseudogout, reactive arthritis, rheumatoid arthritis flare, trauma, cellulitis, bursitis</text:p>
          </table:table-cell>
          <table:table-cell table:style-name="ce5" office:value-type="string" calcext:value-type="string">
            <text:p>Arthrocentesis with synovial fluid analysis: white blood cell count greater than 50,000 per microliter (75 percent sensitivity); Gram stain (60 to 80 percent sensitivity); culture (greater than 90 percent sensitivity); blood cultures; elevated erythrocyte sedimentation rate and C-reactive protein; plain radiographs; magnetic resonance imaging if osteomyelitis suspected</text:p>
          </table:table-cell>
          <table:table-cell table:style-name="ce5" office:value-type="string" calcext:value-type="string">
            <text:p>Empiric antibiotics covering Staphylococcus aureus and Streptococcus species (vancomycin plus third-generation cephalosporin); adjust based on culture; joint drainage (arthrocentesis, arthroscopy, or open drainage); oral antibiotics not inferior to intravenous for total 3 to 4 weeks</text:p>
          </table:table-cell>
          <table:table-cell table:style-name="ce9" office:value-type="string" calcext:value-type="string">
            <text:p>Y</text:p>
          </table:table-cell>
          <table:table-cell table:style-name="ce10" office:value-type="string" calcext:value-type="string">
            <text:p><text:a xlink:href="https://www.uptodate.com/contents/septic-arthritis-in-adults" xlink:type="simple">https://www.uptodate.com/contents/septic-arthritis-in-adults</text:a></text:p>
          </table:table-cell>
          <table:table-cell table:style-name="ce9" table:number-columns-repeated="15"/>
          <table:table-cell table:number-columns-repeated="998"/>
        </table:table-row>
        <table:table-row table:style-name="ro12">
          <table:table-cell table:style-name="ce7" office:value-type="string" calcext:value-type="string">
            <text:p>Septic Arthritis (Prosthetic Joint)</text:p>
          </table:table-cell>
          <table:table-cell table:style-name="ce5" office:value-type="string" calcext:value-type="string">
            <text:p>Patient with joint replacement presenting with joint pain, swelling, warmth; may have sinus tract; early infection (less than 3 months post-surgery) versus late infection (greater than 3 months); often indolent presentation</text:p>
          </table:table-cell>
          <table:table-cell table:style-name="ce5" office:value-type="string" calcext:value-type="string">
            <text:p>Bacterial biofilm formation on prosthetic material; early infection from surgical contamination; late infection from hematogenous seeding; coagulase-negative staphylococci, Staphylococcus aureus, Pseudomonas species common</text:p>
          </table:table-cell>
          <table:table-cell table:style-name="ce5" office:value-type="string" calcext:value-type="string">
            <text:p>Affects 1 to 2 percent of hip and knee replacements; risk increases with revision surgery, rheumatoid arthritis, diabetes, obesity, immunosuppression</text:p>
          </table:table-cell>
          <table:table-cell table:style-name="ce5" office:value-type="string" calcext:value-type="string">
            <text:p>Joint pain; swelling; warmth; sinus tract (pathognomonic); fever less common than native joint infection; implant loosening; chronic draining wound</text:p>
          </table:table-cell>
          <table:table-cell table:style-name="ce5" office:value-type="string" calcext:value-type="string">
            <text:p>Early (less than 3 months): acute onset; delayed (3 to 24 months): subacute; late (greater than 24 months): chronic indolent or acute hematogenous</text:p>
          </table:table-cell>
          <table:table-cell table:style-name="ce5" office:value-type="string" calcext:value-type="string">
            <text:p>Aseptic loosening, dislocation, fracture, hematoma, gout, pseudogout</text:p>
          </table:table-cell>
          <table:table-cell table:style-name="ce5" office:value-type="string" calcext:value-type="string">
            <text:p>Arthrocentesis with synovial fluid analysis: white blood cell count greater than 3,000 per microliter and neutrophils greater than 80 percent; alpha-defensin; two positive cultures for same organism; sonicate-fluid culture; histopathology showing 5 or more neutrophils per high-power field; elevated serum erythrocyte sedimentation rate and C-reactive protein</text:p>
          </table:table-cell>
          <table:table-cell table:style-name="ce5" office:value-type="string" calcext:value-type="string">
            <text:p>Surgical debridement with implant retention, one-stage exchange, two-stage exchange, or resection arthroplasty; prolonged antibiotics (weeks to months); choice depends on timing, organism, implant stability</text:p>
          </table:table-cell>
          <table:table-cell table:style-name="ce9" office:value-type="string" calcext:value-type="string">
            <text:p>Y</text:p>
          </table:table-cell>
          <table:table-cell table:style-name="ce10" office:value-type="string" calcext:value-type="string">
            <text:p><text:a xlink:href="https://www.uptodate.com/contents/prosthetic-joint-infection-epidemiology-microbiology-clinical-manifestations-and-diagnosis" xlink:type="simple">https://www.uptodate.com/contents/prosthetic-joint-infection-epidemiology-microbiology-clinical-manifestations-and-diagnosis</text:a></text:p>
          </table:table-cell>
          <table:table-cell table:style-name="ce9" table:number-columns-repeated="15"/>
          <table:table-cell table:number-columns-repeated="998"/>
        </table:table-row>
        <table:table-row table:style-name="ro39">
          <table:table-cell table:style-name="ce7" office:value-type="string" calcext:value-type="string">
            <text:p>Shoulder Impingement Syndrome</text:p>
          </table:table-cell>
          <table:table-cell table:style-name="ce5" office:value-type="string" calcext:value-type="string">
            <text:p>Middle-aged adult with anterolateral shoulder pain worse with overhead activities; pain with arm elevation between 60 and 120 degrees (painful arc); positive Neer and Hawkins-Kennedy tests</text:p>
          </table:table-cell>
          <table:table-cell table:style-name="ce5" office:value-type="string" calcext:value-type="string">
            <text:p>Mechanical compression of rotator cuff tendons and subacromial bursa between humeral head and acromion during arm elevation; intrinsic factors (tendon degeneration) and extrinsic factors (anatomic variants, scapular dyskinesis)</text:p>
          </table:table-cell>
          <table:table-cell table:style-name="ce5" office:value-type="string" calcext:value-type="string">
            <text:p>Most common cause of shoulder pain; affects 44 to 65 percent of adults with shoulder complaints; peak incidence 40 to 50 years</text:p>
          </table:table-cell>
          <table:table-cell table:style-name="ce5" office:value-type="string" calcext:value-type="string">
            <text:p>Anterolateral shoulder pain with overhead activities; painful arc of motion (60 to 120 degrees); night pain; positive Neer impingement sign; positive Hawkins-Kennedy test; weakness with resisted external rotation</text:p>
          </table:table-cell>
          <table:table-cell table:style-name="ce5" office:value-type="string" calcext:value-type="string">
            <text:p>Insidious onset over weeks to months; progressive with continued overhead activities</text:p>
          </table:table-cell>
          <table:table-cell table:style-name="ce5" office:value-type="string" calcext:value-type="string">
            <text:p>Rotator cuff tear, acromioclavicular joint arthritis, calcific tendinopathy, adhesive capsulitis, cervical radiculopathy</text:p>
          </table:table-cell>
          <table:table-cell table:style-name="ce5" office:value-type="string" calcext:value-type="string">
            <text:p>Clinical diagnosis; plain radiographs to assess acromial morphology and exclude other pathology; ultrasound or magnetic resonance imaging to evaluate rotator cuff integrity</text:p>
          </table:table-cell>
          <table:table-cell table:style-name="ce5" office:value-type="string" calcext:value-type="string">
            <text:p>Activity modification; physical therapy with rotator cuff and scapular stabilizer strengthening; nonsteroidal anti-inflammatory drugs; subacromial corticosteroid injection; subacromial decompression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12">
          <table:table-cell table:style-name="ce7" office:value-type="string" calcext:value-type="string">
            <text:p>Sjögren Syndrome</text:p>
          </table:table-cell>
          <table:table-cell table:style-name="ce5" office:value-type="string" calcext:value-type="string">
            <text:p>Middle-aged woman with dry eyes, dry mouth, and parotid gland enlargement; "sicca syndrome"; positive anti-Ro/SSA and anti-La/SSB antibodies</text:p>
          </table:table-cell>
          <table:table-cell table:style-name="ce5" office:value-type="string" calcext:value-type="string">
            <text:p>Autoimmune destruction of exocrine glands (salivary and lacrimal) by lymphocytic infiltration; abnormal B cell and T cell responses to autoantigens Ro/SSA and La/SSB; epithelial destruction</text:p>
          </table:table-cell>
          <table:table-cell table:style-name="ce5" office:value-type="string" calcext:value-type="string">
            <text:p>Prevalence 0.3 to 1 per 1,000; female to male ratio 9 to 1; peak incidence approximately 50 years; can occur as primary or secondary (with rheumatoid arthritis, systemic lupus erythematosus, systemic sclerosis)</text:p>
          </table:table-cell>
          <table:table-cell table:style-name="ce5" office:value-type="string" calcext:value-type="string">
            <text:p>Dry eyes (keratoconjunctivitis sicca); dry mouth (xerostomia); parotid gland enlargement; dental caries; difficulty swallowing dry foods; fatigue; arthralgia; extraglandular manifestations (interstitial lung disease, peripheral neuropathy, vasculitis); increased lymphoma risk</text:p>
          </table:table-cell>
          <table:table-cell table:style-name="ce5" office:value-type="string" calcext:value-type="string">
            <text:p>Chronic progressive over years; sicca symptoms worsen over time</text:p>
          </table:table-cell>
          <table:table-cell table:style-name="ce5" office:value-type="string" calcext:value-type="string">
            <text:p>Medication-induced sicca, sarcoidosis, hepatitis C, lymphoma, amyloidosis, graft-versus-host disease, age-related exocrine dysfunction</text:p>
          </table:table-cell>
          <table:table-cell table:style-name="ce5" office:value-type="string" calcext:value-type="string">
            <text:p>Anti-Ro/SSA and anti-La/SSB antibodies; Schirmer test less than or equal to 5 millimeters per 5 minutes; ocular staining score 5 or greater; unstimulated salivary flow less than or equal to 0.1 milliliters per minute; labial salivary gland biopsy with focus score 1 or greater; 2017 American College of Rheumatology and European League Against Rheumatism criteria</text:p>
          </table:table-cell>
          <table:table-cell table:style-name="ce5" office:value-type="string" calcext:value-type="string">
            <text:p>Artificial tears and saliva substitutes; pilocarpine or cevimeline for sicca symptoms; hydroxychloroquine for arthralgias; immunosuppressives for systemic manifestations; rituximab for severe disease; dental prophylaxis</text:p>
          </table:table-cell>
          <table:table-cell table:style-name="ce9" office:value-type="string" calcext:value-type="string">
            <text:p>N</text:p>
          </table:table-cell>
          <table:table-cell table:style-name="ce10" office:value-type="string" calcext:value-type="string">
            <text:p><text:a xlink:href="https://www.uptodate.com/contents/clinical-manifestations-of-sjogren-disease-extraglandular-disease" xlink:type="simple">https://www.uptodate.com/contents/clinical-manifestations-of-sjogren-disease-extraglandular-disease</text:a></text:p>
          </table:table-cell>
          <table:table-cell table:style-name="ce9" table:number-columns-repeated="15"/>
          <table:table-cell table:number-columns-repeated="998"/>
        </table:table-row>
        <table:table-row table:style-name="ro17">
          <table:table-cell table:style-name="ce7" office:value-type="string" calcext:value-type="string">
            <text:p>Slipped Capital Femoral Epiphysis</text:p>
          </table:table-cell>
          <table:table-cell table:style-name="ce5" office:value-type="string" calcext:value-type="string">
            <text:p>Overweight adolescent with hip, groin, thigh, or knee pain and limp; obligatory external rotation with hip flexion (Drehmann sign); "ice cream falling off the cone"</text:p>
          </table:table-cell>
          <table:table-cell table:style-name="ce5" office:value-type="string" calcext:value-type="string">
            <text:p>Weakening and displacement of proximal femoral physis (growth plate) with posterior and inferior slippage of femoral head relative to femoral neck; obesity creates mechanical stress; endocrine disorders weaken physis</text:p>
          </table:table-cell>
          <table:table-cell table:style-name="ce5" office:value-type="string" calcext:value-type="string">
            <text:p>Most common hip disorder in adolescents; incidence 10.8 per 100,000; affects ages 8 to 16 years; male to female ratio 1.5 to 1; higher in Black, Hispanic, and American Indian or Alaska Native children; bilateral in 25 to 80 percent</text:p>
          </table:table-cell>
          <table:table-cell table:style-name="ce5" office:value-type="string" calcext:value-type="string">
            <text:p>Hip, groin, thigh, or knee pain (knee pain alone in 23 percent); limp; obligatory external rotation and abduction with passive hip flexion; limited internal rotation; antalgic or Trendelenburg gait; leg-length inequality; gluteal atrophy</text:p>
          </table:table-cell>
          <table:table-cell table:style-name="ce5" office:value-type="string" calcext:value-type="string">
            <text:p>Insidious onset over weeks to months; acute-on-chronic presentation possible</text:p>
          </table:table-cell>
          <table:table-cell table:style-name="ce5" office:value-type="string" calcext:value-type="string">
            <text:p>Transient synovitis, septic arthritis, avascular necrosis, Legg-Calve-Perthes disease, hip dysplasia, fracture, inflammatory arthritis</text:p>
          </table:table-cell>
          <table:table-cell table:style-name="ce5" office:value-type="string" calcext:value-type="string">
            <text:p>Bilateral hip radiographs with anteroposterior and frog-leg views (stable) or cross-table lateral views (unstable); Klein line does not intersect femoral head on anteroposterior view; widened and irregular physis</text:p>
          </table:table-cell>
          <table:table-cell table:style-name="ce5" office:value-type="string" calcext:value-type="string">
            <text:p>In situ screw fixation for stable and unstable cases; prophylactic fixation of contralateral hip controversial; avoid weight-bearing until surgery; postoperative five-phase rehabilitation protocol</text:p>
          </table:table-cell>
          <table:table-cell table:style-name="ce9" office:value-type="string" calcext:value-type="string">
            <text:p>Y</text:p>
          </table:table-cell>
          <table:table-cell table:style-name="ce10" office:value-type="string" calcext:value-type="string">
            <text:p><text:a xlink:href="https://www.uptodate.com/contents/slipped-capital-femoral-epiphysis-scfe" xlink:type="simple">https://www.uptodate.com/contents/slipped-capital-femoral-epiphysis-scfe</text:a></text:p>
          </table:table-cell>
          <table:table-cell table:style-name="ce9" table:number-columns-repeated="15"/>
          <table:table-cell table:number-columns-repeated="998"/>
        </table:table-row>
        <table:table-row table:style-name="ro17">
          <table:table-cell table:style-name="ce7" office:value-type="string" calcext:value-type="string">
            <text:p>Smith Fracture</text:p>
          </table:table-cell>
          <table:table-cell table:style-name="ce5" office:value-type="string" calcext:value-type="string">
            <text:p>Patient with fall onto flexed wrist or direct blow to dorsal wrist; reverse Colles fracture; garden spade deformity with volar displacement</text:p>
          </table:table-cell>
          <table:table-cell table:style-name="ce5" office:value-type="string" calcext:value-type="string">
            <text:p>Transverse fracture of distal radius with volar displacement of distal fragment; reverse mechanism of Colles fracture; occurs from fall onto flexed wrist or cyclists falling over handlebars</text:p>
          </table:table-cell>
          <table:table-cell table:style-name="ce5" office:value-type="string" calcext:value-type="string">
            <text:p>Less common than Colles fracture; accounts for 3 percent of distal radius fractures; affects younger patients with higher energy trauma</text:p>
          </table:table-cell>
          <table:table-cell table:style-name="ce5" office:value-type="string" calcext:value-type="string">
            <text:p>Wrist pain and swelling; volar displacement creating garden spade deformity; assess median nerve and flexor tendon function</text:p>
          </table:table-cell>
          <table:table-cell table:style-name="ce5" office:value-type="string" calcext:value-type="string">
            <text:p>Healing occurs over 6 to 8 weeks; higher rate of instability and need for surgical fixation compared to Colles fracture</text:p>
          </table:table-cell>
          <table:table-cell table:style-name="ce5" office:value-type="string" calcext:value-type="string">
            <text:p>Colles fracture, Barton fracture, distal radioulnar joint injury, carpal fractures</text:p>
          </table:table-cell>
          <table:table-cell table:style-name="ce5" office:value-type="string" calcext:value-type="string">
            <text:p>Posteroanterior and lateral wrist radiographs showing volar angulation and displacement of distal radius fragment; assess for intra-articular involvement</text:p>
          </table:table-cell>
          <table:table-cell table:style-name="ce5" office:value-type="string" calcext:value-type="string">
            <text:p>Often requires open reduction internal fixation due to instability with closed reduction; immobilization alone reserved for nondisplaced fractures; volar plating preferred surgical approach</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37">
          <table:table-cell table:style-name="ce7" office:value-type="string" calcext:value-type="string">
            <text:p>Spinal Muscular Atrophy</text:p>
          </table:table-cell>
          <table:table-cell table:style-name="ce5" office:value-type="string" calcext:value-type="string">
            <text:p>Infant with hypotonia, weakness, absent deep tendon reflexes, tongue fasciculations; "floppy baby"; newborn screening positive for survival motor neuron 1 deletion</text:p>
          </table:table-cell>
          <table:table-cell table:style-name="ce5" office:value-type="string" calcext:value-type="string">
            <text:p>Homozygous deletion of survival motor neuron 1 gene exon 7 (95 percent of cases) causing low survival motor neuron protein levels; motor neuron degeneration; survival motor neuron 2 copy number modifies severity (higher copy number associated with milder phenotype)</text:p>
          </table:table-cell>
          <table:table-cell table:style-name="ce5" office:value-type="string" calcext:value-type="string">
            <text:p>Incidence 1 in 10,000 to 20,000 live births; autosomal recessive; carrier frequency 1 in 50; four childhood types plus prenatal type 0 based on age of onset and maximal motor function</text:p>
          </table:table-cell>
          <table:table-cell table:style-name="ce5" office:value-type="string" calcext:value-type="string">
            <text:p>Hypotonia; symmetric proximal muscle weakness; absent deep tendon reflexes; tongue fasciculations; respiratory insufficiency; feeding difficulties; preserved cognition and sensation; type 1 never sits, type 2 sits but never walks, type 3 walks, type 4 adult onset</text:p>
          </table:table-cell>
          <table:table-cell table:style-name="ce5" office:value-type="string" calcext:value-type="string">
            <text:p>Type 0: prenatal with decreased fetal movements; type 1: onset before 6 months; type 2: onset 6 to 18 months; type 3: onset after 18 months; type 4: adult onset</text:p>
          </table:table-cell>
          <table:table-cell table:style-name="ce5" office:value-type="string" calcext:value-type="string">
            <text:p>Congenital myopathies, congenital muscular dystrophies, myasthenia gravis, botulism, Pompe disease, metabolic myopathies</text:p>
          </table:table-cell>
          <table:table-cell table:style-name="ce5" office:value-type="string" calcext:value-type="string">
            <text:p>Genetic testing for survival motor neuron 1 deletion; survival motor neuron 2 copy number; electromyography showing denervation; creatine kinase normal or mildly elevated; newborn screening increasingly implemented</text:p>
          </table:table-cell>
          <table:table-cell table:style-name="ce5" office:value-type="string" calcext:value-type="string">
            <text:p>Nusinersen (antisense oligonucleotide); onasemnogene abeparvovec (gene therapy); risdiplam (survival motor neuron 2 splicing modifier); early presymptomatic treatment achieves best outcomes; multidisciplinary supportive care</text:p>
          </table:table-cell>
          <table:table-cell table:style-name="ce9" office:value-type="string" calcext:value-type="string">
            <text:p>Y</text:p>
          </table:table-cell>
          <table:table-cell table:style-name="ce10" office:value-type="string" calcext:value-type="string">
            <text:p><text:a xlink:href="https://www.uptodate.com/contents/spinal-muscular-atrophy" xlink:type="simple">https://www.uptodate.com/contents/spinal-muscular-atrophy</text:a></text:p>
          </table:table-cell>
          <table:table-cell table:style-name="ce9" table:number-columns-repeated="15"/>
          <table:table-cell table:number-columns-repeated="998"/>
        </table:table-row>
        <table:table-row table:style-name="ro6">
          <table:table-cell table:style-name="ce7" office:value-type="string" calcext:value-type="string">
            <text:p>Spinal Stenosis</text:p>
          </table:table-cell>
          <table:table-cell table:style-name="ce5" office:value-type="string" calcext:value-type="string">
            <text:p>Older adult with neurogenic claudication: leg pain, numbness, weakness worse with walking or standing, relieved by sitting or forward flexion (shopping cart sign)</text:p>
          </table:table-cell>
          <table:table-cell table:style-name="ce5" office:value-type="string" calcext:value-type="string">
            <text:p>Narrowing of lumbar spinal canal or neural foramina from degenerative changes; disk protrusion, facet joint hypertrophy, ligamentum flavum hypertrophy, spondylolisthesis compress nerve roots; congenital stenosis from short pedicles; less common causes include Paget disease, epidural lipomatosis</text:p>
          </table:table-cell>
          <table:table-cell table:style-name="ce5" office:value-type="string" calcext:value-type="string">
            <text:p>Most frequent indication for spinal surgery in patients over 65 years; prevalence increases with age; degenerative stenosis most common type</text:p>
          </table:table-cell>
          <table:table-cell table:style-name="ce5" office:value-type="string" calcext:value-type="string">
            <text:p>Neurogenic claudication: leg pain, numbness, weakness with walking or standing; relief with sitting, forward flexion, or lying down; back pain; bilateral or unilateral symptoms; normal peripheral pulses; wide-based gait</text:p>
          </table:table-cell>
          <table:table-cell table:style-name="ce5" office:value-type="string" calcext:value-type="string">
            <text:p>Chronic progressive over months to years; symptoms fluctuate</text:p>
          </table:table-cell>
          <table:table-cell table:style-name="ce5" office:value-type="string" calcext:value-type="string">
            <text:p>Vascular claudication, peripheral neuropathy, hip osteoarthritis, lumbar radiculopathy, spinal cord compression, peripheral artery disease</text:p>
          </table:table-cell>
          <table:table-cell table:style-name="ce5" office:value-type="string" calcext:value-type="string">
            <text:p>Clinical diagnosis; magnetic resonance imaging shows central canal or foraminal narrowing; computed tomography if magnetic resonance imaging contraindicated; plain radiographs show degenerative changes, spondylolisthesis</text:p>
          </table:table-cell>
          <table:table-cell table:style-name="ce5" office:value-type="string" calcext:value-type="string">
            <text:p>Nonsteroidal anti-inflammatory drugs; physical therapy; epidural steroid injections; laminectomy with or without fusion for refractory symptoms; surgery improves pain and function compared to conservative treatment in medium to long term</text:p>
          </table:table-cell>
          <table:table-cell table:style-name="ce9" office:value-type="string" calcext:value-type="string">
            <text:p>N</text:p>
          </table:table-cell>
          <table:table-cell table:style-name="ce10" office:value-type="string" calcext:value-type="string">
            <text:p><text:a xlink:href="https://www.uptodate.com/contents/lumbar-spinal-stenosis-definition-clinical-features-and-diagnosis" xlink:type="simple">https://www.uptodate.com/contents/lumbar-spinal-stenosis-definition-clinical-features-and-diagnosis</text:a></text:p>
          </table:table-cell>
          <table:table-cell table:style-name="ce9" table:number-columns-repeated="15"/>
          <table:table-cell table:number-columns-repeated="998"/>
        </table:table-row>
        <table:table-row table:style-name="ro37">
          <table:table-cell table:style-name="ce7" office:value-type="string" calcext:value-type="string">
            <text:p>Spondylolysis</text:p>
          </table:table-cell>
          <table:table-cell table:style-name="ce5" office:value-type="string" calcext:value-type="string">
            <text:p>Adolescent athlete with axial low back pain worse with activity and extension; sports involving flexion-extension with rotation (gymnastics, weightlifting, football, diving); "Scotty dog with collar" on oblique radiograph</text:p>
          </table:table-cell>
          <table:table-cell table:style-name="ce5" office:value-type="string" calcext:value-type="string">
            <text:p>Fatigue fracture of pars interarticularis from repetitive loading; 90 percent occur at L5 level; genetic predisposition; sports with frequent flexion-extension and rotation at highest risk</text:p>
          </table:table-cell>
          <table:table-cell table:style-name="ce5" office:value-type="string" calcext:value-type="string">
            <text:p>Most frequent diagnosis in adolescent athletes with low back pain; affects 6 percent of general population; higher in athletes (gymnastics up to 11 percent); male predominance</text:p>
          </table:table-cell>
          <table:table-cell table:style-name="ce5" office:value-type="string" calcext:value-type="string">
            <text:p>Axial low back pain worse with activity, better with rest; pain may be present for months; no pathognomonic physical examination findings; extension may worsen pain but not specific</text:p>
          </table:table-cell>
          <table:table-cell table:style-name="ce5" office:value-type="string" calcext:value-type="string">
            <text:p>Acute or insidious onset over weeks to months; may progress to spondylolisthesis during growth spurt</text:p>
          </table:table-cell>
          <table:table-cell table:style-name="ce5" office:value-type="string" calcext:value-type="string">
            <text:p>Muscle strain, disc herniation, spondylolisthesis, vertebral stress fracture, spinal stenosis, facet arthropathy</text:p>
          </table:table-cell>
          <table:table-cell table:style-name="ce5" office:value-type="string" calcext:value-type="string">
            <text:p>Standing anteroposterior and lateral lumbar spine radiographs; bone scan or single-photon emission computed tomography for metabolically active fractures; computed tomography for bony healing assessment; magnetic resonance imaging shows increased signal before fracture line develops</text:p>
          </table:table-cell>
          <table:table-cell table:style-name="ce5" office:value-type="string" calcext:value-type="string">
            <text:p>Activity modification; rest from aggravating activities; physical therapy; bracing controversial; two-thirds achieve bony union with early activity restriction; most improve nonoperatively regardless of radiographic healing; surgery rarely needed</text:p>
          </table:table-cell>
          <table:table-cell table:style-name="ce9" office:value-type="string" calcext:value-type="string">
            <text:p>N</text:p>
          </table:table-cell>
          <table:table-cell table:style-name="ce10" office:value-type="string" calcext:value-type="string">
            <text:p><text:a xlink:href="https://www.uptodate.com/contents/spondylolysis-and-spondylolisthesis-in-children-and-adolescents" xlink:type="simple">https://www.uptodate.com/contents/spondylolysis-and-spondylolisthesis-in-children-and-adolescents</text:a></text:p>
          </table:table-cell>
          <table:table-cell table:style-name="ce9" table:number-columns-repeated="15"/>
          <table:table-cell table:number-columns-repeated="998"/>
        </table:table-row>
        <table:table-row table:style-name="ro17">
          <table:table-cell table:style-name="ce7" office:value-type="string" calcext:value-type="string">
            <text:p>Stable Pelvic Fractures</text:p>
          </table:table-cell>
          <table:table-cell table:style-name="ce5" office:value-type="string" calcext:value-type="string">
            <text:p>Elderly patient with low-energy fall presenting with hip, groin, or lower back pain; able to ambulate with pain; no hemodynamic instability; "fragility fracture of pelvis"</text:p>
          </table:table-cell>
          <table:table-cell table:style-name="ce5" office:value-type="string" calcext:value-type="string">
            <text:p>Low-energy trauma in osteoporotic bone causing fractures without disruption of pelvic ring stability; anterior ring fractures (pubic rami) or nondisplaced posterior ring fractures; posterior sacroiliac ligaments remain intact</text:p>
          </table:table-cell>
          <table:table-cell table:style-name="ce5" office:value-type="string" calcext:value-type="string">
            <text:p>Incidence 224 per 100,000 persons over age 60 in Germany; rising incidence with aging population; female predominance due to osteoporosis; represents Fragility Fractures of Pelvis types I and II</text:p>
          </table:table-cell>
          <table:table-cell table:style-name="ce5" office:value-type="string" calcext:value-type="string">
            <text:p>Hip, groin, or lower back pain; able to bear weight with pain; tenderness over pubic rami or sacrum; no leg-length discrepancy or rotational deformity; no perineal hematoma or open wounds</text:p>
          </table:table-cell>
          <table:table-cell table:style-name="ce5" office:value-type="string" calcext:value-type="string">
            <text:p>Acute onset after low-energy trauma; healing typically 6 to 12 weeks with conservative management</text:p>
          </table:table-cell>
          <table:table-cell table:style-name="ce5" office:value-type="string" calcext:value-type="string">
            <text:p>Unstable pelvic fracture, hip fracture, lumbar spine fracture, sacral insufficiency fracture, muscle strain</text:p>
          </table:table-cell>
          <table:table-cell table:style-name="ce5" office:value-type="string" calcext:value-type="string">
            <text:p>Anteroposterior pelvic radiograph; computed tomography for definitive assessment; Fragility Fractures of Pelvis classification (Type I: anterior ring only, Type II: nondisplaced posterior ring)</text:p>
          </table:table-cell>
          <table:table-cell table:style-name="ce5" office:value-type="string" calcext:value-type="string">
            <text:p>Conservative management: analgesia, early mobilization with physical therapy, osteoporosis treatment; goal is early mobilization with adequate pain relief</text:p>
          </table:table-cell>
          <table:table-cell table:style-name="ce9" office:value-type="string" calcext:value-type="string">
            <text:p>N</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39">
          <table:table-cell table:style-name="ce7" office:value-type="string" calcext:value-type="string">
            <text:p>Stenosing Tenosynovitis (Trigger Finger)</text:p>
          </table:table-cell>
          <table:table-cell table:style-name="ce5" office:value-type="string" calcext:value-type="string">
            <text:p>Middle-aged adult with painful clicking or locking of finger during flexion or extension; palpable nodule in palm; ring finger most commonly affected; associated with diabetes</text:p>
          </table:table-cell>
          <table:table-cell table:style-name="ce5" office:value-type="string" calcext:value-type="string">
            <text:p>Size discrepancy between flexor tendon (thickened) and first annular pulley of flexor tendon sheath (narrowed); irregular connective tissue and chondrocyte metaplasia without inflammation; mechanical obstruction during finger motion</text:p>
          </table:table-cell>
          <table:table-cell table:style-name="ce5" office:value-type="string" calcext:value-type="string">
            <text:p>Affects 2 percent of general population; up to 20 percent of people with diabetes; more common in women; ring finger most common, thumb second; ages 40 to 60 years; multiple digits affected in diabetes</text:p>
          </table:table-cell>
          <table:table-cell table:style-name="ce5" office:value-type="string" calcext:value-type="string">
            <text:p>Pain along first annular pulley in distal palm; tender nodule along flexor tendon; crepitus with motion; clicking, popping, or locking with flexion or extension; inability to fully flex or extend finger in advanced cases</text:p>
          </table:table-cell>
          <table:table-cell table:style-name="ce5" office:value-type="string" calcext:value-type="string">
            <text:p>Insidious onset over weeks to months; progressive</text:p>
          </table:table-cell>
          <table:table-cell table:style-name="ce5" office:value-type="string" calcext:value-type="string">
            <text:p>Infection, extensor tendinitis, arthritis, Dupuytren contracture, carpal tunnel syndrome</text:p>
          </table:table-cell>
          <table:table-cell table:style-name="ce5" office:value-type="string" calcext:value-type="string">
            <text:p>Clinical diagnosis; tenderness and nodularity at first annular pulley; triggering or locking with active finger motion</text:p>
          </table:table-cell>
          <table:table-cell table:style-name="ce5" office:value-type="string" calcext:value-type="string">
            <text:p>Activity modification; splinting (metacarpophalangeal extension or distal interphalangeal extension); corticosteroid injection at first annular pulley (57 percent success rate); open or percutaneous release for recurrence or refractory cases</text:p>
          </table:table-cell>
          <table:table-cell table:style-name="ce9" office:value-type="string" calcext:value-type="string">
            <text:p>N</text:p>
          </table:table-cell>
          <table:table-cell table:style-name="ce10" office:value-type="string" calcext:value-type="string">
            <text:p><text:a xlink:href="https://www.uptodate.com/contents/trigger-finger-stenosing-flexor-tenosynovitis" xlink:type="simple">https://www.uptodate.com/contents/trigger-finger-stenosing-flexor-tenosynovitis</text:a></text:p>
          </table:table-cell>
          <table:table-cell table:style-name="ce9" table:number-columns-repeated="15"/>
          <table:table-cell table:number-columns-repeated="998"/>
        </table:table-row>
        <table:table-row table:style-name="ro12">
          <table:table-cell table:style-name="ce7" office:value-type="string" calcext:value-type="string">
            <text:p>Stress Fractures (General Category)</text:p>
          </table:table-cell>
          <table:table-cell table:style-name="ce5" office:value-type="string" calcext:value-type="string">
            <text:p>Athlete or military recruit with localized bone pain and tenderness after recent increase in activity; pain worse with activity, better with rest; lower extremity most common</text:p>
          </table:table-cell>
          <table:table-cell table:style-name="ce5" office:value-type="string" calcext:value-type="string">
            <text:p>Fatigue failure of bone from repetitive submaximal loading; imbalance between bone resorption and formation; microdamage accumulation exceeds repair capacity; risk factors include female sex, low bone density, nutritional deficiencies, sudden training increase</text:p>
          </table:table-cell>
          <table:table-cell table:style-name="ce5" office:value-type="string" calcext:value-type="string">
            <text:p>Represent 15 to 30 percent of sports medicine injuries; lower extremity 80 to 95 percent (tibia 40 percent, foot 35 percent, lumbar spine or pelvis 15 percent); female predominance; military recruits and runners at highest risk</text:p>
          </table:table-cell>
          <table:table-cell table:style-name="ce5" office:value-type="string" calcext:value-type="string">
            <text:p>Localized bone pain and tenderness; pain worse with activity, better with rest; focal tenderness over fracture site; edema may be present; positive hop test; positive fulcrum test for femoral shaft</text:p>
          </table:table-cell>
          <table:table-cell table:style-name="ce5" office:value-type="string" calcext:value-type="string">
            <text:p>Progressive onset over weeks; develops 2 to 12 weeks after increase in activity</text:p>
          </table:table-cell>
          <table:table-cell table:style-name="ce5" office:value-type="string" calcext:value-type="string">
            <text:p>Medial tibial stress syndrome, compartment syndrome, tendinopathy, periostitis, bone tumor, infection</text:p>
          </table:table-cell>
          <table:table-cell table:style-name="ce5" office:value-type="string" calcext:value-type="string">
            <text:p>Plain radiographs initially (may be normal in 50 to 75 percent early); repeat radiographs in 2 to 3 weeks if negative; magnetic resonance imaging or bone scan if urgent diagnosis needed (magnetic resonance imaging preferred for higher specificity); grading system: Grade 1 to 3 stress reaction, Grade 4 stress fracture with visible line</text:p>
          </table:table-cell>
          <table:table-cell table:style-name="ce5" office:value-type="string" calcext:value-type="string">
            <text:p>Activity modification; non-weight-bearing or protected weight-bearing with crutches; pneumatic bracing; gradual return to activity after pain resolution; vitamin D and calcium supplementation; surgical consultation for high-risk locations (femoral neck, anterior tibia, navicular, fifth metatarsal base, sesamoids) or nonunion</text:p>
          </table:table-cell>
          <table:table-cell table:style-name="ce9" office:value-type="string" calcext:value-type="string">
            <text:p>Y</text:p>
          </table:table-cell>
          <table:table-cell table:style-name="ce10" office:value-type="string" calcext:value-type="string">
            <text:p><text:a xlink:href="https://www.uptodate.com/contents/stress-fractures-of-the-foot-and-ankle" xlink:type="simple">https://www.uptodate.com/contents/stress-fractures-of-the-foot-and-ankle</text:a></text:p>
          </table:table-cell>
          <table:table-cell table:style-name="ce9" table:number-columns-repeated="15"/>
          <table:table-cell table:number-columns-repeated="998"/>
        </table:table-row>
        <table:table-row table:style-name="ro39">
          <table:table-cell table:style-name="ce7" office:value-type="string" calcext:value-type="string">
            <text:p>Supracondylar Humerus Fracture</text:p>
          </table:table-cell>
          <table:table-cell table:style-name="ce5" office:value-type="string" calcext:value-type="string">
            <text:p>Child aged 5 to 7 years with fall on outstretched hand with elbow extended; most common pediatric elbow fracture; assess for Volkmann ischemic contracture risk</text:p>
          </table:table-cell>
          <table:table-cell table:style-name="ce5" office:value-type="string" calcext:value-type="string">
            <text:p>Fracture through distal humerus metaphysis above condyles from fall on outstretched hand with elbow hyperextended; anterior humeral line normally intersects middle third of capitellum; posterior fat pad sign indicates joint effusion</text:p>
          </table:table-cell>
          <table:table-cell table:style-name="ce5" office:value-type="string" calcext:value-type="string">
            <text:p>Most common pediatric elbow fracture; accounts for 50 to 60 percent of pediatric elbow fractures; peak incidence age 5 to 7 years; left arm more common</text:p>
          </table:table-cell>
          <table:table-cell table:style-name="ce5" office:value-type="string" calcext:value-type="string">
            <text:p>Elbow pain, swelling, deformity; assess brachial artery pulse and radial pulse; assess median, radial, and ulnar nerve function; anterior interosseous nerve most commonly injured; compartment syndrome risk</text:p>
          </table:table-cell>
          <table:table-cell table:style-name="ce5" office:value-type="string" calcext:value-type="string">
            <text:p>Healing occurs over 3 to 6 weeks; complications include compartment syndrome, Volkmann ischemic contracture, cubitus varus deformity, nerve injury</text:p>
          </table:table-cell>
          <table:table-cell table:style-name="ce5" office:value-type="string" calcext:value-type="string">
            <text:p>Lateral condyle fracture, medial epicondyle fracture, elbow dislocation, radial neck fracture, olecranon fracture</text:p>
          </table:table-cell>
          <table:table-cell table:style-name="ce5" office:value-type="string" calcext:value-type="string">
            <text:p>Anteroposterior and lateral elbow radiographs; assess anterior humeral line and posterior fat pad; Gartland classification: Type I nondisplaced, Type II displaced with intact posterior cortex, Type III completely displaced</text:p>
          </table:table-cell>
          <table:table-cell table:style-name="ce5" office:value-type="string" calcext:value-type="string">
            <text:p>Type I: long arm posterior splint with elbow at 90 degrees; Type II and III: closed or open reduction with percutaneous pinning; emergent reduction for vascular compromise; fasciotomy for compartment syndrome</text:p>
          </table:table-cell>
          <table:table-cell table:style-name="ce9" office:value-type="string" calcext:value-type="string">
            <text:p>Y</text:p>
          </table:table-cell>
          <table:table-cell table:style-name="ce10" office:value-type="string" calcext:value-type="string">
            <text:p><text:a xlink:href="https://www.aafp.org/pubs/afp/issues/2008/0115/p203.html" xlink:type="simple">https://www.aafp.org/pubs/afp/issues/2008/0115/p203.html</text:a></text:p>
          </table:table-cell>
          <table:table-cell table:style-name="ce9" table:number-columns-repeated="15"/>
          <table:table-cell table:number-columns-repeated="998"/>
        </table:table-row>
        <table:table-row table:style-name="ro39">
          <table:table-cell table:style-name="ce7" office:value-type="string" calcext:value-type="string">
            <text:p>Synovial Sarcoma</text:p>
          </table:table-cell>
          <table:table-cell table:style-name="ce5" office:value-type="string" calcext:value-type="string">
            <text:p>Young adult aged 15 to 40 years with slow-growing deep soft tissue mass near knee or other large joint; calcifications in 30 percent; translocation t(X;18) creating SS18-SSX fusion</text:p>
          </table:table-cell>
          <table:table-cell table:style-name="ce5" office:value-type="string" calcext:value-type="string">
            <text:p>Malignant mesenchymal neoplasm with variable epithelial differentiation driven by SS18-SSX fusion oncogene; alters chromatin remodeling and methylation patterns</text:p>
          </table:table-cell>
          <table:table-cell table:style-name="ce5" office:value-type="string" calcext:value-type="string">
            <text:p>Accounts for 5 to 10 percent of soft tissue sarcomas; peak incidence in fourth decade; 80 to 95 percent occur in extremities, especially lower extremity near knee</text:p>
          </table:table-cell>
          <table:table-cell table:style-name="ce5" office:value-type="string" calcext:value-type="string">
            <text:p>Slow-growing painless mass near but not in joint; may have pain or tenderness; average time to diagnosis 2 to 4 years; small size less than 5 cm initially; may mimic benign lesion</text:p>
          </table:table-cell>
          <table:table-cell table:style-name="ce5" office:value-type="string" calcext:value-type="string">
            <text:p>Slow growth initially but intermediate to high-grade malignancy; local recurrence and metastasis common despite treatment; lung most common metastatic site</text:p>
          </table:table-cell>
          <table:table-cell table:style-name="ce5" office:value-type="string" calcext:value-type="string">
            <text:p>Benign soft tissue tumors, other sarcomas, nerve sheath tumors, myofibroblastic tumors, ganglion cyst, glomus tumor</text:p>
          </table:table-cell>
          <table:table-cell table:style-name="ce5" office:value-type="string" calcext:value-type="string">
            <text:p>MRI shows multilobulated heterogeneous mass with triple sign and bowl of grapes appearance; calcifications in 30 percent; biopsy with immunohistochemistry positive for TLE1, EMA, cytokeratin; SS18 translocation by FISH or RT-PCR confirms diagnosis</text:p>
          </table:table-cell>
          <table:table-cell table:style-name="ce5" office:value-type="string" calcext:value-type="string">
            <text:p>Wide surgical excision with negative margins; adjuvant or neoadjuvant radiation therapy; chemotherapy with anthracyclines and ifosfamide for high-risk or metastatic disease; novel therapies include immunotherapy and targeted agents</text:p>
          </table:table-cell>
          <table:table-cell table:style-name="ce9" office:value-type="string" calcext:value-type="string">
            <text:p>Y</text:p>
          </table:table-cell>
          <table:table-cell table:style-name="ce10" office:value-type="string" calcext:value-type="string">
            <text:p><text:a xlink:href="https://www.cancer.gov/pediatric-adult-rare-tumor/rare-tumors/rare-soft-tissue-tumors/synovial-sarcoma" xlink:type="simple">https://www.cancer.gov/pediatric-adult-rare-tumor/rare-tumors/rare-soft-tissue-tumors/synovial-sarcoma</text:a></text:p>
          </table:table-cell>
          <table:table-cell table:style-name="ce9" table:number-columns-repeated="15"/>
          <table:table-cell table:number-columns-repeated="998"/>
        </table:table-row>
        <table:table-row table:style-name="ro12">
          <table:table-cell table:style-name="ce7" office:value-type="string" calcext:value-type="string">
            <text:p>Systemic Lupus Erythematosus (Musculoskeletal Manifestations)</text:p>
          </table:table-cell>
          <table:table-cell table:style-name="ce5" office:value-type="string" calcext:value-type="string">
            <text:p>Young woman of childbearing age with symmetric polyarthritis, malar rash, photosensitivity, oral ulcers; positive antinuclear antibodies; "great imitator"</text:p>
          </table:table-cell>
          <table:table-cell table:style-name="ce5" office:value-type="string" calcext:value-type="string">
            <text:p>Systemic inflammation with type I interferon elevation and autoantibodies against nuclear antigens (double-stranded DNA, Smith); immune complex deposition; environmental triggers (ultraviolet light, smoking, Epstein-Barr virus) in genetically susceptible individuals</text:p>
          </table:table-cell>
          <table:table-cell table:style-name="ce5" office:value-type="string" calcext:value-type="string">
            <text:p>Affects 3.4 million people worldwide; 90 percent female; higher prevalence in Black, Hispanic, and Asian populations; peak onset childbearing years</text:p>
          </table:table-cell>
          <table:table-cell table:style-name="ce5" office:value-type="string" calcext:value-type="string">
            <text:p>Arthritis in 90 percent: symmetric polyarthritis of small joints (proximal interphalangeal, knees); non-erosive; malar rash; photosensitivity; oral ulcers; fever; fatigue; alopecia; serositis; cytopenias; lupus nephritis in 40 percent</text:p>
          </table:table-cell>
          <table:table-cell table:style-name="ce5" office:value-type="string" calcext:value-type="string">
            <text:p>Chronic relapsing-remitting course; flares triggered by ultraviolet light, infection, stress, medication non-adherence</text:p>
          </table:table-cell>
          <table:table-cell table:style-name="ce5" office:value-type="string" calcext:value-type="string">
            <text:p>Rheumatoid arthritis, dermatomyositis, systemic sclerosis, Sjögren syndrome, drug-induced lupus, fibromyalgia, viral arthritis</text:p>
          </table:table-cell>
          <table:table-cell table:style-name="ce5" office:value-type="string" calcext:value-type="string">
            <text:p>Positive antinuclear antibodies at titer 1:80 or greater required; anti-double-stranded DNA and anti-Smith antibodies specific; low complement (C3, C4); cytopenias; urinalysis for proteinuria and hematuria; 2019 European Alliance of Associations for Rheumatology and American College of Rheumatology criteria 96.1 percent sensitive, 93.4 percent specific</text:p>
          </table:table-cell>
          <table:table-cell table:style-name="ce5" office:value-type="string" calcext:value-type="string">
            <text:p>Hydroxychloroquine for all patients; nonsteroidal anti-inflammatory drugs for arthritis; glucocorticoids for flares; immunosuppressives (azathioprine, mycophenolate mofetil, cyclophosphamide) for moderate to severe disease; belimumab, anifrolumab, voclosporin for refractory disease; sun protection</text:p>
          </table:table-cell>
          <table:table-cell table:style-name="ce9" office:value-type="string" calcext:value-type="string">
            <text:p>N</text:p>
          </table:table-cell>
          <table:table-cell table:style-name="ce10" office:value-type="string" calcext:value-type="string">
            <text:p><text:a xlink:href="https://www.uptodate.com/contents/overview-of-the-management-and-prognosis-of-systemic-lupus-erythematosus-in-adults" xlink:type="simple">https://www.uptodate.com/contents/overview-of-the-management-and-prognosis-of-systemic-lupus-erythematosus-in-adults</text:a></text:p>
          </table:table-cell>
          <table:table-cell table:style-name="ce9" table:number-columns-repeated="15"/>
          <table:table-cell table:number-columns-repeated="998"/>
        </table:table-row>
        <table:table-row table:style-name="ro10">
          <table:table-cell table:style-name="ce7" office:value-type="string" calcext:value-type="string">
            <text:p>Systemic Sclerosis (Scleroderma)</text:p>
          </table:table-cell>
          <table:table-cell table:style-name="ce5" office:value-type="string" calcext:value-type="string">
            <text:p>Middle-aged woman with Raynaud phenomenon, skin thickening, dysphagia, and dyspnea; "hidebound skin"; anticentromere or anti-topoisomerase I antibodies</text:p>
          </table:table-cell>
          <table:table-cell table:style-name="ce5" office:value-type="string" calcext:value-type="string">
            <text:p>Triad of microvascular endothelial dysfunction, immune dysregulation with autoantibody production, and progressive fibrosis; excessive extracellular matrix deposition by dysregulated myofibroblasts; genetic and epigenetic factors</text:p>
          </table:table-cell>
          <table:table-cell table:style-name="ce5" office:value-type="string" calcext:value-type="string">
            <text:p>Rare; prevalence 50 to 300 per million; female to male ratio 3 to 1; peak onset 30 to 50 years; higher prevalence in Black populations</text:p>
          </table:table-cell>
          <table:table-cell table:style-name="ce5" office:value-type="string" calcext:value-type="string">
            <text:p>Raynaud phenomenon (95 percent); skin thickening (sclerodactyly, hidebound skin); digital ulcers; dysphagia; gastroesophageal reflux; interstitial lung disease; pulmonary arterial hypertension; scleroderma renal crisis; calcinosis</text:p>
          </table:table-cell>
          <table:table-cell table:style-name="ce5" office:value-type="string" calcext:value-type="string">
            <text:p>Chronic progressive; limited cutaneous: slow progression over years; diffuse cutaneous: rapid progression in first 3 to 5 years</text:p>
          </table:table-cell>
          <table:table-cell table:style-name="ce5" office:value-type="string" calcext:value-type="string">
            <text:p>Systemic lupus erythematosus, mixed connective tissue disease, eosinophilic fasciitis, nephrogenic systemic fibrosis, morphea</text:p>
          </table:table-cell>
          <table:table-cell table:style-name="ce5" office:value-type="string" calcext:value-type="string">
            <text:p>Autoantibodies: anticentromere (limited cutaneous), anti-topoisomerase I (diffuse cutaneous), anti-RNA polymerase III (diffuse cutaneous with renal crisis); nailfold capillaroscopy; high-resolution computed tomography for interstitial lung disease; echocardiography for pulmonary hypertension</text:p>
          </table:table-cell>
          <table:table-cell table:style-name="ce5" office:value-type="string" calcext:value-type="string">
            <text:p>No disease-modifying therapy proven effective; immunosuppression (mycophenolate mofetil, cyclophosphamide) for interstitial lung disease; angiotensin-converting enzyme inhibitors for scleroderma renal crisis; phosphodiesterase-5 inhibitors or endothelin receptor antagonists for pulmonary arterial hypertension; proton pump inhibitors for gastroesophageal reflux</text:p>
          </table:table-cell>
          <table:table-cell table:style-name="ce9" office:value-type="string" calcext:value-type="string">
            <text:p>N</text:p>
          </table:table-cell>
          <table:table-cell table:style-name="ce10" office:value-type="string" calcext:value-type="string">
            <text:p><text:a xlink:href="https://www.uptodate.com/contents/overview-of-the-treatment-and-prognosis-of-systemic-sclerosis-scleroderma-in-adults" xlink:type="simple">https://www.uptodate.com/contents/overview-of-the-treatment-and-prognosis-of-systemic-sclerosis-scleroderma-in-adults</text:a></text:p>
          </table:table-cell>
          <table:table-cell table:style-name="ce9" table:number-columns-repeated="15"/>
          <table:table-cell table:number-columns-repeated="998"/>
        </table:table-row>
        <table:table-row table:style-name="ro37">
          <table:table-cell table:style-name="ce7" office:value-type="string" calcext:value-type="string">
            <text:p>Tarsal Coalition</text:p>
          </table:table-cell>
          <table:table-cell table:style-name="ce5" office:value-type="string" calcext:value-type="string">
            <text:p>Child or adolescent with recurrent ankle sprains, foot pain during physical activity, and rigid flatfoot; limited subtalar motion; "peroneal spastic flatfoot"; calcaneonavicular or talocalcaneal most common</text:p>
          </table:table-cell>
          <table:table-cell table:style-name="ce5" office:value-type="string" calcext:value-type="string">
            <text:p>Congenital failure of segmentation between two or more tarsal bones; syndesmosis (fibrous), synchondrosis (cartilaginous), or synostosis (bony); coalition exists at birth but ossifies during growth</text:p>
          </table:table-cell>
          <table:table-cell table:style-name="ce5" office:value-type="string" calcext:value-type="string">
            <text:p>Incidence 1 to 13 percent; calcaneonavicular and talocalcaneal coalitions account for over 90 percent; pain onset typically second decade of life</text:p>
          </table:table-cell>
          <table:table-cell table:style-name="ce5" office:value-type="string" calcext:value-type="string">
            <text:p>Foot pain during physical activity; recurrent ankle sprains; limited hindfoot or midfoot range of motion; varus or valgus hindfoot malalignment; pes planus or pes cavus; rigid flatfoot</text:p>
          </table:table-cell>
          <table:table-cell table:style-name="ce5" office:value-type="string" calcext:value-type="string">
            <text:p>Congenital but symptoms develop during adolescence as coalition ossifies; pain onset often in second decade</text:p>
          </table:table-cell>
          <table:table-cell table:style-name="ce5" office:value-type="string" calcext:value-type="string">
            <text:p>Ankle sprain, tarsal tunnel syndrome, posterior tibial tendon dysfunction, accessory navicular, flatfoot from other causes</text:p>
          </table:table-cell>
          <table:table-cell table:style-name="ce5" office:value-type="string" calcext:value-type="string">
            <text:p>Plain radiographs may show calcaneonavicular coalition; computed tomography or magnetic resonance imaging for talocalcaneal coalition; bone single photon emission computed tomography with computed tomography pinpoints pain generator</text:p>
          </table:table-cell>
          <table:table-cell table:style-name="ce5" office:value-type="string" calcext:value-type="string">
            <text:p>Conservative management for at least 6 months: activity modification, orthotics, physical therapy; Surgical: open or endoscopic resection of coalition if less than 50 percent of joint and no osteoarthritis; arthrodesis for extensive coalitions or failed resection</text:p>
          </table:table-cell>
          <table:table-cell table:style-name="ce9" office:value-type="string" calcext:value-type="string">
            <text:p>N</text:p>
          </table:table-cell>
          <table:table-cell table:style-name="ce10" office:value-type="string" calcext:value-type="string">
            <text:p><text:a xlink:href="https://www.uptodate.com/contents/tarsal-coalition" xlink:type="simple">https://www.uptodate.com/contents/tarsal-coalition</text:a></text:p>
          </table:table-cell>
          <table:table-cell table:style-name="ce9" table:number-columns-repeated="15"/>
          <table:table-cell table:number-columns-repeated="998"/>
        </table:table-row>
        <table:table-row table:style-name="ro39">
          <table:table-cell table:style-name="ce7" office:value-type="string" calcext:value-type="string">
            <text:p>Tarsal Tunnel Syndrome</text:p>
          </table:table-cell>
          <table:table-cell table:style-name="ce5" office:value-type="string" calcext:value-type="string">
            <text:p>Adult with burning pain, numbness, tingling in plantar foot and toes; symptoms worse at night or with prolonged standing; positive Tinel sign posterior to medial malleolus</text:p>
          </table:table-cell>
          <table:table-cell table:style-name="ce5" office:value-type="string" calcext:value-type="string">
            <text:p>Entrapment neuropathy of tibial nerve within tarsal tunnel at level of tibiotalar or talocalcaneal joints; causes include bone disease, retinaculum thickening, hematoma, tendinopathy, tenosynovitis, supernumerary muscles, expansile tumors, cysts, venous aneurysm</text:p>
          </table:table-cell>
          <table:table-cell table:style-name="ce5" office:value-type="string" calcext:value-type="string">
            <text:p>Uncommon; affects adults; female predominance; may be idiopathic or secondary to identifiable cause</text:p>
          </table:table-cell>
          <table:table-cell table:style-name="ce5" office:value-type="string" calcext:value-type="string">
            <text:p>Burning pain, numbness, tingling in plantar foot and toes; symptoms worse at night or with prolonged standing; positive Tinel sign over tarsal tunnel; sensory loss in tibial nerve distribution; weakness of intrinsic foot muscles in severe cases</text:p>
          </table:table-cell>
          <table:table-cell table:style-name="ce5" office:value-type="string" calcext:value-type="string">
            <text:p>Insidious onset over weeks to months; progressive</text:p>
          </table:table-cell>
          <table:table-cell table:style-name="ce5" office:value-type="string" calcext:value-type="string">
            <text:p>Plantar fasciitis, peripheral neuropathy, lumbar radiculopathy, Morton neuroma, calcaneal stress fracture</text:p>
          </table:table-cell>
          <table:table-cell table:style-name="ce5" office:value-type="string" calcext:value-type="string">
            <text:p>Clinical diagnosis; electrophysiological studies lack specificity; magnetic resonance imaging or ultrasound to identify causative factors (masses, tenosynovitis, anatomical variants); nerve conduction studies</text:p>
          </table:table-cell>
          <table:table-cell table:style-name="ce5" office:value-type="string" calcext:value-type="string">
            <text:p>Conservative: activity modification, nonsteroidal anti-inflammatory drugs, orthotics, corticosteroid injection; Surgical: tarsal tunnel release for refractory cases or identifiable compressive lesion</text:p>
          </table:table-cell>
          <table:table-cell table:style-name="ce9" office:value-type="string" calcext:value-type="string">
            <text:p>N</text:p>
          </table:table-cell>
          <table:table-cell table:style-name="ce10" office:value-type="string" calcext:value-type="string">
            <text:p><text:a xlink:href="https://www.uptodate.com/contents/tarsal-tunnel-syndrome" xlink:type="simple">https://www.uptodate.com/contents/tarsal-tunnel-syndrome</text:a></text:p>
          </table:table-cell>
          <table:table-cell table:style-name="ce9" table:number-columns-repeated="15"/>
          <table:table-cell table:number-columns-repeated="998"/>
        </table:table-row>
        <table:table-row table:style-name="ro6">
          <table:table-cell table:style-name="ce7" office:value-type="string" calcext:value-type="string">
            <text:p>Thoracic Outlet Syndrome</text:p>
          </table:table-cell>
          <table:table-cell table:style-name="ce5" office:value-type="string" calcext:value-type="string">
            <text:p>Young adult with arm pain, paresthesias, weakness, and hand discoloration; symptoms worse with overhead activities or arm elevation; history of neck trauma or repetitive overhead work</text:p>
          </table:table-cell>
          <table:table-cell table:style-name="ce5" office:value-type="string" calcext:value-type="string">
            <text:p>Neurovascular compression at thoracic outlet; neurogenic (most common, 95 percent), arterial, or venous; causes include congenital abnormalities (cervical ribs, fibrous bands), scalene muscle scarring, trauma, repetitive stress</text:p>
          </table:table-cell>
          <table:table-cell table:style-name="ce5" office:value-type="string" calcext:value-type="string">
            <text:p>Rare; incidence 1 to 3 per 100,000; affects young adults; female predominance for neurogenic type</text:p>
          </table:table-cell>
          <table:table-cell table:style-name="ce5" office:value-type="string" calcext:value-type="string">
            <text:p>Arm pain and fatigue; paresthesias in ulnar distribution; hand weakness; muscle atrophy; hand discoloration; symptoms worse with overhead activities; positive Roos test, Adson test, Wright test (low specificity)</text:p>
          </table:table-cell>
          <table:table-cell table:style-name="ce5" office:value-type="string" calcext:value-type="string">
            <text:p>Insidious onset over weeks to months; progressive with continued overhead activity</text:p>
          </table:table-cell>
          <table:table-cell table:style-name="ce5" office:value-type="string" calcext:value-type="string">
            <text:p>Cervical radiculopathy, brachial plexopathy, carpal tunnel syndrome, cubital tunnel syndrome, Raynaud phenomenon</text:p>
          </table:table-cell>
          <table:table-cell table:style-name="ce5" office:value-type="string" calcext:value-type="string">
            <text:p>Clinical diagnosis based on history and physical examination; imaging (magnetic resonance imaging, duplex ultrasound, computed tomography angiography) to identify anatomical abnormalities; electrophysiological testing; diagnostic scalene muscle block</text:p>
          </table:table-cell>
          <table:table-cell table:style-name="ce5" office:value-type="string" calcext:value-type="string">
            <text:p>Conservative: physical therapy with postural correction and strengthening, weight loss, nonsteroidal anti-inflammatory drugs, botulinum toxin injections; Surgical: brachial plexus decompression, neurolysis, scalenotomy with or without first rib resection for refractory cases</text:p>
          </table:table-cell>
          <table:table-cell table:style-name="ce9" office:value-type="string" calcext:value-type="string">
            <text:p>N</text:p>
          </table:table-cell>
          <table:table-cell table:style-name="ce10" office:value-type="string" calcext:value-type="string">
            <text:p><text:a xlink:href="https://www.uptodate.com/contents/thoracic-outlet-syndrome" xlink:type="simple">https://www.uptodate.com/contents/thoracic-outlet-syndrome</text:a></text:p>
          </table:table-cell>
          <table:table-cell table:style-name="ce9" table:number-columns-repeated="15"/>
          <table:table-cell table:number-columns-repeated="998"/>
        </table:table-row>
        <table:table-row table:style-name="ro40">
          <table:table-cell table:style-name="ce7" office:value-type="string" calcext:value-type="string">
            <text:p>Tibial Hemimelia</text:p>
          </table:table-cell>
          <table:table-cell table:style-name="ce5" office:value-type="string" calcext:value-type="string">
            <text:p>Newborn with complete or partial absence of tibia; intact but overgrown fibula; equinovarus foot deformity; knee deformity; may have associated hand or femoral abnormalities</text:p>
          </table:table-cell>
          <table:table-cell table:style-name="ce5" office:value-type="string" calcext:value-type="string">
            <text:p>Preaxial longitudinal deficiency with complete or partial tibial absence; etiology unknown; some genetic mutations identified; may occur with other orthopedic anomalies or syndromic conditions</text:p>
          </table:table-cell>
          <table:table-cell table:style-name="ce5" office:value-type="string" calcext:value-type="string">
            <text:p>Extremely rare; incidence 1 per 1 million live births; can be unilateral or bilateral; associated with hand and femoral abnormalities</text:p>
          </table:table-cell>
          <table:table-cell table:style-name="ce5" office:value-type="string" calcext:value-type="string">
            <text:p>Absent or shortened tibia; intact fibula; equinovarus foot; knee instability or deformity; leg-length discrepancy; variable degrees of knee function; polydactyly or other foot abnormalities may be present</text:p>
          </table:table-cell>
          <table:table-cell table:style-name="ce5" office:value-type="string" calcext:value-type="string">
            <text:p>Congenital; present at birth; progressive deformity with growth</text:p>
          </table:table-cell>
          <table:table-cell table:style-name="ce5" office:value-type="string" calcext:value-type="string">
            <text:p>Fibular hemimelia, proximal femoral focal deficiency, congenital short femur, skeletal dysplasias</text:p>
          </table:table-cell>
          <table:table-cell table:style-name="ce5" office:value-type="string" calcext:value-type="string">
            <text:p>Prenatal ultrasound; postnatal radiographs showing absent or hypoplastic tibia with intact fibula; Jones or Kalamchi classification systems; evaluate for associated anomalies</text:p>
          </table:table-cell>
          <table:table-cell table:style-name="ce5" office:value-type="string" calcext:value-type="string">
            <text:p>Amputation with prosthetics most common; controversy over level (knee disarticulation versus Syme amputation); reconstructive procedures to preserve foot controversial; goal is stable, functional limb</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7">
          <table:table-cell table:style-name="ce7" office:value-type="string" calcext:value-type="string">
            <text:p>Transient Synovitis</text:p>
          </table:table-cell>
          <table:table-cell table:style-name="ce5" office:value-type="string" calcext:value-type="string">
            <text:p>Child aged 3 to 10 years with acute hip pain and limp following recent viral illness; afebrile or low-grade fever; most common cause of acute hip pain in this age group</text:p>
          </table:table-cell>
          <table:table-cell table:style-name="ce5" office:value-type="string" calcext:value-type="string">
            <text:p>Self-limiting inflammatory condition of the hip joint; likely immune response to viral infection causing acute inflammatory arthritis; uncertain etiology; diagnosis of exclusion</text:p>
          </table:table-cell>
          <table:table-cell table:style-name="ce5" office:value-type="string" calcext:value-type="string">
            <text:p>Most common cause of acute hip pain in children aged 3 to 10 years; male predominance; often follows upper respiratory infection</text:p>
          </table:table-cell>
          <table:table-cell table:style-name="ce5" office:value-type="string" calcext:value-type="string">
            <text:p>Hip pain for 1 to 3 days; limping or refusal to bear weight; low-grade fever (less than 37.5 degrees Celsius) or afebrile; mild limitation of hip range of motion; minimal pain with hip movement; hip effusion on ultrasound</text:p>
          </table:table-cell>
          <table:table-cell table:style-name="ce5" office:value-type="string" calcext:value-type="string">
            <text:p>Acute onset over 1 to 3 days; self-limited; complete resolution within 7 to 10 days without specific treatment</text:p>
          </table:table-cell>
          <table:table-cell table:style-name="ce5" office:value-type="string" calcext:value-type="string">
            <text:p>Septic arthritis, Legg-Calvé-Perthes disease, slipped capital femoral epiphysis, juvenile idiopathic arthritis, osteomyelitis, fracture, Lyme arthritis</text:p>
          </table:table-cell>
          <table:table-cell table:style-name="ce5" office:value-type="string" calcext:value-type="string">
            <text:p>White blood cell count, C-reactive protein, erythrocyte sedimentation rate (erythrocyte sedimentation rate less than 20 millimeters per hour favors transient synovitis); hip ultrasound showing effusion; plain radiographs to exclude other pathology; hip aspiration if septic arthritis suspected (temperature greater than 37.5 degrees Celsius, severe pain with movement, erythrocyte sedimentation rate 20 millimeters per hour or greater)</text:p>
          </table:table-cell>
          <table:table-cell table:style-name="ce5" office:value-type="string" calcext:value-type="string">
            <text:p>Bed rest; nonsteroidal anti-inflammatory drugs; regular temperature monitoring; weight-bearing as tolerated; reevaluation if symptoms persist beyond 7 to 10 days; no antibiotics needed</text:p>
          </table:table-cell>
          <table:table-cell table:style-name="ce9" office:value-type="string" calcext:value-type="string">
            <text:p>Y</text:p>
          </table:table-cell>
          <table:table-cell table:style-name="ce10" office:value-type="string" calcext:value-type="string">
            <text:p><text:a xlink:href="https://www.uptodate.com/contents/transient-synovitis-of-the-hip" xlink:type="simple">https://www.uptodate.com/contents/transient-synovitis-of-the-hip</text:a></text:p>
          </table:table-cell>
          <table:table-cell table:style-name="ce9" table:number-columns-repeated="15"/>
          <table:table-cell table:number-columns-repeated="998"/>
        </table:table-row>
        <table:table-row table:style-name="ro6">
          <table:table-cell table:style-name="ce7" office:value-type="string" calcext:value-type="string">
            <text:p>Tuberculous Arthritis</text:p>
          </table:table-cell>
          <table:table-cell table:style-name="ce5" office:value-type="string" calcext:value-type="string">
            <text:p>Adult with chronic monoarthritis of weight-bearing joint (hip or knee); insidious onset; history of tuberculosis exposure or risk factors; constitutional symptoms</text:p>
          </table:table-cell>
          <table:table-cell table:style-name="ce5" office:value-type="string" calcext:value-type="string">
            <text:p>Mycobacterium tuberculosis infection of joint from hematogenous spread, direct extension, or lymphatic spread; granulomatous inflammation with synovial proliferation; cartilage and bone destruction if untreated</text:p>
          </table:table-cell>
          <table:table-cell table:style-name="ce5" office:value-type="string" calcext:value-type="string">
            <text:p>Represents 10 to 11 percent of extrapulmonary tuberculosis; 1 to 3 percent of all tuberculosis cases; global prevalence of latent joint and bone tuberculosis 19 to 38 million; resurgence with HIV epidemic</text:p>
          </table:table-cell>
          <table:table-cell table:style-name="ce5" office:value-type="string" calcext:value-type="string">
            <text:p>Chronic monoarthritis of large weight-bearing joints (hip, knee); insidious onset; pain, swelling, limited range of motion; constitutional symptoms (fever, weight loss, night sweats); may present as oligoarthritis or polyarthritis causing diagnostic confusion</text:p>
          </table:table-cell>
          <table:table-cell table:style-name="ce5" office:value-type="string" calcext:value-type="string">
            <text:p>Insidious onset over weeks to months; chronic progressive course</text:p>
          </table:table-cell>
          <table:table-cell table:style-name="ce5" office:value-type="string" calcext:value-type="string">
            <text:p>Septic arthritis, rheumatoid arthritis, osteoarthritis, gout, Lyme arthritis, fungal arthritis</text:p>
          </table:table-cell>
          <table:table-cell table:style-name="ce5" office:value-type="string" calcext:value-type="string">
            <text:p>Synovial fluid analysis: elevated protein, low glucose, white blood cell count 10,000 to 20,000 per microliter with neutrophil predominance; acid-fast smear positive in 20 percent; synovial fluid culture positive in 80 percent; synovial biopsy (open or closed) positive by histology or culture in over 90 percent showing granulomas with caseation</text:p>
          </table:table-cell>
          <table:table-cell table:style-name="ce5" office:value-type="string" calcext:value-type="string">
            <text:p>Four-drug antitubercular therapy (isoniazid, rifampicin, pyrazinamide, ethambutol or streptomycin) for minimum 9 months; longer duration in children and immunocompromised; surgical debridement for severe cartilage destruction, large abscesses, deformity, multidrug resistance</text:p>
          </table:table-cell>
          <table:table-cell table:style-name="ce9" office:value-type="string" calcext:value-type="string">
            <text:p>N</text:p>
          </table:table-cell>
          <table:table-cell table:style-name="ce10" office:value-type="string" calcext:value-type="string">
            <text:p><text:a xlink:href="https://www.uptodate.com/contents/musculoskeletal-tuberculosis" xlink:type="simple">https://www.uptodate.com/contents/musculoskeletal-tuberculosis</text:a></text:p>
          </table:table-cell>
          <table:table-cell table:style-name="ce9" table:number-columns-repeated="15"/>
          <table:table-cell table:number-columns-repeated="998"/>
        </table:table-row>
        <table:table-row table:style-name="ro40">
          <table:table-cell table:style-name="ce7" office:value-type="string" calcext:value-type="string">
            <text:p>Unicameral Bone Cyst</text:p>
          </table:table-cell>
          <table:table-cell table:style-name="ce5" office:value-type="string" calcext:value-type="string">
            <text:p>Child with pathologic fracture of proximal humerus or femur after minor trauma; fallen fragment sign on radiograph</text:p>
          </table:table-cell>
          <table:table-cell table:style-name="ce5" office:value-type="string" calcext:value-type="string">
            <text:p>Benign fluid-filled cystic lesion of unknown etiology; theories include vascular occlusion, trauma response, or abnormal bone growth</text:p>
          </table:table-cell>
          <table:table-cell table:style-name="ce5" office:value-type="string" calcext:value-type="string">
            <text:p>Skeletally immature patients, most common in first two decades of life; proximal humerus and proximal femur most common sites</text:p>
          </table:table-cell>
          <table:table-cell table:style-name="ce5" office:value-type="string" calcext:value-type="string">
            <text:p>Often asymptomatic until pathologic fracture occurs; may present with pain or swelling; discovered incidentally on imaging</text:p>
          </table:table-cell>
          <table:table-cell table:style-name="ce5" office:value-type="string" calcext:value-type="string">
            <text:p>Typically resolves spontaneously with skeletal maturity; average time to diagnosis 2 to 4 years if symptomatic</text:p>
          </table:table-cell>
          <table:table-cell table:style-name="ce5" office:value-type="string" calcext:value-type="string">
            <text:p>Aneurysmal bone cyst, fibrous dysplasia, enchondroma, simple bone cyst of jaw, eosinophilic granuloma</text:p>
          </table:table-cell>
          <table:table-cell table:style-name="ce5" office:value-type="string" calcext:value-type="string">
            <text:p>Radiograph shows radiolucent lesion with cortical thinning, centrally located in metaphysis; fallen fragment sign pathognomonic after fracture; MRI shows fluid-filled cyst</text:p>
          </table:table-cell>
          <table:table-cell table:style-name="ce5" office:value-type="string" calcext:value-type="string">
            <text:p>Conservative management for asymptomatic lesions; steroid injection, bone marrow injection, curettage with bone grafting, or intramedullary nailing for symptomatic or high-risk lesions</text:p>
          </table:table-cell>
          <table:table-cell table:style-name="ce9" office:value-type="string" calcext:value-type="string">
            <text:p>N</text:p>
          </table:table-cell>
          <table:table-cell table:style-name="ce10" office:value-type="string" calcext:value-type="string">
            <text:p><text:a xlink:href="https://www.ncbi.nlm.nih.gov/books/NBK560826/" xlink:type="simple">https://www.ncbi.nlm.nih.gov/books/NBK560826/</text:a></text:p>
          </table:table-cell>
          <table:table-cell table:style-name="ce9" table:number-columns-repeated="15"/>
          <table:table-cell table:number-columns-repeated="998"/>
        </table:table-row>
        <table:table-row table:style-name="ro37">
          <table:table-cell table:style-name="ce7" office:value-type="string" calcext:value-type="string">
            <text:p>Unstable Pelvic Fracture</text:p>
          </table:table-cell>
          <table:table-cell table:style-name="ce5" office:value-type="string" calcext:value-type="string">
            <text:p>High-energy trauma patient with pelvic pain, instability, hemodynamic instability; inability to bear weight; open fracture through perineum or with bowel injury</text:p>
          </table:table-cell>
          <table:table-cell table:style-name="ce5" office:value-type="string" calcext:value-type="string">
            <text:p>Disruption of pelvic ring from high-energy trauma; posterior sacroiliac ligament disruption indicates instability; hemorrhage from venous plexus, arterial injury, or bone surfaces; Young-Burgess classification: anteroposterior compression, lateral compression, vertical shear, combined mechanism</text:p>
          </table:table-cell>
          <table:table-cell table:style-name="ce5" office:value-type="string" calcext:value-type="string">
            <text:p>Affects 1 to 3 percent of blunt trauma patients; higher mortality with unstable patterns; hemodynamic instability in 5 to 20 percent; open fractures have 50 percent mortality</text:p>
          </table:table-cell>
          <table:table-cell table:style-name="ce5" office:value-type="string" calcext:value-type="string">
            <text:p>Pelvic pain; hemodynamic instability; inability to bear weight; leg-length discrepancy; rotational deformity; perineal or scrotal hematoma; blood at urethral meatus; open wounds in perineum; associated injuries common</text:p>
          </table:table-cell>
          <table:table-cell table:style-name="ce5" office:value-type="string" calcext:value-type="string">
            <text:p>Acute onset from trauma; life-threatening hemorrhage within hours</text:p>
          </table:table-cell>
          <table:table-cell table:style-name="ce5" office:value-type="string" calcext:value-type="string">
            <text:p>Stable pelvic fracture, acetabular fracture, hip dislocation or fracture, lumbar spine fracture</text:p>
          </table:table-cell>
          <table:table-cell table:style-name="ce5" office:value-type="string" calcext:value-type="string">
            <text:p>Anteroposterior pelvic radiograph; computed tomography for definitive assessment; Young-Burgess or Tile classification; assess for arterial bleeding, bladder or urethral injury, bowel injury</text:p>
          </table:table-cell>
          <table:table-cell table:style-name="ce5" office:value-type="string" calcext:value-type="string">
            <text:p>Advanced Trauma Life Support protocols; pelvic binder or sheet for temporary stabilization; external fixation; angiography with embolization for arterial bleeding; pelvic packing; fecal diversion for open fractures; definitive fixation after stabilization</text:p>
          </table:table-cell>
          <table:table-cell table:style-name="ce9" office:value-type="string" calcext:value-type="string">
            <text:p>Y</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39">
          <table:table-cell table:style-name="ce7" office:value-type="string" calcext:value-type="string">
            <text:p>Well-Differentiated Liposarcoma</text:p>
          </table:table-cell>
          <table:table-cell table:style-name="ce5" office:value-type="string" calcext:value-type="string">
            <text:p>Middle-aged to older adult with large, painless, slowly enlarging deep soft tissue mass in retroperitoneum or extremity; "atypical lipomatous tumor" when in extremity</text:p>
          </table:table-cell>
          <table:table-cell table:style-name="ce5" office:value-type="string" calcext:value-type="string">
            <text:p>Chromosomal 12q13-15 amplification with overexpression of MDM2 and CDK4 oncogenes; closely resembles mature adipose tissue with fibrous septation and nuclear atypia; does not metastasize but can dedifferentiate</text:p>
          </table:table-cell>
          <table:table-cell table:style-name="ce5" office:value-type="string" calcext:value-type="string">
            <text:p>Most common liposarcoma subtype; affects middle-aged to older adults; retroperitoneum and extremities most common sites; can dedifferentiate to dedifferentiated liposarcoma in 10 to 20 percent</text:p>
          </table:table-cell>
          <table:table-cell table:style-name="ce5" office:value-type="string" calcext:value-type="string">
            <text:p>Painless deep soft tissue mass; local recurrence common; no metastases; retroperitoneal tumors may cause abdominal distension or compression symptoms; extremity tumors often asymptomatic until large</text:p>
          </table:table-cell>
          <table:table-cell table:style-name="ce5" office:value-type="string" calcext:value-type="string">
            <text:p>Slow growth over months to years; local recurrence after resection</text:p>
          </table:table-cell>
          <table:table-cell table:style-name="ce5" office:value-type="string" calcext:value-type="string">
            <text:p>Lipoma, other liposarcoma subtypes (myxoid, pleomorphic, dedifferentiated), other soft tissue sarcomas</text:p>
          </table:table-cell>
          <table:table-cell table:style-name="ce5" office:value-type="string" calcext:value-type="string">
            <text:p>Magnetic resonance imaging; biopsy with histology showing lipogenic tumor with fibrous septa and nuclear atypia; immunohistochemistry for MDM2 and CDK4; fluorescence in situ hybridization for MDM2 amplification</text:p>
          </table:table-cell>
          <table:table-cell table:style-name="ce5" office:value-type="string" calcext:value-type="string">
            <text:p>Surgical resection with wide margins; radiotherapy and chemotherapy generally ineffective; novel targeted therapies against MDM2 and CDK4 under investigation; surveillance for local recurrence and dedifferentiation</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12">
          <table:table-cell table:style-name="ce7" office:value-type="string" calcext:value-type="string">
            <text:p>Wilson Disease</text:p>
          </table:table-cell>
          <table:table-cell table:style-name="ce5" office:value-type="string" calcext:value-type="string">
            <text:p>Young adult with hepatic dysfunction and neuropsychiatric symptoms; Kayser-Fleischer rings on slit-lamp examination; "copper overload disease"</text:p>
          </table:table-cell>
          <table:table-cell table:style-name="ce5" office:value-type="string" calcext:value-type="string">
            <text:p>Autosomal recessive disorder from ATP7B gene mutations causing impaired copper excretion; copper accumulates in liver, brain (basal ganglia), cornea, kidneys; ceruloplasmin levels typically low</text:p>
          </table:table-cell>
          <table:table-cell table:style-name="ce5" office:value-type="string" calcext:value-type="string">
            <text:p>Prevalence 1 in 30,000; carrier frequency 1 in 90; affects all ethnicities; presents in childhood to young adulthood; equal sex distribution</text:p>
          </table:table-cell>
          <table:table-cell table:style-name="ce5" office:value-type="string" calcext:value-type="string">
            <text:p>Hepatic: acute liver failure, chronic hepatitis, cirrhosis; Neurologic: tremor, dysarthria, dystonia, parkinsonism, ataxia; Psychiatric: depression, personality changes, psychosis; Kayser-Fleischer rings; hemolytic anemia</text:p>
          </table:table-cell>
          <table:table-cell table:style-name="ce5" office:value-type="string" calcext:value-type="string">
            <text:p>Variable onset from childhood to adulthood; hepatic presentation often in children and adolescents; neuropsychiatric presentation in young adults</text:p>
          </table:table-cell>
          <table:table-cell table:style-name="ce5" office:value-type="string" calcext:value-type="string">
            <text:p>Autoimmune hepatitis, viral hepatitis, other metabolic liver diseases, movement disorders, psychiatric disorders</text:p>
          </table:table-cell>
          <table:table-cell table:style-name="ce5" office:value-type="string" calcext:value-type="string">
            <text:p>Low serum ceruloplasmin (less than 14 milligrams per deciliter); elevated 24-hour urinary copper (greater than 40 micrograms); Kayser-Fleischer rings on slit-lamp examination; elevated hepatic copper (greater than 250 micrograms per gram dry weight); ATP7B genetic testing; Leipzig score; brain magnetic resonance imaging shows basal ganglia abnormalities</text:p>
          </table:table-cell>
          <table:table-cell table:style-name="ce5" office:value-type="string" calcext:value-type="string">
            <text:p>Chelation therapy: penicillamine or trientine; zinc salts; liver transplantation for acute liver failure or decompensated cirrhosis; lifelong treatment required; avoid copper-rich foods</text:p>
          </table:table-cell>
          <table:table-cell table:style-name="ce9" office:value-type="string" calcext:value-type="string">
            <text:p>Y</text:p>
          </table:table-cell>
          <table:table-cell table:style-name="ce10" office:value-type="string" calcext:value-type="string">
            <text:p><text:a xlink:href="https://www.uptodate.com/contents/wilson-disease-clinical-manifestations-diagnosis-and-natural-history" xlink:type="simple">https://www.uptodate.com/contents/wilson-disease-clinical-manifestations-diagnosis-and-natural-history</text:a></text:p>
          </table:table-cell>
          <table:table-cell table:style-name="ce9" table:number-columns-repeated="15"/>
          <table:table-cell table:number-columns-repeated="998"/>
        </table:table-row>
        <table:table-row table:style-name="ro35" table:number-rows-repeated="96">
          <table:table-cell table:number-columns-repeated="11"/>
          <table:table-cell table:style-name="ce9" table:number-columns-repeated="15"/>
          <table:table-cell table:number-columns-repeated="998"/>
        </table:table-row>
        <table:table-row table:style-name="ro35" table:number-rows-repeated="740">
          <table:table-cell table:style-name="ce7"/>
          <table:table-cell table:style-name="ce5" table:number-columns-repeated="8"/>
          <table:table-cell table:style-name="ce9"/>
          <table:table-cell table:style-name="ce5"/>
          <table:table-cell table:style-name="ce9" table:number-columns-repeated="15"/>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SHB" table:style-name="ta5">
        <office:forms form:automatic-focus="false" form:apply-design-mode="false"/>
        <table:table-column table:style-name="co17" table:default-cell-style-name="ce2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1015" table:default-cell-style-name="Default"/>
        <table:table-row table:style-name="ro36">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12">
          <table:table-cell table:style-name="ce7" office:value-type="string" calcext:value-type="string">
            <text:p>Infantile Hydrocephalus</text:p>
          </table:table-cell>
          <table:table-cell table:style-name="ce8" office:value-type="string" calcext:value-type="string">
            <text:p>Infant with rapidly increasing head circumference, bulging fontanelle, and "setting sun" eyes (downward gaze deviation)</text:p>
          </table:table-cell>
          <table:table-cell table:style-name="ce8" office:value-type="string" calcext:value-type="string">
            <text:p>Impaired cerebrospinal fluid circulation due to congenital malformations (aqueductal stenosis, Chiari malformation, Dandy-Walker malformation), intraventricular hemorrhage from prematurity, or infection; leads to ventricular enlargement and elevated intracranial pressure</text:p>
          </table:table-cell>
          <table:table-cell table:style-name="ce8" office:value-type="string" calcext:value-type="string">
            <text:p>Most common cause in United States is intraventricular hemorrhage associated with prematurity; globally, infection is most common; approximately 400,000 cases worldwide annually</text:p>
          </table:table-cell>
          <table:table-cell table:style-name="ce8" office:value-type="string" calcext:value-type="string">
            <text:p>Head circumference enlarging faster than expected, bulging anterior fontanelle, widely separated cranial sutures, downward deviated gaze (setting sun sign), irritability, lethargy, vomiting, apnea and bradycardia episodes, developmental regression</text:p>
          </table:table-cell>
          <table:table-cell table:style-name="ce8" office:value-type="string" calcext:value-type="string">
            <text:p>Progressive over weeks to months; neonates rarely present in distress due to open fontanelles allowing decompression</text:p>
          </table:table-cell>
          <table:table-cell table:style-name="ce8" office:value-type="string" calcext:value-type="string">
            <text:p>Benign external hydrocephalus (benign enlargement of subarachnoid space), macrocrania from other causes, brain tumors, subdural collections</text:p>
          </table:table-cell>
          <table:table-cell table:style-name="ce8" office:value-type="string" calcext:value-type="string">
            <text:p>Prenatal: fetal ultrasound showing ventriculomegaly (atrial diameter greater than 10 millimeters); Postnatal: head ultrasound through open fontanelle, magnetic resonance imaging preferred over computed tomography to avoid radiation; serial head circumference measurements</text:p>
          </table:table-cell>
          <table:table-cell table:style-name="ce8" office:value-type="string" calcext:value-type="string">
            <text:p>Temporizing: ventricular access device or ventriculosubgaleal shunt; Definitive: ventriculoperitoneal shunt or endoscopic third ventriculostomy with or without choroid plexus cauterization</text:p>
          </table:table-cell>
          <table:table-cell table:style-name="ce8" office:value-type="string" calcext:value-type="string">
            <text:p>Y</text:p>
          </table:table-cell>
          <table:table-cell table:style-name="ce13" office:value-type="string" calcext:value-type="string">
            <text:p><text:a xlink:href="https://www.nejm.org/doi/full/10.1056/NEJMra2116504" xlink:type="simple">https://www.nejm.org/doi/full/10.1056/NEJMra2116504</text:a></text:p>
          </table:table-cell>
          <table:table-cell table:style-name="ce8" table:number-columns-repeated="15"/>
          <table:table-cell table:number-columns-repeated="998"/>
        </table:table-row>
        <table:table-row table:style-name="ro16">
          <table:table-cell table:style-name="ce7" office:value-type="string" calcext:value-type="string">
            <text:p>Normal Pressure Hydrocephalus</text:p>
          </table:table-cell>
          <table:table-cell table:style-name="ce8" office:value-type="string" calcext:value-type="string">
            <text:p>Elderly patient with "wet, wobbly, and wacky" triad: gait disturbance, urinary incontinence, and cognitive impairment</text:p>
          </table:table-cell>
          <table:table-cell table:style-name="ce8" office:value-type="string" calcext:value-type="string">
            <text:p>Impaired cerebrospinal fluid dynamics with abnormal intracranial pressure waveforms and compliance despite normal or minimally elevated cerebrospinal fluid pressure on lumbar puncture; communicating hydrocephalus without ventricular obstruction</text:p>
          </table:table-cell>
          <table:table-cell table:style-name="ce8" office:value-type="string" calcext:value-type="string">
            <text:p>Typically occurs in persons older than 60 years; idiopathic form more common than secondary form</text:p>
          </table:table-cell>
          <table:table-cell table:style-name="ce8" office:value-type="string" calcext:value-type="string">
            <text:p>Gait: wide-based, shuffling, short steps, difficulty initiating walking, freezing, falls with turns, slow velocity (less than 1 meter per second); Urinary: urgency, frequency, difficulty inhibiting bladder emptying; Cognitive: nonamnestic memory impairment (benefits from cues), slowed processing speed, impaired executive function, apathy; no papilledema or severe headaches</text:p>
          </table:table-cell>
          <table:table-cell table:style-name="ce8" office:value-type="string" calcext:value-type="string">
            <text:p>Insidious onset over months to years; progressive without treatment</text:p>
          </table:table-cell>
          <table:table-cell table:style-name="ce8" office:value-type="string" calcext:value-type="string">
            <text:p>Parkinson disease, Alzheimer dementia, Lewy body dementia, vascular cognitive impairment, spinal stenosis, peripheral neuropathy, asymptomatic ventriculomegaly, medication side effects</text:p>
          </table:table-cell>
          <table:table-cell table:style-name="ce8" office:value-type="string" calcext:value-type="string">
            <text:p>Brain magnetic resonance imaging or computed tomography showing ventriculomegaly with effacement of sulci at vertex; prognostic testing: high-volume lumbar puncture (30 to 50 milliliters cerebrospinal fluid removal) with gait assessment, or external lumbar drainage; neuropsychological testing showing frontal-subcortical pattern</text:p>
          </table:table-cell>
          <table:table-cell table:style-name="ce8" office:value-type="string" calcext:value-type="string">
            <text:p>Ventriculoperitoneal shunt or ventriculoatrial shunt placement; approximately 63 percent have complete triad, but 96 percent have gait difficulty</text:p>
          </table:table-cell>
          <table:table-cell table:style-name="ce8" office:value-type="string" calcext:value-type="string">
            <text:p>N</text:p>
          </table:table-cell>
          <table:table-cell table:style-name="ce13" office:value-type="string" calcext:value-type="string">
            <text:p><text:a xlink:href="https://www.nejm.org/doi/full/10.1056/NEJMra2306506" xlink:type="simple">https://www.nejm.org/doi/full/10.1056/NEJMra2306506</text:a></text:p>
          </table:table-cell>
          <table:table-cell table:style-name="ce8" table:number-columns-repeated="15"/>
          <table:table-cell table:number-columns-repeated="998"/>
        </table:table-row>
        <table:table-row table:style-name="ro12">
          <table:table-cell table:style-name="ce7" office:value-type="string" calcext:value-type="string">
            <text:p>Wallenberg Syndrome</text:p>
          </table:table-cell>
          <table:table-cell table:style-name="ce8" office:value-type="string" calcext:value-type="string">
            <text:p>Lateral medullary stroke with crossed sensory loss, ipsilateral Horner syndrome, ataxia, dysphagia, and vertigo; "Don't pick a PICA (posterior inferior cerebellar artery), a bad SIde"</text:p>
          </table:table-cell>
          <table:table-cell table:style-name="ce8" office:value-type="string" calcext:value-type="string">
            <text:p>Ischemic infarction of lateral medulla due to posterior inferior cerebellar artery or vertebral artery occlusion; affects spinothalamic tract, nucleus ambiguus, vestibular nuclei, sympathetic fibers, inferior cerebellar peduncle, and spinal trigeminal nucleus</text:p>
          </table:table-cell>
          <table:table-cell table:style-name="ce8" office:value-type="string" calcext:value-type="string">
            <text:p>Most common brainstem stroke syndrome; typically affects middle-aged to older adults; vertebral artery dissection is common cause in younger patients</text:p>
          </table:table-cell>
          <table:table-cell table:style-name="ce8" office:value-type="string" calcext:value-type="string">
            <text:p>Ipsilateral: facial pain and temperature loss, Horner syndrome (ptosis, miosis, anhidrosis), ataxia, dysmetria; Contralateral: body pain and temperature loss; Bilateral: dysphagia, hoarseness, hiccups, vertigo, nystagmus, nausea and vomiting</text:p>
          </table:table-cell>
          <table:table-cell table:style-name="ce8" office:value-type="string" calcext:value-type="string">
            <text:p>Acute onset over minutes to hours; symptoms may evolve over 24 to 48 hours</text:p>
          </table:table-cell>
          <table:table-cell table:style-name="ce8" office:value-type="string" calcext:value-type="string">
            <text:p>Peripheral vestibulopathy, cerebellar stroke, multiple sclerosis, other brainstem strokes, vertebral artery dissection</text:p>
          </table:table-cell>
          <table:table-cell table:style-name="ce8" office:value-type="string" calcext:value-type="string">
            <text:p>Magnetic resonance imaging with diffusion-weighted imaging shows lateral medullary infarction; magnetic resonance angiography or computed tomography angiography to evaluate vertebral and posterior inferior cerebellar artery; consider vessel wall imaging if dissection suspected</text:p>
          </table:table-cell>
          <table:table-cell table:style-name="ce8" office:value-type="string" calcext:value-type="string">
            <text:p>Acute: intravenous thrombolysis if within window and no contraindications, mechanical thrombectomy for large vessel occlusion; Secondary prevention: antiplatelet therapy or anticoagulation depending on etiology; Symptomatic: dysphagia management, vestibular rehabilitation</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39">
          <table:table-cell table:style-name="ce7" office:value-type="string" calcext:value-type="string">
            <text:p>Central Cord Syndrome</text:p>
          </table:table-cell>
          <table:table-cell table:style-name="ce8" office:value-type="string" calcext:value-type="string">
            <text:p>Elderly patient with hyperextension neck injury after fall presenting with upper extremity weakness greater than lower extremity weakness; "arms worse than legs"</text:p>
          </table:table-cell>
          <table:table-cell table:style-name="ce8" office:value-type="string" calcext:value-type="string">
            <text:p>Injury to central gray matter and crossing spinothalamic fibers in cervical spinal cord; lateral corticospinal tract fibers to upper extremities are more centrally located than those to lower extremities; often occurs with underlying cervical spondylosis</text:p>
          </table:table-cell>
          <table:table-cell table:style-name="ce8" office:value-type="string" calcext:value-type="string">
            <text:p>Most common incomplete spinal cord injury syndrome; typically affects older adults with degenerative cervical spine disease; younger patients may have fracture-dislocation or disc herniation</text:p>
          </table:table-cell>
          <table:table-cell table:style-name="ce8" office:value-type="string" calcext:value-type="string">
            <text:p>Upper extremity weakness (especially hands) greater than lower extremity weakness; variable sensory loss with suspended sensory level possible; bladder dysfunction (usually urinary retention) may occur; tendon reflexes lost at lesion level</text:p>
          </table:table-cell>
          <table:table-cell table:style-name="ce8" office:value-type="string" calcext:value-type="string">
            <text:p>Acute onset with trauma; may improve over weeks to months with rehabilitation</text:p>
          </table:table-cell>
          <table:table-cell table:style-name="ce8" office:value-type="string" calcext:value-type="string">
            <text:p>Anterior cord syndrome, Brown-Séquard syndrome, complete spinal cord injury, cervical disc herniation, epidural hematoma</text:p>
          </table:table-cell>
          <table:table-cell table:style-name="ce8" office:value-type="string" calcext:value-type="string">
            <text:p>Magnetic resonance imaging of cervical spine shows central cord signal abnormality (T2 hyperintensity); computed tomography to evaluate for fractures; neurological examination documenting motor and sensory levels</text:p>
          </table:table-cell>
          <table:table-cell table:style-name="ce8" office:value-type="string" calcext:value-type="string">
            <text:p>Acute: high-dose methylprednisolone controversial; surgical decompression timing debated (early versus delayed); Rehabilitation: physical and occupational therapy; Prognosis: generally favorable with lower extremity recovery better than upper extremity</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40">
          <table:table-cell table:style-name="ce7" office:value-type="string" calcext:value-type="string">
            <text:p>Brown-Séquard Syndrome</text:p>
          </table:table-cell>
          <table:table-cell table:style-name="ce8" office:value-type="string" calcext:value-type="string">
            <text:p>Hemisection of spinal cord (classically from penetrating trauma like stab wound) with ipsilateral motor weakness and proprioception loss, contralateral pain and temperature loss</text:p>
          </table:table-cell>
          <table:table-cell table:style-name="ce8" office:value-type="string" calcext:value-type="string">
            <text:p>Unilateral spinal cord injury affecting ipsilateral corticospinal tract (motor), dorsal columns (proprioception, vibration), and contralateral spinothalamic tract (pain, temperature sensation crosses at spinal level)</text:p>
          </table:table-cell>
          <table:table-cell table:style-name="ce8" office:value-type="string" calcext:value-type="string">
            <text:p>Rare in pure form; more commonly presents as Brown-Séquard-plus syndrome with features of other incomplete syndromes; penetrating trauma, tumors, disc herniation, multiple sclerosis</text:p>
          </table:table-cell>
          <table:table-cell table:style-name="ce8" office:value-type="string" calcext:value-type="string">
            <text:p>Ipsilateral: motor weakness, loss of proprioception and vibration sense below lesion; Contralateral: loss of pain and temperature sensation one to two levels below lesion; Bilateral: all sensory modalities lost at level of lesion</text:p>
          </table:table-cell>
          <table:table-cell table:style-name="ce8" office:value-type="string" calcext:value-type="string">
            <text:p>Acute onset with trauma; gradual onset with compressive or inflammatory lesions</text:p>
          </table:table-cell>
          <table:table-cell table:style-name="ce8" office:value-type="string" calcext:value-type="string">
            <text:p>Central cord syndrome, anterior cord syndrome, complete spinal cord injury, spinal cord tumor, transverse myelitis, epidural abscess</text:p>
          </table:table-cell>
          <table:table-cell table:style-name="ce8" office:value-type="string" calcext:value-type="string">
            <text:p>Magnetic resonance imaging shows unilateral spinal cord lesion; computed tomography for bony injury; neurological examination documenting lateralized findings</text:p>
          </table:table-cell>
          <table:table-cell table:style-name="ce8" office:value-type="string" calcext:value-type="string">
            <text:p>Acute trauma: surgical decompression if indicated; Tumor or abscess: surgical resection or drainage; Rehabilitation: physical therapy; Prognosis: best recovery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17">
          <table:table-cell table:style-name="ce7" office:value-type="string" calcext:value-type="string">
            <text:p>Posterior Cord Syndrome</text:p>
          </table:table-cell>
          <table:table-cell table:style-name="ce8" office:value-type="string" calcext:value-type="string">
            <text:p>Loss of proprioception, vibration, and fine touch with preserved motor function and pain sensation; "can't tell where limbs are but can move them and feel pain"</text:p>
          </table:table-cell>
          <table:table-cell table:style-name="ce8" office:value-type="string" calcext:value-type="string">
            <text:p>Injury to dorsal columns (fasciculus gracilis and cuneatus) from posterior spinal artery ischemia, vitamin B12 deficiency, tabes dorsalis, or direct trauma; spinothalamic and corticospinal tracts spared</text:p>
          </table:table-cell>
          <table:table-cell table:style-name="ce8" office:value-type="string" calcext:value-type="string">
            <text:p>Rarest incomplete spinal cord syndrome; more commonly due to non-traumatic causes (vitamin B12 deficiency, syphilis, multiple sclerosis) than trauma</text:p>
          </table:table-cell>
          <table:table-cell table:style-name="ce8" office:value-type="string" calcext:value-type="string">
            <text:p>Loss of proprioception, vibration sense, two-point discrimination, and fine touch below lesion; motor function preserved; pain and temperature sensation preserved; sensory ataxia with positive Romberg sign</text:p>
          </table:table-cell>
          <table:table-cell table:style-name="ce8" office:value-type="string" calcext:value-type="string">
            <text:p>Variable depending on etiology: acute with trauma or ischemia, subacute to chronic with metabolic or infectious causes</text:p>
          </table:table-cell>
          <table:table-cell table:style-name="ce8" office:value-type="string" calcext:value-type="string">
            <text:p>Vitamin B12 deficiency, tabes dorsalis, multiple sclerosis, subacute combined degeneration, Friedreich ataxia, peripheral neuropathy</text:p>
          </table:table-cell>
          <table:table-cell table:style-name="ce8" office:value-type="string" calcext:value-type="string">
            <text:p>Magnetic resonance imaging shows posterior column signal abnormality; vitamin B12 and methylmalonic acid levels; syphilis serology; copper levels; neurological examination</text:p>
          </table:table-cell>
          <table:table-cell table:style-name="ce8" office:value-type="string" calcext:value-type="string">
            <text:p>Treat underlying cause: vitamin B12 supplementation, penicillin for neurosyphilis; Rehabilitation: physical therapy focusing on gait training and fall prevention; assistive devices</text:p>
          </table:table-cell>
          <table:table-cell table:style-name="ce8" office:value-type="string" calcext:value-type="string">
            <text:p>N</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9">
          <table:table-cell table:style-name="ce7" office:value-type="string" calcext:value-type="string">
            <text:p>Anterior Cord Syndrome</text:p>
          </table:table-cell>
          <table:table-cell table:style-name="ce8" office:value-type="string" calcext:value-type="string">
            <text:p>Loss of motor function and pain/temperature sensation with preserved proprioception and vibration; "can tell where limbs are but can't move them or feel pain"</text:p>
          </table:table-cell>
          <table:table-cell table:style-name="ce8" office:value-type="string" calcext:value-type="string">
            <text:p>Ischemic injury to anterior two-thirds of spinal cord from anterior spinal artery occlusion; affects corticospinal tracts and spinothalamic tracts; dorsal columns (posterior one-third) spared</text:p>
          </table:table-cell>
          <table:table-cell table:style-name="ce8" office:value-type="string" calcext:value-type="string">
            <text:p>Relatively rare; associated with aortic surgery, hypotension, anterior spinal artery thrombosis, disc herniation, hyperflexion injuries</text:p>
          </table:table-cell>
          <table:table-cell table:style-name="ce8" office:value-type="string" calcext:value-type="string">
            <text:p>Complete motor paralysis below lesion; loss of pain and temperature sensation below lesion; preserved proprioception, vibration, two-point discrimination, and fine touch; bladder and bowel dysfunction</text:p>
          </table:table-cell>
          <table:table-cell table:style-name="ce8" office:value-type="string" calcext:value-type="string">
            <text:p>Acute onset over minutes to hours with vascular causes; may be acute with trauma</text:p>
          </table:table-cell>
          <table:table-cell table:style-name="ce8" office:value-type="string" calcext:value-type="string">
            <text:p>Central cord syndrome, complete spinal cord injury, spinal cord infarction, epidural hematoma, transverse myelitis</text:p>
          </table:table-cell>
          <table:table-cell table:style-name="ce8" office:value-type="string" calcext:value-type="string">
            <text:p>Magnetic resonance imaging shows anterior cord signal abnormality (T2 hyperintensity in anterior two-thirds); diffusion-weighted imaging may show restricted diffusion with infarction; neurological examination</text:p>
          </table:table-cell>
          <table:table-cell table:style-name="ce8" office:value-type="string" calcext:value-type="string">
            <text:p>Acute: supportive care, blood pressure augmentation for spinal cord perfusion; treat underlying cause (aortic repair, anticoagulation if thrombosis); Rehabilitation: physical and occupational therapy; Prognosis: poorest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7">
          <table:table-cell table:style-name="ce7" office:value-type="string" calcext:value-type="string">
            <text:p>Cavernous Sinus Thrombosis</text:p>
          </table:table-cell>
          <table:table-cell table:style-name="ce8" office:value-type="string" calcext:value-type="string">
            <text:p>Fever, headache, and bilateral progressive ophthalmoplegia with periorbital edema following facial infection or sinusitis; "painful eye with cranial nerve six palsy"</text:p>
          </table:table-cell>
          <table:table-cell table:style-name="ce8" office:value-type="string" calcext:value-type="string">
            <text:p>Septic thrombophlebitis of cavernous sinus from spread of infection (most commonly sinusitis or facial infection); Staphylococcus aureus most common pathogen; thrombosis obstructs venous drainage and affects cranial nerves three, four, five (ophthalmic and maxillary divisions), and six within sinus</text:p>
          </table:table-cell>
          <table:table-cell table:style-name="ce8" office:value-type="string" calcext:value-type="string">
            <text:p>Rare condition; most common antecedent is sinusitis or facial infection several days prior; other causes include maxillofacial trauma, surgery, thrombophilia, dehydration</text:p>
          </table:table-cell>
          <table:table-cell table:style-name="ce8" office:value-type="string" calcext:value-type="string">
            <text:p>Fever, severe headache, periorbital edema, chemosis, ptosis, ophthalmoplegia (cranial nerve six affected first causing lateral rectus palsy, then cranial nerves three and four), vision changes; bilateral involvement in 70 percent of cases; may have altered mental status, seizures</text:p>
          </table:table-cell>
          <table:table-cell table:style-name="ce8" office:value-type="string" calcext:value-type="string">
            <text:p>Progressive over days; initially unilateral then becomes bilateral within 24 to 48 hours</text:p>
          </table:table-cell>
          <table:table-cell table:style-name="ce8" office:value-type="string" calcext:value-type="string">
            <text:p>Orbital cellulitis, orbital abscess, cerebral venous thrombosis, meningitis, brain abscess, septic emboli</text:p>
          </table:table-cell>
          <table:table-cell table:style-name="ce8" office:value-type="string" calcext:value-type="string">
            <text:p>Computed tomography head and orbits with intravenous contrast delayed phase imaging; magnetic resonance venography has highest sensitivity; blood cultures positive in up to 70 percent; elevated inflammatory markers</text:p>
          </table:table-cell>
          <table:table-cell table:style-name="ce8" office:value-type="string" calcext:value-type="string">
            <text:p>Broad-spectrum intravenous antibiotics (vancomycin plus third or fourth generation cephalosporin or carbapenem); anticoagulation with heparin; neurosurgery and infectious disease consultation; may require surgical drainage of source</text:p>
          </table:table-cell>
          <table:table-cell table:style-name="ce8" office:value-type="string" calcext:value-type="string">
            <text:p>Y</text:p>
          </table:table-cell>
          <table:table-cell table:style-name="ce13" office:value-type="string" calcext:value-type="string">
            <text:p><text:a xlink:href="https://www.uptodate.com/contents/cavernous-sinus-thrombosis" xlink:type="simple">https://www.uptodate.com/contents/cavernous-sinus-thrombosis</text:a></text:p>
          </table:table-cell>
          <table:table-cell table:style-name="ce8" table:number-columns-repeated="15"/>
          <table:table-cell table:number-columns-repeated="998"/>
        </table:table-row>
        <table:table-row table:style-name="ro40">
          <table:table-cell table:style-name="ce7" office:value-type="string" calcext:value-type="string">
            <text:p>Epidural Hemorrhage</text:p>
          </table:table-cell>
          <table:table-cell table:style-name="ce8" office:value-type="string" calcext:value-type="string">
            <text:p>Young patient with head trauma, brief loss of consciousness, lucid interval, then rapid deterioration; "talk and die"</text:p>
          </table:table-cell>
          <table:table-cell table:style-name="ce8" office:value-type="string" calcext:value-type="string">
            <text:p>Arterial bleeding (typically middle meningeal artery) from temporal bone fracture; blood accumulates between skull and dura; does not cross suture lines</text:p>
          </table:table-cell>
          <table:table-cell table:style-name="ce8" office:value-type="string" calcext:value-type="string">
            <text:p>More common in younger patients; associated with temporal bone fractures and high-impact trauma</text:p>
          </table:table-cell>
          <table:table-cell table:style-name="ce8" office:value-type="string" calcext:value-type="string">
            <text:p>Initial loss of consciousness followed by lucid interval (classic but not always present), then rapid neurologic deterioration with headache, vomiting, altered mental status, contralateral hemiparesis, ipsilateral pupil dilation (uncal herniation)</text:p>
          </table:table-cell>
          <table:table-cell table:style-name="ce8" office:value-type="string" calcext:value-type="string">
            <text:p>Acute onset after trauma; lucid interval may last minutes to hours before deterioration</text:p>
          </table:table-cell>
          <table:table-cell table:style-name="ce8" office:value-type="string" calcext:value-type="string">
            <text:p>Subdural hematoma, subarachnoid hemorrhage, traumatic brain injury, cerebral contusion, skull fracture</text:p>
          </table:table-cell>
          <table:table-cell table:style-name="ce8" office:value-type="string" calcext:value-type="string">
            <text:p>Noncontrast computed tomography head shows biconvex (lentiform) hyperdense collection that does not cross suture lines; may see associated skull fracture</text:p>
          </table:table-cell>
          <table:table-cell table:style-name="ce8" office:value-type="string" calcext:value-type="string">
            <text:p>Emergent neurosurgical evacuation for significant hematomas or neurologic deterioration; small hematomas in stable patients may be observed with serial imaging</text:p>
          </table:table-cell>
          <table:table-cell table:style-name="ce8" office:value-type="string" calcext:value-type="string">
            <text:p>Y</text:p>
          </table:table-cell>
          <table:table-cell table:style-name="ce13" office:value-type="string" calcext:value-type="string">
            <text:p><text:a xlink:href="https://www.uptodate.com/contents/epidural-hematoma-in-adults" xlink:type="simple">https://www.uptodate.com/contents/epidural-hematoma-in-adults</text:a></text:p>
          </table:table-cell>
          <table:table-cell table:style-name="ce8" table:number-columns-repeated="15"/>
          <table:table-cell table:number-columns-repeated="998"/>
        </table:table-row>
        <table:table-row table:style-name="ro39">
          <table:table-cell table:style-name="ce7" office:value-type="string" calcext:value-type="string">
            <text:p>Subdural Hemorrhage</text:p>
          </table:table-cell>
          <table:table-cell table:style-name="ce8" office:value-type="string" calcext:value-type="string">
            <text:p>Elderly patient or patient on anticoagulation with history of minor head trauma (may be remote) presenting with headache, confusion, or focal deficits; "crescent-shaped bleed"</text:p>
          </table:table-cell>
          <table:table-cell table:style-name="ce8" office:value-type="string" calcext:value-type="string">
            <text:p>Venous bleeding from tearing of bridging veins between cortex and venous sinuses due to rotational forces; blood accumulates between dura and arachnoid; crosses suture lines but not midline</text:p>
          </table:table-cell>
          <table:table-cell table:style-name="ce8" office:value-type="string" calcext:value-type="string">
            <text:p>More common in elderly, alcoholics, patients on anticoagulation; associated with brain atrophy which stretches bridging veins</text:p>
          </table:table-cell>
          <table:table-cell table:style-name="ce8" office:value-type="string" calcext:value-type="string">
            <text:p>Headache, confusion, altered mental status, focal neurologic deficits (hemiparesis), seizures; symptoms may be subtle in chronic subdural hematoma; acute subdural may present with rapid deterioration</text:p>
          </table:table-cell>
          <table:table-cell table:style-name="ce8" office:value-type="string" calcext:value-type="string">
            <text:p>Acute (less than 3 days), subacute (3 to 21 days), or chronic (greater than 21 days); chronic may have insidious onset over weeks to months</text:p>
          </table:table-cell>
          <table:table-cell table:style-name="ce8" office:value-type="string" calcext:value-type="string">
            <text:p>Epidural hematoma, subarachnoid hemorrhage, ischemic stroke, dementia, normal pressure hydrocephalus, brain tumor</text:p>
          </table:table-cell>
          <table:table-cell table:style-name="ce8" office:value-type="string" calcext:value-type="string">
            <text:p>Noncontrast computed tomography head shows crescent-shaped (concave) hyperdense (acute) or hypodense (chronic) collection along brain surface; crosses suture lines but not midline</text:p>
          </table:table-cell>
          <table:table-cell table:style-name="ce8" office:value-type="string" calcext:value-type="string">
            <text:p>Acute symptomatic: emergent neurosurgical evacuation; reverse coagulopathy; Chronic: surgical drainage for symptomatic or large hematomas; observation for small asymptomatic</text:p>
          </table:table-cell>
          <table:table-cell table:style-name="ce8" office:value-type="string" calcext:value-type="string">
            <text:p>Y</text:p>
          </table:table-cell>
          <table:table-cell table:style-name="ce13" office:value-type="string" calcext:value-type="string">
            <text:p><text:a xlink:href="https://www.uptodate.com/contents/subdural-hematoma-in-adults-prognosis-and-management" xlink:type="simple">https://www.uptodate.com/contents/subdural-hematoma-in-adults-prognosis-and-management</text:a></text:p>
          </table:table-cell>
          <table:table-cell table:style-name="ce8" table:number-columns-repeated="15"/>
          <table:table-cell table:number-columns-repeated="998"/>
        </table:table-row>
        <table:table-row table:style-name="ro8">
          <table:table-cell table:style-name="ce7" office:value-type="string" calcext:value-type="string">
            <text:p>Subarachnoid Hemorrhage</text:p>
          </table:table-cell>
          <table:table-cell table:style-name="ce8" office:value-type="string" calcext:value-type="string">
            <text:p>Sudden onset "worst headache of my life" (thunderclap headache) with or without loss of consciousness, neck stiffness, photophobia; "thunderclap equals subarachnoid until proven otherwise"</text:p>
          </table:table-cell>
          <table:table-cell table:style-name="ce8" office:value-type="string" calcext:value-type="string">
            <text:p>Rupture of intracranial aneurysm (85 percent) or arteriovenous malformation; blood enters subarachnoid space between arachnoid and pia mater; causes meningeal irritation and increased intracranial pressure</text:p>
          </table:table-cell>
          <table:table-cell table:style-name="ce8" office:value-type="string" calcext:value-type="string">
            <text:p>Peak incidence 40 to 60 years; risk factors include hypertension, smoking, family history, polycystic kidney disease; 3 percent of all strokes</text:p>
          </table:table-cell>
          <table:table-cell table:style-name="ce8" office:value-type="string" calcext:value-type="string">
            <text:p>Sudden severe headache (thunderclap), loss of consciousness (26 to 53 percent), neck pain or stiffness, photophobia, nausea and vomiting, focal neurologic deficits, seizures, third nerve palsy with posterior communicating artery aneurysm</text:p>
          </table:table-cell>
          <table:table-cell table:style-name="ce8" office:value-type="string" calcext:value-type="string">
            <text:p>Sudden onset over seconds; maximal intensity at onset; symptoms persist</text:p>
          </table:table-cell>
          <table:table-cell table:style-name="ce8" office:value-type="string" calcext:value-type="string">
            <text:p>Migraine, tension headache, meningitis, cervical artery dissection, reversible cerebral vasoconstriction syndrome, cerebral venous thrombosis, intracerebral hemorrhage</text:p>
          </table:table-cell>
          <table:table-cell table:style-name="ce8" office:value-type="string" calcext:value-type="string">
            <text:p>Noncontrast computed tomography head (nearly 100 percent sensitive within 6 hours, 86 to 97 percent sensitive 6 to 72 hours); if computed tomography negative, lumbar puncture showing xanthochromia or red blood cells; computed tomography angiography or digital subtraction angiography to identify aneurysm</text:p>
          </table:table-cell>
          <table:table-cell table:style-name="ce8" office:value-type="string" calcext:value-type="string">
            <text:p>Blood pressure control (systolic less than 140 millimeters mercury); nimodipine to prevent vasospasm; antiepileptic medication; neurosurgical or endovascular aneurysm repair (clipping or coiling); intensive care unit monitoring</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10">
          <table:table-cell table:style-name="ce7" office:value-type="string" calcext:value-type="string">
            <text:p>Alzheimer Disease</text:p>
          </table:table-cell>
          <table:table-cell table:style-name="ce8" office:value-type="string" calcext:value-type="string">
            <text:p>Elderly patient with progressive memory loss, difficulty with word-finding, getting lost in familiar places, and inability to manage finances; "memory loss plus functional decline"</text:p>
          </table:table-cell>
          <table:table-cell table:style-name="ce8" office:value-type="string" calcext:value-type="string">
            <text:p>Progressive accumulation of extracellular amyloid-beta plaques and intracellular neurofibrillary tangles composed of hyperphosphorylated tau protein; leads to synaptic dysfunction, neuronal loss, and brain atrophy, particularly in hippocampus and temporal-parietal cortex</text:p>
          </table:table-cell>
          <table:table-cell table:style-name="ce8" office:value-type="string" calcext:value-type="string">
            <text:p>Most common cause of dementia; affects over 58 million people worldwide; prevalence increases with age (doubles every 5 years after age 65); apolipoprotein E epsilon 4 allele is major genetic risk factor</text:p>
          </table:table-cell>
          <table:table-cell table:style-name="ce8" office:value-type="string" calcext:value-type="string">
            <text:p>Early: short-term memory loss, word-finding difficulty, misplacing items; Middle: disorientation, impaired judgment, behavioral changes, apraxia, agnosia; Late: loss of speech, inability to recognize family, incontinence, complete dependence for activities of daily living</text:p>
          </table:table-cell>
          <table:table-cell table:style-name="ce8" office:value-type="string" calcext:value-type="string">
            <text:p>Insidious onset; progressive decline over years (average 8 to 10 years from diagnosis to death); progresses through mild cognitive impairment, mild dementia, moderate dementia, to severe dementia</text:p>
          </table:table-cell>
          <table:table-cell table:style-name="ce8" office:value-type="string" calcext:value-type="string">
            <text:p>Vascular dementia, Lewy body dementia, frontotemporal dementia, normal pressure hydrocephalus, depression (pseudodementia), vitamin B12 deficiency, hypothyroidism, medication effects</text:p>
          </table:table-cell>
          <table:table-cell table:style-name="ce8" office:value-type="string" calcext:value-type="string">
            <text:p>Clinical diagnosis using National Institute on Aging-Alzheimer Association criteria; cognitive testing (Mini-Mental State Examination, Montreal Cognitive Assessment); magnetic resonance imaging shows hippocampal and cortical atrophy; positron emission tomography amyloid or tau imaging; cerebrospinal fluid or plasma biomarkers (decreased amyloid-beta 42, increased tau)</text:p>
          </table:table-cell>
          <table:table-cell table:style-name="ce8" office:value-type="string" calcext:value-type="string">
            <text:p>Cholinesterase inhibitors (donepezil, rivastigmine, galantamine) for mild to moderate disease; memantine (N-methyl-D-aspartate receptor antagonist) for moderate to severe disease; newer disease-modifying therapies: lecanemab and donanemab (anti-amyloid monoclonal antibodies) for mild cognitive impairment or mild dementia stage; nonpharmacologic: cognitive stimulation, caregiver support</text:p>
          </table:table-cell>
          <table:table-cell table:style-name="ce8" office:value-type="string" calcext:value-type="string">
            <text:p>N</text:p>
          </table:table-cell>
          <table:table-cell table:style-name="ce13" office:value-type="string" calcext:value-type="string">
            <text:p><text:a xlink:href="https://www.uptodate.com/contents/clinical-features-and-diagnosis-of-alzheimers-disease" xlink:type="simple">https://www.uptodate.com/contents/clinical-features-and-diagnosis-of-alzheimers-disease</text:a></text:p>
          </table:table-cell>
          <table:table-cell table:style-name="ce8" table:number-columns-repeated="15"/>
          <table:table-cell table:number-columns-repeated="998"/>
        </table:table-row>
        <table:table-row table:style-name="ro8">
          <table:table-cell table:style-name="ce7" office:value-type="string" calcext:value-type="string">
            <text:p>Parkinson Disease</text:p>
          </table:table-cell>
          <table:table-cell table:style-name="ce8" office:value-type="string" calcext:value-type="string">
            <text:p>Elderly patient with resting tremor, bradykinesia, rigidity, and shuffling gait; "pill-rolling tremor at rest that improves with movement"</text:p>
          </table:table-cell>
          <table:table-cell table:style-name="ce8" office:value-type="string" calcext:value-type="string">
            <text:p>Progressive degeneration of dopaminergic neurons in substantia nigra pars compacta; intracellular accumulation of alpha-synuclein (Lewy bodies); leads to dopamine depletion in striatum and motor circuit dysfunction</text:p>
          </table:table-cell>
          <table:table-cell table:style-name="ce8" office:value-type="string" calcext:value-type="string">
            <text:p>Second most common neurodegenerative disease; prevalence 1 to 2 per 1000 in general population, 1 percent in those over 60 years; male to female ratio approximately 1.5 to 1</text:p>
          </table:table-cell>
          <table:table-cell table:style-name="ce8" office:value-type="string" calcext:value-type="string">
            <text:p>Motor: resting tremor (4 to 6 hertz, asymmetric), bradykinesia, rigidity (cogwheel or lead-pipe), postural instability, shuffling gait, reduced arm swing, masked facies, micrographia; Nonmotor: hyposmia, constipation, rapid eye movement sleep behavior disorder, depression, cognitive impairment</text:p>
          </table:table-cell>
          <table:table-cell table:style-name="ce8" office:value-type="string" calcext:value-type="string">
            <text:p>Insidious onset; progressive over years to decades; symptoms typically begin unilaterally then become bilateral; motor symptoms appear after 50 to 80 percent of dopaminergic neurons lost</text:p>
          </table:table-cell>
          <table:table-cell table:style-name="ce8" office:value-type="string" calcext:value-type="string">
            <text:p>Essential tremor, drug-induced parkinsonism, vascular parkinsonism, progressive supranuclear palsy, multiple system atrophy, corticobasal degeneration, Lewy body dementia</text:p>
          </table:table-cell>
          <table:table-cell table:style-name="ce8" office:value-type="string" calcext:value-type="string">
            <text:p>Clinical diagnosis based on United Kingdom Parkinson Disease Society Brain Bank criteria; requires bradykinesia plus rigidity or resting tremor; supportive: asymmetric onset, excellent response to levodopa; dopamine transporter scan if diagnosis uncertain; magnetic resonance imaging to exclude structural lesions</text:p>
          </table:table-cell>
          <table:table-cell table:style-name="ce8" office:value-type="string" calcext:value-type="string">
            <text:p>Levodopa-carbidopa (most effective, gold standard); dopamine agonists (pramipexole, ropinirole); monoamine oxidase B inhibitors (selegiline, rasagiline); catechol-O-methyltransferase inhibitors (entacapone); anticholinergics for tremor in younger patients; deep brain stimulation for advanced disease with motor fluctuations</text:p>
          </table:table-cell>
          <table:table-cell table:style-name="ce8" office:value-type="string" calcext:value-type="string">
            <text:p>N</text:p>
          </table:table-cell>
          <table:table-cell table:style-name="ce13" office:value-type="string" calcext:value-type="string">
            <text:p><text:a xlink:href="https://www.uptodate.com/contents/clinical-manifestations-of-parkinsons-disease" xlink:type="simple">https://www.uptodate.com/contents/clinical-manifestations-of-parkinsons-disease</text:a></text:p>
          </table:table-cell>
          <table:table-cell table:style-name="ce8" table:number-columns-repeated="15"/>
          <table:table-cell table:number-columns-repeated="998"/>
        </table:table-row>
        <table:table-row table:style-name="ro7">
          <table:table-cell table:style-name="ce7" office:value-type="string" calcext:value-type="string">
            <text:p>Amyotrophic Lateral Sclerosis</text:p>
          </table:table-cell>
          <table:table-cell table:style-name="ce8" office:value-type="string" calcext:value-type="string">
            <text:p>Adult with progressive asymmetric limb weakness, muscle atrophy, fasciculations, hyperreflexia, and bulbar symptoms without sensory loss; "upper and lower motor neuron signs together"</text:p>
          </table:table-cell>
          <table:table-cell table:style-name="ce8" office:value-type="string" calcext:value-type="string">
            <text:p>Progressive degeneration of upper motor neurons in motor cortex and lower motor neurons in brainstem and spinal cord anterior horns; mechanisms include protein aggregation (transactive response DNA-binding protein 43, superoxide dismutase 1), glutamate excitotoxicity, oxidative stress, mitochondrial dysfunction; 10 percent familial</text:p>
          </table:table-cell>
          <table:table-cell table:style-name="ce8" office:value-type="string" calcext:value-type="string">
            <text:p>Incidence 1 to 3 per 100,000 per year; prevalence 4 to 6 per 100,000; mean age of onset 55 to 65 years; male to female ratio 1.5 to 1; 90 percent sporadic, 10 percent familial</text:p>
          </table:table-cell>
          <table:table-cell table:style-name="ce8" office:value-type="string" calcext:value-type="string">
            <text:p>Upper motor neuron: spasticity, hyperreflexia, extensor plantar responses; Lower motor neuron: weakness, muscle atrophy, fasciculations, hyporeflexia; Bulbar: dysarthria, dysphagia, tongue atrophy and fasciculations; no sensory loss, no bowel or bladder dysfunction early, no eye movement abnormalities</text:p>
          </table:table-cell>
          <table:table-cell table:style-name="ce8" office:value-type="string" calcext:value-type="string">
            <text:p>Progressive over months to years; median survival 3 to 5 years from symptom onset; 10 percent survive more than 10 years; bulbar onset has worse prognosis</text:p>
          </table:table-cell>
          <table:table-cell table:style-name="ce8" office:value-type="string" calcext:value-type="string">
            <text:p>Multifocal motor neuropathy, cervical myelopathy with radiculopathy, inclusion body myositis, spinobulbar muscular atrophy, primary lateral sclerosis, progressive muscular atrophy, myasthenia gravis</text:p>
          </table:table-cell>
          <table:table-cell table:style-name="ce8" office:value-type="string" calcext:value-type="string">
            <text:p>Electromyography and nerve conduction studies showing widespread denervation with normal sensory responses; magnetic resonance imaging of brain and spine to exclude structural lesions; revised El Escorial criteria (upper and lower motor neuron signs in multiple regions); elevated creatine kinase</text:p>
          </table:table-cell>
          <table:table-cell table:style-name="ce8" office:value-type="string" calcext:value-type="string">
            <text:p>Riluzole (glutamate antagonist) modestly prolongs survival; edaravone (antioxidant) may slow decline; multidisciplinary care: noninvasive ventilation, percutaneous endoscopic gastrostomy, physical therapy, speech therapy, palliative care</text:p>
          </table:table-cell>
          <table:table-cell table:style-name="ce8" office:value-type="string" calcext:value-type="string">
            <text:p>N</text:p>
          </table:table-cell>
          <table:table-cell table:style-name="ce13" office:value-type="string" calcext:value-type="string">
            <text:p><text:a xlink:href="https://www.uptodate.com/contents/amyotrophic-lateral-sclerosis-clinical-features-and-diagnosis" xlink:type="simple">https://www.uptodate.com/contents/amyotrophic-lateral-sclerosis-clinical-features-and-diagnosis</text:a></text:p>
          </table:table-cell>
          <table:table-cell table:style-name="ce8" table:number-columns-repeated="15"/>
          <table:table-cell table:number-columns-repeated="998"/>
        </table:table-row>
        <table:table-row table:style-name="ro7">
          <table:table-cell table:style-name="ce7" office:value-type="string" calcext:value-type="string">
            <text:p>Huntington Disease</text:p>
          </table:table-cell>
          <table:table-cell table:style-name="ce8" office:value-type="string" calcext:value-type="string">
            <text:p>Adult with progressive chorea, psychiatric symptoms, and family history of similar illness; "autosomal dominant chorea with anticipation"</text:p>
          </table:table-cell>
          <table:table-cell table:style-name="ce8" office:value-type="string" calcext:value-type="string">
            <text:p>Autosomal dominant trinucleotide repeat expansion (cytosine-adenine-guanine greater than 36 repeats) in huntingtin gene on chromosome 4; mutant huntingtin protein causes selective neuronal loss in striatum (caudate and putamen) and cortex; genetic anticipation occurs (earlier onset with paternal transmission)</text:p>
          </table:table-cell>
          <table:table-cell table:style-name="ce8" office:value-type="string" calcext:value-type="string">
            <text:p>Prevalence 5 to 10 per 100,000 in populations of European descent; mean age of onset 35 to 45 years; juvenile onset (less than 20 years) in 5 to 10 percent</text:p>
          </table:table-cell>
          <table:table-cell table:style-name="ce8" office:value-type="string" calcext:value-type="string">
            <text:p>Motor: chorea (involuntary, irregular, flowing movements), dystonia, rigidity (in juvenile form), bradykinesia, impaired coordination, dysphagia; Psychiatric: depression, irritability, apathy, psychosis, suicidal ideation; Cognitive: executive dysfunction, impaired attention, dementia</text:p>
          </table:table-cell>
          <table:table-cell table:style-name="ce8" office:value-type="string" calcext:value-type="string">
            <text:p>Insidious onset; progressive over 15 to 20 years; inverse correlation between repeat length and age of onset; death typically from aspiration pneumonia or other complications</text:p>
          </table:table-cell>
          <table:table-cell table:style-name="ce8" office:value-type="string" calcext:value-type="string">
            <text:p>Benign hereditary chorea, neuroacanthocytosis, Wilson disease, chorea-acanthocytosis, dentatorubral-pallidoluysian atrophy, drug-induced chorea, Sydenham chorea</text:p>
          </table:table-cell>
          <table:table-cell table:style-name="ce8" office:value-type="string" calcext:value-type="string">
            <text:p>Genetic testing showing cytosine-adenine-guanine repeat expansion greater than 36 (36 to 39 reduced penetrance, 40 or more full penetrance); magnetic resonance imaging shows caudate atrophy with enlarged frontal horns (boxcar ventricles); positron emission tomography shows striatal hypometabolism</text:p>
          </table:table-cell>
          <table:table-cell table:style-name="ce8" office:value-type="string" calcext:value-type="string">
            <text:p>Symptomatic treatment: tetrabenazine or deutetrabenazine for chorea (vesicular monoamine transporter 2 inhibitors); antipsychotics for psychiatric symptoms; antidepressants for depression; physical therapy, speech therapy; genetic counseling for family members</text:p>
          </table:table-cell>
          <table:table-cell table:style-name="ce8" office:value-type="string" calcext:value-type="string">
            <text:p>N</text:p>
          </table:table-cell>
          <table:table-cell table:style-name="ce13" office:value-type="string" calcext:value-type="string">
            <text:p><text:a xlink:href="https://www.uptodate.com/contents/huntington-disease-clinical-features-and-diagnosis" xlink:type="simple">https://www.uptodate.com/contents/huntington-disease-clinical-features-and-diagnosis</text:a></text:p>
          </table:table-cell>
          <table:table-cell table:style-name="ce8" table:number-columns-repeated="15"/>
          <table:table-cell table:number-columns-repeated="998"/>
        </table:table-row>
        <table:table-row table:style-name="ro6">
          <table:table-cell table:style-name="ce7" office:value-type="string" calcext:value-type="string">
            <text:p>Episodic Ataxia Type 1</text:p>
          </table:table-cell>
          <table:table-cell table:style-name="ce8" office:value-type="string" calcext:value-type="string">
            <text:p>Child or young adult with brief episodes (seconds to minutes) of ataxia and dysarthria triggered by startle, stress, or exercise; myokymia between episodes</text:p>
          </table:table-cell>
          <table:table-cell table:style-name="ce8" office:value-type="string" calcext:value-type="string">
            <text:p>Autosomal dominant mutation in potassium voltage-gated channel subfamily A member 1 gene on chromosome 12; encodes voltage-gated potassium channel; mutation causes neuronal hyperexcitability in cerebellum and peripheral nerves</text:p>
          </table:table-cell>
          <table:table-cell table:style-name="ce8" office:value-type="string" calcext:value-type="string">
            <text:p>Rare; prevalence unknown; onset typically in childhood or adolescence; equal gender distribution</text:p>
          </table:table-cell>
          <table:table-cell table:style-name="ce8" office:value-type="string" calcext:value-type="string">
            <text:p>Brief episodes (seconds to minutes) of ataxia, dysarthria, vertigo, blurred vision; triggered by sudden movement, startle, stress, exercise; continuous myokymia (fine muscle twitching) especially periocular; normal between attacks initially; may develop persistent ataxia with age</text:p>
          </table:table-cell>
          <table:table-cell table:style-name="ce8" office:value-type="string" calcext:value-type="string">
            <text:p>Episodes begin in childhood; frequency variable (daily to monthly); individual episodes last seconds to minutes; may develop progressive baseline ataxia over decades</text:p>
          </table:table-cell>
          <table:table-cell table:style-name="ce8" office:value-type="string" calcext:value-type="string">
            <text:p>Episodic ataxia type 2, paroxysmal kinesigenic dyskinesia, multiple sclerosis, vestibular migraine, hyperekplexia, myotonia congenita</text:p>
          </table:table-cell>
          <table:table-cell table:style-name="ce8" office:value-type="string" calcext:value-type="string">
            <text:p>Genetic testing for potassium voltage-gated channel subfamily A member 1 mutations; electromyography shows myokymic discharges; magnetic resonance imaging brain typically normal; acetazolamide trial may be diagnostic and therapeutic</text:p>
          </table:table-cell>
          <table:table-cell table:style-name="ce8" office:value-type="string" calcext:value-type="string">
            <text:p>Acetazolamide (carbonic anhydrase inhibitor) reduces attack frequency and severity in most patients; carbamazepine or phenytoin alternatives; avoid triggers when possible</text:p>
          </table:table-cell>
          <table:table-cell table:style-name="ce8" office:value-type="string" calcext:value-type="string">
            <text:p>N</text:p>
          </table:table-cell>
          <table:table-cell table:style-name="ce13" office:value-type="string" calcext:value-type="string">
            <text:p><text:a xlink:href="https://www.uptodate.com/contents/overview-of-hereditary-ataxias" xlink:type="simple">https://www.uptodate.com/contents/overview-of-hereditary-ataxias</text:a></text:p>
          </table:table-cell>
          <table:table-cell table:style-name="ce8" table:number-columns-repeated="15"/>
          <table:table-cell table:number-columns-repeated="998"/>
        </table:table-row>
        <table:table-row table:style-name="ro7">
          <table:table-cell table:style-name="ce7" office:value-type="string" calcext:value-type="string">
            <text:p>Primary Erythromelalgia (Gain-of-function sodium voltage-gated channel alpha subunit 9)</text:p>
          </table:table-cell>
          <table:table-cell table:style-name="ce8" office:value-type="string" calcext:value-type="string">
            <text:p>Child or young adult with severe burning pain, redness, and warmth in feet or hands triggered by heat or exercise; relieved by cooling</text:p>
          </table:table-cell>
          <table:table-cell table:style-name="ce8" office:value-type="string" calcext:value-type="string">
            <text:p>Autosomal dominant gain-of-function mutation in sodium voltage-gated channel alpha subunit 9 gene; encodes voltage-gated sodium channel expressed in dorsal root ganglia and sympathetic neurons; mutation causes hyperexcitability and lowered threshold for action potential firing in nociceptive neurons</text:p>
          </table:table-cell>
          <table:table-cell table:style-name="ce8" office:value-type="string" calcext:value-type="string">
            <text:p>Rare; prevalence less than 1 per 100,000; primary (inherited) form typically presents in childhood or adolescence; equal gender distribution</text:p>
          </table:table-cell>
          <table:table-cell table:style-name="ce8" office:value-type="string" calcext:value-type="string">
            <text:p>Episodic severe burning pain in distal extremities (feet more than hands); erythema, warmth, swelling of affected areas; triggered by warmth, exercise, standing, alcohol; relieved by cooling, elevation; patients may immerse feet in ice water; skin ulceration from excessive cooling</text:p>
          </table:table-cell>
          <table:table-cell table:style-name="ce8" office:value-type="string" calcext:value-type="string">
            <text:p>Episodes last minutes to hours; frequency increases over time; may become continuous; symptoms worsen with age</text:p>
          </table:table-cell>
          <table:table-cell table:style-name="ce8" office:value-type="string" calcext:value-type="string">
            <text:p>Secondary erythromelalgia (myeloproliferative disorders, autoimmune disease, medications), peripheral neuropathy, complex regional pain syndrome, Raynaud phenomenon, cellulitis</text:p>
          </table:table-cell>
          <table:table-cell table:style-name="ce8" office:value-type="string" calcext:value-type="string">
            <text:p>Clinical diagnosis based on triad of erythema, warmth, and burning pain; genetic testing for sodium voltage-gated channel alpha subunit 9 mutations confirms primary form; skin biopsy shows reduced intraepidermal nerve fiber density; exclude secondary causes (complete blood count, inflammatory markers)</text:p>
          </table:table-cell>
          <table:table-cell table:style-name="ce8" office:value-type="string" calcext:value-type="string">
            <text:p>Avoid triggers (heat, tight footwear); cooling measures with caution (avoid tissue damage); medications: gabapentin, carbamazepine, mexiletine (sodium channel blocker), topical lidocaine, tricyclic antidepressants; aspirin for secondary erythromelalgia due to thrombocythemia</text:p>
          </table:table-cell>
          <table:table-cell table:style-name="ce8" office:value-type="string" calcext:value-type="string">
            <text:p>N</text:p>
          </table:table-cell>
          <table:table-cell table:style-name="ce13" office:value-type="string" calcext:value-type="string">
            <text:p><text:a xlink:href="https://www.uptodate.com/contents/erythromelalgia" xlink:type="simple">https://www.uptodate.com/contents/erythromelalgia</text:a></text:p>
          </table:table-cell>
          <table:table-cell table:style-name="ce8" table:number-columns-repeated="15"/>
          <table:table-cell table:number-columns-repeated="998"/>
        </table:table-row>
        <table:table-row table:style-name="ro8">
          <table:table-cell table:style-name="ce7" office:value-type="string" calcext:value-type="string">
            <text:p>Congenital Insensitivity to Pain (Loss-of-function sodium voltage-gated channel alpha subunit 9)</text:p>
          </table:table-cell>
          <table:table-cell table:style-name="ce8" office:value-type="string" calcext:value-type="string">
            <text:p>Child with recurrent injuries, burns, fractures, and self-mutilation without pain perception; normal intelligence and other sensory modalities</text:p>
          </table:table-cell>
          <table:table-cell table:style-name="ce8" office:value-type="string" calcext:value-type="string">
            <text:p>Autosomal recessive loss-of-function mutation in sodium voltage-gated channel alpha subunit 9 gene; complete loss of channel function prevents action potential generation in nociceptive neurons; pain sensation absent while other sensory modalities preserved</text:p>
          </table:table-cell>
          <table:table-cell table:style-name="ce8" office:value-type="string" calcext:value-type="string">
            <text:p>Extremely rare; fewer than 100 cases reported worldwide; onset from birth; equal gender distribution</text:p>
          </table:table-cell>
          <table:table-cell table:style-name="ce8" office:value-type="string" calcext:value-type="string">
            <text:p>Complete absence of pain perception from birth; recurrent unnoticed injuries, burns, fractures, joint damage; self-mutilation (tongue biting, finger biting); corneal scarring from eye trauma; normal touch, temperature discrimination, proprioception; normal intelligence; anhidrosis common</text:p>
          </table:table-cell>
          <table:table-cell table:style-name="ce8" office:value-type="string" calcext:value-type="string">
            <text:p>Present from birth; lifelong; progressive joint destruction and complications from repeated trauma</text:p>
          </table:table-cell>
          <table:table-cell table:style-name="ce8" office:value-type="string" calcext:value-type="string">
            <text:p>Hereditary sensory and autonomic neuropathy types, congenital indifference to pain (central processing disorder), leprosy, syringomyelia, familial dysautonomia</text:p>
          </table:table-cell>
          <table:table-cell table:style-name="ce8" office:value-type="string" calcext:value-type="string">
            <text:p>Genetic testing showing homozygous or compound heterozygous loss-of-function mutations in sodium voltage-gated channel alpha subunit 9; nerve biopsy shows absence of small unmyelinated C fibers; quantitative sensory testing confirms absent pain perception; normal nerve conduction studies for large fibers</text:p>
          </table:table-cell>
          <table:table-cell table:style-name="ce8" office:value-type="string" calcext:value-type="string">
            <text:p>No cure; preventive measures: protective equipment, environmental modifications, frequent examinations for injuries; patient and family education; treatment of injuries and infections; orthopedic management of joint damage; psychological support</text:p>
          </table:table-cell>
          <table:table-cell table:style-name="ce8" office:value-type="string" calcext:value-type="string">
            <text:p>N</text:p>
          </table:table-cell>
          <table:table-cell table:style-name="ce13" office:value-type="string" calcext:value-type="string">
            <text:p><text:a xlink:href="https://www.uptodate.com/contents/hereditary-sensory-and-autonomic-neuropathies" xlink:type="simple">https://www.uptodate.com/contents/hereditary-sensory-and-autonomic-neuropathies</text:a></text:p>
          </table:table-cell>
          <table:table-cell table:style-name="ce8" table:number-columns-repeated="15"/>
          <table:table-cell table:number-columns-repeated="998"/>
        </table:table-row>
        <table:table-row table:style-name="ro8">
          <table:table-cell table:style-name="ce7" office:value-type="string" calcext:value-type="string">
            <text:p>Multiple Sclerosis</text:p>
          </table:table-cell>
          <table:table-cell table:style-name="ce8" office:value-type="string" calcext:value-type="string">
            <text:p>Young woman with optic neuritis, internuclear ophthalmoplegia, or transverse myelitis with symptoms separated in time and space; "Charcot triad: nystagmus, intention tremor, scanning speech"</text:p>
          </table:table-cell>
          <table:table-cell table:style-name="ce8" office:value-type="string" calcext:value-type="string">
            <text:p>Autoimmune demyelination of central nervous system white matter; T cell-mediated inflammation causes oligodendrocyte damage and myelin loss; formation of demyelinating plaques (sclerosis) disseminated in time and space; axonal damage occurs with disease progression</text:p>
          </table:table-cell>
          <table:table-cell table:style-name="ce8" office:value-type="string" calcext:value-type="string">
            <text:p>Most common nontraumatic cause of neurologic disability in young adults; prevalence 200 per 100,000 in United States; female to male ratio 3 to 1; peak onset 20 to 40 years; higher prevalence at northern latitudes</text:p>
          </table:table-cell>
          <table:table-cell table:style-name="ce8" office:value-type="string" calcext:value-type="string">
            <text:p>Optic neuritis (painful vision loss, afferent pupillary defect), internuclear ophthalmoplegia, transverse myelitis, Lhermitte sign (electric shock sensation with neck flexion), sensory symptoms, weakness, ataxia, bladder dysfunction, fatigue, heat sensitivity (Uhthoff phenomenon), cognitive impairment</text:p>
          </table:table-cell>
          <table:table-cell table:style-name="ce8" office:value-type="string" calcext:value-type="string">
            <text:p>Relapsing-remitting (85 percent): discrete attacks with recovery; Secondary progressive: gradual worsening after relapsing-remitting phase; Primary progressive (15 percent): gradual progression from onset</text:p>
          </table:table-cell>
          <table:table-cell table:style-name="ce8" office:value-type="string" calcext:value-type="string">
            <text:p>Neuromyelitis optica spectrum disorder, acute disseminated encephalomyelitis, neurosyphilis, Lyme disease, sarcoidosis, systemic lupus erythematosus, vitamin B12 deficiency, cerebrovascular disease</text:p>
          </table:table-cell>
          <table:table-cell table:style-name="ce8" office:value-type="string" calcext:value-type="string">
            <text:p>Magnetic resonance imaging brain and spine showing periventricular, juxtacortical, infratentorial, or spinal cord lesions (Dawson fingers); cerebrospinal fluid with oligoclonal bands, elevated immunoglobulin G index; McDonald criteria require dissemination in space and time; visual evoked potentials</text:p>
          </table:table-cell>
          <table:table-cell table:style-name="ce8" office:value-type="string" calcext:value-type="string">
            <text:p>Acute relapse: high-dose intravenous methylprednisolone, plasma exchange for severe relapses; Disease-modifying therapies: first-line (interferon beta, glatiramer acetate, teriflunomide, dimethyl fumarate), high-efficacy (natalizumab, ocrelizumab, alemtuzumab, cladribine); symptomatic management</text:p>
          </table:table-cell>
          <table:table-cell table:style-name="ce8" office:value-type="string" calcext:value-type="string">
            <text:p>N</text:p>
          </table:table-cell>
          <table:table-cell table:style-name="ce13" office:value-type="string" calcext:value-type="string">
            <text:p><text:a xlink:href="https://www.uptodate.com/contents/multiple-sclerosis-clinical-features-and-diagnosis" xlink:type="simple">https://www.uptodate.com/contents/multiple-sclerosis-clinical-features-and-diagnosis</text:a></text:p>
          </table:table-cell>
          <table:table-cell table:style-name="ce8" table:number-columns-repeated="15"/>
          <table:table-cell table:number-columns-repeated="998"/>
        </table:table-row>
        <table:table-row table:style-name="ro7">
          <table:table-cell table:style-name="ce7" office:value-type="string" calcext:value-type="string">
            <text:p>Charcot-Marie-Tooth Disease</text:p>
          </table:table-cell>
          <table:table-cell table:style-name="ce8" office:value-type="string" calcext:value-type="string">
            <text:p>Child or young adult with distal leg weakness, foot drop, high arches (pes cavus), and hammer toes; "stork legs" or "inverted champagne bottle legs"</text:p>
          </table:table-cell>
          <table:table-cell table:style-name="ce8" office:value-type="string" calcext:value-type="string">
            <text:p>Heterogeneous group of inherited peripheral neuropathies; most common type 1A due to duplication of peripheral myelin protein 22 gene causing demyelination; type 2 involves axonal degeneration; affects motor and sensory nerves</text:p>
          </table:table-cell>
          <table:table-cell table:style-name="ce8" office:value-type="string" calcext:value-type="string">
            <text:p>Most common inherited neuropathy; prevalence 1 in 2500; type 1A (demyelinating) most common subtype (70 percent); autosomal dominant inheritance most common; onset typically childhood to young adulthood</text:p>
          </table:table-cell>
          <table:table-cell table:style-name="ce8" office:value-type="string" calcext:value-type="string">
            <text:p>Distal leg weakness and atrophy (foot drop, steppage gait), pes cavus, hammer toes, distal sensory loss (glove-and-stocking), absent ankle reflexes, hand weakness and atrophy in later stages; slowly progressive; minimal pain; normal life expectancy</text:p>
          </table:table-cell>
          <table:table-cell table:style-name="ce8" office:value-type="string" calcext:value-type="string">
            <text:p>Onset typically first or second decade; slowly progressive over decades; wheelchair dependence rare except in severe forms</text:p>
          </table:table-cell>
          <table:table-cell table:style-name="ce8" office:value-type="string" calcext:value-type="string">
            <text:p>Hereditary neuropathy with liability to pressure palsies, distal spinal muscular atrophy, chronic inflammatory demyelinating polyneuropathy, other hereditary neuropathies, muscular dystrophy</text:p>
          </table:table-cell>
          <table:table-cell table:style-name="ce8" office:value-type="string" calcext:value-type="string">
            <text:p>Nerve conduction studies: type 1 (demyelinating) shows uniform slowing (median motor nerve conduction velocity less than 38 meters per second); type 2 (axonal) shows reduced amplitudes with normal velocities; genetic testing confirms diagnosis; nerve biopsy shows onion bulb formation in type 1</text:p>
          </table:table-cell>
          <table:table-cell table:style-name="ce8" office:value-type="string" calcext:value-type="string">
            <text:p>No cure; ankle-foot orthoses for foot drop; physical therapy to maintain strength and range of motion; occupational therapy; surgical correction of foot deformities; pain management if needed; genetic counseling</text:p>
          </table:table-cell>
          <table:table-cell table:style-name="ce8" office:value-type="string" calcext:value-type="string">
            <text:p>N</text:p>
          </table:table-cell>
          <table:table-cell table:style-name="ce13" office:value-type="string" calcext:value-type="string">
            <text:p><text:a xlink:href="https://www.uptodate.com/contents/charcot-marie-tooth-disease-and-related-disorders" xlink:type="simple">https://www.uptodate.com/contents/charcot-marie-tooth-disease-and-related-disorders</text:a></text:p>
          </table:table-cell>
          <table:table-cell table:style-name="ce8" table:number-columns-repeated="15"/>
          <table:table-cell table:number-columns-repeated="998"/>
        </table:table-row>
        <table:table-row table:style-name="ro12">
          <table:table-cell table:style-name="ce7" office:value-type="string" calcext:value-type="string">
            <text:p>Guillain-Barré Syndrome</text:p>
          </table:table-cell>
          <table:table-cell table:style-name="ce8" office:value-type="string" calcext:value-type="string">
            <text:p>Patient with ascending symmetric weakness and areflexia following recent respiratory or gastrointestinal infection (especially Campylobacter jejuni); "paralysis that ascends"</text:p>
          </table:table-cell>
          <table:table-cell table:style-name="ce8" office:value-type="string" calcext:value-type="string">
            <text:p>Acute immune-mediated demyelinating or axonal polyneuropathy; molecular mimicry between infectious agents (Campylobacter jejuni, cytomegalovirus, Epstein-Barr virus) and peripheral nerve components; antibodies against gangliosides (GM1, GD1a, GQ1b) cause nerve damage</text:p>
          </table:table-cell>
          <table:table-cell table:style-name="ce8" office:value-type="string" calcext:value-type="string">
            <text:p>Incidence 1 to 2 per 100,000 per year; affects all ages with slight male predominance; 60 to 70 percent have antecedent infection 1 to 3 weeks prior</text:p>
          </table:table-cell>
          <table:table-cell table:style-name="ce8" office:value-type="string" calcext:value-type="string">
            <text:p>Progressive symmetric ascending weakness (legs before arms), areflexia or hyporeflexia, paresthesias, back pain; respiratory muscle weakness in 25 percent; autonomic dysfunction (arrhythmias, blood pressure lability); Miller Fisher variant: ophthalmoplegia, ataxia, areflexia</text:p>
          </table:table-cell>
          <table:table-cell table:style-name="ce8" office:value-type="string" calcext:value-type="string">
            <text:p>Progressive phase: worsens over days to 4 weeks (nadir by 2 weeks in 50 percent, by 4 weeks in 90 percent); Plateau phase: 2 to 4 weeks; Recovery: months to years</text:p>
          </table:table-cell>
          <table:table-cell table:style-name="ce8" office:value-type="string" calcext:value-type="string">
            <text:p>Myasthenia gravis, botulism, tick paralysis, acute intermittent porphyria, transverse myelitis, spinal cord compression, chronic inflammatory demyelinating polyneuropathy, critical illness polyneuropathy</text:p>
          </table:table-cell>
          <table:table-cell table:style-name="ce8" office:value-type="string" calcext:value-type="string">
            <text:p>Cerebrospinal fluid shows albuminocytologic dissociation (elevated protein greater than 45 milligrams per deciliter, normal white blood cell count less than 10 per microliter); nerve conduction studies show demyelination or axonal loss; spirometry to assess respiratory function</text:p>
          </table:table-cell>
          <table:table-cell table:style-name="ce8" office:value-type="string" calcext:value-type="string">
            <text:p>Intravenous immunoglobulin (0.4 grams per kilogram per day for 5 days) or plasma exchange; supportive care in intensive care unit if respiratory compromise; monitor forced vital capacity and negative inspiratory force; mechanical ventilation if needed; thromboprophylaxis; pain management</text:p>
          </table:table-cell>
          <table:table-cell table:style-name="ce8" office:value-type="string" calcext:value-type="string">
            <text:p>Y</text:p>
          </table:table-cell>
          <table:table-cell table:style-name="ce13" office:value-type="string" calcext:value-type="string">
            <text:p><text:a xlink:href="https://www.uptodate.com/contents/guillain-barre-syndrome-in-adults" xlink:type="simple">https://www.uptodate.com/contents/guillain-barre-syndrome-in-adults</text:a></text:p>
          </table:table-cell>
          <table:table-cell table:style-name="ce8" table:number-columns-repeated="15"/>
          <table:table-cell table:number-columns-repeated="998"/>
        </table:table-row>
        <table:table-row table:style-name="ro6">
          <table:table-cell table:style-name="ce7" office:value-type="string" calcext:value-type="string">
            <text:p>Botulism</text:p>
          </table:table-cell>
          <table:table-cell table:style-name="ce8" office:value-type="string" calcext:value-type="string">
            <text:p>Patient with descending paralysis, diplopia, dysarthria, dysphagia following consumption of home-canned foods or honey (infant); "flaccid paralysis that descends"</text:p>
          </table:table-cell>
          <table:table-cell table:style-name="ce8" office:value-type="string" calcext:value-type="string">
            <text:p>Clostridium botulinum produces botulinum toxin (types A, B, E most common in humans); toxin irreversibly blocks acetylcholine release at neuromuscular junction by cleaving synaptosomal-associated protein 25; causes flaccid paralysis</text:p>
          </table:table-cell>
          <table:table-cell table:style-name="ce8" office:value-type="string" calcext:value-type="string">
            <text:p>Rare; approximately 200 cases per year in United States; foodborne (home-canned foods, fermented fish), infant (honey, soil exposure in infants less than 12 months), wound (injection drug use), iatrogenic (cosmetic or therapeutic botulinum toxin)</text:p>
          </table:table-cell>
          <table:table-cell table:style-name="ce8" office:value-type="string" calcext:value-type="string">
            <text:p>Cranial nerve palsies: diplopia, ptosis, dilated pupils, dysarthria, dysphagia, facial weakness; descending symmetric flaccid paralysis; no sensory loss; no fever; alert and oriented; autonomic: dry mouth, constipation, urinary retention; respiratory failure</text:p>
          </table:table-cell>
          <table:table-cell table:style-name="ce8" office:value-type="string" calcext:value-type="string">
            <text:p>Foodborne: symptoms 12 to 36 hours after ingestion; progressive over days; recovery over weeks to months with supportive care</text:p>
          </table:table-cell>
          <table:table-cell table:style-name="ce8" office:value-type="string" calcext:value-type="string">
            <text:p>Guillain-Barré syndrome (especially Miller Fisher variant), myasthenia gravis, stroke, tick paralysis, Lambert-Eaton myasthenic syndrome, organophosphate poisoning, shellfish poisoning</text:p>
          </table:table-cell>
          <table:table-cell table:style-name="ce8" office:value-type="string" calcext:value-type="string">
            <text:p>Clinical diagnosis; confirmatory: detection of toxin in serum, stool, or food by mouse bioassay; electromyography shows brief, small, abundant motor unit action potentials with facilitation at high-frequency stimulation; normal nerve conduction studies</text:p>
          </table:table-cell>
          <table:table-cell table:style-name="ce8" office:value-type="string" calcext:value-type="string">
            <text:p>Antitoxin: heptavalent botulism antitoxin for adults, botulism immune globulin for infants; supportive care: mechanical ventilation if respiratory failure; nasogastric feeding; bowel regimen; do not induce vomiting; antibiotics only for wound botulism (penicillin or metronidazole)</text:p>
          </table:table-cell>
          <table:table-cell table:style-name="ce8" office:value-type="string" calcext:value-type="string">
            <text:p>Y</text:p>
          </table:table-cell>
          <table:table-cell table:style-name="ce13" office:value-type="string" calcext:value-type="string">
            <text:p><text:a xlink:href="https://www.uptodate.com/contents/botulism" xlink:type="simple">https://www.uptodate.com/contents/botulism</text:a></text:p>
          </table:table-cell>
          <table:table-cell table:style-name="ce8" table:number-columns-repeated="15"/>
          <table:table-cell table:number-columns-repeated="998"/>
        </table:table-row>
        <table:table-row table:style-name="ro12">
          <table:table-cell table:style-name="ce7" office:value-type="string" calcext:value-type="string">
            <text:p>Tetanus</text:p>
          </table:table-cell>
          <table:table-cell table:style-name="ce8" office:value-type="string" calcext:value-type="string">
            <text:p>Patient with trismus (lockjaw), risus sardonicus (sardonic smile), opisthotonus (arched back) following penetrating wound; "rigid paralysis with muscle spasms"</text:p>
          </table:table-cell>
          <table:table-cell table:style-name="ce8" office:value-type="string" calcext:value-type="string">
            <text:p>Clostridium tetani spores enter through wound; vegetative bacteria produce tetanospasmin toxin; toxin blocks inhibitory neurotransmitter release (gamma-aminobutyric acid, glycine) from Renshaw cells in spinal cord; causes uninhibited motor neuron firing and sustained muscle contraction</text:p>
          </table:table-cell>
          <table:table-cell table:style-name="ce8" office:value-type="string" calcext:value-type="string">
            <text:p>Rare in developed countries due to vaccination; approximately 30 cases per year in United States; unvaccinated or inadequately vaccinated individuals; contaminated wounds (puncture wounds, burns, injection drug use)</text:p>
          </table:table-cell>
          <table:table-cell table:style-name="ce8" office:value-type="string" calcext:value-type="string">
            <text:p>Trismus (lockjaw), risus sardonicus (facial muscle spasm causing grimace), dysphagia, neck stiffness, opisthotonus (severe back arching), generalized muscle rigidity and spasms triggered by stimuli; autonomic instability (tachycardia, hypertension, arrhythmias); patient remains alert and conscious; no sensory loss</text:p>
          </table:table-cell>
          <table:table-cell table:style-name="ce8" office:value-type="string" calcext:value-type="string">
            <text:p>Incubation 3 to 21 days (average 8 days); shorter incubation associated with worse prognosis; generalized tetanus progresses over days; recovery over weeks to months</text:p>
          </table:table-cell>
          <table:table-cell table:style-name="ce8" office:value-type="string" calcext:value-type="string">
            <text:p>Strychnine poisoning, neuroleptic malignant syndrome, serotonin syndrome, meningitis, encephalitis, dystonic reaction, hypocalcemic tetany, seizure disorder, rabies</text:p>
          </table:table-cell>
          <table:table-cell table:style-name="ce8" office:value-type="string" calcext:value-type="string">
            <text:p>Clinical diagnosis; no laboratory test confirms tetanus; wound culture may grow Clostridium tetani but negative culture does not exclude diagnosis; spatula test (touching posterior pharynx causes jaw spasm, highly specific)</text:p>
          </table:table-cell>
          <table:table-cell table:style-name="ce8" office:value-type="string" calcext:value-type="string">
            <text:p>Human tetanus immunoglobulin (3000 to 6000 units intramuscularly); metronidazole or penicillin G to eradicate bacteria; wound debridement; benzodiazepines for muscle spasms; neuromuscular blockade and mechanical ventilation for severe cases; magnesium sulfate for autonomic instability; tetanus toxoid vaccination (disease does not confer immunity)</text:p>
          </table:table-cell>
          <table:table-cell table:style-name="ce8" office:value-type="string" calcext:value-type="string">
            <text:p>Y</text:p>
          </table:table-cell>
          <table:table-cell table:style-name="ce13" office:value-type="string" calcext:value-type="string">
            <text:p><text:a xlink:href="https://www.uptodate.com/contents/tetanus" xlink:type="simple">https://www.uptodate.com/contents/tetanus</text:a></text:p>
          </table:table-cell>
          <table:table-cell table:style-name="ce8" table:number-columns-repeated="15"/>
          <table:table-cell table:number-columns-repeated="998"/>
        </table:table-row>
        <table:table-row table:style-name="ro12">
          <table:table-cell table:style-name="ce7" office:value-type="string" calcext:value-type="string">
            <text:p>Benedikt Syndrome</text:p>
          </table:table-cell>
          <table:table-cell table:style-name="ce8" office:value-type="string" calcext:value-type="string">
            <text:p>Ipsilateral third nerve palsy with contralateral tremor, ataxia, and hyperreflexia; "red nucleus plus third nerve"</text:p>
          </table:table-cell>
          <table:table-cell table:style-name="ce8" office:value-type="string" calcext:value-type="string">
            <text:p>Midbrain lesion affecting oculomotor nerve fascicles, red nucleus, and superior cerebellar peduncle; most commonly due to posterior cerebral artery or basilar perforating artery occlusion; also caused by trauma, tumor, or hemorrhage</text:p>
          </table:table-cell>
          <table:table-cell table:style-name="ce8" office:value-type="string" calcext:value-type="string">
            <text:p>Rare midbrain syndrome; typically affects middle-aged to older adults; vascular etiology most common</text:p>
          </table:table-cell>
          <table:table-cell table:style-name="ce8" office:value-type="string" calcext:value-type="string">
            <text:p>Ipsilateral: third nerve palsy (ptosis, mydriasis, eye down and out); Contralateral: intention tremor, hemiataxia, dysmetria, hyperactive deep tendon reflexes, choreiform movements possible</text:p>
          </table:table-cell>
          <table:table-cell table:style-name="ce8" office:value-type="string" calcext:value-type="string">
            <text:p>Acute onset with vascular causes (minutes to hours); subacute to chronic with mass lesions (days to weeks)</text:p>
          </table:table-cell>
          <table:table-cell table:style-name="ce8" office:value-type="string" calcext:value-type="string">
            <text:p>Weber syndrome, Claude syndrome, other midbrain strokes, multiple sclerosis, brain tumor, arteriovenous malformation</text:p>
          </table:table-cell>
          <table:table-cell table:style-name="ce8" office:value-type="string" calcext:value-type="string">
            <text:p>Magnetic resonance imaging with diffusion-weighted imaging shows midbrain lesion involving red nucleus and oculomotor fascicles; magnetic resonance angiography or computed tomography angiography to evaluate posterior circulation; vascular risk factor assessment</text:p>
          </table:table-cell>
          <table:table-cell table:style-name="ce8" office:value-type="string" calcext:value-type="string">
            <text:p>Acute stroke: thrombolysis or thrombectomy if eligible; secondary stroke prevention with antiplatelet or anticoagulation; symptomatic tremor management: propranolol, primidone, or deep brain stimulation of ventral intermediate nucleus for refractory cases;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7">
          <table:table-cell table:style-name="ce7" office:value-type="string" calcext:value-type="string">
            <text:p>Claude Syndrome</text:p>
          </table:table-cell>
          <table:table-cell table:style-name="ce8" office:value-type="string" calcext:value-type="string">
            <text:p>Ipsilateral third nerve palsy with contralateral ataxia; "red nucleus without tremor" (compared to Benedikt)</text:p>
          </table:table-cell>
          <table:table-cell table:style-name="ce8" office:value-type="string" calcext:value-type="string">
            <text:p>Ventromedial midbrain lesion affecting oculomotor nerve nucleus or fascicles and red nucleus or superior cerebellar peduncle; most commonly due to ischemic stroke from posterior cerebral artery or basilar perforating branches; also neurocysticercosis, neuro-Behcet disease</text:p>
          </table:table-cell>
          <table:table-cell table:style-name="ce8" office:value-type="string" calcext:value-type="string">
            <text:p>Very rare; more common in adults but pediatric cases reported; vascular etiology predominates in adults</text:p>
          </table:table-cell>
          <table:table-cell table:style-name="ce8" office:value-type="string" calcext:value-type="string">
            <text:p>Ipsilateral: third nerve palsy (ptosis, mydriasis, impaired adduction, elevation, and depression of eye); Contralateral: hemiataxia, dysmetria, intention tremor less prominent than Benedikt syndrome</text:p>
          </table:table-cell>
          <table:table-cell table:style-name="ce8" office:value-type="string" calcext:value-type="string">
            <text:p>Acute onset with stroke (minutes to hours); subacute with infectious or inflammatory causes (days to weeks)</text:p>
          </table:table-cell>
          <table:table-cell table:style-name="ce8" office:value-type="string" calcext:value-type="string">
            <text:p>Benedikt syndrome, Weber syndrome, other brainstem strokes, multiple sclerosis, neurocysticercosis, neuro-Behcet disease</text:p>
          </table:table-cell>
          <table:table-cell table:style-name="ce8" office:value-type="string" calcext:value-type="string">
            <text:p>Magnetic resonance imaging shows ventromedial midbrain infarction; magnetic resonance angiography for vascular assessment; cerebrospinal fluid analysis if infectious or inflammatory etiology suspected; serology for Behcet disease or neurocysticercosis if indicated</text:p>
          </table:table-cell>
          <table:table-cell table:style-name="ce8" office:value-type="string" calcext:value-type="string">
            <text:p>Acute stroke: thrombolysis or thrombectomy if eligible; secondary prevention with antiplatelet or anticoagulation; treat underlying cause: albendazole and steroids for neurocysticercosis, immunosuppression for neuro-Behcet;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7">
          <table:table-cell table:style-name="ce7" office:value-type="string" calcext:value-type="string">
            <text:p>Millard-Gubler Syndrome</text:p>
          </table:table-cell>
          <table:table-cell table:style-name="ce8" office:value-type="string" calcext:value-type="string">
            <text:p>Ipsilateral sixth and seventh nerve palsies with contralateral hemiparesis; "ventral pons crossed syndrome"</text:p>
          </table:table-cell>
          <table:table-cell table:style-name="ce8" office:value-type="string" calcext:value-type="string">
            <text:p>Ventral pontine lesion affecting abducens nerve fascicles, facial nerve fascicles, and corticospinal tract; most commonly due to pontine infarction from basilar artery perforating branches; also demyelination, tumor, hemorrhage</text:p>
          </table:table-cell>
          <table:table-cell table:style-name="ce8" office:value-type="string" calcext:value-type="string">
            <text:p>Rare; typically affects adults with vascular risk factors; less common than other brainstem syndromes</text:p>
          </table:table-cell>
          <table:table-cell table:style-name="ce8" office:value-type="string" calcext:value-type="string">
            <text:p>Ipsilateral: lateral rectus palsy (inability to abduct eye), peripheral facial palsy (facial weakness including forehead); Contralateral: hemiparesis or hemiplegia</text:p>
          </table:table-cell>
          <table:table-cell table:style-name="ce8" office:value-type="string" calcext:value-type="string">
            <text:p>Acute onset with vascular causes (minutes to hours); subacute with demyelinating or mass lesions</text:p>
          </table:table-cell>
          <table:table-cell table:style-name="ce8" office:value-type="string" calcext:value-type="string">
            <text:p>Foville syndrome (includes gaze palsy), other pontine strokes, multiple sclerosis, pontine glioma, basilar artery thrombosis</text:p>
          </table:table-cell>
          <table:table-cell table:style-name="ce8" office:value-type="string" calcext:value-type="string">
            <text:p>Magnetic resonance imaging shows ventral pontine lesion; magnetic resonance angiography to evaluate basilar artery and branches; diffusion-weighted imaging for acute infarction</text:p>
          </table:table-cell>
          <table:table-cell table:style-name="ce8" office:value-type="string" calcext:value-type="string">
            <text:p>Acute stroke: thrombolysis or thrombectomy if eligible; secondary prevention with antiplatelet or anticoagulation; physical therapy; eye patching for diplop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7">
          <table:table-cell table:style-name="ce7" office:value-type="string" calcext:value-type="string">
            <text:p>Foville Syndrome</text:p>
          </table:table-cell>
          <table:table-cell table:style-name="ce8" office:value-type="string" calcext:value-type="string">
            <text:p>Ipsilateral sixth and seventh nerve palsies, conjugate gaze palsy toward lesion, and contralateral hemiparesis; "Millard-Gubler plus gaze palsy"</text:p>
          </table:table-cell>
          <table:table-cell table:style-name="ce8" office:value-type="string" calcext:value-type="string">
            <text:p>Dorsal pontine tegmentum lesion affecting abducens nucleus (causing ipsilateral lateral rectus palsy and conjugate gaze palsy), facial nerve fascicles, and corticospinal tract; most commonly due to pontine infarction; also demyelination, hemorrhage</text:p>
          </table:table-cell>
          <table:table-cell table:style-name="ce8" office:value-type="string" calcext:value-type="string">
            <text:p>Rare; affects adults with cerebrovascular risk factors; less common than ventral pontine syndromes</text:p>
          </table:table-cell>
          <table:table-cell table:style-name="ce8" office:value-type="string" calcext:value-type="string">
            <text:p>Ipsilateral: conjugate gaze palsy (eyes deviate away from lesion), lateral rectus palsy, peripheral facial palsy, possible Horner syndrome; Contralateral: hemiparesis, hemisensory loss possible</text:p>
          </table:table-cell>
          <table:table-cell table:style-name="ce8" office:value-type="string" calcext:value-type="string">
            <text:p>Acute onset with stroke (minutes to hours); subacute with other etiologies</text:p>
          </table:table-cell>
          <table:table-cell table:style-name="ce8" office:value-type="string" calcext:value-type="string">
            <text:p>Millard-Gubler syndrome (no gaze palsy), other pontine strokes, multiple sclerosis, pontine hemorrhage, basilar artery occlusion</text:p>
          </table:table-cell>
          <table:table-cell table:style-name="ce8" office:value-type="string" calcext:value-type="string">
            <text:p>Magnetic resonance imaging shows dorsal pontine tegmental lesion; magnetic resonance angiography for vascular evaluation; diffusion-weighted imaging for acute stroke</text:p>
          </table:table-cell>
          <table:table-cell table:style-name="ce8" office:value-type="string" calcext:value-type="string">
            <text:p>Acute stroke: thrombolysis or thrombectomy if eligible; secondary prevention; supportive care; physical and occupation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6">
          <table:table-cell table:style-name="ce7" office:value-type="string" calcext:value-type="string">
            <text:p>Weber Syndrome</text:p>
          </table:table-cell>
          <table:table-cell table:style-name="ce8" office:value-type="string" calcext:value-type="string">
            <text:p>Ipsilateral third nerve palsy with contralateral hemiparesis; "cerebral peduncle stroke, most common midbrain syndrome"</text:p>
          </table:table-cell>
          <table:table-cell table:style-name="ce8" office:value-type="string" calcext:value-type="string">
            <text:p>Ventral midbrain lesion affecting oculomotor nerve fascicles and cerebral peduncle (corticospinal and corticobulbar tracts); most commonly due to posterior cerebral artery branch occlusion; also tuberculoma, lymphoma, aneurysm, toxoplasmosis in immunocompromised</text:p>
          </table:table-cell>
          <table:table-cell table:style-name="ce8" office:value-type="string" calcext:value-type="string">
            <text:p>Most common midbrain syndrome; typically affects adults with vascular risk factors; tuberculoma more common in endemic areas; toxoplasmosis in acquired immunodeficiency syndrome patients</text:p>
          </table:table-cell>
          <table:table-cell table:style-name="ce8" office:value-type="string" calcext:value-type="string">
            <text:p>Ipsilateral: third nerve palsy (ptosis, mydriasis, eye down and out, impaired adduction, elevation, depression); Contralateral: hemiparesis or hemiplegia affecting face, arm, and leg</text:p>
          </table:table-cell>
          <table:table-cell table:style-name="ce8" office:value-type="string" calcext:value-type="string">
            <text:p>Acute onset with stroke (minutes to hours); subacute with mass lesions or infections (days to weeks)</text:p>
          </table:table-cell>
          <table:table-cell table:style-name="ce8" office:value-type="string" calcext:value-type="string">
            <text:p>Benedikt syndrome (has tremor and ataxia), Claude syndrome (has ataxia), other midbrain strokes, brain tumor, tuberculoma, toxoplasmosis</text:p>
          </table:table-cell>
          <table:table-cell table:style-name="ce8" office:value-type="string" calcext:value-type="string">
            <text:p>Magnetic resonance imaging shows ventral midbrain lesion involving cerebral peduncle; magnetic resonance angiography for vascular assessment; contrast enhancement for mass lesions; human immunodeficiency virus testing and toxoplasma serology if immunocompromised; tuberculosis workup if indicated</text:p>
          </table:table-cell>
          <table:table-cell table:style-name="ce8" office:value-type="string" calcext:value-type="string">
            <text:p>Acute stroke: thrombolysis or thrombectomy if eligible; secondary prevention; treat underlying cause: antitubercular therapy and steroids for tuberculoma, antiretroviral therapy and pyrimethamine-sulfadiazine for toxoplasmosis; physic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7">
          <table:table-cell table:style-name="ce7" office:value-type="string" calcext:value-type="string">
            <text:p>Foix-Chavany-Marie Syndrome</text:p>
          </table:table-cell>
          <table:table-cell table:style-name="ce8" office:value-type="string" calcext:value-type="string">
            <text:p>Bilateral loss of voluntary control of facial, pharyngeal, lingual, and masticatory muscles with preserved reflexive and automatic functions; "anterior opercular syndrome, facio-pharyngo-glosso-masticatory diplegia"</text:p>
          </table:table-cell>
          <table:table-cell table:style-name="ce8" office:value-type="string" calcext:value-type="string">
            <text:p>Bilateral lesions of anterior opercular regions (frontal and parietal opercula) causing cortical pseudobulbar palsy; disrupts voluntary motor pathways while preserving automatic and emotional pathways; causes include bilateral strokes, meningoencephalitis, perisylvian dysgenesis, epileptic disorders, brain abscess</text:p>
          </table:table-cell>
          <table:table-cell table:style-name="ce8" office:value-type="string" calcext:value-type="string">
            <text:p>Very rare; can be congenital (perisylvian dysgenesis) or acquired; acquired form typically from bilateral vascular events in adults or meningoencephalitis in children; also called Worster-Drought syndrome in children</text:p>
          </table:table-cell>
          <table:table-cell table:style-name="ce8" office:value-type="string" calcext:value-type="string">
            <text:p>Anarthria or severe dysarthria, inability to voluntarily move facial muscles, tongue, or pharyngeal muscles on command; preserved automatic functions: laughing, crying, coughing, yawning; drooling, dysphagia, difficulty with mastication; patient alert and cognitively intact</text:p>
          </table:table-cell>
          <table:table-cell table:style-name="ce8" office:value-type="string" calcext:value-type="string">
            <text:p>Acute with stroke or infection (hours to days); congenital form present from birth; may be persistent or intermittent with epileptic variant</text:p>
          </table:table-cell>
          <table:table-cell table:style-name="ce8" office:value-type="string" calcext:value-type="string">
            <text:p>Bulbar palsy (lower motor neuron), other pseudobulbar palsy causes, locked-in syndrome, severe dysarthria from other causes, bilateral facial nerve palsy</text:p>
          </table:table-cell>
          <table:table-cell table:style-name="ce8" office:value-type="string" calcext:value-type="string">
            <text:p>Magnetic resonance imaging shows bilateral anterior opercular lesions (frontal and parietal opercula); electroencephalography if epileptic etiology suspected; cerebrospinal fluid analysis for infectious causes; clinical examination demonstrating automatic-voluntary dissociation</text:p>
          </table:table-cell>
          <table:table-cell table:style-name="ce8" office:value-type="string" calcext:value-type="string">
            <text:p>Treat underlying cause: stroke prevention, antibiotics for meningoencephalitis, antiepileptic drugs for epileptic variant; speech therapy; feeding support (nasogastric tube or percutaneous endoscopic gastrostomy if needed); prognosis variable, often favorable with treatment</text:p>
          </table:table-cell>
          <table:table-cell table:style-name="ce8" office:value-type="string" calcext:value-type="string">
            <text:p>N</text:p>
          </table:table-cell>
          <table:table-cell table:style-name="ce13" office:value-type="string" calcext:value-type="string">
            <text:p><text:a xlink:href="https://www.uptodate.com/contents/overview-of-lower-cranial-nerve-lesions" xlink:type="simple">https://www.uptodate.com/contents/overview-of-lower-cranial-nerve-lesions</text:a></text:p>
          </table:table-cell>
          <table:table-cell table:style-name="ce8" table:number-columns-repeated="15"/>
          <table:table-cell table:number-columns-repeated="998"/>
        </table:table-row>
        <table:table-row table:style-name="ro9">
          <table:table-cell table:style-name="ce7" office:value-type="string" calcext:value-type="string">
            <text:p>Lambert-Eaton Myasthenic Syndrome</text:p>
          </table:table-cell>
          <table:table-cell table:style-name="ce8" office:value-type="string" calcext:value-type="string">
            <text:p>Middle-aged smoker with proximal leg weakness that improves with exercise, dry mouth, and diminished reflexes; "weakness that gets better with use, think small cell lung cancer"</text:p>
          </table:table-cell>
          <table:table-cell table:style-name="ce8" office:value-type="string" calcext:value-type="string">
            <text:p>Autoimmune presynaptic disorder with antibodies against P/Q-type voltage-gated calcium channels on presynaptic nerve terminals; reduces acetylcholine vesicle release probability; 50 to 60 percent paraneoplastic (most commonly small cell lung cancer), remainder non-tumor autoimmune</text:p>
          </table:table-cell>
          <table:table-cell table:style-name="ce8" office:value-type="string" calcext:value-type="string">
            <text:p>Rare; incidence less than 1 per million per year; prevalence approximately 3 per million; male predominance; mean age of onset 60 years for small cell lung cancer-associated, 35 years for non-tumor</text:p>
          </table:table-cell>
          <table:table-cell table:style-name="ce8" office:value-type="string" calcext:value-type="string">
            <text:p>Proximal leg weakness (initial symptom in 80 percent) spreading caudal-to-cranial; autonomic dysfunction (dry mouth in 57 percent, erectile dysfunction in 53 percent, constipation); diminished or absent deep tendon reflexes that may return after exercise; cranial nerve involvement less common than myasthenia gravis; ocular symptoms rare</text:p>
          </table:table-cell>
          <table:table-cell table:style-name="ce8" office:value-type="string" calcext:value-type="string">
            <text:p>Progressive over weeks to months; small cell lung cancer-associated progresses more rapidly than non-tumor form</text:p>
          </table:table-cell>
          <table:table-cell table:style-name="ce8" office:value-type="string" calcext:value-type="string">
            <text:p>Myasthenia gravis, polymyositis, inclusion body myositis, mitochondrial myopathy, Guillain-Barré syndrome, botulism</text:p>
          </table:table-cell>
          <table:table-cell table:style-name="ce8" office:value-type="string" calcext:value-type="string">
            <text:p>Electromyography: small compound muscle action potentials at rest with greater than 100 percent increment after 10 seconds of maximal voluntary contraction or high-frequency (20 to 50 hertz) repetitive nerve stimulation; low-frequency (2 to 5 hertz) stimulation shows decrement; anti-voltage-gated calcium channel antibodies positive in 85 to 90 percent; computed tomography chest for small cell lung cancer screening</text:p>
          </table:table-cell>
          <table:table-cell table:style-name="ce8" office:value-type="string" calcext:value-type="string">
            <text:p>Symptomatic: amifampridine (3,4-diaminopyridine) first-line to increase acetylcholine release; Immunotherapy: prednisone plus azathioprine, intravenous immunoglobulin, or plasma exchange for persistent symptoms; Oncologic: treat underlying small cell lung cancer if present (takes priority); Non-tumor form has normal life expectancy</text:p>
          </table:table-cell>
          <table:table-cell table:style-name="ce8" office:value-type="string" calcext:value-type="string">
            <text:p>Y</text:p>
          </table:table-cell>
          <table:table-cell table:style-name="ce13" office:value-type="string" calcext:value-type="string">
            <text:p><text:a xlink:href="https://www.uptodate.com/contents/lambert-eaton-myasthenic-syndrome" xlink:type="simple">https://www.uptodate.com/contents/lambert-eaton-myasthenic-syndrome</text:a></text:p>
          </table:table-cell>
          <table:table-cell table:style-name="ce8" table:number-columns-repeated="15"/>
          <table:table-cell table:number-columns-repeated="998"/>
        </table:table-row>
        <table:table-row table:style-name="ro13">
          <table:table-cell table:style-name="ce7" office:value-type="string" calcext:value-type="string">
            <text:p>Myasthenia Gravis</text:p>
          </table:table-cell>
          <table:table-cell table:style-name="ce8" office:value-type="string" calcext:value-type="string">
            <text:p>Young woman or elderly man with fluctuating ptosis, diplopia, and fatigable weakness that worsens with use; "weakness that gets worse with use, improves with rest"</text:p>
          </table:table-cell>
          <table:table-cell table:style-name="ce8" office:value-type="string" calcext:value-type="string">
            <text:p>Autoimmune postsynaptic disorder with antibodies against acetylcholine receptors (85 percent), muscle-specific kinase (5 percent), or lipoprotein receptor-related protein 4; antibodies cause receptor downregulation, destruction, or functional blockade at neuromuscular junction</text:p>
          </table:table-cell>
          <table:table-cell table:style-name="ce8" office:value-type="string" calcext:value-type="string">
            <text:p>Incidence 8 to 10 per million per year; prevalence 150 to 250 per million; bimodal age distribution (women in 20s to 30s, men in 60s to 70s); female to male ratio 3 to 2 in younger patients</text:p>
          </table:table-cell>
          <table:table-cell table:style-name="ce8" office:value-type="string" calcext:value-type="string">
            <text:p>Ocular: ptosis, diplopia (nearly always present, often asymmetric); Bulbar: dysarthria, dysphagia, facial weakness; Limb: proximal greater than distal weakness; fatigable weakness worsening with repetitive use and throughout day, improving with rest; normal reflexes and sensation</text:p>
          </table:table-cell>
          <table:table-cell table:style-name="ce8" office:value-type="string" calcext:value-type="string">
            <text:p>Variable; fluctuating weakness over hours to days; may progress from ocular to generalized over weeks to months; 15 percent remain purely ocular</text:p>
          </table:table-cell>
          <table:table-cell table:style-name="ce8" office:value-type="string" calcext:value-type="string">
            <text:p>Lambert-Eaton myasthenic syndrome, botulism, intracranial mass lesion, stroke, Guillain-Barré syndrome, mitochondrial myopathy, oculopharyngeal muscular dystrophy</text:p>
          </table:table-cell>
          <table:table-cell table:style-name="ce8" office:value-type="string" calcext:value-type="string">
            <text:p>Antibody testing: acetylcholine receptor antibodies (85 percent sensitive), muscle-specific kinase antibodies, lipoprotein receptor-related protein 4 antibodies; Electromyography: decrement greater than 10 percent on low-frequency (2 to 5 hertz) repetitive nerve stimulation; Edrophonium (Tensilon) test or ice pack test for ptosis; Computed tomography or magnetic resonance imaging chest for thymoma</text:p>
          </table:table-cell>
          <table:table-cell table:style-name="ce8" office:value-type="string" calcext:value-type="string">
            <text:p>Symptomatic: pyridostigmine (acetylcholinesterase inhibitor); Immunotherapy: corticosteroids, azathioprine, mycophenolate, rituximab, intravenous immunoglobulin, plasma exchange; Thymectomy for thymoma or generalized acetylcholine receptor-positive myasthenia gravis in patients under 65 years; Myasthenic crisis: intensive care unit monitoring, mechanical ventilation, intravenous immunoglobulin or plasma exchange</text:p>
          </table:table-cell>
          <table:table-cell table:style-name="ce8" office:value-type="string" calcext:value-type="string">
            <text:p>Y</text:p>
          </table:table-cell>
          <table:table-cell table:style-name="ce13" office:value-type="string" calcext:value-type="string">
            <text:p><text:a xlink:href="https://www.nejm.org/doi/full/10.1056/NEJMra1602678" xlink:type="simple">https://www.nejm.org/doi/full/10.1056/NEJMra1602678</text:a></text:p>
          </table:table-cell>
          <table:table-cell table:style-name="ce8" table:number-columns-repeated="15"/>
          <table:table-cell table:number-columns-repeated="998"/>
        </table:table-row>
        <table:table-row table:style-name="ro15">
          <table:table-cell table:style-name="ce7" office:value-type="string" calcext:value-type="string">
            <text:p>Horner Syndrome</text:p>
          </table:table-cell>
          <table:table-cell table:style-name="ce5" office:value-type="string" calcext:value-type="string">
            <text:p>Unilateral miosis, ptosis, anhidrosis; "small pupil, droopy eyelid, no sweat"; may have heterochromia iridis if congenital; associated with neck trauma, neuroblastoma in children, lung cancer in adults</text:p>
          </table:table-cell>
          <table:table-cell table:style-name="ce5" office:value-type="string" calcext:value-type="string">
            <text:p>Disruption of oculosympathetic pathway at any point from hypothalamus to eye; first-order neuron (central): hypothalamus to spinal cord; second-order neuron (preganglionic): spinal cord to superior cervical ganglion; third-order neuron (postganglionic): superior cervical ganglion to eye; causes include trauma, tumor (neuroblastoma, Pancoast tumor), dissection, iatrogenic injury</text:p>
          </table:table-cell>
          <table:table-cell table:style-name="ce5" office:value-type="string" calcext:value-type="string">
            <text:p>Rare; congenital cases often associated with birth trauma; acquired cases in children most commonly from neuroblastoma (50% of cases); in adults associated with lung cancer, carotid dissection, iatrogenic injury; affects all ages</text:p>
          </table:table-cell>
          <table:table-cell table:style-name="ce5" office:value-type="string" calcext:value-type="string">
            <text:p>Classic triad: miosis (small pupil), ptosis (drooping eyelid), anhidrosis (absent sweating); anhidrosis distribution depends on lesion location (facial if preganglionic, none if postganglionic); heterochromia iridis (lighter affected iris) if congenital; enophthalmos (apparent, not true); dilation lag in affected pupil in dim light</text:p>
          </table:table-cell>
          <table:table-cell table:style-name="ce5" office:value-type="string" calcext:value-type="string">
            <text:p>Congenital: present from birth; Acquired: acute onset with trauma or dissection; insidious with tumor; symptoms persist unless underlying cause treated</text:p>
          </table:table-cell>
          <table:table-cell table:style-name="ce5" office:value-type="string" calcext:value-type="string">
            <text:p>Physiologic anisocoria, third nerve palsy (has dilated pupil, not constricted), Adie tonic pupil, pharmacologic miosis, iris trauma</text:p>
          </table:table-cell>
          <table:table-cell table:style-name="ce5" office:value-type="string" calcext:value-type="string">
            <text:p>Clinical diagnosis; pharmacologic testing: cocaine test (affected pupil fails to dilate) or apraclonidine test (affected pupil dilates paradoxically); imaging based on suspected location: brain and cervical spine magnetic resonance imaging for central and preganglionic lesions; chest imaging for preganglionic lesions; neck imaging for all acquired cases; urine catecholamines and abdominal imaging in children to exclude neuroblastoma</text:p>
          </table:table-cell>
          <table:table-cell table:style-name="ce5" office:value-type="string" calcext:value-type="string">
            <text:p>Treat underlying cause; neuroblastoma: chemotherapy, surgery, radiation; carotid dissection: anticoagulation or antiplatelet therapy; tumor resection if appropriate; no specific treatment for ptosis or miosis unless cosmetically desired</text:p>
          </table:table-cell>
          <table:table-cell table:style-name="ce5" office:value-type="string" calcext:value-type="string">
            <text:p>Y</text:p>
          </table:table-cell>
          <table:table-cell table:style-name="ce5" office:value-type="string" calcext:value-type="string">
            <text:p>https://www.ncbi.nlm.nih.gov/books/NBK500000/</text:p>
          </table:table-cell>
          <table:table-cell table:style-name="ce12"/>
          <table:table-cell table:style-name="ce8" table:number-columns-repeated="14"/>
          <table:table-cell table:number-columns-repeated="998"/>
        </table:table-row>
        <table:table-row table:style-name="ro12">
          <table:table-cell table:style-name="ce7" office:value-type="string" calcext:value-type="string">
            <text:p>Hirschsprung Disease (Megacolon)</text:p>
          </table:table-cell>
          <table:table-cell table:style-name="ce5" office:value-type="string" calcext:value-type="string">
            <text:p>Newborn with delayed passage of meconium (greater than 48 hours), abdominal distension, bilious vomiting; "no meconium, big belly"; gushing of stool with rectal exam; may present with enterocolitis</text:p>
          </table:table-cell>
          <table:table-cell table:style-name="ce5" office:value-type="string" calcext:value-type="string">
            <text:p>Congenital absence of ganglion cells (aganglionosis) in myenteric and submucosal plexuses; failure of cranial-caudal migration of neural crest cells during embryonic development; aganglionic segment cannot relax, causing functional obstruction; most commonly affects rectosigmoid (80%); genetic mutations in RET proto-oncogene (most common), EDNRB, and others</text:p>
          </table:table-cell>
          <table:table-cell table:style-name="ce5" office:value-type="string" calcext:value-type="string">
            <text:p>Incidence 1 in 5000 live births; male to female ratio 4:1; associated with Down syndrome (trisomy 21), Waardenburg syndrome, Mowat-Wilson syndrome, congenital central hypoventilation syndrome; familial in 20% of cases</text:p>
          </table:table-cell>
          <table:table-cell table:style-name="ce5" office:value-type="string" calcext:value-type="string">
            <text:p>Neonatal: delayed meconium passage (greater than 48 hours in 90%), abdominal distension, bilious vomiting, feeding intolerance; Older children: chronic constipation, failure to thrive, abdominal distension; Hirschsprung-associated enterocolitis: fever, explosive diarrhea, abdominal distension (life-threatening, 6-60% of patients); gushing of stool with rectal examination; absence of fecal soiling</text:p>
          </table:table-cell>
          <table:table-cell table:style-name="ce5" office:value-type="string" calcext:value-type="string">
            <text:p>Symptoms present from birth or early infancy; 80% diagnosed in neonatal period; enterocolitis can occur at any time before or after surgery; chronic symptoms if diagnosis delayed</text:p>
          </table:table-cell>
          <table:table-cell table:style-name="ce5" office:value-type="string" calcext:value-type="string">
            <text:p>Functional constipation (normal rectal exam, soiling present), meconium plug syndrome, meconium ileus (cystic fibrosis), intestinal atresia, hypothyroidism, other causes of neonatal intestinal obstruction</text:p>
          </table:table-cell>
          <table:table-cell table:style-name="ce5" office:value-type="string" calcext:value-type="string">
            <text:p>Contrast enema shows transition zone between dilated proximal bowel and narrow distal aganglionic segment; rectal suction biopsy (gold standard): absence of ganglion cells, increased acetylcholinesterase staining; anorectal manometry: absence of rectoanal inhibitory reflex</text:p>
          </table:table-cell>
          <table:table-cell table:style-name="ce5" office:value-type="string" calcext:value-type="string">
            <text:p>Rectal decompression with washouts; antibiotics for enterocolitis; definitive treatment: surgical resection of aganglionic segment with pull-through procedure (Swenson, Soave, or Duhamel); may require temporary colostomy; long-term management of postoperative complications (enterocolitis, constipation, soiling)</text:p>
          </table:table-cell>
          <table:table-cell table:style-name="ce5" office:value-type="string" calcext:value-type="string">
            <text:p>Y</text:p>
          </table:table-cell>
          <table:table-cell table:style-name="ce5" office:value-type="string" calcext:value-type="string">
            <text:p>https://www.ncbi.nlm.nih.gov/books/NBK537172/</text:p>
          </table:table-cell>
          <table:table-cell table:style-name="ce12"/>
          <table:table-cell table:style-name="ce8" table:number-columns-repeated="14"/>
          <table:table-cell table:number-columns-repeated="998"/>
        </table:table-row>
        <table:table-row table:style-name="ro13">
          <table:table-cell table:style-name="ce7" office:value-type="string" calcext:value-type="string">
            <text:p>Organophosphate Poisoning</text:p>
          </table:table-cell>
          <table:table-cell table:style-name="ce5" office:value-type="string" calcext:value-type="string">
            <text:p>Cholinergic crisis with salivation, lacrimation, urination, defecation, gastrointestinal distress, emesis, miosis, bronchorrhea, bronchospasm, bradycardia, muscle fasciculations, weakness; "SLUDGE and killer Bs" or "DUMBELS"; exposure to pesticides or nerve agents</text:p>
          </table:table-cell>
          <table:table-cell table:style-name="ce5" office:value-type="string" calcext:value-type="string">
            <text:p>Irreversible inhibition of acetylcholinesterase at neural synapses; accumulation of acetylcholine causes overstimulation of muscarinic receptors (SLUDGE symptoms), nicotinic receptors (muscle fasciculations, weakness, paralysis, sympathetic effects), and central nervous system receptors (confusion, seizures, coma, respiratory depression); respiratory failure from central apnea, bronchospasm, secretions, muscle paralysis</text:p>
          </table:table-cell>
          <table:table-cell table:style-name="ce5" office:value-type="string" calcext:value-type="string">
            <text:p>Common cause of poisoning worldwide; intentional self-harm, occupational exposure, accidental exposure, chemical warfare; affects all ages; higher mortality in developing countries; intermediate syndrome develops 1-4 days after exposure in 20-68% of cases; delayed neuropathy may occur weeks later</text:p>
          </table:table-cell>
          <table:table-cell table:style-name="ce5" office:value-type="string" calcext:value-type="string">
            <text:p>Muscarinic: salivation, lacrimation, urination, defecation, gastrointestinal distress, emesis, miosis, bronchorrhea, bronchospasm, bradycardia; Nicotinic: muscle fasciculations, weakness, paralysis, tachycardia, hypertension, diaphoresis; Central nervous system: confusion, agitation, seizures, coma, respiratory depression; garlic or petroleum odor may be present</text:p>
          </table:table-cell>
          <table:table-cell table:style-name="ce5" office:value-type="string" calcext:value-type="string">
            <text:p>Acute: symptoms within 30-90 minutes of ingestion, seconds to minutes with inhalation; may persist for days; Intermediate syndrome: muscle weakness and respiratory failure 1-4 days after exposure; Delayed neuropathy: peripheral neuropathy weeks to months after exposure</text:p>
          </table:table-cell>
          <table:table-cell table:style-name="ce5" office:value-type="string" calcext:value-type="string">
            <text:p>Carbamate poisoning (similar but shorter duration), nicotine toxicity, muscarinic mushroom poisoning, nerve agent exposure, other causes of cholinergic crisis or seizures</text:p>
          </table:table-cell>
          <table:table-cell table:style-name="ce5" office:value-type="string" calcext:value-type="string">
            <text:p>Low red blood cell cholinesterase and serum cholinesterase levels (may not be immediately available); clinical diagnosis based on history and toxidrome; metabolic acidosis, hyperlactatemia on laboratory studies; response to atropine confirms diagnosis</text:p>
          </table:table-cell>
          <table:table-cell table:style-name="ce5" office:value-type="string" calcext:value-type="string">
            <text:p>Decontamination: remove clothing, wash skin with soap and water (providers wear personal protective equipment); Atropine: 1-3 milligrams intravenous, double dose every 5 minutes until atropinization (clear lungs, heart rate greater than 80, systolic blood pressure greater than 80), then continuous infusion; Pralidoxime: 1-2 grams intravenous over 30 minutes, then 0.5-1 gram per hour infusion; Benzodiazepines for seizures; early intubation for respiratory failure; avoid succinylcholine (prolonged paralysis)</text:p>
          </table:table-cell>
          <table:table-cell table:style-name="ce5" office:value-type="string" calcext:value-type="string">
            <text:p>Y</text:p>
          </table:table-cell>
          <table:table-cell table:style-name="ce5" office:value-type="string" calcext:value-type="string">
            <text:p>https://www.nejm.org/doi/full/10.1056/NEJMra1504690</text:p>
          </table:table-cell>
          <table:table-cell table:style-name="ce12"/>
          <table:table-cell table:style-name="ce8" table:number-columns-repeated="14"/>
          <table:table-cell table:number-columns-repeated="998"/>
        </table:table-row>
        <table:table-row table:style-name="ro2" table:number-rows-repeated="326">
          <table:table-cell table:style-name="ce7"/>
          <table:table-cell table:style-name="ce12" table:number-columns-repeated="11"/>
          <table:table-cell table:style-name="ce8" table:number-columns-repeated="14"/>
          <table:table-cell table:number-columns-repeated="998"/>
        </table:table-row>
        <table:table-row table:style-name="ro2" table:number-rows-repeated="638">
          <table:table-cell table:style-name="ce7"/>
          <table:table-cell table:style-name="ce8" table:number-columns-repeated="25"/>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table table:name="Cardio" table:style-name="ta6">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sp" table:style-name="ta7">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nal" table:style-name="ta8">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EndoRepro" table:style-name="ta9">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Heme" table:style-name="ta10">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GI" table:style-name="ta11">
        <office:forms form:automatic-focus="false" form:apply-design-mode="false"/>
        <table:table-column table:style-name="co1"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9">00/00/0000</text:date>, <text:time style:data-style-name="N2" text:time-value="10:46:01.04463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mp_5f_sheet" style:display-name="PageStyle_temp_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damentals" style:display-name="PageStyle_Fundamentals" style:page-layout-name="Mpm3">
      <style:header style:display="false"/>
      <style:header-left style:display="false"/>
      <style:header-first style:display="false"/>
      <style:footer style:display="false"/>
      <style:footer-left style:display="false"/>
      <style:footer-first style:display="false"/>
    </style:master-page>
    <style:master-page style:name="PageStyle_5f_Skin" style:display-name="PageStyle_Skin" style:page-layout-name="Mpm3">
      <style:header style:display="false"/>
      <style:header-left style:display="false"/>
      <style:header-first style:display="false"/>
      <style:footer style:display="false"/>
      <style:footer-left style:display="false"/>
      <style:footer-first style:display="false"/>
    </style:master-page>
    <style:master-page style:name="PageStyle_5f_MSK" style:display-name="PageStyle_MSK" style:page-layout-name="Mpm4">
      <style:header style:display="false"/>
      <style:header-left style:display="false"/>
      <style:header-first style:display="false"/>
      <style:footer style:display="false"/>
      <style:footer-left style:display="false"/>
      <style:footer-first style:display="false"/>
    </style:master-page>
    <style:master-page style:name="PageStyle_5f_Neuro" style:display-name="PageStyle_Neur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rdio" style:display-name="PageStyle_Cardi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p" style:display-name="PageStyle_Resp"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al" style:display-name="PageStyle_Re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EndoRepro" style:display-name="PageStyle_EndoRepro" style:page-layout-name="Mpm3">
      <style:header style:display="false"/>
      <style:header-left style:display="false"/>
      <style:header-first style:display="false"/>
      <style:footer style:display="false"/>
      <style:footer-left style:display="false"/>
      <style:footer-first style:display="false"/>
    </style:master-page>
    <style:master-page style:name="PageStyle_5f_Heme" style:display-name="PageStyle_Heme" style:page-layout-name="Mpm3">
      <style:header style:display="false"/>
      <style:header-left style:display="false"/>
      <style:header-first style:display="false"/>
      <style:footer style:display="false"/>
      <style:footer-left style:display="false"/>
      <style:footer-first style:display="false"/>
    </style:master-page>
    <style:master-page style:name="PageStyle_5f_GI" style:display-name="PageStyle_G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date>2026-01-09T15:19:37.255574000</dc:date>
    <meta:editing-duration>PT2H26M27S</meta:editing-duration>
    <meta:editing-cycles>7</meta:editing-cycles>
    <meta:document-statistic meta:table-count="11" meta:cell-count="4477" meta:object-count="0"/>
    <meta:user-defined meta:name=""/>
  </office:meta>
</office:document-meta>
</file>